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0.080625cm"/>
    </style:style>
    <style:style style:name="co2" style:family="table-column">
      <style:table-column-properties fo:break-before="auto" style:column-width="18.9177083333333cm"/>
    </style:style>
    <style:style style:name="co3" style:family="table-column">
      <style:table-column-properties fo:break-before="auto" style:column-width="7.72583333333333cm"/>
    </style:style>
    <style:style style:name="co4" style:family="table-column">
      <style:table-column-properties fo:break-before="auto" style:column-width="15.5575cm"/>
    </style:style>
    <style:style style:name="co5" style:family="table-column">
      <style:table-column-properties fo:break-before="auto" style:column-width="8.784166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ack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col_a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col_b</text:p>
          </table:table-cell>
          <table:table-cell office:value-type="string" table:style-name="ce1">
            <text:p>ups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dow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40, 0)</text:p>
          </table:table-cell>
          <table:table-cell office:value-type="string" table:style-name="ce1">
            <text:p>(0, 230, 115), (0, 102, 102), (255, 140, 0), (139, 69, 19)</text:p>
          </table:table-cell>
          <table:table-cell office:value-type="string" table:style-name="ce1">
            <text:p>(139, 69, 19), (0, 230, 115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22, 184, 135), (0, 100, 0)</text:p>
          </table:table-cell>
          <table:table-cell office:value-type="string" table:style-name="ce1">
            <text:p>(0, 128, 128), (107, 142, 35), (0, 100, 0), (255, 140, 0), (222, 184, 135), (255, 182, 193)</text:p>
          </table:table-cell>
          <table:table-cell office:value-type="string" table:style-name="ce1">
            <text:p>(0, 128, 128), (222, 184, 135), (255, 182, 193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100, -200), (200, -100), (-100, -200)</text:p>
          </table:table-cell>
          <table:table-cell office:value-type="string" table:style-name="ce1">
            <text:p>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0, 230, 115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255, 128, 0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22, 184, 135), (139, 69, 19), (107, 142, 35)</text:p>
          </table:table-cell>
          <table:table-cell office:value-type="string" table:style-name="ce1">
            <text:p>(128, 0, 128), (107, 142, 35), (255, 182, 193), (139, 69, 19), (0, 100, 0), (0, 230, 115), (0, 102, 102), (222, 184, 135)</text:p>
          </table:table-cell>
          <table:table-cell office:value-type="string" table:style-name="ce1">
            <text:p>(139, 69, 19), (0, 100, 0), (0, 102, 102), (0, 230, 115)</text:p>
          </table:table-cell>
          <table:table-cell office:value-type="string" table:style-name="ce1">
            <text:p>(-200, 100), (-100, 200), (100, 200), (200, 100)</text:p>
          </table:table-cell>
          <table:table-cell office:value-type="string" table:style-name="ce1">
            <text:p>(-200, 100), (-100, 200), (100, 200), (200, 1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39, 69, 19), (255, 128, 0)</text:p>
          </table:table-cell>
          <table:table-cell office:value-type="string" table:style-name="ce1">
            <text:p>(0, 100, 0), (139, 69, 19), (255, 128, 0), (0, 128, 128), (255, 182, 193), (255, 140, 0)</text:p>
          </table:table-cell>
          <table:table-cell office:value-type="string" table:style-name="ce1">
            <text:p>(255, 128, 0), (0, 128, 128), (255, 140, 0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-100, -200), (200, -100), (100, -200)</text:p>
          </table:table-cell>
          <table:table-cell office:value-type="string" table:style-name="ce1">
            <text:p>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128, 0, 128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128, 0, 128), (222, 184, 135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28, 0)</text:p>
          </table:table-cell>
          <table:table-cell office:value-type="string" table:style-name="ce1">
            <text:p>(0, 102, 102), (139, 69, 19), (255, 128, 0), (128, 0, 128)</text:p>
          </table:table-cell>
          <table:table-cell office:value-type="string" table:style-name="ce1">
            <text:p>(255, 128, 0), (139, 69, 19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07, 142, 35), (128, 0, 128)</text:p>
          </table:table-cell>
          <table:table-cell office:value-type="string" table:style-name="ce1">
            <text:p>(107, 142, 35), (128, 0, 128), (0, 102, 102), (255, 140, 0), (0, 230, 115), (139, 69, 19)</text:p>
          </table:table-cell>
          <table:table-cell office:value-type="string" table:style-name="ce1">
            <text:p>(128, 0, 128), (139, 69, 19), (0, 102, 102)</text:p>
          </table:table-cell>
          <table:table-cell office:value-type="string" table:style-name="ce1">
            <text:p>(-100, 200), (100, 200), (200, 100)</text:p>
          </table:table-cell>
          <table:table-cell office:value-type="string" table:style-name="ce1">
            <text:p>(-100, 200), (100, 200), (200, 100), (100, -200), (-100, -200), (-200, -100)</text:p>
          </table:table-cell>
          <table:table-cell office:value-type="string" table:style-name="ce1">
            <text:p>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40, 0)</text:p>
          </table:table-cell>
          <table:table-cell office:value-type="string" table:style-name="ce1">
            <text:p>(139, 69, 19), (222, 184, 135), (0, 100, 0), (255, 140, 0)</text:p>
          </table:table-cell>
          <table:table-cell office:value-type="string" table:style-name="ce1">
            <text:p>(255, 140, 0), (222, 184, 135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22, 184, 135), (255, 128, 0)</text:p>
          </table:table-cell>
          <table:table-cell office:value-type="string" table:style-name="ce1">
            <text:p>(255, 128, 0), (222, 184, 135), (0, 100, 0), (0, 128, 128), (255, 182, 193), (0, 230, 115)</text:p>
          </table:table-cell>
          <table:table-cell office:value-type="string" table:style-name="ce1">
            <text:p>(0, 128, 128), (0, 230, 115), (255, 128, 0)</text:p>
          </table:table-cell>
          <table:table-cell office:value-type="string" table:style-name="ce1">
            <text:p>(100, 200), (200, 100), (-100, 200)</text:p>
          </table:table-cell>
          <table:table-cell office:value-type="string" table:style-name="ce1">
            <text:p>(100, 200), (200, 100), (-100, 2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0, 0), (255, 182, 193)</text:p>
          </table:table-cell>
          <table:table-cell office:value-type="string" table:style-name="ce1">
            <text:p>(255, 182, 193), (255, 140, 0), (139, 69, 19), (0, 230, 115), (0, 100, 0), (222, 184, 135)</text:p>
          </table:table-cell>
          <table:table-cell office:value-type="string" table:style-name="ce1">
            <text:p>(0, 230, 115), (255, 140, 0), (255, 182, 193)</text:p>
          </table:table-cell>
          <table:table-cell office:value-type="string" table:style-name="ce1">
            <text:p>(200, 100), (-200, 100), (-100, 200)</text:p>
          </table:table-cell>
          <table:table-cell office:value-type="string" table:style-name="ce1">
            <text:p>(200, 100), (-200, 100), (-100, 200), (-200, -100), (-100, -200), (100, -200)</text:p>
          </table:table-cell>
          <table:table-cell office:value-type="string" table:style-name="ce1">
            <text:p>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28, 0, 128), (0, 230, 115), (255, 140, 0)</text:p>
          </table:table-cell>
          <table:table-cell office:value-type="string" table:style-name="ce1">
            <text:p>(107, 142, 35), (0, 102, 102), (139, 69, 19), (128, 0, 128), (0, 230, 115), (255, 140, 0), (222, 184, 135), (0, 128, 128)</text:p>
          </table:table-cell>
          <table:table-cell office:value-type="string" table:style-name="ce1">
            <text:p>(0, 128, 128), (0, 102, 102), (139, 69, 19), (107, 142, 35)</text:p>
          </table:table-cell>
          <table:table-cell office:value-type="string" table:style-name="ce1">
            <text:p>(100, 200), (200, 100), (-200, 100), (-100, 200)</text:p>
          </table:table-cell>
          <table:table-cell office:value-type="string" table:style-name="ce1">
            <text:p>(100, 200), (200, 100), (-200, 100), (-100, 200), (-200, -100), (100, -200), (200, -100), (-100, -200)</text:p>
          </table:table-cell>
          <table:table-cell office:value-type="string" table:style-name="ce1">
            <text:p>(-200, -100), 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255, 182, 193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28, 0, 128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39, 69, 19), (255, 128, 0)</text:p>
          </table:table-cell>
          <table:table-cell office:value-type="string" table:style-name="ce1">
            <text:p>(139, 69, 19), (128, 0, 128), (255, 128, 0), (0, 102, 102), (107, 142, 35), (0, 230, 115)</text:p>
          </table:table-cell>
          <table:table-cell office:value-type="string" table:style-name="ce1">
            <text:p>(128, 0, 128), (0, 102, 102), (139, 69, 19)</text:p>
          </table:table-cell>
          <table:table-cell office:value-type="string" table:style-name="ce1">
            <text:p>(-100, 200), (-200, 100), (200, 100)</text:p>
          </table:table-cell>
          <table:table-cell office:value-type="string" table:style-name="ce1">
            <text:p>(-100, 200), (-200, 100), (200, 100), (-100, -200), (-200, -100), (200, -100)</text:p>
          </table:table-cell>
          <table:table-cell office:value-type="string" table:style-name="ce1">
            <text:p>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07, 142, 35)</text:p>
          </table:table-cell>
          <table:table-cell office:value-type="string" table:style-name="ce1">
            <text:p>(255, 182, 193), (107, 142, 35), (255, 128, 0), (0, 102, 102)</text:p>
          </table:table-cell>
          <table:table-cell office:value-type="string" table:style-name="ce1">
            <text:p>(255, 182, 193), (0, 102, 102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230, 115), (0, 100, 0), (255, 140, 0)</text:p>
          </table:table-cell>
          <table:table-cell office:value-type="string" table:style-name="ce1">
            <text:p>(0, 102, 102), (255, 140, 0), (128, 0, 128), (255, 128, 0), (255, 182, 193), (0, 100, 0), (0, 230, 115), (222, 184, 135)</text:p>
          </table:table-cell>
          <table:table-cell office:value-type="string" table:style-name="ce1">
            <text:p>(255, 128, 0), (128, 0, 128), (255, 140, 0), (222, 184, 135)</text:p>
          </table:table-cell>
          <table:table-cell office:value-type="string" table:style-name="ce1">
            <text:p>(100, 200), (-200, 100), (-100, 200), (200, 100)</text:p>
          </table:table-cell>
          <table:table-cell office:value-type="string" table:style-name="ce1">
            <text:p>(100, 200), (-200, 100), (-100, 200), (200, 100), (-100, -200), (200, -100), (100, -200), (-200, -100)</text:p>
          </table:table-cell>
          <table:table-cell office:value-type="string" table:style-name="ce1">
            <text:p>(-100, -200), 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0, 230, 115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230, 115)</text:p>
          </table:table-cell>
          <table:table-cell office:value-type="string" table:style-name="ce1">
            <text:p>(107, 142, 35), (0, 230, 115), (0, 102, 102), (222, 184, 135)</text:p>
          </table:table-cell>
          <table:table-cell office:value-type="string" table:style-name="ce1">
            <text:p>(0, 102, 102), (222, 184, 135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230, 115)</text:p>
          </table:table-cell>
          <table:table-cell office:value-type="string" table:style-name="ce1">
            <text:p>(0, 230, 115), (139, 69, 19), (255, 182, 193), (255, 128, 0)</text:p>
          </table:table-cell>
          <table:table-cell office:value-type="string" table:style-name="ce1">
            <text:p>(255, 128, 0), (0, 230, 115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28, 128), (255, 140, 0)</text:p>
          </table:table-cell>
          <table:table-cell office:value-type="string" table:style-name="ce1">
            <text:p>(255, 128, 0), (139, 69, 19), (0, 128, 128), (128, 0, 128), (0, 230, 115), (255, 140, 0)</text:p>
          </table:table-cell>
          <table:table-cell office:value-type="string" table:style-name="ce1">
            <text:p>(255, 128, 0), (255, 140, 0), (0, 128, 128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100, -200), (-100, -200), (-200, -100)</text:p>
          </table:table-cell>
          <table:table-cell office:value-type="string" table:style-name="ce1">
            <text:p>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230, 115), (255, 128, 0), (0, 102, 102)</text:p>
          </table:table-cell>
          <table:table-cell office:value-type="string" table:style-name="ce1">
            <text:p>(255, 128, 0), (107, 142, 35), (255, 140, 0), (0, 102, 102), (0, 100, 0), (0, 230, 115), (128, 0, 128), (222, 184, 135)</text:p>
          </table:table-cell>
          <table:table-cell office:value-type="string" table:style-name="ce1">
            <text:p>(222, 184, 135), (0, 102, 102), (255, 128, 0), (0, 230, 115)</text:p>
          </table:table-cell>
          <table:table-cell office:value-type="string" table:style-name="ce1">
            <text:p>(100, 200), (-200, 100), (-100, 200), (200, 100)</text:p>
          </table:table-cell>
          <table:table-cell office:value-type="string" table:style-name="ce1">
            <text:p>(100, 200), (-200, 100), (-100, 200), (200, 100), (200, -100), (100, -200), (-100, -200), (-200, -100)</text:p>
          </table:table-cell>
          <table:table-cell office:value-type="string" table:style-name="ce1">
            <text:p>(200, -100), 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0, 102, 102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40, 0), (0, 102, 102), (107, 142, 35)</text:p>
          </table:table-cell>
          <table:table-cell office:value-type="string" table:style-name="ce1">
            <text:p>(0, 100, 0), (139, 69, 19), (107, 142, 35), (255, 128, 0), (255, 140, 0), (0, 230, 115), (222, 184, 135), (0, 102, 102)</text:p>
          </table:table-cell>
          <table:table-cell office:value-type="string" table:style-name="ce1">
            <text:p>(255, 140, 0), (107, 142, 35), (0, 230, 115), (0, 102, 102)</text:p>
          </table:table-cell>
          <table:table-cell office:value-type="string" table:style-name="ce1">
            <text:p>(-200, 100), (-100, 200), (200, 100), (100, 200)</text:p>
          </table:table-cell>
          <table:table-cell office:value-type="string" table:style-name="ce1">
            <text:p>(-200, 100), (-100, 200), (200, 100), (100, 200), (200, -100), (100, -200), (-100, -200), (-200, -100)</text:p>
          </table:table-cell>
          <table:table-cell office:value-type="string" table:style-name="ce1">
            <text:p>(200, -100), 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07, 142, 35), (0, 102, 102)</text:p>
          </table:table-cell>
          <table:table-cell office:value-type="string" table:style-name="ce1">
            <text:p>(128, 0, 128), (0, 128, 128), (255, 140, 0), (0, 230, 115), (0, 102, 102), (107, 142, 35)</text:p>
          </table:table-cell>
          <table:table-cell office:value-type="string" table:style-name="ce1">
            <text:p>(128, 0, 128), (255, 140, 0), (0, 230, 115)</text:p>
          </table:table-cell>
          <table:table-cell office:value-type="string" table:style-name="ce1">
            <text:p>(200, 100), (100, 200), (-200, 100)</text:p>
          </table:table-cell>
          <table:table-cell office:value-type="string" table:style-name="ce1">
            <text:p>(200, 100), (100, 200), (-200, 1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0, 100, 0), (255, 182, 193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28, 128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82, 193)</text:p>
          </table:table-cell>
          <table:table-cell office:value-type="string" table:style-name="ce1">
            <text:p>(128, 0, 128), (255, 182, 193), (0, 230, 115), (0, 102, 102)</text:p>
          </table:table-cell>
          <table:table-cell office:value-type="string" table:style-name="ce1">
            <text:p>(0, 230, 115), (128, 0, 128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2, 102), (139, 69, 19)</text:p>
          </table:table-cell>
          <table:table-cell office:value-type="string" table:style-name="ce1">
            <text:p>(139, 69, 19), (0, 230, 115), (222, 184, 135), (107, 142, 35), (128, 0, 128), (0, 102, 102)</text:p>
          </table:table-cell>
          <table:table-cell office:value-type="string" table:style-name="ce1">
            <text:p>(128, 0, 128), (139, 69, 19), (222, 184, 135)</text:p>
          </table:table-cell>
          <table:table-cell office:value-type="string" table:style-name="ce1">
            <text:p>(100, 200), (-100, 200), (-200, 100)</text:p>
          </table:table-cell>
          <table:table-cell office:value-type="string" table:style-name="ce1">
            <text:p>(100, 200), (-100, 200), (-200, 100), (100, -200), (-100, -200), (-200, -100)</text:p>
          </table:table-cell>
          <table:table-cell office:value-type="string" table:style-name="ce1">
            <text:p>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07, 142, 35), (255, 128, 0)</text:p>
          </table:table-cell>
          <table:table-cell office:value-type="string" table:style-name="ce1">
            <text:p>(107, 142, 35), (255, 128, 0), (0, 128, 128), (222, 184, 135), (0, 230, 115), (128, 0, 128)</text:p>
          </table:table-cell>
          <table:table-cell office:value-type="string" table:style-name="ce1">
            <text:p>(107, 142, 35), (0, 128, 128), (255, 128, 0)</text:p>
          </table:table-cell>
          <table:table-cell office:value-type="string" table:style-name="ce1">
            <text:p>(200, 100), (-200, 100), (-100, 200)</text:p>
          </table:table-cell>
          <table:table-cell office:value-type="string" table:style-name="ce1">
            <text:p>(200, 100), (-200, 100), (-100, 2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82, 193)</text:p>
          </table:table-cell>
          <table:table-cell office:value-type="string" table:style-name="ce1">
            <text:p>(255, 182, 193), (222, 184, 135), (255, 140, 0), (139, 69, 19)</text:p>
          </table:table-cell>
          <table:table-cell office:value-type="string" table:style-name="ce1">
            <text:p>(222, 184, 135), (139, 69, 19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2, 102), (222, 184, 135), (255, 182, 193)</text:p>
          </table:table-cell>
          <table:table-cell office:value-type="string" table:style-name="ce1">
            <text:p>(0, 100, 0), (0, 230, 115), (255, 128, 0), (107, 142, 35), (128, 0, 128), (0, 102, 102), (255, 182, 193), (222, 184, 135)</text:p>
          </table:table-cell>
          <table:table-cell office:value-type="string" table:style-name="ce1">
            <text:p>(0, 230, 115), (128, 0, 128), (107, 142, 35), (255, 128, 0)</text:p>
          </table:table-cell>
          <table:table-cell office:value-type="string" table:style-name="ce1">
            <text:p>(100, 200), (200, 100), (-100, 200), (-200, 100)</text:p>
          </table:table-cell>
          <table:table-cell office:value-type="string" table:style-name="ce1">
            <text:p>(100, 200), (200, 100), (-100, 200), (-200, 100), (-100, -200), (100, -200), (200, -100), (-200, -100)</text:p>
          </table:table-cell>
          <table:table-cell office:value-type="string" table:style-name="ce1">
            <text:p>(-100, -200), 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0, 230, 115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28, 0)</text:p>
          </table:table-cell>
          <table:table-cell office:value-type="string" table:style-name="ce1">
            <text:p>(139, 69, 19), (107, 142, 35), (128, 0, 128), (255, 128, 0)</text:p>
          </table:table-cell>
          <table:table-cell office:value-type="string" table:style-name="ce1">
            <text:p>(255, 128, 0), (139, 69, 19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07, 142, 35), (255, 128, 0)</text:p>
          </table:table-cell>
          <table:table-cell office:value-type="string" table:style-name="ce1">
            <text:p>(255, 140, 0), (107, 142, 35), (255, 128, 0), (222, 184, 135), (128, 0, 128), (255, 182, 193)</text:p>
          </table:table-cell>
          <table:table-cell office:value-type="string" table:style-name="ce1">
            <text:p>(128, 0, 128), (222, 184, 135), (255, 128, 0)</text:p>
          </table:table-cell>
          <table:table-cell office:value-type="string" table:style-name="ce1">
            <text:p>(200, 100), (100, 200), (-200, 100)</text:p>
          </table:table-cell>
          <table:table-cell office:value-type="string" table:style-name="ce1">
            <text:p>(200, 100), (100, 200), (-200, 100), (100, -200), (-200, -100), (-100, -200)</text:p>
          </table:table-cell>
          <table:table-cell office:value-type="string" table:style-name="ce1">
            <text:p>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07, 142, 35), (139, 69, 19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39, 69, 19), (0, 230, 115)</text:p>
          </table:table-cell>
          <table:table-cell office:value-type="string" table:style-name="ce1">
            <text:p>(0, 128, 128), (255, 128, 0), (139, 69, 19), (255, 182, 193), (0, 230, 115), (0, 100, 0)</text:p>
          </table:table-cell>
          <table:table-cell office:value-type="string" table:style-name="ce1">
            <text:p>(255, 182, 193), (0, 230, 115), (0, 100, 0)</text:p>
          </table:table-cell>
          <table:table-cell office:value-type="string" table:style-name="ce1">
            <text:p>(100, 200), (200, 100), (-200, 100)</text:p>
          </table:table-cell>
          <table:table-cell office:value-type="string" table:style-name="ce1">
            <text:p>(100, 200), (200, 100), (-200, 100), (100, -200), (-100, -200), (200, -100)</text:p>
          </table:table-cell>
          <table:table-cell office:value-type="string" table:style-name="ce1">
            <text:p>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07, 142, 35)</text:p>
          </table:table-cell>
          <table:table-cell office:value-type="string" table:style-name="ce1">
            <text:p>(0, 128, 128), (255, 140, 0), (0, 102, 102), (107, 142, 35)</text:p>
          </table:table-cell>
          <table:table-cell office:value-type="string" table:style-name="ce1">
            <text:p>(0, 102, 102), (255, 140, 0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2, 102), (139, 69, 19), (0, 230, 115)</text:p>
          </table:table-cell>
          <table:table-cell office:value-type="string" table:style-name="ce1">
            <text:p>(0, 230, 115), (139, 69, 19), (222, 184, 135), (107, 142, 35), (0, 128, 128), (255, 182, 193), (255, 140, 0), (0, 102, 102)</text:p>
          </table:table-cell>
          <table:table-cell office:value-type="string" table:style-name="ce1">
            <text:p>(139, 69, 19), (255, 182, 193), (255, 140, 0), (0, 102, 102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230, 115), (107, 142, 35)</text:p>
          </table:table-cell>
          <table:table-cell office:value-type="string" table:style-name="ce1">
            <text:p>(0, 102, 102), (107, 142, 35), (255, 182, 193), (0, 100, 0), (139, 69, 19), (0, 230, 115)</text:p>
          </table:table-cell>
          <table:table-cell office:value-type="string" table:style-name="ce1">
            <text:p>(107, 142, 35), (255, 182, 193), (0, 102, 102)</text:p>
          </table:table-cell>
          <table:table-cell office:value-type="string" table:style-name="ce1">
            <text:p>(200, 100), (100, 200), (-100, 200)</text:p>
          </table:table-cell>
          <table:table-cell office:value-type="string" table:style-name="ce1">
            <text:p>(200, 100), (100, 200), (-100, 200), (-200, -100), (-100, -200), (100, -200)</text:p>
          </table:table-cell>
          <table:table-cell office:value-type="string" table:style-name="ce1">
            <text:p>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40, 0), (0, 230, 115), (0, 102, 102)</text:p>
          </table:table-cell>
          <table:table-cell office:value-type="string" table:style-name="ce1">
            <text:p>(255, 182, 193), (222, 184, 135), (255, 128, 0), (128, 0, 128), (0, 230, 115), (0, 128, 128), (255, 140, 0), (0, 102, 102)</text:p>
          </table:table-cell>
          <table:table-cell office:value-type="string" table:style-name="ce1">
            <text:p>(0, 128, 128), (222, 184, 135), (0, 102, 102), (255, 182, 193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28, 0)</text:p>
          </table:table-cell>
          <table:table-cell office:value-type="string" table:style-name="ce1">
            <text:p>(0, 230, 115), (255, 182, 193), (0, 102, 102), (255, 128, 0)</text:p>
          </table:table-cell>
          <table:table-cell office:value-type="string" table:style-name="ce1">
            <text:p>(255, 128, 0), (0, 230, 115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0, 0), (0, 102, 102), (255, 140, 0)</text:p>
          </table:table-cell>
          <table:table-cell office:value-type="string" table:style-name="ce1">
            <text:p>(0, 230, 115), (128, 0, 128), (0, 102, 102), (0, 100, 0), (255, 140, 0), (255, 182, 193), (255, 128, 0), (0, 128, 128)</text:p>
          </table:table-cell>
          <table:table-cell office:value-type="string" table:style-name="ce1">
            <text:p>(0, 100, 0), (255, 182, 193), (255, 128, 0), (0, 128, 128)</text:p>
          </table:table-cell>
          <table:table-cell office:value-type="string" table:style-name="ce1">
            <text:p>(-200, 100), (200, 100), (-100, 200), (100, 200)</text:p>
          </table:table-cell>
          <table:table-cell office:value-type="string" table:style-name="ce1">
            <text:p>(-200, 100), (200, 100), (-100, 200), (100, 200), (100, -200), (-200, -100), (-100, -200), (200, -100)</text:p>
          </table:table-cell>
          <table:table-cell office:value-type="string" table:style-name="ce1">
            <text:p>(100, -200), 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82, 193), (107, 142, 35), (139, 69, 19)</text:p>
          </table:table-cell>
          <table:table-cell office:value-type="string" table:style-name="ce1">
            <text:p>(222, 184, 135), (139, 69, 19), (0, 230, 115), (0, 128, 128), (128, 0, 128), (255, 182, 193), (107, 142, 35), (0, 102, 102)</text:p>
          </table:table-cell>
          <table:table-cell office:value-type="string" table:style-name="ce1">
            <text:p>(255, 182, 193), (139, 69, 19), (0, 230, 115), (0, 128, 128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200, -100), (-100, -200), (100, -200), (-200, -100)</text:p>
          </table:table-cell>
          <table:table-cell office:value-type="string" table:style-name="ce1">
            <text:p>(200, -100), 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22, 184, 135), (0, 102, 102), (0, 100, 0)</text:p>
          </table:table-cell>
          <table:table-cell office:value-type="string" table:style-name="ce1">
            <text:p>(255, 182, 193), (255, 128, 0), (0, 102, 102), (0, 100, 0), (128, 0, 128), (107, 142, 35), (222, 184, 135), (139, 69, 19)</text:p>
          </table:table-cell>
          <table:table-cell office:value-type="string" table:style-name="ce1">
            <text:p>(107, 142, 35), (222, 184, 135), (0, 100, 0), (0, 102, 102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-100, -200), (200, -100), (100, -200), (-200, -100)</text:p>
          </table:table-cell>
          <table:table-cell office:value-type="string" table:style-name="ce1">
            <text:p>(-100, -200), 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00, 0), (255, 128, 0), (128, 0, 128)</text:p>
          </table:table-cell>
          <table:table-cell office:value-type="string" table:style-name="ce1">
            <text:p>(0, 100, 0), (255, 182, 193), (222, 184, 135), (0, 102, 102), (255, 128, 0), (128, 0, 128), (255, 140, 0), (0, 230, 115)</text:p>
          </table:table-cell>
          <table:table-cell office:value-type="string" table:style-name="ce1">
            <text:p>(0, 100, 0), (255, 182, 193), (128, 0, 128), (0, 102, 102)</text:p>
          </table:table-cell>
          <table:table-cell office:value-type="string" table:style-name="ce1">
            <text:p>(-200, 100), (200, 100), (100, 200), (-100, 200)</text:p>
          </table:table-cell>
          <table:table-cell office:value-type="string" table:style-name="ce1">
            <text:p>(-200, 100), (200, 100), (100, 200), (-100, 200), (-100, -200), (-200, -100), (200, -100), (100, -200)</text:p>
          </table:table-cell>
          <table:table-cell office:value-type="string" table:style-name="ce1">
            <text:p>(-100, -200), 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222, 184, 135), (0, 128, 128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107, 142, 35), (0, 230, 11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28, 128), (139, 69, 19)</text:p>
          </table:table-cell>
          <table:table-cell office:value-type="string" table:style-name="ce1">
            <text:p>(255, 140, 0), (107, 142, 35), (255, 182, 193), (0, 100, 0), (0, 128, 128), (139, 69, 19)</text:p>
          </table:table-cell>
          <table:table-cell office:value-type="string" table:style-name="ce1">
            <text:p>(255, 182, 193), (107, 142, 35), (139, 69, 19)</text:p>
          </table:table-cell>
          <table:table-cell office:value-type="string" table:style-name="ce1">
            <text:p>(200, 100), (100, 200), (-200, 100)</text:p>
          </table:table-cell>
          <table:table-cell office:value-type="string" table:style-name="ce1">
            <text:p>(200, 100), (100, 200), (-200, 100), (100, -200), (-200, -100), (200, -100)</text:p>
          </table:table-cell>
          <table:table-cell office:value-type="string" table:style-name="ce1">
            <text:p>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230, 115)</text:p>
          </table:table-cell>
          <table:table-cell office:value-type="string" table:style-name="ce1">
            <text:p>(107, 142, 35), (222, 184, 135), (0, 230, 115), (255, 128, 0)</text:p>
          </table:table-cell>
          <table:table-cell office:value-type="string" table:style-name="ce1">
            <text:p>(107, 142, 35), (255, 128, 0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40, 0), (0, 100, 0)</text:p>
          </table:table-cell>
          <table:table-cell office:value-type="string" table:style-name="ce1">
            <text:p>(107, 142, 35), (255, 182, 193), (0, 100, 0), (255, 140, 0), (255, 128, 0), (0, 102, 102)</text:p>
          </table:table-cell>
          <table:table-cell office:value-type="string" table:style-name="ce1">
            <text:p>(255, 128, 0), (107, 142, 35), (255, 140, 0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-200, -100), (-100, -200), (200, -100)</text:p>
          </table:table-cell>
          <table:table-cell office:value-type="string" table:style-name="ce1">
            <text:p>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82, 193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128, 0, 128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07, 142, 35)</text:p>
          </table:table-cell>
          <table:table-cell office:value-type="string" table:style-name="ce1">
            <text:p>(0, 128, 128), (255, 182, 193), (107, 142, 35), (0, 100, 0)</text:p>
          </table:table-cell>
          <table:table-cell office:value-type="string" table:style-name="ce1">
            <text:p>(255, 182, 193), (0, 128, 128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39, 69, 19), (107, 142, 35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28, 128), (128, 0, 128)</text:p>
          </table:table-cell>
          <table:table-cell office:value-type="string" table:style-name="ce1">
            <text:p>(255, 182, 193), (255, 128, 0), (0, 100, 0), (0, 128, 128), (128, 0, 128), (139, 69, 19)</text:p>
          </table:table-cell>
          <table:table-cell office:value-type="string" table:style-name="ce1">
            <text:p>(255, 128, 0), (255, 182, 193), (128, 0, 128)</text:p>
          </table:table-cell>
          <table:table-cell office:value-type="string" table:style-name="ce1">
            <text:p>(-200, 100), (100, 200), (-100, 200)</text:p>
          </table:table-cell>
          <table:table-cell office:value-type="string" table:style-name="ce1">
            <text:p>(-200, 100), (100, 200), (-100, 200), (200, -100), (-200, -100), (100, -200)</text:p>
          </table:table-cell>
          <table:table-cell office:value-type="string" table:style-name="ce1">
            <text:p>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22, 184, 135), (255, 140, 0), (107, 142, 35)</text:p>
          </table:table-cell>
          <table:table-cell office:value-type="string" table:style-name="ce1">
            <text:p>(107, 142, 35), (255, 182, 193), (0, 102, 102), (0, 128, 128), (255, 140, 0), (222, 184, 135), (128, 0, 128), (255, 128, 0)</text:p>
          </table:table-cell>
          <table:table-cell office:value-type="string" table:style-name="ce1">
            <text:p>(255, 128, 0), (222, 184, 135), (128, 0, 128), (255, 140, 0)</text:p>
          </table:table-cell>
          <table:table-cell office:value-type="string" table:style-name="ce1">
            <text:p>(-200, 100), (200, 100), (100, 200), (-100, 200)</text:p>
          </table:table-cell>
          <table:table-cell office:value-type="string" table:style-name="ce1">
            <text:p>(-200, 100), (200, 100), (100, 200), (-100, 200), (100, -200), (-100, -200), (200, -100), (-200, -100)</text:p>
          </table:table-cell>
          <table:table-cell office:value-type="string" table:style-name="ce1">
            <text:p>(100, -200), 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40, 0), (0, 100, 0)</text:p>
          </table:table-cell>
          <table:table-cell office:value-type="string" table:style-name="ce1">
            <text:p>(0, 230, 115), (255, 140, 0), (222, 184, 135), (0, 128, 128), (0, 100, 0), (0, 102, 102)</text:p>
          </table:table-cell>
          <table:table-cell office:value-type="string" table:style-name="ce1">
            <text:p>(0, 100, 0), (0, 128, 128), (255, 140, 0)</text:p>
          </table:table-cell>
          <table:table-cell office:value-type="string" table:style-name="ce1">
            <text:p>(-100, 200), (-200, 100), (200, 100)</text:p>
          </table:table-cell>
          <table:table-cell office:value-type="string" table:style-name="ce1">
            <text:p>(-100, 200), (-200, 100), (200, 100), (100, -200), (-100, -200), (-200, -100)</text:p>
          </table:table-cell>
          <table:table-cell office:value-type="string" table:style-name="ce1">
            <text:p>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28, 0), (0, 230, 115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82, 193)</text:p>
          </table:table-cell>
          <table:table-cell office:value-type="string" table:style-name="ce1">
            <text:p>(0, 230, 115), (255, 182, 193), (222, 184, 135), (107, 142, 35)</text:p>
          </table:table-cell>
          <table:table-cell office:value-type="string" table:style-name="ce1">
            <text:p>(255, 182, 193), (0, 230, 115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39, 69, 19), (255, 128, 0), (255, 140, 0)</text:p>
          </table:table-cell>
          <table:table-cell office:value-type="string" table:style-name="ce1">
            <text:p>(139, 69, 19), (0, 230, 115), (128, 0, 128), (255, 140, 0), (0, 102, 102), (255, 128, 0), (222, 184, 135), (0, 100, 0)</text:p>
          </table:table-cell>
          <table:table-cell office:value-type="string" table:style-name="ce1">
            <text:p>(255, 140, 0), (128, 0, 128), (139, 69, 19), (255, 128, 0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100, -200), (-200, -100), (-100, -200), (200, -100)</text:p>
          </table:table-cell>
          <table:table-cell office:value-type="string" table:style-name="ce1">
            <text:p>(100, -200), 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82, 193), (222, 184, 135)</text:p>
          </table:table-cell>
          <table:table-cell office:value-type="string" table:style-name="ce1">
            <text:p>(222, 184, 135), (139, 69, 19), (0, 100, 0), (255, 140, 0), (255, 182, 193), (128, 0, 128)</text:p>
          </table:table-cell>
          <table:table-cell office:value-type="string" table:style-name="ce1">
            <text:p>(255, 140, 0), (128, 0, 128), (255, 182, 193)</text:p>
          </table:table-cell>
          <table:table-cell office:value-type="string" table:style-name="ce1">
            <text:p>(200, 100), (-200, 100), (-100, 200)</text:p>
          </table:table-cell>
          <table:table-cell office:value-type="string" table:style-name="ce1">
            <text:p>(200, 100), (-200, 100), (-100, 200), (100, -200), (200, -100), (-200, -100)</text:p>
          </table:table-cell>
          <table:table-cell office:value-type="string" table:style-name="ce1">
            <text:p>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07, 142, 35), (0, 102, 102), (0, 100, 0)</text:p>
          </table:table-cell>
          <table:table-cell office:value-type="string" table:style-name="ce1">
            <text:p>(0, 100, 0), (128, 0, 128), (0, 102, 102), (255, 182, 193), (0, 128, 128), (255, 128, 0), (107, 142, 35), (0, 230, 115)</text:p>
          </table:table-cell>
          <table:table-cell office:value-type="string" table:style-name="ce1">
            <text:p>(0, 230, 115), (128, 0, 128), (0, 128, 128), (255, 182, 193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200, -100), (100, -200), (-200, -100), (-100, -200)</text:p>
          </table:table-cell>
          <table:table-cell office:value-type="string" table:style-name="ce1">
            <text:p>(200, -100), 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02, 102)</text:p>
          </table:table-cell>
          <table:table-cell office:value-type="string" table:style-name="ce1">
            <text:p>(0, 100, 0), (255, 128, 0), (0, 102, 102), (0, 230, 115)</text:p>
          </table:table-cell>
          <table:table-cell office:value-type="string" table:style-name="ce1">
            <text:p>(255, 128, 0), (0, 230, 115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40, 0), (222, 184, 135)</text:p>
          </table:table-cell>
          <table:table-cell office:value-type="string" table:style-name="ce1">
            <text:p>(0, 128, 128), (0, 102, 102), (255, 140, 0), (139, 69, 19), (107, 142, 35), (222, 184, 135)</text:p>
          </table:table-cell>
          <table:table-cell office:value-type="string" table:style-name="ce1">
            <text:p>(0, 102, 102), (255, 140, 0), (222, 184, 135)</text:p>
          </table:table-cell>
          <table:table-cell office:value-type="string" table:style-name="ce1">
            <text:p>(200, 100), (100, 200), (-200, 100)</text:p>
          </table:table-cell>
          <table:table-cell office:value-type="string" table:style-name="ce1">
            <text:p>(200, 100), (100, 200), (-200, 100), (-100, -200), (100, -200), (-200, -100)</text:p>
          </table:table-cell>
          <table:table-cell office:value-type="string" table:style-name="ce1">
            <text:p>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0, 0), (0, 230, 115), (0, 128, 128)</text:p>
          </table:table-cell>
          <table:table-cell office:value-type="string" table:style-name="ce1">
            <text:p>(107, 142, 35), (0, 100, 0), (128, 0, 128), (0, 230, 115), (255, 128, 0), (255, 140, 0), (0, 102, 102), (0, 128, 128)</text:p>
          </table:table-cell>
          <table:table-cell office:value-type="string" table:style-name="ce1">
            <text:p>(255, 140, 0), (0, 230, 115), (0, 100, 0), (0, 128, 128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200, -100), (100, -200), (-200, -100), (-100, -200)</text:p>
          </table:table-cell>
          <table:table-cell office:value-type="string" table:style-name="ce1">
            <text:p>(200, -100), 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28, 0, 128)</text:p>
          </table:table-cell>
          <table:table-cell office:value-type="string" table:style-name="ce1">
            <text:p>(0, 230, 115), (128, 0, 128), (255, 182, 193), (222, 184, 135)</text:p>
          </table:table-cell>
          <table:table-cell office:value-type="string" table:style-name="ce1">
            <text:p>(0, 230, 115), (128, 0, 128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82, 193), (107, 142, 35), (0, 128, 128)</text:p>
          </table:table-cell>
          <table:table-cell office:value-type="string" table:style-name="ce1">
            <text:p>(0, 102, 102), (222, 184, 135), (107, 142, 35), (255, 140, 0), (0, 100, 0), (255, 182, 193), (0, 128, 128), (139, 69, 19)</text:p>
          </table:table-cell>
          <table:table-cell office:value-type="string" table:style-name="ce1">
            <text:p>(255, 182, 193), (139, 69, 19), (222, 184, 135), (0, 128, 128)</text:p>
          </table:table-cell>
          <table:table-cell office:value-type="string" table:style-name="ce1">
            <text:p>(100, 200), (-100, 200), (200, 100), (-200, 100)</text:p>
          </table:table-cell>
          <table:table-cell office:value-type="string" table:style-name="ce1">
            <text:p>(100, 200), (-100, 200), (200, 100), (-200, 100), (-100, -200), (-200, -100), (200, -100), (100, -200)</text:p>
          </table:table-cell>
          <table:table-cell office:value-type="string" table:style-name="ce1">
            <text:p>(-100, -200), 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28, 0), (128, 0, 128), (139, 69, 19)</text:p>
          </table:table-cell>
          <table:table-cell office:value-type="string" table:style-name="ce1">
            <text:p>(0, 230, 115), (139, 69, 19), (255, 140, 0), (222, 184, 135), (255, 128, 0), (107, 142, 35), (128, 0, 128), (255, 182, 193)</text:p>
          </table:table-cell>
          <table:table-cell office:value-type="string" table:style-name="ce1">
            <text:p>(222, 184, 135), (107, 142, 35), (139, 69, 19), (255, 182, 193)</text:p>
          </table:table-cell>
          <table:table-cell office:value-type="string" table:style-name="ce1">
            <text:p>(100, 200), (200, 100), (-100, 200), (-200, 100)</text:p>
          </table:table-cell>
          <table:table-cell office:value-type="string" table:style-name="ce1">
            <text:p>(100, 200), (200, 100), (-100, 200), (-200, 1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128, 0, 128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28, 0, 128), (0, 128, 128)</text:p>
          </table:table-cell>
          <table:table-cell office:value-type="string" table:style-name="ce1">
            <text:p>(0, 128, 128), (128, 0, 128), (255, 182, 193), (255, 128, 0), (107, 142, 35), (222, 184, 135)</text:p>
          </table:table-cell>
          <table:table-cell office:value-type="string" table:style-name="ce1">
            <text:p>(0, 128, 128), (128, 0, 128), (255, 128, 0)</text:p>
          </table:table-cell>
          <table:table-cell office:value-type="string" table:style-name="ce1">
            <text:p>(-200, 100), (-100, 200), (200, 100)</text:p>
          </table:table-cell>
          <table:table-cell office:value-type="string" table:style-name="ce1">
            <text:p>(-200, 100), (-100, 200), (200, 1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2, 102)</text:p>
          </table:table-cell>
          <table:table-cell office:value-type="string" table:style-name="ce1">
            <text:p>(255, 182, 193), (128, 0, 128), (107, 142, 35), (0, 102, 102)</text:p>
          </table:table-cell>
          <table:table-cell office:value-type="string" table:style-name="ce1">
            <text:p>(255, 182, 193), (107, 142, 35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0, 0), (255, 140, 0), (0, 128, 128)</text:p>
          </table:table-cell>
          <table:table-cell office:value-type="string" table:style-name="ce1">
            <text:p>(0, 102, 102), (255, 128, 0), (222, 184, 135), (255, 140, 0), (0, 100, 0), (0, 128, 128), (255, 182, 193), (107, 142, 35)</text:p>
          </table:table-cell>
          <table:table-cell office:value-type="string" table:style-name="ce1">
            <text:p>(0, 102, 102), (107, 142, 35), (255, 140, 0), (222, 184, 135)</text:p>
          </table:table-cell>
          <table:table-cell office:value-type="string" table:style-name="ce1">
            <text:p>(200, 100), (-100, 200), (-200, 100), (100, 200)</text:p>
          </table:table-cell>
          <table:table-cell office:value-type="string" table:style-name="ce1">
            <text:p>(200, 100), (-100, 200), (-200, 100), (100, 200), (-100, -200), (200, -100), (100, -200), (-200, -100)</text:p>
          </table:table-cell>
          <table:table-cell office:value-type="string" table:style-name="ce1">
            <text:p>(-100, -200), 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128, 0, 128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07, 142, 35)</text:p>
          </table:table-cell>
          <table:table-cell office:value-type="string" table:style-name="ce1">
            <text:p>(0, 230, 115), (0, 102, 102), (107, 142, 35), (0, 128, 128)</text:p>
          </table:table-cell>
          <table:table-cell office:value-type="string" table:style-name="ce1">
            <text:p>(107, 142, 35), (0, 230, 115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28, 0), (255, 182, 193), (128, 0, 128)</text:p>
          </table:table-cell>
          <table:table-cell office:value-type="string" table:style-name="ce1">
            <text:p>(255, 182, 193), (222, 184, 135), (107, 142, 35), (255, 140, 0), (255, 128, 0), (0, 128, 128), (0, 230, 115), (128, 0, 128)</text:p>
          </table:table-cell>
          <table:table-cell office:value-type="string" table:style-name="ce1">
            <text:p>(255, 128, 0), (128, 0, 128), (255, 140, 0), (0, 230, 115)</text:p>
          </table:table-cell>
          <table:table-cell office:value-type="string" table:style-name="ce1">
            <text:p>(-200, 100), (200, 100), (-100, 200), (100, 200)</text:p>
          </table:table-cell>
          <table:table-cell office:value-type="string" table:style-name="ce1">
            <text:p>(-200, 100), (200, 100), (-100, 200), (100, 200), (-200, -100), (200, -100), (-100, -200), (100, -200)</text:p>
          </table:table-cell>
          <table:table-cell office:value-type="string" table:style-name="ce1">
            <text:p>(-200, -100), 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07, 142, 35), (222, 184, 135), (255, 182, 193)</text:p>
          </table:table-cell>
          <table:table-cell office:value-type="string" table:style-name="ce1">
            <text:p>(107, 142, 35), (139, 69, 19), (0, 100, 0), (0, 128, 128), (255, 182, 193), (128, 0, 128), (222, 184, 135), (255, 128, 0)</text:p>
          </table:table-cell>
          <table:table-cell office:value-type="string" table:style-name="ce1">
            <text:p>(0, 100, 0), (128, 0, 128), (222, 184, 135), (255, 128, 0)</text:p>
          </table:table-cell>
          <table:table-cell office:value-type="string" table:style-name="ce1">
            <text:p>(100, 200), (-200, 100), (-100, 200), (200, 100)</text:p>
          </table:table-cell>
          <table:table-cell office:value-type="string" table:style-name="ce1">
            <text:p>(100, 200), (-200, 100), (-100, 200), (200, 100), (100, -200), (200, -100), (-100, -200), (-200, -100)</text:p>
          </table:table-cell>
          <table:table-cell office:value-type="string" table:style-name="ce1">
            <text:p>(100, -200), 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07, 142, 35), (0, 100, 0)</text:p>
          </table:table-cell>
          <table:table-cell office:value-type="string" table:style-name="ce1">
            <text:p>(128, 0, 128), (222, 184, 135), (107, 142, 35), (0, 230, 115), (0, 102, 102), (0, 100, 0)</text:p>
          </table:table-cell>
          <table:table-cell office:value-type="string" table:style-name="ce1">
            <text:p>(222, 184, 135), (107, 142, 35), (0, 230, 115)</text:p>
          </table:table-cell>
          <table:table-cell office:value-type="string" table:style-name="ce1">
            <text:p>(-200, 100), (100, 200), (-100, 200)</text:p>
          </table:table-cell>
          <table:table-cell office:value-type="string" table:style-name="ce1">
            <text:p>(-200, 100), (100, 200), (-100, 200), (200, -100), (100, -200), (-100, -200)</text:p>
          </table:table-cell>
          <table:table-cell office:value-type="string" table:style-name="ce1">
            <text:p>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255, 140, 0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28, 0), (255, 140, 0)</text:p>
          </table:table-cell>
          <table:table-cell office:value-type="string" table:style-name="ce1">
            <text:p>(107, 142, 35), (139, 69, 19), (0, 100, 0), (255, 140, 0), (255, 128, 0), (0, 102, 102)</text:p>
          </table:table-cell>
          <table:table-cell office:value-type="string" table:style-name="ce1">
            <text:p>(107, 142, 35), (0, 102, 102), (139, 69, 19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-200, -100), (200, -100), (100, -200)</text:p>
          </table:table-cell>
          <table:table-cell office:value-type="string" table:style-name="ce1">
            <text:p>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40, 0), (139, 69, 19)</text:p>
          </table:table-cell>
          <table:table-cell office:value-type="string" table:style-name="ce1">
            <text:p>(255, 128, 0), (255, 140, 0), (128, 0, 128), (0, 102, 102), (0, 230, 115), (139, 69, 19)</text:p>
          </table:table-cell>
          <table:table-cell office:value-type="string" table:style-name="ce1">
            <text:p>(255, 140, 0), (0, 102, 102), (255, 128, 0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100, -200), (-100, -200), (-200, -100)</text:p>
          </table:table-cell>
          <table:table-cell office:value-type="string" table:style-name="ce1">
            <text:p>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40, 0), (0, 128, 128)</text:p>
          </table:table-cell>
          <table:table-cell office:value-type="string" table:style-name="ce1">
            <text:p>(255, 140, 0), (0, 100, 0), (107, 142, 35), (0, 128, 128), (255, 182, 193), (0, 102, 102)</text:p>
          </table:table-cell>
          <table:table-cell office:value-type="string" table:style-name="ce1">
            <text:p>(0, 102, 102), (255, 182, 193), (255, 140, 0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02, 102), (255, 128, 0), (107, 142, 35)</text:p>
          </table:table-cell>
          <table:table-cell office:value-type="string" table:style-name="ce1">
            <text:p>(0, 230, 115), (0, 102, 102), (107, 142, 35), (139, 69, 19), (128, 0, 128), (255, 140, 0), (222, 184, 135), (255, 128, 0)</text:p>
          </table:table-cell>
          <table:table-cell office:value-type="string" table:style-name="ce1">
            <text:p>(222, 184, 135), (255, 128, 0), (139, 69, 19), (255, 140, 0)</text:p>
          </table:table-cell>
          <table:table-cell office:value-type="string" table:style-name="ce1">
            <text:p>(100, 200), (200, 100), (-200, 100), (-100, 200)</text:p>
          </table:table-cell>
          <table:table-cell office:value-type="string" table:style-name="ce1">
            <text:p>(100, 200), (200, 100), (-200, 100), (-100, 2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230, 115), (255, 182, 193)</text:p>
          </table:table-cell>
          <table:table-cell office:value-type="string" table:style-name="ce1">
            <text:p>(0, 128, 128), (255, 182, 193), (0, 230, 115), (0, 100, 0), (128, 0, 128), (139, 69, 19)</text:p>
          </table:table-cell>
          <table:table-cell office:value-type="string" table:style-name="ce1">
            <text:p>(0, 100, 0), (255, 182, 193), (0, 230, 115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100, -200), (-200, -100), (200, -100)</text:p>
          </table:table-cell>
          <table:table-cell office:value-type="string" table:style-name="ce1">
            <text:p>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82, 193)</text:p>
          </table:table-cell>
          <table:table-cell office:value-type="string" table:style-name="ce1">
            <text:p>(139, 69, 19), (255, 182, 193), (255, 128, 0), (255, 140, 0)</text:p>
          </table:table-cell>
          <table:table-cell office:value-type="string" table:style-name="ce1">
            <text:p>(255, 182, 193), (139, 69, 19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255, 140, 0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40, 0)</text:p>
          </table:table-cell>
          <table:table-cell office:value-type="string" table:style-name="ce1">
            <text:p>(139, 69, 19), (0, 128, 128), (107, 142, 35), (255, 140, 0)</text:p>
          </table:table-cell>
          <table:table-cell office:value-type="string" table:style-name="ce1">
            <text:p>(107, 142, 35), (139, 69, 19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28, 0, 128), (0, 128, 128), (0, 100, 0)</text:p>
          </table:table-cell>
          <table:table-cell office:value-type="string" table:style-name="ce1">
            <text:p>(0, 102, 102), (128, 0, 128), (0, 128, 128), (255, 182, 193), (222, 184, 135), (0, 100, 0), (255, 140, 0), (255, 128, 0)</text:p>
          </table:table-cell>
          <table:table-cell office:value-type="string" table:style-name="ce1">
            <text:p>(128, 0, 128), (255, 182, 193), (222, 184, 135), (0, 102, 102)</text:p>
          </table:table-cell>
          <table:table-cell office:value-type="string" table:style-name="ce1">
            <text:p>(-200, 100), (-100, 200), (200, 100), (100, 200)</text:p>
          </table:table-cell>
          <table:table-cell office:value-type="string" table:style-name="ce1">
            <text:p>(-200, 100), (-100, 200), (200, 100), (100, 200), (200, -100), (100, -200), (-100, -200), (-200, -100)</text:p>
          </table:table-cell>
          <table:table-cell office:value-type="string" table:style-name="ce1">
            <text:p>(200, -100), 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39, 69, 19), (255, 140, 0)</text:p>
          </table:table-cell>
          <table:table-cell office:value-type="string" table:style-name="ce1">
            <text:p>(128, 0, 128), (139, 69, 19), (107, 142, 35), (255, 140, 0), (255, 182, 193), (0, 128, 128)</text:p>
          </table:table-cell>
          <table:table-cell office:value-type="string" table:style-name="ce1">
            <text:p>(0, 128, 128), (107, 142, 35), (128, 0, 128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-200, -100), (100, -200), (200, -100)</text:p>
          </table:table-cell>
          <table:table-cell office:value-type="string" table:style-name="ce1">
            <text:p>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28, 128)</text:p>
          </table:table-cell>
          <table:table-cell office:value-type="string" table:style-name="ce1">
            <text:p>(0, 102, 102), (0, 128, 128), (255, 182, 193), (255, 140, 0)</text:p>
          </table:table-cell>
          <table:table-cell office:value-type="string" table:style-name="ce1">
            <text:p>(255, 140, 0), (0, 128, 128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39, 69, 19)</text:p>
          </table:table-cell>
          <table:table-cell office:value-type="string" table:style-name="ce1">
            <text:p>(0, 230, 115), (128, 0, 128), (222, 184, 135), (139, 69, 19)</text:p>
          </table:table-cell>
          <table:table-cell office:value-type="string" table:style-name="ce1">
            <text:p>(139, 69, 19), (0, 230, 115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0, 0)</text:p>
          </table:table-cell>
          <table:table-cell office:value-type="string" table:style-name="ce1">
            <text:p>(0, 100, 0), (0, 102, 102), (255, 128, 0), (107, 142, 35)</text:p>
          </table:table-cell>
          <table:table-cell office:value-type="string" table:style-name="ce1">
            <text:p>(0, 102, 102), (107, 142, 35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2, 102), (107, 142, 35)</text:p>
          </table:table-cell>
          <table:table-cell office:value-type="string" table:style-name="ce1">
            <text:p>(255, 128, 0), (0, 128, 128), (128, 0, 128), (0, 102, 102), (139, 69, 19), (107, 142, 35)</text:p>
          </table:table-cell>
          <table:table-cell office:value-type="string" table:style-name="ce1">
            <text:p>(128, 0, 128), (0, 128, 128), (255, 128, 0)</text:p>
          </table:table-cell>
          <table:table-cell office:value-type="string" table:style-name="ce1">
            <text:p>(200, 100), (-200, 100), (100, 200)</text:p>
          </table:table-cell>
          <table:table-cell office:value-type="string" table:style-name="ce1">
            <text:p>(200, 100), (-200, 100), (100, 200), (100, -200), (200, -100), (-200, -100)</text:p>
          </table:table-cell>
          <table:table-cell office:value-type="string" table:style-name="ce1">
            <text:p>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2, 102)</text:p>
          </table:table-cell>
          <table:table-cell office:value-type="string" table:style-name="ce1">
            <text:p>(0, 100, 0), (0, 230, 115), (255, 140, 0), (0, 102, 102)</text:p>
          </table:table-cell>
          <table:table-cell office:value-type="string" table:style-name="ce1">
            <text:p>(0, 100, 0), (0, 102, 102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28, 128), (139, 69, 19), (0, 100, 0)</text:p>
          </table:table-cell>
          <table:table-cell office:value-type="string" table:style-name="ce1">
            <text:p>(0, 230, 115), (128, 0, 128), (0, 100, 0), (255, 140, 0), (222, 184, 135), (139, 69, 19), (255, 128, 0), (0, 128, 128)</text:p>
          </table:table-cell>
          <table:table-cell office:value-type="string" table:style-name="ce1">
            <text:p>(128, 0, 128), (255, 140, 0), (139, 69, 19), (0, 100, 0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-200, -100), (100, -200), (200, -100), (-100, -200)</text:p>
          </table:table-cell>
          <table:table-cell office:value-type="string" table:style-name="ce1">
            <text:p>(-200, -100), 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28, 128), (0, 100, 0), (222, 184, 135)</text:p>
          </table:table-cell>
          <table:table-cell office:value-type="string" table:style-name="ce1">
            <text:p>(0, 230, 115), (0, 100, 0), (0, 128, 128), (0, 102, 102), (139, 69, 19), (255, 182, 193), (128, 0, 128), (222, 184, 135)</text:p>
          </table:table-cell>
          <table:table-cell office:value-type="string" table:style-name="ce1">
            <text:p>(0, 230, 115), (128, 0, 128), (139, 69, 19), (255, 182, 193)</text:p>
          </table:table-cell>
          <table:table-cell office:value-type="string" table:style-name="ce1">
            <text:p>(100, 200), (-100, 200), (-200, 100), (200, 100)</text:p>
          </table:table-cell>
          <table:table-cell office:value-type="string" table:style-name="ce1">
            <text:p>(100, 200), (-100, 200), (-200, 100), (200, 100), (100, -200), (-100, -200), (-200, -100), (200, -100)</text:p>
          </table:table-cell>
          <table:table-cell office:value-type="string" table:style-name="ce1">
            <text:p>(100, -200), 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0, 128, 128), (107, 142, 35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55, 182, 193), (222, 184, 135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82, 193)</text:p>
          </table:table-cell>
          <table:table-cell office:value-type="string" table:style-name="ce1">
            <text:p>(255, 128, 0), (255, 182, 193), (222, 184, 135), (0, 230, 115)</text:p>
          </table:table-cell>
          <table:table-cell office:value-type="string" table:style-name="ce1">
            <text:p>(255, 128, 0), (222, 184, 135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28, 0, 128), (107, 142, 35)</text:p>
          </table:table-cell>
          <table:table-cell office:value-type="string" table:style-name="ce1">
            <text:p>(139, 69, 19), (255, 128, 0), (0, 102, 102), (107, 142, 35), (222, 184, 135), (128, 0, 128)</text:p>
          </table:table-cell>
          <table:table-cell office:value-type="string" table:style-name="ce1">
            <text:p>(0, 102, 102), (255, 128, 0), (107, 142, 35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-200, -100), (-100, -200), (200, -100)</text:p>
          </table:table-cell>
          <table:table-cell office:value-type="string" table:style-name="ce1">
            <text:p>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07, 142, 35), (0, 102, 102), (255, 128, 0)</text:p>
          </table:table-cell>
          <table:table-cell office:value-type="string" table:style-name="ce1">
            <text:p>(222, 184, 135), (107, 142, 35), (255, 182, 193), (255, 128, 0), (0, 128, 128), (139, 69, 19), (0, 100, 0), (0, 102, 102)</text:p>
          </table:table-cell>
          <table:table-cell office:value-type="string" table:style-name="ce1">
            <text:p>(107, 142, 35), (0, 102, 102), (222, 184, 135), (0, 128, 128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230, 115), (139, 69, 19), (255, 140, 0)</text:p>
          </table:table-cell>
          <table:table-cell office:value-type="string" table:style-name="ce1">
            <text:p>(255, 140, 0), (255, 128, 0), (0, 230, 115), (255, 182, 193), (222, 184, 135), (0, 128, 128), (107, 142, 35), (139, 69, 19)</text:p>
          </table:table-cell>
          <table:table-cell office:value-type="string" table:style-name="ce1">
            <text:p>(255, 128, 0), (255, 140, 0), (107, 142, 35), (0, 230, 115)</text:p>
          </table:table-cell>
          <table:table-cell office:value-type="string" table:style-name="ce1">
            <text:p>(100, 200), (200, 100), (-200, 100), (-100, 200)</text:p>
          </table:table-cell>
          <table:table-cell office:value-type="string" table:style-name="ce1">
            <text:p>(100, 200), (200, 100), (-200, 100), (-100, 2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82, 193), (107, 142, 35)</text:p>
          </table:table-cell>
          <table:table-cell office:value-type="string" table:style-name="ce1">
            <text:p>(0, 102, 102), (128, 0, 128), (107, 142, 35), (0, 230, 115), (255, 140, 0), (255, 182, 193)</text:p>
          </table:table-cell>
          <table:table-cell office:value-type="string" table:style-name="ce1">
            <text:p>(255, 140, 0), (255, 182, 193), (128, 0, 128)</text:p>
          </table:table-cell>
          <table:table-cell office:value-type="string" table:style-name="ce1">
            <text:p>(-200, 100), (-100, 200), (200, 100)</text:p>
          </table:table-cell>
          <table:table-cell office:value-type="string" table:style-name="ce1">
            <text:p>(-200, 100), (-100, 200), (200, 100), (-100, -200), (200, -100), (100, -200)</text:p>
          </table:table-cell>
          <table:table-cell office:value-type="string" table:style-name="ce1">
            <text:p>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222, 184, 135), (0, 102, 102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82, 193), (222, 184, 135)</text:p>
          </table:table-cell>
          <table:table-cell office:value-type="string" table:style-name="ce1">
            <text:p>(0, 100, 0), (255, 140, 0), (0, 102, 102), (107, 142, 35), (222, 184, 135), (255, 182, 193)</text:p>
          </table:table-cell>
          <table:table-cell office:value-type="string" table:style-name="ce1">
            <text:p>(255, 182, 193), (255, 140, 0), (0, 102, 102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-100, -200), (100, -200), (-200, -100)</text:p>
          </table:table-cell>
          <table:table-cell office:value-type="string" table:style-name="ce1">
            <text:p>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28, 0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82, 193)</text:p>
          </table:table-cell>
          <table:table-cell office:value-type="string" table:style-name="ce1">
            <text:p>(0, 230, 115), (255, 128, 0), (255, 182, 193), (107, 142, 35)</text:p>
          </table:table-cell>
          <table:table-cell office:value-type="string" table:style-name="ce1">
            <text:p>(0, 230, 115), (255, 182, 193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39, 69, 19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28, 0, 128), (107, 142, 35), (255, 182, 193)</text:p>
          </table:table-cell>
          <table:table-cell office:value-type="string" table:style-name="ce1">
            <text:p>(128, 0, 128), (0, 100, 0), (255, 140, 0), (0, 102, 102), (107, 142, 35), (255, 182, 193), (255, 128, 0), (222, 184, 135)</text:p>
          </table:table-cell>
          <table:table-cell office:value-type="string" table:style-name="ce1">
            <text:p>(0, 100, 0), (255, 182, 193), (255, 140, 0), (255, 128, 0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100, -200), (200, -100), (-100, -200), (-200, -100)</text:p>
          </table:table-cell>
          <table:table-cell office:value-type="string" table:style-name="ce1">
            <text:p>(100, -200), 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0, 100, 0), (255, 14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0, 0)</text:p>
          </table:table-cell>
          <table:table-cell office:value-type="string" table:style-name="ce1">
            <text:p>(0, 100, 0), (255, 182, 193), (139, 69, 19), (255, 140, 0)</text:p>
          </table:table-cell>
          <table:table-cell office:value-type="string" table:style-name="ce1">
            <text:p>(0, 100, 0), (255, 182, 193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28, 0, 128), (222, 184, 135)</text:p>
          </table:table-cell>
          <table:table-cell office:value-type="string" table:style-name="ce1">
            <text:p>(255, 140, 0), (255, 128, 0), (222, 184, 135), (107, 142, 35), (0, 230, 115), (128, 0, 128)</text:p>
          </table:table-cell>
          <table:table-cell office:value-type="string" table:style-name="ce1">
            <text:p>(222, 184, 135), (107, 142, 35), (255, 128, 0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-200, -100), (100, -200), (200, -100)</text:p>
          </table:table-cell>
          <table:table-cell office:value-type="string" table:style-name="ce1">
            <text:p>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28, 0)</text:p>
          </table:table-cell>
          <table:table-cell office:value-type="string" table:style-name="ce1">
            <text:p>(255, 128, 0), (255, 140, 0), (139, 69, 19), (128, 0, 128)</text:p>
          </table:table-cell>
          <table:table-cell office:value-type="string" table:style-name="ce1">
            <text:p>(128, 0, 128), (255, 140, 0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40, 0), (0, 102, 102), (139, 69, 19)</text:p>
          </table:table-cell>
          <table:table-cell office:value-type="string" table:style-name="ce1">
            <text:p>(139, 69, 19), (0, 102, 102), (128, 0, 128), (107, 142, 35), (0, 230, 115), (222, 184, 135), (255, 182, 193), (255, 140, 0)</text:p>
          </table:table-cell>
          <table:table-cell office:value-type="string" table:style-name="ce1">
            <text:p>(255, 140, 0), (0, 230, 115), (255, 182, 193), (0, 102, 102)</text:p>
          </table:table-cell>
          <table:table-cell office:value-type="string" table:style-name="ce1">
            <text:p>(-200, 100), (-100, 200), (200, 100), (100, 200)</text:p>
          </table:table-cell>
          <table:table-cell office:value-type="string" table:style-name="ce1">
            <text:p>(-200, 100), (-100, 200), (200, 100), (100, 200), (-100, -200), (200, -100), (-200, -100), (100, -200)</text:p>
          </table:table-cell>
          <table:table-cell office:value-type="string" table:style-name="ce1">
            <text:p>(-100, -200), 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82, 193), (0, 102, 102), (139, 69, 19)</text:p>
          </table:table-cell>
          <table:table-cell office:value-type="string" table:style-name="ce1">
            <text:p>(255, 182, 193), (0, 100, 0), (0, 230, 115), (255, 140, 0), (0, 102, 102), (107, 142, 35), (222, 184, 135), (139, 69, 19)</text:p>
          </table:table-cell>
          <table:table-cell office:value-type="string" table:style-name="ce1">
            <text:p>(255, 182, 193), (222, 184, 135), (107, 142, 35), (0, 102, 102)</text:p>
          </table:table-cell>
          <table:table-cell office:value-type="string" table:style-name="ce1">
            <text:p>(-200, 100), (-100, 200), (100, 200), (200, 100)</text:p>
          </table:table-cell>
          <table:table-cell office:value-type="string" table:style-name="ce1">
            <text:p>(-200, 100), (-100, 200), (100, 200), (200, 100), (-200, -100), (100, -200), (-100, -200), (200, -100)</text:p>
          </table:table-cell>
          <table:table-cell office:value-type="string" table:style-name="ce1">
            <text:p>(-200, -100), 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230, 115), (107, 142, 35), (255, 140, 0)</text:p>
          </table:table-cell>
          <table:table-cell office:value-type="string" table:style-name="ce1">
            <text:p>(255, 140, 0), (0, 102, 102), (0, 230, 115), (139, 69, 19), (222, 184, 135), (107, 142, 35), (255, 182, 193), (128, 0, 128)</text:p>
          </table:table-cell>
          <table:table-cell office:value-type="string" table:style-name="ce1">
            <text:p>(139, 69, 19), (0, 102, 102), (255, 140, 0), (255, 182, 193)</text:p>
          </table:table-cell>
          <table:table-cell office:value-type="string" table:style-name="ce1">
            <text:p>(200, 100), (100, 200), (-200, 100), (-100, 200)</text:p>
          </table:table-cell>
          <table:table-cell office:value-type="string" table:style-name="ce1">
            <text:p>(200, 100), (100, 200), (-200, 100), (-100, 200), (-200, -100), (-100, -200), (100, -200), (200, -100)</text:p>
          </table:table-cell>
          <table:table-cell office:value-type="string" table:style-name="ce1">
            <text:p>(-200, -100), 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2, 102), (139, 69, 19)</text:p>
          </table:table-cell>
          <table:table-cell office:value-type="string" table:style-name="ce1">
            <text:p>(255, 182, 193), (139, 69, 19), (128, 0, 128), (0, 102, 102), (0, 128, 128), (255, 140, 0)</text:p>
          </table:table-cell>
          <table:table-cell office:value-type="string" table:style-name="ce1">
            <text:p>(128, 0, 128), (0, 102, 102), (139, 69, 19)</text:p>
          </table:table-cell>
          <table:table-cell office:value-type="string" table:style-name="ce1">
            <text:p>(100, 200), (-100, 200), (-200, 100)</text:p>
          </table:table-cell>
          <table:table-cell office:value-type="string" table:style-name="ce1">
            <text:p>(100, 200), (-100, 200), (-200, 100), (100, -200), (-200, -100), (-100, -200)</text:p>
          </table:table-cell>
          <table:table-cell office:value-type="string" table:style-name="ce1">
            <text:p>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39, 69, 19)</text:p>
          </table:table-cell>
          <table:table-cell office:value-type="string" table:style-name="ce1">
            <text:p>(0, 128, 128), (139, 69, 19), (222, 184, 135), (0, 100, 0)</text:p>
          </table:table-cell>
          <table:table-cell office:value-type="string" table:style-name="ce1">
            <text:p>(0, 100, 0), (139, 69, 19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0, 0), (255, 128, 0)</text:p>
          </table:table-cell>
          <table:table-cell office:value-type="string" table:style-name="ce1">
            <text:p>(255, 182, 193), (0, 100, 0), (255, 128, 0), (222, 184, 135), (0, 102, 102), (107, 142, 35)</text:p>
          </table:table-cell>
          <table:table-cell office:value-type="string" table:style-name="ce1">
            <text:p>(0, 102, 102), (255, 182, 193), (255, 128, 0)</text:p>
          </table:table-cell>
          <table:table-cell office:value-type="string" table:style-name="ce1">
            <text:p>(-200, 100), (-100, 200), (200, 100)</text:p>
          </table:table-cell>
          <table:table-cell office:value-type="string" table:style-name="ce1">
            <text:p>(-200, 100), (-100, 200), (200, 1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82, 193), (255, 140, 0)</text:p>
          </table:table-cell>
          <table:table-cell office:value-type="string" table:style-name="ce1">
            <text:p>(222, 184, 135), (128, 0, 128), (255, 128, 0), (0, 128, 128), (255, 182, 193), (255, 140, 0)</text:p>
          </table:table-cell>
          <table:table-cell office:value-type="string" table:style-name="ce1">
            <text:p>(0, 128, 128), (255, 140, 0), (255, 182, 193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200, -100), (-200, -100), (100, -200)</text:p>
          </table:table-cell>
          <table:table-cell office:value-type="string" table:style-name="ce1">
            <text:p>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28, 0, 128), (0, 100, 0), (139, 69, 19)</text:p>
          </table:table-cell>
          <table:table-cell office:value-type="string" table:style-name="ce1">
            <text:p>(0, 128, 128), (222, 184, 135), (107, 142, 35), (128, 0, 128), (139, 69, 19), (255, 182, 193), (0, 100, 0), (255, 140, 0)</text:p>
          </table:table-cell>
          <table:table-cell office:value-type="string" table:style-name="ce1">
            <text:p>(139, 69, 19), (128, 0, 128), (107, 142, 35), (255, 182, 193)</text:p>
          </table:table-cell>
          <table:table-cell office:value-type="string" table:style-name="ce1">
            <text:p>(-200, 100), (-100, 200), (100, 200), (200, 100)</text:p>
          </table:table-cell>
          <table:table-cell office:value-type="string" table:style-name="ce1">
            <text:p>(-200, 100), (-100, 200), (100, 200), (200, 1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128, 0, 128), (0, 102, 102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82, 193)</text:p>
          </table:table-cell>
          <table:table-cell office:value-type="string" table:style-name="ce1">
            <text:p>(255, 182, 193), (255, 140, 0), (0, 230, 115), (255, 128, 0)</text:p>
          </table:table-cell>
          <table:table-cell office:value-type="string" table:style-name="ce1">
            <text:p>(255, 140, 0), (255, 182, 193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28, 128)</text:p>
          </table:table-cell>
          <table:table-cell office:value-type="string" table:style-name="ce1">
            <text:p>(0, 128, 128), (255, 128, 0), (255, 182, 193), (0, 230, 115)</text:p>
          </table:table-cell>
          <table:table-cell office:value-type="string" table:style-name="ce1">
            <text:p>(255, 182, 193), (0, 230, 115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0, 230, 11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28, 0), (107, 142, 35), (128, 0, 128)</text:p>
          </table:table-cell>
          <table:table-cell office:value-type="string" table:style-name="ce1">
            <text:p>(0, 100, 0), (255, 182, 193), (139, 69, 19), (0, 230, 115), (255, 128, 0), (128, 0, 128), (222, 184, 135), (107, 142, 35)</text:p>
          </table:table-cell>
          <table:table-cell office:value-type="string" table:style-name="ce1">
            <text:p>(128, 0, 128), (0, 230, 115), (222, 184, 135), (139, 69, 19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100, -200), (200, -100), (-100, -200), (-200, -100)</text:p>
          </table:table-cell>
          <table:table-cell office:value-type="string" table:style-name="ce1">
            <text:p>(100, -200), 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22, 184, 135), (255, 182, 193)</text:p>
          </table:table-cell>
          <table:table-cell office:value-type="string" table:style-name="ce1">
            <text:p>(222, 184, 135), (0, 102, 102), (139, 69, 19), (0, 128, 128), (128, 0, 128), (255, 182, 193)</text:p>
          </table:table-cell>
          <table:table-cell office:value-type="string" table:style-name="ce1">
            <text:p>(0, 128, 128), (139, 69, 19), (0, 102, 102)</text:p>
          </table:table-cell>
          <table:table-cell office:value-type="string" table:style-name="ce1">
            <text:p>(-100, 200), (200, 100), (-200, 100)</text:p>
          </table:table-cell>
          <table:table-cell office:value-type="string" table:style-name="ce1">
            <text:p>(-100, 200), (200, 100), (-200, 1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22, 184, 135)</text:p>
          </table:table-cell>
          <table:table-cell office:value-type="string" table:style-name="ce1">
            <text:p>(0, 102, 102), (255, 182, 193), (255, 140, 0), (222, 184, 135)</text:p>
          </table:table-cell>
          <table:table-cell office:value-type="string" table:style-name="ce1">
            <text:p>(255, 182, 193), (222, 184, 135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39, 69, 19)</text:p>
          </table:table-cell>
          <table:table-cell office:value-type="string" table:style-name="ce1">
            <text:p>(0, 102, 102), (0, 128, 128), (139, 69, 19), (107, 142, 35)</text:p>
          </table:table-cell>
          <table:table-cell office:value-type="string" table:style-name="ce1">
            <text:p>(0, 128, 128), (107, 142, 35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0, 102, 102), (139, 69, 19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0, 128, 128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22, 184, 135), (255, 182, 193), (107, 142, 35)</text:p>
          </table:table-cell>
          <table:table-cell office:value-type="string" table:style-name="ce1">
            <text:p>(255, 128, 0), (128, 0, 128), (255, 182, 193), (222, 184, 135), (255, 140, 0), (107, 142, 35), (0, 230, 115), (139, 69, 19)</text:p>
          </table:table-cell>
          <table:table-cell office:value-type="string" table:style-name="ce1">
            <text:p>(222, 184, 135), (255, 182, 193), (139, 69, 19), (128, 0, 128)</text:p>
          </table:table-cell>
          <table:table-cell office:value-type="string" table:style-name="ce1">
            <text:p>(-100, 200), (200, 100), (100, 200), (-200, 100)</text:p>
          </table:table-cell>
          <table:table-cell office:value-type="string" table:style-name="ce1">
            <text:p>(-100, 200), (200, 100), (100, 200), (-200, 100), (-200, -100), (-100, -200), (100, -200), (200, -100)</text:p>
          </table:table-cell>
          <table:table-cell office:value-type="string" table:style-name="ce1">
            <text:p>(-200, -100), 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82, 193), (0, 128, 128)</text:p>
          </table:table-cell>
          <table:table-cell office:value-type="string" table:style-name="ce1">
            <text:p>(222, 184, 135), (255, 182, 193), (0, 128, 128), (139, 69, 19), (0, 102, 102), (107, 142, 35)</text:p>
          </table:table-cell>
          <table:table-cell office:value-type="string" table:style-name="ce1">
            <text:p>(255, 182, 193), (0, 102, 102), (107, 142, 35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100, -200), (-200, -100), (200, -100)</text:p>
          </table:table-cell>
          <table:table-cell office:value-type="string" table:style-name="ce1">
            <text:p>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2, 102), (255, 182, 193), (0, 100, 0)</text:p>
          </table:table-cell>
          <table:table-cell office:value-type="string" table:style-name="ce1">
            <text:p>(0, 230, 115), (107, 142, 35), (139, 69, 19), (0, 102, 102), (255, 182, 193), (0, 100, 0), (0, 128, 128), (255, 128, 0)</text:p>
          </table:table-cell>
          <table:table-cell office:value-type="string" table:style-name="ce1">
            <text:p>(0, 128, 128), (139, 69, 19), (107, 142, 35), (255, 128, 0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-100, -200), (-200, -100), (100, -200), (200, -100)</text:p>
          </table:table-cell>
          <table:table-cell office:value-type="string" table:style-name="ce1">
            <text:p>(-100, -200), 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230, 115), (255, 182, 193), (128, 0, 128)</text:p>
          </table:table-cell>
          <table:table-cell office:value-type="string" table:style-name="ce1">
            <text:p>(107, 142, 35), (222, 184, 135), (139, 69, 19), (255, 140, 0), (255, 182, 193), (128, 0, 128), (0, 230, 115), (0, 100, 0)</text:p>
          </table:table-cell>
          <table:table-cell office:value-type="string" table:style-name="ce1">
            <text:p>(107, 142, 35), (0, 100, 0), (255, 182, 193), (139, 69, 19)</text:p>
          </table:table-cell>
          <table:table-cell office:value-type="string" table:style-name="ce1">
            <text:p>(-200, 100), (100, 200), (-100, 200), (200, 100)</text:p>
          </table:table-cell>
          <table:table-cell office:value-type="string" table:style-name="ce1">
            <text:p>(-200, 100), (100, 200), (-100, 200), (200, 100), (-100, -200), (-200, -100), (200, -100), (100, -200)</text:p>
          </table:table-cell>
          <table:table-cell office:value-type="string" table:style-name="ce1">
            <text:p>(-100, -200), 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255, 128, 0), (107, 142, 35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28, 128)</text:p>
          </table:table-cell>
          <table:table-cell office:value-type="string" table:style-name="ce1">
            <text:p>(0, 128, 128), (107, 142, 35), (222, 184, 135), (0, 230, 115)</text:p>
          </table:table-cell>
          <table:table-cell office:value-type="string" table:style-name="ce1">
            <text:p>(0, 230, 115), (0, 128, 128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82, 193), (255, 128, 0)</text:p>
          </table:table-cell>
          <table:table-cell office:value-type="string" table:style-name="ce1">
            <text:p>(0, 100, 0), (222, 184, 135), (0, 230, 115), (255, 128, 0), (139, 69, 19), (255, 182, 193)</text:p>
          </table:table-cell>
          <table:table-cell office:value-type="string" table:style-name="ce1">
            <text:p>(222, 184, 135), (139, 69, 19), (0, 100, 0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100, -200), (-200, -100), (-100, -200)</text:p>
          </table:table-cell>
          <table:table-cell office:value-type="string" table:style-name="ce1">
            <text:p>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28, 0, 128), (255, 128, 0), (0, 102, 102)</text:p>
          </table:table-cell>
          <table:table-cell office:value-type="string" table:style-name="ce1">
            <text:p>(107, 142, 35), (0, 230, 115), (222, 184, 135), (255, 128, 0), (0, 128, 128), (0, 102, 102), (255, 140, 0), (128, 0, 128)</text:p>
          </table:table-cell>
          <table:table-cell office:value-type="string" table:style-name="ce1">
            <text:p>(255, 128, 0), (0, 128, 128), (128, 0, 128), (222, 184, 135)</text:p>
          </table:table-cell>
          <table:table-cell office:value-type="string" table:style-name="ce1">
            <text:p>(-100, 200), (200, 100), (100, 200), (-200, 100)</text:p>
          </table:table-cell>
          <table:table-cell office:value-type="string" table:style-name="ce1">
            <text:p>(-100, 200), (200, 100), (100, 200), (-200, 100), (100, -200), (-200, -100), (-100, -200), (200, -100)</text:p>
          </table:table-cell>
          <table:table-cell office:value-type="string" table:style-name="ce1">
            <text:p>(100, -200), 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40, 0), (222, 184, 135)</text:p>
          </table:table-cell>
          <table:table-cell office:value-type="string" table:style-name="ce1">
            <text:p>(222, 184, 135), (255, 182, 193), (0, 102, 102), (107, 142, 35), (0, 100, 0), (255, 140, 0)</text:p>
          </table:table-cell>
          <table:table-cell office:value-type="string" table:style-name="ce1">
            <text:p>(255, 182, 193), (222, 184, 135), (255, 140, 0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39, 69, 19), (255, 140, 0)</text:p>
          </table:table-cell>
          <table:table-cell office:value-type="string" table:style-name="ce1">
            <text:p>(0, 230, 115), (255, 182, 193), (139, 69, 19), (255, 140, 0), (107, 142, 35), (255, 128, 0)</text:p>
          </table:table-cell>
          <table:table-cell office:value-type="string" table:style-name="ce1">
            <text:p>(0, 230, 115), (255, 128, 0), (255, 182, 193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28, 0, 128), (0, 230, 115), (222, 184, 135)</text:p>
          </table:table-cell>
          <table:table-cell office:value-type="string" table:style-name="ce1">
            <text:p>(0, 128, 128), (255, 182, 193), (222, 184, 135), (0, 102, 102), (107, 142, 35), (0, 230, 115), (255, 128, 0), (128, 0, 128)</text:p>
          </table:table-cell>
          <table:table-cell office:value-type="string" table:style-name="ce1">
            <text:p>(107, 142, 35), (0, 230, 115), (0, 102, 102), (128, 0, 128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100, -200), (-100, -200), (200, -100), (-200, -100)</text:p>
          </table:table-cell>
          <table:table-cell office:value-type="string" table:style-name="ce1">
            <text:p>(100, -200), 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82, 193), (0, 100, 0)</text:p>
          </table:table-cell>
          <table:table-cell office:value-type="string" table:style-name="ce1">
            <text:p>(139, 69, 19), (0, 100, 0), (255, 128, 0), (255, 182, 193), (255, 140, 0), (128, 0, 128)</text:p>
          </table:table-cell>
          <table:table-cell office:value-type="string" table:style-name="ce1">
            <text:p>(255, 140, 0), (255, 182, 193), (139, 69, 19)</text:p>
          </table:table-cell>
          <table:table-cell office:value-type="string" table:style-name="ce1">
            <text:p>(100, 200), (-100, 200), (-200, 100)</text:p>
          </table:table-cell>
          <table:table-cell office:value-type="string" table:style-name="ce1">
            <text:p>(100, 200), (-100, 200), (-200, 100), (-200, -100), (-100, -200), (200, -100)</text:p>
          </table:table-cell>
          <table:table-cell office:value-type="string" table:style-name="ce1">
            <text:p>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40, 0), (139, 69, 19)</text:p>
          </table:table-cell>
          <table:table-cell office:value-type="string" table:style-name="ce1">
            <text:p>(222, 184, 135), (128, 0, 128), (0, 102, 102), (139, 69, 19), (255, 140, 0), (255, 182, 193)</text:p>
          </table:table-cell>
          <table:table-cell office:value-type="string" table:style-name="ce1">
            <text:p>(139, 69, 19), (255, 182, 193), (128, 0, 128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100, -200), (200, -100), (-100, -200)</text:p>
          </table:table-cell>
          <table:table-cell office:value-type="string" table:style-name="ce1">
            <text:p>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39, 69, 19), (0, 100, 0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39, 69, 19), (0, 100, 0), (0, 102, 102)</text:p>
          </table:table-cell>
          <table:table-cell office:value-type="string" table:style-name="ce1">
            <text:p>(222, 184, 135), (255, 140, 0), (255, 128, 0), (107, 142, 35), (0, 102, 102), (0, 100, 0), (0, 230, 115), (139, 69, 19)</text:p>
          </table:table-cell>
          <table:table-cell office:value-type="string" table:style-name="ce1">
            <text:p>(255, 140, 0), (222, 184, 135), (0, 102, 102), (255, 128, 0)</text:p>
          </table:table-cell>
          <table:table-cell office:value-type="string" table:style-name="ce1">
            <text:p>(100, 200), (200, 100), (-200, 100), (-100, 200)</text:p>
          </table:table-cell>
          <table:table-cell office:value-type="string" table:style-name="ce1">
            <text:p>(100, 200), (200, 100), (-200, 100), (-100, 2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22, 184, 135), (139, 69, 19)</text:p>
          </table:table-cell>
          <table:table-cell office:value-type="string" table:style-name="ce1">
            <text:p>(255, 128, 0), (0, 102, 102), (0, 230, 115), (139, 69, 19), (222, 184, 135), (0, 100, 0)</text:p>
          </table:table-cell>
          <table:table-cell office:value-type="string" table:style-name="ce1">
            <text:p>(0, 230, 115), (255, 128, 0), (222, 184, 135)</text:p>
          </table:table-cell>
          <table:table-cell office:value-type="string" table:style-name="ce1">
            <text:p>(-200, 100), (-100, 200), (200, 100)</text:p>
          </table:table-cell>
          <table:table-cell office:value-type="string" table:style-name="ce1">
            <text:p>(-200, 100), (-100, 200), (200, 1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0, 230, 115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28, 128), (255, 182, 193)</text:p>
          </table:table-cell>
          <table:table-cell office:value-type="string" table:style-name="ce1">
            <text:p>(128, 0, 128), (0, 100, 0), (0, 230, 115), (0, 128, 128), (255, 182, 193), (255, 140, 0)</text:p>
          </table:table-cell>
          <table:table-cell office:value-type="string" table:style-name="ce1">
            <text:p>(0, 128, 128), (0, 230, 115), (0, 100, 0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-200, -100), (-100, -200), (200, -100)</text:p>
          </table:table-cell>
          <table:table-cell office:value-type="string" table:style-name="ce1">
            <text:p>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139, 69, 19), (255, 182, 193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07, 142, 35)</text:p>
          </table:table-cell>
          <table:table-cell office:value-type="string" table:style-name="ce1">
            <text:p>(0, 128, 128), (107, 142, 35), (255, 128, 0), (255, 182, 193)</text:p>
          </table:table-cell>
          <table:table-cell office:value-type="string" table:style-name="ce1">
            <text:p>(255, 128, 0), (255, 182, 193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128, 0, 128), (0, 230, 115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40, 0)</text:p>
          </table:table-cell>
          <table:table-cell office:value-type="string" table:style-name="ce1">
            <text:p>(139, 69, 19), (255, 128, 0), (222, 184, 135), (255, 140, 0)</text:p>
          </table:table-cell>
          <table:table-cell office:value-type="string" table:style-name="ce1">
            <text:p>(255, 128, 0), (255, 140, 0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22, 184, 135)</text:p>
          </table:table-cell>
          <table:table-cell office:value-type="string" table:style-name="ce1">
            <text:p>(255, 128, 0), (222, 184, 135), (107, 142, 35), (139, 69, 19)</text:p>
          </table:table-cell>
          <table:table-cell office:value-type="string" table:style-name="ce1">
            <text:p>(222, 184, 135), (139, 69, 19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82, 193)</text:p>
          </table:table-cell>
          <table:table-cell office:value-type="string" table:style-name="ce1">
            <text:p>(255, 182, 193), (128, 0, 128), (0, 128, 128), (139, 69, 19)</text:p>
          </table:table-cell>
          <table:table-cell office:value-type="string" table:style-name="ce1">
            <text:p>(0, 128, 128), (139, 69, 19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2, 102), (128, 0, 128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28, 0, 128), (0, 128, 128)</text:p>
          </table:table-cell>
          <table:table-cell office:value-type="string" table:style-name="ce1">
            <text:p>(107, 142, 35), (255, 140, 0), (0, 100, 0), (0, 128, 128), (0, 102, 102), (128, 0, 128)</text:p>
          </table:table-cell>
          <table:table-cell office:value-type="string" table:style-name="ce1">
            <text:p>(255, 140, 0), (0, 102, 102), (0, 100, 0)</text:p>
          </table:table-cell>
          <table:table-cell office:value-type="string" table:style-name="ce1">
            <text:p>(-100, 200), (100, 200), (200, 100)</text:p>
          </table:table-cell>
          <table:table-cell office:value-type="string" table:style-name="ce1">
            <text:p>(-100, 200), (100, 200), (200, 100), (100, -200), (200, -100), (-100, -200)</text:p>
          </table:table-cell>
          <table:table-cell office:value-type="string" table:style-name="ce1">
            <text:p>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40, 0)</text:p>
          </table:table-cell>
          <table:table-cell office:value-type="string" table:style-name="ce1">
            <text:p>(0, 100, 0), (0, 102, 102), (0, 230, 115), (255, 140, 0)</text:p>
          </table:table-cell>
          <table:table-cell office:value-type="string" table:style-name="ce1">
            <text:p>(0, 102, 102), (0, 230, 115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2, 102), (0, 230, 11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28, 128), (0, 230, 115)</text:p>
          </table:table-cell>
          <table:table-cell office:value-type="string" table:style-name="ce1">
            <text:p>(255, 140, 0), (128, 0, 128), (0, 230, 115), (255, 128, 0), (0, 128, 128), (139, 69, 19)</text:p>
          </table:table-cell>
          <table:table-cell office:value-type="string" table:style-name="ce1">
            <text:p>(0, 230, 115), (255, 140, 0), (0, 128, 128)</text:p>
          </table:table-cell>
          <table:table-cell office:value-type="string" table:style-name="ce1">
            <text:p>(200, 100), (100, 200), (-200, 100)</text:p>
          </table:table-cell>
          <table:table-cell office:value-type="string" table:style-name="ce1">
            <text:p>(200, 100), (100, 200), (-200, 1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230, 115), (139, 69, 19)</text:p>
          </table:table-cell>
          <table:table-cell office:value-type="string" table:style-name="ce1">
            <text:p>(128, 0, 128), (0, 128, 128), (255, 128, 0), (139, 69, 19), (0, 230, 115), (107, 142, 35)</text:p>
          </table:table-cell>
          <table:table-cell office:value-type="string" table:style-name="ce1">
            <text:p>(128, 0, 128), (0, 230, 115), (0, 128, 128)</text:p>
          </table:table-cell>
          <table:table-cell office:value-type="string" table:style-name="ce1">
            <text:p>(100, 200), (200, 100), (-100, 200)</text:p>
          </table:table-cell>
          <table:table-cell office:value-type="string" table:style-name="ce1">
            <text:p>(100, 200), (200, 100), (-100, 2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07, 142, 35), (0, 230, 115)</text:p>
          </table:table-cell>
          <table:table-cell office:value-type="string" table:style-name="ce1">
            <text:p>(107, 142, 35), (0, 100, 0), (0, 230, 115), (0, 128, 128), (255, 140, 0), (222, 184, 135)</text:p>
          </table:table-cell>
          <table:table-cell office:value-type="string" table:style-name="ce1">
            <text:p>(0, 128, 128), (0, 230, 115), (0, 100, 0)</text:p>
          </table:table-cell>
          <table:table-cell office:value-type="string" table:style-name="ce1">
            <text:p>(100, 200), (-200, 100), (200, 100)</text:p>
          </table:table-cell>
          <table:table-cell office:value-type="string" table:style-name="ce1">
            <text:p>(100, 200), (-200, 100), (200, 100), (-200, -100), (200, -100), (100, -200)</text:p>
          </table:table-cell>
          <table:table-cell office:value-type="string" table:style-name="ce1">
            <text:p>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2, 102), (222, 184, 135), (255, 182, 193)</text:p>
          </table:table-cell>
          <table:table-cell office:value-type="string" table:style-name="ce1">
            <text:p>(0, 230, 115), (255, 128, 0), (255, 182, 193), (0, 102, 102), (0, 128, 128), (222, 184, 135), (255, 140, 0), (107, 142, 35)</text:p>
          </table:table-cell>
          <table:table-cell office:value-type="string" table:style-name="ce1">
            <text:p>(255, 182, 193), (255, 140, 0), (0, 230, 115), (0, 102, 102)</text:p>
          </table:table-cell>
          <table:table-cell office:value-type="string" table:style-name="ce1">
            <text:p>(-100, 200), (200, 100), (100, 200), (-200, 100)</text:p>
          </table:table-cell>
          <table:table-cell office:value-type="string" table:style-name="ce1">
            <text:p>(-100, 200), (200, 100), (100, 200), (-200, 100), (200, -100), (-100, -200), (-200, -100), (100, -200)</text:p>
          </table:table-cell>
          <table:table-cell office:value-type="string" table:style-name="ce1">
            <text:p>(200, -100), 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28, 0, 128), (107, 142, 35), (255, 140, 0)</text:p>
          </table:table-cell>
          <table:table-cell office:value-type="string" table:style-name="ce1">
            <text:p>(255, 140, 0), (255, 182, 193), (0, 230, 115), (255, 128, 0), (0, 128, 128), (107, 142, 35), (139, 69, 19), (128, 0, 128)</text:p>
          </table:table-cell>
          <table:table-cell office:value-type="string" table:style-name="ce1">
            <text:p>(0, 128, 128), (255, 182, 193), (255, 128, 0), (255, 140, 0)</text:p>
          </table:table-cell>
          <table:table-cell office:value-type="string" table:style-name="ce1">
            <text:p>(100, 200), (-100, 200), (-200, 100), (200, 100)</text:p>
          </table:table-cell>
          <table:table-cell office:value-type="string" table:style-name="ce1">
            <text:p>(100, 200), (-100, 200), (-200, 100), (200, 100), (-200, -100), (100, -200), (-100, -200), (200, -100)</text:p>
          </table:table-cell>
          <table:table-cell office:value-type="string" table:style-name="ce1">
            <text:p>(-200, -100), 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0, 0)</text:p>
          </table:table-cell>
          <table:table-cell office:value-type="string" table:style-name="ce1">
            <text:p>(255, 140, 0), (255, 182, 193), (128, 0, 128), (0, 100, 0)</text:p>
          </table:table-cell>
          <table:table-cell office:value-type="string" table:style-name="ce1">
            <text:p>(255, 140, 0), (0, 100, 0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28, 128)</text:p>
          </table:table-cell>
          <table:table-cell office:value-type="string" table:style-name="ce1">
            <text:p>(128, 0, 128), (0, 128, 128), (0, 102, 102), (0, 100, 0)</text:p>
          </table:table-cell>
          <table:table-cell office:value-type="string" table:style-name="ce1">
            <text:p>(0, 102, 102), (128, 0, 128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0, 102, 102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39, 69, 19), (107, 142, 35)</text:p>
          </table:table-cell>
          <table:table-cell office:value-type="string" table:style-name="ce1">
            <text:p>(0, 128, 128), (0, 230, 115), (222, 184, 135), (139, 69, 19), (107, 142, 35), (255, 140, 0)</text:p>
          </table:table-cell>
          <table:table-cell office:value-type="string" table:style-name="ce1">
            <text:p>(139, 69, 19), (0, 230, 115), (0, 128, 128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-100, -200), (-200, -100), (200, -100)</text:p>
          </table:table-cell>
          <table:table-cell office:value-type="string" table:style-name="ce1">
            <text:p>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0, 102, 102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40, 0)</text:p>
          </table:table-cell>
          <table:table-cell office:value-type="string" table:style-name="ce1">
            <text:p>(0, 128, 128), (139, 69, 19), (255, 140, 0), (222, 184, 135)</text:p>
          </table:table-cell>
          <table:table-cell office:value-type="string" table:style-name="ce1">
            <text:p>(222, 184, 135), (0, 128, 128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40, 0)</text:p>
          </table:table-cell>
          <table:table-cell office:value-type="string" table:style-name="ce1">
            <text:p>(255, 140, 0), (255, 182, 193), (222, 184, 135), (0, 230, 115)</text:p>
          </table:table-cell>
          <table:table-cell office:value-type="string" table:style-name="ce1">
            <text:p>(222, 184, 135), (255, 140, 0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230, 115), (0, 100, 0)</text:p>
          </table:table-cell>
          <table:table-cell office:value-type="string" table:style-name="ce1">
            <text:p>(107, 142, 35), (0, 100, 0), (255, 182, 193), (139, 69, 19), (0, 230, 115), (255, 128, 0)</text:p>
          </table:table-cell>
          <table:table-cell office:value-type="string" table:style-name="ce1">
            <text:p>(255, 128, 0), (139, 69, 19), (0, 230, 115)</text:p>
          </table:table-cell>
          <table:table-cell office:value-type="string" table:style-name="ce1">
            <text:p>(-200, 100), (200, 100), (100, 200)</text:p>
          </table:table-cell>
          <table:table-cell office:value-type="string" table:style-name="ce1">
            <text:p>(-200, 100), (200, 100), (100, 200), (200, -100), (-200, -100), (100, -200)</text:p>
          </table:table-cell>
          <table:table-cell office:value-type="string" table:style-name="ce1">
            <text:p>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39, 69, 19), (255, 140, 0)</text:p>
          </table:table-cell>
          <table:table-cell office:value-type="string" table:style-name="ce1">
            <text:p>(222, 184, 135), (0, 100, 0), (0, 230, 115), (255, 140, 0), (255, 128, 0), (139, 69, 19)</text:p>
          </table:table-cell>
          <table:table-cell office:value-type="string" table:style-name="ce1">
            <text:p>(139, 69, 19), (255, 128, 0), (255, 140, 0)</text:p>
          </table:table-cell>
          <table:table-cell office:value-type="string" table:style-name="ce1">
            <text:p>(-200, 100), (100, 200), (200, 100)</text:p>
          </table:table-cell>
          <table:table-cell office:value-type="string" table:style-name="ce1">
            <text:p>(-200, 100), (100, 200), (200, 100), (-100, -200), (200, -100), (-200, -100)</text:p>
          </table:table-cell>
          <table:table-cell office:value-type="string" table:style-name="ce1">
            <text:p>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2, 102), (0, 128, 128), (139, 69, 19)</text:p>
          </table:table-cell>
          <table:table-cell office:value-type="string" table:style-name="ce1">
            <text:p>(255, 140, 0), (139, 69, 19), (107, 142, 35), (0, 100, 0), (0, 230, 115), (0, 102, 102), (0, 128, 128), (255, 182, 193)</text:p>
          </table:table-cell>
          <table:table-cell office:value-type="string" table:style-name="ce1">
            <text:p>(0, 230, 115), (255, 140, 0), (0, 100, 0), (0, 128, 128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100, -200), (-100, -200), (-200, -100), (200, -100)</text:p>
          </table:table-cell>
          <table:table-cell office:value-type="string" table:style-name="ce1">
            <text:p>(100, -200), 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82, 193), (0, 128, 128)</text:p>
          </table:table-cell>
          <table:table-cell office:value-type="string" table:style-name="ce1">
            <text:p>(128, 0, 128), (107, 142, 35), (0, 128, 128), (0, 100, 0), (255, 128, 0), (255, 182, 193)</text:p>
          </table:table-cell>
          <table:table-cell office:value-type="string" table:style-name="ce1">
            <text:p>(128, 0, 128), (107, 142, 35), (0, 128, 128)</text:p>
          </table:table-cell>
          <table:table-cell office:value-type="string" table:style-name="ce1">
            <text:p>(-100, 200), (200, 100), (100, 200)</text:p>
          </table:table-cell>
          <table:table-cell office:value-type="string" table:style-name="ce1">
            <text:p>(-100, 200), (200, 100), (100, 2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28, 0), (128, 0, 128)</text:p>
          </table:table-cell>
          <table:table-cell office:value-type="string" table:style-name="ce1">
            <text:p>(255, 128, 0), (222, 184, 135), (0, 128, 128), (139, 69, 19), (255, 182, 193), (128, 0, 128)</text:p>
          </table:table-cell>
          <table:table-cell office:value-type="string" table:style-name="ce1">
            <text:p>(222, 184, 135), (255, 128, 0), (255, 182, 193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200, -100), (-200, -100), (100, -200)</text:p>
          </table:table-cell>
          <table:table-cell office:value-type="string" table:style-name="ce1">
            <text:p>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39, 69, 19), (255, 182, 193), (0, 128, 128)</text:p>
          </table:table-cell>
          <table:table-cell office:value-type="string" table:style-name="ce1">
            <text:p>(128, 0, 128), (139, 69, 19), (0, 100, 0), (222, 184, 135), (255, 140, 0), (107, 142, 35), (255, 182, 193), (0, 128, 128)</text:p>
          </table:table-cell>
          <table:table-cell office:value-type="string" table:style-name="ce1">
            <text:p>(107, 142, 35), (128, 0, 128), (139, 69, 19), (0, 100, 0)</text:p>
          </table:table-cell>
          <table:table-cell office:value-type="string" table:style-name="ce1">
            <text:p>(100, 200), (200, 100), (-200, 100), (-100, 200)</text:p>
          </table:table-cell>
          <table:table-cell office:value-type="string" table:style-name="ce1">
            <text:p>(100, 200), (200, 100), (-200, 100), (-100, 200), (-100, -200), (200, -100), (-200, -100), (100, -200)</text:p>
          </table:table-cell>
          <table:table-cell office:value-type="string" table:style-name="ce1">
            <text:p>(-100, -200), 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0, 0), (107, 142, 35), (0, 230, 115)</text:p>
          </table:table-cell>
          <table:table-cell office:value-type="string" table:style-name="ce1">
            <text:p>(0, 128, 128), (255, 140, 0), (255, 182, 193), (107, 142, 35), (0, 230, 115), (255, 128, 0), (0, 100, 0), (139, 69, 19)</text:p>
          </table:table-cell>
          <table:table-cell office:value-type="string" table:style-name="ce1">
            <text:p>(255, 182, 193), (255, 140, 0), (0, 230, 115), (0, 128, 128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-100, -200), (100, -200), (-200, -100), (200, -100)</text:p>
          </table:table-cell>
          <table:table-cell office:value-type="string" table:style-name="ce1">
            <text:p>(-100, -200), 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128, 0, 128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0, 128, 128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40, 0)</text:p>
          </table:table-cell>
          <table:table-cell office:value-type="string" table:style-name="ce1">
            <text:p>(139, 69, 19), (255, 140, 0), (107, 142, 35), (255, 182, 193)</text:p>
          </table:table-cell>
          <table:table-cell office:value-type="string" table:style-name="ce1">
            <text:p>(139, 69, 19), (107, 142, 35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22, 184, 135), (0, 102, 102), (255, 182, 193)</text:p>
          </table:table-cell>
          <table:table-cell office:value-type="string" table:style-name="ce1">
            <text:p>(255, 140, 0), (0, 102, 102), (0, 100, 0), (255, 182, 193), (139, 69, 19), (222, 184, 135), (128, 0, 128), (0, 128, 128)</text:p>
          </table:table-cell>
          <table:table-cell office:value-type="string" table:style-name="ce1">
            <text:p>(222, 184, 135), (255, 182, 193), (0, 128, 128), (139, 69, 19)</text:p>
          </table:table-cell>
          <table:table-cell office:value-type="string" table:style-name="ce1">
            <text:p>(100, 200), (-100, 200), (-200, 100), (200, 100)</text:p>
          </table:table-cell>
          <table:table-cell office:value-type="string" table:style-name="ce1">
            <text:p>(100, 200), (-100, 200), (-200, 100), (200, 1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82, 193), (128, 0, 128)</text:p>
          </table:table-cell>
          <table:table-cell office:value-type="string" table:style-name="ce1">
            <text:p>(128, 0, 128), (255, 182, 193), (0, 230, 115), (255, 140, 0), (0, 100, 0), (139, 69, 19)</text:p>
          </table:table-cell>
          <table:table-cell office:value-type="string" table:style-name="ce1">
            <text:p>(128, 0, 128), (139, 69, 19), (0, 100, 0)</text:p>
          </table:table-cell>
          <table:table-cell office:value-type="string" table:style-name="ce1">
            <text:p>(-200, 100), (100, 200), (200, 100)</text:p>
          </table:table-cell>
          <table:table-cell office:value-type="string" table:style-name="ce1">
            <text:p>(-200, 100), (100, 200), (200, 1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07, 142, 35), (128, 0, 128)</text:p>
          </table:table-cell>
          <table:table-cell office:value-type="string" table:style-name="ce1">
            <text:p>(107, 142, 35), (0, 230, 115), (255, 182, 193), (139, 69, 19), (128, 0, 128), (222, 184, 135)</text:p>
          </table:table-cell>
          <table:table-cell office:value-type="string" table:style-name="ce1">
            <text:p>(139, 69, 19), (107, 142, 35), (222, 184, 135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2, 102)</text:p>
          </table:table-cell>
          <table:table-cell office:value-type="string" table:style-name="ce1">
            <text:p>(0, 100, 0), (0, 102, 102), (107, 142, 35), (255, 182, 193)</text:p>
          </table:table-cell>
          <table:table-cell office:value-type="string" table:style-name="ce1">
            <text:p>(107, 142, 35), (255, 182, 193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07, 142, 35)</text:p>
          </table:table-cell>
          <table:table-cell office:value-type="string" table:style-name="ce1">
            <text:p>(107, 142, 35), (0, 128, 128), (0, 100, 0), (222, 184, 135)</text:p>
          </table:table-cell>
          <table:table-cell office:value-type="string" table:style-name="ce1">
            <text:p>(0, 100, 0), (0, 128, 128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28, 0), (107, 142, 35), (222, 184, 135)</text:p>
          </table:table-cell>
          <table:table-cell office:value-type="string" table:style-name="ce1">
            <text:p>(128, 0, 128), (222, 184, 135), (107, 142, 35), (255, 128, 0), (139, 69, 19), (0, 128, 128), (0, 230, 115), (255, 182, 193)</text:p>
          </table:table-cell>
          <table:table-cell office:value-type="string" table:style-name="ce1">
            <text:p>(255, 182, 193), (0, 230, 115), (107, 142, 35), (128, 0, 128)</text:p>
          </table:table-cell>
          <table:table-cell office:value-type="string" table:style-name="ce1">
            <text:p>(-200, 100), (200, 100), (100, 200), (-100, 200)</text:p>
          </table:table-cell>
          <table:table-cell office:value-type="string" table:style-name="ce1">
            <text:p>(-200, 100), (200, 100), (100, 200), (-100, 200), (-100, -200), (-200, -100), (100, -200), (200, -100)</text:p>
          </table:table-cell>
          <table:table-cell office:value-type="string" table:style-name="ce1">
            <text:p>(-100, -200), 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2, 102)</text:p>
          </table:table-cell>
          <table:table-cell office:value-type="string" table:style-name="ce1">
            <text:p>(222, 184, 135), (0, 102, 102), (255, 128, 0), (255, 182, 193)</text:p>
          </table:table-cell>
          <table:table-cell office:value-type="string" table:style-name="ce1">
            <text:p>(0, 102, 102), (255, 182, 193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28, 0), (222, 184, 135)</text:p>
          </table:table-cell>
          <table:table-cell office:value-type="string" table:style-name="ce1">
            <text:p>(0, 128, 128), (139, 69, 19), (222, 184, 135), (0, 100, 0), (255, 128, 0), (107, 142, 35)</text:p>
          </table:table-cell>
          <table:table-cell office:value-type="string" table:style-name="ce1">
            <text:p>(0, 128, 128), (0, 100, 0), (107, 142, 35)</text:p>
          </table:table-cell>
          <table:table-cell office:value-type="string" table:style-name="ce1">
            <text:p>(-200, 100), (-100, 200), (200, 100)</text:p>
          </table:table-cell>
          <table:table-cell office:value-type="string" table:style-name="ce1">
            <text:p>(-200, 100), (-100, 200), (200, 100), (-200, -100), (200, -100), (100, -200)</text:p>
          </table:table-cell>
          <table:table-cell office:value-type="string" table:style-name="ce1">
            <text:p>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40, 0), (0, 128, 128), (255, 128, 0)</text:p>
          </table:table-cell>
          <table:table-cell office:value-type="string" table:style-name="ce1">
            <text:p>(0, 230, 115), (128, 0, 128), (0, 128, 128), (255, 182, 193), (255, 140, 0), (0, 102, 102), (255, 128, 0), (222, 184, 135)</text:p>
          </table:table-cell>
          <table:table-cell office:value-type="string" table:style-name="ce1">
            <text:p>(222, 184, 135), (128, 0, 128), (255, 128, 0), (0, 128, 128)</text:p>
          </table:table-cell>
          <table:table-cell office:value-type="string" table:style-name="ce1">
            <text:p>(200, 100), (-100, 200), (100, 200), (-200, 100)</text:p>
          </table:table-cell>
          <table:table-cell office:value-type="string" table:style-name="ce1">
            <text:p>(200, 100), (-100, 200), (100, 200), (-200, 100), (100, -200), (-100, -200), (-200, -100), (200, -100)</text:p>
          </table:table-cell>
          <table:table-cell office:value-type="string" table:style-name="ce1">
            <text:p>(100, -200), 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40, 0), (222, 184, 135), (107, 142, 35)</text:p>
          </table:table-cell>
          <table:table-cell office:value-type="string" table:style-name="ce1">
            <text:p>(255, 140, 0), (0, 100, 0), (222, 184, 135), (0, 102, 102), (107, 142, 35), (255, 182, 193), (255, 128, 0), (139, 69, 19)</text:p>
          </table:table-cell>
          <table:table-cell office:value-type="string" table:style-name="ce1">
            <text:p>(107, 142, 35), (255, 140, 0), (255, 182, 193), (0, 102, 102)</text:p>
          </table:table-cell>
          <table:table-cell office:value-type="string" table:style-name="ce1">
            <text:p>(-200, 100), (100, 200), (-100, 200), (200, 100)</text:p>
          </table:table-cell>
          <table:table-cell office:value-type="string" table:style-name="ce1">
            <text:p>(-200, 100), (100, 200), (-100, 200), (200, 100), (-200, -100), (-100, -200), (200, -100), (100, -200)</text:p>
          </table:table-cell>
          <table:table-cell office:value-type="string" table:style-name="ce1">
            <text:p>(-200, -100), 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39, 69, 19), (107, 142, 35)</text:p>
          </table:table-cell>
          <table:table-cell office:value-type="string" table:style-name="ce1">
            <text:p>(139, 69, 19), (255, 128, 0), (0, 230, 115), (0, 100, 0), (107, 142, 35), (222, 184, 135)</text:p>
          </table:table-cell>
          <table:table-cell office:value-type="string" table:style-name="ce1">
            <text:p>(222, 184, 135), (0, 100, 0), (107, 142, 35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-100, -200), (200, -100), (-200, -100)</text:p>
          </table:table-cell>
          <table:table-cell office:value-type="string" table:style-name="ce1">
            <text:p>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0, 230, 115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0, 0)</text:p>
          </table:table-cell>
          <table:table-cell office:value-type="string" table:style-name="ce1">
            <text:p>(139, 69, 19), (0, 230, 115), (0, 100, 0), (128, 0, 128)</text:p>
          </table:table-cell>
          <table:table-cell office:value-type="string" table:style-name="ce1">
            <text:p>(0, 230, 115), (128, 0, 128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128, 0, 128), (222, 184, 135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28, 0, 128), (255, 128, 0)</text:p>
          </table:table-cell>
          <table:table-cell office:value-type="string" table:style-name="ce1">
            <text:p>(0, 128, 128), (107, 142, 35), (255, 128, 0), (0, 230, 115), (128, 0, 128), (222, 184, 135)</text:p>
          </table:table-cell>
          <table:table-cell office:value-type="string" table:style-name="ce1">
            <text:p>(128, 0, 128), (222, 184, 135), (0, 230, 115)</text:p>
          </table:table-cell>
          <table:table-cell office:value-type="string" table:style-name="ce1">
            <text:p>(-200, 100), (100, 200), (200, 100)</text:p>
          </table:table-cell>
          <table:table-cell office:value-type="string" table:style-name="ce1">
            <text:p>(-200, 100), (100, 200), (200, 100), (-100, -200), (200, -100), (-200, -100)</text:p>
          </table:table-cell>
          <table:table-cell office:value-type="string" table:style-name="ce1">
            <text:p>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82, 193), (0, 100, 0)</text:p>
          </table:table-cell>
          <table:table-cell office:value-type="string" table:style-name="ce1">
            <text:p>(0, 128, 128), (0, 230, 115), (107, 142, 35), (255, 182, 193), (0, 100, 0), (139, 69, 19)</text:p>
          </table:table-cell>
          <table:table-cell office:value-type="string" table:style-name="ce1">
            <text:p>(0, 230, 115), (255, 182, 193), (107, 142, 35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200, -100), (100, -200), (-100, -200)</text:p>
          </table:table-cell>
          <table:table-cell office:value-type="string" table:style-name="ce1">
            <text:p>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28, 0, 128), (0, 230, 115), (0, 102, 102)</text:p>
          </table:table-cell>
          <table:table-cell office:value-type="string" table:style-name="ce1">
            <text:p>(128, 0, 128), (0, 230, 115), (222, 184, 135), (255, 182, 193), (0, 102, 102), (139, 69, 19), (0, 128, 128), (107, 142, 35)</text:p>
          </table:table-cell>
          <table:table-cell office:value-type="string" table:style-name="ce1">
            <text:p>(0, 128, 128), (107, 142, 35), (139, 69, 19), (255, 182, 193)</text:p>
          </table:table-cell>
          <table:table-cell office:value-type="string" table:style-name="ce1">
            <text:p>(-200, 100), (100, 200), (-100, 200), (200, 100)</text:p>
          </table:table-cell>
          <table:table-cell office:value-type="string" table:style-name="ce1">
            <text:p>(-200, 100), (100, 200), (-100, 200), (200, 100), (-200, -100), (200, -100), (100, -200), (-100, -200)</text:p>
          </table:table-cell>
          <table:table-cell office:value-type="string" table:style-name="ce1">
            <text:p>(-200, -100), 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255, 140, 0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22, 184, 135), (0, 128, 128), (139, 69, 19)</text:p>
          </table:table-cell>
          <table:table-cell office:value-type="string" table:style-name="ce1">
            <text:p>(0, 102, 102), (139, 69, 19), (255, 128, 0), (255, 140, 0), (222, 184, 135), (0, 128, 128), (0, 100, 0), (0, 230, 115)</text:p>
          </table:table-cell>
          <table:table-cell office:value-type="string" table:style-name="ce1">
            <text:p>(0, 128, 128), (0, 102, 102), (0, 100, 0), (139, 69, 19)</text:p>
          </table:table-cell>
          <table:table-cell office:value-type="string" table:style-name="ce1">
            <text:p>(200, 100), (-100, 200), (100, 200), (-200, 100)</text:p>
          </table:table-cell>
          <table:table-cell office:value-type="string" table:style-name="ce1">
            <text:p>(200, 100), (-100, 200), (100, 200), (-200, 100), (-200, -100), (200, -100), (100, -200), (-100, -200)</text:p>
          </table:table-cell>
          <table:table-cell office:value-type="string" table:style-name="ce1">
            <text:p>(-200, -100), 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28, 0), (0, 128, 128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255, 140, 0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2, 102), (255, 140, 0)</text:p>
          </table:table-cell>
          <table:table-cell office:value-type="string" table:style-name="ce1">
            <text:p>(255, 140, 0), (255, 128, 0), (255, 182, 193), (0, 230, 115), (0, 102, 102), (0, 128, 128)</text:p>
          </table:table-cell>
          <table:table-cell office:value-type="string" table:style-name="ce1">
            <text:p>(255, 128, 0), (255, 140, 0), (0, 128, 128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-100, -200), (200, -100), (-200, -100)</text:p>
          </table:table-cell>
          <table:table-cell office:value-type="string" table:style-name="ce1">
            <text:p>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107, 142, 35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128, 0, 128), (0, 102, 102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255, 140, 0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39, 69, 19), (0, 128, 128), (0, 100, 0)</text:p>
          </table:table-cell>
          <table:table-cell office:value-type="string" table:style-name="ce1">
            <text:p>(0, 128, 128), (0, 102, 102), (139, 69, 19), (255, 140, 0), (107, 142, 35), (0, 100, 0), (255, 128, 0), (128, 0, 128)</text:p>
          </table:table-cell>
          <table:table-cell office:value-type="string" table:style-name="ce1">
            <text:p>(255, 140, 0), (0, 128, 128), (139, 69, 19), (0, 102, 102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-200, -100), (-100, -200), (100, -200), (200, -100)</text:p>
          </table:table-cell>
          <table:table-cell office:value-type="string" table:style-name="ce1">
            <text:p>(-200, -100), 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28, 0, 128)</text:p>
          </table:table-cell>
          <table:table-cell office:value-type="string" table:style-name="ce1">
            <text:p>(0, 100, 0), (255, 140, 0), (0, 230, 115), (128, 0, 128)</text:p>
          </table:table-cell>
          <table:table-cell office:value-type="string" table:style-name="ce1">
            <text:p>(128, 0, 128), (0, 100, 0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40, 0), (0, 102, 102)</text:p>
          </table:table-cell>
          <table:table-cell office:value-type="string" table:style-name="ce1">
            <text:p>(255, 140, 0), (255, 182, 193), (0, 230, 115), (139, 69, 19), (0, 102, 102), (0, 100, 0)</text:p>
          </table:table-cell>
          <table:table-cell office:value-type="string" table:style-name="ce1">
            <text:p>(0, 230, 115), (0, 102, 102), (0, 100, 0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100, -200), (200, -100), (-100, -200)</text:p>
          </table:table-cell>
          <table:table-cell office:value-type="string" table:style-name="ce1">
            <text:p>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28, 0, 128), (139, 69, 19), (222, 184, 135)</text:p>
          </table:table-cell>
          <table:table-cell office:value-type="string" table:style-name="ce1">
            <text:p>(255, 128, 0), (222, 184, 135), (107, 142, 35), (139, 69, 19), (255, 182, 193), (255, 140, 0), (0, 128, 128), (128, 0, 128)</text:p>
          </table:table-cell>
          <table:table-cell office:value-type="string" table:style-name="ce1">
            <text:p>(128, 0, 128), (222, 184, 135), (0, 128, 128), (139, 69, 19)</text:p>
          </table:table-cell>
          <table:table-cell office:value-type="string" table:style-name="ce1">
            <text:p>(100, 200), (200, 100), (-100, 200), (-200, 100)</text:p>
          </table:table-cell>
          <table:table-cell office:value-type="string" table:style-name="ce1">
            <text:p>(100, 200), (200, 100), (-100, 200), (-200, 100), (-100, -200), (-200, -100), (200, -100), (100, -200)</text:p>
          </table:table-cell>
          <table:table-cell office:value-type="string" table:style-name="ce1">
            <text:p>(-100, -200), 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07, 142, 35), (255, 140, 0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39, 69, 19), (0, 100, 0)</text:p>
          </table:table-cell>
          <table:table-cell office:value-type="string" table:style-name="ce1">
            <text:p>(255, 182, 193), (255, 140, 0), (0, 230, 115), (0, 100, 0), (139, 69, 19), (107, 142, 35)</text:p>
          </table:table-cell>
          <table:table-cell office:value-type="string" table:style-name="ce1">
            <text:p>(0, 100, 0), (139, 69, 19), (0, 230, 115)</text:p>
          </table:table-cell>
          <table:table-cell office:value-type="string" table:style-name="ce1">
            <text:p>(-100, 200), (100, 200), (200, 100)</text:p>
          </table:table-cell>
          <table:table-cell office:value-type="string" table:style-name="ce1">
            <text:p>(-100, 200), (100, 200), (200, 1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82, 193), (107, 142, 35), (222, 184, 135)</text:p>
          </table:table-cell>
          <table:table-cell office:value-type="string" table:style-name="ce1">
            <text:p>(255, 128, 0), (255, 140, 0), (0, 100, 0), (107, 142, 35), (0, 230, 115), (128, 0, 128), (255, 182, 193), (222, 184, 135)</text:p>
          </table:table-cell>
          <table:table-cell office:value-type="string" table:style-name="ce1">
            <text:p>(128, 0, 128), (222, 184, 135), (255, 182, 193), (0, 100, 0)</text:p>
          </table:table-cell>
          <table:table-cell office:value-type="string" table:style-name="ce1">
            <text:p>(100, 200), (-100, 200), (-200, 100), (200, 100)</text:p>
          </table:table-cell>
          <table:table-cell office:value-type="string" table:style-name="ce1">
            <text:p>(100, 200), (-100, 200), (-200, 100), (200, 100), (100, -200), (200, -100), (-100, -200), (-200, -100)</text:p>
          </table:table-cell>
          <table:table-cell office:value-type="string" table:style-name="ce1">
            <text:p>(100, -200), 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22, 184, 135), (139, 69, 19), (0, 100, 0)</text:p>
          </table:table-cell>
          <table:table-cell office:value-type="string" table:style-name="ce1">
            <text:p>(139, 69, 19), (0, 102, 102), (0, 100, 0), (222, 184, 135), (0, 230, 115), (0, 128, 128), (255, 182, 193), (107, 142, 35)</text:p>
          </table:table-cell>
          <table:table-cell office:value-type="string" table:style-name="ce1">
            <text:p>(222, 184, 135), (0, 230, 115), (0, 100, 0), (107, 142, 35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200, -100), (100, -200), (-200, -100), (-100, -200)</text:p>
          </table:table-cell>
          <table:table-cell office:value-type="string" table:style-name="ce1">
            <text:p>(200, -100), 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28, 0, 128), (139, 69, 19)</text:p>
          </table:table-cell>
          <table:table-cell office:value-type="string" table:style-name="ce1">
            <text:p>(255, 182, 193), (139, 69, 19), (0, 102, 102), (255, 128, 0), (128, 0, 128), (0, 100, 0)</text:p>
          </table:table-cell>
          <table:table-cell office:value-type="string" table:style-name="ce1">
            <text:p>(139, 69, 19), (255, 128, 0), (255, 182, 193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-100, -200), (100, -200), (200, -100)</text:p>
          </table:table-cell>
          <table:table-cell office:value-type="string" table:style-name="ce1">
            <text:p>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28, 128)</text:p>
          </table:table-cell>
          <table:table-cell office:value-type="string" table:style-name="ce1">
            <text:p>(255, 182, 193), (0, 128, 128), (0, 230, 115), (255, 128, 0)</text:p>
          </table:table-cell>
          <table:table-cell office:value-type="string" table:style-name="ce1">
            <text:p>(0, 128, 128), (0, 230, 115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39, 69, 19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40, 0), (0, 230, 115)</text:p>
          </table:table-cell>
          <table:table-cell office:value-type="string" table:style-name="ce1">
            <text:p>(255, 182, 193), (128, 0, 128), (255, 140, 0), (107, 142, 35), (139, 69, 19), (0, 230, 115)</text:p>
          </table:table-cell>
          <table:table-cell office:value-type="string" table:style-name="ce1">
            <text:p>(0, 230, 115), (139, 69, 19), (107, 142, 35)</text:p>
          </table:table-cell>
          <table:table-cell office:value-type="string" table:style-name="ce1">
            <text:p>(100, 200), (-100, 200), (-200, 100)</text:p>
          </table:table-cell>
          <table:table-cell office:value-type="string" table:style-name="ce1">
            <text:p>(100, 200), (-100, 200), (-200, 100), (-200, -100), (200, -100), (-100, -200)</text:p>
          </table:table-cell>
          <table:table-cell office:value-type="string" table:style-name="ce1">
            <text:p>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230, 115), (128, 0, 128), (0, 100, 0)</text:p>
          </table:table-cell>
          <table:table-cell office:value-type="string" table:style-name="ce1">
            <text:p>(222, 184, 135), (255, 182, 193), (139, 69, 19), (0, 230, 115), (0, 100, 0), (107, 142, 35), (128, 0, 128), (255, 128, 0)</text:p>
          </table:table-cell>
          <table:table-cell office:value-type="string" table:style-name="ce1">
            <text:p>(255, 128, 0), (255, 182, 193), (139, 69, 19), (107, 142, 35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-200, -100), (100, -200), (200, -100), (-100, -200)</text:p>
          </table:table-cell>
          <table:table-cell office:value-type="string" table:style-name="ce1">
            <text:p>(-200, -100), 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39, 69, 19)</text:p>
          </table:table-cell>
          <table:table-cell office:value-type="string" table:style-name="ce1">
            <text:p>(0, 128, 128), (128, 0, 128), (107, 142, 35), (139, 69, 19)</text:p>
          </table:table-cell>
          <table:table-cell office:value-type="string" table:style-name="ce1">
            <text:p>(107, 142, 35), (128, 0, 128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40, 0), (222, 184, 135), (0, 102, 102)</text:p>
          </table:table-cell>
          <table:table-cell office:value-type="string" table:style-name="ce1">
            <text:p>(0, 128, 128), (255, 128, 0), (222, 184, 135), (255, 140, 0), (0, 102, 102), (0, 100, 0), (107, 142, 35), (128, 0, 128)</text:p>
          </table:table-cell>
          <table:table-cell office:value-type="string" table:style-name="ce1">
            <text:p>(107, 142, 35), (0, 102, 102), (255, 128, 0), (0, 128, 128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-100, -200), (200, -100), (100, -200), (-200, -100)</text:p>
          </table:table-cell>
          <table:table-cell office:value-type="string" table:style-name="ce1">
            <text:p>(-100, -200), 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39, 69, 19), (255, 140, 0)</text:p>
          </table:table-cell>
          <table:table-cell office:value-type="string" table:style-name="ce1">
            <text:p>(0, 100, 0), (255, 140, 0), (0, 102, 102), (139, 69, 19), (128, 0, 128), (222, 184, 135)</text:p>
          </table:table-cell>
          <table:table-cell office:value-type="string" table:style-name="ce1">
            <text:p>(128, 0, 128), (0, 100, 0), (222, 184, 135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200, -100), (100, -200), (-100, -200)</text:p>
          </table:table-cell>
          <table:table-cell office:value-type="string" table:style-name="ce1">
            <text:p>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28, 0)</text:p>
          </table:table-cell>
          <table:table-cell office:value-type="string" table:style-name="ce1">
            <text:p>(255, 128, 0), (255, 182, 193), (255, 140, 0), (139, 69, 19)</text:p>
          </table:table-cell>
          <table:table-cell office:value-type="string" table:style-name="ce1">
            <text:p>(255, 128, 0), (255, 140, 0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255, 128, 0), (0, 230, 115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230, 115), (255, 182, 193), (107, 142, 35)</text:p>
          </table:table-cell>
          <table:table-cell office:value-type="string" table:style-name="ce1">
            <text:p>(255, 182, 193), (0, 230, 115), (255, 140, 0), (0, 102, 102), (128, 0, 128), (222, 184, 135), (139, 69, 19), (107, 142, 35)</text:p>
          </table:table-cell>
          <table:table-cell office:value-type="string" table:style-name="ce1">
            <text:p>(0, 102, 102), (139, 69, 19), (0, 230, 115), (255, 182, 193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-100, -200), (200, -100), (100, -200), (-200, -100)</text:p>
          </table:table-cell>
          <table:table-cell office:value-type="string" table:style-name="ce1">
            <text:p>(-100, -200), 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230, 115), (139, 69, 19)</text:p>
          </table:table-cell>
          <table:table-cell office:value-type="string" table:style-name="ce1">
            <text:p>(255, 128, 0), (0, 230, 115), (0, 128, 128), (107, 142, 35), (139, 69, 19), (255, 140, 0)</text:p>
          </table:table-cell>
          <table:table-cell office:value-type="string" table:style-name="ce1">
            <text:p>(0, 230, 115), (255, 128, 0), (107, 142, 35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-100, -200), (100, -200), (-200, -100)</text:p>
          </table:table-cell>
          <table:table-cell office:value-type="string" table:style-name="ce1">
            <text:p>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230, 115), (139, 69, 19)</text:p>
          </table:table-cell>
          <table:table-cell office:value-type="string" table:style-name="ce1">
            <text:p>(0, 230, 115), (255, 182, 193), (222, 184, 135), (255, 140, 0), (139, 69, 19), (0, 100, 0)</text:p>
          </table:table-cell>
          <table:table-cell office:value-type="string" table:style-name="ce1">
            <text:p>(0, 230, 115), (0, 100, 0), (255, 182, 193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28, 0, 128), (255, 140, 0), (0, 102, 102)</text:p>
          </table:table-cell>
          <table:table-cell office:value-type="string" table:style-name="ce1">
            <text:p>(222, 184, 135), (107, 142, 35), (255, 128, 0), (255, 140, 0), (128, 0, 128), (255, 182, 193), (0, 102, 102), (0, 230, 115)</text:p>
          </table:table-cell>
          <table:table-cell office:value-type="string" table:style-name="ce1">
            <text:p>(255, 182, 193), (222, 184, 135), (107, 142, 35), (255, 140, 0)</text:p>
          </table:table-cell>
          <table:table-cell office:value-type="string" table:style-name="ce1">
            <text:p>(100, 200), (-100, 200), (200, 100), (-200, 100)</text:p>
          </table:table-cell>
          <table:table-cell office:value-type="string" table:style-name="ce1">
            <text:p>(100, 200), (-100, 200), (200, 100), (-200, 100), (100, -200), (200, -100), (-100, -200), (-200, -100)</text:p>
          </table:table-cell>
          <table:table-cell office:value-type="string" table:style-name="ce1">
            <text:p>(100, -200), 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28, 0, 128), (0, 230, 115)</text:p>
          </table:table-cell>
          <table:table-cell office:value-type="string" table:style-name="ce1">
            <text:p>(139, 69, 19), (128, 0, 128), (255, 140, 0), (0, 230, 115), (255, 128, 0), (107, 142, 35)</text:p>
          </table:table-cell>
          <table:table-cell office:value-type="string" table:style-name="ce1">
            <text:p>(139, 69, 19), (107, 142, 35), (255, 140, 0)</text:p>
          </table:table-cell>
          <table:table-cell office:value-type="string" table:style-name="ce1">
            <text:p>(100, 200), (-200, 100), (200, 100)</text:p>
          </table:table-cell>
          <table:table-cell office:value-type="string" table:style-name="ce1">
            <text:p>(100, 200), (-200, 100), (200, 100), (200, -100), (-200, -100), (100, -200)</text:p>
          </table:table-cell>
          <table:table-cell office:value-type="string" table:style-name="ce1">
            <text:p>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28, 0)</text:p>
          </table:table-cell>
          <table:table-cell office:value-type="string" table:style-name="ce1">
            <text:p>(0, 102, 102), (255, 182, 193), (255, 128, 0), (255, 140, 0)</text:p>
          </table:table-cell>
          <table:table-cell office:value-type="string" table:style-name="ce1">
            <text:p>(255, 128, 0), (0, 102, 102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02, 102), (0, 128, 128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230, 115), (139, 69, 19), (128, 0, 128)</text:p>
          </table:table-cell>
          <table:table-cell office:value-type="string" table:style-name="ce1">
            <text:p>(255, 128, 0), (255, 140, 0), (128, 0, 128), (255, 182, 193), (0, 230, 115), (222, 184, 135), (139, 69, 19), (0, 100, 0)</text:p>
          </table:table-cell>
          <table:table-cell office:value-type="string" table:style-name="ce1">
            <text:p>(222, 184, 135), (0, 100, 0), (255, 128, 0), (139, 69, 19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-100, -200), (-200, -100), (200, -100), (100, -200)</text:p>
          </table:table-cell>
          <table:table-cell office:value-type="string" table:style-name="ce1">
            <text:p>(-100, -200), 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28, 0, 128), (255, 140, 0)</text:p>
          </table:table-cell>
          <table:table-cell office:value-type="string" table:style-name="ce1">
            <text:p>(0, 128, 128), (128, 0, 128), (255, 140, 0), (255, 128, 0), (139, 69, 19), (255, 182, 193)</text:p>
          </table:table-cell>
          <table:table-cell office:value-type="string" table:style-name="ce1">
            <text:p>(255, 140, 0), (128, 0, 128), (255, 128, 0)</text:p>
          </table:table-cell>
          <table:table-cell office:value-type="string" table:style-name="ce1">
            <text:p>(-100, 200), (200, 100), (-200, 100)</text:p>
          </table:table-cell>
          <table:table-cell office:value-type="string" table:style-name="ce1">
            <text:p>(-100, 200), (200, 100), (-200, 1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2, 102), (0, 128, 128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82, 193), (222, 184, 135)</text:p>
          </table:table-cell>
          <table:table-cell office:value-type="string" table:style-name="ce1">
            <text:p>(0, 100, 0), (255, 182, 193), (128, 0, 128), (222, 184, 135), (255, 128, 0), (0, 230, 115)</text:p>
          </table:table-cell>
          <table:table-cell office:value-type="string" table:style-name="ce1">
            <text:p>(222, 184, 135), (255, 182, 193), (0, 230, 115)</text:p>
          </table:table-cell>
          <table:table-cell office:value-type="string" table:style-name="ce1">
            <text:p>(200, 100), (100, 200), (-100, 200)</text:p>
          </table:table-cell>
          <table:table-cell office:value-type="string" table:style-name="ce1">
            <text:p>(200, 100), (100, 200), (-100, 200), (-100, -200), (100, -200), (-200, -100)</text:p>
          </table:table-cell>
          <table:table-cell office:value-type="string" table:style-name="ce1">
            <text:p>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22, 184, 135), (0, 230, 115), (139, 69, 19)</text:p>
          </table:table-cell>
          <table:table-cell office:value-type="string" table:style-name="ce1">
            <text:p>(0, 102, 102), (222, 184, 135), (0, 100, 0), (255, 182, 193), (255, 140, 0), (0, 128, 128), (139, 69, 19), (0, 230, 115)</text:p>
          </table:table-cell>
          <table:table-cell office:value-type="string" table:style-name="ce1">
            <text:p>(0, 128, 128), (255, 182, 193), (255, 140, 0), (0, 102, 102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200, -100), (-100, -200), (100, -200), (-200, -100)</text:p>
          </table:table-cell>
          <table:table-cell office:value-type="string" table:style-name="ce1">
            <text:p>(200, -100), 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255, 182, 193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02, 102)</text:p>
          </table:table-cell>
          <table:table-cell office:value-type="string" table:style-name="ce1">
            <text:p>(0, 230, 115), (0, 102, 102), (0, 128, 128), (139, 69, 19)</text:p>
          </table:table-cell>
          <table:table-cell office:value-type="string" table:style-name="ce1">
            <text:p>(0, 230, 115), (0, 128, 128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40, 0)</text:p>
          </table:table-cell>
          <table:table-cell office:value-type="string" table:style-name="ce1">
            <text:p>(255, 140, 0), (0, 230, 115), (107, 142, 35), (255, 128, 0)</text:p>
          </table:table-cell>
          <table:table-cell office:value-type="string" table:style-name="ce1">
            <text:p>(107, 142, 35), (255, 140, 0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39, 69, 19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2, 102), (128, 0, 128), (0, 128, 128)</text:p>
          </table:table-cell>
          <table:table-cell office:value-type="string" table:style-name="ce1">
            <text:p>(222, 184, 135), (0, 128, 128), (0, 102, 102), (107, 142, 35), (139, 69, 19), (0, 230, 115), (128, 0, 128), (255, 182, 193)</text:p>
          </table:table-cell>
          <table:table-cell office:value-type="string" table:style-name="ce1">
            <text:p>(139, 69, 19), (128, 0, 128), (0, 102, 102), (0, 128, 128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40, 0)</text:p>
          </table:table-cell>
          <table:table-cell office:value-type="string" table:style-name="ce1">
            <text:p>(255, 182, 193), (255, 140, 0), (255, 128, 0), (0, 230, 115)</text:p>
          </table:table-cell>
          <table:table-cell office:value-type="string" table:style-name="ce1">
            <text:p>(255, 182, 193), (255, 140, 0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28, 0, 128)</text:p>
          </table:table-cell>
          <table:table-cell office:value-type="string" table:style-name="ce1">
            <text:p>(128, 0, 128), (107, 142, 35), (255, 182, 193), (0, 230, 115)</text:p>
          </table:table-cell>
          <table:table-cell office:value-type="string" table:style-name="ce1">
            <text:p>(128, 0, 128), (0, 230, 115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22, 184, 135), (255, 182, 193), (255, 128, 0)</text:p>
          </table:table-cell>
          <table:table-cell office:value-type="string" table:style-name="ce1">
            <text:p>(255, 140, 0), (255, 182, 193), (222, 184, 135), (255, 128, 0), (0, 128, 128), (0, 230, 115), (0, 100, 0), (107, 142, 35)</text:p>
          </table:table-cell>
          <table:table-cell office:value-type="string" table:style-name="ce1">
            <text:p>(0, 128, 128), (107, 142, 35), (255, 128, 0), (0, 100, 0)</text:p>
          </table:table-cell>
          <table:table-cell office:value-type="string" table:style-name="ce1">
            <text:p>(100, 200), (200, 100), (-100, 200), (-200, 100)</text:p>
          </table:table-cell>
          <table:table-cell office:value-type="string" table:style-name="ce1">
            <text:p>(100, 200), (200, 100), (-100, 200), (-200, 100), (200, -100), (100, -200), (-100, -200), (-200, -100)</text:p>
          </table:table-cell>
          <table:table-cell office:value-type="string" table:style-name="ce1">
            <text:p>(200, -100), 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82, 193)</text:p>
          </table:table-cell>
          <table:table-cell office:value-type="string" table:style-name="ce1">
            <text:p>(255, 182, 193), (0, 230, 115), (255, 128, 0), (0, 100, 0)</text:p>
          </table:table-cell>
          <table:table-cell office:value-type="string" table:style-name="ce1">
            <text:p>(255, 182, 193), (255, 128, 0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82, 193)</text:p>
          </table:table-cell>
          <table:table-cell office:value-type="string" table:style-name="ce1">
            <text:p>(255, 182, 193), (222, 184, 135), (107, 142, 35), (0, 230, 115)</text:p>
          </table:table-cell>
          <table:table-cell office:value-type="string" table:style-name="ce1">
            <text:p>(107, 142, 35), (255, 182, 193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0, 128, 128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28, 0, 128), (107, 142, 35)</text:p>
          </table:table-cell>
          <table:table-cell office:value-type="string" table:style-name="ce1">
            <text:p>(0, 128, 128), (222, 184, 135), (107, 142, 35), (255, 128, 0), (128, 0, 128), (255, 140, 0)</text:p>
          </table:table-cell>
          <table:table-cell office:value-type="string" table:style-name="ce1">
            <text:p>(107, 142, 35), (222, 184, 135), (0, 128, 128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22, 184, 135), (0, 230, 115), (255, 182, 193)</text:p>
          </table:table-cell>
          <table:table-cell office:value-type="string" table:style-name="ce1">
            <text:p>(222, 184, 135), (255, 140, 0), (107, 142, 35), (139, 69, 19), (0, 128, 128), (128, 0, 128), (255, 182, 193), (0, 230, 115)</text:p>
          </table:table-cell>
          <table:table-cell office:value-type="string" table:style-name="ce1">
            <text:p>(107, 142, 35), (128, 0, 128), (255, 182, 193), (222, 184, 135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-200, -100), (200, -100), (100, -200), (-100, -200)</text:p>
          </table:table-cell>
          <table:table-cell office:value-type="string" table:style-name="ce1">
            <text:p>(-200, -100), 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28, 0, 128)</text:p>
          </table:table-cell>
          <table:table-cell office:value-type="string" table:style-name="ce1">
            <text:p>(107, 142, 35), (0, 102, 102), (0, 100, 0), (128, 0, 128)</text:p>
          </table:table-cell>
          <table:table-cell office:value-type="string" table:style-name="ce1">
            <text:p>(107, 142, 35), (128, 0, 128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28, 0), (128, 0, 128)</text:p>
          </table:table-cell>
          <table:table-cell office:value-type="string" table:style-name="ce1">
            <text:p>(255, 182, 193), (0, 102, 102), (128, 0, 128), (255, 140, 0), (107, 142, 35), (255, 128, 0)</text:p>
          </table:table-cell>
          <table:table-cell office:value-type="string" table:style-name="ce1">
            <text:p>(107, 142, 35), (255, 140, 0), (255, 128, 0)</text:p>
          </table:table-cell>
          <table:table-cell office:value-type="string" table:style-name="ce1">
            <text:p>(-100, 200), (-200, 100), (200, 100)</text:p>
          </table:table-cell>
          <table:table-cell office:value-type="string" table:style-name="ce1">
            <text:p>(-100, 200), (-200, 100), (200, 1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2, 102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28, 0, 128), (0, 102, 102)</text:p>
          </table:table-cell>
          <table:table-cell office:value-type="string" table:style-name="ce1">
            <text:p>(0, 102, 102), (0, 100, 0), (0, 230, 115), (128, 0, 128), (255, 128, 0), (255, 140, 0)</text:p>
          </table:table-cell>
          <table:table-cell office:value-type="string" table:style-name="ce1">
            <text:p>(0, 102, 102), (0, 230, 115), (255, 128, 0)</text:p>
          </table:table-cell>
          <table:table-cell office:value-type="string" table:style-name="ce1">
            <text:p>(200, 100), (100, 200), (-200, 100)</text:p>
          </table:table-cell>
          <table:table-cell office:value-type="string" table:style-name="ce1">
            <text:p>(200, 100), (100, 200), (-200, 100), (100, -200), (-100, -200), (-200, -100)</text:p>
          </table:table-cell>
          <table:table-cell office:value-type="string" table:style-name="ce1">
            <text:p>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28, 0, 128), (222, 184, 135)</text:p>
          </table:table-cell>
          <table:table-cell office:value-type="string" table:style-name="ce1">
            <text:p>(0, 128, 128), (128, 0, 128), (139, 69, 19), (255, 128, 0), (255, 140, 0), (222, 184, 135)</text:p>
          </table:table-cell>
          <table:table-cell office:value-type="string" table:style-name="ce1">
            <text:p>(128, 0, 128), (255, 140, 0), (0, 128, 128)</text:p>
          </table:table-cell>
          <table:table-cell office:value-type="string" table:style-name="ce1">
            <text:p>(-100, 200), (200, 100), (-200, 100)</text:p>
          </table:table-cell>
          <table:table-cell office:value-type="string" table:style-name="ce1">
            <text:p>(-100, 200), (200, 100), (-200, 1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22, 184, 135), (139, 69, 19)</text:p>
          </table:table-cell>
          <table:table-cell office:value-type="string" table:style-name="ce1">
            <text:p>(222, 184, 135), (0, 128, 128), (139, 69, 19), (107, 142, 35), (0, 100, 0), (255, 128, 0)</text:p>
          </table:table-cell>
          <table:table-cell office:value-type="string" table:style-name="ce1">
            <text:p>(222, 184, 135), (0, 128, 128), (0, 100, 0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100, -200), (-200, -100), (200, -100)</text:p>
          </table:table-cell>
          <table:table-cell office:value-type="string" table:style-name="ce1">
            <text:p>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0, 230, 115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28, 0, 128), (139, 69, 19)</text:p>
          </table:table-cell>
          <table:table-cell office:value-type="string" table:style-name="ce1">
            <text:p>(128, 0, 128), (255, 140, 0), (222, 184, 135), (0, 128, 128), (139, 69, 19), (255, 128, 0)</text:p>
          </table:table-cell>
          <table:table-cell office:value-type="string" table:style-name="ce1">
            <text:p>(128, 0, 128), (255, 128, 0), (222, 184, 135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82, 193)</text:p>
          </table:table-cell>
          <table:table-cell office:value-type="string" table:style-name="ce1">
            <text:p>(222, 184, 135), (0, 100, 0), (255, 182, 193), (139, 69, 19)</text:p>
          </table:table-cell>
          <table:table-cell office:value-type="string" table:style-name="ce1">
            <text:p>(255, 182, 193), (139, 69, 19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28, 0, 128), (255, 128, 0)</text:p>
          </table:table-cell>
          <table:table-cell office:value-type="string" table:style-name="ce1">
            <text:p>(222, 184, 135), (139, 69, 19), (0, 102, 102), (128, 0, 128), (0, 230, 115), (255, 128, 0)</text:p>
          </table:table-cell>
          <table:table-cell office:value-type="string" table:style-name="ce1">
            <text:p>(139, 69, 19), (255, 128, 0), (0, 230, 115)</text:p>
          </table:table-cell>
          <table:table-cell office:value-type="string" table:style-name="ce1">
            <text:p>(100, 200), (200, 100), (-100, 200)</text:p>
          </table:table-cell>
          <table:table-cell office:value-type="string" table:style-name="ce1">
            <text:p>(100, 200), (200, 100), (-100, 200), (200, -100), (100, -200), (-100, -200)</text:p>
          </table:table-cell>
          <table:table-cell office:value-type="string" table:style-name="ce1">
            <text:p>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40, 0), (0, 102, 102), (0, 100, 0)</text:p>
          </table:table-cell>
          <table:table-cell office:value-type="string" table:style-name="ce1">
            <text:p>(128, 0, 128), (255, 140, 0), (255, 128, 0), (107, 142, 35), (0, 230, 115), (222, 184, 135), (0, 102, 102), (0, 100, 0)</text:p>
          </table:table-cell>
          <table:table-cell office:value-type="string" table:style-name="ce1">
            <text:p>(255, 128, 0), (128, 0, 128), (0, 100, 0), (222, 184, 135)</text:p>
          </table:table-cell>
          <table:table-cell office:value-type="string" table:style-name="ce1">
            <text:p>(-200, 100), (-100, 200), (200, 100), (100, 200)</text:p>
          </table:table-cell>
          <table:table-cell office:value-type="string" table:style-name="ce1">
            <text:p>(-200, 100), (-100, 200), (200, 100), (100, 200), (-100, -200), (-200, -100), (200, -100), (100, -200)</text:p>
          </table:table-cell>
          <table:table-cell office:value-type="string" table:style-name="ce1">
            <text:p>(-100, -200), 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39, 69, 19), (0, 128, 128)</text:p>
          </table:table-cell>
          <table:table-cell office:value-type="string" table:style-name="ce1">
            <text:p>(255, 128, 0), (128, 0, 128), (0, 100, 0), (0, 128, 128), (139, 69, 19), (222, 184, 135)</text:p>
          </table:table-cell>
          <table:table-cell office:value-type="string" table:style-name="ce1">
            <text:p>(128, 0, 128), (139, 69, 19), (0, 128, 128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-100, -200), (100, -200), (200, -100)</text:p>
          </table:table-cell>
          <table:table-cell office:value-type="string" table:style-name="ce1">
            <text:p>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22, 184, 135), (0, 102, 102), (255, 182, 193)</text:p>
          </table:table-cell>
          <table:table-cell office:value-type="string" table:style-name="ce1">
            <text:p>(255, 140, 0), (107, 142, 35), (255, 182, 193), (222, 184, 135), (139, 69, 19), (0, 128, 128), (0, 230, 115), (0, 102, 102)</text:p>
          </table:table-cell>
          <table:table-cell office:value-type="string" table:style-name="ce1">
            <text:p>(0, 102, 102), (139, 69, 19), (255, 182, 193), (107, 142, 35)</text:p>
          </table:table-cell>
          <table:table-cell office:value-type="string" table:style-name="ce1">
            <text:p>(-200, 100), (-100, 200), (100, 200), (200, 100)</text:p>
          </table:table-cell>
          <table:table-cell office:value-type="string" table:style-name="ce1">
            <text:p>(-200, 100), (-100, 200), (100, 200), (200, 100), (200, -100), (-200, -100), (100, -200), (-100, -200)</text:p>
          </table:table-cell>
          <table:table-cell office:value-type="string" table:style-name="ce1">
            <text:p>(200, -100), 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0, 0), (255, 182, 193), (0, 230, 115)</text:p>
          </table:table-cell>
          <table:table-cell office:value-type="string" table:style-name="ce1">
            <text:p>(255, 182, 193), (255, 140, 0), (0, 100, 0), (0, 230, 115), (0, 102, 102), (255, 128, 0), (128, 0, 128), (0, 128, 128)</text:p>
          </table:table-cell>
          <table:table-cell office:value-type="string" table:style-name="ce1">
            <text:p>(255, 128, 0), (0, 128, 128), (0, 102, 102), (128, 0, 128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100, -200), (-100, -200), (-200, -100), (200, -100)</text:p>
          </table:table-cell>
          <table:table-cell office:value-type="string" table:style-name="ce1">
            <text:p>(100, -200), 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28, 128), (0, 102, 102), (222, 184, 135)</text:p>
          </table:table-cell>
          <table:table-cell office:value-type="string" table:style-name="ce1">
            <text:p>(255, 182, 193), (0, 128, 128), (255, 140, 0), (0, 102, 102), (255, 128, 0), (128, 0, 128), (222, 184, 135), (139, 69, 19)</text:p>
          </table:table-cell>
          <table:table-cell office:value-type="string" table:style-name="ce1">
            <text:p>(255, 182, 193), (128, 0, 128), (139, 69, 19), (0, 102, 102)</text:p>
          </table:table-cell>
          <table:table-cell office:value-type="string" table:style-name="ce1">
            <text:p>(200, 100), (-100, 200), (-200, 100), (100, 200)</text:p>
          </table:table-cell>
          <table:table-cell office:value-type="string" table:style-name="ce1">
            <text:p>(200, 100), (-100, 200), (-200, 100), (100, 200), (200, -100), (100, -200), (-200, -100), (-100, -200)</text:p>
          </table:table-cell>
          <table:table-cell office:value-type="string" table:style-name="ce1">
            <text:p>(200, -100), 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28, 0, 128), (0, 128, 128)</text:p>
          </table:table-cell>
          <table:table-cell office:value-type="string" table:style-name="ce1">
            <text:p>(139, 69, 19), (0, 102, 102), (128, 0, 128), (0, 128, 128), (222, 184, 135), (255, 128, 0)</text:p>
          </table:table-cell>
          <table:table-cell office:value-type="string" table:style-name="ce1">
            <text:p>(0, 102, 102), (255, 128, 0), (139, 69, 19)</text:p>
          </table:table-cell>
          <table:table-cell office:value-type="string" table:style-name="ce1">
            <text:p>(-200, 100), (-100, 200), (200, 100)</text:p>
          </table:table-cell>
          <table:table-cell office:value-type="string" table:style-name="ce1">
            <text:p>(-200, 100), (-100, 200), (200, 100), (-200, -100), (-100, -200), (200, -100)</text:p>
          </table:table-cell>
          <table:table-cell office:value-type="string" table:style-name="ce1">
            <text:p>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39, 69, 19)</text:p>
          </table:table-cell>
          <table:table-cell office:value-type="string" table:style-name="ce1">
            <text:p>(0, 102, 102), (0, 230, 115), (139, 69, 19), (0, 128, 128)</text:p>
          </table:table-cell>
          <table:table-cell office:value-type="string" table:style-name="ce1">
            <text:p>(0, 102, 102), (0, 128, 128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39, 69, 19), (0, 102, 102)</text:p>
          </table:table-cell>
          <table:table-cell office:value-type="string" table:style-name="ce1">
            <text:p>(139, 69, 19), (255, 128, 0), (0, 102, 102), (0, 128, 128), (255, 140, 0), (128, 0, 128)</text:p>
          </table:table-cell>
          <table:table-cell office:value-type="string" table:style-name="ce1">
            <text:p>(0, 128, 128), (128, 0, 128), (0, 102, 102)</text:p>
          </table:table-cell>
          <table:table-cell office:value-type="string" table:style-name="ce1">
            <text:p>(-200, 100), (-100, 200), (200, 100)</text:p>
          </table:table-cell>
          <table:table-cell office:value-type="string" table:style-name="ce1">
            <text:p>(-200, 100), (-100, 200), (200, 100), (-200, -100), (200, -100), (100, -200)</text:p>
          </table:table-cell>
          <table:table-cell office:value-type="string" table:style-name="ce1">
            <text:p>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0, 0)</text:p>
          </table:table-cell>
          <table:table-cell office:value-type="string" table:style-name="ce1">
            <text:p>(0, 100, 0), (255, 182, 193), (255, 140, 0), (128, 0, 128)</text:p>
          </table:table-cell>
          <table:table-cell office:value-type="string" table:style-name="ce1">
            <text:p>(255, 182, 193), (128, 0, 128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0, 0), (139, 69, 19), (222, 184, 135)</text:p>
          </table:table-cell>
          <table:table-cell office:value-type="string" table:style-name="ce1">
            <text:p>(255, 128, 0), (0, 102, 102), (255, 140, 0), (139, 69, 19), (0, 128, 128), (222, 184, 135), (107, 142, 35), (0, 100, 0)</text:p>
          </table:table-cell>
          <table:table-cell office:value-type="string" table:style-name="ce1">
            <text:p>(139, 69, 19), (0, 128, 128), (255, 128, 0), (0, 100, 0)</text:p>
          </table:table-cell>
          <table:table-cell office:value-type="string" table:style-name="ce1">
            <text:p>(100, 200), (-100, 200), (200, 100), (-200, 100)</text:p>
          </table:table-cell>
          <table:table-cell office:value-type="string" table:style-name="ce1">
            <text:p>(100, 200), (-100, 200), (200, 100), (-200, 100), (-100, -200), (-200, -100), (200, -100), (100, -200)</text:p>
          </table:table-cell>
          <table:table-cell office:value-type="string" table:style-name="ce1">
            <text:p>(-100, -200), 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28, 128), (139, 69, 19), (255, 182, 193)</text:p>
          </table:table-cell>
          <table:table-cell office:value-type="string" table:style-name="ce1">
            <text:p>(255, 140, 0), (255, 182, 193), (0, 230, 115), (128, 0, 128), (139, 69, 19), (0, 128, 128), (0, 102, 102), (222, 184, 135)</text:p>
          </table:table-cell>
          <table:table-cell office:value-type="string" table:style-name="ce1">
            <text:p>(0, 230, 115), (0, 102, 102), (255, 140, 0), (0, 128, 128)</text:p>
          </table:table-cell>
          <table:table-cell office:value-type="string" table:style-name="ce1">
            <text:p>(200, 100), (-100, 200), (-200, 100), (100, 200)</text:p>
          </table:table-cell>
          <table:table-cell office:value-type="string" table:style-name="ce1">
            <text:p>(200, 100), (-100, 200), (-200, 100), (100, 200), (200, -100), (100, -200), (-200, -100), (-100, -200)</text:p>
          </table:table-cell>
          <table:table-cell office:value-type="string" table:style-name="ce1">
            <text:p>(200, -100), 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40, 0), (139, 69, 19), (255, 182, 193)</text:p>
          </table:table-cell>
          <table:table-cell office:value-type="string" table:style-name="ce1">
            <text:p>(0, 230, 115), (0, 100, 0), (0, 102, 102), (255, 140, 0), (255, 182, 193), (139, 69, 19), (128, 0, 128), (107, 142, 35)</text:p>
          </table:table-cell>
          <table:table-cell office:value-type="string" table:style-name="ce1">
            <text:p>(128, 0, 128), (0, 230, 115), (255, 182, 193), (139, 69, 19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-100, -200), (200, -100), (100, -200), (-200, -100)</text:p>
          </table:table-cell>
          <table:table-cell office:value-type="string" table:style-name="ce1">
            <text:p>(-100, -200), 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39, 69, 19)</text:p>
          </table:table-cell>
          <table:table-cell office:value-type="string" table:style-name="ce1">
            <text:p>(255, 140, 0), (139, 69, 19), (128, 0, 128), (0, 128, 128)</text:p>
          </table:table-cell>
          <table:table-cell office:value-type="string" table:style-name="ce1">
            <text:p>(128, 0, 128), (0, 128, 128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28, 0, 128), (139, 69, 19)</text:p>
          </table:table-cell>
          <table:table-cell office:value-type="string" table:style-name="ce1">
            <text:p>(139, 69, 19), (0, 128, 128), (255, 182, 193), (222, 184, 135), (128, 0, 128), (107, 142, 35)</text:p>
          </table:table-cell>
          <table:table-cell office:value-type="string" table:style-name="ce1">
            <text:p>(0, 128, 128), (107, 142, 35), (139, 69, 19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-100, -200), (100, -200), (200, -100)</text:p>
          </table:table-cell>
          <table:table-cell office:value-type="string" table:style-name="ce1">
            <text:p>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139, 69, 19), (255, 182, 193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102, 102), (0, 230, 115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230, 115), (107, 142, 35), (222, 184, 135)</text:p>
          </table:table-cell>
          <table:table-cell office:value-type="string" table:style-name="ce1">
            <text:p>(222, 184, 135), (139, 69, 19), (255, 128, 0), (0, 102, 102), (0, 230, 115), (0, 100, 0), (255, 140, 0), (107, 142, 35)</text:p>
          </table:table-cell>
          <table:table-cell office:value-type="string" table:style-name="ce1">
            <text:p>(0, 230, 115), (0, 102, 102), (0, 100, 0), (222, 184, 135)</text:p>
          </table:table-cell>
          <table:table-cell office:value-type="string" table:style-name="ce1">
            <text:p>(200, 100), (100, 200), (-200, 100), (-100, 200)</text:p>
          </table:table-cell>
          <table:table-cell office:value-type="string" table:style-name="ce1">
            <text:p>(200, 100), (100, 200), (-200, 100), (-100, 200), (-200, -100), (-100, -200), (200, -100), (100, -200)</text:p>
          </table:table-cell>
          <table:table-cell office:value-type="string" table:style-name="ce1">
            <text:p>(-200, -100), 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28, 0)</text:p>
          </table:table-cell>
          <table:table-cell office:value-type="string" table:style-name="ce1">
            <text:p>(0, 100, 0), (139, 69, 19), (255, 140, 0), (255, 128, 0)</text:p>
          </table:table-cell>
          <table:table-cell office:value-type="string" table:style-name="ce1">
            <text:p>(139, 69, 19), (0, 100, 0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230, 115), (0, 128, 128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139, 69, 19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40, 0)</text:p>
          </table:table-cell>
          <table:table-cell office:value-type="string" table:style-name="ce1">
            <text:p>(255, 128, 0), (0, 230, 115), (255, 140, 0), (222, 184, 135)</text:p>
          </table:table-cell>
          <table:table-cell office:value-type="string" table:style-name="ce1">
            <text:p>(222, 184, 135), (255, 140, 0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00, 0), (0, 230, 115)</text:p>
          </table:table-cell>
          <table:table-cell office:value-type="string" table:style-name="ce1">
            <text:p>(0, 230, 115), (0, 128, 128), (0, 100, 0), (0, 102, 102), (222, 184, 135), (255, 140, 0)</text:p>
          </table:table-cell>
          <table:table-cell office:value-type="string" table:style-name="ce1">
            <text:p>(0, 128, 128), (0, 100, 0), (0, 102, 102)</text:p>
          </table:table-cell>
          <table:table-cell office:value-type="string" table:style-name="ce1">
            <text:p>(100, 200), (200, 100), (-100, 200)</text:p>
          </table:table-cell>
          <table:table-cell office:value-type="string" table:style-name="ce1">
            <text:p>(100, 200), (200, 100), (-100, 200), (100, -200), (200, -100), (-100, -200)</text:p>
          </table:table-cell>
          <table:table-cell office:value-type="string" table:style-name="ce1">
            <text:p>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28, 0), (107, 142, 35)</text:p>
          </table:table-cell>
          <table:table-cell office:value-type="string" table:style-name="ce1">
            <text:p>(0, 230, 115), (0, 100, 0), (255, 128, 0), (107, 142, 35), (222, 184, 135), (139, 69, 19)</text:p>
          </table:table-cell>
          <table:table-cell office:value-type="string" table:style-name="ce1">
            <text:p>(222, 184, 135), (139, 69, 19), (0, 100, 0)</text:p>
          </table:table-cell>
          <table:table-cell office:value-type="string" table:style-name="ce1">
            <text:p>(200, 100), (-200, 100), (100, 200)</text:p>
          </table:table-cell>
          <table:table-cell office:value-type="string" table:style-name="ce1">
            <text:p>(200, 100), (-200, 100), (100, 200), (-100, -200), (-200, -100), (200, -100)</text:p>
          </table:table-cell>
          <table:table-cell office:value-type="string" table:style-name="ce1">
            <text:p>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230, 115), (255, 128, 0), (107, 142, 35)</text:p>
          </table:table-cell>
          <table:table-cell office:value-type="string" table:style-name="ce1">
            <text:p>(222, 184, 135), (139, 69, 19), (255, 182, 193), (107, 142, 35), (0, 230, 115), (0, 102, 102), (255, 140, 0), (255, 128, 0)</text:p>
          </table:table-cell>
          <table:table-cell office:value-type="string" table:style-name="ce1">
            <text:p>(222, 184, 135), (255, 128, 0), (0, 102, 102), (139, 69, 19)</text:p>
          </table:table-cell>
          <table:table-cell office:value-type="string" table:style-name="ce1">
            <text:p>(-100, 200), (200, 100), (100, 200), (-200, 100)</text:p>
          </table:table-cell>
          <table:table-cell office:value-type="string" table:style-name="ce1">
            <text:p>(-100, 200), (200, 100), (100, 200), (-200, 100), (-200, -100), (200, -100), (100, -200), (-100, -200)</text:p>
          </table:table-cell>
          <table:table-cell office:value-type="string" table:style-name="ce1">
            <text:p>(-200, -100), 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40, 0), (255, 128, 0), (222, 184, 135)</text:p>
          </table:table-cell>
          <table:table-cell office:value-type="string" table:style-name="ce1">
            <text:p>(255, 140, 0), (0, 128, 128), (222, 184, 135), (0, 102, 102), (107, 142, 35), (0, 100, 0), (255, 128, 0), (0, 230, 115)</text:p>
          </table:table-cell>
          <table:table-cell office:value-type="string" table:style-name="ce1">
            <text:p>(0, 128, 128), (0, 230, 115), (107, 142, 35), (0, 100, 0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230, 115), (222, 184, 135), (107, 142, 35)</text:p>
          </table:table-cell>
          <table:table-cell office:value-type="string" table:style-name="ce1">
            <text:p>(255, 128, 0), (107, 142, 35), (0, 230, 115), (255, 140, 0), (0, 128, 128), (128, 0, 128), (0, 100, 0), (222, 184, 135)</text:p>
          </table:table-cell>
          <table:table-cell office:value-type="string" table:style-name="ce1">
            <text:p>(0, 128, 128), (0, 100, 0), (128, 0, 128), (222, 184, 135)</text:p>
          </table:table-cell>
          <table:table-cell office:value-type="string" table:style-name="ce1">
            <text:p>(-200, 100), (-100, 200), (200, 100), (100, 200)</text:p>
          </table:table-cell>
          <table:table-cell office:value-type="string" table:style-name="ce1">
            <text:p>(-200, 100), (-100, 200), (200, 100), (100, 200), (200, -100), (100, -200), (-200, -100), (-100, -200)</text:p>
          </table:table-cell>
          <table:table-cell office:value-type="string" table:style-name="ce1">
            <text:p>(200, -100), 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2, 102)</text:p>
          </table:table-cell>
          <table:table-cell office:value-type="string" table:style-name="ce1">
            <text:p>(0, 128, 128), (0, 102, 102), (255, 140, 0), (222, 184, 135)</text:p>
          </table:table-cell>
          <table:table-cell office:value-type="string" table:style-name="ce1">
            <text:p>(0, 102, 102), (255, 140, 0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39, 69, 19), (255, 128, 0)</text:p>
          </table:table-cell>
          <table:table-cell office:value-type="string" table:style-name="ce1">
            <text:p>(255, 182, 193), (0, 230, 115), (0, 102, 102), (255, 140, 0), (139, 69, 19), (255, 128, 0)</text:p>
          </table:table-cell>
          <table:table-cell office:value-type="string" table:style-name="ce1">
            <text:p>(255, 182, 193), (0, 230, 115), (255, 128, 0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100, -200), (-100, -200), (200, -100)</text:p>
          </table:table-cell>
          <table:table-cell office:value-type="string" table:style-name="ce1">
            <text:p>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222, 184, 135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82, 193), (222, 184, 135), (107, 142, 35)</text:p>
          </table:table-cell>
          <table:table-cell office:value-type="string" table:style-name="ce1">
            <text:p>(128, 0, 128), (255, 182, 193), (255, 140, 0), (0, 100, 0), (0, 128, 128), (255, 128, 0), (107, 142, 35), (222, 184, 135)</text:p>
          </table:table-cell>
          <table:table-cell office:value-type="string" table:style-name="ce1">
            <text:p>(255, 140, 0), (0, 128, 128), (255, 128, 0), (255, 182, 193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200, -100), (-100, -200), (-200, -100), (100, -200)</text:p>
          </table:table-cell>
          <table:table-cell office:value-type="string" table:style-name="ce1">
            <text:p>(200, -100), 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28, 128)</text:p>
          </table:table-cell>
          <table:table-cell office:value-type="string" table:style-name="ce1">
            <text:p>(0, 128, 128), (107, 142, 35), (128, 0, 128), (255, 140, 0)</text:p>
          </table:table-cell>
          <table:table-cell office:value-type="string" table:style-name="ce1">
            <text:p>(128, 0, 128), (255, 140, 0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28, 128), (139, 69, 19), (107, 142, 35)</text:p>
          </table:table-cell>
          <table:table-cell office:value-type="string" table:style-name="ce1">
            <text:p>(255, 140, 0), (128, 0, 128), (107, 142, 35), (0, 128, 128), (255, 128, 0), (0, 230, 115), (0, 102, 102), (139, 69, 19)</text:p>
          </table:table-cell>
          <table:table-cell office:value-type="string" table:style-name="ce1">
            <text:p>(0, 128, 128), (128, 0, 128), (255, 140, 0), (0, 230, 115)</text:p>
          </table:table-cell>
          <table:table-cell office:value-type="string" table:style-name="ce1">
            <text:p>(-200, 100), (200, 100), (100, 200), (-100, 200)</text:p>
          </table:table-cell>
          <table:table-cell office:value-type="string" table:style-name="ce1">
            <text:p>(-200, 100), (200, 100), (100, 200), (-100, 200), (200, -100), (100, -200), (-200, -100), (-100, -200)</text:p>
          </table:table-cell>
          <table:table-cell office:value-type="string" table:style-name="ce1">
            <text:p>(200, -100), 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2, 102)</text:p>
          </table:table-cell>
          <table:table-cell office:value-type="string" table:style-name="ce1">
            <text:p>(255, 128, 0), (139, 69, 19), (255, 140, 0), (0, 102, 102)</text:p>
          </table:table-cell>
          <table:table-cell office:value-type="string" table:style-name="ce1">
            <text:p>(139, 69, 19), (255, 140, 0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222, 184, 135), (0, 102, 102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230, 115), (0, 100, 0)</text:p>
          </table:table-cell>
          <table:table-cell office:value-type="string" table:style-name="ce1">
            <text:p>(0, 230, 115), (255, 140, 0), (0, 100, 0), (0, 128, 128), (255, 128, 0), (139, 69, 19)</text:p>
          </table:table-cell>
          <table:table-cell office:value-type="string" table:style-name="ce1">
            <text:p>(139, 69, 19), (0, 230, 115), (0, 100, 0)</text:p>
          </table:table-cell>
          <table:table-cell office:value-type="string" table:style-name="ce1">
            <text:p>(-100, 200), (-200, 100), (200, 100)</text:p>
          </table:table-cell>
          <table:table-cell office:value-type="string" table:style-name="ce1">
            <text:p>(-100, 200), (-200, 100), (200, 100), (200, -100), (-200, -100), (100, -200)</text:p>
          </table:table-cell>
          <table:table-cell office:value-type="string" table:style-name="ce1">
            <text:p>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28, 0), (107, 142, 35)</text:p>
          </table:table-cell>
          <table:table-cell office:value-type="string" table:style-name="ce1">
            <text:p>(0, 102, 102), (0, 128, 128), (255, 128, 0), (222, 184, 135), (107, 142, 35), (255, 182, 193)</text:p>
          </table:table-cell>
          <table:table-cell office:value-type="string" table:style-name="ce1">
            <text:p>(255, 182, 193), (0, 102, 102), (0, 128, 128)</text:p>
          </table:table-cell>
          <table:table-cell office:value-type="string" table:style-name="ce1">
            <text:p>(100, 200), (-200, 100), (200, 100)</text:p>
          </table:table-cell>
          <table:table-cell office:value-type="string" table:style-name="ce1">
            <text:p>(100, 200), (-200, 100), (200, 100), (-200, -100), (-100, -200), (200, -100)</text:p>
          </table:table-cell>
          <table:table-cell office:value-type="string" table:style-name="ce1">
            <text:p>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230, 115), (0, 128, 128), (0, 100, 0)</text:p>
          </table:table-cell>
          <table:table-cell office:value-type="string" table:style-name="ce1">
            <text:p>(255, 182, 193), (0, 230, 115), (107, 142, 35), (0, 100, 0), (222, 184, 135), (0, 128, 128), (255, 128, 0), (0, 102, 102)</text:p>
          </table:table-cell>
          <table:table-cell office:value-type="string" table:style-name="ce1">
            <text:p>(0, 100, 0), (0, 230, 115), (255, 182, 193), (107, 142, 35)</text:p>
          </table:table-cell>
          <table:table-cell office:value-type="string" table:style-name="ce1">
            <text:p>(200, 100), (100, 200), (-200, 100), (-100, 200)</text:p>
          </table:table-cell>
          <table:table-cell office:value-type="string" table:style-name="ce1">
            <text:p>(200, 100), (100, 200), (-200, 100), (-100, 200), (100, -200), (-100, -200), (-200, -100), (200, -100)</text:p>
          </table:table-cell>
          <table:table-cell office:value-type="string" table:style-name="ce1">
            <text:p>(100, -200), 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22, 184, 135), (0, 128, 128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07, 142, 35), (0, 230, 115)</text:p>
          </table:table-cell>
          <table:table-cell office:value-type="string" table:style-name="ce1">
            <text:p>(0, 230, 115), (139, 69, 19), (255, 182, 193), (0, 100, 0), (255, 140, 0), (107, 142, 35)</text:p>
          </table:table-cell>
          <table:table-cell office:value-type="string" table:style-name="ce1">
            <text:p>(0, 100, 0), (0, 230, 115), (255, 182, 193)</text:p>
          </table:table-cell>
          <table:table-cell office:value-type="string" table:style-name="ce1">
            <text:p>(100, 200), (200, 100), (-200, 100)</text:p>
          </table:table-cell>
          <table:table-cell office:value-type="string" table:style-name="ce1">
            <text:p>(100, 200), (200, 100), (-200, 100), (100, -200), (-200, -100), (200, -100)</text:p>
          </table:table-cell>
          <table:table-cell office:value-type="string" table:style-name="ce1">
            <text:p>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28, 128)</text:p>
          </table:table-cell>
          <table:table-cell office:value-type="string" table:style-name="ce1">
            <text:p>(0, 128, 128), (107, 142, 35), (128, 0, 128), (0, 230, 115)</text:p>
          </table:table-cell>
          <table:table-cell office:value-type="string" table:style-name="ce1">
            <text:p>(107, 142, 35), (0, 128, 128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128, 0, 128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255, 182, 193), (0, 230, 115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82, 193), (255, 140, 0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0, 102, 102), (107, 142, 35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28, 128)</text:p>
          </table:table-cell>
          <table:table-cell office:value-type="string" table:style-name="ce1">
            <text:p>(0, 128, 128), (0, 100, 0), (222, 184, 135), (255, 128, 0)</text:p>
          </table:table-cell>
          <table:table-cell office:value-type="string" table:style-name="ce1">
            <text:p>(0, 100, 0), (255, 128, 0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230, 115), (255, 140, 0), (139, 69, 19)</text:p>
          </table:table-cell>
          <table:table-cell office:value-type="string" table:style-name="ce1">
            <text:p>(139, 69, 19), (255, 128, 0), (0, 230, 115), (255, 140, 0), (107, 142, 35), (0, 102, 102), (255, 182, 193), (222, 184, 135)</text:p>
          </table:table-cell>
          <table:table-cell office:value-type="string" table:style-name="ce1">
            <text:p>(0, 230, 115), (255, 128, 0), (107, 142, 35), (139, 69, 19)</text:p>
          </table:table-cell>
          <table:table-cell office:value-type="string" table:style-name="ce1">
            <text:p>(200, 100), (-100, 200), (100, 200), (-200, 100)</text:p>
          </table:table-cell>
          <table:table-cell office:value-type="string" table:style-name="ce1">
            <text:p>(200, 100), (-100, 200), (100, 200), (-200, 100), (200, -100), (-100, -200), (100, -200), (-200, -100)</text:p>
          </table:table-cell>
          <table:table-cell office:value-type="string" table:style-name="ce1">
            <text:p>(200, -100), 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28, 128)</text:p>
          </table:table-cell>
          <table:table-cell office:value-type="string" table:style-name="ce1">
            <text:p>(0, 102, 102), (0, 128, 128), (107, 142, 35), (0, 230, 115)</text:p>
          </table:table-cell>
          <table:table-cell office:value-type="string" table:style-name="ce1">
            <text:p>(0, 230, 115), (107, 142, 35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28, 0, 128), (0, 128, 128), (0, 230, 115)</text:p>
          </table:table-cell>
          <table:table-cell office:value-type="string" table:style-name="ce1">
            <text:p>(128, 0, 128), (0, 230, 115), (222, 184, 135), (0, 128, 128), (255, 182, 193), (139, 69, 19), (255, 128, 0), (255, 140, 0)</text:p>
          </table:table-cell>
          <table:table-cell office:value-type="string" table:style-name="ce1">
            <text:p>(0, 128, 128), (255, 182, 193), (0, 230, 115), (222, 184, 135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200, -100), (100, -200), (-100, -200), (-200, -100)</text:p>
          </table:table-cell>
          <table:table-cell office:value-type="string" table:style-name="ce1">
            <text:p>(200, -100), 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2, 102)</text:p>
          </table:table-cell>
          <table:table-cell office:value-type="string" table:style-name="ce1">
            <text:p>(222, 184, 135), (128, 0, 128), (0, 102, 102), (0, 230, 115)</text:p>
          </table:table-cell>
          <table:table-cell office:value-type="string" table:style-name="ce1">
            <text:p>(128, 0, 128), (0, 230, 115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0, 100, 0), (255, 140, 0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0, 0)</text:p>
          </table:table-cell>
          <table:table-cell office:value-type="string" table:style-name="ce1">
            <text:p>(128, 0, 128), (222, 184, 135), (0, 128, 128), (0, 100, 0)</text:p>
          </table:table-cell>
          <table:table-cell office:value-type="string" table:style-name="ce1">
            <text:p>(0, 128, 128), (128, 0, 128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28, 128), (0, 100, 0)</text:p>
          </table:table-cell>
          <table:table-cell office:value-type="string" table:style-name="ce1">
            <text:p>(139, 69, 19), (0, 100, 0), (128, 0, 128), (0, 128, 128), (255, 182, 193), (255, 128, 0)</text:p>
          </table:table-cell>
          <table:table-cell office:value-type="string" table:style-name="ce1">
            <text:p>(0, 128, 128), (128, 0, 128), (255, 182, 193)</text:p>
          </table:table-cell>
          <table:table-cell office:value-type="string" table:style-name="ce1">
            <text:p>(-100, 200), (100, 200), (200, 100)</text:p>
          </table:table-cell>
          <table:table-cell office:value-type="string" table:style-name="ce1">
            <text:p>(-100, 200), (100, 200), (200, 100), (200, -100), (-100, -200), (100, -200)</text:p>
          </table:table-cell>
          <table:table-cell office:value-type="string" table:style-name="ce1">
            <text:p>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28, 0), (0, 230, 115), (0, 128, 128)</text:p>
          </table:table-cell>
          <table:table-cell office:value-type="string" table:style-name="ce1">
            <text:p>(139, 69, 19), (255, 182, 193), (0, 128, 128), (0, 230, 115), (222, 184, 135), (255, 140, 0), (255, 128, 0), (0, 102, 102)</text:p>
          </table:table-cell>
          <table:table-cell office:value-type="string" table:style-name="ce1">
            <text:p>(255, 140, 0), (222, 184, 135), (0, 128, 128), (139, 69, 19)</text:p>
          </table:table-cell>
          <table:table-cell office:value-type="string" table:style-name="ce1">
            <text:p>(200, 100), (-100, 200), (100, 200), (-200, 100)</text:p>
          </table:table-cell>
          <table:table-cell office:value-type="string" table:style-name="ce1">
            <text:p>(200, 100), (-100, 200), (100, 200), (-200, 100), (200, -100), (-200, -100), (100, -200), (-100, -200)</text:p>
          </table:table-cell>
          <table:table-cell office:value-type="string" table:style-name="ce1">
            <text:p>(200, -100), 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0, 0), (0, 230, 115), (0, 128, 128)</text:p>
          </table:table-cell>
          <table:table-cell office:value-type="string" table:style-name="ce1">
            <text:p>(222, 184, 135), (0, 230, 115), (128, 0, 128), (0, 100, 0), (0, 102, 102), (255, 182, 193), (107, 142, 35), (0, 128, 128)</text:p>
          </table:table-cell>
          <table:table-cell office:value-type="string" table:style-name="ce1">
            <text:p>(128, 0, 128), (0, 100, 0), (255, 182, 193), (0, 128, 128)</text:p>
          </table:table-cell>
          <table:table-cell office:value-type="string" table:style-name="ce1">
            <text:p>(-200, 100), (-100, 200), (100, 200), (200, 100)</text:p>
          </table:table-cell>
          <table:table-cell office:value-type="string" table:style-name="ce1">
            <text:p>(-200, 100), (-100, 200), (100, 200), (200, 1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39, 69, 19), (255, 140, 0), (255, 182, 193)</text:p>
          </table:table-cell>
          <table:table-cell office:value-type="string" table:style-name="ce1">
            <text:p>(0, 128, 128), (0, 100, 0), (107, 142, 35), (0, 230, 115), (255, 182, 193), (255, 140, 0), (139, 69, 19), (222, 184, 135)</text:p>
          </table:table-cell>
          <table:table-cell office:value-type="string" table:style-name="ce1">
            <text:p>(107, 142, 35), (0, 230, 115), (255, 182, 193), (0, 100, 0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-100, -200), (100, -200), (200, -100), (-200, -100)</text:p>
          </table:table-cell>
          <table:table-cell office:value-type="string" table:style-name="ce1">
            <text:p>(-100, -200), 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0, 0)</text:p>
          </table:table-cell>
          <table:table-cell office:value-type="string" table:style-name="ce1">
            <text:p>(0, 230, 115), (0, 100, 0), (107, 142, 35), (222, 184, 135)</text:p>
          </table:table-cell>
          <table:table-cell office:value-type="string" table:style-name="ce1">
            <text:p>(0, 100, 0), (222, 184, 135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230, 115), (222, 184, 135)</text:p>
          </table:table-cell>
          <table:table-cell office:value-type="string" table:style-name="ce1">
            <text:p>(0, 128, 128), (0, 100, 0), (0, 230, 115), (222, 184, 135), (139, 69, 19), (255, 182, 193)</text:p>
          </table:table-cell>
          <table:table-cell office:value-type="string" table:style-name="ce1">
            <text:p>(255, 182, 193), (0, 230, 115), (222, 184, 135)</text:p>
          </table:table-cell>
          <table:table-cell office:value-type="string" table:style-name="ce1">
            <text:p>(-100, 200), (-200, 100), (200, 100)</text:p>
          </table:table-cell>
          <table:table-cell office:value-type="string" table:style-name="ce1">
            <text:p>(-100, 200), (-200, 100), (200, 100), (-200, -100), (200, -100), (100, -200)</text:p>
          </table:table-cell>
          <table:table-cell office:value-type="string" table:style-name="ce1">
            <text:p>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28, 0, 128)</text:p>
          </table:table-cell>
          <table:table-cell office:value-type="string" table:style-name="ce1">
            <text:p>(255, 128, 0), (0, 230, 115), (139, 69, 19), (128, 0, 128)</text:p>
          </table:table-cell>
          <table:table-cell office:value-type="string" table:style-name="ce1">
            <text:p>(128, 0, 128), (139, 69, 19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40, 0), (139, 69, 19)</text:p>
          </table:table-cell>
          <table:table-cell office:value-type="string" table:style-name="ce1">
            <text:p>(255, 140, 0), (255, 182, 193), (0, 230, 115), (139, 69, 19), (107, 142, 35), (0, 102, 102)</text:p>
          </table:table-cell>
          <table:table-cell office:value-type="string" table:style-name="ce1">
            <text:p>(107, 142, 35), (139, 69, 19), (255, 140, 0)</text:p>
          </table:table-cell>
          <table:table-cell office:value-type="string" table:style-name="ce1">
            <text:p>(-200, 100), (100, 200), (-100, 200)</text:p>
          </table:table-cell>
          <table:table-cell office:value-type="string" table:style-name="ce1">
            <text:p>(-200, 100), (100, 200), (-100, 200), (-200, -100), (-100, -200), (100, -200)</text:p>
          </table:table-cell>
          <table:table-cell office:value-type="string" table:style-name="ce1">
            <text:p>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0, 230, 11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0, 100, 0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39, 69, 19), (255, 140, 0), (0, 128, 128)</text:p>
          </table:table-cell>
          <table:table-cell office:value-type="string" table:style-name="ce1">
            <text:p>(255, 182, 193), (128, 0, 128), (222, 184, 135), (0, 128, 128), (255, 128, 0), (139, 69, 19), (255, 140, 0), (0, 230, 115)</text:p>
          </table:table-cell>
          <table:table-cell office:value-type="string" table:style-name="ce1">
            <text:p>(222, 184, 135), (0, 230, 115), (0, 128, 128), (255, 128, 0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100, -200), (-100, -200), (200, -100), (-200, -100)</text:p>
          </table:table-cell>
          <table:table-cell office:value-type="string" table:style-name="ce1">
            <text:p>(100, -200), 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28, 128), (139, 69, 19), (255, 182, 193)</text:p>
          </table:table-cell>
          <table:table-cell office:value-type="string" table:style-name="ce1">
            <text:p>(255, 182, 193), (128, 0, 128), (0, 102, 102), (139, 69, 19), (0, 128, 128), (222, 184, 135), (0, 100, 0), (0, 230, 115)</text:p>
          </table:table-cell>
          <table:table-cell office:value-type="string" table:style-name="ce1">
            <text:p>(139, 69, 19), (0, 102, 102), (0, 230, 115), (222, 184, 135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100, -200), (-100, -200), (-200, -100), (200, -100)</text:p>
          </table:table-cell>
          <table:table-cell office:value-type="string" table:style-name="ce1">
            <text:p>(100, -200), 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28, 0), (0, 102, 102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0, 128, 128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222, 184, 135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0, 102, 102), (107, 142, 35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40, 0)</text:p>
          </table:table-cell>
          <table:table-cell office:value-type="string" table:style-name="ce1">
            <text:p>(107, 142, 35), (128, 0, 128), (255, 140, 0), (0, 102, 102)</text:p>
          </table:table-cell>
          <table:table-cell office:value-type="string" table:style-name="ce1">
            <text:p>(128, 0, 128), (107, 142, 35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0, 128, 128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230, 115), (222, 184, 135)</text:p>
          </table:table-cell>
          <table:table-cell office:value-type="string" table:style-name="ce1">
            <text:p>(222, 184, 135), (255, 182, 193), (139, 69, 19), (0, 230, 115), (255, 140, 0), (107, 142, 35)</text:p>
          </table:table-cell>
          <table:table-cell office:value-type="string" table:style-name="ce1">
            <text:p>(107, 142, 35), (0, 230, 115), (222, 184, 135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07, 142, 35), (222, 184, 135), (139, 69, 19)</text:p>
          </table:table-cell>
          <table:table-cell office:value-type="string" table:style-name="ce1">
            <text:p>(139, 69, 19), (0, 230, 115), (107, 142, 35), (255, 140, 0), (255, 182, 193), (222, 184, 135), (0, 128, 128), (0, 100, 0)</text:p>
          </table:table-cell>
          <table:table-cell office:value-type="string" table:style-name="ce1">
            <text:p>(107, 142, 35), (0, 100, 0), (222, 184, 135), (0, 230, 115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-100, -200), (-200, -100), (200, -100), (100, -200)</text:p>
          </table:table-cell>
          <table:table-cell office:value-type="string" table:style-name="ce1">
            <text:p>(-100, -200), 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55, 140, 0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39, 69, 19), (128, 0, 128)</text:p>
          </table:table-cell>
          <table:table-cell office:value-type="string" table:style-name="ce1">
            <text:p>(0, 100, 0), (139, 69, 19), (222, 184, 135), (255, 182, 193), (255, 140, 0), (128, 0, 128)</text:p>
          </table:table-cell>
          <table:table-cell office:value-type="string" table:style-name="ce1">
            <text:p>(0, 100, 0), (139, 69, 19), (128, 0, 128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39, 69, 19), (107, 142, 35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28, 128)</text:p>
          </table:table-cell>
          <table:table-cell office:value-type="string" table:style-name="ce1">
            <text:p>(0, 230, 115), (0, 100, 0), (255, 128, 0), (0, 128, 128)</text:p>
          </table:table-cell>
          <table:table-cell office:value-type="string" table:style-name="ce1">
            <text:p>(0, 100, 0), (0, 230, 115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22, 184, 135), (255, 182, 193)</text:p>
          </table:table-cell>
          <table:table-cell office:value-type="string" table:style-name="ce1">
            <text:p>(255, 182, 193), (222, 184, 135), (0, 102, 102), (0, 230, 115), (0, 100, 0), (255, 128, 0)</text:p>
          </table:table-cell>
          <table:table-cell office:value-type="string" table:style-name="ce1">
            <text:p>(222, 184, 135), (0, 100, 0), (255, 128, 0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200, -100), (100, -200), (-100, -200)</text:p>
          </table:table-cell>
          <table:table-cell office:value-type="string" table:style-name="ce1">
            <text:p>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82, 193)</text:p>
          </table:table-cell>
          <table:table-cell office:value-type="string" table:style-name="ce1">
            <text:p>(107, 142, 35), (0, 128, 128), (255, 128, 0), (255, 182, 193)</text:p>
          </table:table-cell>
          <table:table-cell office:value-type="string" table:style-name="ce1">
            <text:p>(255, 128, 0), (107, 142, 35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22, 184, 135), (0, 102, 102), (0, 230, 115)</text:p>
          </table:table-cell>
          <table:table-cell office:value-type="string" table:style-name="ce1">
            <text:p>(255, 182, 193), (128, 0, 128), (139, 69, 19), (0, 230, 115), (107, 142, 35), (255, 140, 0), (222, 184, 135), (0, 102, 102)</text:p>
          </table:table-cell>
          <table:table-cell office:value-type="string" table:style-name="ce1">
            <text:p>(255, 140, 0), (139, 69, 19), (255, 182, 193), (107, 142, 35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-200, -100), (200, -100), (-100, -200), (100, -200)</text:p>
          </table:table-cell>
          <table:table-cell office:value-type="string" table:style-name="ce1">
            <text:p>(-200, -100), 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230, 115), (0, 100, 0)</text:p>
          </table:table-cell>
          <table:table-cell office:value-type="string" table:style-name="ce1">
            <text:p>(0, 230, 115), (255, 128, 0), (0, 102, 102), (0, 128, 128), (255, 182, 193), (0, 100, 0)</text:p>
          </table:table-cell>
          <table:table-cell office:value-type="string" table:style-name="ce1">
            <text:p>(0, 230, 115), (0, 102, 102), (0, 128, 128)</text:p>
          </table:table-cell>
          <table:table-cell office:value-type="string" table:style-name="ce1">
            <text:p>(-200, 100), (100, 200), (-100, 200)</text:p>
          </table:table-cell>
          <table:table-cell office:value-type="string" table:style-name="ce1">
            <text:p>(-200, 100), (100, 200), (-100, 200), (-100, -200), (100, -200), (200, -100)</text:p>
          </table:table-cell>
          <table:table-cell office:value-type="string" table:style-name="ce1">
            <text:p>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230, 115)</text:p>
          </table:table-cell>
          <table:table-cell office:value-type="string" table:style-name="ce1">
            <text:p>(0, 230, 115), (255, 140, 0), (255, 128, 0), (128, 0, 128)</text:p>
          </table:table-cell>
          <table:table-cell office:value-type="string" table:style-name="ce1">
            <text:p>(255, 140, 0), (0, 230, 115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28, 0), (0, 100, 0), (255, 140, 0)</text:p>
          </table:table-cell>
          <table:table-cell office:value-type="string" table:style-name="ce1">
            <text:p>(107, 142, 35), (128, 0, 128), (0, 100, 0), (222, 184, 135), (255, 128, 0), (0, 102, 102), (0, 230, 115), (255, 140, 0)</text:p>
          </table:table-cell>
          <table:table-cell office:value-type="string" table:style-name="ce1">
            <text:p>(107, 142, 35), (0, 100, 0), (255, 128, 0), (222, 184, 135)</text:p>
          </table:table-cell>
          <table:table-cell office:value-type="string" table:style-name="ce1">
            <text:p>(200, 100), (100, 200), (-100, 200), (-200, 100)</text:p>
          </table:table-cell>
          <table:table-cell office:value-type="string" table:style-name="ce1">
            <text:p>(200, 100), (100, 200), (-100, 200), (-200, 100), (-100, -200), (100, -200), (-200, -100), (200, -100)</text:p>
          </table:table-cell>
          <table:table-cell office:value-type="string" table:style-name="ce1">
            <text:p>(-100, -200), 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28, 0, 128)</text:p>
          </table:table-cell>
          <table:table-cell office:value-type="string" table:style-name="ce1">
            <text:p>(255, 128, 0), (0, 230, 115), (0, 128, 128), (128, 0, 128)</text:p>
          </table:table-cell>
          <table:table-cell office:value-type="string" table:style-name="ce1">
            <text:p>(255, 128, 0), (0, 230, 115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00, 0), (0, 102, 102), (255, 182, 193)</text:p>
          </table:table-cell>
          <table:table-cell office:value-type="string" table:style-name="ce1">
            <text:p>(255, 140, 0), (255, 182, 193), (0, 102, 102), (0, 100, 0), (139, 69, 19), (222, 184, 135), (128, 0, 128), (0, 128, 128)</text:p>
          </table:table-cell>
          <table:table-cell office:value-type="string" table:style-name="ce1">
            <text:p>(139, 69, 19), (255, 140, 0), (0, 128, 128), (0, 102, 102)</text:p>
          </table:table-cell>
          <table:table-cell office:value-type="string" table:style-name="ce1">
            <text:p>(-200, 100), (200, 100), (-100, 200), (100, 200)</text:p>
          </table:table-cell>
          <table:table-cell office:value-type="string" table:style-name="ce1">
            <text:p>(-200, 100), (200, 100), (-100, 200), (100, 200), (-100, -200), (100, -200), (200, -100), (-200, -100)</text:p>
          </table:table-cell>
          <table:table-cell office:value-type="string" table:style-name="ce1">
            <text:p>(-100, -200), 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40, 0), (255, 182, 193)</text:p>
          </table:table-cell>
          <table:table-cell office:value-type="string" table:style-name="ce1">
            <text:p>(128, 0, 128), (107, 142, 35), (255, 140, 0), (222, 184, 135), (255, 182, 193), (0, 100, 0)</text:p>
          </table:table-cell>
          <table:table-cell office:value-type="string" table:style-name="ce1">
            <text:p>(0, 100, 0), (255, 140, 0), (128, 0, 128)</text:p>
          </table:table-cell>
          <table:table-cell office:value-type="string" table:style-name="ce1">
            <text:p>(100, 200), (-200, 100), (200, 100)</text:p>
          </table:table-cell>
          <table:table-cell office:value-type="string" table:style-name="ce1">
            <text:p>(100, 200), (-200, 100), (200, 100), (-200, -100), (100, -200), (200, -100)</text:p>
          </table:table-cell>
          <table:table-cell office:value-type="string" table:style-name="ce1">
            <text:p>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0, 100, 0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82, 193), (139, 69, 19), (128, 0, 128)</text:p>
          </table:table-cell>
          <table:table-cell office:value-type="string" table:style-name="ce1">
            <text:p>(222, 184, 135), (255, 182, 193), (0, 100, 0), (128, 0, 128), (0, 102, 102), (255, 140, 0), (0, 128, 128), (139, 69, 19)</text:p>
          </table:table-cell>
          <table:table-cell office:value-type="string" table:style-name="ce1">
            <text:p>(222, 184, 135), (139, 69, 19), (128, 0, 128), (0, 102, 102)</text:p>
          </table:table-cell>
          <table:table-cell office:value-type="string" table:style-name="ce1">
            <text:p>(-200, 100), (200, 100), (-100, 200), (100, 200)</text:p>
          </table:table-cell>
          <table:table-cell office:value-type="string" table:style-name="ce1">
            <text:p>(-200, 100), (200, 100), (-100, 200), (100, 200), (-200, -100), (100, -200), (-100, -200), (200, -100)</text:p>
          </table:table-cell>
          <table:table-cell office:value-type="string" table:style-name="ce1">
            <text:p>(-200, -100), 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02, 102), (255, 140, 0)</text:p>
          </table:table-cell>
          <table:table-cell office:value-type="string" table:style-name="ce1">
            <text:p>(255, 140, 0), (0, 102, 102), (255, 182, 193), (255, 128, 0), (139, 69, 19), (0, 100, 0)</text:p>
          </table:table-cell>
          <table:table-cell office:value-type="string" table:style-name="ce1">
            <text:p>(255, 140, 0), (255, 182, 193), (0, 102, 102)</text:p>
          </table:table-cell>
          <table:table-cell office:value-type="string" table:style-name="ce1">
            <text:p>(100, 200), (-200, 100), (200, 100)</text:p>
          </table:table-cell>
          <table:table-cell office:value-type="string" table:style-name="ce1">
            <text:p>(100, 200), (-200, 100), (200, 100), (-200, -100), (-100, -200), (200, -100)</text:p>
          </table:table-cell>
          <table:table-cell office:value-type="string" table:style-name="ce1">
            <text:p>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07, 142, 35)</text:p>
          </table:table-cell>
          <table:table-cell office:value-type="string" table:style-name="ce1">
            <text:p>(107, 142, 35), (0, 128, 128), (222, 184, 135), (255, 128, 0)</text:p>
          </table:table-cell>
          <table:table-cell office:value-type="string" table:style-name="ce1">
            <text:p>(255, 128, 0), (107, 142, 35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107, 142, 35), (255, 182, 193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40, 0)</text:p>
          </table:table-cell>
          <table:table-cell office:value-type="string" table:style-name="ce1">
            <text:p>(255, 140, 0), (222, 184, 135), (128, 0, 128), (139, 69, 19)</text:p>
          </table:table-cell>
          <table:table-cell office:value-type="string" table:style-name="ce1">
            <text:p>(222, 184, 135), (128, 0, 128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0, 0), (107, 142, 35)</text:p>
          </table:table-cell>
          <table:table-cell office:value-type="string" table:style-name="ce1">
            <text:p>(0, 100, 0), (0, 230, 115), (255, 182, 193), (0, 128, 128), (128, 0, 128), (107, 142, 35)</text:p>
          </table:table-cell>
          <table:table-cell office:value-type="string" table:style-name="ce1">
            <text:p>(0, 128, 128), (128, 0, 128), (107, 142, 35)</text:p>
          </table:table-cell>
          <table:table-cell office:value-type="string" table:style-name="ce1">
            <text:p>(200, 100), (100, 200), (-200, 100)</text:p>
          </table:table-cell>
          <table:table-cell office:value-type="string" table:style-name="ce1">
            <text:p>(200, 100), (100, 200), (-200, 1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39, 69, 19), (0, 100, 0), (107, 142, 35)</text:p>
          </table:table-cell>
          <table:table-cell office:value-type="string" table:style-name="ce1">
            <text:p>(255, 140, 0), (0, 128, 128), (222, 184, 135), (128, 0, 128), (107, 142, 35), (0, 100, 0), (139, 69, 19), (0, 230, 115)</text:p>
          </table:table-cell>
          <table:table-cell office:value-type="string" table:style-name="ce1">
            <text:p>(0, 128, 128), (128, 0, 128), (139, 69, 19), (0, 100, 0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-200, -100), (100, -200), (200, -100), (-100, -200)</text:p>
          </table:table-cell>
          <table:table-cell office:value-type="string" table:style-name="ce1">
            <text:p>(-200, -100), 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22, 184, 135)</text:p>
          </table:table-cell>
          <table:table-cell office:value-type="string" table:style-name="ce1">
            <text:p>(107, 142, 35), (222, 184, 135), (255, 182, 193), (0, 100, 0)</text:p>
          </table:table-cell>
          <table:table-cell office:value-type="string" table:style-name="ce1">
            <text:p>(222, 184, 135), (107, 142, 35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28, 0)</text:p>
          </table:table-cell>
          <table:table-cell office:value-type="string" table:style-name="ce1">
            <text:p>(0, 128, 128), (255, 128, 0), (255, 182, 193), (255, 140, 0)</text:p>
          </table:table-cell>
          <table:table-cell office:value-type="string" table:style-name="ce1">
            <text:p>(0, 128, 128), (255, 182, 193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0, 230, 115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82, 193)</text:p>
          </table:table-cell>
          <table:table-cell office:value-type="string" table:style-name="ce1">
            <text:p>(0, 128, 128), (222, 184, 135), (255, 128, 0), (255, 182, 193)</text:p>
          </table:table-cell>
          <table:table-cell office:value-type="string" table:style-name="ce1">
            <text:p>(255, 182, 193), (255, 128, 0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22, 184, 135), (107, 142, 35)</text:p>
          </table:table-cell>
          <table:table-cell office:value-type="string" table:style-name="ce1">
            <text:p>(0, 100, 0), (107, 142, 35), (0, 230, 115), (255, 140, 0), (222, 184, 135), (255, 182, 193)</text:p>
          </table:table-cell>
          <table:table-cell office:value-type="string" table:style-name="ce1">
            <text:p>(222, 184, 135), (255, 182, 193), (107, 142, 35)</text:p>
          </table:table-cell>
          <table:table-cell office:value-type="string" table:style-name="ce1">
            <text:p>(200, 100), (-200, 100), (-100, 200)</text:p>
          </table:table-cell>
          <table:table-cell office:value-type="string" table:style-name="ce1">
            <text:p>(200, 100), (-200, 100), (-100, 200), (100, -200), (-100, -200), (200, -100)</text:p>
          </table:table-cell>
          <table:table-cell office:value-type="string" table:style-name="ce1">
            <text:p>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28, 128), (255, 140, 0), (255, 182, 193)</text:p>
          </table:table-cell>
          <table:table-cell office:value-type="string" table:style-name="ce1">
            <text:p>(255, 140, 0), (0, 230, 115), (139, 69, 19), (255, 182, 193), (222, 184, 135), (0, 128, 128), (0, 102, 102), (255, 128, 0)</text:p>
          </table:table-cell>
          <table:table-cell office:value-type="string" table:style-name="ce1">
            <text:p>(0, 128, 128), (255, 128, 0), (255, 182, 193), (139, 69, 19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-100, -200), (200, -100), (-200, -100), (100, -200)</text:p>
          </table:table-cell>
          <table:table-cell office:value-type="string" table:style-name="ce1">
            <text:p>(-100, -200), 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2, 102), (255, 140, 0), (107, 142, 35)</text:p>
          </table:table-cell>
          <table:table-cell office:value-type="string" table:style-name="ce1">
            <text:p>(107, 142, 35), (0, 230, 115), (0, 102, 102), (255, 140, 0), (139, 69, 19), (0, 128, 128), (255, 182, 193), (222, 184, 135)</text:p>
          </table:table-cell>
          <table:table-cell office:value-type="string" table:style-name="ce1">
            <text:p>(255, 140, 0), (0, 230, 115), (0, 102, 102), (255, 182, 193)</text:p>
          </table:table-cell>
          <table:table-cell office:value-type="string" table:style-name="ce1">
            <text:p>(200, 100), (100, 200), (-200, 100), (-100, 200)</text:p>
          </table:table-cell>
          <table:table-cell office:value-type="string" table:style-name="ce1">
            <text:p>(200, 100), (100, 200), (-200, 100), (-100, 200), (200, -100), (100, -200), (-100, -200), (-200, -100)</text:p>
          </table:table-cell>
          <table:table-cell office:value-type="string" table:style-name="ce1">
            <text:p>(200, -100), 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40, 0)</text:p>
          </table:table-cell>
          <table:table-cell office:value-type="string" table:style-name="ce1">
            <text:p>(107, 142, 35), (222, 184, 135), (255, 140, 0), (0, 102, 102)</text:p>
          </table:table-cell>
          <table:table-cell office:value-type="string" table:style-name="ce1">
            <text:p>(222, 184, 135), (107, 142, 35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230, 115)</text:p>
          </table:table-cell>
          <table:table-cell office:value-type="string" table:style-name="ce1">
            <text:p>(0, 230, 115), (222, 184, 135), (255, 182, 193), (128, 0, 128)</text:p>
          </table:table-cell>
          <table:table-cell office:value-type="string" table:style-name="ce1">
            <text:p>(128, 0, 128), (222, 184, 135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230, 115), (255, 140, 0)</text:p>
          </table:table-cell>
          <table:table-cell office:value-type="string" table:style-name="ce1">
            <text:p>(0, 128, 128), (0, 102, 102), (128, 0, 128), (255, 140, 0), (0, 230, 115), (222, 184, 135)</text:p>
          </table:table-cell>
          <table:table-cell office:value-type="string" table:style-name="ce1">
            <text:p>(0, 102, 102), (128, 0, 128), (0, 230, 115)</text:p>
          </table:table-cell>
          <table:table-cell office:value-type="string" table:style-name="ce1">
            <text:p>(200, 100), (100, 200), (-200, 100)</text:p>
          </table:table-cell>
          <table:table-cell office:value-type="string" table:style-name="ce1">
            <text:p>(200, 100), (100, 200), (-200, 1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22, 184, 135)</text:p>
          </table:table-cell>
          <table:table-cell office:value-type="string" table:style-name="ce1">
            <text:p>(0, 230, 115), (222, 184, 135), (255, 140, 0), (139, 69, 19)</text:p>
          </table:table-cell>
          <table:table-cell office:value-type="string" table:style-name="ce1">
            <text:p>(255, 140, 0), (0, 230, 115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28, 0, 128), (139, 69, 19), (0, 100, 0)</text:p>
          </table:table-cell>
          <table:table-cell office:value-type="string" table:style-name="ce1">
            <text:p>(139, 69, 19), (255, 140, 0), (0, 100, 0), (0, 230, 115), (0, 102, 102), (107, 142, 35), (128, 0, 128), (255, 128, 0)</text:p>
          </table:table-cell>
          <table:table-cell office:value-type="string" table:style-name="ce1">
            <text:p>(0, 230, 115), (0, 100, 0), (255, 128, 0), (139, 69, 19)</text:p>
          </table:table-cell>
          <table:table-cell office:value-type="string" table:style-name="ce1">
            <text:p>(200, 100), (-100, 200), (-200, 100), (100, 200)</text:p>
          </table:table-cell>
          <table:table-cell office:value-type="string" table:style-name="ce1">
            <text:p>(200, 100), (-100, 200), (-200, 100), (100, 200), (100, -200), (-100, -200), (-200, -100), (200, -100)</text:p>
          </table:table-cell>
          <table:table-cell office:value-type="string" table:style-name="ce1">
            <text:p>(100, -200), 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22, 184, 135), (0, 128, 128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230, 115), (128, 0, 128)</text:p>
          </table:table-cell>
          <table:table-cell office:value-type="string" table:style-name="ce1">
            <text:p>(0, 128, 128), (0, 100, 0), (0, 102, 102), (255, 128, 0), (128, 0, 128), (0, 230, 115)</text:p>
          </table:table-cell>
          <table:table-cell office:value-type="string" table:style-name="ce1">
            <text:p>(255, 128, 0), (0, 102, 102), (0, 128, 128)</text:p>
          </table:table-cell>
          <table:table-cell office:value-type="string" table:style-name="ce1">
            <text:p>(-200, 100), (100, 200), (200, 100)</text:p>
          </table:table-cell>
          <table:table-cell office:value-type="string" table:style-name="ce1">
            <text:p>(-200, 100), (100, 200), (200, 100), (-200, -100), (200, -100), (100, -200)</text:p>
          </table:table-cell>
          <table:table-cell office:value-type="string" table:style-name="ce1">
            <text:p>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0, 0), (0, 102, 102), (255, 140, 0)</text:p>
          </table:table-cell>
          <table:table-cell office:value-type="string" table:style-name="ce1">
            <text:p>(107, 142, 35), (0, 102, 102), (128, 0, 128), (255, 140, 0), (0, 128, 128), (0, 100, 0), (222, 184, 135), (255, 128, 0)</text:p>
          </table:table-cell>
          <table:table-cell office:value-type="string" table:style-name="ce1">
            <text:p>(255, 128, 0), (255, 140, 0), (0, 100, 0), (128, 0, 128)</text:p>
          </table:table-cell>
          <table:table-cell office:value-type="string" table:style-name="ce1">
            <text:p>(200, 100), (-100, 200), (100, 200), (-200, 100)</text:p>
          </table:table-cell>
          <table:table-cell office:value-type="string" table:style-name="ce1">
            <text:p>(200, 100), (-100, 200), (100, 200), (-200, 1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28, 0), (0, 230, 115), (255, 182, 193)</text:p>
          </table:table-cell>
          <table:table-cell office:value-type="string" table:style-name="ce1">
            <text:p>(0, 102, 102), (0, 230, 115), (255, 128, 0), (128, 0, 128), (255, 182, 193), (139, 69, 19), (107, 142, 35), (0, 128, 128)</text:p>
          </table:table-cell>
          <table:table-cell office:value-type="string" table:style-name="ce1">
            <text:p>(139, 69, 19), (0, 128, 128), (0, 102, 102), (255, 182, 193)</text:p>
          </table:table-cell>
          <table:table-cell office:value-type="string" table:style-name="ce1">
            <text:p>(-100, 200), (200, 100), (100, 200), (-200, 100)</text:p>
          </table:table-cell>
          <table:table-cell office:value-type="string" table:style-name="ce1">
            <text:p>(-100, 200), (200, 100), (100, 200), (-200, 100), (200, -100), (-100, -200), (100, -200), (-200, -100)</text:p>
          </table:table-cell>
          <table:table-cell office:value-type="string" table:style-name="ce1">
            <text:p>(200, -100), 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0, 0)</text:p>
          </table:table-cell>
          <table:table-cell office:value-type="string" table:style-name="ce1">
            <text:p>(222, 184, 135), (0, 102, 102), (0, 100, 0), (255, 182, 193)</text:p>
          </table:table-cell>
          <table:table-cell office:value-type="string" table:style-name="ce1">
            <text:p>(0, 102, 102), (222, 184, 135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39, 69, 19), (222, 184, 135)</text:p>
          </table:table-cell>
          <table:table-cell office:value-type="string" table:style-name="ce1">
            <text:p>(255, 140, 0), (255, 128, 0), (107, 142, 35), (139, 69, 19), (222, 184, 135), (0, 102, 102)</text:p>
          </table:table-cell>
          <table:table-cell office:value-type="string" table:style-name="ce1">
            <text:p>(107, 142, 35), (139, 69, 19), (0, 102, 102)</text:p>
          </table:table-cell>
          <table:table-cell office:value-type="string" table:style-name="ce1">
            <text:p>(-200, 100), (200, 100), (100, 200)</text:p>
          </table:table-cell>
          <table:table-cell office:value-type="string" table:style-name="ce1">
            <text:p>(-200, 100), (200, 100), (100, 200), (-100, -200), (200, -100), (-200, -100)</text:p>
          </table:table-cell>
          <table:table-cell office:value-type="string" table:style-name="ce1">
            <text:p>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39, 69, 19), (0, 230, 115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82, 193), (0, 128, 128)</text:p>
          </table:table-cell>
          <table:table-cell office:value-type="string" table:style-name="ce1">
            <text:p>(139, 69, 19), (255, 182, 193), (0, 128, 128), (0, 230, 115), (255, 140, 0), (0, 102, 102)</text:p>
          </table:table-cell>
          <table:table-cell office:value-type="string" table:style-name="ce1">
            <text:p>(0, 102, 102), (255, 140, 0), (139, 69, 19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22, 184, 135), (107, 142, 35)</text:p>
          </table:table-cell>
          <table:table-cell office:value-type="string" table:style-name="ce1">
            <text:p>(222, 184, 135), (139, 69, 19), (128, 0, 128), (107, 142, 35), (0, 230, 115), (255, 128, 0)</text:p>
          </table:table-cell>
          <table:table-cell office:value-type="string" table:style-name="ce1">
            <text:p>(139, 69, 19), (107, 142, 35), (128, 0, 128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-100, -200), (100, -200), (-200, -100)</text:p>
          </table:table-cell>
          <table:table-cell office:value-type="string" table:style-name="ce1">
            <text:p>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40, 0), (139, 69, 19), (255, 182, 193)</text:p>
          </table:table-cell>
          <table:table-cell office:value-type="string" table:style-name="ce1">
            <text:p>(0, 128, 128), (222, 184, 135), (139, 69, 19), (255, 182, 193), (255, 140, 0), (255, 128, 0), (0, 102, 102), (107, 142, 35)</text:p>
          </table:table-cell>
          <table:table-cell office:value-type="string" table:style-name="ce1">
            <text:p>(0, 102, 102), (255, 128, 0), (139, 69, 19), (222, 184, 135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100, -200), (-200, -100), (-100, -200), (200, -100)</text:p>
          </table:table-cell>
          <table:table-cell office:value-type="string" table:style-name="ce1">
            <text:p>(100, -200), 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02, 102), (255, 128, 0)</text:p>
          </table:table-cell>
          <table:table-cell office:value-type="string" table:style-name="ce1">
            <text:p>(107, 142, 35), (0, 102, 102), (139, 69, 19), (0, 230, 115), (0, 100, 0), (255, 128, 0)</text:p>
          </table:table-cell>
          <table:table-cell office:value-type="string" table:style-name="ce1">
            <text:p>(0, 102, 102), (0, 100, 0), (139, 69, 19)</text:p>
          </table:table-cell>
          <table:table-cell office:value-type="string" table:style-name="ce1">
            <text:p>(100, 200), (200, 100), (-200, 100)</text:p>
          </table:table-cell>
          <table:table-cell office:value-type="string" table:style-name="ce1">
            <text:p>(100, 200), (200, 100), (-200, 100), (200, -100), (100, -200), (-100, -200)</text:p>
          </table:table-cell>
          <table:table-cell office:value-type="string" table:style-name="ce1">
            <text:p>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28, 0, 128)</text:p>
          </table:table-cell>
          <table:table-cell office:value-type="string" table:style-name="ce1">
            <text:p>(128, 0, 128), (0, 128, 128), (0, 230, 115), (107, 142, 35)</text:p>
          </table:table-cell>
          <table:table-cell office:value-type="string" table:style-name="ce1">
            <text:p>(107, 142, 35), (128, 0, 128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107, 142, 35), (0, 230, 11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28, 0), (255, 140, 0), (107, 142, 35)</text:p>
          </table:table-cell>
          <table:table-cell office:value-type="string" table:style-name="ce1">
            <text:p>(107, 142, 35), (222, 184, 135), (255, 128, 0), (128, 0, 128), (0, 128, 128), (0, 100, 0), (255, 140, 0), (139, 69, 19)</text:p>
          </table:table-cell>
          <table:table-cell office:value-type="string" table:style-name="ce1">
            <text:p>(139, 69, 19), (128, 0, 128), (0, 128, 128), (255, 128, 0)</text:p>
          </table:table-cell>
          <table:table-cell office:value-type="string" table:style-name="ce1">
            <text:p>(-200, 100), (100, 200), (-100, 200), (200, 100)</text:p>
          </table:table-cell>
          <table:table-cell office:value-type="string" table:style-name="ce1">
            <text:p>(-200, 100), (100, 200), (-100, 200), (200, 100), (-100, -200), (-200, -100), (200, -100), (100, -200)</text:p>
          </table:table-cell>
          <table:table-cell office:value-type="string" table:style-name="ce1">
            <text:p>(-100, -200), 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0, 102, 102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39, 69, 19), (0, 102, 102)</text:p>
          </table:table-cell>
          <table:table-cell office:value-type="string" table:style-name="ce1">
            <text:p>(0, 128, 128), (128, 0, 128), (0, 100, 0), (0, 102, 102), (222, 184, 135), (139, 69, 19)</text:p>
          </table:table-cell>
          <table:table-cell office:value-type="string" table:style-name="ce1">
            <text:p>(139, 69, 19), (128, 0, 128), (222, 184, 135)</text:p>
          </table:table-cell>
          <table:table-cell office:value-type="string" table:style-name="ce1">
            <text:p>(100, 200), (-100, 200), (-200, 100)</text:p>
          </table:table-cell>
          <table:table-cell office:value-type="string" table:style-name="ce1">
            <text:p>(100, 200), (-100, 200), (-200, 1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07, 142, 35), (0, 128, 128), (0, 230, 115)</text:p>
          </table:table-cell>
          <table:table-cell office:value-type="string" table:style-name="ce1">
            <text:p>(255, 128, 0), (255, 140, 0), (0, 230, 115), (222, 184, 135), (139, 69, 19), (0, 102, 102), (0, 128, 128), (107, 142, 35)</text:p>
          </table:table-cell>
          <table:table-cell office:value-type="string" table:style-name="ce1">
            <text:p>(139, 69, 19), (0, 230, 115), (255, 140, 0), (255, 128, 0)</text:p>
          </table:table-cell>
          <table:table-cell office:value-type="string" table:style-name="ce1">
            <text:p>(200, 100), (-100, 200), (100, 200), (-200, 100)</text:p>
          </table:table-cell>
          <table:table-cell office:value-type="string" table:style-name="ce1">
            <text:p>(200, 100), (-100, 200), (100, 200), (-200, 100), (-100, -200), (100, -200), (-200, -100), (200, -100)</text:p>
          </table:table-cell>
          <table:table-cell office:value-type="string" table:style-name="ce1">
            <text:p>(-100, -200), 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230, 115)</text:p>
          </table:table-cell>
          <table:table-cell office:value-type="string" table:style-name="ce1">
            <text:p>(0, 128, 128), (0, 230, 115), (255, 128, 0), (255, 140, 0)</text:p>
          </table:table-cell>
          <table:table-cell office:value-type="string" table:style-name="ce1">
            <text:p>(0, 230, 115), (255, 128, 0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39, 69, 19)</text:p>
          </table:table-cell>
          <table:table-cell office:value-type="string" table:style-name="ce1">
            <text:p>(139, 69, 19), (255, 140, 0), (0, 230, 115), (255, 182, 193)</text:p>
          </table:table-cell>
          <table:table-cell office:value-type="string" table:style-name="ce1">
            <text:p>(0, 230, 115), (255, 140, 0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2, 102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22, 184, 135), (0, 128, 128), (139, 69, 19)</text:p>
          </table:table-cell>
          <table:table-cell office:value-type="string" table:style-name="ce1">
            <text:p>(255, 182, 193), (139, 69, 19), (255, 140, 0), (222, 184, 135), (0, 230, 115), (0, 128, 128), (0, 102, 102), (107, 142, 35)</text:p>
          </table:table-cell>
          <table:table-cell office:value-type="string" table:style-name="ce1">
            <text:p>(0, 128, 128), (0, 102, 102), (107, 142, 35), (139, 69, 19)</text:p>
          </table:table-cell>
          <table:table-cell office:value-type="string" table:style-name="ce1">
            <text:p>(-200, 100), (-100, 200), (100, 200), (200, 100)</text:p>
          </table:table-cell>
          <table:table-cell office:value-type="string" table:style-name="ce1">
            <text:p>(-200, 100), (-100, 200), (100, 200), (200, 100), (-200, -100), (-100, -200), (100, -200), (200, -100)</text:p>
          </table:table-cell>
          <table:table-cell office:value-type="string" table:style-name="ce1">
            <text:p>(-200, -100), 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28, 128), (107, 142, 35), (255, 128, 0)</text:p>
          </table:table-cell>
          <table:table-cell office:value-type="string" table:style-name="ce1">
            <text:p>(255, 128, 0), (255, 140, 0), (0, 102, 102), (255, 182, 193), (139, 69, 19), (107, 142, 35), (128, 0, 128), (0, 128, 128)</text:p>
          </table:table-cell>
          <table:table-cell office:value-type="string" table:style-name="ce1">
            <text:p>(255, 182, 193), (139, 69, 19), (107, 142, 35), (128, 0, 128)</text:p>
          </table:table-cell>
          <table:table-cell office:value-type="string" table:style-name="ce1">
            <text:p>(-100, 200), (100, 200), (200, 100), (-200, 100)</text:p>
          </table:table-cell>
          <table:table-cell office:value-type="string" table:style-name="ce1">
            <text:p>(-100, 200), (100, 200), (200, 100), (-200, 1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28, 0, 128), (255, 140, 0)</text:p>
          </table:table-cell>
          <table:table-cell office:value-type="string" table:style-name="ce1">
            <text:p>(255, 182, 193), (255, 140, 0), (222, 184, 135), (128, 0, 128), (0, 100, 0), (107, 142, 35)</text:p>
          </table:table-cell>
          <table:table-cell office:value-type="string" table:style-name="ce1">
            <text:p>(107, 142, 35), (255, 182, 193), (222, 184, 135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-200, -100), (-100, -200), (100, -200)</text:p>
          </table:table-cell>
          <table:table-cell office:value-type="string" table:style-name="ce1">
            <text:p>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107, 142, 35), (0, 102, 102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82, 193), (0, 230, 115)</text:p>
          </table:table-cell>
          <table:table-cell office:value-type="string" table:style-name="ce1">
            <text:p>(0, 230, 115), (0, 102, 102), (255, 128, 0), (222, 184, 135), (128, 0, 128), (255, 182, 193)</text:p>
          </table:table-cell>
          <table:table-cell office:value-type="string" table:style-name="ce1">
            <text:p>(128, 0, 128), (0, 102, 102), (222, 184, 135)</text:p>
          </table:table-cell>
          <table:table-cell office:value-type="string" table:style-name="ce1">
            <text:p>(200, 100), (-200, 100), (-100, 200)</text:p>
          </table:table-cell>
          <table:table-cell office:value-type="string" table:style-name="ce1">
            <text:p>(200, 100), (-200, 100), (-100, 2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22, 184, 135)</text:p>
          </table:table-cell>
          <table:table-cell office:value-type="string" table:style-name="ce1">
            <text:p>(222, 184, 135), (0, 102, 102), (107, 142, 35), (0, 100, 0)</text:p>
          </table:table-cell>
          <table:table-cell office:value-type="string" table:style-name="ce1">
            <text:p>(0, 102, 102), (0, 100, 0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07, 142, 35), (139, 69, 19), (0, 100, 0)</text:p>
          </table:table-cell>
          <table:table-cell office:value-type="string" table:style-name="ce1">
            <text:p>(128, 0, 128), (107, 142, 35), (255, 128, 0), (139, 69, 19), (255, 140, 0), (222, 184, 135), (0, 128, 128), (0, 100, 0)</text:p>
          </table:table-cell>
          <table:table-cell office:value-type="string" table:style-name="ce1">
            <text:p>(0, 100, 0), (128, 0, 128), (255, 128, 0), (139, 69, 19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255, 128, 0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39, 69, 19), (0, 128, 128), (0, 102, 102)</text:p>
          </table:table-cell>
          <table:table-cell office:value-type="string" table:style-name="ce1">
            <text:p>(255, 182, 193), (0, 128, 128), (0, 102, 102), (128, 0, 128), (139, 69, 19), (0, 230, 115), (255, 140, 0), (107, 142, 35)</text:p>
          </table:table-cell>
          <table:table-cell office:value-type="string" table:style-name="ce1">
            <text:p>(128, 0, 128), (0, 102, 102), (139, 69, 19), (255, 140, 0)</text:p>
          </table:table-cell>
          <table:table-cell office:value-type="string" table:style-name="ce1">
            <text:p>(200, 100), (-100, 200), (100, 200), (-200, 100)</text:p>
          </table:table-cell>
          <table:table-cell office:value-type="string" table:style-name="ce1">
            <text:p>(200, 100), (-100, 200), (100, 200), (-200, 100), (-200, -100), (200, -100), (-100, -200), (100, -200)</text:p>
          </table:table-cell>
          <table:table-cell office:value-type="string" table:style-name="ce1">
            <text:p>(-200, -100), 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28, 0), (0, 230, 115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2, 102), (107, 142, 35), (255, 128, 0)</text:p>
          </table:table-cell>
          <table:table-cell office:value-type="string" table:style-name="ce1">
            <text:p>(0, 128, 128), (0, 230, 115), (255, 128, 0), (107, 142, 35), (255, 182, 193), (222, 184, 135), (0, 102, 102), (255, 140, 0)</text:p>
          </table:table-cell>
          <table:table-cell office:value-type="string" table:style-name="ce1">
            <text:p>(0, 128, 128), (255, 140, 0), (0, 102, 102), (255, 128, 0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200, -100), (-100, -200), (100, -200), (-200, -100)</text:p>
          </table:table-cell>
          <table:table-cell office:value-type="string" table:style-name="ce1">
            <text:p>(200, -100), 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22, 184, 135), (255, 140, 0)</text:p>
          </table:table-cell>
          <table:table-cell office:value-type="string" table:style-name="ce1">
            <text:p>(255, 128, 0), (255, 182, 193), (255, 140, 0), (107, 142, 35), (0, 128, 128), (222, 184, 135)</text:p>
          </table:table-cell>
          <table:table-cell office:value-type="string" table:style-name="ce1">
            <text:p>(107, 142, 35), (255, 140, 0), (0, 128, 128)</text:p>
          </table:table-cell>
          <table:table-cell office:value-type="string" table:style-name="ce1">
            <text:p>(-200, 100), (100, 200), (-100, 200)</text:p>
          </table:table-cell>
          <table:table-cell office:value-type="string" table:style-name="ce1">
            <text:p>(-200, 100), (100, 200), (-100, 2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22, 184, 135)</text:p>
          </table:table-cell>
          <table:table-cell office:value-type="string" table:style-name="ce1">
            <text:p>(222, 184, 135), (0, 128, 128), (139, 69, 19), (255, 182, 193)</text:p>
          </table:table-cell>
          <table:table-cell office:value-type="string" table:style-name="ce1">
            <text:p>(0, 128, 128), (222, 184, 135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82, 193), (0, 128, 128)</text:p>
          </table:table-cell>
          <table:table-cell office:value-type="string" table:style-name="ce1">
            <text:p>(255, 182, 193), (255, 140, 0), (0, 100, 0), (0, 230, 115), (0, 128, 128), (222, 184, 135)</text:p>
          </table:table-cell>
          <table:table-cell office:value-type="string" table:style-name="ce1">
            <text:p>(0, 128, 128), (255, 182, 193), (255, 140, 0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200, -100), (-100, -200), (100, -200)</text:p>
          </table:table-cell>
          <table:table-cell office:value-type="string" table:style-name="ce1">
            <text:p>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28, 0, 128)</text:p>
          </table:table-cell>
          <table:table-cell office:value-type="string" table:style-name="ce1">
            <text:p>(107, 142, 35), (0, 102, 102), (128, 0, 128), (255, 128, 0)</text:p>
          </table:table-cell>
          <table:table-cell office:value-type="string" table:style-name="ce1">
            <text:p>(0, 102, 102), (255, 128, 0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255, 140, 0), (0, 102, 102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22, 184, 135), (255, 128, 0), (0, 102, 102)</text:p>
          </table:table-cell>
          <table:table-cell office:value-type="string" table:style-name="ce1">
            <text:p>(255, 128, 0), (107, 142, 35), (0, 102, 102), (255, 182, 193), (128, 0, 128), (222, 184, 135), (0, 128, 128), (139, 69, 19)</text:p>
          </table:table-cell>
          <table:table-cell office:value-type="string" table:style-name="ce1">
            <text:p>(0, 102, 102), (128, 0, 128), (139, 69, 19), (0, 128, 128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200, -100), (-100, -200), (-200, -100), (100, -200)</text:p>
          </table:table-cell>
          <table:table-cell office:value-type="string" table:style-name="ce1">
            <text:p>(200, -100), 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28, 128), (255, 182, 193)</text:p>
          </table:table-cell>
          <table:table-cell office:value-type="string" table:style-name="ce1">
            <text:p>(0, 100, 0), (107, 142, 35), (255, 140, 0), (0, 230, 115), (0, 128, 128), (255, 182, 193)</text:p>
          </table:table-cell>
          <table:table-cell office:value-type="string" table:style-name="ce1">
            <text:p>(255, 140, 0), (0, 100, 0), (107, 142, 35)</text:p>
          </table:table-cell>
          <table:table-cell office:value-type="string" table:style-name="ce1">
            <text:p>(100, 200), (200, 100), (-100, 200)</text:p>
          </table:table-cell>
          <table:table-cell office:value-type="string" table:style-name="ce1">
            <text:p>(100, 200), (200, 100), (-100, 200), (-100, -200), (200, -100), (-200, -100)</text:p>
          </table:table-cell>
          <table:table-cell office:value-type="string" table:style-name="ce1">
            <text:p>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28, 0, 128), (255, 128, 0)</text:p>
          </table:table-cell>
          <table:table-cell office:value-type="string" table:style-name="ce1">
            <text:p>(107, 142, 35), (0, 100, 0), (255, 182, 193), (0, 230, 115), (255, 128, 0), (128, 0, 128)</text:p>
          </table:table-cell>
          <table:table-cell office:value-type="string" table:style-name="ce1">
            <text:p>(0, 230, 115), (0, 100, 0), (128, 0, 128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100, -200), (-100, -200), (200, -100)</text:p>
          </table:table-cell>
          <table:table-cell office:value-type="string" table:style-name="ce1">
            <text:p>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28, 0, 128), (255, 182, 193)</text:p>
          </table:table-cell>
          <table:table-cell office:value-type="string" table:style-name="ce1">
            <text:p>(0, 100, 0), (255, 182, 193), (107, 142, 35), (222, 184, 135), (128, 0, 128), (0, 128, 128)</text:p>
          </table:table-cell>
          <table:table-cell office:value-type="string" table:style-name="ce1">
            <text:p>(107, 142, 35), (0, 128, 128), (128, 0, 128)</text:p>
          </table:table-cell>
          <table:table-cell office:value-type="string" table:style-name="ce1">
            <text:p>(-100, 200), (100, 200), (200, 100)</text:p>
          </table:table-cell>
          <table:table-cell office:value-type="string" table:style-name="ce1">
            <text:p>(-100, 200), (100, 200), (200, 100), (-200, -100), (100, -200), (200, -100)</text:p>
          </table:table-cell>
          <table:table-cell office:value-type="string" table:style-name="ce1">
            <text:p>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222, 184, 13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07, 142, 35), (255, 182, 193)</text:p>
          </table:table-cell>
          <table:table-cell office:value-type="string" table:style-name="ce1">
            <text:p>(139, 69, 19), (222, 184, 135), (0, 230, 115), (107, 142, 35), (255, 128, 0), (255, 182, 193)</text:p>
          </table:table-cell>
          <table:table-cell office:value-type="string" table:style-name="ce1">
            <text:p>(139, 69, 19), (107, 142, 35), (255, 128, 0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28, 128), (0, 230, 115)</text:p>
          </table:table-cell>
          <table:table-cell office:value-type="string" table:style-name="ce1">
            <text:p>(0, 230, 115), (0, 100, 0), (0, 128, 128), (0, 102, 102), (222, 184, 135), (107, 142, 35)</text:p>
          </table:table-cell>
          <table:table-cell office:value-type="string" table:style-name="ce1">
            <text:p>(0, 128, 128), (0, 100, 0), (107, 142, 35)</text:p>
          </table:table-cell>
          <table:table-cell office:value-type="string" table:style-name="ce1">
            <text:p>(-100, 200), (200, 100), (-200, 100)</text:p>
          </table:table-cell>
          <table:table-cell office:value-type="string" table:style-name="ce1">
            <text:p>(-100, 200), (200, 100), (-200, 100), (-100, -200), (100, -200), (200, -100)</text:p>
          </table:table-cell>
          <table:table-cell office:value-type="string" table:style-name="ce1">
            <text:p>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128, 0, 128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230, 115), (0, 100, 0), (222, 184, 135)</text:p>
          </table:table-cell>
          <table:table-cell office:value-type="string" table:style-name="ce1">
            <text:p>(222, 184, 135), (128, 0, 128), (0, 100, 0), (0, 102, 102), (139, 69, 19), (0, 230, 115), (255, 140, 0), (107, 142, 35)</text:p>
          </table:table-cell>
          <table:table-cell office:value-type="string" table:style-name="ce1">
            <text:p>(128, 0, 128), (107, 142, 35), (0, 102, 102), (139, 69, 19)</text:p>
          </table:table-cell>
          <table:table-cell office:value-type="string" table:style-name="ce1">
            <text:p>(100, 200), (-100, 200), (-200, 100), (200, 100)</text:p>
          </table:table-cell>
          <table:table-cell office:value-type="string" table:style-name="ce1">
            <text:p>(100, 200), (-100, 200), (-200, 100), (200, 100), (-100, -200), (-200, -100), (200, -100), (100, -200)</text:p>
          </table:table-cell>
          <table:table-cell office:value-type="string" table:style-name="ce1">
            <text:p>(-100, -200), 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00, 0), (255, 140, 0)</text:p>
          </table:table-cell>
          <table:table-cell office:value-type="string" table:style-name="ce1">
            <text:p>(0, 100, 0), (0, 230, 115), (255, 128, 0), (139, 69, 19), (0, 102, 102), (255, 140, 0)</text:p>
          </table:table-cell>
          <table:table-cell office:value-type="string" table:style-name="ce1">
            <text:p>(139, 69, 19), (0, 102, 102), (255, 128, 0)</text:p>
          </table:table-cell>
          <table:table-cell office:value-type="string" table:style-name="ce1">
            <text:p>(100, 200), (-200, 100), (200, 100)</text:p>
          </table:table-cell>
          <table:table-cell office:value-type="string" table:style-name="ce1">
            <text:p>(100, 200), (-200, 100), (200, 100), (-100, -200), (100, -200), (200, -100)</text:p>
          </table:table-cell>
          <table:table-cell office:value-type="string" table:style-name="ce1">
            <text:p>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82, 193), (0, 102, 102), (255, 140, 0)</text:p>
          </table:table-cell>
          <table:table-cell office:value-type="string" table:style-name="ce1">
            <text:p>(255, 140, 0), (107, 142, 35), (0, 100, 0), (255, 128, 0), (0, 230, 115), (255, 182, 193), (0, 102, 102), (222, 184, 135)</text:p>
          </table:table-cell>
          <table:table-cell office:value-type="string" table:style-name="ce1">
            <text:p>(107, 142, 35), (255, 182, 193), (0, 100, 0), (0, 102, 102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-200, -100), (100, -200), (-100, -200), (200, -100)</text:p>
          </table:table-cell>
          <table:table-cell office:value-type="string" table:style-name="ce1">
            <text:p>(-200, -100), 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40, 0), (0, 230, 115)</text:p>
          </table:table-cell>
          <table:table-cell office:value-type="string" table:style-name="ce1">
            <text:p>(255, 182, 193), (128, 0, 128), (139, 69, 19), (0, 100, 0), (0, 230, 115), (255, 140, 0)</text:p>
          </table:table-cell>
          <table:table-cell office:value-type="string" table:style-name="ce1">
            <text:p>(139, 69, 19), (0, 230, 115), (0, 100, 0)</text:p>
          </table:table-cell>
          <table:table-cell office:value-type="string" table:style-name="ce1">
            <text:p>(100, 200), (-200, 100), (200, 100)</text:p>
          </table:table-cell>
          <table:table-cell office:value-type="string" table:style-name="ce1">
            <text:p>(100, 200), (-200, 100), (200, 1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22, 184, 135), (255, 182, 193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28, 0), (222, 184, 135), (107, 142, 35)</text:p>
          </table:table-cell>
          <table:table-cell office:value-type="string" table:style-name="ce1">
            <text:p>(139, 69, 19), (222, 184, 135), (0, 230, 115), (255, 140, 0), (255, 182, 193), (255, 128, 0), (107, 142, 35), (128, 0, 128)</text:p>
          </table:table-cell>
          <table:table-cell office:value-type="string" table:style-name="ce1">
            <text:p>(222, 184, 135), (255, 140, 0), (0, 230, 115), (255, 128, 0)</text:p>
          </table:table-cell>
          <table:table-cell office:value-type="string" table:style-name="ce1">
            <text:p>(100, 200), (200, 100), (-100, 200), (-200, 100)</text:p>
          </table:table-cell>
          <table:table-cell office:value-type="string" table:style-name="ce1">
            <text:p>(100, 200), (200, 100), (-100, 200), (-200, 100), (200, -100), (-100, -200), (100, -200), (-200, -100)</text:p>
          </table:table-cell>
          <table:table-cell office:value-type="string" table:style-name="ce1">
            <text:p>(200, -100), 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22, 184, 135)</text:p>
          </table:table-cell>
          <table:table-cell office:value-type="string" table:style-name="ce1">
            <text:p>(107, 142, 35), (222, 184, 135), (0, 128, 128), (139, 69, 19)</text:p>
          </table:table-cell>
          <table:table-cell office:value-type="string" table:style-name="ce1">
            <text:p>(107, 142, 35), (222, 184, 135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28, 0), (255, 182, 193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255, 140, 0), (128, 0, 128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28, 128), (128, 0, 128)</text:p>
          </table:table-cell>
          <table:table-cell office:value-type="string" table:style-name="ce1">
            <text:p>(0, 128, 128), (255, 140, 0), (128, 0, 128), (222, 184, 135), (107, 142, 35), (139, 69, 19)</text:p>
          </table:table-cell>
          <table:table-cell office:value-type="string" table:style-name="ce1">
            <text:p>(255, 140, 0), (107, 142, 35), (0, 128, 128)</text:p>
          </table:table-cell>
          <table:table-cell office:value-type="string" table:style-name="ce1">
            <text:p>(-200, 100), (100, 200), (200, 100)</text:p>
          </table:table-cell>
          <table:table-cell office:value-type="string" table:style-name="ce1">
            <text:p>(-200, 100), (100, 200), (200, 100), (-100, -200), (100, -200), (-200, -100)</text:p>
          </table:table-cell>
          <table:table-cell office:value-type="string" table:style-name="ce1">
            <text:p>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255, 140, 0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28, 128), (222, 184, 135)</text:p>
          </table:table-cell>
          <table:table-cell office:value-type="string" table:style-name="ce1">
            <text:p>(255, 182, 193), (222, 184, 135), (0, 100, 0), (128, 0, 128), (255, 128, 0), (0, 128, 128)</text:p>
          </table:table-cell>
          <table:table-cell office:value-type="string" table:style-name="ce1">
            <text:p>(0, 100, 0), (0, 128, 128), (255, 182, 193)</text:p>
          </table:table-cell>
          <table:table-cell office:value-type="string" table:style-name="ce1">
            <text:p>(-100, 200), (200, 100), (100, 200)</text:p>
          </table:table-cell>
          <table:table-cell office:value-type="string" table:style-name="ce1">
            <text:p>(-100, 200), (200, 100), (100, 200), (100, -200), (-200, -100), (200, -100)</text:p>
          </table:table-cell>
          <table:table-cell office:value-type="string" table:style-name="ce1">
            <text:p>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40, 0), (0, 230, 115)</text:p>
          </table:table-cell>
          <table:table-cell office:value-type="string" table:style-name="ce1">
            <text:p>(0, 230, 115), (0, 128, 128), (255, 182, 193), (0, 102, 102), (107, 142, 35), (255, 140, 0)</text:p>
          </table:table-cell>
          <table:table-cell office:value-type="string" table:style-name="ce1">
            <text:p>(0, 102, 102), (255, 140, 0), (107, 142, 35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100, -200), (200, -100), (-200, -100)</text:p>
          </table:table-cell>
          <table:table-cell office:value-type="string" table:style-name="ce1">
            <text:p>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222, 184, 135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0, 100, 0), (255, 14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07, 142, 35)</text:p>
          </table:table-cell>
          <table:table-cell office:value-type="string" table:style-name="ce1">
            <text:p>(255, 128, 0), (128, 0, 128), (0, 102, 102), (107, 142, 35)</text:p>
          </table:table-cell>
          <table:table-cell office:value-type="string" table:style-name="ce1">
            <text:p>(255, 128, 0), (0, 102, 102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230, 115), (255, 140, 0), (128, 0, 128)</text:p>
          </table:table-cell>
          <table:table-cell office:value-type="string" table:style-name="ce1">
            <text:p>(107, 142, 35), (128, 0, 128), (255, 128, 0), (255, 140, 0), (139, 69, 19), (222, 184, 135), (255, 182, 193), (0, 230, 115)</text:p>
          </table:table-cell>
          <table:table-cell office:value-type="string" table:style-name="ce1">
            <text:p>(255, 128, 0), (255, 182, 193), (222, 184, 135), (0, 230, 115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100, -200), (-100, -200), (-200, -100), (200, -100)</text:p>
          </table:table-cell>
          <table:table-cell office:value-type="string" table:style-name="ce1">
            <text:p>(100, -200), 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0, 128, 128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0, 0), (139, 69, 19)</text:p>
          </table:table-cell>
          <table:table-cell office:value-type="string" table:style-name="ce1">
            <text:p>(222, 184, 135), (0, 230, 115), (0, 100, 0), (139, 69, 19), (128, 0, 128), (255, 182, 193)</text:p>
          </table:table-cell>
          <table:table-cell office:value-type="string" table:style-name="ce1">
            <text:p>(128, 0, 128), (222, 184, 135), (0, 100, 0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28, 0), (255, 182, 193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2, 102)</text:p>
          </table:table-cell>
          <table:table-cell office:value-type="string" table:style-name="ce1">
            <text:p>(0, 102, 102), (107, 142, 35), (255, 182, 193), (0, 230, 115)</text:p>
          </table:table-cell>
          <table:table-cell office:value-type="string" table:style-name="ce1">
            <text:p>(107, 142, 35), (0, 102, 102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2, 102), (0, 128, 128), (255, 140, 0)</text:p>
          </table:table-cell>
          <table:table-cell office:value-type="string" table:style-name="ce1">
            <text:p>(0, 102, 102), (0, 128, 128), (0, 230, 115), (222, 184, 135), (255, 140, 0), (107, 142, 35), (255, 128, 0), (0, 100, 0)</text:p>
          </table:table-cell>
          <table:table-cell office:value-type="string" table:style-name="ce1">
            <text:p>(0, 100, 0), (0, 102, 102), (222, 184, 135), (107, 142, 35)</text:p>
          </table:table-cell>
          <table:table-cell office:value-type="string" table:style-name="ce1">
            <text:p>(-200, 100), (200, 100), (100, 200), (-100, 200)</text:p>
          </table:table-cell>
          <table:table-cell office:value-type="string" table:style-name="ce1">
            <text:p>(-200, 100), (200, 100), (100, 200), (-100, 200), (100, -200), (-100, -200), (200, -100), (-200, -100)</text:p>
          </table:table-cell>
          <table:table-cell office:value-type="string" table:style-name="ce1">
            <text:p>(100, -200), 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0, 0)</text:p>
          </table:table-cell>
          <table:table-cell office:value-type="string" table:style-name="ce1">
            <text:p>(255, 128, 0), (139, 69, 19), (255, 182, 193), (0, 100, 0)</text:p>
          </table:table-cell>
          <table:table-cell office:value-type="string" table:style-name="ce1">
            <text:p>(139, 69, 19), (255, 182, 193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22, 184, 135), (128, 0, 128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28, 0), (107, 142, 35)</text:p>
          </table:table-cell>
          <table:table-cell office:value-type="string" table:style-name="ce1">
            <text:p>(107, 142, 35), (255, 128, 0), (0, 102, 102), (0, 230, 115), (222, 184, 135), (255, 182, 193)</text:p>
          </table:table-cell>
          <table:table-cell office:value-type="string" table:style-name="ce1">
            <text:p>(107, 142, 35), (0, 230, 115), (255, 182, 193)</text:p>
          </table:table-cell>
          <table:table-cell office:value-type="string" table:style-name="ce1">
            <text:p>(200, 100), (-200, 100), (100, 200)</text:p>
          </table:table-cell>
          <table:table-cell office:value-type="string" table:style-name="ce1">
            <text:p>(200, 100), (-200, 100), (100, 200), (100, -200), (200, -100), (-100, -200)</text:p>
          </table:table-cell>
          <table:table-cell office:value-type="string" table:style-name="ce1">
            <text:p>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22, 184, 135), (255, 128, 0), (0, 230, 115)</text:p>
          </table:table-cell>
          <table:table-cell office:value-type="string" table:style-name="ce1">
            <text:p>(0, 230, 115), (255, 182, 193), (255, 128, 0), (0, 102, 102), (107, 142, 35), (0, 100, 0), (0, 128, 128), (222, 184, 135)</text:p>
          </table:table-cell>
          <table:table-cell office:value-type="string" table:style-name="ce1">
            <text:p>(0, 230, 115), (0, 102, 102), (255, 128, 0), (255, 182, 193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200, -100), (100, -200), (-100, -200), (-200, -100)</text:p>
          </table:table-cell>
          <table:table-cell office:value-type="string" table:style-name="ce1">
            <text:p>(200, -100), 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82, 193), (139, 69, 19), (0, 100, 0)</text:p>
          </table:table-cell>
          <table:table-cell office:value-type="string" table:style-name="ce1">
            <text:p>(0, 102, 102), (255, 128, 0), (0, 100, 0), (0, 128, 128), (139, 69, 19), (255, 182, 193), (255, 140, 0), (0, 230, 115)</text:p>
          </table:table-cell>
          <table:table-cell office:value-type="string" table:style-name="ce1">
            <text:p>(0, 102, 102), (255, 182, 193), (0, 128, 128), (139, 69, 19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-200, -100), (100, -200), (-100, -200), (200, -100)</text:p>
          </table:table-cell>
          <table:table-cell office:value-type="string" table:style-name="ce1">
            <text:p>(-200, -100), 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39, 69, 19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00, 0), (107, 142, 35), (255, 140, 0)</text:p>
          </table:table-cell>
          <table:table-cell office:value-type="string" table:style-name="ce1">
            <text:p>(0, 102, 102), (107, 142, 35), (222, 184, 135), (139, 69, 19), (255, 128, 0), (0, 100, 0), (0, 128, 128), (255, 140, 0)</text:p>
          </table:table-cell>
          <table:table-cell office:value-type="string" table:style-name="ce1">
            <text:p>(255, 128, 0), (107, 142, 35), (255, 140, 0), (222, 184, 135)</text:p>
          </table:table-cell>
          <table:table-cell office:value-type="string" table:style-name="ce1">
            <text:p>(-200, 100), (100, 200), (-100, 200), (200, 100)</text:p>
          </table:table-cell>
          <table:table-cell office:value-type="string" table:style-name="ce1">
            <text:p>(-200, 100), (100, 200), (-100, 200), (200, 100), (100, -200), (200, -100), (-100, -200), (-200, -100)</text:p>
          </table:table-cell>
          <table:table-cell office:value-type="string" table:style-name="ce1">
            <text:p>(100, -200), 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39, 69, 19)</text:p>
          </table:table-cell>
          <table:table-cell office:value-type="string" table:style-name="ce1">
            <text:p>(0, 230, 115), (107, 142, 35), (0, 102, 102), (139, 69, 19)</text:p>
          </table:table-cell>
          <table:table-cell office:value-type="string" table:style-name="ce1">
            <text:p>(0, 230, 115), (107, 142, 35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22, 184, 135), (255, 128, 0)</text:p>
          </table:table-cell>
          <table:table-cell office:value-type="string" table:style-name="ce1">
            <text:p>(107, 142, 35), (255, 182, 193), (222, 184, 135), (0, 100, 0), (0, 102, 102), (255, 128, 0)</text:p>
          </table:table-cell>
          <table:table-cell office:value-type="string" table:style-name="ce1">
            <text:p>(0, 102, 102), (222, 184, 135), (255, 182, 193)</text:p>
          </table:table-cell>
          <table:table-cell office:value-type="string" table:style-name="ce1">
            <text:p>(-100, 200), (100, 200), (200, 100)</text:p>
          </table:table-cell>
          <table:table-cell office:value-type="string" table:style-name="ce1">
            <text:p>(-100, 200), (100, 200), (200, 1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28, 0, 128)</text:p>
          </table:table-cell>
          <table:table-cell office:value-type="string" table:style-name="ce1">
            <text:p>(255, 128, 0), (107, 142, 35), (128, 0, 128), (255, 182, 193)</text:p>
          </table:table-cell>
          <table:table-cell office:value-type="string" table:style-name="ce1">
            <text:p>(128, 0, 128), (107, 142, 35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0, 0)</text:p>
          </table:table-cell>
          <table:table-cell office:value-type="string" table:style-name="ce1">
            <text:p>(0, 100, 0), (255, 140, 0), (0, 128, 128), (222, 184, 135)</text:p>
          </table:table-cell>
          <table:table-cell office:value-type="string" table:style-name="ce1">
            <text:p>(0, 100, 0), (0, 128, 128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02, 102), (0, 128, 128)</text:p>
          </table:table-cell>
          <table:table-cell office:value-type="string" table:style-name="ce1">
            <text:p>(222, 184, 135), (0, 230, 115), (255, 182, 193), (0, 100, 0), (0, 128, 128), (0, 102, 102)</text:p>
          </table:table-cell>
          <table:table-cell office:value-type="string" table:style-name="ce1">
            <text:p>(0, 100, 0), (0, 102, 102), (0, 128, 128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100, -200), (200, -100), (-200, -100)</text:p>
          </table:table-cell>
          <table:table-cell office:value-type="string" table:style-name="ce1">
            <text:p>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2, 102), (107, 142, 35), (222, 184, 135)</text:p>
          </table:table-cell>
          <table:table-cell office:value-type="string" table:style-name="ce1">
            <text:p>(255, 140, 0), (0, 100, 0), (139, 69, 19), (128, 0, 128), (222, 184, 135), (0, 102, 102), (255, 182, 193), (107, 142, 35)</text:p>
          </table:table-cell>
          <table:table-cell office:value-type="string" table:style-name="ce1">
            <text:p>(0, 102, 102), (255, 140, 0), (0, 100, 0), (128, 0, 128)</text:p>
          </table:table-cell>
          <table:table-cell office:value-type="string" table:style-name="ce1">
            <text:p>(100, 200), (-100, 200), (200, 100), (-200, 100)</text:p>
          </table:table-cell>
          <table:table-cell office:value-type="string" table:style-name="ce1">
            <text:p>(100, 200), (-100, 200), (200, 100), (-200, 100), (-200, -100), (-100, -200), (200, -100), (100, -200)</text:p>
          </table:table-cell>
          <table:table-cell office:value-type="string" table:style-name="ce1">
            <text:p>(-200, -100), 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2, 102), (107, 142, 35), (128, 0, 128)</text:p>
          </table:table-cell>
          <table:table-cell office:value-type="string" table:style-name="ce1">
            <text:p>(255, 140, 0), (0, 230, 115), (0, 102, 102), (255, 128, 0), (107, 142, 35), (222, 184, 135), (255, 182, 193), (128, 0, 128)</text:p>
          </table:table-cell>
          <table:table-cell office:value-type="string" table:style-name="ce1">
            <text:p>(0, 230, 115), (0, 102, 102), (255, 182, 193), (128, 0, 128)</text:p>
          </table:table-cell>
          <table:table-cell office:value-type="string" table:style-name="ce1">
            <text:p>(100, 200), (200, 100), (-200, 100), (-100, 200)</text:p>
          </table:table-cell>
          <table:table-cell office:value-type="string" table:style-name="ce1">
            <text:p>(100, 200), (200, 100), (-200, 100), (-100, 2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0, 128, 128), (128, 0, 128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0, 0)</text:p>
          </table:table-cell>
          <table:table-cell office:value-type="string" table:style-name="ce1">
            <text:p>(255, 182, 193), (0, 100, 0), (0, 230, 115), (222, 184, 135)</text:p>
          </table:table-cell>
          <table:table-cell office:value-type="string" table:style-name="ce1">
            <text:p>(222, 184, 135), (255, 182, 193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02, 102)</text:p>
          </table:table-cell>
          <table:table-cell office:value-type="string" table:style-name="ce1">
            <text:p>(255, 140, 0), (139, 69, 19), (107, 142, 35), (0, 102, 102)</text:p>
          </table:table-cell>
          <table:table-cell office:value-type="string" table:style-name="ce1">
            <text:p>(139, 69, 19), (0, 102, 102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22, 184, 135), (0, 102, 102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2, 102), (0, 230, 115), (255, 128, 0)</text:p>
          </table:table-cell>
          <table:table-cell office:value-type="string" table:style-name="ce1">
            <text:p>(255, 140, 0), (255, 128, 0), (0, 102, 102), (0, 100, 0), (139, 69, 19), (0, 128, 128), (255, 182, 193), (0, 230, 115)</text:p>
          </table:table-cell>
          <table:table-cell office:value-type="string" table:style-name="ce1">
            <text:p>(0, 102, 102), (139, 69, 19), (0, 100, 0), (255, 140, 0)</text:p>
          </table:table-cell>
          <table:table-cell office:value-type="string" table:style-name="ce1">
            <text:p>(-100, 200), (200, 100), (100, 200), (-200, 100)</text:p>
          </table:table-cell>
          <table:table-cell office:value-type="string" table:style-name="ce1">
            <text:p>(-100, 200), (200, 100), (100, 200), (-200, 100), (100, -200), (-100, -200), (-200, -100), (200, -100)</text:p>
          </table:table-cell>
          <table:table-cell office:value-type="string" table:style-name="ce1">
            <text:p>(100, -200), 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22, 184, 135), (255, 128, 0)</text:p>
          </table:table-cell>
          <table:table-cell office:value-type="string" table:style-name="ce1">
            <text:p>(0, 230, 115), (255, 140, 0), (222, 184, 135), (0, 100, 0), (107, 142, 35), (255, 128, 0)</text:p>
          </table:table-cell>
          <table:table-cell office:value-type="string" table:style-name="ce1">
            <text:p>(107, 142, 35), (0, 100, 0), (255, 128, 0)</text:p>
          </table:table-cell>
          <table:table-cell office:value-type="string" table:style-name="ce1">
            <text:p>(100, 200), (200, 100), (-100, 200)</text:p>
          </table:table-cell>
          <table:table-cell office:value-type="string" table:style-name="ce1">
            <text:p>(100, 200), (200, 100), (-100, 200), (100, -200), (-100, -200), (200, -100)</text:p>
          </table:table-cell>
          <table:table-cell office:value-type="string" table:style-name="ce1">
            <text:p>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107, 142, 35), (255, 140, 0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39, 69, 19)</text:p>
          </table:table-cell>
          <table:table-cell office:value-type="string" table:style-name="ce1">
            <text:p>(0, 128, 128), (0, 102, 102), (139, 69, 19), (222, 184, 135)</text:p>
          </table:table-cell>
          <table:table-cell office:value-type="string" table:style-name="ce1">
            <text:p>(0, 102, 102), (222, 184, 135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28, 0), (222, 184, 135), (107, 142, 35)</text:p>
          </table:table-cell>
          <table:table-cell office:value-type="string" table:style-name="ce1">
            <text:p>(255, 140, 0), (128, 0, 128), (107, 142, 35), (0, 128, 128), (139, 69, 19), (222, 184, 135), (0, 230, 115), (255, 128, 0)</text:p>
          </table:table-cell>
          <table:table-cell office:value-type="string" table:style-name="ce1">
            <text:p>(255, 128, 0), (139, 69, 19), (0, 230, 115), (128, 0, 128)</text:p>
          </table:table-cell>
          <table:table-cell office:value-type="string" table:style-name="ce1">
            <text:p>(-200, 100), (200, 100), (100, 200), (-100, 200)</text:p>
          </table:table-cell>
          <table:table-cell office:value-type="string" table:style-name="ce1">
            <text:p>(-200, 100), (200, 100), (100, 200), (-100, 200), (100, -200), (200, -100), (-100, -200), (-200, -100)</text:p>
          </table:table-cell>
          <table:table-cell office:value-type="string" table:style-name="ce1">
            <text:p>(100, -200), 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22, 184, 135), (0, 100, 0)</text:p>
          </table:table-cell>
          <table:table-cell office:value-type="string" table:style-name="ce1">
            <text:p>(255, 182, 193), (0, 100, 0), (139, 69, 19), (128, 0, 128), (255, 140, 0), (222, 184, 135)</text:p>
          </table:table-cell>
          <table:table-cell office:value-type="string" table:style-name="ce1">
            <text:p>(255, 140, 0), (255, 182, 193), (128, 0, 128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82, 193), (107, 142, 35)</text:p>
          </table:table-cell>
          <table:table-cell office:value-type="string" table:style-name="ce1">
            <text:p>(0, 230, 115), (0, 100, 0), (255, 140, 0), (139, 69, 19), (255, 182, 193), (107, 142, 35)</text:p>
          </table:table-cell>
          <table:table-cell office:value-type="string" table:style-name="ce1">
            <text:p>(139, 69, 19), (0, 100, 0), (107, 142, 35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-200, -100), (-100, -200), (100, -200)</text:p>
          </table:table-cell>
          <table:table-cell office:value-type="string" table:style-name="ce1">
            <text:p>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0, 128, 128), (128, 0, 128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230, 115), (128, 0, 128)</text:p>
          </table:table-cell>
          <table:table-cell office:value-type="string" table:style-name="ce1">
            <text:p>(0, 230, 115), (128, 0, 128), (255, 128, 0), (0, 100, 0), (222, 184, 135), (139, 69, 19)</text:p>
          </table:table-cell>
          <table:table-cell office:value-type="string" table:style-name="ce1">
            <text:p>(255, 128, 0), (139, 69, 19), (222, 184, 135)</text:p>
          </table:table-cell>
          <table:table-cell office:value-type="string" table:style-name="ce1">
            <text:p>(200, 100), (100, 200), (-200, 100)</text:p>
          </table:table-cell>
          <table:table-cell office:value-type="string" table:style-name="ce1">
            <text:p>(200, 100), (100, 200), (-200, 100), (100, -200), (-100, -200), (200, -100)</text:p>
          </table:table-cell>
          <table:table-cell office:value-type="string" table:style-name="ce1">
            <text:p>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40, 0), (139, 69, 19)</text:p>
          </table:table-cell>
          <table:table-cell office:value-type="string" table:style-name="ce1">
            <text:p>(222, 184, 135), (107, 142, 35), (139, 69, 19), (0, 102, 102), (128, 0, 128), (255, 140, 0)</text:p>
          </table:table-cell>
          <table:table-cell office:value-type="string" table:style-name="ce1">
            <text:p>(255, 140, 0), (0, 102, 102), (128, 0, 128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-200, -100), (-100, -200), (200, -100)</text:p>
          </table:table-cell>
          <table:table-cell office:value-type="string" table:style-name="ce1">
            <text:p>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230, 115), (0, 100, 0)</text:p>
          </table:table-cell>
          <table:table-cell office:value-type="string" table:style-name="ce1">
            <text:p>(0, 230, 115), (0, 128, 128), (222, 184, 135), (0, 100, 0), (139, 69, 19), (128, 0, 128)</text:p>
          </table:table-cell>
          <table:table-cell office:value-type="string" table:style-name="ce1">
            <text:p>(0, 230, 115), (0, 128, 128), (0, 100, 0)</text:p>
          </table:table-cell>
          <table:table-cell office:value-type="string" table:style-name="ce1">
            <text:p>(100, 200), (-200, 100), (200, 100)</text:p>
          </table:table-cell>
          <table:table-cell office:value-type="string" table:style-name="ce1">
            <text:p>(100, 200), (-200, 100), (200, 100), (-100, -200), (200, -100), (100, -200)</text:p>
          </table:table-cell>
          <table:table-cell office:value-type="string" table:style-name="ce1">
            <text:p>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2, 102), (255, 140, 0), (128, 0, 128)</text:p>
          </table:table-cell>
          <table:table-cell office:value-type="string" table:style-name="ce1">
            <text:p>(0, 102, 102), (107, 142, 35), (255, 128, 0), (255, 140, 0), (0, 230, 115), (255, 182, 193), (128, 0, 128), (0, 128, 128)</text:p>
          </table:table-cell>
          <table:table-cell office:value-type="string" table:style-name="ce1">
            <text:p>(0, 230, 115), (255, 182, 193), (0, 102, 102), (107, 142, 35)</text:p>
          </table:table-cell>
          <table:table-cell office:value-type="string" table:style-name="ce1">
            <text:p>(-100, 200), (100, 200), (200, 100), (-200, 100)</text:p>
          </table:table-cell>
          <table:table-cell office:value-type="string" table:style-name="ce1">
            <text:p>(-100, 200), (100, 200), (200, 100), (-200, 100), (-200, -100), (200, -100), (100, -200), (-100, -200)</text:p>
          </table:table-cell>
          <table:table-cell office:value-type="string" table:style-name="ce1">
            <text:p>(-200, -100), 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28, 128)</text:p>
          </table:table-cell>
          <table:table-cell office:value-type="string" table:style-name="ce1">
            <text:p>(0, 128, 128), (0, 102, 102), (255, 140, 0), (139, 69, 19)</text:p>
          </table:table-cell>
          <table:table-cell office:value-type="string" table:style-name="ce1">
            <text:p>(0, 102, 102), (255, 140, 0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2, 102), (0, 100, 0), (0, 128, 128)</text:p>
          </table:table-cell>
          <table:table-cell office:value-type="string" table:style-name="ce1">
            <text:p>(255, 128, 0), (107, 142, 35), (0, 128, 128), (128, 0, 128), (139, 69, 19), (0, 102, 102), (0, 100, 0), (222, 184, 135)</text:p>
          </table:table-cell>
          <table:table-cell office:value-type="string" table:style-name="ce1">
            <text:p>(107, 142, 35), (0, 128, 128), (0, 102, 102), (128, 0, 128)</text:p>
          </table:table-cell>
          <table:table-cell office:value-type="string" table:style-name="ce1">
            <text:p>(100, 200), (-100, 200), (-200, 100), (200, 100)</text:p>
          </table:table-cell>
          <table:table-cell office:value-type="string" table:style-name="ce1">
            <text:p>(100, 200), (-100, 200), (-200, 100), (200, 1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0, 230, 115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28, 128), (255, 140, 0)</text:p>
          </table:table-cell>
          <table:table-cell office:value-type="string" table:style-name="ce1">
            <text:p>(139, 69, 19), (0, 102, 102), (255, 140, 0), (0, 128, 128), (0, 230, 115), (0, 100, 0)</text:p>
          </table:table-cell>
          <table:table-cell office:value-type="string" table:style-name="ce1">
            <text:p>(255, 140, 0), (0, 230, 115), (139, 69, 19)</text:p>
          </table:table-cell>
          <table:table-cell office:value-type="string" table:style-name="ce1">
            <text:p>(-200, 100), (200, 100), (100, 200)</text:p>
          </table:table-cell>
          <table:table-cell office:value-type="string" table:style-name="ce1">
            <text:p>(-200, 100), (200, 100), (100, 200), (100, -200), (-100, -200), (200, -100)</text:p>
          </table:table-cell>
          <table:table-cell office:value-type="string" table:style-name="ce1">
            <text:p>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22, 184, 135)</text:p>
          </table:table-cell>
          <table:table-cell office:value-type="string" table:style-name="ce1">
            <text:p>(0, 128, 128), (222, 184, 135), (107, 142, 35), (0, 100, 0)</text:p>
          </table:table-cell>
          <table:table-cell office:value-type="string" table:style-name="ce1">
            <text:p>(222, 184, 135), (0, 100, 0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0, 230, 115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07, 142, 35), (139, 69, 19), (128, 0, 128)</text:p>
          </table:table-cell>
          <table:table-cell office:value-type="string" table:style-name="ce1">
            <text:p>(139, 69, 19), (0, 230, 115), (107, 142, 35), (255, 128, 0), (0, 102, 102), (128, 0, 128), (222, 184, 135), (255, 182, 193)</text:p>
          </table:table-cell>
          <table:table-cell office:value-type="string" table:style-name="ce1">
            <text:p>(139, 69, 19), (0, 230, 115), (107, 142, 35), (255, 182, 193)</text:p>
          </table:table-cell>
          <table:table-cell office:value-type="string" table:style-name="ce1">
            <text:p>(-200, 100), (200, 100), (100, 200), (-100, 200)</text:p>
          </table:table-cell>
          <table:table-cell office:value-type="string" table:style-name="ce1">
            <text:p>(-200, 100), (200, 100), (100, 200), (-100, 200), (200, -100), (-200, -100), (100, -200), (-100, -200)</text:p>
          </table:table-cell>
          <table:table-cell office:value-type="string" table:style-name="ce1">
            <text:p>(200, -100), 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40, 0)</text:p>
          </table:table-cell>
          <table:table-cell office:value-type="string" table:style-name="ce1">
            <text:p>(0, 128, 128), (128, 0, 128), (255, 128, 0), (255, 140, 0)</text:p>
          </table:table-cell>
          <table:table-cell office:value-type="string" table:style-name="ce1">
            <text:p>(128, 0, 128), (0, 128, 128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2, 102)</text:p>
          </table:table-cell>
          <table:table-cell office:value-type="string" table:style-name="ce1">
            <text:p>(255, 128, 0), (107, 142, 35), (0, 102, 102), (0, 128, 128)</text:p>
          </table:table-cell>
          <table:table-cell office:value-type="string" table:style-name="ce1">
            <text:p>(107, 142, 35), (0, 102, 102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82, 193)</text:p>
          </table:table-cell>
          <table:table-cell office:value-type="string" table:style-name="ce1">
            <text:p>(0, 102, 102), (0, 128, 128), (255, 182, 193), (0, 230, 115)</text:p>
          </table:table-cell>
          <table:table-cell office:value-type="string" table:style-name="ce1">
            <text:p>(0, 230, 115), (255, 182, 193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07, 142, 35)</text:p>
          </table:table-cell>
          <table:table-cell office:value-type="string" table:style-name="ce1">
            <text:p>(0, 102, 102), (139, 69, 19), (255, 140, 0), (107, 142, 35)</text:p>
          </table:table-cell>
          <table:table-cell office:value-type="string" table:style-name="ce1">
            <text:p>(255, 140, 0), (139, 69, 19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39, 69, 19), (107, 142, 35), (0, 128, 128)</text:p>
          </table:table-cell>
          <table:table-cell office:value-type="string" table:style-name="ce1">
            <text:p>(0, 128, 128), (255, 182, 193), (139, 69, 19), (255, 128, 0), (0, 102, 102), (107, 142, 35), (0, 230, 115), (0, 100, 0)</text:p>
          </table:table-cell>
          <table:table-cell office:value-type="string" table:style-name="ce1">
            <text:p>(139, 69, 19), (0, 230, 115), (255, 128, 0), (255, 182, 193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-100, -200), (-200, -100), (100, -200), (200, -100)</text:p>
          </table:table-cell>
          <table:table-cell office:value-type="string" table:style-name="ce1">
            <text:p>(-100, -200), 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230, 115)</text:p>
          </table:table-cell>
          <table:table-cell office:value-type="string" table:style-name="ce1">
            <text:p>(107, 142, 35), (255, 128, 0), (255, 182, 193), (0, 230, 115)</text:p>
          </table:table-cell>
          <table:table-cell office:value-type="string" table:style-name="ce1">
            <text:p>(0, 230, 115), (255, 182, 193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40, 0), (0, 102, 102), (255, 182, 193)</text:p>
          </table:table-cell>
          <table:table-cell office:value-type="string" table:style-name="ce1">
            <text:p>(128, 0, 128), (0, 128, 128), (0, 102, 102), (0, 230, 115), (222, 184, 135), (255, 182, 193), (255, 140, 0), (139, 69, 19)</text:p>
          </table:table-cell>
          <table:table-cell office:value-type="string" table:style-name="ce1">
            <text:p>(139, 69, 19), (0, 102, 102), (255, 140, 0), (0, 230, 115)</text:p>
          </table:table-cell>
          <table:table-cell office:value-type="string" table:style-name="ce1">
            <text:p>(-200, 100), (100, 200), (-100, 200), (200, 100)</text:p>
          </table:table-cell>
          <table:table-cell office:value-type="string" table:style-name="ce1">
            <text:p>(-200, 100), (100, 200), (-100, 200), (200, 100), (-100, -200), (200, -100), (100, -200), (-200, -100)</text:p>
          </table:table-cell>
          <table:table-cell office:value-type="string" table:style-name="ce1">
            <text:p>(-100, -200), 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07, 142, 35), (255, 128, 0)</text:p>
          </table:table-cell>
          <table:table-cell office:value-type="string" table:style-name="ce1">
            <text:p>(255, 182, 193), (255, 128, 0), (0, 230, 115), (0, 100, 0), (107, 142, 35), (0, 102, 102)</text:p>
          </table:table-cell>
          <table:table-cell office:value-type="string" table:style-name="ce1">
            <text:p>(0, 100, 0), (0, 102, 102), (255, 182, 193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-200, -100), (200, -100), (-100, -200)</text:p>
          </table:table-cell>
          <table:table-cell office:value-type="string" table:style-name="ce1">
            <text:p>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128, 0, 128), (107, 142, 35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230, 115), (255, 182, 193), (139, 69, 19)</text:p>
          </table:table-cell>
          <table:table-cell office:value-type="string" table:style-name="ce1">
            <text:p>(255, 140, 0), (255, 182, 193), (0, 100, 0), (107, 142, 35), (139, 69, 19), (0, 128, 128), (0, 102, 102), (0, 230, 115)</text:p>
          </table:table-cell>
          <table:table-cell office:value-type="string" table:style-name="ce1">
            <text:p>(255, 182, 193), (139, 69, 19), (0, 100, 0), (0, 230, 115)</text:p>
          </table:table-cell>
          <table:table-cell office:value-type="string" table:style-name="ce1">
            <text:p>(100, 200), (-200, 100), (-100, 200), (200, 100)</text:p>
          </table:table-cell>
          <table:table-cell office:value-type="string" table:style-name="ce1">
            <text:p>(100, 200), (-200, 100), (-100, 200), (200, 100), (-200, -100), (100, -200), (-100, -200), (200, -100)</text:p>
          </table:table-cell>
          <table:table-cell office:value-type="string" table:style-name="ce1">
            <text:p>(-200, -100), 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28, 0), (0, 100, 0), (255, 140, 0)</text:p>
          </table:table-cell>
          <table:table-cell office:value-type="string" table:style-name="ce1">
            <text:p>(139, 69, 19), (255, 140, 0), (222, 184, 135), (255, 182, 193), (128, 0, 128), (107, 142, 35), (255, 128, 0), (0, 100, 0)</text:p>
          </table:table-cell>
          <table:table-cell office:value-type="string" table:style-name="ce1">
            <text:p>(255, 128, 0), (139, 69, 19), (222, 184, 135), (0, 100, 0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200, -100), (-100, -200), (-200, -100), (100, -200)</text:p>
          </table:table-cell>
          <table:table-cell office:value-type="string" table:style-name="ce1">
            <text:p>(200, -100), 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00, 0), (0, 128, 128)</text:p>
          </table:table-cell>
          <table:table-cell office:value-type="string" table:style-name="ce1">
            <text:p>(0, 128, 128), (0, 102, 102), (255, 128, 0), (139, 69, 19), (0, 100, 0), (128, 0, 128)</text:p>
          </table:table-cell>
          <table:table-cell office:value-type="string" table:style-name="ce1">
            <text:p>(0, 128, 128), (0, 100, 0), (139, 69, 19)</text:p>
          </table:table-cell>
          <table:table-cell office:value-type="string" table:style-name="ce1">
            <text:p>(100, 200), (200, 100), (-100, 200)</text:p>
          </table:table-cell>
          <table:table-cell office:value-type="string" table:style-name="ce1">
            <text:p>(100, 200), (200, 100), (-100, 2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82, 193), (107, 142, 35), (128, 0, 128)</text:p>
          </table:table-cell>
          <table:table-cell office:value-type="string" table:style-name="ce1">
            <text:p>(255, 140, 0), (0, 102, 102), (128, 0, 128), (0, 128, 128), (107, 142, 35), (255, 128, 0), (255, 182, 193), (0, 100, 0)</text:p>
          </table:table-cell>
          <table:table-cell office:value-type="string" table:style-name="ce1">
            <text:p>(255, 140, 0), (0, 102, 102), (0, 128, 128), (255, 182, 193)</text:p>
          </table:table-cell>
          <table:table-cell office:value-type="string" table:style-name="ce1">
            <text:p>(200, 100), (100, 200), (-100, 200), (-200, 100)</text:p>
          </table:table-cell>
          <table:table-cell office:value-type="string" table:style-name="ce1">
            <text:p>(200, 100), (100, 200), (-100, 200), (-200, 1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28, 128)</text:p>
          </table:table-cell>
          <table:table-cell office:value-type="string" table:style-name="ce1">
            <text:p>(0, 128, 128), (0, 102, 102), (255, 128, 0), (255, 182, 193)</text:p>
          </table:table-cell>
          <table:table-cell office:value-type="string" table:style-name="ce1">
            <text:p>(0, 102, 102), (0, 128, 128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40, 0), (255, 128, 0)</text:p>
          </table:table-cell>
          <table:table-cell office:value-type="string" table:style-name="ce1">
            <text:p>(107, 142, 35), (222, 184, 135), (255, 140, 0), (139, 69, 19), (255, 128, 0), (255, 182, 193)</text:p>
          </table:table-cell>
          <table:table-cell office:value-type="string" table:style-name="ce1">
            <text:p>(222, 184, 135), (255, 140, 0), (107, 142, 35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-200, -100), (200, -100), (100, -200)</text:p>
          </table:table-cell>
          <table:table-cell office:value-type="string" table:style-name="ce1">
            <text:p>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28, 0, 128), (255, 182, 193), (107, 142, 35)</text:p>
          </table:table-cell>
          <table:table-cell office:value-type="string" table:style-name="ce1">
            <text:p>(128, 0, 128), (139, 69, 19), (255, 140, 0), (255, 128, 0), (107, 142, 35), (222, 184, 135), (0, 230, 115), (255, 182, 193)</text:p>
          </table:table-cell>
          <table:table-cell office:value-type="string" table:style-name="ce1">
            <text:p>(255, 140, 0), (107, 142, 35), (0, 230, 115), (255, 128, 0)</text:p>
          </table:table-cell>
          <table:table-cell office:value-type="string" table:style-name="ce1">
            <text:p>(200, 100), (-100, 200), (100, 200), (-200, 100)</text:p>
          </table:table-cell>
          <table:table-cell office:value-type="string" table:style-name="ce1">
            <text:p>(200, 100), (-100, 200), (100, 200), (-200, 1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0, 0), (0, 102, 102), (255, 182, 193)</text:p>
          </table:table-cell>
          <table:table-cell office:value-type="string" table:style-name="ce1">
            <text:p>(107, 142, 35), (0, 102, 102), (255, 182, 193), (255, 128, 0), (0, 100, 0), (0, 128, 128), (255, 140, 0), (222, 184, 135)</text:p>
          </table:table-cell>
          <table:table-cell office:value-type="string" table:style-name="ce1">
            <text:p>(222, 184, 135), (0, 128, 128), (255, 182, 193), (107, 142, 35)</text:p>
          </table:table-cell>
          <table:table-cell office:value-type="string" table:style-name="ce1">
            <text:p>(100, 200), (-100, 200), (-200, 100), (200, 100)</text:p>
          </table:table-cell>
          <table:table-cell office:value-type="string" table:style-name="ce1">
            <text:p>(100, 200), (-100, 200), (-200, 100), (200, 100), (100, -200), (-100, -200), (200, -100), (-200, -100)</text:p>
          </table:table-cell>
          <table:table-cell office:value-type="string" table:style-name="ce1">
            <text:p>(100, -200), 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07, 142, 35), (255, 182, 193)</text:p>
          </table:table-cell>
          <table:table-cell office:value-type="string" table:style-name="ce1">
            <text:p>(255, 182, 193), (255, 140, 0), (107, 142, 35), (0, 102, 102), (139, 69, 19), (128, 0, 128)</text:p>
          </table:table-cell>
          <table:table-cell office:value-type="string" table:style-name="ce1">
            <text:p>(139, 69, 19), (0, 102, 102), (128, 0, 128)</text:p>
          </table:table-cell>
          <table:table-cell office:value-type="string" table:style-name="ce1">
            <text:p>(100, 200), (200, 100), (-200, 100)</text:p>
          </table:table-cell>
          <table:table-cell office:value-type="string" table:style-name="ce1">
            <text:p>(100, 200), (200, 100), (-200, 100), (100, -200), (-200, -100), (200, -100)</text:p>
          </table:table-cell>
          <table:table-cell office:value-type="string" table:style-name="ce1">
            <text:p>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07, 142, 35), (139, 69, 19), (222, 184, 135)</text:p>
          </table:table-cell>
          <table:table-cell office:value-type="string" table:style-name="ce1">
            <text:p>(222, 184, 135), (255, 182, 193), (0, 230, 115), (255, 140, 0), (0, 100, 0), (0, 128, 128), (107, 142, 35), (139, 69, 19)</text:p>
          </table:table-cell>
          <table:table-cell office:value-type="string" table:style-name="ce1">
            <text:p>(107, 142, 35), (255, 182, 193), (0, 100, 0), (222, 184, 135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-100, -200), (-200, -100), (100, -200), (200, -100)</text:p>
          </table:table-cell>
          <table:table-cell office:value-type="string" table:style-name="ce1">
            <text:p>(-100, -200), 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28, 0, 128), (255, 128, 0)</text:p>
          </table:table-cell>
          <table:table-cell office:value-type="string" table:style-name="ce1">
            <text:p>(255, 182, 193), (0, 100, 0), (255, 128, 0), (0, 128, 128), (128, 0, 128), (107, 142, 35)</text:p>
          </table:table-cell>
          <table:table-cell office:value-type="string" table:style-name="ce1">
            <text:p>(255, 182, 193), (107, 142, 35), (128, 0, 128)</text:p>
          </table:table-cell>
          <table:table-cell office:value-type="string" table:style-name="ce1">
            <text:p>(-100, 200), (200, 100), (-200, 100)</text:p>
          </table:table-cell>
          <table:table-cell office:value-type="string" table:style-name="ce1">
            <text:p>(-100, 200), (200, 100), (-200, 1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40, 0), (107, 142, 35), (255, 182, 193)</text:p>
          </table:table-cell>
          <table:table-cell office:value-type="string" table:style-name="ce1">
            <text:p>(128, 0, 128), (255, 128, 0), (255, 140, 0), (0, 128, 128), (0, 100, 0), (255, 182, 193), (107, 142, 35), (0, 230, 115)</text:p>
          </table:table-cell>
          <table:table-cell office:value-type="string" table:style-name="ce1">
            <text:p>(0, 230, 115), (0, 128, 128), (107, 142, 35), (255, 128, 0)</text:p>
          </table:table-cell>
          <table:table-cell office:value-type="string" table:style-name="ce1">
            <text:p>(100, 200), (-200, 100), (-100, 200), (200, 100)</text:p>
          </table:table-cell>
          <table:table-cell office:value-type="string" table:style-name="ce1">
            <text:p>(100, 200), (-200, 100), (-100, 200), (200, 100), (-200, -100), (-100, -200), (200, -100), (100, -200)</text:p>
          </table:table-cell>
          <table:table-cell office:value-type="string" table:style-name="ce1">
            <text:p>(-200, -100), 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0, 0), (222, 184, 135), (255, 182, 193)</text:p>
          </table:table-cell>
          <table:table-cell office:value-type="string" table:style-name="ce1">
            <text:p>(107, 142, 35), (0, 230, 115), (222, 184, 135), (255, 182, 193), (0, 100, 0), (0, 128, 128), (0, 102, 102), (139, 69, 19)</text:p>
          </table:table-cell>
          <table:table-cell office:value-type="string" table:style-name="ce1">
            <text:p>(0, 100, 0), (0, 230, 115), (222, 184, 135), (255, 182, 193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-100, -200), (100, -200), (200, -100), (-200, -100)</text:p>
          </table:table-cell>
          <table:table-cell office:value-type="string" table:style-name="ce1">
            <text:p>(-100, -200), 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39, 69, 19), (222, 184, 135), (0, 102, 102)</text:p>
          </table:table-cell>
          <table:table-cell office:value-type="string" table:style-name="ce1">
            <text:p>(0, 128, 128), (255, 182, 193), (139, 69, 19), (222, 184, 135), (255, 128, 0), (0, 230, 115), (0, 100, 0), (0, 102, 102)</text:p>
          </table:table-cell>
          <table:table-cell office:value-type="string" table:style-name="ce1">
            <text:p>(255, 182, 193), (0, 230, 115), (0, 100, 0), (255, 128, 0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100, -200), (-100, -200), (200, -100), (-200, -100)</text:p>
          </table:table-cell>
          <table:table-cell office:value-type="string" table:style-name="ce1">
            <text:p>(100, -200), 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0, 102, 102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2, 102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07, 142, 35), (0, 102, 102), (255, 140, 0)</text:p>
          </table:table-cell>
          <table:table-cell office:value-type="string" table:style-name="ce1">
            <text:p>(107, 142, 35), (128, 0, 128), (139, 69, 19), (0, 100, 0), (255, 140, 0), (0, 230, 115), (0, 102, 102), (0, 128, 128)</text:p>
          </table:table-cell>
          <table:table-cell office:value-type="string" table:style-name="ce1">
            <text:p>(107, 142, 35), (255, 140, 0), (0, 230, 115), (0, 102, 102)</text:p>
          </table:table-cell>
          <table:table-cell office:value-type="string" table:style-name="ce1">
            <text:p>(-200, 100), (-100, 200), (100, 200), (200, 100)</text:p>
          </table:table-cell>
          <table:table-cell office:value-type="string" table:style-name="ce1">
            <text:p>(-200, 100), (-100, 200), (100, 200), (200, 1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28, 0), (0, 100, 0)</text:p>
          </table:table-cell>
          <table:table-cell office:value-type="string" table:style-name="ce1">
            <text:p>(255, 128, 0), (255, 182, 193), (0, 230, 115), (0, 100, 0), (107, 142, 35), (128, 0, 128)</text:p>
          </table:table-cell>
          <table:table-cell office:value-type="string" table:style-name="ce1">
            <text:p>(255, 182, 193), (107, 142, 35), (255, 128, 0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-100, -200), (100, -200), (200, -100)</text:p>
          </table:table-cell>
          <table:table-cell office:value-type="string" table:style-name="ce1">
            <text:p>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07, 142, 35)</text:p>
          </table:table-cell>
          <table:table-cell office:value-type="string" table:style-name="ce1">
            <text:p>(107, 142, 35), (255, 182, 193), (0, 100, 0), (128, 0, 128)</text:p>
          </table:table-cell>
          <table:table-cell office:value-type="string" table:style-name="ce1">
            <text:p>(255, 182, 193), (128, 0, 128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28, 0)</text:p>
          </table:table-cell>
          <table:table-cell office:value-type="string" table:style-name="ce1">
            <text:p>(255, 182, 193), (0, 230, 115), (0, 102, 102), (255, 128, 0)</text:p>
          </table:table-cell>
          <table:table-cell office:value-type="string" table:style-name="ce1">
            <text:p>(255, 128, 0), (0, 102, 102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22, 184, 135), (0, 100, 0)</text:p>
          </table:table-cell>
          <table:table-cell office:value-type="string" table:style-name="ce1">
            <text:p>(0, 128, 128), (255, 182, 193), (222, 184, 135), (139, 69, 19), (128, 0, 128), (0, 100, 0)</text:p>
          </table:table-cell>
          <table:table-cell office:value-type="string" table:style-name="ce1">
            <text:p>(255, 182, 193), (128, 0, 128), (222, 184, 135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200, -100), (-100, -200), (100, -200)</text:p>
          </table:table-cell>
          <table:table-cell office:value-type="string" table:style-name="ce1">
            <text:p>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28, 0, 128)</text:p>
          </table:table-cell>
          <table:table-cell office:value-type="string" table:style-name="ce1">
            <text:p>(255, 182, 193), (128, 0, 128), (0, 230, 115), (0, 128, 128)</text:p>
          </table:table-cell>
          <table:table-cell office:value-type="string" table:style-name="ce1">
            <text:p>(128, 0, 128), (255, 182, 193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28, 0, 128), (255, 128, 0)</text:p>
          </table:table-cell>
          <table:table-cell office:value-type="string" table:style-name="ce1">
            <text:p>(255, 182, 193), (0, 100, 0), (222, 184, 135), (255, 128, 0), (255, 140, 0), (128, 0, 128)</text:p>
          </table:table-cell>
          <table:table-cell office:value-type="string" table:style-name="ce1">
            <text:p>(255, 128, 0), (0, 100, 0), (222, 184, 135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-200, -100), (-100, -200), (200, -100)</text:p>
          </table:table-cell>
          <table:table-cell office:value-type="string" table:style-name="ce1">
            <text:p>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255, 128, 0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2, 102), (128, 0, 128), (0, 128, 128)</text:p>
          </table:table-cell>
          <table:table-cell office:value-type="string" table:style-name="ce1">
            <text:p>(255, 182, 193), (255, 140, 0), (107, 142, 35), (128, 0, 128), (222, 184, 135), (0, 102, 102), (0, 128, 128), (139, 69, 19)</text:p>
          </table:table-cell>
          <table:table-cell office:value-type="string" table:style-name="ce1">
            <text:p>(222, 184, 135), (128, 0, 128), (0, 128, 128), (107, 142, 35)</text:p>
          </table:table-cell>
          <table:table-cell office:value-type="string" table:style-name="ce1">
            <text:p>(-100, 200), (200, 100), (100, 200), (-200, 100)</text:p>
          </table:table-cell>
          <table:table-cell office:value-type="string" table:style-name="ce1">
            <text:p>(-100, 200), (200, 100), (100, 200), (-200, 100), (-100, -200), (-200, -100), (100, -200), (200, -100)</text:p>
          </table:table-cell>
          <table:table-cell office:value-type="string" table:style-name="ce1">
            <text:p>(-100, -200), 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39, 69, 19), (107, 142, 35), (222, 184, 135)</text:p>
          </table:table-cell>
          <table:table-cell office:value-type="string" table:style-name="ce1">
            <text:p>(139, 69, 19), (0, 230, 115), (0, 128, 128), (255, 182, 193), (128, 0, 128), (222, 184, 135), (107, 142, 35), (255, 140, 0)</text:p>
          </table:table-cell>
          <table:table-cell office:value-type="string" table:style-name="ce1">
            <text:p>(139, 69, 19), (255, 182, 193), (0, 230, 115), (0, 128, 128)</text:p>
          </table:table-cell>
          <table:table-cell office:value-type="string" table:style-name="ce1">
            <text:p>(-200, 100), (-100, 200), (200, 100), (100, 200)</text:p>
          </table:table-cell>
          <table:table-cell office:value-type="string" table:style-name="ce1">
            <text:p>(-200, 100), (-100, 200), (200, 100), (100, 200), (200, -100), (100, -200), (-200, -100), (-100, -200)</text:p>
          </table:table-cell>
          <table:table-cell office:value-type="string" table:style-name="ce1">
            <text:p>(200, -100), 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28, 0, 128), (255, 140, 0), (0, 100, 0)</text:p>
          </table:table-cell>
          <table:table-cell office:value-type="string" table:style-name="ce1">
            <text:p>(0, 102, 102), (255, 182, 193), (255, 140, 0), (0, 100, 0), (107, 142, 35), (128, 0, 128), (0, 128, 128), (255, 128, 0)</text:p>
          </table:table-cell>
          <table:table-cell office:value-type="string" table:style-name="ce1">
            <text:p>(128, 0, 128), (0, 102, 102), (255, 182, 193), (255, 140, 0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-100, -200), (-200, -100), (100, -200), (200, -100)</text:p>
          </table:table-cell>
          <table:table-cell office:value-type="string" table:style-name="ce1">
            <text:p>(-100, -200), 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128, 0, 128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82, 193), (255, 140, 0)</text:p>
          </table:table-cell>
          <table:table-cell office:value-type="string" table:style-name="ce1">
            <text:p>(139, 69, 19), (255, 128, 0), (0, 128, 128), (255, 140, 0), (255, 182, 193), (0, 102, 102)</text:p>
          </table:table-cell>
          <table:table-cell office:value-type="string" table:style-name="ce1">
            <text:p>(255, 128, 0), (255, 140, 0), (255, 182, 193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200, -100), (-200, -100), (100, -200)</text:p>
          </table:table-cell>
          <table:table-cell office:value-type="string" table:style-name="ce1">
            <text:p>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40, 0), (139, 69, 19)</text:p>
          </table:table-cell>
          <table:table-cell office:value-type="string" table:style-name="ce1">
            <text:p>(255, 128, 0), (255, 182, 193), (139, 69, 19), (128, 0, 128), (107, 142, 35), (255, 140, 0)</text:p>
          </table:table-cell>
          <table:table-cell office:value-type="string" table:style-name="ce1">
            <text:p>(255, 182, 193), (107, 142, 35), (128, 0, 128)</text:p>
          </table:table-cell>
          <table:table-cell office:value-type="string" table:style-name="ce1">
            <text:p>(-100, 200), (200, 100), (100, 200)</text:p>
          </table:table-cell>
          <table:table-cell office:value-type="string" table:style-name="ce1">
            <text:p>(-100, 200), (200, 100), (100, 200), (200, -100), (-100, -200), (100, -200)</text:p>
          </table:table-cell>
          <table:table-cell office:value-type="string" table:style-name="ce1">
            <text:p>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102, 102), (0, 230, 11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28, 0)</text:p>
          </table:table-cell>
          <table:table-cell office:value-type="string" table:style-name="ce1">
            <text:p>(255, 128, 0), (128, 0, 128), (255, 182, 193), (0, 128, 128)</text:p>
          </table:table-cell>
          <table:table-cell office:value-type="string" table:style-name="ce1">
            <text:p>(0, 128, 128), (255, 182, 193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39, 69, 19)</text:p>
          </table:table-cell>
          <table:table-cell office:value-type="string" table:style-name="ce1">
            <text:p>(0, 100, 0), (139, 69, 19), (0, 230, 115), (107, 142, 35)</text:p>
          </table:table-cell>
          <table:table-cell office:value-type="string" table:style-name="ce1">
            <text:p>(107, 142, 35), (0, 100, 0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40, 0), (139, 69, 19)</text:p>
          </table:table-cell>
          <table:table-cell office:value-type="string" table:style-name="ce1">
            <text:p>(0, 100, 0), (255, 140, 0), (139, 69, 19), (0, 230, 115), (128, 0, 128), (0, 102, 102)</text:p>
          </table:table-cell>
          <table:table-cell office:value-type="string" table:style-name="ce1">
            <text:p>(139, 69, 19), (0, 230, 115), (0, 100, 0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200, -100), (100, -200), (-100, -200)</text:p>
          </table:table-cell>
          <table:table-cell office:value-type="string" table:style-name="ce1">
            <text:p>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00, 0)</text:p>
          </table:table-cell>
          <table:table-cell office:value-type="string" table:style-name="ce1">
            <text:p>(255, 140, 0), (139, 69, 19), (0, 230, 115), (0, 100, 0)</text:p>
          </table:table-cell>
          <table:table-cell office:value-type="string" table:style-name="ce1">
            <text:p>(0, 100, 0), (139, 69, 19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39, 69, 19)</text:p>
          </table:table-cell>
          <table:table-cell office:value-type="string" table:style-name="ce1">
            <text:p>(255, 182, 193), (255, 140, 0), (222, 184, 135), (139, 69, 19)</text:p>
          </table:table-cell>
          <table:table-cell office:value-type="string" table:style-name="ce1">
            <text:p>(255, 140, 0), (222, 184, 135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28, 128), (255, 140, 0)</text:p>
          </table:table-cell>
          <table:table-cell office:value-type="string" table:style-name="ce1">
            <text:p>(255, 140, 0), (255, 128, 0), (139, 69, 19), (107, 142, 35), (0, 128, 128), (0, 100, 0)</text:p>
          </table:table-cell>
          <table:table-cell office:value-type="string" table:style-name="ce1">
            <text:p>(139, 69, 19), (255, 128, 0), (0, 100, 0)</text:p>
          </table:table-cell>
          <table:table-cell office:value-type="string" table:style-name="ce1">
            <text:p>(200, 100), (-200, 100), (100, 200)</text:p>
          </table:table-cell>
          <table:table-cell office:value-type="string" table:style-name="ce1">
            <text:p>(200, 100), (-200, 100), (100, 2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2, 102), (255, 128, 0), (128, 0, 128)</text:p>
          </table:table-cell>
          <table:table-cell office:value-type="string" table:style-name="ce1">
            <text:p>(255, 182, 193), (222, 184, 135), (255, 128, 0), (0, 128, 128), (255, 140, 0), (0, 102, 102), (128, 0, 128), (0, 230, 115)</text:p>
          </table:table-cell>
          <table:table-cell office:value-type="string" table:style-name="ce1">
            <text:p>(255, 182, 193), (255, 128, 0), (128, 0, 128), (255, 140, 0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-200, -100), (200, -100), (100, -200), (-100, -200)</text:p>
          </table:table-cell>
          <table:table-cell office:value-type="string" table:style-name="ce1">
            <text:p>(-200, -100), 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39, 69, 19)</text:p>
          </table:table-cell>
          <table:table-cell office:value-type="string" table:style-name="ce1">
            <text:p>(0, 102, 102), (222, 184, 135), (255, 182, 193), (139, 69, 19)</text:p>
          </table:table-cell>
          <table:table-cell office:value-type="string" table:style-name="ce1">
            <text:p>(139, 69, 19), (255, 182, 193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28, 0, 128)</text:p>
          </table:table-cell>
          <table:table-cell office:value-type="string" table:style-name="ce1">
            <text:p>(128, 0, 128), (255, 128, 0), (0, 100, 0), (255, 182, 193)</text:p>
          </table:table-cell>
          <table:table-cell office:value-type="string" table:style-name="ce1">
            <text:p>(255, 182, 193), (255, 128, 0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222, 184, 135), (0, 230, 11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40, 0), (0, 230, 115)</text:p>
          </table:table-cell>
          <table:table-cell office:value-type="string" table:style-name="ce1">
            <text:p>(128, 0, 128), (255, 140, 0), (0, 100, 0), (0, 230, 115), (255, 182, 193), (107, 142, 35)</text:p>
          </table:table-cell>
          <table:table-cell office:value-type="string" table:style-name="ce1">
            <text:p>(107, 142, 35), (255, 182, 193), (128, 0, 128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28, 128)</text:p>
          </table:table-cell>
          <table:table-cell office:value-type="string" table:style-name="ce1">
            <text:p>(255, 140, 0), (222, 184, 135), (0, 128, 128), (107, 142, 35)</text:p>
          </table:table-cell>
          <table:table-cell office:value-type="string" table:style-name="ce1">
            <text:p>(107, 142, 35), (255, 140, 0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0, 0), (255, 140, 0)</text:p>
          </table:table-cell>
          <table:table-cell office:value-type="string" table:style-name="ce1">
            <text:p>(255, 182, 193), (0, 128, 128), (0, 100, 0), (255, 140, 0), (222, 184, 135), (128, 0, 128)</text:p>
          </table:table-cell>
          <table:table-cell office:value-type="string" table:style-name="ce1">
            <text:p>(222, 184, 135), (0, 100, 0), (255, 140, 0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100, -200), (-200, -100), (200, -100)</text:p>
          </table:table-cell>
          <table:table-cell office:value-type="string" table:style-name="ce1">
            <text:p>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107, 142, 35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28, 0)</text:p>
          </table:table-cell>
          <table:table-cell office:value-type="string" table:style-name="ce1">
            <text:p>(139, 69, 19), (222, 184, 135), (255, 128, 0), (255, 182, 193)</text:p>
          </table:table-cell>
          <table:table-cell office:value-type="string" table:style-name="ce1">
            <text:p>(255, 182, 193), (255, 128, 0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07, 142, 35), (255, 182, 193), (128, 0, 128)</text:p>
          </table:table-cell>
          <table:table-cell office:value-type="string" table:style-name="ce1">
            <text:p>(107, 142, 35), (255, 182, 193), (255, 140, 0), (0, 100, 0), (139, 69, 19), (0, 230, 115), (0, 102, 102), (128, 0, 128)</text:p>
          </table:table-cell>
          <table:table-cell office:value-type="string" table:style-name="ce1">
            <text:p>(139, 69, 19), (128, 0, 128), (255, 140, 0), (0, 102, 102)</text:p>
          </table:table-cell>
          <table:table-cell office:value-type="string" table:style-name="ce1">
            <text:p>(200, 100), (-100, 200), (-200, 100), (100, 200)</text:p>
          </table:table-cell>
          <table:table-cell office:value-type="string" table:style-name="ce1">
            <text:p>(200, 100), (-100, 200), (-200, 100), (100, 2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0, 0), (222, 184, 135)</text:p>
          </table:table-cell>
          <table:table-cell office:value-type="string" table:style-name="ce1">
            <text:p>(0, 100, 0), (0, 230, 115), (222, 184, 135), (0, 128, 128), (139, 69, 19), (0, 102, 102)</text:p>
          </table:table-cell>
          <table:table-cell office:value-type="string" table:style-name="ce1">
            <text:p>(0, 102, 102), (0, 230, 115), (139, 69, 19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-200, -100), (100, -200), (200, -100)</text:p>
          </table:table-cell>
          <table:table-cell office:value-type="string" table:style-name="ce1">
            <text:p>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22, 184, 135), (255, 128, 0)</text:p>
          </table:table-cell>
          <table:table-cell office:value-type="string" table:style-name="ce1">
            <text:p>(255, 182, 193), (255, 128, 0), (255, 140, 0), (139, 69, 19), (0, 102, 102), (222, 184, 135)</text:p>
          </table:table-cell>
          <table:table-cell office:value-type="string" table:style-name="ce1">
            <text:p>(255, 128, 0), (255, 140, 0), (0, 102, 102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07, 142, 35), (0, 230, 115)</text:p>
          </table:table-cell>
          <table:table-cell office:value-type="string" table:style-name="ce1">
            <text:p>(255, 182, 193), (107, 142, 35), (128, 0, 128), (0, 128, 128), (139, 69, 19), (0, 230, 115)</text:p>
          </table:table-cell>
          <table:table-cell office:value-type="string" table:style-name="ce1">
            <text:p>(0, 128, 128), (255, 182, 193), (0, 230, 115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0, 0)</text:p>
          </table:table-cell>
          <table:table-cell office:value-type="string" table:style-name="ce1">
            <text:p>(139, 69, 19), (128, 0, 128), (255, 182, 193), (0, 100, 0)</text:p>
          </table:table-cell>
          <table:table-cell office:value-type="string" table:style-name="ce1">
            <text:p>(128, 0, 128), (139, 69, 19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0, 0), (139, 69, 19)</text:p>
          </table:table-cell>
          <table:table-cell office:value-type="string" table:style-name="ce1">
            <text:p>(255, 140, 0), (0, 230, 115), (128, 0, 128), (139, 69, 19), (0, 100, 0), (222, 184, 135)</text:p>
          </table:table-cell>
          <table:table-cell office:value-type="string" table:style-name="ce1">
            <text:p>(139, 69, 19), (128, 0, 128), (222, 184, 135)</text:p>
          </table:table-cell>
          <table:table-cell office:value-type="string" table:style-name="ce1">
            <text:p>(200, 100), (-200, 100), (-100, 200)</text:p>
          </table:table-cell>
          <table:table-cell office:value-type="string" table:style-name="ce1">
            <text:p>(200, 100), (-200, 100), (-100, 200), (100, -200), (-200, -100), (-100, -200)</text:p>
          </table:table-cell>
          <table:table-cell office:value-type="string" table:style-name="ce1">
            <text:p>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22, 184, 135)</text:p>
          </table:table-cell>
          <table:table-cell office:value-type="string" table:style-name="ce1">
            <text:p>(255, 182, 193), (222, 184, 135), (139, 69, 19), (0, 128, 128)</text:p>
          </table:table-cell>
          <table:table-cell office:value-type="string" table:style-name="ce1">
            <text:p>(139, 69, 19), (222, 184, 135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07, 142, 35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82, 193), (222, 184, 135)</text:p>
          </table:table-cell>
          <table:table-cell office:value-type="string" table:style-name="ce1">
            <text:p>(0, 230, 115), (255, 182, 193), (0, 102, 102), (255, 140, 0), (0, 128, 128), (222, 184, 135)</text:p>
          </table:table-cell>
          <table:table-cell office:value-type="string" table:style-name="ce1">
            <text:p>(0, 102, 102), (0, 230, 115), (222, 184, 135)</text:p>
          </table:table-cell>
          <table:table-cell office:value-type="string" table:style-name="ce1">
            <text:p>(100, 200), (200, 100), (-100, 200)</text:p>
          </table:table-cell>
          <table:table-cell office:value-type="string" table:style-name="ce1">
            <text:p>(100, 200), (200, 100), (-100, 2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139, 69, 19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39, 69, 19)</text:p>
          </table:table-cell>
          <table:table-cell office:value-type="string" table:style-name="ce1">
            <text:p>(255, 140, 0), (139, 69, 19), (255, 128, 0), (0, 100, 0)</text:p>
          </table:table-cell>
          <table:table-cell office:value-type="string" table:style-name="ce1">
            <text:p>(255, 128, 0), (0, 100, 0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0, 0), (222, 184, 135)</text:p>
          </table:table-cell>
          <table:table-cell office:value-type="string" table:style-name="ce1">
            <text:p>(0, 230, 115), (0, 100, 0), (107, 142, 35), (0, 102, 102), (222, 184, 135), (0, 128, 128)</text:p>
          </table:table-cell>
          <table:table-cell office:value-type="string" table:style-name="ce1">
            <text:p>(0, 100, 0), (0, 128, 128), (222, 184, 135)</text:p>
          </table:table-cell>
          <table:table-cell office:value-type="string" table:style-name="ce1">
            <text:p>(100, 200), (-200, 100), (200, 100)</text:p>
          </table:table-cell>
          <table:table-cell office:value-type="string" table:style-name="ce1">
            <text:p>(100, 200), (-200, 100), (200, 1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28, 0, 128)</text:p>
          </table:table-cell>
          <table:table-cell office:value-type="string" table:style-name="ce1">
            <text:p>(0, 230, 115), (222, 184, 135), (128, 0, 128), (107, 142, 35)</text:p>
          </table:table-cell>
          <table:table-cell office:value-type="string" table:style-name="ce1">
            <text:p>(222, 184, 135), (107, 142, 35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07, 142, 35)</text:p>
          </table:table-cell>
          <table:table-cell office:value-type="string" table:style-name="ce1">
            <text:p>(128, 0, 128), (139, 69, 19), (107, 142, 35), (255, 182, 193)</text:p>
          </table:table-cell>
          <table:table-cell office:value-type="string" table:style-name="ce1">
            <text:p>(107, 142, 35), (255, 182, 193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07, 142, 35)</text:p>
          </table:table-cell>
          <table:table-cell office:value-type="string" table:style-name="ce1">
            <text:p>(0, 230, 115), (139, 69, 19), (222, 184, 135), (107, 142, 35)</text:p>
          </table:table-cell>
          <table:table-cell office:value-type="string" table:style-name="ce1">
            <text:p>(107, 142, 35), (222, 184, 135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39, 69, 19)</text:p>
          </table:table-cell>
          <table:table-cell office:value-type="string" table:style-name="ce1">
            <text:p>(222, 184, 135), (128, 0, 128), (139, 69, 19), (255, 140, 0)</text:p>
          </table:table-cell>
          <table:table-cell office:value-type="string" table:style-name="ce1">
            <text:p>(128, 0, 128), (222, 184, 135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28, 0, 128)</text:p>
          </table:table-cell>
          <table:table-cell office:value-type="string" table:style-name="ce1">
            <text:p>(0, 128, 128), (128, 0, 128), (255, 140, 0), (139, 69, 19)</text:p>
          </table:table-cell>
          <table:table-cell office:value-type="string" table:style-name="ce1">
            <text:p>(128, 0, 128), (255, 140, 0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82, 193)</text:p>
          </table:table-cell>
          <table:table-cell office:value-type="string" table:style-name="ce1">
            <text:p>(255, 182, 193), (255, 140, 0), (0, 102, 102), (107, 142, 35)</text:p>
          </table:table-cell>
          <table:table-cell office:value-type="string" table:style-name="ce1">
            <text:p>(255, 140, 0), (0, 102, 102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07, 142, 35), (0, 128, 128), (255, 182, 193)</text:p>
          </table:table-cell>
          <table:table-cell office:value-type="string" table:style-name="ce1">
            <text:p>(107, 142, 35), (0, 100, 0), (255, 128, 0), (0, 128, 128), (0, 102, 102), (139, 69, 19), (222, 184, 135), (255, 182, 193)</text:p>
          </table:table-cell>
          <table:table-cell office:value-type="string" table:style-name="ce1">
            <text:p>(0, 128, 128), (255, 182, 193), (222, 184, 135), (255, 128, 0)</text:p>
          </table:table-cell>
          <table:table-cell office:value-type="string" table:style-name="ce1">
            <text:p>(200, 100), (100, 200), (-100, 200), (-200, 100)</text:p>
          </table:table-cell>
          <table:table-cell office:value-type="string" table:style-name="ce1">
            <text:p>(200, 100), (100, 200), (-100, 200), (-200, 100), (100, -200), (-100, -200), (-200, -100), (200, -100)</text:p>
          </table:table-cell>
          <table:table-cell office:value-type="string" table:style-name="ce1">
            <text:p>(100, -200), 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28, 0), (139, 69, 19), (107, 142, 35)</text:p>
          </table:table-cell>
          <table:table-cell office:value-type="string" table:style-name="ce1">
            <text:p>(255, 140, 0), (0, 100, 0), (107, 142, 35), (0, 230, 115), (222, 184, 135), (139, 69, 19), (255, 128, 0), (255, 182, 193)</text:p>
          </table:table-cell>
          <table:table-cell office:value-type="string" table:style-name="ce1">
            <text:p>(139, 69, 19), (0, 230, 115), (255, 182, 193), (222, 184, 135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-200, -100), (-100, -200), (200, -100), (100, -200)</text:p>
          </table:table-cell>
          <table:table-cell office:value-type="string" table:style-name="ce1">
            <text:p>(-200, -100), 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40, 0), (139, 69, 19), (128, 0, 128)</text:p>
          </table:table-cell>
          <table:table-cell office:value-type="string" table:style-name="ce1">
            <text:p>(222, 184, 135), (0, 230, 115), (255, 182, 193), (139, 69, 19), (107, 142, 35), (0, 100, 0), (128, 0, 128), (255, 140, 0)</text:p>
          </table:table-cell>
          <table:table-cell office:value-type="string" table:style-name="ce1">
            <text:p>(139, 69, 19), (255, 140, 0), (222, 184, 135), (128, 0, 128)</text:p>
          </table:table-cell>
          <table:table-cell office:value-type="string" table:style-name="ce1">
            <text:p>(100, 200), (200, 100), (-200, 100), (-100, 200)</text:p>
          </table:table-cell>
          <table:table-cell office:value-type="string" table:style-name="ce1">
            <text:p>(100, 200), (200, 100), (-200, 100), (-100, 200), (-200, -100), (-100, -200), (100, -200), (200, -100)</text:p>
          </table:table-cell>
          <table:table-cell office:value-type="string" table:style-name="ce1">
            <text:p>(-200, -100), 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0, 128, 128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28, 0, 128), (255, 140, 0), (107, 142, 35)</text:p>
          </table:table-cell>
          <table:table-cell office:value-type="string" table:style-name="ce1">
            <text:p>(128, 0, 128), (255, 128, 0), (255, 140, 0), (0, 230, 115), (222, 184, 135), (0, 102, 102), (139, 69, 19), (107, 142, 35)</text:p>
          </table:table-cell>
          <table:table-cell office:value-type="string" table:style-name="ce1">
            <text:p>(255, 140, 0), (255, 128, 0), (0, 102, 102), (222, 184, 135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-200, -100), (-100, -200), (200, -100), (100, -200)</text:p>
          </table:table-cell>
          <table:table-cell office:value-type="string" table:style-name="ce1">
            <text:p>(-200, -100), 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28, 0, 128), (255, 182, 193)</text:p>
          </table:table-cell>
          <table:table-cell office:value-type="string" table:style-name="ce1">
            <text:p>(128, 0, 128), (0, 102, 102), (0, 100, 0), (222, 184, 135), (255, 128, 0), (255, 182, 193)</text:p>
          </table:table-cell>
          <table:table-cell office:value-type="string" table:style-name="ce1">
            <text:p>(0, 102, 102), (255, 182, 193), (255, 128, 0)</text:p>
          </table:table-cell>
          <table:table-cell office:value-type="string" table:style-name="ce1">
            <text:p>(-100, 200), (100, 200), (200, 100)</text:p>
          </table:table-cell>
          <table:table-cell office:value-type="string" table:style-name="ce1">
            <text:p>(-100, 200), (100, 200), (200, 100), (100, -200), (-200, -100), (-100, -200)</text:p>
          </table:table-cell>
          <table:table-cell office:value-type="string" table:style-name="ce1">
            <text:p>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2, 102), (107, 142, 35), (128, 0, 128)</text:p>
          </table:table-cell>
          <table:table-cell office:value-type="string" table:style-name="ce1">
            <text:p>(255, 140, 0), (0, 128, 128), (255, 182, 193), (0, 102, 102), (222, 184, 135), (255, 128, 0), (107, 142, 35), (128, 0, 128)</text:p>
          </table:table-cell>
          <table:table-cell office:value-type="string" table:style-name="ce1">
            <text:p>(0, 102, 102), (222, 184, 135), (107, 142, 35), (255, 140, 0)</text:p>
          </table:table-cell>
          <table:table-cell office:value-type="string" table:style-name="ce1">
            <text:p>(200, 100), (100, 200), (-100, 200), (-200, 100)</text:p>
          </table:table-cell>
          <table:table-cell office:value-type="string" table:style-name="ce1">
            <text:p>(200, 100), (100, 200), (-100, 200), (-200, 1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255, 182, 193), (0, 230, 11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128, 0, 128), (0, 102, 102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82, 193), (255, 140, 0), (255, 128, 0)</text:p>
          </table:table-cell>
          <table:table-cell office:value-type="string" table:style-name="ce1">
            <text:p>(255, 182, 193), (107, 142, 35), (0, 100, 0), (0, 230, 115), (139, 69, 19), (255, 128, 0), (255, 140, 0), (0, 128, 128)</text:p>
          </table:table-cell>
          <table:table-cell office:value-type="string" table:style-name="ce1">
            <text:p>(0, 230, 115), (107, 142, 35), (255, 140, 0), (255, 128, 0)</text:p>
          </table:table-cell>
          <table:table-cell office:value-type="string" table:style-name="ce1">
            <text:p>(200, 100), (-100, 200), (100, 200), (-200, 100)</text:p>
          </table:table-cell>
          <table:table-cell office:value-type="string" table:style-name="ce1">
            <text:p>(200, 100), (-100, 200), (100, 200), (-200, 1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39, 69, 19), (222, 184, 135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0, 102, 102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39, 69, 19), (255, 140, 0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82, 193)</text:p>
          </table:table-cell>
          <table:table-cell office:value-type="string" table:style-name="ce1">
            <text:p>(139, 69, 19), (255, 140, 0), (128, 0, 128), (255, 182, 193)</text:p>
          </table:table-cell>
          <table:table-cell office:value-type="string" table:style-name="ce1">
            <text:p>(139, 69, 19), (128, 0, 128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230, 115), (128, 0, 128)</text:p>
          </table:table-cell>
          <table:table-cell office:value-type="string" table:style-name="ce1">
            <text:p>(128, 0, 128), (222, 184, 135), (255, 182, 193), (0, 230, 115), (255, 140, 0), (107, 142, 35)</text:p>
          </table:table-cell>
          <table:table-cell office:value-type="string" table:style-name="ce1">
            <text:p>(255, 182, 193), (128, 0, 128), (222, 184, 135)</text:p>
          </table:table-cell>
          <table:table-cell office:value-type="string" table:style-name="ce1">
            <text:p>(200, 100), (100, 200), (-100, 200)</text:p>
          </table:table-cell>
          <table:table-cell office:value-type="string" table:style-name="ce1">
            <text:p>(200, 100), (100, 200), (-100, 200), (-100, -200), (100, -200), (-200, -100)</text:p>
          </table:table-cell>
          <table:table-cell office:value-type="string" table:style-name="ce1">
            <text:p>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0, 0)</text:p>
          </table:table-cell>
          <table:table-cell office:value-type="string" table:style-name="ce1">
            <text:p>(0, 102, 102), (0, 100, 0), (107, 142, 35), (255, 140, 0)</text:p>
          </table:table-cell>
          <table:table-cell office:value-type="string" table:style-name="ce1">
            <text:p>(0, 102, 102), (0, 100, 0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07, 142, 35), (255, 128, 0), (255, 140, 0)</text:p>
          </table:table-cell>
          <table:table-cell office:value-type="string" table:style-name="ce1">
            <text:p>(255, 140, 0), (0, 128, 128), (255, 182, 193), (0, 102, 102), (0, 100, 0), (255, 128, 0), (107, 142, 35), (139, 69, 19)</text:p>
          </table:table-cell>
          <table:table-cell office:value-type="string" table:style-name="ce1">
            <text:p>(107, 142, 35), (255, 128, 0), (0, 128, 128), (139, 69, 19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-200, -100), (200, -100), (-100, -200), (100, -200)</text:p>
          </table:table-cell>
          <table:table-cell office:value-type="string" table:style-name="ce1">
            <text:p>(-200, -100), 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00, 0)</text:p>
          </table:table-cell>
          <table:table-cell office:value-type="string" table:style-name="ce1">
            <text:p>(255, 128, 0), (255, 182, 193), (0, 100, 0), (139, 69, 19)</text:p>
          </table:table-cell>
          <table:table-cell office:value-type="string" table:style-name="ce1">
            <text:p>(139, 69, 19), (255, 128, 0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82, 193)</text:p>
          </table:table-cell>
          <table:table-cell office:value-type="string" table:style-name="ce1">
            <text:p>(0, 100, 0), (128, 0, 128), (0, 128, 128), (255, 182, 193)</text:p>
          </table:table-cell>
          <table:table-cell office:value-type="string" table:style-name="ce1">
            <text:p>(0, 100, 0), (0, 128, 128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39, 69, 19), (255, 182, 193)</text:p>
          </table:table-cell>
          <table:table-cell office:value-type="string" table:style-name="ce1">
            <text:p>(255, 140, 0), (255, 182, 193), (222, 184, 135), (107, 142, 35), (0, 128, 128), (139, 69, 19)</text:p>
          </table:table-cell>
          <table:table-cell office:value-type="string" table:style-name="ce1">
            <text:p>(255, 182, 193), (139, 69, 19), (0, 128, 128)</text:p>
          </table:table-cell>
          <table:table-cell office:value-type="string" table:style-name="ce1">
            <text:p>(-200, 100), (-100, 200), (200, 100)</text:p>
          </table:table-cell>
          <table:table-cell office:value-type="string" table:style-name="ce1">
            <text:p>(-200, 100), (-100, 200), (200, 100), (-200, -100), (-100, -200), (100, -200)</text:p>
          </table:table-cell>
          <table:table-cell office:value-type="string" table:style-name="ce1">
            <text:p>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39, 69, 19)</text:p>
          </table:table-cell>
          <table:table-cell office:value-type="string" table:style-name="ce1">
            <text:p>(0, 230, 115), (255, 140, 0), (0, 128, 128), (139, 69, 19)</text:p>
          </table:table-cell>
          <table:table-cell office:value-type="string" table:style-name="ce1">
            <text:p>(0, 128, 128), (0, 230, 115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255, 182, 193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107, 142, 35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07, 142, 35), (139, 69, 19)</text:p>
          </table:table-cell>
          <table:table-cell office:value-type="string" table:style-name="ce1">
            <text:p>(107, 142, 35), (0, 100, 0), (0, 230, 115), (0, 102, 102), (222, 184, 135), (139, 69, 19)</text:p>
          </table:table-cell>
          <table:table-cell office:value-type="string" table:style-name="ce1">
            <text:p>(0, 230, 115), (222, 184, 135), (139, 69, 19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100, -200), (-100, -200), (200, -100)</text:p>
          </table:table-cell>
          <table:table-cell office:value-type="string" table:style-name="ce1">
            <text:p>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28, 0, 128), (255, 140, 0), (0, 100, 0)</text:p>
          </table:table-cell>
          <table:table-cell office:value-type="string" table:style-name="ce1">
            <text:p>(222, 184, 135), (255, 140, 0), (255, 182, 193), (128, 0, 128), (255, 128, 0), (139, 69, 19), (107, 142, 35), (0, 100, 0)</text:p>
          </table:table-cell>
          <table:table-cell office:value-type="string" table:style-name="ce1">
            <text:p>(128, 0, 128), (255, 182, 193), (255, 140, 0), (0, 100, 0)</text:p>
          </table:table-cell>
          <table:table-cell office:value-type="string" table:style-name="ce1">
            <text:p>(-100, 200), (100, 200), (200, 100), (-200, 100)</text:p>
          </table:table-cell>
          <table:table-cell office:value-type="string" table:style-name="ce1">
            <text:p>(-100, 200), (100, 200), (200, 100), (-200, 100), (-200, -100), (100, -200), (-100, -200), (200, -100)</text:p>
          </table:table-cell>
          <table:table-cell office:value-type="string" table:style-name="ce1">
            <text:p>(-200, -100), 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39, 69, 19), (107, 142, 35)</text:p>
          </table:table-cell>
          <table:table-cell office:value-type="string" table:style-name="ce1">
            <text:p>(0, 128, 128), (255, 128, 0), (107, 142, 35), (255, 140, 0), (0, 230, 115), (139, 69, 19)</text:p>
          </table:table-cell>
          <table:table-cell office:value-type="string" table:style-name="ce1">
            <text:p>(107, 142, 35), (139, 69, 19), (255, 140, 0)</text:p>
          </table:table-cell>
          <table:table-cell office:value-type="string" table:style-name="ce1">
            <text:p>(200, 100), (-200, 100), (-100, 200)</text:p>
          </table:table-cell>
          <table:table-cell office:value-type="string" table:style-name="ce1">
            <text:p>(200, 100), (-200, 100), (-100, 200), (100, -200), (-200, -100), (200, -100)</text:p>
          </table:table-cell>
          <table:table-cell office:value-type="string" table:style-name="ce1">
            <text:p>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07, 142, 35)</text:p>
          </table:table-cell>
          <table:table-cell office:value-type="string" table:style-name="ce1">
            <text:p>(107, 142, 35), (255, 182, 193), (128, 0, 128), (0, 230, 115)</text:p>
          </table:table-cell>
          <table:table-cell office:value-type="string" table:style-name="ce1">
            <text:p>(0, 230, 115), (128, 0, 128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0, 0), (255, 182, 193), (0, 128, 128)</text:p>
          </table:table-cell>
          <table:table-cell office:value-type="string" table:style-name="ce1">
            <text:p>(128, 0, 128), (139, 69, 19), (107, 142, 35), (0, 100, 0), (255, 128, 0), (0, 128, 128), (255, 140, 0), (255, 182, 193)</text:p>
          </table:table-cell>
          <table:table-cell office:value-type="string" table:style-name="ce1">
            <text:p>(107, 142, 35), (0, 100, 0), (128, 0, 128), (0, 128, 128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22, 184, 135), (139, 69, 19), (0, 230, 115)</text:p>
          </table:table-cell>
          <table:table-cell office:value-type="string" table:style-name="ce1">
            <text:p>(128, 0, 128), (0, 230, 115), (255, 140, 0), (107, 142, 35), (255, 128, 0), (0, 100, 0), (222, 184, 135), (139, 69, 19)</text:p>
          </table:table-cell>
          <table:table-cell office:value-type="string" table:style-name="ce1">
            <text:p>(222, 184, 135), (255, 140, 0), (0, 230, 115), (0, 100, 0)</text:p>
          </table:table-cell>
          <table:table-cell office:value-type="string" table:style-name="ce1">
            <text:p>(-200, 100), (-100, 200), (100, 200), (200, 100)</text:p>
          </table:table-cell>
          <table:table-cell office:value-type="string" table:style-name="ce1">
            <text:p>(-200, 100), (-100, 200), (100, 200), (200, 1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39, 69, 19)</text:p>
          </table:table-cell>
          <table:table-cell office:value-type="string" table:style-name="ce1">
            <text:p>(107, 142, 35), (0, 230, 115), (255, 140, 0), (139, 69, 19)</text:p>
          </table:table-cell>
          <table:table-cell office:value-type="string" table:style-name="ce1">
            <text:p>(107, 142, 35), (0, 230, 115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39, 69, 19)</text:p>
          </table:table-cell>
          <table:table-cell office:value-type="string" table:style-name="ce1">
            <text:p>(0, 102, 102), (107, 142, 35), (139, 69, 19), (255, 182, 193)</text:p>
          </table:table-cell>
          <table:table-cell office:value-type="string" table:style-name="ce1">
            <text:p>(107, 142, 35), (139, 69, 19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28, 128), (255, 128, 0)</text:p>
          </table:table-cell>
          <table:table-cell office:value-type="string" table:style-name="ce1">
            <text:p>(255, 128, 0), (107, 142, 35), (222, 184, 135), (255, 182, 193), (0, 128, 128), (128, 0, 128)</text:p>
          </table:table-cell>
          <table:table-cell office:value-type="string" table:style-name="ce1">
            <text:p>(255, 128, 0), (0, 128, 128), (128, 0, 128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100, -200), (-200, -100), (200, -100)</text:p>
          </table:table-cell>
          <table:table-cell office:value-type="string" table:style-name="ce1">
            <text:p>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28, 128), (255, 128, 0)</text:p>
          </table:table-cell>
          <table:table-cell office:value-type="string" table:style-name="ce1">
            <text:p>(0, 128, 128), (107, 142, 35), (139, 69, 19), (255, 182, 193), (0, 100, 0), (255, 128, 0)</text:p>
          </table:table-cell>
          <table:table-cell office:value-type="string" table:style-name="ce1">
            <text:p>(0, 100, 0), (0, 128, 128), (255, 128, 0)</text:p>
          </table:table-cell>
          <table:table-cell office:value-type="string" table:style-name="ce1">
            <text:p>(-100, 200), (200, 100), (-200, 100)</text:p>
          </table:table-cell>
          <table:table-cell office:value-type="string" table:style-name="ce1">
            <text:p>(-100, 200), (200, 100), (-200, 100), (-100, -200), (200, -100), (100, -200)</text:p>
          </table:table-cell>
          <table:table-cell office:value-type="string" table:style-name="ce1">
            <text:p>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82, 193)</text:p>
          </table:table-cell>
          <table:table-cell office:value-type="string" table:style-name="ce1">
            <text:p>(255, 128, 0), (0, 128, 128), (255, 182, 193), (0, 102, 102)</text:p>
          </table:table-cell>
          <table:table-cell office:value-type="string" table:style-name="ce1">
            <text:p>(255, 128, 0), (0, 128, 128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40, 0), (0, 128, 128)</text:p>
          </table:table-cell>
          <table:table-cell office:value-type="string" table:style-name="ce1">
            <text:p>(0, 128, 128), (222, 184, 135), (255, 140, 0), (255, 182, 193), (0, 100, 0), (139, 69, 19)</text:p>
          </table:table-cell>
          <table:table-cell office:value-type="string" table:style-name="ce1">
            <text:p>(255, 182, 193), (255, 140, 0), (222, 184, 135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100, -200), (-200, -100), (200, -100)</text:p>
          </table:table-cell>
          <table:table-cell office:value-type="string" table:style-name="ce1">
            <text:p>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28, 0, 128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2, 102), (0, 100, 0), (0, 230, 115)</text:p>
          </table:table-cell>
          <table:table-cell office:value-type="string" table:style-name="ce1">
            <text:p>(0, 102, 102), (107, 142, 35), (0, 100, 0), (255, 182, 193), (255, 140, 0), (139, 69, 19), (0, 230, 115), (255, 128, 0)</text:p>
          </table:table-cell>
          <table:table-cell office:value-type="string" table:style-name="ce1">
            <text:p>(0, 102, 102), (139, 69, 19), (255, 128, 0), (0, 100, 0)</text:p>
          </table:table-cell>
          <table:table-cell office:value-type="string" table:style-name="ce1">
            <text:p>(200, 100), (100, 200), (-200, 100), (-100, 200)</text:p>
          </table:table-cell>
          <table:table-cell office:value-type="string" table:style-name="ce1">
            <text:p>(200, 100), (100, 200), (-200, 100), (-100, 200), (-200, -100), (100, -200), (200, -100), (-100, -200)</text:p>
          </table:table-cell>
          <table:table-cell office:value-type="string" table:style-name="ce1">
            <text:p>(-200, -100), 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102, 102), (0, 230, 115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39, 69, 19), (255, 128, 0)</text:p>
          </table:table-cell>
          <table:table-cell office:value-type="string" table:style-name="ce1">
            <text:p>(128, 0, 128), (0, 100, 0), (0, 128, 128), (0, 102, 102), (255, 128, 0), (139, 69, 19)</text:p>
          </table:table-cell>
          <table:table-cell office:value-type="string" table:style-name="ce1">
            <text:p>(139, 69, 19), (0, 128, 128), (128, 0, 128)</text:p>
          </table:table-cell>
          <table:table-cell office:value-type="string" table:style-name="ce1">
            <text:p>(200, 100), (100, 200), (-200, 100)</text:p>
          </table:table-cell>
          <table:table-cell office:value-type="string" table:style-name="ce1">
            <text:p>(200, 100), (100, 200), (-200, 1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39, 69, 19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22, 184, 135), (139, 69, 19)</text:p>
          </table:table-cell>
          <table:table-cell office:value-type="string" table:style-name="ce1">
            <text:p>(222, 184, 135), (139, 69, 19), (0, 102, 102), (128, 0, 128), (0, 230, 115), (255, 128, 0)</text:p>
          </table:table-cell>
          <table:table-cell office:value-type="string" table:style-name="ce1">
            <text:p>(139, 69, 19), (128, 0, 128), (222, 184, 135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-100, -200), (-200, -100), (200, -100)</text:p>
          </table:table-cell>
          <table:table-cell office:value-type="string" table:style-name="ce1">
            <text:p>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39, 69, 19), (255, 128, 0)</text:p>
          </table:table-cell>
          <table:table-cell office:value-type="string" table:style-name="ce1">
            <text:p>(0, 230, 115), (107, 142, 35), (128, 0, 128), (139, 69, 19), (0, 100, 0), (255, 128, 0)</text:p>
          </table:table-cell>
          <table:table-cell office:value-type="string" table:style-name="ce1">
            <text:p>(107, 142, 35), (139, 69, 19), (0, 100, 0)</text:p>
          </table:table-cell>
          <table:table-cell office:value-type="string" table:style-name="ce1">
            <text:p>(-100, 200), (100, 200), (200, 100)</text:p>
          </table:table-cell>
          <table:table-cell office:value-type="string" table:style-name="ce1">
            <text:p>(-100, 200), (100, 200), (200, 1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230, 115), (255, 128, 0), (255, 140, 0)</text:p>
          </table:table-cell>
          <table:table-cell office:value-type="string" table:style-name="ce1">
            <text:p>(255, 128, 0), (107, 142, 35), (0, 230, 115), (255, 140, 0), (0, 102, 102), (128, 0, 128), (0, 100, 0), (139, 69, 19)</text:p>
          </table:table-cell>
          <table:table-cell office:value-type="string" table:style-name="ce1">
            <text:p>(0, 102, 102), (0, 230, 115), (255, 140, 0), (0, 100, 0)</text:p>
          </table:table-cell>
          <table:table-cell office:value-type="string" table:style-name="ce1">
            <text:p>(100, 200), (-100, 200), (-200, 100), (200, 100)</text:p>
          </table:table-cell>
          <table:table-cell office:value-type="string" table:style-name="ce1">
            <text:p>(100, 200), (-100, 200), (-200, 100), (200, 100), (-200, -100), (100, -200), (200, -100), (-100, -200)</text:p>
          </table:table-cell>
          <table:table-cell office:value-type="string" table:style-name="ce1">
            <text:p>(-200, -100), 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40, 0), (128, 0, 128)</text:p>
          </table:table-cell>
          <table:table-cell office:value-type="string" table:style-name="ce1">
            <text:p>(222, 184, 135), (0, 102, 102), (139, 69, 19), (128, 0, 128), (255, 140, 0), (0, 100, 0)</text:p>
          </table:table-cell>
          <table:table-cell office:value-type="string" table:style-name="ce1">
            <text:p>(0, 102, 102), (139, 69, 19), (128, 0, 128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40, 0), (0, 128, 128)</text:p>
          </table:table-cell>
          <table:table-cell office:value-type="string" table:style-name="ce1">
            <text:p>(0, 102, 102), (222, 184, 135), (255, 140, 0), (0, 128, 128), (128, 0, 128), (139, 69, 19)</text:p>
          </table:table-cell>
          <table:table-cell office:value-type="string" table:style-name="ce1">
            <text:p>(139, 69, 19), (0, 128, 128), (222, 184, 135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100, -200), (-200, -100), (-100, -200)</text:p>
          </table:table-cell>
          <table:table-cell office:value-type="string" table:style-name="ce1">
            <text:p>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82, 193)</text:p>
          </table:table-cell>
          <table:table-cell office:value-type="string" table:style-name="ce1">
            <text:p>(128, 0, 128), (255, 140, 0), (255, 182, 193), (139, 69, 19)</text:p>
          </table:table-cell>
          <table:table-cell office:value-type="string" table:style-name="ce1">
            <text:p>(139, 69, 19), (255, 140, 0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28, 0, 128), (107, 142, 35), (139, 69, 19)</text:p>
          </table:table-cell>
          <table:table-cell office:value-type="string" table:style-name="ce1">
            <text:p>(128, 0, 128), (255, 140, 0), (0, 100, 0), (107, 142, 35), (0, 128, 128), (139, 69, 19), (255, 128, 0), (222, 184, 135)</text:p>
          </table:table-cell>
          <table:table-cell office:value-type="string" table:style-name="ce1">
            <text:p>(107, 142, 35), (139, 69, 19), (0, 128, 128), (222, 184, 135)</text:p>
          </table:table-cell>
          <table:table-cell office:value-type="string" table:style-name="ce1">
            <text:p>(100, 200), (200, 100), (-200, 100), (-100, 200)</text:p>
          </table:table-cell>
          <table:table-cell office:value-type="string" table:style-name="ce1">
            <text:p>(100, 200), (200, 100), (-200, 100), (-100, 200), (100, -200), (-100, -200), (200, -100), (-200, -100)</text:p>
          </table:table-cell>
          <table:table-cell office:value-type="string" table:style-name="ce1">
            <text:p>(100, -200), 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39, 69, 19), (0, 230, 115)</text:p>
          </table:table-cell>
          <table:table-cell office:value-type="string" table:style-name="ce1">
            <text:p>(0, 230, 115), (255, 182, 193), (0, 128, 128), (255, 128, 0), (139, 69, 19), (107, 142, 35)</text:p>
          </table:table-cell>
          <table:table-cell office:value-type="string" table:style-name="ce1">
            <text:p>(0, 128, 128), (139, 69, 19), (107, 142, 35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-100, -200), (100, -200), (200, -100)</text:p>
          </table:table-cell>
          <table:table-cell office:value-type="string" table:style-name="ce1">
            <text:p>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255, 128, 0), (0, 100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28, 0, 128), (255, 128, 0), (139, 69, 19)</text:p>
          </table:table-cell>
          <table:table-cell office:value-type="string" table:style-name="ce1">
            <text:p>(255, 182, 193), (139, 69, 19), (255, 128, 0), (0, 230, 115), (107, 142, 35), (128, 0, 128), (0, 102, 102), (0, 128, 128)</text:p>
          </table:table-cell>
          <table:table-cell office:value-type="string" table:style-name="ce1">
            <text:p>(255, 128, 0), (139, 69, 19), (255, 182, 193), (107, 142, 35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-100, -200), (-200, -100), (200, -100), (100, -200)</text:p>
          </table:table-cell>
          <table:table-cell office:value-type="string" table:style-name="ce1">
            <text:p>(-100, -200), 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255, 140, 0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82, 193), (0, 230, 115), (0, 100, 0)</text:p>
          </table:table-cell>
          <table:table-cell office:value-type="string" table:style-name="ce1">
            <text:p>(255, 182, 193), (107, 142, 35), (128, 0, 128), (0, 100, 0), (0, 102, 102), (0, 230, 115), (222, 184, 135), (139, 69, 19)</text:p>
          </table:table-cell>
          <table:table-cell office:value-type="string" table:style-name="ce1">
            <text:p>(222, 184, 135), (0, 230, 115), (0, 100, 0), (107, 142, 35)</text:p>
          </table:table-cell>
          <table:table-cell office:value-type="string" table:style-name="ce1">
            <text:p>(100, 200), (200, 100), (-200, 100), (-100, 200)</text:p>
          </table:table-cell>
          <table:table-cell office:value-type="string" table:style-name="ce1">
            <text:p>(100, 200), (200, 100), (-200, 100), (-100, 2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28, 0)</text:p>
          </table:table-cell>
          <table:table-cell office:value-type="string" table:style-name="ce1">
            <text:p>(107, 142, 35), (128, 0, 128), (255, 128, 0), (0, 102, 102)</text:p>
          </table:table-cell>
          <table:table-cell office:value-type="string" table:style-name="ce1">
            <text:p>(0, 102, 102), (255, 128, 0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82, 193), (0, 230, 115)</text:p>
          </table:table-cell>
          <table:table-cell office:value-type="string" table:style-name="ce1">
            <text:p>(107, 142, 35), (222, 184, 135), (0, 230, 115), (0, 100, 0), (255, 182, 193), (255, 128, 0)</text:p>
          </table:table-cell>
          <table:table-cell office:value-type="string" table:style-name="ce1">
            <text:p>(255, 182, 193), (0, 230, 115), (222, 184, 135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-100, -200), (200, -100), (-200, -100)</text:p>
          </table:table-cell>
          <table:table-cell office:value-type="string" table:style-name="ce1">
            <text:p>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40, 0), (0, 102, 102), (255, 128, 0)</text:p>
          </table:table-cell>
          <table:table-cell office:value-type="string" table:style-name="ce1">
            <text:p>(0, 128, 128), (255, 128, 0), (255, 140, 0), (139, 69, 19), (255, 182, 193), (0, 102, 102), (128, 0, 128), (0, 230, 115)</text:p>
          </table:table-cell>
          <table:table-cell office:value-type="string" table:style-name="ce1">
            <text:p>(255, 182, 193), (139, 69, 19), (0, 230, 115), (128, 0, 128)</text:p>
          </table:table-cell>
          <table:table-cell office:value-type="string" table:style-name="ce1">
            <text:p>(200, 100), (100, 200), (-100, 200), (-200, 100)</text:p>
          </table:table-cell>
          <table:table-cell office:value-type="string" table:style-name="ce1">
            <text:p>(200, 100), (100, 200), (-100, 200), (-200, 100), (-100, -200), (100, -200), (-200, -100), (200, -100)</text:p>
          </table:table-cell>
          <table:table-cell office:value-type="string" table:style-name="ce1">
            <text:p>(-100, -200), 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0, 100, 0), (107, 142, 35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22, 184, 135)</text:p>
          </table:table-cell>
          <table:table-cell office:value-type="string" table:style-name="ce1">
            <text:p>(255, 128, 0), (107, 142, 35), (139, 69, 19), (222, 184, 135)</text:p>
          </table:table-cell>
          <table:table-cell office:value-type="string" table:style-name="ce1">
            <text:p>(222, 184, 135), (139, 69, 19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28, 128), (255, 128, 0)</text:p>
          </table:table-cell>
          <table:table-cell office:value-type="string" table:style-name="ce1">
            <text:p>(0, 230, 115), (255, 140, 0), (255, 128, 0), (0, 102, 102), (139, 69, 19), (0, 128, 128)</text:p>
          </table:table-cell>
          <table:table-cell office:value-type="string" table:style-name="ce1">
            <text:p>(0, 102, 102), (0, 230, 115), (255, 140, 0)</text:p>
          </table:table-cell>
          <table:table-cell office:value-type="string" table:style-name="ce1">
            <text:p>(200, 100), (100, 200), (-200, 100)</text:p>
          </table:table-cell>
          <table:table-cell office:value-type="string" table:style-name="ce1">
            <text:p>(200, 100), (100, 200), (-200, 100), (-200, -100), (-100, -200), (200, -100)</text:p>
          </table:table-cell>
          <table:table-cell office:value-type="string" table:style-name="ce1">
            <text:p>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107, 142, 35), (255, 182, 193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139, 69, 19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28, 0), (0, 230, 115), (0, 128, 128)</text:p>
          </table:table-cell>
          <table:table-cell office:value-type="string" table:style-name="ce1">
            <text:p>(0, 128, 128), (255, 128, 0), (255, 182, 193), (0, 230, 115), (222, 184, 135), (255, 140, 0), (128, 0, 128), (0, 102, 102)</text:p>
          </table:table-cell>
          <table:table-cell office:value-type="string" table:style-name="ce1">
            <text:p>(255, 140, 0), (0, 128, 128), (255, 128, 0), (0, 230, 115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100, -200), (-100, -200), (200, -100), (-200, -100)</text:p>
          </table:table-cell>
          <table:table-cell office:value-type="string" table:style-name="ce1">
            <text:p>(100, -200), 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82, 193), (0, 128, 128), (139, 69, 19)</text:p>
          </table:table-cell>
          <table:table-cell office:value-type="string" table:style-name="ce1">
            <text:p>(0, 128, 128), (107, 142, 35), (0, 230, 115), (255, 182, 193), (139, 69, 19), (128, 0, 128), (222, 184, 135), (255, 128, 0)</text:p>
          </table:table-cell>
          <table:table-cell office:value-type="string" table:style-name="ce1">
            <text:p>(0, 128, 128), (255, 182, 193), (128, 0, 128), (222, 184, 135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-200, -100), (100, -200), (-100, -200), (200, -100)</text:p>
          </table:table-cell>
          <table:table-cell office:value-type="string" table:style-name="ce1">
            <text:p>(-200, -100), 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255, 182, 193), (0, 230, 115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22, 184, 135), (0, 102, 102), (255, 140, 0)</text:p>
          </table:table-cell>
          <table:table-cell office:value-type="string" table:style-name="ce1">
            <text:p>(255, 140, 0), (128, 0, 128), (255, 182, 193), (0, 230, 115), (0, 102, 102), (0, 128, 128), (222, 184, 135), (139, 69, 19)</text:p>
          </table:table-cell>
          <table:table-cell office:value-type="string" table:style-name="ce1">
            <text:p>(0, 128, 128), (128, 0, 128), (255, 140, 0), (0, 102, 102)</text:p>
          </table:table-cell>
          <table:table-cell office:value-type="string" table:style-name="ce1">
            <text:p>(200, 100), (100, 200), (-100, 200), (-200, 100)</text:p>
          </table:table-cell>
          <table:table-cell office:value-type="string" table:style-name="ce1">
            <text:p>(200, 100), (100, 200), (-100, 200), (-200, 100), (100, -200), (-100, -200), (-200, -100), (200, -100)</text:p>
          </table:table-cell>
          <table:table-cell office:value-type="string" table:style-name="ce1">
            <text:p>(100, -200), 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255, 128, 0), (0, 230, 115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2, 102), (128, 0, 128), (0, 230, 115)</text:p>
          </table:table-cell>
          <table:table-cell office:value-type="string" table:style-name="ce1">
            <text:p>(255, 140, 0), (128, 0, 128), (0, 230, 115), (107, 142, 35), (0, 102, 102), (255, 182, 193), (222, 184, 135), (255, 128, 0)</text:p>
          </table:table-cell>
          <table:table-cell office:value-type="string" table:style-name="ce1">
            <text:p>(107, 142, 35), (222, 184, 135), (255, 182, 193), (0, 230, 115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-200, -100), (200, -100), (100, -200), (-100, -200)</text:p>
          </table:table-cell>
          <table:table-cell office:value-type="string" table:style-name="ce1">
            <text:p>(-200, -100), 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22, 184, 135), (255, 182, 193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82, 193), (0, 128, 128)</text:p>
          </table:table-cell>
          <table:table-cell office:value-type="string" table:style-name="ce1">
            <text:p>(0, 128, 128), (255, 140, 0), (0, 100, 0), (255, 182, 193), (0, 230, 115), (107, 142, 35)</text:p>
          </table:table-cell>
          <table:table-cell office:value-type="string" table:style-name="ce1">
            <text:p>(0, 230, 115), (255, 182, 193), (0, 100, 0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-200, -100), (-100, -200), (200, -100)</text:p>
          </table:table-cell>
          <table:table-cell office:value-type="string" table:style-name="ce1">
            <text:p>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40, 0)</text:p>
          </table:table-cell>
          <table:table-cell office:value-type="string" table:style-name="ce1">
            <text:p>(255, 140, 0), (139, 69, 19), (107, 142, 35), (222, 184, 135)</text:p>
          </table:table-cell>
          <table:table-cell office:value-type="string" table:style-name="ce1">
            <text:p>(222, 184, 135), (255, 140, 0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128, 0, 128), (0, 128, 128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82, 193), (222, 184, 135), (255, 140, 0)</text:p>
          </table:table-cell>
          <table:table-cell office:value-type="string" table:style-name="ce1">
            <text:p>(128, 0, 128), (139, 69, 19), (255, 140, 0), (0, 100, 0), (222, 184, 135), (255, 182, 193), (0, 128, 128), (107, 142, 35)</text:p>
          </table:table-cell>
          <table:table-cell office:value-type="string" table:style-name="ce1">
            <text:p>(222, 184, 135), (128, 0, 128), (0, 128, 128), (255, 140, 0)</text:p>
          </table:table-cell>
          <table:table-cell office:value-type="string" table:style-name="ce1">
            <text:p>(-200, 100), (-100, 200), (200, 100), (100, 200)</text:p>
          </table:table-cell>
          <table:table-cell office:value-type="string" table:style-name="ce1">
            <text:p>(-200, 100), (-100, 200), (200, 100), (100, 200), (200, -100), (-200, -100), (100, -200), (-100, -200)</text:p>
          </table:table-cell>
          <table:table-cell office:value-type="string" table:style-name="ce1">
            <text:p>(200, -100), 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2, 102), (255, 128, 0)</text:p>
          </table:table-cell>
          <table:table-cell office:value-type="string" table:style-name="ce1">
            <text:p>(0, 102, 102), (255, 128, 0), (0, 128, 128), (0, 230, 115), (107, 142, 35), (222, 184, 135)</text:p>
          </table:table-cell>
          <table:table-cell office:value-type="string" table:style-name="ce1">
            <text:p>(0, 230, 115), (255, 128, 0), (222, 184, 135)</text:p>
          </table:table-cell>
          <table:table-cell office:value-type="string" table:style-name="ce1">
            <text:p>(-100, 200), (-200, 100), (200, 100)</text:p>
          </table:table-cell>
          <table:table-cell office:value-type="string" table:style-name="ce1">
            <text:p>(-100, 200), (-200, 100), (200, 100), (-200, -100), (200, -100), (-100, -200)</text:p>
          </table:table-cell>
          <table:table-cell office:value-type="string" table:style-name="ce1">
            <text:p>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22, 184, 135), (255, 182, 193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0, 102, 102), (255, 140, 0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28, 128)</text:p>
          </table:table-cell>
          <table:table-cell office:value-type="string" table:style-name="ce1">
            <text:p>(255, 182, 193), (0, 128, 128), (0, 230, 115), (139, 69, 19)</text:p>
          </table:table-cell>
          <table:table-cell office:value-type="string" table:style-name="ce1">
            <text:p>(139, 69, 19), (0, 128, 128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28, 128), (0, 230, 115), (255, 140, 0)</text:p>
          </table:table-cell>
          <table:table-cell office:value-type="string" table:style-name="ce1">
            <text:p>(128, 0, 128), (222, 184, 135), (107, 142, 35), (255, 140, 0), (255, 128, 0), (0, 128, 128), (139, 69, 19), (0, 230, 115)</text:p>
          </table:table-cell>
          <table:table-cell office:value-type="string" table:style-name="ce1">
            <text:p>(128, 0, 128), (255, 128, 0), (139, 69, 19), (0, 230, 115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100, -200), (200, -100), (-100, -200), (-200, -100)</text:p>
          </table:table-cell>
          <table:table-cell office:value-type="string" table:style-name="ce1">
            <text:p>(100, -200), 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40, 0), (107, 142, 35)</text:p>
          </table:table-cell>
          <table:table-cell office:value-type="string" table:style-name="ce1">
            <text:p>(222, 184, 135), (0, 100, 0), (107, 142, 35), (255, 140, 0), (128, 0, 128), (0, 128, 128)</text:p>
          </table:table-cell>
          <table:table-cell office:value-type="string" table:style-name="ce1">
            <text:p>(222, 184, 135), (107, 142, 35), (0, 100, 0)</text:p>
          </table:table-cell>
          <table:table-cell office:value-type="string" table:style-name="ce1">
            <text:p>(200, 100), (100, 200), (-100, 200)</text:p>
          </table:table-cell>
          <table:table-cell office:value-type="string" table:style-name="ce1">
            <text:p>(200, 100), (100, 200), (-100, 200), (200, -100), (100, -200), (-100, -200)</text:p>
          </table:table-cell>
          <table:table-cell office:value-type="string" table:style-name="ce1">
            <text:p>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230, 115), (255, 128, 0), (255, 182, 193)</text:p>
          </table:table-cell>
          <table:table-cell office:value-type="string" table:style-name="ce1">
            <text:p>(0, 230, 115), (255, 182, 193), (128, 0, 128), (255, 128, 0), (255, 140, 0), (139, 69, 19), (0, 128, 128), (0, 100, 0)</text:p>
          </table:table-cell>
          <table:table-cell office:value-type="string" table:style-name="ce1">
            <text:p>(0, 230, 115), (0, 100, 0), (128, 0, 128), (255, 140, 0)</text:p>
          </table:table-cell>
          <table:table-cell office:value-type="string" table:style-name="ce1">
            <text:p>(-100, 200), (200, 100), (100, 200), (-200, 100)</text:p>
          </table:table-cell>
          <table:table-cell office:value-type="string" table:style-name="ce1">
            <text:p>(-100, 200), (200, 100), (100, 200), (-200, 100), (-100, -200), (-200, -100), (200, -100), (100, -200)</text:p>
          </table:table-cell>
          <table:table-cell office:value-type="string" table:style-name="ce1">
            <text:p>(-100, -200), 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39, 69, 19)</text:p>
          </table:table-cell>
          <table:table-cell office:value-type="string" table:style-name="ce1">
            <text:p>(0, 100, 0), (255, 128, 0), (107, 142, 35), (139, 69, 19)</text:p>
          </table:table-cell>
          <table:table-cell office:value-type="string" table:style-name="ce1">
            <text:p>(139, 69, 19), (0, 100, 0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139, 69, 19), (0, 230, 11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0, 102, 102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39, 69, 19), (0, 128, 128)</text:p>
          </table:table-cell>
          <table:table-cell office:value-type="string" table:style-name="ce1">
            <text:p>(255, 128, 0), (139, 69, 19), (222, 184, 135), (0, 230, 115), (0, 128, 128), (0, 102, 102)</text:p>
          </table:table-cell>
          <table:table-cell office:value-type="string" table:style-name="ce1">
            <text:p>(0, 128, 128), (0, 102, 102), (139, 69, 19)</text:p>
          </table:table-cell>
          <table:table-cell office:value-type="string" table:style-name="ce1">
            <text:p>(200, 100), (-200, 100), (100, 200)</text:p>
          </table:table-cell>
          <table:table-cell office:value-type="string" table:style-name="ce1">
            <text:p>(200, 100), (-200, 100), (100, 200), (-100, -200), (200, -100), (-200, -100)</text:p>
          </table:table-cell>
          <table:table-cell office:value-type="string" table:style-name="ce1">
            <text:p>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230, 115), (0, 128, 128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40, 0), (0, 230, 115)</text:p>
          </table:table-cell>
          <table:table-cell office:value-type="string" table:style-name="ce1">
            <text:p>(0, 100, 0), (255, 140, 0), (0, 102, 102), (0, 230, 115), (128, 0, 128), (139, 69, 19)</text:p>
          </table:table-cell>
          <table:table-cell office:value-type="string" table:style-name="ce1">
            <text:p>(0, 102, 102), (0, 230, 115), (128, 0, 128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0, 0), (222, 184, 135)</text:p>
          </table:table-cell>
          <table:table-cell office:value-type="string" table:style-name="ce1">
            <text:p>(222, 184, 135), (0, 100, 0), (128, 0, 128), (107, 142, 35), (255, 140, 0), (255, 128, 0)</text:p>
          </table:table-cell>
          <table:table-cell office:value-type="string" table:style-name="ce1">
            <text:p>(107, 142, 35), (128, 0, 128), (255, 140, 0)</text:p>
          </table:table-cell>
          <table:table-cell office:value-type="string" table:style-name="ce1">
            <text:p>(-100, 200), (200, 100), (100, 200)</text:p>
          </table:table-cell>
          <table:table-cell office:value-type="string" table:style-name="ce1">
            <text:p>(-100, 200), (200, 100), (100, 2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0, 128, 128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28, 0), (139, 69, 19), (0, 100, 0)</text:p>
          </table:table-cell>
          <table:table-cell office:value-type="string" table:style-name="ce1">
            <text:p>(0, 128, 128), (222, 184, 135), (128, 0, 128), (0, 100, 0), (255, 128, 0), (139, 69, 19), (107, 142, 35), (255, 140, 0)</text:p>
          </table:table-cell>
          <table:table-cell office:value-type="string" table:style-name="ce1">
            <text:p>(107, 142, 35), (0, 100, 0), (128, 0, 128), (139, 69, 19)</text:p>
          </table:table-cell>
          <table:table-cell office:value-type="string" table:style-name="ce1">
            <text:p>(-200, 100), (-100, 200), (200, 100), (100, 200)</text:p>
          </table:table-cell>
          <table:table-cell office:value-type="string" table:style-name="ce1">
            <text:p>(-200, 100), (-100, 200), (200, 100), (100, 200), (200, -100), (-100, -200), (100, -200), (-200, -100)</text:p>
          </table:table-cell>
          <table:table-cell office:value-type="string" table:style-name="ce1">
            <text:p>(200, -100), 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07, 142, 35)</text:p>
          </table:table-cell>
          <table:table-cell office:value-type="string" table:style-name="ce1">
            <text:p>(0, 230, 115), (107, 142, 35), (255, 140, 0), (0, 102, 102)</text:p>
          </table:table-cell>
          <table:table-cell office:value-type="string" table:style-name="ce1">
            <text:p>(107, 142, 35), (0, 230, 115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28, 128), (222, 184, 135)</text:p>
          </table:table-cell>
          <table:table-cell office:value-type="string" table:style-name="ce1">
            <text:p>(0, 100, 0), (0, 102, 102), (222, 184, 135), (139, 69, 19), (0, 128, 128), (0, 230, 115)</text:p>
          </table:table-cell>
          <table:table-cell office:value-type="string" table:style-name="ce1">
            <text:p>(0, 128, 128), (0, 100, 0), (0, 102, 102)</text:p>
          </table:table-cell>
          <table:table-cell office:value-type="string" table:style-name="ce1">
            <text:p>(-100, 200), (100, 200), (200, 100)</text:p>
          </table:table-cell>
          <table:table-cell office:value-type="string" table:style-name="ce1">
            <text:p>(-100, 200), (100, 200), (200, 1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22, 184, 135), (0, 102, 102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2, 102), (222, 184, 135), (139, 69, 19)</text:p>
          </table:table-cell>
          <table:table-cell office:value-type="string" table:style-name="ce1">
            <text:p>(0, 100, 0), (107, 142, 35), (0, 102, 102), (222, 184, 135), (255, 128, 0), (128, 0, 128), (0, 128, 128), (139, 69, 19)</text:p>
          </table:table-cell>
          <table:table-cell office:value-type="string" table:style-name="ce1">
            <text:p>(128, 0, 128), (107, 142, 35), (255, 128, 0), (0, 128, 128)</text:p>
          </table:table-cell>
          <table:table-cell office:value-type="string" table:style-name="ce1">
            <text:p>(-200, 100), (200, 100), (100, 200), (-100, 200)</text:p>
          </table:table-cell>
          <table:table-cell office:value-type="string" table:style-name="ce1">
            <text:p>(-200, 100), (200, 100), (100, 200), (-100, 200), (-200, -100), (200, -100), (100, -200), (-100, -200)</text:p>
          </table:table-cell>
          <table:table-cell office:value-type="string" table:style-name="ce1">
            <text:p>(-200, -100), 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2, 102), (255, 140, 0), (128, 0, 128)</text:p>
          </table:table-cell>
          <table:table-cell office:value-type="string" table:style-name="ce1">
            <text:p>(0, 102, 102), (107, 142, 35), (0, 128, 128), (255, 182, 193), (139, 69, 19), (128, 0, 128), (255, 128, 0), (255, 140, 0)</text:p>
          </table:table-cell>
          <table:table-cell office:value-type="string" table:style-name="ce1">
            <text:p>(0, 102, 102), (255, 140, 0), (139, 69, 19), (107, 142, 35)</text:p>
          </table:table-cell>
          <table:table-cell office:value-type="string" table:style-name="ce1">
            <text:p>(-200, 100), (-100, 200), (100, 200), (200, 100)</text:p>
          </table:table-cell>
          <table:table-cell office:value-type="string" table:style-name="ce1">
            <text:p>(-200, 100), (-100, 200), (100, 200), (200, 100), (100, -200), (200, -100), (-100, -200), (-200, -100)</text:p>
          </table:table-cell>
          <table:table-cell office:value-type="string" table:style-name="ce1">
            <text:p>(100, -200), 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0, 0), (255, 128, 0), (222, 184, 135)</text:p>
          </table:table-cell>
          <table:table-cell office:value-type="string" table:style-name="ce1">
            <text:p>(107, 142, 35), (0, 128, 128), (255, 128, 0), (0, 230, 115), (0, 100, 0), (222, 184, 135), (128, 0, 128), (255, 182, 193)</text:p>
          </table:table-cell>
          <table:table-cell office:value-type="string" table:style-name="ce1">
            <text:p>(255, 182, 193), (128, 0, 128), (222, 184, 135), (0, 128, 128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200, -100), (-100, -200), (100, -200), (-200, -100)</text:p>
          </table:table-cell>
          <table:table-cell office:value-type="string" table:style-name="ce1">
            <text:p>(200, -100), 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39, 69, 19), (255, 182, 193)</text:p>
          </table:table-cell>
          <table:table-cell office:value-type="string" table:style-name="ce1">
            <text:p>(0, 230, 115), (0, 100, 0), (139, 69, 19), (255, 182, 193), (0, 128, 128), (0, 102, 102)</text:p>
          </table:table-cell>
          <table:table-cell office:value-type="string" table:style-name="ce1">
            <text:p>(0, 128, 128), (0, 100, 0), (0, 230, 115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07, 142, 35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07, 142, 35)</text:p>
          </table:table-cell>
          <table:table-cell office:value-type="string" table:style-name="ce1">
            <text:p>(0, 102, 102), (107, 142, 35), (128, 0, 128), (0, 230, 115)</text:p>
          </table:table-cell>
          <table:table-cell office:value-type="string" table:style-name="ce1">
            <text:p>(128, 0, 128), (0, 230, 115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28, 0, 128), (0, 230, 115)</text:p>
          </table:table-cell>
          <table:table-cell office:value-type="string" table:style-name="ce1">
            <text:p>(0, 102, 102), (0, 100, 0), (0, 128, 128), (0, 230, 115), (139, 69, 19), (128, 0, 128)</text:p>
          </table:table-cell>
          <table:table-cell office:value-type="string" table:style-name="ce1">
            <text:p>(139, 69, 19), (128, 0, 128), (0, 100, 0)</text:p>
          </table:table-cell>
          <table:table-cell office:value-type="string" table:style-name="ce1">
            <text:p>(-200, 100), (-100, 200), (200, 100)</text:p>
          </table:table-cell>
          <table:table-cell office:value-type="string" table:style-name="ce1">
            <text:p>(-200, 100), (-100, 200), (200, 100), (-200, -100), (200, -100), (-100, -200)</text:p>
          </table:table-cell>
          <table:table-cell office:value-type="string" table:style-name="ce1">
            <text:p>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22, 184, 135), (0, 128, 128), (0, 100, 0)</text:p>
          </table:table-cell>
          <table:table-cell office:value-type="string" table:style-name="ce1">
            <text:p>(128, 0, 128), (222, 184, 135), (0, 128, 128), (255, 128, 0), (0, 102, 102), (0, 230, 115), (0, 100, 0), (139, 69, 19)</text:p>
          </table:table-cell>
          <table:table-cell office:value-type="string" table:style-name="ce1">
            <text:p>(255, 128, 0), (0, 100, 0), (222, 184, 135), (0, 128, 128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-200, -100), (100, -200), (200, -100), (-100, -200)</text:p>
          </table:table-cell>
          <table:table-cell office:value-type="string" table:style-name="ce1">
            <text:p>(-200, -100), 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28, 128), (255, 182, 193), (0, 230, 115)</text:p>
          </table:table-cell>
          <table:table-cell office:value-type="string" table:style-name="ce1">
            <text:p>(0, 102, 102), (0, 128, 128), (107, 142, 35), (255, 140, 0), (255, 182, 193), (128, 0, 128), (0, 230, 115), (255, 128, 0)</text:p>
          </table:table-cell>
          <table:table-cell office:value-type="string" table:style-name="ce1">
            <text:p>(0, 128, 128), (0, 230, 115), (107, 142, 35), (255, 140, 0)</text:p>
          </table:table-cell>
          <table:table-cell office:value-type="string" table:style-name="ce1">
            <text:p>(-100, 200), (100, 200), (200, 100), (-200, 100)</text:p>
          </table:table-cell>
          <table:table-cell office:value-type="string" table:style-name="ce1">
            <text:p>(-100, 200), (100, 200), (200, 100), (-200, 100), (200, -100), (-100, -200), (-200, -100), (100, -200)</text:p>
          </table:table-cell>
          <table:table-cell office:value-type="string" table:style-name="ce1">
            <text:p>(200, -100), 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255, 182, 193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100, 0), (0, 230, 11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128, 0, 128), (107, 142, 35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28, 0)</text:p>
          </table:table-cell>
          <table:table-cell office:value-type="string" table:style-name="ce1">
            <text:p>(0, 230, 115), (0, 128, 128), (255, 182, 193), (255, 128, 0)</text:p>
          </table:table-cell>
          <table:table-cell office:value-type="string" table:style-name="ce1">
            <text:p>(0, 230, 115), (0, 128, 128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230, 115)</text:p>
          </table:table-cell>
          <table:table-cell office:value-type="string" table:style-name="ce1">
            <text:p>(222, 184, 135), (255, 140, 0), (0, 128, 128), (0, 230, 115)</text:p>
          </table:table-cell>
          <table:table-cell office:value-type="string" table:style-name="ce1">
            <text:p>(255, 140, 0), (222, 184, 135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255, 128, 0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255, 140, 0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39, 69, 19)</text:p>
          </table:table-cell>
          <table:table-cell office:value-type="string" table:style-name="ce1">
            <text:p>(255, 182, 193), (0, 128, 128), (139, 69, 19), (0, 100, 0)</text:p>
          </table:table-cell>
          <table:table-cell office:value-type="string" table:style-name="ce1">
            <text:p>(255, 182, 193), (0, 128, 128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230, 115), (255, 182, 193)</text:p>
          </table:table-cell>
          <table:table-cell office:value-type="string" table:style-name="ce1">
            <text:p>(0, 102, 102), (0, 230, 115), (255, 182, 193), (0, 100, 0), (128, 0, 128), (255, 128, 0)</text:p>
          </table:table-cell>
          <table:table-cell office:value-type="string" table:style-name="ce1">
            <text:p>(128, 0, 128), (0, 102, 102), (0, 230, 115)</text:p>
          </table:table-cell>
          <table:table-cell office:value-type="string" table:style-name="ce1">
            <text:p>(-100, 200), (200, 100), (-200, 100)</text:p>
          </table:table-cell>
          <table:table-cell office:value-type="string" table:style-name="ce1">
            <text:p>(-100, 200), (200, 100), (-200, 1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230, 115)</text:p>
          </table:table-cell>
          <table:table-cell office:value-type="string" table:style-name="ce1">
            <text:p>(139, 69, 19), (0, 102, 102), (0, 230, 115), (128, 0, 128)</text:p>
          </table:table-cell>
          <table:table-cell office:value-type="string" table:style-name="ce1">
            <text:p>(128, 0, 128), (0, 230, 115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2, 102), (107, 142, 35), (139, 69, 19)</text:p>
          </table:table-cell>
          <table:table-cell office:value-type="string" table:style-name="ce1">
            <text:p>(255, 128, 0), (255, 182, 193), (139, 69, 19), (0, 102, 102), (0, 230, 115), (128, 0, 128), (0, 128, 128), (107, 142, 35)</text:p>
          </table:table-cell>
          <table:table-cell office:value-type="string" table:style-name="ce1">
            <text:p>(139, 69, 19), (0, 102, 102), (128, 0, 128), (0, 128, 128)</text:p>
          </table:table-cell>
          <table:table-cell office:value-type="string" table:style-name="ce1">
            <text:p>(100, 200), (-200, 100), (-100, 200), (200, 100)</text:p>
          </table:table-cell>
          <table:table-cell office:value-type="string" table:style-name="ce1">
            <text:p>(100, 200), (-200, 100), (-100, 200), (200, 100), (-100, -200), (200, -100), (-200, -100), (100, -200)</text:p>
          </table:table-cell>
          <table:table-cell office:value-type="string" table:style-name="ce1">
            <text:p>(-100, -200), 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139, 69, 19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07, 142, 35)</text:p>
          </table:table-cell>
          <table:table-cell office:value-type="string" table:style-name="ce1">
            <text:p>(255, 182, 193), (0, 102, 102), (255, 128, 0), (107, 142, 35)</text:p>
          </table:table-cell>
          <table:table-cell office:value-type="string" table:style-name="ce1">
            <text:p>(255, 182, 193), (107, 142, 35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28, 128)</text:p>
          </table:table-cell>
          <table:table-cell office:value-type="string" table:style-name="ce1">
            <text:p>(0, 128, 128), (0, 230, 115), (0, 102, 102), (255, 128, 0)</text:p>
          </table:table-cell>
          <table:table-cell office:value-type="string" table:style-name="ce1">
            <text:p>(0, 230, 115), (0, 102, 102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02, 102), (0, 100, 0)</text:p>
          </table:table-cell>
          <table:table-cell office:value-type="string" table:style-name="ce1">
            <text:p>(255, 182, 193), (0, 100, 0), (139, 69, 19), (0, 102, 102), (128, 0, 128), (222, 184, 135)</text:p>
          </table:table-cell>
          <table:table-cell office:value-type="string" table:style-name="ce1">
            <text:p>(128, 0, 128), (222, 184, 135), (0, 102, 102)</text:p>
          </table:table-cell>
          <table:table-cell office:value-type="string" table:style-name="ce1">
            <text:p>(200, 100), (100, 200), (-100, 200)</text:p>
          </table:table-cell>
          <table:table-cell office:value-type="string" table:style-name="ce1">
            <text:p>(200, 100), (100, 200), (-100, 200), (-200, -100), (-100, -200), (200, -100)</text:p>
          </table:table-cell>
          <table:table-cell office:value-type="string" table:style-name="ce1">
            <text:p>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39, 69, 19), (255, 140, 0)</text:p>
          </table:table-cell>
          <table:table-cell office:value-type="string" table:style-name="ce1">
            <text:p>(139, 69, 19), (255, 128, 0), (107, 142, 35), (0, 128, 128), (255, 140, 0), (222, 184, 135)</text:p>
          </table:table-cell>
          <table:table-cell office:value-type="string" table:style-name="ce1">
            <text:p>(107, 142, 35), (139, 69, 19), (255, 128, 0)</text:p>
          </table:table-cell>
          <table:table-cell office:value-type="string" table:style-name="ce1">
            <text:p>(-200, 100), (-100, 200), (200, 100)</text:p>
          </table:table-cell>
          <table:table-cell office:value-type="string" table:style-name="ce1">
            <text:p>(-200, 100), (-100, 200), (200, 100), (-200, -100), (100, -200), (200, -100)</text:p>
          </table:table-cell>
          <table:table-cell office:value-type="string" table:style-name="ce1">
            <text:p>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22, 184, 135), (0, 128, 128), (0, 230, 115)</text:p>
          </table:table-cell>
          <table:table-cell office:value-type="string" table:style-name="ce1">
            <text:p>(139, 69, 19), (0, 230, 115), (255, 182, 193), (128, 0, 128), (255, 140, 0), (222, 184, 135), (255, 128, 0), (0, 128, 128)</text:p>
          </table:table-cell>
          <table:table-cell office:value-type="string" table:style-name="ce1">
            <text:p>(139, 69, 19), (255, 182, 193), (222, 184, 135), (0, 230, 115)</text:p>
          </table:table-cell>
          <table:table-cell office:value-type="string" table:style-name="ce1">
            <text:p>(-200, 100), (200, 100), (100, 200), (-100, 200)</text:p>
          </table:table-cell>
          <table:table-cell office:value-type="string" table:style-name="ce1">
            <text:p>(-200, 100), (200, 100), (100, 200), (-100, 2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39, 69, 19), (0, 100, 0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07, 142, 35)</text:p>
          </table:table-cell>
          <table:table-cell office:value-type="string" table:style-name="ce1">
            <text:p>(255, 128, 0), (128, 0, 128), (0, 230, 115), (107, 142, 35)</text:p>
          </table:table-cell>
          <table:table-cell office:value-type="string" table:style-name="ce1">
            <text:p>(0, 230, 115), (107, 142, 35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07, 142, 35), (255, 128, 0), (139, 69, 19)</text:p>
          </table:table-cell>
          <table:table-cell office:value-type="string" table:style-name="ce1">
            <text:p>(0, 102, 102), (255, 182, 193), (128, 0, 128), (107, 142, 35), (255, 128, 0), (139, 69, 19), (0, 100, 0), (255, 140, 0)</text:p>
          </table:table-cell>
          <table:table-cell office:value-type="string" table:style-name="ce1">
            <text:p>(255, 140, 0), (255, 128, 0), (0, 102, 102), (255, 182, 193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-100, -200), (100, -200), (200, -100), (-200, -100)</text:p>
          </table:table-cell>
          <table:table-cell office:value-type="string" table:style-name="ce1">
            <text:p>(-100, -200), 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139, 69, 19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82, 193)</text:p>
          </table:table-cell>
          <table:table-cell office:value-type="string" table:style-name="ce1">
            <text:p>(139, 69, 19), (255, 182, 193), (107, 142, 35), (222, 184, 135)</text:p>
          </table:table-cell>
          <table:table-cell office:value-type="string" table:style-name="ce1">
            <text:p>(107, 142, 35), (222, 184, 135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139, 69, 19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28, 0)</text:p>
          </table:table-cell>
          <table:table-cell office:value-type="string" table:style-name="ce1">
            <text:p>(255, 140, 0), (255, 182, 193), (0, 102, 102), (255, 128, 0)</text:p>
          </table:table-cell>
          <table:table-cell office:value-type="string" table:style-name="ce1">
            <text:p>(0, 102, 102), (255, 140, 0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28, 0, 128), (0, 102, 102), (255, 140, 0)</text:p>
          </table:table-cell>
          <table:table-cell office:value-type="string" table:style-name="ce1">
            <text:p>(222, 184, 135), (0, 128, 128), (0, 100, 0), (255, 140, 0), (0, 102, 102), (107, 142, 35), (139, 69, 19), (128, 0, 128)</text:p>
          </table:table-cell>
          <table:table-cell office:value-type="string" table:style-name="ce1">
            <text:p>(128, 0, 128), (0, 102, 102), (0, 128, 128), (107, 142, 35)</text:p>
          </table:table-cell>
          <table:table-cell office:value-type="string" table:style-name="ce1">
            <text:p>(-200, 100), (100, 200), (-100, 200), (200, 100)</text:p>
          </table:table-cell>
          <table:table-cell office:value-type="string" table:style-name="ce1">
            <text:p>(-200, 100), (100, 200), (-100, 200), (200, 100), (-200, -100), (200, -100), (-100, -200), (100, -200)</text:p>
          </table:table-cell>
          <table:table-cell office:value-type="string" table:style-name="ce1">
            <text:p>(-200, -100), 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40, 0)</text:p>
          </table:table-cell>
          <table:table-cell office:value-type="string" table:style-name="ce1">
            <text:p>(0, 100, 0), (255, 140, 0), (107, 142, 35), (128, 0, 128)</text:p>
          </table:table-cell>
          <table:table-cell office:value-type="string" table:style-name="ce1">
            <text:p>(0, 100, 0), (128, 0, 128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82, 193), (139, 69, 19)</text:p>
          </table:table-cell>
          <table:table-cell office:value-type="string" table:style-name="ce1">
            <text:p>(128, 0, 128), (255, 182, 193), (0, 100, 0), (0, 102, 102), (139, 69, 19), (0, 128, 128)</text:p>
          </table:table-cell>
          <table:table-cell office:value-type="string" table:style-name="ce1">
            <text:p>(255, 182, 193), (0, 100, 0), (139, 69, 19)</text:p>
          </table:table-cell>
          <table:table-cell office:value-type="string" table:style-name="ce1">
            <text:p>(-100, 200), (200, 100), (100, 200)</text:p>
          </table:table-cell>
          <table:table-cell office:value-type="string" table:style-name="ce1">
            <text:p>(-100, 200), (200, 100), (100, 200), (200, -100), (-100, -200), (100, -200)</text:p>
          </table:table-cell>
          <table:table-cell office:value-type="string" table:style-name="ce1">
            <text:p>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2, 102), (0, 128, 128)</text:p>
          </table:table-cell>
          <table:table-cell office:value-type="string" table:style-name="ce1">
            <text:p>(128, 0, 128), (0, 102, 102), (0, 128, 128), (139, 69, 19), (0, 230, 115), (107, 142, 35)</text:p>
          </table:table-cell>
          <table:table-cell office:value-type="string" table:style-name="ce1">
            <text:p>(107, 142, 35), (0, 102, 102), (0, 230, 115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100, -200), (-100, -200), (200, -100)</text:p>
          </table:table-cell>
          <table:table-cell office:value-type="string" table:style-name="ce1">
            <text:p>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0, 0), (255, 182, 193), (0, 230, 115)</text:p>
          </table:table-cell>
          <table:table-cell office:value-type="string" table:style-name="ce1">
            <text:p>(107, 142, 35), (139, 69, 19), (0, 102, 102), (255, 182, 193), (0, 128, 128), (0, 100, 0), (0, 230, 115), (128, 0, 128)</text:p>
          </table:table-cell>
          <table:table-cell office:value-type="string" table:style-name="ce1">
            <text:p>(255, 182, 193), (0, 100, 0), (0, 102, 102), (107, 142, 35)</text:p>
          </table:table-cell>
          <table:table-cell office:value-type="string" table:style-name="ce1">
            <text:p>(-100, 200), (200, 100), (100, 200), (-200, 100)</text:p>
          </table:table-cell>
          <table:table-cell office:value-type="string" table:style-name="ce1">
            <text:p>(-100, 200), (200, 100), (100, 200), (-200, 100), (-200, -100), (200, -100), (-100, -200), (100, -200)</text:p>
          </table:table-cell>
          <table:table-cell office:value-type="string" table:style-name="ce1">
            <text:p>(-200, -100), 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07, 142, 35)</text:p>
          </table:table-cell>
          <table:table-cell office:value-type="string" table:style-name="ce1">
            <text:p>(255, 140, 0), (107, 142, 35), (255, 182, 193), (0, 102, 102)</text:p>
          </table:table-cell>
          <table:table-cell office:value-type="string" table:style-name="ce1">
            <text:p>(0, 102, 102), (255, 182, 193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22, 184, 135), (0, 230, 11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222, 184, 135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82, 193), (0, 230, 115)</text:p>
          </table:table-cell>
          <table:table-cell office:value-type="string" table:style-name="ce1">
            <text:p>(255, 182, 193), (0, 230, 115), (255, 140, 0), (0, 128, 128), (0, 100, 0), (0, 102, 102)</text:p>
          </table:table-cell>
          <table:table-cell office:value-type="string" table:style-name="ce1">
            <text:p>(0, 100, 0), (255, 182, 193), (0, 230, 115)</text:p>
          </table:table-cell>
          <table:table-cell office:value-type="string" table:style-name="ce1">
            <text:p>(200, 100), (-200, 100), (-100, 200)</text:p>
          </table:table-cell>
          <table:table-cell office:value-type="string" table:style-name="ce1">
            <text:p>(200, 100), (-200, 100), (-100, 200), (200, -100), (-100, -200), (100, -200)</text:p>
          </table:table-cell>
          <table:table-cell office:value-type="string" table:style-name="ce1">
            <text:p>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39, 69, 19), (0, 230, 115)</text:p>
          </table:table-cell>
          <table:table-cell office:value-type="string" table:style-name="ce1">
            <text:p>(0, 230, 115), (139, 69, 19), (0, 102, 102), (255, 128, 0), (222, 184, 135), (0, 100, 0)</text:p>
          </table:table-cell>
          <table:table-cell office:value-type="string" table:style-name="ce1">
            <text:p>(139, 69, 19), (0, 230, 115), (0, 102, 102)</text:p>
          </table:table-cell>
          <table:table-cell office:value-type="string" table:style-name="ce1">
            <text:p>(200, 100), (-200, 100), (100, 200)</text:p>
          </table:table-cell>
          <table:table-cell office:value-type="string" table:style-name="ce1">
            <text:p>(200, 100), (-200, 100), (100, 200), (-200, -100), (200, -100), (100, -200)</text:p>
          </table:table-cell>
          <table:table-cell office:value-type="string" table:style-name="ce1">
            <text:p>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230, 115)</text:p>
          </table:table-cell>
          <table:table-cell office:value-type="string" table:style-name="ce1">
            <text:p>(255, 182, 193), (0, 100, 0), (0, 230, 115), (222, 184, 135)</text:p>
          </table:table-cell>
          <table:table-cell office:value-type="string" table:style-name="ce1">
            <text:p>(255, 182, 193), (0, 230, 115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0, 0)</text:p>
          </table:table-cell>
          <table:table-cell office:value-type="string" table:style-name="ce1">
            <text:p>(139, 69, 19), (128, 0, 128), (0, 128, 128), (0, 100, 0)</text:p>
          </table:table-cell>
          <table:table-cell office:value-type="string" table:style-name="ce1">
            <text:p>(128, 0, 128), (139, 69, 19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230, 115), (0, 102, 102)</text:p>
          </table:table-cell>
          <table:table-cell office:value-type="string" table:style-name="ce1">
            <text:p>(0, 128, 128), (0, 230, 115), (222, 184, 135), (107, 142, 35), (255, 182, 193), (0, 102, 102)</text:p>
          </table:table-cell>
          <table:table-cell office:value-type="string" table:style-name="ce1">
            <text:p>(0, 128, 128), (222, 184, 135), (0, 230, 115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-200, -100), (-100, -200), (200, -100)</text:p>
          </table:table-cell>
          <table:table-cell office:value-type="string" table:style-name="ce1">
            <text:p>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82, 193), (0, 102, 102)</text:p>
          </table:table-cell>
          <table:table-cell office:value-type="string" table:style-name="ce1">
            <text:p>(0, 102, 102), (255, 140, 0), (255, 182, 193), (139, 69, 19), (0, 128, 128), (255, 128, 0)</text:p>
          </table:table-cell>
          <table:table-cell office:value-type="string" table:style-name="ce1">
            <text:p>(139, 69, 19), (255, 182, 193), (255, 140, 0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0, 0)</text:p>
          </table:table-cell>
          <table:table-cell office:value-type="string" table:style-name="ce1">
            <text:p>(0, 100, 0), (128, 0, 128), (0, 128, 128), (255, 182, 193)</text:p>
          </table:table-cell>
          <table:table-cell office:value-type="string" table:style-name="ce1">
            <text:p>(255, 182, 193), (0, 100, 0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02, 102), (128, 0, 128)</text:p>
          </table:table-cell>
          <table:table-cell office:value-type="string" table:style-name="ce1">
            <text:p>(0, 102, 102), (0, 100, 0), (128, 0, 128), (255, 140, 0), (0, 230, 115), (255, 128, 0)</text:p>
          </table:table-cell>
          <table:table-cell office:value-type="string" table:style-name="ce1">
            <text:p>(0, 100, 0), (128, 0, 128), (0, 102, 102)</text:p>
          </table:table-cell>
          <table:table-cell office:value-type="string" table:style-name="ce1">
            <text:p>(-100, 200), (200, 100), (-200, 100)</text:p>
          </table:table-cell>
          <table:table-cell office:value-type="string" table:style-name="ce1">
            <text:p>(-100, 200), (200, 100), (-200, 100), (200, -100), (100, -200), (-100, -200)</text:p>
          </table:table-cell>
          <table:table-cell office:value-type="string" table:style-name="ce1">
            <text:p>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39, 69, 19), (0, 230, 115)</text:p>
          </table:table-cell>
          <table:table-cell office:value-type="string" table:style-name="ce1">
            <text:p>(222, 184, 135), (255, 128, 0), (0, 102, 102), (255, 182, 193), (0, 230, 115), (139, 69, 19)</text:p>
          </table:table-cell>
          <table:table-cell office:value-type="string" table:style-name="ce1">
            <text:p>(255, 182, 193), (222, 184, 135), (255, 128, 0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-200, -100), (-100, -200), (100, -200)</text:p>
          </table:table-cell>
          <table:table-cell office:value-type="string" table:style-name="ce1">
            <text:p>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39, 69, 19), (255, 128, 0), (255, 140, 0)</text:p>
          </table:table-cell>
          <table:table-cell office:value-type="string" table:style-name="ce1">
            <text:p>(139, 69, 19), (0, 100, 0), (0, 230, 115), (107, 142, 35), (128, 0, 128), (255, 128, 0), (255, 140, 0), (0, 102, 102)</text:p>
          </table:table-cell>
          <table:table-cell office:value-type="string" table:style-name="ce1">
            <text:p>(0, 230, 115), (128, 0, 128), (0, 102, 102), (255, 140, 0)</text:p>
          </table:table-cell>
          <table:table-cell office:value-type="string" table:style-name="ce1">
            <text:p>(-100, 200), (100, 200), (200, 100), (-200, 100)</text:p>
          </table:table-cell>
          <table:table-cell office:value-type="string" table:style-name="ce1">
            <text:p>(-100, 200), (100, 200), (200, 100), (-200, 100), (-200, -100), (-100, -200), (100, -200), (200, -100)</text:p>
          </table:table-cell>
          <table:table-cell office:value-type="string" table:style-name="ce1">
            <text:p>(-200, -100), 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28, 0, 128)</text:p>
          </table:table-cell>
          <table:table-cell office:value-type="string" table:style-name="ce1">
            <text:p>(107, 142, 35), (128, 0, 128), (222, 184, 135), (139, 69, 19)</text:p>
          </table:table-cell>
          <table:table-cell office:value-type="string" table:style-name="ce1">
            <text:p>(222, 184, 135), (139, 69, 19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40, 0), (255, 182, 193), (0, 230, 115)</text:p>
          </table:table-cell>
          <table:table-cell office:value-type="string" table:style-name="ce1">
            <text:p>(0, 102, 102), (128, 0, 128), (255, 182, 193), (255, 128, 0), (107, 142, 35), (255, 140, 0), (0, 230, 115), (139, 69, 19)</text:p>
          </table:table-cell>
          <table:table-cell office:value-type="string" table:style-name="ce1">
            <text:p>(139, 69, 19), (128, 0, 128), (107, 142, 35), (255, 182, 193)</text:p>
          </table:table-cell>
          <table:table-cell office:value-type="string" table:style-name="ce1">
            <text:p>(-200, 100), (200, 100), (-100, 200), (100, 200)</text:p>
          </table:table-cell>
          <table:table-cell office:value-type="string" table:style-name="ce1">
            <text:p>(-200, 100), (200, 100), (-100, 200), (100, 200), (-200, -100), (-100, -200), (200, -100), (100, -200)</text:p>
          </table:table-cell>
          <table:table-cell office:value-type="string" table:style-name="ce1">
            <text:p>(-200, -100), 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07, 142, 35)</text:p>
          </table:table-cell>
          <table:table-cell office:value-type="string" table:style-name="ce1">
            <text:p>(128, 0, 128), (255, 128, 0), (0, 100, 0), (107, 142, 35)</text:p>
          </table:table-cell>
          <table:table-cell office:value-type="string" table:style-name="ce1">
            <text:p>(0, 100, 0), (255, 128, 0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230, 115), (107, 142, 35)</text:p>
          </table:table-cell>
          <table:table-cell office:value-type="string" table:style-name="ce1">
            <text:p>(0, 100, 0), (222, 184, 135), (255, 182, 193), (107, 142, 35), (0, 230, 115), (139, 69, 19)</text:p>
          </table:table-cell>
          <table:table-cell office:value-type="string" table:style-name="ce1">
            <text:p>(0, 100, 0), (107, 142, 35), (222, 184, 135)</text:p>
          </table:table-cell>
          <table:table-cell office:value-type="string" table:style-name="ce1">
            <text:p>(-100, 200), (100, 200), (200, 100)</text:p>
          </table:table-cell>
          <table:table-cell office:value-type="string" table:style-name="ce1">
            <text:p>(-100, 200), (100, 200), (200, 100), (100, -200), (-100, -200), (200, -100)</text:p>
          </table:table-cell>
          <table:table-cell office:value-type="string" table:style-name="ce1">
            <text:p>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82, 193)</text:p>
          </table:table-cell>
          <table:table-cell office:value-type="string" table:style-name="ce1">
            <text:p>(0, 102, 102), (222, 184, 135), (139, 69, 19), (255, 182, 193)</text:p>
          </table:table-cell>
          <table:table-cell office:value-type="string" table:style-name="ce1">
            <text:p>(255, 182, 193), (0, 102, 102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28, 0), (0, 100, 0)</text:p>
          </table:table-cell>
          <table:table-cell office:value-type="string" table:style-name="ce1">
            <text:p>(128, 0, 128), (0, 100, 0), (139, 69, 19), (107, 142, 35), (255, 128, 0), (0, 102, 102)</text:p>
          </table:table-cell>
          <table:table-cell office:value-type="string" table:style-name="ce1">
            <text:p>(0, 102, 102), (128, 0, 128), (139, 69, 19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200, -100), (-100, -200), (100, -200)</text:p>
          </table:table-cell>
          <table:table-cell office:value-type="string" table:style-name="ce1">
            <text:p>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230, 115), (0, 102, 102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40, 0), (222, 184, 135), (255, 182, 193)</text:p>
          </table:table-cell>
          <table:table-cell office:value-type="string" table:style-name="ce1">
            <text:p>(0, 100, 0), (222, 184, 135), (0, 128, 128), (0, 102, 102), (139, 69, 19), (255, 182, 193), (255, 140, 0), (107, 142, 35)</text:p>
          </table:table-cell>
          <table:table-cell office:value-type="string" table:style-name="ce1">
            <text:p>(0, 102, 102), (255, 140, 0), (222, 184, 135), (0, 100, 0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200, -100), (-100, -200), (100, -200), (-200, -100)</text:p>
          </table:table-cell>
          <table:table-cell office:value-type="string" table:style-name="ce1">
            <text:p>(200, -100), 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28, 0, 128)</text:p>
          </table:table-cell>
          <table:table-cell office:value-type="string" table:style-name="ce1">
            <text:p>(128, 0, 128), (255, 140, 0), (255, 182, 193), (0, 100, 0)</text:p>
          </table:table-cell>
          <table:table-cell office:value-type="string" table:style-name="ce1">
            <text:p>(255, 182, 193), (255, 140, 0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28, 0, 128), (255, 140, 0), (255, 182, 193)</text:p>
          </table:table-cell>
          <table:table-cell office:value-type="string" table:style-name="ce1">
            <text:p>(0, 102, 102), (128, 0, 128), (255, 128, 0), (255, 140, 0), (139, 69, 19), (0, 230, 115), (0, 128, 128), (255, 182, 193)</text:p>
          </table:table-cell>
          <table:table-cell office:value-type="string" table:style-name="ce1">
            <text:p>(255, 140, 0), (0, 102, 102), (0, 230, 115), (255, 182, 193)</text:p>
          </table:table-cell>
          <table:table-cell office:value-type="string" table:style-name="ce1">
            <text:p>(100, 200), (-100, 200), (200, 100), (-200, 100)</text:p>
          </table:table-cell>
          <table:table-cell office:value-type="string" table:style-name="ce1">
            <text:p>(100, 200), (-100, 200), (200, 100), (-200, 100), (-200, -100), (200, -100), (100, -200), (-100, -200)</text:p>
          </table:table-cell>
          <table:table-cell office:value-type="string" table:style-name="ce1">
            <text:p>(-200, -100), 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0, 0), (255, 140, 0)</text:p>
          </table:table-cell>
          <table:table-cell office:value-type="string" table:style-name="ce1">
            <text:p>(0, 128, 128), (0, 100, 0), (255, 128, 0), (255, 140, 0), (255, 182, 193), (139, 69, 19)</text:p>
          </table:table-cell>
          <table:table-cell office:value-type="string" table:style-name="ce1">
            <text:p>(255, 128, 0), (255, 182, 193), (255, 140, 0)</text:p>
          </table:table-cell>
          <table:table-cell office:value-type="string" table:style-name="ce1">
            <text:p>(-100, 200), (200, 100), (-200, 100)</text:p>
          </table:table-cell>
          <table:table-cell office:value-type="string" table:style-name="ce1">
            <text:p>(-100, 200), (200, 100), (-200, 100), (100, -200), (-100, -200), (200, -100)</text:p>
          </table:table-cell>
          <table:table-cell office:value-type="string" table:style-name="ce1">
            <text:p>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07, 142, 35)</text:p>
          </table:table-cell>
          <table:table-cell office:value-type="string" table:style-name="ce1">
            <text:p>(255, 140, 0), (139, 69, 19), (107, 142, 35), (255, 128, 0)</text:p>
          </table:table-cell>
          <table:table-cell office:value-type="string" table:style-name="ce1">
            <text:p>(255, 128, 0), (255, 140, 0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39, 69, 19)</text:p>
          </table:table-cell>
          <table:table-cell office:value-type="string" table:style-name="ce1">
            <text:p>(0, 102, 102), (222, 184, 135), (0, 128, 128), (139, 69, 19)</text:p>
          </table:table-cell>
          <table:table-cell office:value-type="string" table:style-name="ce1">
            <text:p>(139, 69, 19), (0, 128, 128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255, 140, 0), (107, 142, 35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40, 0), (0, 102, 102)</text:p>
          </table:table-cell>
          <table:table-cell office:value-type="string" table:style-name="ce1">
            <text:p>(255, 140, 0), (0, 102, 102), (107, 142, 35), (0, 128, 128), (0, 230, 115), (0, 100, 0)</text:p>
          </table:table-cell>
          <table:table-cell office:value-type="string" table:style-name="ce1">
            <text:p>(107, 142, 35), (0, 128, 128), (255, 140, 0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28, 0), (0, 230, 115), (128, 0, 128)</text:p>
          </table:table-cell>
          <table:table-cell office:value-type="string" table:style-name="ce1">
            <text:p>(107, 142, 35), (0, 230, 115), (255, 182, 193), (222, 184, 135), (128, 0, 128), (139, 69, 19), (255, 128, 0), (0, 128, 128)</text:p>
          </table:table-cell>
          <table:table-cell office:value-type="string" table:style-name="ce1">
            <text:p>(222, 184, 135), (0, 128, 128), (255, 182, 193), (139, 69, 19)</text:p>
          </table:table-cell>
          <table:table-cell office:value-type="string" table:style-name="ce1">
            <text:p>(100, 200), (-200, 100), (-100, 200), (200, 100)</text:p>
          </table:table-cell>
          <table:table-cell office:value-type="string" table:style-name="ce1">
            <text:p>(100, 200), (-200, 100), (-100, 200), (200, 100), (-200, -100), (-100, -200), (100, -200), (200, -100)</text:p>
          </table:table-cell>
          <table:table-cell office:value-type="string" table:style-name="ce1">
            <text:p>(-200, -100), 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28, 128)</text:p>
          </table:table-cell>
          <table:table-cell office:value-type="string" table:style-name="ce1">
            <text:p>(0, 128, 128), (222, 184, 135), (0, 102, 102), (255, 140, 0)</text:p>
          </table:table-cell>
          <table:table-cell office:value-type="string" table:style-name="ce1">
            <text:p>(0, 128, 128), (255, 140, 0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28, 0, 128), (0, 128, 128), (0, 102, 102)</text:p>
          </table:table-cell>
          <table:table-cell office:value-type="string" table:style-name="ce1">
            <text:p>(0, 100, 0), (0, 102, 102), (107, 142, 35), (255, 182, 193), (128, 0, 128), (139, 69, 19), (255, 128, 0), (0, 128, 128)</text:p>
          </table:table-cell>
          <table:table-cell office:value-type="string" table:style-name="ce1">
            <text:p>(139, 69, 19), (0, 100, 0), (0, 102, 102), (255, 128, 0)</text:p>
          </table:table-cell>
          <table:table-cell office:value-type="string" table:style-name="ce1">
            <text:p>(200, 100), (-100, 200), (100, 200), (-200, 100)</text:p>
          </table:table-cell>
          <table:table-cell office:value-type="string" table:style-name="ce1">
            <text:p>(200, 100), (-100, 200), (100, 200), (-200, 100), (-100, -200), (200, -100), (-200, -100), (100, -200)</text:p>
          </table:table-cell>
          <table:table-cell office:value-type="string" table:style-name="ce1">
            <text:p>(-100, -200), 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22, 184, 135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82, 193), (139, 69, 19), (0, 230, 115)</text:p>
          </table:table-cell>
          <table:table-cell office:value-type="string" table:style-name="ce1">
            <text:p>(139, 69, 19), (0, 102, 102), (107, 142, 35), (255, 140, 0), (0, 230, 115), (255, 182, 193), (128, 0, 128), (0, 100, 0)</text:p>
          </table:table-cell>
          <table:table-cell office:value-type="string" table:style-name="ce1">
            <text:p>(139, 69, 19), (0, 100, 0), (128, 0, 128), (0, 230, 115)</text:p>
          </table:table-cell>
          <table:table-cell office:value-type="string" table:style-name="ce1">
            <text:p>(-200, 100), (200, 100), (-100, 200), (100, 200)</text:p>
          </table:table-cell>
          <table:table-cell office:value-type="string" table:style-name="ce1">
            <text:p>(-200, 100), (200, 100), (-100, 200), (100, 200), (-100, -200), (-200, -100), (200, -100), (100, -200)</text:p>
          </table:table-cell>
          <table:table-cell office:value-type="string" table:style-name="ce1">
            <text:p>(-100, -200), 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2, 102), (255, 140, 0), (0, 128, 128)</text:p>
          </table:table-cell>
          <table:table-cell office:value-type="string" table:style-name="ce1">
            <text:p>(255, 128, 0), (255, 182, 193), (107, 142, 35), (0, 102, 102), (0, 230, 115), (0, 128, 128), (128, 0, 128), (255, 140, 0)</text:p>
          </table:table-cell>
          <table:table-cell office:value-type="string" table:style-name="ce1">
            <text:p>(128, 0, 128), (107, 142, 35), (255, 128, 0), (0, 230, 115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-100, -200), (-200, -100), (100, -200), (200, -100)</text:p>
          </table:table-cell>
          <table:table-cell office:value-type="string" table:style-name="ce1">
            <text:p>(-100, -200), 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128, 0, 128), (255, 140, 0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2, 102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22, 184, 135), (128, 0, 128), (0, 230, 115)</text:p>
          </table:table-cell>
          <table:table-cell office:value-type="string" table:style-name="ce1">
            <text:p>(0, 100, 0), (0, 128, 128), (255, 128, 0), (255, 182, 193), (128, 0, 128), (0, 230, 115), (255, 140, 0), (222, 184, 135)</text:p>
          </table:table-cell>
          <table:table-cell office:value-type="string" table:style-name="ce1">
            <text:p>(0, 128, 128), (255, 182, 193), (0, 100, 0), (255, 128, 0)</text:p>
          </table:table-cell>
          <table:table-cell office:value-type="string" table:style-name="ce1">
            <text:p>(100, 200), (200, 100), (-100, 200), (-200, 100)</text:p>
          </table:table-cell>
          <table:table-cell office:value-type="string" table:style-name="ce1">
            <text:p>(100, 200), (200, 100), (-100, 200), (-200, 100), (200, -100), (-100, -200), (100, -200), (-200, -100)</text:p>
          </table:table-cell>
          <table:table-cell office:value-type="string" table:style-name="ce1">
            <text:p>(200, -100), 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82, 193), (255, 140, 0)</text:p>
          </table:table-cell>
          <table:table-cell office:value-type="string" table:style-name="ce1">
            <text:p>(0, 102, 102), (255, 140, 0), (0, 100, 0), (222, 184, 135), (128, 0, 128), (255, 182, 193)</text:p>
          </table:table-cell>
          <table:table-cell office:value-type="string" table:style-name="ce1">
            <text:p>(0, 100, 0), (128, 0, 128), (222, 184, 135)</text:p>
          </table:table-cell>
          <table:table-cell office:value-type="string" table:style-name="ce1">
            <text:p>(-200, 100), (100, 200), (200, 100)</text:p>
          </table:table-cell>
          <table:table-cell office:value-type="string" table:style-name="ce1">
            <text:p>(-200, 100), (100, 200), (200, 100), (-100, -200), (100, -200), (-200, -100)</text:p>
          </table:table-cell>
          <table:table-cell office:value-type="string" table:style-name="ce1">
            <text:p>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28, 0), (128, 0, 128), (139, 69, 19)</text:p>
          </table:table-cell>
          <table:table-cell office:value-type="string" table:style-name="ce1">
            <text:p>(107, 142, 35), (255, 128, 0), (255, 182, 193), (222, 184, 135), (128, 0, 128), (139, 69, 19), (0, 128, 128), (0, 230, 115)</text:p>
          </table:table-cell>
          <table:table-cell office:value-type="string" table:style-name="ce1">
            <text:p>(222, 184, 135), (128, 0, 128), (255, 128, 0), (107, 142, 35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-200, -100), (-100, -200), (100, -200), (200, -100)</text:p>
          </table:table-cell>
          <table:table-cell office:value-type="string" table:style-name="ce1">
            <text:p>(-200, -100), 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255, 128, 0), (0, 102, 102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107, 142, 35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40, 0), (255, 182, 193), (0, 100, 0)</text:p>
          </table:table-cell>
          <table:table-cell office:value-type="string" table:style-name="ce1">
            <text:p>(139, 69, 19), (0, 128, 128), (255, 128, 0), (0, 230, 115), (255, 140, 0), (222, 184, 135), (0, 100, 0), (255, 182, 193)</text:p>
          </table:table-cell>
          <table:table-cell office:value-type="string" table:style-name="ce1">
            <text:p>(0, 100, 0), (222, 184, 135), (255, 128, 0), (0, 128, 128)</text:p>
          </table:table-cell>
          <table:table-cell office:value-type="string" table:style-name="ce1">
            <text:p>(200, 100), (100, 200), (-100, 200), (-200, 100)</text:p>
          </table:table-cell>
          <table:table-cell office:value-type="string" table:style-name="ce1">
            <text:p>(200, 100), (100, 200), (-100, 200), (-200, 1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82, 193), (128, 0, 128), (0, 128, 128)</text:p>
          </table:table-cell>
          <table:table-cell office:value-type="string" table:style-name="ce1">
            <text:p>(255, 182, 193), (0, 230, 115), (107, 142, 35), (222, 184, 135), (0, 128, 128), (0, 100, 0), (0, 102, 102), (128, 0, 128)</text:p>
          </table:table-cell>
          <table:table-cell office:value-type="string" table:style-name="ce1">
            <text:p>(222, 184, 135), (0, 102, 102), (107, 142, 35), (128, 0, 128)</text:p>
          </table:table-cell>
          <table:table-cell office:value-type="string" table:style-name="ce1">
            <text:p>(-200, 100), (100, 200), (-100, 200), (200, 100)</text:p>
          </table:table-cell>
          <table:table-cell office:value-type="string" table:style-name="ce1">
            <text:p>(-200, 100), (100, 200), (-100, 200), (200, 100), (200, -100), (-100, -200), (100, -200), (-200, -100)</text:p>
          </table:table-cell>
          <table:table-cell office:value-type="string" table:style-name="ce1">
            <text:p>(200, -100), 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82, 193), (107, 142, 35), (0, 102, 102)</text:p>
          </table:table-cell>
          <table:table-cell office:value-type="string" table:style-name="ce1">
            <text:p>(0, 102, 102), (255, 140, 0), (222, 184, 135), (128, 0, 128), (255, 182, 193), (107, 142, 35), (139, 69, 19), (255, 128, 0)</text:p>
          </table:table-cell>
          <table:table-cell office:value-type="string" table:style-name="ce1">
            <text:p>(0, 102, 102), (107, 142, 35), (255, 182, 193), (255, 128, 0)</text:p>
          </table:table-cell>
          <table:table-cell office:value-type="string" table:style-name="ce1">
            <text:p>(-200, 100), (100, 200), (-100, 200), (200, 100)</text:p>
          </table:table-cell>
          <table:table-cell office:value-type="string" table:style-name="ce1">
            <text:p>(-200, 100), (100, 200), (-100, 200), (200, 100), (-200, -100), (-100, -200), (100, -200), (200, -100)</text:p>
          </table:table-cell>
          <table:table-cell office:value-type="string" table:style-name="ce1">
            <text:p>(-200, -100), 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82, 193), (0, 230, 115)</text:p>
          </table:table-cell>
          <table:table-cell office:value-type="string" table:style-name="ce1">
            <text:p>(0, 230, 115), (0, 102, 102), (0, 100, 0), (128, 0, 128), (255, 182, 193), (222, 184, 135)</text:p>
          </table:table-cell>
          <table:table-cell office:value-type="string" table:style-name="ce1">
            <text:p>(0, 102, 102), (128, 0, 128), (255, 182, 193)</text:p>
          </table:table-cell>
          <table:table-cell office:value-type="string" table:style-name="ce1">
            <text:p>(200, 100), (100, 200), (-100, 200)</text:p>
          </table:table-cell>
          <table:table-cell office:value-type="string" table:style-name="ce1">
            <text:p>(200, 100), (100, 200), (-100, 200), (-200, -100), (200, -100), (-100, -200)</text:p>
          </table:table-cell>
          <table:table-cell office:value-type="string" table:style-name="ce1">
            <text:p>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39, 69, 19), (0, 100, 0)</text:p>
          </table:table-cell>
          <table:table-cell office:value-type="string" table:style-name="ce1">
            <text:p>(139, 69, 19), (128, 0, 128), (222, 184, 135), (0, 100, 0), (255, 140, 0), (0, 230, 115)</text:p>
          </table:table-cell>
          <table:table-cell office:value-type="string" table:style-name="ce1">
            <text:p>(139, 69, 19), (255, 140, 0), (222, 184, 135)</text:p>
          </table:table-cell>
          <table:table-cell office:value-type="string" table:style-name="ce1">
            <text:p>(-200, 100), (-100, 200), (200, 100)</text:p>
          </table:table-cell>
          <table:table-cell office:value-type="string" table:style-name="ce1">
            <text:p>(-200, 100), (-100, 200), (200, 100), (-100, -200), (-200, -100), (200, -100)</text:p>
          </table:table-cell>
          <table:table-cell office:value-type="string" table:style-name="ce1">
            <text:p>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07, 142, 35), (222, 184, 135)</text:p>
          </table:table-cell>
          <table:table-cell office:value-type="string" table:style-name="ce1">
            <text:p>(139, 69, 19), (222, 184, 135), (107, 142, 35), (255, 140, 0), (0, 230, 115), (0, 100, 0)</text:p>
          </table:table-cell>
          <table:table-cell office:value-type="string" table:style-name="ce1">
            <text:p>(139, 69, 19), (107, 142, 35), (255, 140, 0)</text:p>
          </table:table-cell>
          <table:table-cell office:value-type="string" table:style-name="ce1">
            <text:p>(200, 100), (100, 200), (-100, 200)</text:p>
          </table:table-cell>
          <table:table-cell office:value-type="string" table:style-name="ce1">
            <text:p>(200, 100), (100, 200), (-100, 200), (100, -200), (-200, -100), (200, -100)</text:p>
          </table:table-cell>
          <table:table-cell office:value-type="string" table:style-name="ce1">
            <text:p>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255, 140, 0), (0, 102, 102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0, 128, 128), (222, 184, 135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07, 142, 35), (139, 69, 19), (0, 128, 128)</text:p>
          </table:table-cell>
          <table:table-cell office:value-type="string" table:style-name="ce1">
            <text:p>(139, 69, 19), (0, 128, 128), (107, 142, 35), (0, 100, 0), (255, 182, 193), (255, 128, 0), (0, 230, 115), (128, 0, 128)</text:p>
          </table:table-cell>
          <table:table-cell office:value-type="string" table:style-name="ce1">
            <text:p>(255, 182, 193), (0, 100, 0), (107, 142, 35), (139, 69, 19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28, 128)</text:p>
          </table:table-cell>
          <table:table-cell office:value-type="string" table:style-name="ce1">
            <text:p>(0, 100, 0), (222, 184, 135), (255, 182, 193), (0, 128, 128)</text:p>
          </table:table-cell>
          <table:table-cell office:value-type="string" table:style-name="ce1">
            <text:p>(0, 128, 128), (255, 182, 193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230, 115), (255, 140, 0)</text:p>
          </table:table-cell>
          <table:table-cell office:value-type="string" table:style-name="ce1">
            <text:p>(0, 100, 0), (0, 230, 115), (222, 184, 135), (139, 69, 19), (255, 140, 0), (255, 128, 0)</text:p>
          </table:table-cell>
          <table:table-cell office:value-type="string" table:style-name="ce1">
            <text:p>(255, 140, 0), (139, 69, 19), (0, 100, 0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200, -100), (-100, -200), (100, -200)</text:p>
          </table:table-cell>
          <table:table-cell office:value-type="string" table:style-name="ce1">
            <text:p>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40, 0), (222, 184, 135), (0, 230, 115)</text:p>
          </table:table-cell>
          <table:table-cell office:value-type="string" table:style-name="ce1">
            <text:p>(128, 0, 128), (107, 142, 35), (0, 100, 0), (139, 69, 19), (255, 128, 0), (0, 230, 115), (255, 140, 0), (222, 184, 135)</text:p>
          </table:table-cell>
          <table:table-cell office:value-type="string" table:style-name="ce1">
            <text:p>(107, 142, 35), (255, 128, 0), (222, 184, 135), (255, 140, 0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128, 0, 128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22, 184, 135), (107, 142, 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28, 128)</text:p>
          </table:table-cell>
          <table:table-cell office:value-type="string" table:style-name="ce1">
            <text:p>(0, 102, 102), (222, 184, 135), (0, 128, 128), (255, 140, 0)</text:p>
          </table:table-cell>
          <table:table-cell office:value-type="string" table:style-name="ce1">
            <text:p>(222, 184, 135), (0, 128, 128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39, 69, 19), (0, 128, 128)</text:p>
          </table:table-cell>
          <table:table-cell office:value-type="string" table:style-name="ce1">
            <text:p>(107, 142, 35), (0, 128, 128), (139, 69, 19), (255, 140, 0), (0, 102, 102), (222, 184, 135)</text:p>
          </table:table-cell>
          <table:table-cell office:value-type="string" table:style-name="ce1">
            <text:p>(0, 102, 102), (222, 184, 135), (0, 128, 128)</text:p>
          </table:table-cell>
          <table:table-cell office:value-type="string" table:style-name="ce1">
            <text:p>(-100, 200), (100, 200), (200, 100)</text:p>
          </table:table-cell>
          <table:table-cell office:value-type="string" table:style-name="ce1">
            <text:p>(-100, 200), (100, 200), (200, 100), (100, -200), (-100, -200), (200, -100)</text:p>
          </table:table-cell>
          <table:table-cell office:value-type="string" table:style-name="ce1">
            <text:p>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28, 0), (0, 230, 115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230, 115), (0, 128, 128), (128, 0, 128)</text:p>
          </table:table-cell>
          <table:table-cell office:value-type="string" table:style-name="ce1">
            <text:p>(222, 184, 135), (255, 140, 0), (255, 182, 193), (128, 0, 128), (0, 230, 115), (0, 128, 128), (139, 69, 19), (255, 128, 0)</text:p>
          </table:table-cell>
          <table:table-cell office:value-type="string" table:style-name="ce1">
            <text:p>(0, 230, 115), (139, 69, 19), (255, 140, 0), (255, 182, 193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-200, -100), (200, -100), (-100, -200), (100, -200)</text:p>
          </table:table-cell>
          <table:table-cell office:value-type="string" table:style-name="ce1">
            <text:p>(-200, -100), 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07, 142, 35), (128, 0, 128)</text:p>
          </table:table-cell>
          <table:table-cell office:value-type="string" table:style-name="ce1">
            <text:p>(0, 100, 0), (107, 142, 35), (255, 128, 0), (255, 182, 193), (128, 0, 128), (255, 140, 0)</text:p>
          </table:table-cell>
          <table:table-cell office:value-type="string" table:style-name="ce1">
            <text:p>(255, 182, 193), (255, 128, 0), (107, 142, 35)</text:p>
          </table:table-cell>
          <table:table-cell office:value-type="string" table:style-name="ce1">
            <text:p>(-100, 200), (100, 200), (200, 100)</text:p>
          </table:table-cell>
          <table:table-cell office:value-type="string" table:style-name="ce1">
            <text:p>(-100, 200), (100, 200), (200, 100), (100, -200), (200, -100), (-200, -100)</text:p>
          </table:table-cell>
          <table:table-cell office:value-type="string" table:style-name="ce1">
            <text:p>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82, 193)</text:p>
          </table:table-cell>
          <table:table-cell office:value-type="string" table:style-name="ce1">
            <text:p>(255, 182, 193), (222, 184, 135), (139, 69, 19), (107, 142, 35)</text:p>
          </table:table-cell>
          <table:table-cell office:value-type="string" table:style-name="ce1">
            <text:p>(139, 69, 19), (107, 142, 35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2, 102), (222, 184, 135)</text:p>
          </table:table-cell>
          <table:table-cell office:value-type="string" table:style-name="ce1">
            <text:p>(128, 0, 128), (0, 102, 102), (255, 140, 0), (0, 128, 128), (107, 142, 35), (222, 184, 135)</text:p>
          </table:table-cell>
          <table:table-cell office:value-type="string" table:style-name="ce1">
            <text:p>(128, 0, 128), (255, 140, 0), (107, 142, 35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-100, -200), (200, -100), (-200, -100)</text:p>
          </table:table-cell>
          <table:table-cell office:value-type="string" table:style-name="ce1">
            <text:p>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39, 69, 19)</text:p>
          </table:table-cell>
          <table:table-cell office:value-type="string" table:style-name="ce1">
            <text:p>(0, 100, 0), (222, 184, 135), (139, 69, 19), (255, 140, 0)</text:p>
          </table:table-cell>
          <table:table-cell office:value-type="string" table:style-name="ce1">
            <text:p>(255, 140, 0), (222, 184, 135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40, 0), (222, 184, 135), (107, 142, 35)</text:p>
          </table:table-cell>
          <table:table-cell office:value-type="string" table:style-name="ce1">
            <text:p>(0, 230, 115), (255, 128, 0), (139, 69, 19), (107, 142, 35), (0, 128, 128), (255, 140, 0), (0, 102, 102), (222, 184, 135)</text:p>
          </table:table-cell>
          <table:table-cell office:value-type="string" table:style-name="ce1">
            <text:p>(0, 102, 102), (139, 69, 19), (107, 142, 35), (0, 128, 128)</text:p>
          </table:table-cell>
          <table:table-cell office:value-type="string" table:style-name="ce1">
            <text:p>(200, 100), (100, 200), (-200, 100), (-100, 200)</text:p>
          </table:table-cell>
          <table:table-cell office:value-type="string" table:style-name="ce1">
            <text:p>(200, 100), (100, 200), (-200, 100), (-100, 200), (100, -200), (-100, -200), (-200, -100), (200, -100)</text:p>
          </table:table-cell>
          <table:table-cell office:value-type="string" table:style-name="ce1">
            <text:p>(100, -200), 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40, 0)</text:p>
          </table:table-cell>
          <table:table-cell office:value-type="string" table:style-name="ce1">
            <text:p>(222, 184, 135), (255, 140, 0), (0, 102, 102), (139, 69, 19)</text:p>
          </table:table-cell>
          <table:table-cell office:value-type="string" table:style-name="ce1">
            <text:p>(255, 140, 0), (222, 184, 135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222, 184, 135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28, 0), (255, 182, 193), (255, 140, 0)</text:p>
          </table:table-cell>
          <table:table-cell office:value-type="string" table:style-name="ce1">
            <text:p>(139, 69, 19), (0, 128, 128), (255, 182, 193), (0, 100, 0), (107, 142, 35), (222, 184, 135), (255, 128, 0), (255, 140, 0)</text:p>
          </table:table-cell>
          <table:table-cell office:value-type="string" table:style-name="ce1">
            <text:p>(0, 128, 128), (255, 128, 0), (139, 69, 19), (0, 100, 0)</text:p>
          </table:table-cell>
          <table:table-cell office:value-type="string" table:style-name="ce1">
            <text:p>(200, 100), (-100, 200), (-200, 100), (100, 200)</text:p>
          </table:table-cell>
          <table:table-cell office:value-type="string" table:style-name="ce1">
            <text:p>(200, 100), (-100, 200), (-200, 100), (100, 200), (-100, -200), (100, -200), (200, -100), (-200, -100)</text:p>
          </table:table-cell>
          <table:table-cell office:value-type="string" table:style-name="ce1">
            <text:p>(-100, -200), 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39, 69, 19)</text:p>
          </table:table-cell>
          <table:table-cell office:value-type="string" table:style-name="ce1">
            <text:p>(222, 184, 135), (255, 182, 193), (139, 69, 19), (255, 140, 0)</text:p>
          </table:table-cell>
          <table:table-cell office:value-type="string" table:style-name="ce1">
            <text:p>(255, 140, 0), (222, 184, 135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255, 128, 0), (107, 142, 35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230, 115), (255, 182, 193), (222, 184, 135)</text:p>
          </table:table-cell>
          <table:table-cell office:value-type="string" table:style-name="ce1">
            <text:p>(139, 69, 19), (222, 184, 135), (107, 142, 35), (255, 128, 0), (255, 182, 193), (0, 230, 115), (255, 140, 0), (0, 102, 102)</text:p>
          </table:table-cell>
          <table:table-cell office:value-type="string" table:style-name="ce1">
            <text:p>(255, 140, 0), (139, 69, 19), (222, 184, 135), (0, 230, 115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2, 102), (139, 69, 19), (0, 128, 128)</text:p>
          </table:table-cell>
          <table:table-cell office:value-type="string" table:style-name="ce1">
            <text:p>(0, 230, 115), (222, 184, 135), (0, 102, 102), (255, 140, 0), (255, 182, 193), (107, 142, 35), (139, 69, 19), (0, 128, 128)</text:p>
          </table:table-cell>
          <table:table-cell office:value-type="string" table:style-name="ce1">
            <text:p>(0, 230, 115), (0, 102, 102), (255, 182, 193), (107, 142, 35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-200, -100), (-100, -200), (200, -100), (100, -200)</text:p>
          </table:table-cell>
          <table:table-cell office:value-type="string" table:style-name="ce1">
            <text:p>(-200, -100), 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22, 184, 135), (0, 100, 0), (0, 102, 102)</text:p>
          </table:table-cell>
          <table:table-cell office:value-type="string" table:style-name="ce1">
            <text:p>(0, 128, 128), (128, 0, 128), (0, 100, 0), (0, 102, 102), (139, 69, 19), (222, 184, 135), (107, 142, 35), (255, 182, 193)</text:p>
          </table:table-cell>
          <table:table-cell office:value-type="string" table:style-name="ce1">
            <text:p>(255, 182, 193), (139, 69, 19), (128, 0, 128), (0, 128, 128)</text:p>
          </table:table-cell>
          <table:table-cell office:value-type="string" table:style-name="ce1">
            <text:p>(-200, 100), (200, 100), (-100, 200), (100, 200)</text:p>
          </table:table-cell>
          <table:table-cell office:value-type="string" table:style-name="ce1">
            <text:p>(-200, 100), (200, 100), (-100, 200), (100, 200), (100, -200), (-100, -200), (-200, -100), (200, -100)</text:p>
          </table:table-cell>
          <table:table-cell office:value-type="string" table:style-name="ce1">
            <text:p>(100, -200), 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28, 0), (222, 184, 135), (0, 128, 128)</text:p>
          </table:table-cell>
          <table:table-cell office:value-type="string" table:style-name="ce1">
            <text:p>(107, 142, 35), (222, 184, 135), (255, 128, 0), (0, 100, 0), (0, 102, 102), (0, 230, 115), (0, 128, 128), (255, 140, 0)</text:p>
          </table:table-cell>
          <table:table-cell office:value-type="string" table:style-name="ce1">
            <text:p>(0, 100, 0), (0, 230, 115), (107, 142, 35), (255, 128, 0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139, 69, 19), (255, 140, 0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07, 142, 35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02, 102), (139, 69, 19), (128, 0, 128)</text:p>
          </table:table-cell>
          <table:table-cell office:value-type="string" table:style-name="ce1">
            <text:p>(0, 100, 0), (107, 142, 35), (255, 182, 193), (139, 69, 19), (0, 230, 115), (255, 140, 0), (128, 0, 128), (0, 102, 102)</text:p>
          </table:table-cell>
          <table:table-cell office:value-type="string" table:style-name="ce1">
            <text:p>(0, 102, 102), (0, 100, 0), (139, 69, 19), (255, 140, 0)</text:p>
          </table:table-cell>
          <table:table-cell office:value-type="string" table:style-name="ce1">
            <text:p>(200, 100), (100, 200), (-200, 100), (-100, 200)</text:p>
          </table:table-cell>
          <table:table-cell office:value-type="string" table:style-name="ce1">
            <text:p>(200, 100), (100, 200), (-200, 100), (-100, 2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82, 193)</text:p>
          </table:table-cell>
          <table:table-cell office:value-type="string" table:style-name="ce1">
            <text:p>(0, 100, 0), (255, 128, 0), (255, 140, 0), (255, 182, 193)</text:p>
          </table:table-cell>
          <table:table-cell office:value-type="string" table:style-name="ce1">
            <text:p>(255, 128, 0), (0, 100, 0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40, 0)</text:p>
          </table:table-cell>
          <table:table-cell office:value-type="string" table:style-name="ce1">
            <text:p>(0, 102, 102), (0, 230, 115), (255, 128, 0), (255, 140, 0)</text:p>
          </table:table-cell>
          <table:table-cell office:value-type="string" table:style-name="ce1">
            <text:p>(255, 128, 0), (0, 102, 102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2, 102)</text:p>
          </table:table-cell>
          <table:table-cell office:value-type="string" table:style-name="ce1">
            <text:p>(0, 230, 115), (128, 0, 128), (0, 102, 102), (0, 100, 0)</text:p>
          </table:table-cell>
          <table:table-cell office:value-type="string" table:style-name="ce1">
            <text:p>(0, 230, 115), (128, 0, 128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82, 193)</text:p>
          </table:table-cell>
          <table:table-cell office:value-type="string" table:style-name="ce1">
            <text:p>(0, 128, 128), (0, 100, 0), (139, 69, 19), (255, 182, 193)</text:p>
          </table:table-cell>
          <table:table-cell office:value-type="string" table:style-name="ce1">
            <text:p>(139, 69, 19), (0, 128, 128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28, 0), (255, 140, 0), (0, 128, 128)</text:p>
          </table:table-cell>
          <table:table-cell office:value-type="string" table:style-name="ce1">
            <text:p>(0, 102, 102), (255, 140, 0), (0, 100, 0), (255, 128, 0), (255, 182, 193), (107, 142, 35), (0, 128, 128), (139, 69, 19)</text:p>
          </table:table-cell>
          <table:table-cell office:value-type="string" table:style-name="ce1">
            <text:p>(255, 140, 0), (0, 102, 102), (139, 69, 19), (255, 128, 0)</text:p>
          </table:table-cell>
          <table:table-cell office:value-type="string" table:style-name="ce1">
            <text:p>(-200, 100), (-100, 200), (100, 200), (200, 100)</text:p>
          </table:table-cell>
          <table:table-cell office:value-type="string" table:style-name="ce1">
            <text:p>(-200, 100), (-100, 200), (100, 200), (200, 100), (-200, -100), (-100, -200), (200, -100), (100, -200)</text:p>
          </table:table-cell>
          <table:table-cell office:value-type="string" table:style-name="ce1">
            <text:p>(-200, -100), 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2, 102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28, 128), (255, 140, 0)</text:p>
          </table:table-cell>
          <table:table-cell office:value-type="string" table:style-name="ce1">
            <text:p>(255, 140, 0), (0, 128, 128), (139, 69, 19), (0, 230, 115), (222, 184, 135), (0, 100, 0)</text:p>
          </table:table-cell>
          <table:table-cell office:value-type="string" table:style-name="ce1">
            <text:p>(0, 128, 128), (255, 140, 0), (222, 184, 135)</text:p>
          </table:table-cell>
          <table:table-cell office:value-type="string" table:style-name="ce1">
            <text:p>(-100, 200), (200, 100), (100, 200)</text:p>
          </table:table-cell>
          <table:table-cell office:value-type="string" table:style-name="ce1">
            <text:p>(-100, 200), (200, 100), (100, 200), (200, -100), (100, -200), (-100, -200)</text:p>
          </table:table-cell>
          <table:table-cell office:value-type="string" table:style-name="ce1">
            <text:p>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28, 0, 128), (0, 230, 115), (0, 128, 128)</text:p>
          </table:table-cell>
          <table:table-cell office:value-type="string" table:style-name="ce1">
            <text:p>(255, 140, 0), (0, 128, 128), (222, 184, 135), (128, 0, 128), (0, 230, 115), (255, 182, 193), (139, 69, 19), (255, 128, 0)</text:p>
          </table:table-cell>
          <table:table-cell office:value-type="string" table:style-name="ce1">
            <text:p>(255, 140, 0), (139, 69, 19), (255, 128, 0), (222, 184, 135)</text:p>
          </table:table-cell>
          <table:table-cell office:value-type="string" table:style-name="ce1">
            <text:p>(200, 100), (-100, 200), (-200, 100), (100, 200)</text:p>
          </table:table-cell>
          <table:table-cell office:value-type="string" table:style-name="ce1">
            <text:p>(200, 100), (-100, 200), (-200, 100), (100, 200), (-100, -200), (200, -100), (100, -200), (-200, -100)</text:p>
          </table:table-cell>
          <table:table-cell office:value-type="string" table:style-name="ce1">
            <text:p>(-100, -200), 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39, 69, 19), (0, 100, 0), (0, 128, 128)</text:p>
          </table:table-cell>
          <table:table-cell office:value-type="string" table:style-name="ce1">
            <text:p>(255, 140, 0), (128, 0, 128), (139, 69, 19), (0, 230, 115), (0, 100, 0), (0, 128, 128), (255, 128, 0), (107, 142, 35)</text:p>
          </table:table-cell>
          <table:table-cell office:value-type="string" table:style-name="ce1">
            <text:p>(255, 128, 0), (0, 230, 115), (139, 69, 19), (0, 100, 0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255, 128, 0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28, 0), (128, 0, 128), (0, 128, 128)</text:p>
          </table:table-cell>
          <table:table-cell office:value-type="string" table:style-name="ce1">
            <text:p>(0, 230, 115), (128, 0, 128), (0, 102, 102), (0, 100, 0), (0, 128, 128), (255, 182, 193), (255, 128, 0), (139, 69, 19)</text:p>
          </table:table-cell>
          <table:table-cell office:value-type="string" table:style-name="ce1">
            <text:p>(0, 102, 102), (255, 182, 193), (255, 128, 0), (0, 100, 0)</text:p>
          </table:table-cell>
          <table:table-cell office:value-type="string" table:style-name="ce1">
            <text:p>(-100, 200), (200, 100), (100, 200), (-200, 100)</text:p>
          </table:table-cell>
          <table:table-cell office:value-type="string" table:style-name="ce1">
            <text:p>(-100, 200), (200, 100), (100, 200), (-200, 100), (-100, -200), (200, -100), (100, -200), (-200, -100)</text:p>
          </table:table-cell>
          <table:table-cell office:value-type="string" table:style-name="ce1">
            <text:p>(-100, -200), 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28, 0, 128), (222, 184, 135), (255, 140, 0)</text:p>
          </table:table-cell>
          <table:table-cell office:value-type="string" table:style-name="ce1">
            <text:p>(139, 69, 19), (0, 128, 128), (255, 182, 193), (128, 0, 128), (255, 128, 0), (222, 184, 135), (107, 142, 35), (255, 140, 0)</text:p>
          </table:table-cell>
          <table:table-cell office:value-type="string" table:style-name="ce1">
            <text:p>(139, 69, 19), (255, 140, 0), (128, 0, 128), (222, 184, 135)</text:p>
          </table:table-cell>
          <table:table-cell office:value-type="string" table:style-name="ce1">
            <text:p>(200, 100), (100, 200), (-100, 200), (-200, 100)</text:p>
          </table:table-cell>
          <table:table-cell office:value-type="string" table:style-name="ce1">
            <text:p>(200, 100), (100, 200), (-100, 200), (-200, 100), (-200, -100), (-100, -200), (100, -200), (200, -100)</text:p>
          </table:table-cell>
          <table:table-cell office:value-type="string" table:style-name="ce1">
            <text:p>(-200, -100), 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255, 140, 0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2, 102), (0, 128, 128)</text:p>
          </table:table-cell>
          <table:table-cell office:value-type="string" table:style-name="ce1">
            <text:p>(107, 142, 35), (255, 182, 193), (0, 102, 102), (0, 128, 128), (255, 128, 0), (255, 140, 0)</text:p>
          </table:table-cell>
          <table:table-cell office:value-type="string" table:style-name="ce1">
            <text:p>(255, 128, 0), (0, 128, 128), (107, 142, 35)</text:p>
          </table:table-cell>
          <table:table-cell office:value-type="string" table:style-name="ce1">
            <text:p>(200, 100), (-200, 100), (-100, 200)</text:p>
          </table:table-cell>
          <table:table-cell office:value-type="string" table:style-name="ce1">
            <text:p>(200, 100), (-200, 100), (-100, 200), (100, -200), (-200, -100), (-100, -200)</text:p>
          </table:table-cell>
          <table:table-cell office:value-type="string" table:style-name="ce1">
            <text:p>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230, 115), (255, 140, 0), (139, 69, 19)</text:p>
          </table:table-cell>
          <table:table-cell office:value-type="string" table:style-name="ce1">
            <text:p>(0, 128, 128), (255, 182, 193), (0, 102, 102), (255, 140, 0), (0, 230, 115), (107, 142, 35), (139, 69, 19), (222, 184, 135)</text:p>
          </table:table-cell>
          <table:table-cell office:value-type="string" table:style-name="ce1">
            <text:p>(0, 230, 115), (0, 128, 128), (255, 140, 0), (139, 69, 19)</text:p>
          </table:table-cell>
          <table:table-cell office:value-type="string" table:style-name="ce1">
            <text:p>(100, 200), (200, 100), (-200, 100), (-100, 200)</text:p>
          </table:table-cell>
          <table:table-cell office:value-type="string" table:style-name="ce1">
            <text:p>(100, 200), (200, 100), (-200, 100), (-100, 200), (100, -200), (-200, -100), (-100, -200), (200, -100)</text:p>
          </table:table-cell>
          <table:table-cell office:value-type="string" table:style-name="ce1">
            <text:p>(100, -200), 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28, 0), (107, 142, 35)</text:p>
          </table:table-cell>
          <table:table-cell office:value-type="string" table:style-name="ce1">
            <text:p>(107, 142, 35), (0, 128, 128), (0, 230, 115), (255, 182, 193), (222, 184, 135), (255, 128, 0)</text:p>
          </table:table-cell>
          <table:table-cell office:value-type="string" table:style-name="ce1">
            <text:p>(255, 182, 193), (107, 142, 35), (0, 128, 128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07, 142, 35), (255, 140, 0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107, 142, 3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2, 102), (0, 100, 0), (0, 230, 115)</text:p>
          </table:table-cell>
          <table:table-cell office:value-type="string" table:style-name="ce1">
            <text:p>(107, 142, 35), (0, 230, 115), (255, 128, 0), (0, 100, 0), (0, 128, 128), (0, 102, 102), (139, 69, 19), (128, 0, 128)</text:p>
          </table:table-cell>
          <table:table-cell office:value-type="string" table:style-name="ce1">
            <text:p>(0, 230, 115), (0, 128, 128), (0, 102, 102), (0, 100, 0)</text:p>
          </table:table-cell>
          <table:table-cell office:value-type="string" table:style-name="ce1">
            <text:p>(100, 200), (200, 100), (-100, 200), (-200, 100)</text:p>
          </table:table-cell>
          <table:table-cell office:value-type="string" table:style-name="ce1">
            <text:p>(100, 200), (200, 100), (-100, 200), (-200, 100), (200, -100), (-200, -100), (100, -200), (-100, -200)</text:p>
          </table:table-cell>
          <table:table-cell office:value-type="string" table:style-name="ce1">
            <text:p>(200, -100), 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222, 184, 135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28, 0), (139, 69, 19), (107, 142, 35)</text:p>
          </table:table-cell>
          <table:table-cell office:value-type="string" table:style-name="ce1">
            <text:p>(107, 142, 35), (0, 102, 102), (128, 0, 128), (139, 69, 19), (0, 230, 115), (255, 128, 0), (222, 184, 135), (0, 128, 128)</text:p>
          </table:table-cell>
          <table:table-cell office:value-type="string" table:style-name="ce1">
            <text:p>(255, 128, 0), (0, 102, 102), (222, 184, 135), (0, 128, 128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-200, -100), (-100, -200), (200, -100), (100, -200)</text:p>
          </table:table-cell>
          <table:table-cell office:value-type="string" table:style-name="ce1">
            <text:p>(-200, -100), 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28, 0, 128), (0, 102, 102)</text:p>
          </table:table-cell>
          <table:table-cell office:value-type="string" table:style-name="ce1">
            <text:p>(255, 128, 0), (0, 102, 102), (139, 69, 19), (0, 128, 128), (128, 0, 128), (0, 230, 115)</text:p>
          </table:table-cell>
          <table:table-cell office:value-type="string" table:style-name="ce1">
            <text:p>(0, 128, 128), (139, 69, 19), (0, 230, 115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07, 142, 35), (255, 128, 0)</text:p>
          </table:table-cell>
          <table:table-cell office:value-type="string" table:style-name="ce1">
            <text:p>(255, 128, 0), (255, 140, 0), (0, 128, 128), (0, 100, 0), (0, 102, 102), (107, 142, 35)</text:p>
          </table:table-cell>
          <table:table-cell office:value-type="string" table:style-name="ce1">
            <text:p>(0, 100, 0), (107, 142, 35), (0, 102, 102)</text:p>
          </table:table-cell>
          <table:table-cell office:value-type="string" table:style-name="ce1">
            <text:p>(200, 100), (100, 200), (-100, 200)</text:p>
          </table:table-cell>
          <table:table-cell office:value-type="string" table:style-name="ce1">
            <text:p>(200, 100), (100, 200), (-100, 200), (100, -200), (-200, -100), (200, -100)</text:p>
          </table:table-cell>
          <table:table-cell office:value-type="string" table:style-name="ce1">
            <text:p>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2, 102)</text:p>
          </table:table-cell>
          <table:table-cell office:value-type="string" table:style-name="ce1">
            <text:p>(222, 184, 135), (255, 182, 193), (0, 102, 102), (107, 142, 35)</text:p>
          </table:table-cell>
          <table:table-cell office:value-type="string" table:style-name="ce1">
            <text:p>(255, 182, 193), (222, 184, 135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39, 69, 19)</text:p>
          </table:table-cell>
          <table:table-cell office:value-type="string" table:style-name="ce1">
            <text:p>(0, 128, 128), (255, 128, 0), (139, 69, 19), (128, 0, 128)</text:p>
          </table:table-cell>
          <table:table-cell office:value-type="string" table:style-name="ce1">
            <text:p>(128, 0, 128), (139, 69, 19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0, 102, 102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28, 0)</text:p>
          </table:table-cell>
          <table:table-cell office:value-type="string" table:style-name="ce1">
            <text:p>(255, 128, 0), (0, 230, 115), (0, 100, 0), (255, 182, 193)</text:p>
          </table:table-cell>
          <table:table-cell office:value-type="string" table:style-name="ce1">
            <text:p>(0, 100, 0), (255, 182, 193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230, 115), (0, 102, 102)</text:p>
          </table:table-cell>
          <table:table-cell office:value-type="string" table:style-name="ce1">
            <text:p>(255, 128, 0), (0, 230, 115), (222, 184, 135), (255, 182, 193), (107, 142, 35), (0, 102, 102)</text:p>
          </table:table-cell>
          <table:table-cell office:value-type="string" table:style-name="ce1">
            <text:p>(107, 142, 35), (0, 102, 102), (222, 184, 135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-200, -100), (100, -200), (200, -100)</text:p>
          </table:table-cell>
          <table:table-cell office:value-type="string" table:style-name="ce1">
            <text:p>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139, 69, 19), (255, 140, 0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0, 230, 115), (222, 184, 13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2, 102)</text:p>
          </table:table-cell>
          <table:table-cell office:value-type="string" table:style-name="ce1">
            <text:p>(0, 230, 115), (0, 102, 102), (107, 142, 35), (139, 69, 19)</text:p>
          </table:table-cell>
          <table:table-cell office:value-type="string" table:style-name="ce1">
            <text:p>(0, 230, 115), (139, 69, 19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28, 0, 128), (222, 184, 135), (139, 69, 19)</text:p>
          </table:table-cell>
          <table:table-cell office:value-type="string" table:style-name="ce1">
            <text:p>(128, 0, 128), (255, 128, 0), (255, 182, 193), (107, 142, 35), (222, 184, 135), (0, 102, 102), (139, 69, 19), (0, 230, 115)</text:p>
          </table:table-cell>
          <table:table-cell office:value-type="string" table:style-name="ce1">
            <text:p>(255, 128, 0), (128, 0, 128), (0, 230, 115), (0, 102, 102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100, -200), (-200, -100), (-100, -200), (200, -100)</text:p>
          </table:table-cell>
          <table:table-cell office:value-type="string" table:style-name="ce1">
            <text:p>(100, -200), 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28, 0, 128)</text:p>
          </table:table-cell>
          <table:table-cell office:value-type="string" table:style-name="ce1">
            <text:p>(0, 128, 128), (255, 128, 0), (255, 182, 193), (128, 0, 128)</text:p>
          </table:table-cell>
          <table:table-cell office:value-type="string" table:style-name="ce1">
            <text:p>(255, 182, 193), (128, 0, 128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230, 115)</text:p>
          </table:table-cell>
          <table:table-cell office:value-type="string" table:style-name="ce1">
            <text:p>(255, 128, 0), (139, 69, 19), (0, 230, 115), (222, 184, 135)</text:p>
          </table:table-cell>
          <table:table-cell office:value-type="string" table:style-name="ce1">
            <text:p>(255, 128, 0), (222, 184, 135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2, 102), (0, 230, 115)</text:p>
          </table:table-cell>
          <table:table-cell office:value-type="string" table:style-name="ce1">
            <text:p>(0, 128, 128), (255, 140, 0), (0, 230, 115), (0, 102, 102), (255, 128, 0), (128, 0, 128)</text:p>
          </table:table-cell>
          <table:table-cell office:value-type="string" table:style-name="ce1">
            <text:p>(0, 102, 102), (128, 0, 128), (255, 140, 0)</text:p>
          </table:table-cell>
          <table:table-cell office:value-type="string" table:style-name="ce1">
            <text:p>(100, 200), (200, 100), (-100, 200)</text:p>
          </table:table-cell>
          <table:table-cell office:value-type="string" table:style-name="ce1">
            <text:p>(100, 200), (200, 100), (-100, 2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230, 115), (0, 102, 102)</text:p>
          </table:table-cell>
          <table:table-cell office:value-type="string" table:style-name="ce1">
            <text:p>(222, 184, 135), (107, 142, 35), (0, 100, 0), (128, 0, 128), (0, 102, 102), (0, 230, 115)</text:p>
          </table:table-cell>
          <table:table-cell office:value-type="string" table:style-name="ce1">
            <text:p>(0, 102, 102), (0, 230, 115), (128, 0, 128)</text:p>
          </table:table-cell>
          <table:table-cell office:value-type="string" table:style-name="ce1">
            <text:p>(-200, 100), (-100, 200), (200, 100)</text:p>
          </table:table-cell>
          <table:table-cell office:value-type="string" table:style-name="ce1">
            <text:p>(-200, 100), (-100, 200), (200, 100), (100, -200), (200, -100), (-100, -200)</text:p>
          </table:table-cell>
          <table:table-cell office:value-type="string" table:style-name="ce1">
            <text:p>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230, 115), (255, 128, 0), (0, 128, 128)</text:p>
          </table:table-cell>
          <table:table-cell office:value-type="string" table:style-name="ce1">
            <text:p>(255, 128, 0), (0, 100, 0), (255, 140, 0), (255, 182, 193), (128, 0, 128), (222, 184, 135), (0, 128, 128), (0, 230, 115)</text:p>
          </table:table-cell>
          <table:table-cell office:value-type="string" table:style-name="ce1">
            <text:p>(255, 128, 0), (255, 140, 0), (0, 100, 0), (0, 230, 115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-100, -200), (-200, -100), (200, -100), (100, -200)</text:p>
          </table:table-cell>
          <table:table-cell office:value-type="string" table:style-name="ce1">
            <text:p>(-100, -200), 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2, 102), (139, 69, 19), (0, 230, 115)</text:p>
          </table:table-cell>
          <table:table-cell office:value-type="string" table:style-name="ce1">
            <text:p>(128, 0, 128), (0, 102, 102), (139, 69, 19), (0, 230, 115), (107, 142, 35), (222, 184, 135), (0, 128, 128), (255, 140, 0)</text:p>
          </table:table-cell>
          <table:table-cell office:value-type="string" table:style-name="ce1">
            <text:p>(0, 102, 102), (0, 230, 115), (107, 142, 35), (222, 184, 135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82, 193), (0, 102, 102)</text:p>
          </table:table-cell>
          <table:table-cell office:value-type="string" table:style-name="ce1">
            <text:p>(255, 182, 193), (0, 102, 102), (0, 100, 0), (0, 128, 128), (255, 128, 0), (255, 140, 0)</text:p>
          </table:table-cell>
          <table:table-cell office:value-type="string" table:style-name="ce1">
            <text:p>(255, 182, 193), (0, 128, 128), (255, 140, 0)</text:p>
          </table:table-cell>
          <table:table-cell office:value-type="string" table:style-name="ce1">
            <text:p>(200, 100), (-200, 100), (-100, 200)</text:p>
          </table:table-cell>
          <table:table-cell office:value-type="string" table:style-name="ce1">
            <text:p>(200, 100), (-200, 100), (-100, 200), (-200, -100), (100, -200), (200, -100)</text:p>
          </table:table-cell>
          <table:table-cell office:value-type="string" table:style-name="ce1">
            <text:p>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07, 142, 35), (0, 102, 102)</text:p>
          </table:table-cell>
          <table:table-cell office:value-type="string" table:style-name="ce1">
            <text:p>(0, 102, 102), (222, 184, 135), (139, 69, 19), (255, 182, 193), (0, 230, 115), (107, 142, 35)</text:p>
          </table:table-cell>
          <table:table-cell office:value-type="string" table:style-name="ce1">
            <text:p>(255, 182, 193), (107, 142, 35), (222, 184, 135)</text:p>
          </table:table-cell>
          <table:table-cell office:value-type="string" table:style-name="ce1">
            <text:p>(200, 100), (100, 200), (-200, 100)</text:p>
          </table:table-cell>
          <table:table-cell office:value-type="string" table:style-name="ce1">
            <text:p>(200, 100), (100, 200), (-200, 1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07, 142, 35), (255, 182, 193)</text:p>
          </table:table-cell>
          <table:table-cell office:value-type="string" table:style-name="ce1">
            <text:p>(0, 100, 0), (107, 142, 35), (255, 182, 193), (0, 230, 115), (0, 128, 128), (255, 128, 0)</text:p>
          </table:table-cell>
          <table:table-cell office:value-type="string" table:style-name="ce1">
            <text:p>(0, 100, 0), (255, 182, 193), (255, 128, 0)</text:p>
          </table:table-cell>
          <table:table-cell office:value-type="string" table:style-name="ce1">
            <text:p>(100, 200), (-200, 100), (200, 100)</text:p>
          </table:table-cell>
          <table:table-cell office:value-type="string" table:style-name="ce1">
            <text:p>(100, 200), (-200, 100), (200, 100), (-200, -100), (-100, -200), (100, -200)</text:p>
          </table:table-cell>
          <table:table-cell office:value-type="string" table:style-name="ce1">
            <text:p>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22, 184, 135), (0, 230, 115)</text:p>
          </table:table-cell>
          <table:table-cell office:value-type="string" table:style-name="ce1">
            <text:p>(128, 0, 128), (255, 128, 0), (0, 230, 115), (0, 100, 0), (222, 184, 135), (255, 182, 193)</text:p>
          </table:table-cell>
          <table:table-cell office:value-type="string" table:style-name="ce1">
            <text:p>(255, 128, 0), (0, 100, 0), (222, 184, 135)</text:p>
          </table:table-cell>
          <table:table-cell office:value-type="string" table:style-name="ce1">
            <text:p>(-100, 200), (200, 100), (-200, 100)</text:p>
          </table:table-cell>
          <table:table-cell office:value-type="string" table:style-name="ce1">
            <text:p>(-100, 200), (200, 100), (-200, 100), (100, -200), (-200, -100), (-100, -200)</text:p>
          </table:table-cell>
          <table:table-cell office:value-type="string" table:style-name="ce1">
            <text:p>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28, 0, 128), (255, 140, 0)</text:p>
          </table:table-cell>
          <table:table-cell office:value-type="string" table:style-name="ce1">
            <text:p>(128, 0, 128), (255, 140, 0), (255, 182, 193), (107, 142, 35), (255, 128, 0), (0, 102, 102)</text:p>
          </table:table-cell>
          <table:table-cell office:value-type="string" table:style-name="ce1">
            <text:p>(0, 102, 102), (107, 142, 35), (255, 182, 193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-200, -100), (100, -200), (200, -100)</text:p>
          </table:table-cell>
          <table:table-cell office:value-type="string" table:style-name="ce1">
            <text:p>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0, 0), (107, 142, 35), (0, 128, 128)</text:p>
          </table:table-cell>
          <table:table-cell office:value-type="string" table:style-name="ce1">
            <text:p>(222, 184, 135), (0, 230, 115), (107, 142, 35), (0, 128, 128), (0, 100, 0), (255, 182, 193), (128, 0, 128), (139, 69, 19)</text:p>
          </table:table-cell>
          <table:table-cell office:value-type="string" table:style-name="ce1">
            <text:p>(107, 142, 35), (128, 0, 128), (222, 184, 135), (0, 128, 128)</text:p>
          </table:table-cell>
          <table:table-cell office:value-type="string" table:style-name="ce1">
            <text:p>(-200, 100), (200, 100), (-100, 200), (100, 200)</text:p>
          </table:table-cell>
          <table:table-cell office:value-type="string" table:style-name="ce1">
            <text:p>(-200, 100), (200, 100), (-100, 200), (100, 200), (-100, -200), (100, -200), (-200, -100), (200, -100)</text:p>
          </table:table-cell>
          <table:table-cell office:value-type="string" table:style-name="ce1">
            <text:p>(-100, -200), 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0, 100, 0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39, 69, 19), (0, 128, 128), (255, 128, 0)</text:p>
          </table:table-cell>
          <table:table-cell office:value-type="string" table:style-name="ce1">
            <text:p>(139, 69, 19), (0, 100, 0), (255, 140, 0), (255, 182, 193), (0, 128, 128), (255, 128, 0), (0, 230, 115), (0, 102, 102)</text:p>
          </table:table-cell>
          <table:table-cell office:value-type="string" table:style-name="ce1">
            <text:p>(0, 100, 0), (0, 128, 128), (0, 230, 115), (255, 140, 0)</text:p>
          </table:table-cell>
          <table:table-cell office:value-type="string" table:style-name="ce1">
            <text:p>(100, 200), (200, 100), (-100, 200), (-200, 100)</text:p>
          </table:table-cell>
          <table:table-cell office:value-type="string" table:style-name="ce1">
            <text:p>(100, 200), (200, 100), (-100, 200), (-200, 100), (-200, -100), (-100, -200), (200, -100), (100, -200)</text:p>
          </table:table-cell>
          <table:table-cell office:value-type="string" table:style-name="ce1">
            <text:p>(-200, -100), 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28, 0), (107, 142, 35), (0, 102, 102)</text:p>
          </table:table-cell>
          <table:table-cell office:value-type="string" table:style-name="ce1">
            <text:p>(128, 0, 128), (139, 69, 19), (107, 142, 35), (255, 182, 193), (255, 128, 0), (255, 140, 0), (0, 102, 102), (222, 184, 135)</text:p>
          </table:table-cell>
          <table:table-cell office:value-type="string" table:style-name="ce1">
            <text:p>(255, 128, 0), (128, 0, 128), (139, 69, 19), (222, 184, 135)</text:p>
          </table:table-cell>
          <table:table-cell office:value-type="string" table:style-name="ce1">
            <text:p>(100, 200), (-100, 200), (-200, 100), (200, 100)</text:p>
          </table:table-cell>
          <table:table-cell office:value-type="string" table:style-name="ce1">
            <text:p>(100, 200), (-100, 200), (-200, 100), (200, 100), (-200, -100), (100, -200), (200, -100), (-100, -200)</text:p>
          </table:table-cell>
          <table:table-cell office:value-type="string" table:style-name="ce1">
            <text:p>(-200, -100), 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02, 102), (0, 128, 128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40, 0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28, 0, 128)</text:p>
          </table:table-cell>
          <table:table-cell office:value-type="string" table:style-name="ce1">
            <text:p>(139, 69, 19), (255, 128, 0), (0, 100, 0), (128, 0, 128)</text:p>
          </table:table-cell>
          <table:table-cell office:value-type="string" table:style-name="ce1">
            <text:p>(128, 0, 128), (255, 128, 0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0, 0), (255, 182, 193)</text:p>
          </table:table-cell>
          <table:table-cell office:value-type="string" table:style-name="ce1">
            <text:p>(107, 142, 35), (128, 0, 128), (0, 102, 102), (0, 100, 0), (222, 184, 135), (255, 182, 193)</text:p>
          </table:table-cell>
          <table:table-cell office:value-type="string" table:style-name="ce1">
            <text:p>(128, 0, 128), (222, 184, 135), (0, 102, 102)</text:p>
          </table:table-cell>
          <table:table-cell office:value-type="string" table:style-name="ce1">
            <text:p>(-200, 100), (100, 200), (-100, 200)</text:p>
          </table:table-cell>
          <table:table-cell office:value-type="string" table:style-name="ce1">
            <text:p>(-200, 100), (100, 200), (-100, 200), (-200, -100), (200, -100), (100, -200)</text:p>
          </table:table-cell>
          <table:table-cell office:value-type="string" table:style-name="ce1">
            <text:p>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28, 0, 128)</text:p>
          </table:table-cell>
          <table:table-cell office:value-type="string" table:style-name="ce1">
            <text:p>(128, 0, 128), (255, 182, 193), (139, 69, 19), (0, 230, 115)</text:p>
          </table:table-cell>
          <table:table-cell office:value-type="string" table:style-name="ce1">
            <text:p>(0, 230, 115), (139, 69, 19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07, 142, 35), (0, 230, 11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0, 0), (128, 0, 128)</text:p>
          </table:table-cell>
          <table:table-cell office:value-type="string" table:style-name="ce1">
            <text:p>(139, 69, 19), (0, 230, 115), (128, 0, 128), (0, 100, 0), (107, 142, 35), (255, 140, 0)</text:p>
          </table:table-cell>
          <table:table-cell office:value-type="string" table:style-name="ce1">
            <text:p>(107, 142, 35), (139, 69, 19), (255, 140, 0)</text:p>
          </table:table-cell>
          <table:table-cell office:value-type="string" table:style-name="ce1">
            <text:p>(100, 200), (-200, 100), (200, 100)</text:p>
          </table:table-cell>
          <table:table-cell office:value-type="string" table:style-name="ce1">
            <text:p>(100, 200), (-200, 100), (200, 100), (100, -200), (200, -100), (-200, -100)</text:p>
          </table:table-cell>
          <table:table-cell office:value-type="string" table:style-name="ce1">
            <text:p>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07, 142, 35)</text:p>
          </table:table-cell>
          <table:table-cell office:value-type="string" table:style-name="ce1">
            <text:p>(0, 128, 128), (128, 0, 128), (0, 230, 115), (107, 142, 35)</text:p>
          </table:table-cell>
          <table:table-cell office:value-type="string" table:style-name="ce1">
            <text:p>(0, 230, 115), (0, 128, 128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07, 142, 35), (0, 102, 102), (255, 140, 0)</text:p>
          </table:table-cell>
          <table:table-cell office:value-type="string" table:style-name="ce1">
            <text:p>(107, 142, 35), (0, 128, 128), (139, 69, 19), (0, 100, 0), (0, 230, 115), (0, 102, 102), (255, 140, 0), (128, 0, 128)</text:p>
          </table:table-cell>
          <table:table-cell office:value-type="string" table:style-name="ce1">
            <text:p>(0, 100, 0), (0, 128, 128), (107, 142, 35), (0, 102, 102)</text:p>
          </table:table-cell>
          <table:table-cell office:value-type="string" table:style-name="ce1">
            <text:p>(-100, 200), (200, 100), (100, 200), (-200, 100)</text:p>
          </table:table-cell>
          <table:table-cell office:value-type="string" table:style-name="ce1">
            <text:p>(-100, 200), (200, 100), (100, 200), (-200, 1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22, 184, 135), (255, 128, 0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55, 128, 0), (222, 184, 135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0, 102, 102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40, 0), (0, 100, 0)</text:p>
          </table:table-cell>
          <table:table-cell office:value-type="string" table:style-name="ce1">
            <text:p>(255, 140, 0), (107, 142, 35), (0, 100, 0), (222, 184, 135), (0, 128, 128), (0, 102, 102)</text:p>
          </table:table-cell>
          <table:table-cell office:value-type="string" table:style-name="ce1">
            <text:p>(0, 100, 0), (0, 102, 102), (255, 140, 0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139, 69, 19), (222, 184, 135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28, 0), (139, 69, 19), (0, 100, 0)</text:p>
          </table:table-cell>
          <table:table-cell office:value-type="string" table:style-name="ce1">
            <text:p>(0, 100, 0), (255, 140, 0), (139, 69, 19), (0, 230, 115), (255, 182, 193), (107, 142, 35), (255, 128, 0), (0, 128, 128)</text:p>
          </table:table-cell>
          <table:table-cell office:value-type="string" table:style-name="ce1">
            <text:p>(0, 128, 128), (255, 140, 0), (255, 128, 0), (255, 182, 193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-100, -200), (200, -100), (-200, -100), (100, -200)</text:p>
          </table:table-cell>
          <table:table-cell office:value-type="string" table:style-name="ce1">
            <text:p>(-100, -200), 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82, 193)</text:p>
          </table:table-cell>
          <table:table-cell office:value-type="string" table:style-name="ce1">
            <text:p>(255, 182, 193), (0, 230, 115), (107, 142, 35), (255, 128, 0)</text:p>
          </table:table-cell>
          <table:table-cell office:value-type="string" table:style-name="ce1">
            <text:p>(255, 182, 193), (255, 128, 0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28, 0), (107, 142, 35), (255, 140, 0)</text:p>
          </table:table-cell>
          <table:table-cell office:value-type="string" table:style-name="ce1">
            <text:p>(0, 128, 128), (0, 230, 115), (255, 182, 193), (255, 128, 0), (107, 142, 35), (255, 140, 0), (0, 100, 0), (128, 0, 128)</text:p>
          </table:table-cell>
          <table:table-cell office:value-type="string" table:style-name="ce1">
            <text:p>(0, 128, 128), (107, 142, 35), (0, 230, 115), (255, 140, 0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-100, -200), (100, -200), (-200, -100), (200, -100)</text:p>
          </table:table-cell>
          <table:table-cell office:value-type="string" table:style-name="ce1">
            <text:p>(-100, -200), 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28, 0)</text:p>
          </table:table-cell>
          <table:table-cell office:value-type="string" table:style-name="ce1">
            <text:p>(255, 128, 0), (0, 102, 102), (0, 128, 128), (0, 100, 0)</text:p>
          </table:table-cell>
          <table:table-cell office:value-type="string" table:style-name="ce1">
            <text:p>(0, 102, 102), (0, 100, 0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28, 128)</text:p>
          </table:table-cell>
          <table:table-cell office:value-type="string" table:style-name="ce1">
            <text:p>(0, 128, 128), (0, 100, 0), (255, 140, 0), (255, 128, 0)</text:p>
          </table:table-cell>
          <table:table-cell office:value-type="string" table:style-name="ce1">
            <text:p>(0, 100, 0), (0, 128, 128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07, 142, 35)</text:p>
          </table:table-cell>
          <table:table-cell office:value-type="string" table:style-name="ce1">
            <text:p>(255, 140, 0), (0, 230, 115), (107, 142, 35), (128, 0, 128)</text:p>
          </table:table-cell>
          <table:table-cell office:value-type="string" table:style-name="ce1">
            <text:p>(0, 230, 115), (128, 0, 128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07, 142, 35), (0, 128, 128)</text:p>
          </table:table-cell>
          <table:table-cell office:value-type="string" table:style-name="ce1">
            <text:p>(255, 182, 193), (107, 142, 35), (0, 128, 128), (128, 0, 128), (139, 69, 19), (0, 102, 102)</text:p>
          </table:table-cell>
          <table:table-cell office:value-type="string" table:style-name="ce1">
            <text:p>(255, 182, 193), (107, 142, 35), (139, 69, 19)</text:p>
          </table:table-cell>
          <table:table-cell office:value-type="string" table:style-name="ce1">
            <text:p>(-100, 200), (200, 100), (100, 200)</text:p>
          </table:table-cell>
          <table:table-cell office:value-type="string" table:style-name="ce1">
            <text:p>(-100, 200), (200, 100), (100, 200), (-200, -100), (200, -100), (100, -200)</text:p>
          </table:table-cell>
          <table:table-cell office:value-type="string" table:style-name="ce1">
            <text:p>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28, 0)</text:p>
          </table:table-cell>
          <table:table-cell office:value-type="string" table:style-name="ce1">
            <text:p>(255, 182, 193), (255, 128, 0), (139, 69, 19), (255, 140, 0)</text:p>
          </table:table-cell>
          <table:table-cell office:value-type="string" table:style-name="ce1">
            <text:p>(139, 69, 19), (255, 182, 193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0, 0)</text:p>
          </table:table-cell>
          <table:table-cell office:value-type="string" table:style-name="ce1">
            <text:p>(222, 184, 135), (0, 100, 0), (0, 230, 115), (128, 0, 128)</text:p>
          </table:table-cell>
          <table:table-cell office:value-type="string" table:style-name="ce1">
            <text:p>(222, 184, 135), (0, 230, 115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255, 128, 0), (0, 128, 128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40, 0)</text:p>
          </table:table-cell>
          <table:table-cell office:value-type="string" table:style-name="ce1">
            <text:p>(139, 69, 19), (255, 140, 0), (0, 128, 128), (0, 102, 102)</text:p>
          </table:table-cell>
          <table:table-cell office:value-type="string" table:style-name="ce1">
            <text:p>(139, 69, 19), (0, 102, 102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82, 193)</text:p>
          </table:table-cell>
          <table:table-cell office:value-type="string" table:style-name="ce1">
            <text:p>(255, 182, 193), (0, 102, 102), (0, 230, 115), (255, 128, 0)</text:p>
          </table:table-cell>
          <table:table-cell office:value-type="string" table:style-name="ce1">
            <text:p>(255, 128, 0), (0, 102, 102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22, 184, 135), (255, 182, 193), (139, 69, 19)</text:p>
          </table:table-cell>
          <table:table-cell office:value-type="string" table:style-name="ce1">
            <text:p>(0, 100, 0), (222, 184, 135), (0, 102, 102), (0, 128, 128), (255, 140, 0), (128, 0, 128), (139, 69, 19), (255, 182, 193)</text:p>
          </table:table-cell>
          <table:table-cell office:value-type="string" table:style-name="ce1">
            <text:p>(0, 128, 128), (222, 184, 135), (255, 140, 0), (255, 182, 193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-100, -200), (100, -200), (-200, -100), (200, -100)</text:p>
          </table:table-cell>
          <table:table-cell office:value-type="string" table:style-name="ce1">
            <text:p>(-100, -200), 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28, 0)</text:p>
          </table:table-cell>
          <table:table-cell office:value-type="string" table:style-name="ce1">
            <text:p>(0, 230, 115), (255, 182, 193), (255, 128, 0), (0, 100, 0)</text:p>
          </table:table-cell>
          <table:table-cell office:value-type="string" table:style-name="ce1">
            <text:p>(0, 100, 0), (255, 128, 0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222, 184, 135), (0, 230, 11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40, 0), (0, 128, 128), (107, 142, 35)</text:p>
          </table:table-cell>
          <table:table-cell office:value-type="string" table:style-name="ce1">
            <text:p>(0, 128, 128), (222, 184, 135), (255, 140, 0), (0, 100, 0), (139, 69, 19), (107, 142, 35), (255, 182, 193), (128, 0, 128)</text:p>
          </table:table-cell>
          <table:table-cell office:value-type="string" table:style-name="ce1">
            <text:p>(222, 184, 135), (0, 100, 0), (107, 142, 35), (255, 182, 193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100, -200), (-100, -200), (200, -100), (-200, -100)</text:p>
          </table:table-cell>
          <table:table-cell office:value-type="string" table:style-name="ce1">
            <text:p>(100, -200), 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39, 69, 19)</text:p>
          </table:table-cell>
          <table:table-cell office:value-type="string" table:style-name="ce1">
            <text:p>(255, 140, 0), (107, 142, 35), (139, 69, 19), (255, 128, 0)</text:p>
          </table:table-cell>
          <table:table-cell office:value-type="string" table:style-name="ce1">
            <text:p>(255, 140, 0), (255, 128, 0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02, 102), (222, 184, 135), (107, 142, 35)</text:p>
          </table:table-cell>
          <table:table-cell office:value-type="string" table:style-name="ce1">
            <text:p>(0, 128, 128), (222, 184, 135), (0, 100, 0), (255, 128, 0), (107, 142, 35), (0, 230, 115), (0, 102, 102), (128, 0, 128)</text:p>
          </table:table-cell>
          <table:table-cell office:value-type="string" table:style-name="ce1">
            <text:p>(107, 142, 35), (222, 184, 135), (0, 230, 115), (0, 102, 102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200, -100), (100, -200), (-200, -100), (-100, -200)</text:p>
          </table:table-cell>
          <table:table-cell office:value-type="string" table:style-name="ce1">
            <text:p>(200, -100), 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22, 184, 135), (0, 102, 102), (0, 100, 0)</text:p>
          </table:table-cell>
          <table:table-cell office:value-type="string" table:style-name="ce1">
            <text:p>(255, 182, 193), (0, 102, 102), (0, 100, 0), (255, 140, 0), (139, 69, 19), (0, 230, 115), (222, 184, 135), (107, 142, 35)</text:p>
          </table:table-cell>
          <table:table-cell office:value-type="string" table:style-name="ce1">
            <text:p>(222, 184, 135), (139, 69, 19), (255, 140, 0), (107, 142, 35)</text:p>
          </table:table-cell>
          <table:table-cell office:value-type="string" table:style-name="ce1">
            <text:p>(100, 200), (200, 100), (-100, 200), (-200, 100)</text:p>
          </table:table-cell>
          <table:table-cell office:value-type="string" table:style-name="ce1">
            <text:p>(100, 200), (200, 100), (-100, 200), (-200, 100), (-100, -200), (100, -200), (200, -100), (-200, -100)</text:p>
          </table:table-cell>
          <table:table-cell office:value-type="string" table:style-name="ce1">
            <text:p>(-100, -200), 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107, 142, 35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22, 184, 135)</text:p>
          </table:table-cell>
          <table:table-cell office:value-type="string" table:style-name="ce1">
            <text:p>(222, 184, 135), (0, 100, 0), (255, 140, 0), (128, 0, 128)</text:p>
          </table:table-cell>
          <table:table-cell office:value-type="string" table:style-name="ce1">
            <text:p>(128, 0, 128), (0, 100, 0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28, 0, 128)</text:p>
          </table:table-cell>
          <table:table-cell office:value-type="string" table:style-name="ce1">
            <text:p>(0, 128, 128), (222, 184, 135), (255, 128, 0), (128, 0, 128)</text:p>
          </table:table-cell>
          <table:table-cell office:value-type="string" table:style-name="ce1">
            <text:p>(0, 128, 128), (255, 128, 0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28, 128)</text:p>
          </table:table-cell>
          <table:table-cell office:value-type="string" table:style-name="ce1">
            <text:p>(0, 102, 102), (255, 182, 193), (0, 128, 128), (139, 69, 19)</text:p>
          </table:table-cell>
          <table:table-cell office:value-type="string" table:style-name="ce1">
            <text:p>(0, 128, 128), (139, 69, 19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2, 102)</text:p>
          </table:table-cell>
          <table:table-cell office:value-type="string" table:style-name="ce1">
            <text:p>(255, 128, 0), (0, 100, 0), (0, 102, 102), (0, 230, 115)</text:p>
          </table:table-cell>
          <table:table-cell office:value-type="string" table:style-name="ce1">
            <text:p>(0, 230, 115), (0, 100, 0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82, 193), (107, 142, 35), (139, 69, 19)</text:p>
          </table:table-cell>
          <table:table-cell office:value-type="string" table:style-name="ce1">
            <text:p>(0, 128, 128), (255, 140, 0), (0, 230, 115), (255, 182, 193), (107, 142, 35), (139, 69, 19), (0, 100, 0), (128, 0, 128)</text:p>
          </table:table-cell>
          <table:table-cell office:value-type="string" table:style-name="ce1">
            <text:p>(107, 142, 35), (255, 140, 0), (0, 100, 0), (0, 230, 115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-200, -100), (100, -200), (200, -100), (-100, -200)</text:p>
          </table:table-cell>
          <table:table-cell office:value-type="string" table:style-name="ce1">
            <text:p>(-200, -100), 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0, 128, 128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07, 142, 35), (255, 128, 0)</text:p>
          </table:table-cell>
          <table:table-cell office:value-type="string" table:style-name="ce1">
            <text:p>(255, 182, 193), (255, 140, 0), (222, 184, 135), (107, 142, 35), (255, 128, 0), (0, 102, 102)</text:p>
          </table:table-cell>
          <table:table-cell office:value-type="string" table:style-name="ce1">
            <text:p>(255, 128, 0), (255, 140, 0), (255, 182, 193)</text:p>
          </table:table-cell>
          <table:table-cell office:value-type="string" table:style-name="ce1">
            <text:p>(-200, 100), (200, 100), (100, 200)</text:p>
          </table:table-cell>
          <table:table-cell office:value-type="string" table:style-name="ce1">
            <text:p>(-200, 100), (200, 100), (100, 2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28, 0), (0, 102, 102)</text:p>
          </table:table-cell>
          <table:table-cell office:value-type="string" table:style-name="ce1">
            <text:p>(128, 0, 128), (255, 128, 0), (255, 182, 193), (255, 140, 0), (0, 102, 102), (0, 230, 115)</text:p>
          </table:table-cell>
          <table:table-cell office:value-type="string" table:style-name="ce1">
            <text:p>(255, 140, 0), (255, 128, 0), (0, 230, 115)</text:p>
          </table:table-cell>
          <table:table-cell office:value-type="string" table:style-name="ce1">
            <text:p>(100, 200), (-200, 100), (200, 100)</text:p>
          </table:table-cell>
          <table:table-cell office:value-type="string" table:style-name="ce1">
            <text:p>(100, 200), (-200, 100), (200, 100), (100, -200), (200, -100), (-100, -200)</text:p>
          </table:table-cell>
          <table:table-cell office:value-type="string" table:style-name="ce1">
            <text:p>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2, 102), (107, 142, 35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28, 128)</text:p>
          </table:table-cell>
          <table:table-cell office:value-type="string" table:style-name="ce1">
            <text:p>(0, 128, 128), (255, 128, 0), (255, 182, 193), (107, 142, 35)</text:p>
          </table:table-cell>
          <table:table-cell office:value-type="string" table:style-name="ce1">
            <text:p>(255, 128, 0), (107, 142, 35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0, 0), (128, 0, 128), (255, 128, 0)</text:p>
          </table:table-cell>
          <table:table-cell office:value-type="string" table:style-name="ce1">
            <text:p>(255, 182, 193), (0, 100, 0), (255, 140, 0), (107, 142, 35), (128, 0, 128), (0, 230, 115), (0, 128, 128), (255, 128, 0)</text:p>
          </table:table-cell>
          <table:table-cell office:value-type="string" table:style-name="ce1">
            <text:p>(0, 100, 0), (107, 142, 35), (0, 128, 128), (255, 182, 193)</text:p>
          </table:table-cell>
          <table:table-cell office:value-type="string" table:style-name="ce1">
            <text:p>(100, 200), (200, 100), (-100, 200), (-200, 100)</text:p>
          </table:table-cell>
          <table:table-cell office:value-type="string" table:style-name="ce1">
            <text:p>(100, 200), (200, 100), (-100, 200), (-200, 100), (200, -100), (-100, -200), (-200, -100), (100, -200)</text:p>
          </table:table-cell>
          <table:table-cell office:value-type="string" table:style-name="ce1">
            <text:p>(200, -100), 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82, 193), (0, 100, 0)</text:p>
          </table:table-cell>
          <table:table-cell office:value-type="string" table:style-name="ce1">
            <text:p>(0, 128, 128), (0, 100, 0), (128, 0, 128), (255, 128, 0), (255, 182, 193), (139, 69, 19)</text:p>
          </table:table-cell>
          <table:table-cell office:value-type="string" table:style-name="ce1">
            <text:p>(255, 128, 0), (128, 0, 128), (0, 128, 128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-200, -100), (200, -100), (-100, -200)</text:p>
          </table:table-cell>
          <table:table-cell office:value-type="string" table:style-name="ce1">
            <text:p>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22, 184, 135), (128, 0, 128)</text:p>
          </table:table-cell>
          <table:table-cell office:value-type="string" table:style-name="ce1">
            <text:p>(139, 69, 19), (255, 128, 0), (107, 142, 35), (128, 0, 128), (0, 230, 115), (222, 184, 135)</text:p>
          </table:table-cell>
          <table:table-cell office:value-type="string" table:style-name="ce1">
            <text:p>(128, 0, 128), (139, 69, 19), (107, 142, 35)</text:p>
          </table:table-cell>
          <table:table-cell office:value-type="string" table:style-name="ce1">
            <text:p>(100, 200), (-100, 200), (-200, 100)</text:p>
          </table:table-cell>
          <table:table-cell office:value-type="string" table:style-name="ce1">
            <text:p>(100, 200), (-100, 200), (-200, 100), (100, -200), (200, -100), (-200, -100)</text:p>
          </table:table-cell>
          <table:table-cell office:value-type="string" table:style-name="ce1">
            <text:p>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22, 184, 135), (139, 69, 19), (255, 140, 0)</text:p>
          </table:table-cell>
          <table:table-cell office:value-type="string" table:style-name="ce1">
            <text:p>(222, 184, 135), (0, 100, 0), (128, 0, 128), (255, 128, 0), (0, 102, 102), (139, 69, 19), (0, 230, 115), (255, 140, 0)</text:p>
          </table:table-cell>
          <table:table-cell office:value-type="string" table:style-name="ce1">
            <text:p>(0, 102, 102), (0, 230, 115), (255, 128, 0), (222, 184, 135)</text:p>
          </table:table-cell>
          <table:table-cell office:value-type="string" table:style-name="ce1">
            <text:p>(100, 200), (200, 100), (-100, 200), (-200, 100)</text:p>
          </table:table-cell>
          <table:table-cell office:value-type="string" table:style-name="ce1">
            <text:p>(100, 200), (200, 100), (-100, 200), (-200, 100), (200, -100), (100, -200), (-100, -200), (-200, -100)</text:p>
          </table:table-cell>
          <table:table-cell office:value-type="string" table:style-name="ce1">
            <text:p>(200, -100), 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28, 0, 128)</text:p>
          </table:table-cell>
          <table:table-cell office:value-type="string" table:style-name="ce1">
            <text:p>(128, 0, 128), (0, 230, 115), (0, 100, 0), (0, 128, 128)</text:p>
          </table:table-cell>
          <table:table-cell office:value-type="string" table:style-name="ce1">
            <text:p>(0, 128, 128), (128, 0, 128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39, 69, 19)</text:p>
          </table:table-cell>
          <table:table-cell office:value-type="string" table:style-name="ce1">
            <text:p>(0, 230, 115), (255, 182, 193), (0, 100, 0), (139, 69, 19)</text:p>
          </table:table-cell>
          <table:table-cell office:value-type="string" table:style-name="ce1">
            <text:p>(0, 230, 115), (0, 100, 0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22, 184, 135), (255, 128, 0)</text:p>
          </table:table-cell>
          <table:table-cell office:value-type="string" table:style-name="ce1">
            <text:p>(0, 230, 115), (255, 128, 0), (0, 100, 0), (107, 142, 35), (128, 0, 128), (222, 184, 135)</text:p>
          </table:table-cell>
          <table:table-cell office:value-type="string" table:style-name="ce1">
            <text:p>(0, 100, 0), (128, 0, 128), (222, 184, 135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200, -100), (100, -200), (-100, -200)</text:p>
          </table:table-cell>
          <table:table-cell office:value-type="string" table:style-name="ce1">
            <text:p>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255, 182, 193), (128, 0, 128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0, 0)</text:p>
          </table:table-cell>
          <table:table-cell office:value-type="string" table:style-name="ce1">
            <text:p>(0, 100, 0), (0, 102, 102), (255, 128, 0), (222, 184, 135)</text:p>
          </table:table-cell>
          <table:table-cell office:value-type="string" table:style-name="ce1">
            <text:p>(222, 184, 135), (0, 102, 102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2, 102)</text:p>
          </table:table-cell>
          <table:table-cell office:value-type="string" table:style-name="ce1">
            <text:p>(139, 69, 19), (0, 102, 102), (255, 128, 0), (0, 100, 0)</text:p>
          </table:table-cell>
          <table:table-cell office:value-type="string" table:style-name="ce1">
            <text:p>(255, 128, 0), (0, 100, 0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28, 0, 128)</text:p>
          </table:table-cell>
          <table:table-cell office:value-type="string" table:style-name="ce1">
            <text:p>(0, 128, 128), (107, 142, 35), (128, 0, 128), (222, 184, 135)</text:p>
          </table:table-cell>
          <table:table-cell office:value-type="string" table:style-name="ce1">
            <text:p>(128, 0, 128), (107, 142, 35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0, 230, 11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07, 142, 35), (128, 0, 128)</text:p>
          </table:table-cell>
          <table:table-cell office:value-type="string" table:style-name="ce1">
            <text:p>(255, 128, 0), (107, 142, 35), (0, 102, 102), (128, 0, 128), (255, 182, 193), (0, 128, 128)</text:p>
          </table:table-cell>
          <table:table-cell office:value-type="string" table:style-name="ce1">
            <text:p>(0, 102, 102), (128, 0, 128), (255, 182, 193)</text:p>
          </table:table-cell>
          <table:table-cell office:value-type="string" table:style-name="ce1">
            <text:p>(-200, 100), (100, 200), (-100, 200)</text:p>
          </table:table-cell>
          <table:table-cell office:value-type="string" table:style-name="ce1">
            <text:p>(-200, 100), (100, 200), (-100, 200), (100, -200), (-100, -200), (-200, -100)</text:p>
          </table:table-cell>
          <table:table-cell office:value-type="string" table:style-name="ce1">
            <text:p>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22, 184, 135), (255, 182, 193), (0, 128, 128)</text:p>
          </table:table-cell>
          <table:table-cell office:value-type="string" table:style-name="ce1">
            <text:p>(255, 140, 0), (222, 184, 135), (255, 182, 193), (255, 128, 0), (107, 142, 35), (0, 128, 128), (0, 102, 102), (0, 100, 0)</text:p>
          </table:table-cell>
          <table:table-cell office:value-type="string" table:style-name="ce1">
            <text:p>(255, 128, 0), (0, 100, 0), (107, 142, 35), (0, 128, 128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-200, -100), (-100, -200), (200, -100), (100, -200)</text:p>
          </table:table-cell>
          <table:table-cell office:value-type="string" table:style-name="ce1">
            <text:p>(-200, -100), 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28, 0, 128), (0, 128, 128), (107, 142, 35)</text:p>
          </table:table-cell>
          <table:table-cell office:value-type="string" table:style-name="ce1">
            <text:p>(222, 184, 135), (139, 69, 19), (107, 142, 35), (0, 128, 128), (128, 0, 128), (255, 182, 193), (255, 128, 0), (255, 140, 0)</text:p>
          </table:table-cell>
          <table:table-cell office:value-type="string" table:style-name="ce1">
            <text:p>(139, 69, 19), (128, 0, 128), (255, 182, 193), (255, 140, 0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-100, -200), (200, -100), (-200, -100), (100, -200)</text:p>
          </table:table-cell>
          <table:table-cell office:value-type="string" table:style-name="ce1">
            <text:p>(-100, -200), 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255, 128, 0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28, 0, 128), (255, 140, 0)</text:p>
          </table:table-cell>
          <table:table-cell office:value-type="string" table:style-name="ce1">
            <text:p>(128, 0, 128), (0, 102, 102), (255, 140, 0), (255, 128, 0), (107, 142, 35), (139, 69, 19)</text:p>
          </table:table-cell>
          <table:table-cell office:value-type="string" table:style-name="ce1">
            <text:p>(107, 142, 35), (255, 140, 0), (128, 0, 128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100, -200), (-200, -100), (-100, -200)</text:p>
          </table:table-cell>
          <table:table-cell office:value-type="string" table:style-name="ce1">
            <text:p>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22, 184, 135), (255, 140, 0)</text:p>
          </table:table-cell>
          <table:table-cell office:value-type="string" table:style-name="ce1">
            <text:p>(255, 140, 0), (139, 69, 19), (222, 184, 135), (255, 128, 0), (0, 102, 102), (107, 142, 35)</text:p>
          </table:table-cell>
          <table:table-cell office:value-type="string" table:style-name="ce1">
            <text:p>(0, 102, 102), (255, 140, 0), (107, 142, 35)</text:p>
          </table:table-cell>
          <table:table-cell office:value-type="string" table:style-name="ce1">
            <text:p>(-200, 100), (-100, 200), (200, 100)</text:p>
          </table:table-cell>
          <table:table-cell office:value-type="string" table:style-name="ce1">
            <text:p>(-200, 100), (-100, 200), (200, 100), (-200, -100), (-100, -200), (200, -100)</text:p>
          </table:table-cell>
          <table:table-cell office:value-type="string" table:style-name="ce1">
            <text:p>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28, 128), (255, 128, 0)</text:p>
          </table:table-cell>
          <table:table-cell office:value-type="string" table:style-name="ce1">
            <text:p>(0, 100, 0), (255, 128, 0), (139, 69, 19), (0, 128, 128), (0, 102, 102), (0, 230, 115)</text:p>
          </table:table-cell>
          <table:table-cell office:value-type="string" table:style-name="ce1">
            <text:p>(0, 230, 115), (0, 100, 0), (0, 128, 128)</text:p>
          </table:table-cell>
          <table:table-cell office:value-type="string" table:style-name="ce1">
            <text:p>(-100, 200), (200, 100), (100, 200)</text:p>
          </table:table-cell>
          <table:table-cell office:value-type="string" table:style-name="ce1">
            <text:p>(-100, 200), (200, 100), (100, 2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139, 69, 19), (0, 128, 128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0, 0), (0, 102, 102)</text:p>
          </table:table-cell>
          <table:table-cell office:value-type="string" table:style-name="ce1">
            <text:p>(0, 128, 128), (0, 102, 102), (222, 184, 135), (255, 128, 0), (0, 100, 0), (255, 140, 0)</text:p>
          </table:table-cell>
          <table:table-cell office:value-type="string" table:style-name="ce1">
            <text:p>(0, 100, 0), (255, 140, 0), (222, 184, 135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-100, -200), (-200, -100), (200, -100)</text:p>
          </table:table-cell>
          <table:table-cell office:value-type="string" table:style-name="ce1">
            <text:p>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139, 69, 19), (0, 128, 128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28, 128), (0, 102, 102)</text:p>
          </table:table-cell>
          <table:table-cell office:value-type="string" table:style-name="ce1">
            <text:p>(255, 140, 0), (139, 69, 19), (0, 102, 102), (0, 128, 128), (0, 230, 115), (255, 128, 0)</text:p>
          </table:table-cell>
          <table:table-cell office:value-type="string" table:style-name="ce1">
            <text:p>(139, 69, 19), (0, 230, 115), (255, 140, 0)</text:p>
          </table:table-cell>
          <table:table-cell office:value-type="string" table:style-name="ce1">
            <text:p>(100, 200), (-100, 200), (-200, 100)</text:p>
          </table:table-cell>
          <table:table-cell office:value-type="string" table:style-name="ce1">
            <text:p>(100, 200), (-100, 200), (-200, 1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0, 0), (0, 128, 128)</text:p>
          </table:table-cell>
          <table:table-cell office:value-type="string" table:style-name="ce1">
            <text:p>(107, 142, 35), (255, 128, 0), (0, 128, 128), (0, 100, 0), (0, 102, 102), (255, 182, 193)</text:p>
          </table:table-cell>
          <table:table-cell office:value-type="string" table:style-name="ce1">
            <text:p>(255, 182, 193), (0, 100, 0), (0, 102, 102)</text:p>
          </table:table-cell>
          <table:table-cell office:value-type="string" table:style-name="ce1">
            <text:p>(100, 200), (200, 100), (-100, 200)</text:p>
          </table:table-cell>
          <table:table-cell office:value-type="string" table:style-name="ce1">
            <text:p>(100, 200), (200, 100), (-100, 2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139, 69, 19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82, 193)</text:p>
          </table:table-cell>
          <table:table-cell office:value-type="string" table:style-name="ce1">
            <text:p>(0, 128, 128), (107, 142, 35), (255, 182, 193), (128, 0, 128)</text:p>
          </table:table-cell>
          <table:table-cell office:value-type="string" table:style-name="ce1">
            <text:p>(107, 142, 35), (0, 128, 128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2, 102), (255, 128, 0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28, 0), (255, 182, 193)</text:p>
          </table:table-cell>
          <table:table-cell office:value-type="string" table:style-name="ce1">
            <text:p>(255, 128, 0), (0, 100, 0), (128, 0, 128), (222, 184, 135), (0, 128, 128), (255, 182, 193)</text:p>
          </table:table-cell>
          <table:table-cell office:value-type="string" table:style-name="ce1">
            <text:p>(0, 128, 128), (0, 100, 0), (255, 128, 0)</text:p>
          </table:table-cell>
          <table:table-cell office:value-type="string" table:style-name="ce1">
            <text:p>(-100, 200), (100, 200), (200, 100)</text:p>
          </table:table-cell>
          <table:table-cell office:value-type="string" table:style-name="ce1">
            <text:p>(-100, 200), (100, 200), (200, 1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22, 184, 135), (0, 102, 102)</text:p>
          </table:table-cell>
          <table:table-cell office:value-type="string" table:style-name="ce1">
            <text:p>(255, 128, 0), (222, 184, 135), (0, 102, 102), (255, 140, 0), (0, 100, 0), (139, 69, 19)</text:p>
          </table:table-cell>
          <table:table-cell office:value-type="string" table:style-name="ce1">
            <text:p>(0, 102, 102), (0, 100, 0), (255, 140, 0)</text:p>
          </table:table-cell>
          <table:table-cell office:value-type="string" table:style-name="ce1">
            <text:p>(-200, 100), (100, 200), (200, 100)</text:p>
          </table:table-cell>
          <table:table-cell office:value-type="string" table:style-name="ce1">
            <text:p>(-200, 100), (100, 200), (200, 1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40, 0), (255, 182, 193), (0, 128, 128)</text:p>
          </table:table-cell>
          <table:table-cell office:value-type="string" table:style-name="ce1">
            <text:p>(255, 140, 0), (0, 100, 0), (255, 128, 0), (0, 128, 128), (255, 182, 193), (128, 0, 128), (0, 230, 115), (222, 184, 135)</text:p>
          </table:table-cell>
          <table:table-cell office:value-type="string" table:style-name="ce1">
            <text:p>(128, 0, 128), (0, 128, 128), (255, 182, 193), (255, 128, 0)</text:p>
          </table:table-cell>
          <table:table-cell office:value-type="string" table:style-name="ce1">
            <text:p>(100, 200), (-200, 100), (-100, 200), (200, 100)</text:p>
          </table:table-cell>
          <table:table-cell office:value-type="string" table:style-name="ce1">
            <text:p>(100, 200), (-200, 100), (-100, 200), (200, 100), (-200, -100), (200, -100), (-100, -200), (100, -200)</text:p>
          </table:table-cell>
          <table:table-cell office:value-type="string" table:style-name="ce1">
            <text:p>(-200, -100), 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82, 193)</text:p>
          </table:table-cell>
          <table:table-cell office:value-type="string" table:style-name="ce1">
            <text:p>(255, 182, 193), (139, 69, 19), (0, 102, 102), (128, 0, 128)</text:p>
          </table:table-cell>
          <table:table-cell office:value-type="string" table:style-name="ce1">
            <text:p>(255, 182, 193), (128, 0, 128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128, 0, 128), (255, 182, 193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07, 142, 35), (0, 100, 0), (0, 102, 102)</text:p>
          </table:table-cell>
          <table:table-cell office:value-type="string" table:style-name="ce1">
            <text:p>(107, 142, 35), (255, 140, 0), (0, 128, 128), (0, 102, 102), (128, 0, 128), (0, 100, 0), (139, 69, 19), (0, 230, 115)</text:p>
          </table:table-cell>
          <table:table-cell office:value-type="string" table:style-name="ce1">
            <text:p>(139, 69, 19), (0, 100, 0), (255, 140, 0), (0, 230, 115)</text:p>
          </table:table-cell>
          <table:table-cell office:value-type="string" table:style-name="ce1">
            <text:p>(-200, 100), (-100, 200), (200, 100), (100, 200)</text:p>
          </table:table-cell>
          <table:table-cell office:value-type="string" table:style-name="ce1">
            <text:p>(-200, 100), (-100, 200), (200, 100), (100, 200), (-100, -200), (100, -200), (-200, -100), (200, -100)</text:p>
          </table:table-cell>
          <table:table-cell office:value-type="string" table:style-name="ce1">
            <text:p>(-100, -200), 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107, 142, 35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82, 193), (139, 69, 19), (255, 128, 0)</text:p>
          </table:table-cell>
          <table:table-cell office:value-type="string" table:style-name="ce1">
            <text:p>(0, 230, 115), (255, 128, 0), (255, 182, 193), (139, 69, 19), (0, 100, 0), (255, 140, 0), (128, 0, 128), (107, 142, 35)</text:p>
          </table:table-cell>
          <table:table-cell office:value-type="string" table:style-name="ce1">
            <text:p>(255, 128, 0), (255, 140, 0), (0, 100, 0), (0, 230, 115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07, 142, 35), (139, 69, 19), (255, 140, 0)</text:p>
          </table:table-cell>
          <table:table-cell office:value-type="string" table:style-name="ce1">
            <text:p>(139, 69, 19), (255, 128, 0), (222, 184, 135), (0, 102, 102), (0, 128, 128), (107, 142, 35), (0, 100, 0), (255, 140, 0)</text:p>
          </table:table-cell>
          <table:table-cell office:value-type="string" table:style-name="ce1">
            <text:p>(255, 128, 0), (0, 102, 102), (139, 69, 19), (255, 140, 0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200, -100), (100, -200), (-200, -100), (-100, -200)</text:p>
          </table:table-cell>
          <table:table-cell office:value-type="string" table:style-name="ce1">
            <text:p>(200, -100), 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28, 128)</text:p>
          </table:table-cell>
          <table:table-cell office:value-type="string" table:style-name="ce1">
            <text:p>(0, 102, 102), (0, 100, 0), (255, 182, 193), (0, 128, 128)</text:p>
          </table:table-cell>
          <table:table-cell office:value-type="string" table:style-name="ce1">
            <text:p>(0, 102, 102), (0, 128, 128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230, 115), (255, 182, 193)</text:p>
          </table:table-cell>
          <table:table-cell office:value-type="string" table:style-name="ce1">
            <text:p>(255, 182, 193), (107, 142, 35), (0, 230, 115), (0, 100, 0), (222, 184, 135), (128, 0, 128)</text:p>
          </table:table-cell>
          <table:table-cell office:value-type="string" table:style-name="ce1">
            <text:p>(222, 184, 135), (255, 182, 193), (107, 142, 35)</text:p>
          </table:table-cell>
          <table:table-cell office:value-type="string" table:style-name="ce1">
            <text:p>(-100, 200), (200, 100), (100, 200)</text:p>
          </table:table-cell>
          <table:table-cell office:value-type="string" table:style-name="ce1">
            <text:p>(-100, 200), (200, 100), (100, 200), (100, -200), (200, -100), (-200, -100)</text:p>
          </table:table-cell>
          <table:table-cell office:value-type="string" table:style-name="ce1">
            <text:p>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2, 102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255, 182, 193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40, 0), (255, 182, 193)</text:p>
          </table:table-cell>
          <table:table-cell office:value-type="string" table:style-name="ce1">
            <text:p>(107, 142, 35), (255, 182, 193), (255, 140, 0), (0, 128, 128), (128, 0, 128), (139, 69, 19)</text:p>
          </table:table-cell>
          <table:table-cell office:value-type="string" table:style-name="ce1">
            <text:p>(107, 142, 35), (128, 0, 128), (255, 140, 0)</text:p>
          </table:table-cell>
          <table:table-cell office:value-type="string" table:style-name="ce1">
            <text:p>(-200, 100), (100, 200), (200, 100)</text:p>
          </table:table-cell>
          <table:table-cell office:value-type="string" table:style-name="ce1">
            <text:p>(-200, 100), (100, 200), (200, 1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00, 0)</text:p>
          </table:table-cell>
          <table:table-cell office:value-type="string" table:style-name="ce1">
            <text:p>(139, 69, 19), (0, 128, 128), (0, 100, 0), (0, 102, 102)</text:p>
          </table:table-cell>
          <table:table-cell office:value-type="string" table:style-name="ce1">
            <text:p>(0, 102, 102), (0, 100, 0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39, 69, 19)</text:p>
          </table:table-cell>
          <table:table-cell office:value-type="string" table:style-name="ce1">
            <text:p>(0, 100, 0), (128, 0, 128), (255, 128, 0), (139, 69, 19)</text:p>
          </table:table-cell>
          <table:table-cell office:value-type="string" table:style-name="ce1">
            <text:p>(255, 128, 0), (139, 69, 19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40, 0)</text:p>
          </table:table-cell>
          <table:table-cell office:value-type="string" table:style-name="ce1">
            <text:p>(222, 184, 135), (0, 102, 102), (255, 140, 0), (255, 128, 0)</text:p>
          </table:table-cell>
          <table:table-cell office:value-type="string" table:style-name="ce1">
            <text:p>(255, 140, 0), (0, 102, 102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00, 0), (128, 0, 128)</text:p>
          </table:table-cell>
          <table:table-cell office:value-type="string" table:style-name="ce1">
            <text:p>(139, 69, 19), (128, 0, 128), (107, 142, 35), (0, 100, 0), (0, 102, 102), (222, 184, 135)</text:p>
          </table:table-cell>
          <table:table-cell office:value-type="string" table:style-name="ce1">
            <text:p>(0, 100, 0), (0, 102, 102), (107, 142, 35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200, -100), (100, -200), (-100, -200)</text:p>
          </table:table-cell>
          <table:table-cell office:value-type="string" table:style-name="ce1">
            <text:p>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2, 102), (255, 128, 0)</text:p>
          </table:table-cell>
          <table:table-cell office:value-type="string" table:style-name="ce1">
            <text:p>(139, 69, 19), (222, 184, 135), (255, 128, 0), (107, 142, 35), (0, 102, 102), (255, 182, 193)</text:p>
          </table:table-cell>
          <table:table-cell office:value-type="string" table:style-name="ce1">
            <text:p>(139, 69, 19), (255, 182, 193), (255, 128, 0)</text:p>
          </table:table-cell>
          <table:table-cell office:value-type="string" table:style-name="ce1">
            <text:p>(-200, 100), (200, 100), (100, 200)</text:p>
          </table:table-cell>
          <table:table-cell office:value-type="string" table:style-name="ce1">
            <text:p>(-200, 100), (200, 100), (100, 200), (-200, -100), (200, -100), (-100, -200)</text:p>
          </table:table-cell>
          <table:table-cell office:value-type="string" table:style-name="ce1">
            <text:p>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40, 0)</text:p>
          </table:table-cell>
          <table:table-cell office:value-type="string" table:style-name="ce1">
            <text:p>(255, 182, 193), (139, 69, 19), (0, 100, 0), (255, 140, 0)</text:p>
          </table:table-cell>
          <table:table-cell office:value-type="string" table:style-name="ce1">
            <text:p>(0, 100, 0), (255, 182, 193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2, 102), (128, 0, 128)</text:p>
          </table:table-cell>
          <table:table-cell office:value-type="string" table:style-name="ce1">
            <text:p>(255, 128, 0), (222, 184, 135), (255, 140, 0), (128, 0, 128), (0, 102, 102), (0, 100, 0)</text:p>
          </table:table-cell>
          <table:table-cell office:value-type="string" table:style-name="ce1">
            <text:p>(255, 140, 0), (0, 102, 102), (222, 184, 135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222, 184, 135), (0, 102, 102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28, 0)</text:p>
          </table:table-cell>
          <table:table-cell office:value-type="string" table:style-name="ce1">
            <text:p>(222, 184, 135), (255, 128, 0), (0, 100, 0), (0, 230, 115)</text:p>
          </table:table-cell>
          <table:table-cell office:value-type="string" table:style-name="ce1">
            <text:p>(0, 100, 0), (222, 184, 135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39, 69, 19)</text:p>
          </table:table-cell>
          <table:table-cell office:value-type="string" table:style-name="ce1">
            <text:p>(128, 0, 128), (139, 69, 19), (222, 184, 135), (255, 128, 0)</text:p>
          </table:table-cell>
          <table:table-cell office:value-type="string" table:style-name="ce1">
            <text:p>(128, 0, 128), (255, 128, 0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28, 0), (255, 140, 0)</text:p>
          </table:table-cell>
          <table:table-cell office:value-type="string" table:style-name="ce1">
            <text:p>(0, 230, 115), (255, 140, 0), (0, 100, 0), (107, 142, 35), (139, 69, 19), (255, 128, 0)</text:p>
          </table:table-cell>
          <table:table-cell office:value-type="string" table:style-name="ce1">
            <text:p>(139, 69, 19), (107, 142, 35), (255, 140, 0)</text:p>
          </table:table-cell>
          <table:table-cell office:value-type="string" table:style-name="ce1">
            <text:p>(200, 100), (-200, 100), (100, 200)</text:p>
          </table:table-cell>
          <table:table-cell office:value-type="string" table:style-name="ce1">
            <text:p>(200, 100), (-200, 100), (100, 200), (100, -200), (200, -100), (-100, -200)</text:p>
          </table:table-cell>
          <table:table-cell office:value-type="string" table:style-name="ce1">
            <text:p>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2, 102), (128, 0, 128)</text:p>
          </table:table-cell>
          <table:table-cell office:value-type="string" table:style-name="ce1">
            <text:p>(255, 140, 0), (255, 182, 193), (222, 184, 135), (128, 0, 128), (0, 102, 102), (0, 128, 128)</text:p>
          </table:table-cell>
          <table:table-cell office:value-type="string" table:style-name="ce1">
            <text:p>(255, 182, 193), (128, 0, 128), (222, 184, 135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-100, -200), (100, -200), (-200, -100)</text:p>
          </table:table-cell>
          <table:table-cell office:value-type="string" table:style-name="ce1">
            <text:p>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82, 193)</text:p>
          </table:table-cell>
          <table:table-cell office:value-type="string" table:style-name="ce1">
            <text:p>(0, 100, 0), (255, 140, 0), (139, 69, 19), (255, 182, 193)</text:p>
          </table:table-cell>
          <table:table-cell office:value-type="string" table:style-name="ce1">
            <text:p>(255, 182, 193), (255, 140, 0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28, 0)</text:p>
          </table:table-cell>
          <table:table-cell office:value-type="string" table:style-name="ce1">
            <text:p>(0, 100, 0), (255, 140, 0), (139, 69, 19), (255, 128, 0)</text:p>
          </table:table-cell>
          <table:table-cell office:value-type="string" table:style-name="ce1">
            <text:p>(139, 69, 19), (0, 100, 0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22, 184, 135), (255, 128, 0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0, 0)</text:p>
          </table:table-cell>
          <table:table-cell office:value-type="string" table:style-name="ce1">
            <text:p>(107, 142, 35), (128, 0, 128), (139, 69, 19), (0, 100, 0)</text:p>
          </table:table-cell>
          <table:table-cell office:value-type="string" table:style-name="ce1">
            <text:p>(0, 100, 0), (128, 0, 128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2, 102), (255, 140, 0), (139, 69, 19)</text:p>
          </table:table-cell>
          <table:table-cell office:value-type="string" table:style-name="ce1">
            <text:p>(255, 140, 0), (128, 0, 128), (107, 142, 35), (139, 69, 19), (0, 128, 128), (0, 102, 102), (0, 100, 0), (255, 182, 193)</text:p>
          </table:table-cell>
          <table:table-cell office:value-type="string" table:style-name="ce1">
            <text:p>(139, 69, 19), (107, 142, 35), (0, 100, 0), (255, 182, 193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100, -200), (-200, -100), (-100, -200), (200, -100)</text:p>
          </table:table-cell>
          <table:table-cell office:value-type="string" table:style-name="ce1">
            <text:p>(100, -200), 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255, 128, 0), (0, 102, 102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39, 69, 19), (0, 100, 0), (0, 128, 128)</text:p>
          </table:table-cell>
          <table:table-cell office:value-type="string" table:style-name="ce1">
            <text:p>(0, 230, 115), (107, 142, 35), (139, 69, 19), (255, 128, 0), (0, 128, 128), (128, 0, 128), (0, 100, 0), (222, 184, 135)</text:p>
          </table:table-cell>
          <table:table-cell office:value-type="string" table:style-name="ce1">
            <text:p>(139, 69, 19), (0, 128, 128), (255, 128, 0), (128, 0, 128)</text:p>
          </table:table-cell>
          <table:table-cell office:value-type="string" table:style-name="ce1">
            <text:p>(200, 100), (100, 200), (-200, 100), (-100, 200)</text:p>
          </table:table-cell>
          <table:table-cell office:value-type="string" table:style-name="ce1">
            <text:p>(200, 100), (100, 200), (-200, 100), (-100, 200), (-100, -200), (100, -200), (200, -100), (-200, -100)</text:p>
          </table:table-cell>
          <table:table-cell office:value-type="string" table:style-name="ce1">
            <text:p>(-100, -200), 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28, 0, 128), (107, 142, 35)</text:p>
          </table:table-cell>
          <table:table-cell office:value-type="string" table:style-name="ce1">
            <text:p>(128, 0, 128), (222, 184, 135), (0, 100, 0), (0, 102, 102), (107, 142, 35), (255, 128, 0)</text:p>
          </table:table-cell>
          <table:table-cell office:value-type="string" table:style-name="ce1">
            <text:p>(0, 100, 0), (107, 142, 35), (128, 0, 128)</text:p>
          </table:table-cell>
          <table:table-cell office:value-type="string" table:style-name="ce1">
            <text:p>(100, 200), (200, 100), (-200, 100)</text:p>
          </table:table-cell>
          <table:table-cell office:value-type="string" table:style-name="ce1">
            <text:p>(100, 200), (200, 100), (-200, 1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07, 142, 35), (255, 140, 0), (255, 128, 0)</text:p>
          </table:table-cell>
          <table:table-cell office:value-type="string" table:style-name="ce1">
            <text:p>(255, 140, 0), (0, 230, 115), (139, 69, 19), (255, 128, 0), (107, 142, 35), (255, 182, 193), (0, 100, 0), (0, 102, 102)</text:p>
          </table:table-cell>
          <table:table-cell office:value-type="string" table:style-name="ce1">
            <text:p>(0, 230, 115), (255, 182, 193), (255, 140, 0), (255, 128, 0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-200, -100), (-100, -200), (100, -200), (200, -100)</text:p>
          </table:table-cell>
          <table:table-cell office:value-type="string" table:style-name="ce1">
            <text:p>(-200, -100), 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28, 0, 128)</text:p>
          </table:table-cell>
          <table:table-cell office:value-type="string" table:style-name="ce1">
            <text:p>(255, 128, 0), (128, 0, 128), (255, 140, 0), (0, 230, 115)</text:p>
          </table:table-cell>
          <table:table-cell office:value-type="string" table:style-name="ce1">
            <text:p>(255, 128, 0), (128, 0, 128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28, 0), (222, 184, 135), (139, 69, 19)</text:p>
          </table:table-cell>
          <table:table-cell office:value-type="string" table:style-name="ce1">
            <text:p>(222, 184, 135), (107, 142, 35), (0, 100, 0), (128, 0, 128), (255, 182, 193), (255, 128, 0), (139, 69, 19), (0, 128, 128)</text:p>
          </table:table-cell>
          <table:table-cell office:value-type="string" table:style-name="ce1">
            <text:p>(255, 128, 0), (0, 128, 128), (107, 142, 35), (222, 184, 135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200, -100), (-100, -200), (-200, -100), (100, -200)</text:p>
          </table:table-cell>
          <table:table-cell office:value-type="string" table:style-name="ce1">
            <text:p>(200, -100), 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02, 102), (255, 182, 193), (222, 184, 135)</text:p>
          </table:table-cell>
          <table:table-cell office:value-type="string" table:style-name="ce1">
            <text:p>(0, 128, 128), (139, 69, 19), (128, 0, 128), (222, 184, 135), (255, 182, 193), (0, 102, 102), (0, 230, 115), (107, 142, 35)</text:p>
          </table:table-cell>
          <table:table-cell office:value-type="string" table:style-name="ce1">
            <text:p>(222, 184, 135), (0, 230, 115), (0, 128, 128), (107, 142, 35)</text:p>
          </table:table-cell>
          <table:table-cell office:value-type="string" table:style-name="ce1">
            <text:p>(200, 100), (100, 200), (-100, 200), (-200, 100)</text:p>
          </table:table-cell>
          <table:table-cell office:value-type="string" table:style-name="ce1">
            <text:p>(200, 100), (100, 200), (-100, 200), (-200, 100), (-200, -100), (-100, -200), (200, -100), (100, -200)</text:p>
          </table:table-cell>
          <table:table-cell office:value-type="string" table:style-name="ce1">
            <text:p>(-200, -100), 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2, 102), (255, 182, 193), (222, 184, 135)</text:p>
          </table:table-cell>
          <table:table-cell office:value-type="string" table:style-name="ce1">
            <text:p>(255, 128, 0), (0, 102, 102), (128, 0, 128), (139, 69, 19), (107, 142, 35), (222, 184, 135), (255, 182, 193), (0, 230, 115)</text:p>
          </table:table-cell>
          <table:table-cell office:value-type="string" table:style-name="ce1">
            <text:p>(222, 184, 135), (107, 142, 35), (139, 69, 19), (255, 128, 0)</text:p>
          </table:table-cell>
          <table:table-cell office:value-type="string" table:style-name="ce1">
            <text:p>(100, 200), (-100, 200), (200, 100), (-200, 100)</text:p>
          </table:table-cell>
          <table:table-cell office:value-type="string" table:style-name="ce1">
            <text:p>(100, 200), (-100, 200), (200, 100), (-200, 100), (100, -200), (-100, -200), (200, -100), (-200, -100)</text:p>
          </table:table-cell>
          <table:table-cell office:value-type="string" table:style-name="ce1">
            <text:p>(100, -200), 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28, 0), (0, 100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28, 128), (139, 69, 19)</text:p>
          </table:table-cell>
          <table:table-cell office:value-type="string" table:style-name="ce1">
            <text:p>(139, 69, 19), (0, 102, 102), (128, 0, 128), (0, 128, 128), (255, 182, 193), (255, 128, 0)</text:p>
          </table:table-cell>
          <table:table-cell office:value-type="string" table:style-name="ce1">
            <text:p>(255, 128, 0), (139, 69, 19), (0, 128, 128)</text:p>
          </table:table-cell>
          <table:table-cell office:value-type="string" table:style-name="ce1">
            <text:p>(-100, 200), (-200, 100), (200, 100)</text:p>
          </table:table-cell>
          <table:table-cell office:value-type="string" table:style-name="ce1">
            <text:p>(-100, 200), (-200, 100), (200, 100), (100, -200), (200, -100), (-100, -200)</text:p>
          </table:table-cell>
          <table:table-cell office:value-type="string" table:style-name="ce1">
            <text:p>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2, 102), (255, 182, 193), (255, 128, 0)</text:p>
          </table:table-cell>
          <table:table-cell office:value-type="string" table:style-name="ce1">
            <text:p>(0, 102, 102), (0, 230, 115), (222, 184, 135), (0, 100, 0), (255, 128, 0), (255, 140, 0), (255, 182, 193), (139, 69, 19)</text:p>
          </table:table-cell>
          <table:table-cell office:value-type="string" table:style-name="ce1">
            <text:p>(222, 184, 135), (139, 69, 19), (255, 128, 0), (255, 182, 193)</text:p>
          </table:table-cell>
          <table:table-cell office:value-type="string" table:style-name="ce1">
            <text:p>(-200, 100), (-100, 200), (200, 100), (100, 200)</text:p>
          </table:table-cell>
          <table:table-cell office:value-type="string" table:style-name="ce1">
            <text:p>(-200, 100), (-100, 200), (200, 100), (100, 200), (-200, -100), (100, -200), (-100, -200), (200, -100)</text:p>
          </table:table-cell>
          <table:table-cell office:value-type="string" table:style-name="ce1">
            <text:p>(-200, -100), 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230, 115), (255, 128, 0), (222, 184, 135)</text:p>
          </table:table-cell>
          <table:table-cell office:value-type="string" table:style-name="ce1">
            <text:p>(255, 128, 0), (255, 182, 193), (0, 128, 128), (255, 140, 0), (0, 100, 0), (0, 230, 115), (222, 184, 135), (107, 142, 35)</text:p>
          </table:table-cell>
          <table:table-cell office:value-type="string" table:style-name="ce1">
            <text:p>(255, 128, 0), (255, 182, 193), (107, 142, 35), (0, 128, 128)</text:p>
          </table:table-cell>
          <table:table-cell office:value-type="string" table:style-name="ce1">
            <text:p>(100, 200), (-100, 200), (200, 100), (-200, 100)</text:p>
          </table:table-cell>
          <table:table-cell office:value-type="string" table:style-name="ce1">
            <text:p>(100, 200), (-100, 200), (200, 100), (-200, 1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40, 0), (139, 69, 19), (255, 182, 193)</text:p>
          </table:table-cell>
          <table:table-cell office:value-type="string" table:style-name="ce1">
            <text:p>(139, 69, 19), (255, 140, 0), (222, 184, 135), (0, 100, 0), (255, 182, 193), (107, 142, 35), (0, 128, 128), (128, 0, 128)</text:p>
          </table:table-cell>
          <table:table-cell office:value-type="string" table:style-name="ce1">
            <text:p>(255, 140, 0), (128, 0, 128), (222, 184, 135), (0, 100, 0)</text:p>
          </table:table-cell>
          <table:table-cell office:value-type="string" table:style-name="ce1">
            <text:p>(200, 100), (-100, 200), (-200, 100), (100, 200)</text:p>
          </table:table-cell>
          <table:table-cell office:value-type="string" table:style-name="ce1">
            <text:p>(200, 100), (-100, 200), (-200, 100), (100, 200), (200, -100), (-100, -200), (100, -200), (-200, -100)</text:p>
          </table:table-cell>
          <table:table-cell office:value-type="string" table:style-name="ce1">
            <text:p>(200, -100), 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28, 0)</text:p>
          </table:table-cell>
          <table:table-cell office:value-type="string" table:style-name="ce1">
            <text:p>(0, 100, 0), (0, 102, 102), (255, 128, 0), (255, 182, 193)</text:p>
          </table:table-cell>
          <table:table-cell office:value-type="string" table:style-name="ce1">
            <text:p>(255, 182, 193), (255, 128, 0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02, 102)</text:p>
          </table:table-cell>
          <table:table-cell office:value-type="string" table:style-name="ce1">
            <text:p>(255, 128, 0), (139, 69, 19), (0, 102, 102), (0, 230, 115)</text:p>
          </table:table-cell>
          <table:table-cell office:value-type="string" table:style-name="ce1">
            <text:p>(255, 128, 0), (0, 102, 102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139, 69, 19), (255, 140, 0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40, 0)</text:p>
          </table:table-cell>
          <table:table-cell office:value-type="string" table:style-name="ce1">
            <text:p>(0, 128, 128), (255, 140, 0), (0, 230, 115), (255, 182, 193)</text:p>
          </table:table-cell>
          <table:table-cell office:value-type="string" table:style-name="ce1">
            <text:p>(0, 128, 128), (255, 140, 0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255, 140, 0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139, 69, 19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40, 0)</text:p>
          </table:table-cell>
          <table:table-cell office:value-type="string" table:style-name="ce1">
            <text:p>(128, 0, 128), (107, 142, 35), (222, 184, 135), (255, 140, 0)</text:p>
          </table:table-cell>
          <table:table-cell office:value-type="string" table:style-name="ce1">
            <text:p>(107, 142, 35), (222, 184, 135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107, 142, 35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2, 102), (107, 142, 35)</text:p>
          </table:table-cell>
          <table:table-cell office:value-type="string" table:style-name="ce1">
            <text:p>(139, 69, 19), (128, 0, 128), (107, 142, 35), (0, 102, 102), (222, 184, 135), (0, 230, 115)</text:p>
          </table:table-cell>
          <table:table-cell office:value-type="string" table:style-name="ce1">
            <text:p>(128, 0, 128), (0, 230, 115), (222, 184, 135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100, -200), (-200, -100), (-100, -200)</text:p>
          </table:table-cell>
          <table:table-cell office:value-type="string" table:style-name="ce1">
            <text:p>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22, 184, 135), (255, 182, 193), (0, 102, 102)</text:p>
          </table:table-cell>
          <table:table-cell office:value-type="string" table:style-name="ce1">
            <text:p>(107, 142, 35), (0, 102, 102), (222, 184, 135), (255, 140, 0), (0, 128, 128), (139, 69, 19), (255, 182, 193), (255, 128, 0)</text:p>
          </table:table-cell>
          <table:table-cell office:value-type="string" table:style-name="ce1">
            <text:p>(0, 102, 102), (255, 128, 0), (139, 69, 19), (222, 184, 135)</text:p>
          </table:table-cell>
          <table:table-cell office:value-type="string" table:style-name="ce1">
            <text:p>(200, 100), (-100, 200), (-200, 100), (100, 200)</text:p>
          </table:table-cell>
          <table:table-cell office:value-type="string" table:style-name="ce1">
            <text:p>(200, 100), (-100, 200), (-200, 100), (100, 200), (-100, -200), (200, -100), (-200, -100), (100, -200)</text:p>
          </table:table-cell>
          <table:table-cell office:value-type="string" table:style-name="ce1">
            <text:p>(-100, -200), 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82, 193)</text:p>
          </table:table-cell>
          <table:table-cell office:value-type="string" table:style-name="ce1">
            <text:p>(139, 69, 19), (255, 182, 193), (128, 0, 128), (255, 128, 0)</text:p>
          </table:table-cell>
          <table:table-cell office:value-type="string" table:style-name="ce1">
            <text:p>(139, 69, 19), (255, 128, 0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28, 0), (139, 69, 19), (107, 142, 35)</text:p>
          </table:table-cell>
          <table:table-cell office:value-type="string" table:style-name="ce1">
            <text:p>(139, 69, 19), (0, 128, 128), (255, 128, 0), (128, 0, 128), (107, 142, 35), (0, 100, 0), (0, 230, 115), (0, 102, 102)</text:p>
          </table:table-cell>
          <table:table-cell office:value-type="string" table:style-name="ce1">
            <text:p>(0, 128, 128), (0, 230, 115), (255, 128, 0), (139, 69, 19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100, -200), (200, -100), (-100, -200), (-200, -100)</text:p>
          </table:table-cell>
          <table:table-cell office:value-type="string" table:style-name="ce1">
            <text:p>(100, -200), 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28, 0, 128), (255, 128, 0)</text:p>
          </table:table-cell>
          <table:table-cell office:value-type="string" table:style-name="ce1">
            <text:p>(0, 100, 0), (128, 0, 128), (255, 140, 0), (0, 102, 102), (222, 184, 135), (255, 128, 0)</text:p>
          </table:table-cell>
          <table:table-cell office:value-type="string" table:style-name="ce1">
            <text:p>(222, 184, 135), (128, 0, 128), (0, 102, 102)</text:p>
          </table:table-cell>
          <table:table-cell office:value-type="string" table:style-name="ce1">
            <text:p>(200, 100), (100, 200), (-100, 200)</text:p>
          </table:table-cell>
          <table:table-cell office:value-type="string" table:style-name="ce1">
            <text:p>(200, 100), (100, 200), (-100, 2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40, 0), (139, 69, 19)</text:p>
          </table:table-cell>
          <table:table-cell office:value-type="string" table:style-name="ce1">
            <text:p>(0, 102, 102), (0, 230, 115), (255, 140, 0), (128, 0, 128), (255, 182, 193), (139, 69, 19)</text:p>
          </table:table-cell>
          <table:table-cell office:value-type="string" table:style-name="ce1">
            <text:p>(0, 102, 102), (128, 0, 128), (255, 140, 0)</text:p>
          </table:table-cell>
          <table:table-cell office:value-type="string" table:style-name="ce1">
            <text:p>(100, 200), (-100, 200), (-200, 100)</text:p>
          </table:table-cell>
          <table:table-cell office:value-type="string" table:style-name="ce1">
            <text:p>(100, 200), (-100, 200), (-200, 1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22, 184, 135), (107, 142, 35), (0, 230, 115)</text:p>
          </table:table-cell>
          <table:table-cell office:value-type="string" table:style-name="ce1">
            <text:p>(107, 142, 35), (222, 184, 135), (0, 100, 0), (255, 182, 193), (255, 128, 0), (0, 102, 102), (0, 230, 115), (139, 69, 19)</text:p>
          </table:table-cell>
          <table:table-cell office:value-type="string" table:style-name="ce1">
            <text:p>(222, 184, 135), (0, 230, 115), (139, 69, 19), (255, 128, 0)</text:p>
          </table:table-cell>
          <table:table-cell office:value-type="string" table:style-name="ce1">
            <text:p>(100, 200), (-200, 100), (-100, 200), (200, 100)</text:p>
          </table:table-cell>
          <table:table-cell office:value-type="string" table:style-name="ce1">
            <text:p>(100, 200), (-200, 100), (-100, 200), (200, 100), (100, -200), (-200, -100), (-100, -200), (200, -100)</text:p>
          </table:table-cell>
          <table:table-cell office:value-type="string" table:style-name="ce1">
            <text:p>(100, -200), 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82, 193)</text:p>
          </table:table-cell>
          <table:table-cell office:value-type="string" table:style-name="ce1">
            <text:p>(255, 182, 193), (222, 184, 135), (107, 142, 35), (128, 0, 128)</text:p>
          </table:table-cell>
          <table:table-cell office:value-type="string" table:style-name="ce1">
            <text:p>(107, 142, 35), (222, 184, 135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07, 142, 35), (139, 69, 19)</text:p>
          </table:table-cell>
          <table:table-cell office:value-type="string" table:style-name="ce1">
            <text:p>(255, 128, 0), (0, 230, 115), (107, 142, 35), (255, 182, 193), (0, 100, 0), (139, 69, 19)</text:p>
          </table:table-cell>
          <table:table-cell office:value-type="string" table:style-name="ce1">
            <text:p>(255, 182, 193), (0, 100, 0), (139, 69, 19)</text:p>
          </table:table-cell>
          <table:table-cell office:value-type="string" table:style-name="ce1">
            <text:p>(100, 200), (200, 100), (-100, 200)</text:p>
          </table:table-cell>
          <table:table-cell office:value-type="string" table:style-name="ce1">
            <text:p>(100, 200), (200, 100), (-100, 200), (100, -200), (-100, -200), (200, -100)</text:p>
          </table:table-cell>
          <table:table-cell office:value-type="string" table:style-name="ce1">
            <text:p>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230, 115), (255, 140, 0), (255, 128, 0)</text:p>
          </table:table-cell>
          <table:table-cell office:value-type="string" table:style-name="ce1">
            <text:p>(0, 230, 115), (139, 69, 19), (255, 182, 193), (255, 128, 0), (255, 140, 0), (0, 128, 128), (128, 0, 128), (0, 102, 102)</text:p>
          </table:table-cell>
          <table:table-cell office:value-type="string" table:style-name="ce1">
            <text:p>(128, 0, 128), (0, 230, 115), (255, 128, 0), (255, 140, 0)</text:p>
          </table:table-cell>
          <table:table-cell office:value-type="string" table:style-name="ce1">
            <text:p>(-200, 100), (-100, 200), (200, 100), (100, 200)</text:p>
          </table:table-cell>
          <table:table-cell office:value-type="string" table:style-name="ce1">
            <text:p>(-200, 100), (-100, 200), (200, 100), (100, 200), (-200, -100), (100, -200), (-100, -200), (200, -100)</text:p>
          </table:table-cell>
          <table:table-cell office:value-type="string" table:style-name="ce1">
            <text:p>(-200, -100), 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139, 69, 19), (0, 100, 0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0, 0)</text:p>
          </table:table-cell>
          <table:table-cell office:value-type="string" table:style-name="ce1">
            <text:p>(0, 128, 128), (255, 128, 0), (0, 230, 115), (0, 100, 0)</text:p>
          </table:table-cell>
          <table:table-cell office:value-type="string" table:style-name="ce1">
            <text:p>(255, 128, 0), (0, 230, 115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28, 128), (0, 230, 115)</text:p>
          </table:table-cell>
          <table:table-cell office:value-type="string" table:style-name="ce1">
            <text:p>(222, 184, 135), (0, 230, 115), (255, 140, 0), (107, 142, 35), (0, 100, 0), (0, 128, 128)</text:p>
          </table:table-cell>
          <table:table-cell office:value-type="string" table:style-name="ce1">
            <text:p>(107, 142, 35), (255, 140, 0), (0, 100, 0)</text:p>
          </table:table-cell>
          <table:table-cell office:value-type="string" table:style-name="ce1">
            <text:p>(200, 100), (-200, 100), (100, 200)</text:p>
          </table:table-cell>
          <table:table-cell office:value-type="string" table:style-name="ce1">
            <text:p>(200, 100), (-200, 100), (100, 200), (-200, -100), (100, -200), (200, -100)</text:p>
          </table:table-cell>
          <table:table-cell office:value-type="string" table:style-name="ce1">
            <text:p>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40, 0)</text:p>
          </table:table-cell>
          <table:table-cell office:value-type="string" table:style-name="ce1">
            <text:p>(255, 140, 0), (139, 69, 19), (222, 184, 135), (0, 102, 102)</text:p>
          </table:table-cell>
          <table:table-cell office:value-type="string" table:style-name="ce1">
            <text:p>(255, 140, 0), (139, 69, 19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28, 0), (107, 142, 35), (128, 0, 128)</text:p>
          </table:table-cell>
          <table:table-cell office:value-type="string" table:style-name="ce1">
            <text:p>(0, 230, 115), (0, 102, 102), (107, 142, 35), (222, 184, 135), (128, 0, 128), (255, 128, 0), (255, 182, 193), (139, 69, 19)</text:p>
          </table:table-cell>
          <table:table-cell office:value-type="string" table:style-name="ce1">
            <text:p>(0, 102, 102), (107, 142, 35), (128, 0, 128), (222, 184, 135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200, -100), (100, -200), (-200, -100), (-100, -200)</text:p>
          </table:table-cell>
          <table:table-cell office:value-type="string" table:style-name="ce1">
            <text:p>(200, -100), 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2, 102)</text:p>
          </table:table-cell>
          <table:table-cell office:value-type="string" table:style-name="ce1">
            <text:p>(0, 230, 115), (0, 102, 102), (107, 142, 35), (255, 140, 0)</text:p>
          </table:table-cell>
          <table:table-cell office:value-type="string" table:style-name="ce1">
            <text:p>(0, 102, 102), (255, 140, 0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82, 193)</text:p>
          </table:table-cell>
          <table:table-cell office:value-type="string" table:style-name="ce1">
            <text:p>(0, 102, 102), (139, 69, 19), (255, 182, 193), (128, 0, 128)</text:p>
          </table:table-cell>
          <table:table-cell office:value-type="string" table:style-name="ce1">
            <text:p>(0, 102, 102), (139, 69, 19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22, 184, 135), (0, 230, 115)</text:p>
          </table:table-cell>
          <table:table-cell office:value-type="string" table:style-name="ce1">
            <text:p>(222, 184, 135), (128, 0, 128), (0, 102, 102), (255, 128, 0), (255, 182, 193), (0, 230, 115)</text:p>
          </table:table-cell>
          <table:table-cell office:value-type="string" table:style-name="ce1">
            <text:p>(255, 182, 193), (0, 230, 115), (222, 184, 135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-200, -100), (200, -100), (100, -200)</text:p>
          </table:table-cell>
          <table:table-cell office:value-type="string" table:style-name="ce1">
            <text:p>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2, 102)</text:p>
          </table:table-cell>
          <table:table-cell office:value-type="string" table:style-name="ce1">
            <text:p>(255, 140, 0), (0, 230, 115), (0, 102, 102), (0, 100, 0)</text:p>
          </table:table-cell>
          <table:table-cell office:value-type="string" table:style-name="ce1">
            <text:p>(0, 102, 102), (0, 100, 0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230, 115)</text:p>
          </table:table-cell>
          <table:table-cell office:value-type="string" table:style-name="ce1">
            <text:p>(0, 230, 115), (255, 140, 0), (255, 128, 0), (255, 182, 193)</text:p>
          </table:table-cell>
          <table:table-cell office:value-type="string" table:style-name="ce1">
            <text:p>(255, 140, 0), (0, 230, 115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230, 115), (0, 102, 102)</text:p>
          </table:table-cell>
          <table:table-cell office:value-type="string" table:style-name="ce1">
            <text:p>(0, 102, 102), (128, 0, 128), (255, 182, 193), (255, 140, 0), (0, 230, 115), (139, 69, 19)</text:p>
          </table:table-cell>
          <table:table-cell office:value-type="string" table:style-name="ce1">
            <text:p>(0, 102, 102), (139, 69, 19), (0, 230, 115)</text:p>
          </table:table-cell>
          <table:table-cell office:value-type="string" table:style-name="ce1">
            <text:p>(100, 200), (-100, 200), (-200, 100)</text:p>
          </table:table-cell>
          <table:table-cell office:value-type="string" table:style-name="ce1">
            <text:p>(100, 200), (-100, 200), (-200, 1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22, 184, 135)</text:p>
          </table:table-cell>
          <table:table-cell office:value-type="string" table:style-name="ce1">
            <text:p>(222, 184, 135), (139, 69, 19), (0, 100, 0), (255, 128, 0)</text:p>
          </table:table-cell>
          <table:table-cell office:value-type="string" table:style-name="ce1">
            <text:p>(222, 184, 135), (139, 69, 19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82, 193), (0, 128, 128), (128, 0, 128)</text:p>
          </table:table-cell>
          <table:table-cell office:value-type="string" table:style-name="ce1">
            <text:p>(128, 0, 128), (0, 100, 0), (139, 69, 19), (0, 128, 128), (222, 184, 135), (107, 142, 35), (255, 128, 0), (255, 182, 193)</text:p>
          </table:table-cell>
          <table:table-cell office:value-type="string" table:style-name="ce1">
            <text:p>(0, 128, 128), (128, 0, 128), (255, 128, 0), (255, 182, 193)</text:p>
          </table:table-cell>
          <table:table-cell office:value-type="string" table:style-name="ce1">
            <text:p>(-200, 100), (200, 100), (-100, 200), (100, 200)</text:p>
          </table:table-cell>
          <table:table-cell office:value-type="string" table:style-name="ce1">
            <text:p>(-200, 100), (200, 100), (-100, 200), (100, 200), (100, -200), (-100, -200), (200, -100), (-200, -100)</text:p>
          </table:table-cell>
          <table:table-cell office:value-type="string" table:style-name="ce1">
            <text:p>(100, -200), 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82, 193), (255, 128, 0)</text:p>
          </table:table-cell>
          <table:table-cell office:value-type="string" table:style-name="ce1">
            <text:p>(107, 142, 35), (255, 128, 0), (255, 140, 0), (255, 182, 193), (139, 69, 19), (0, 230, 115)</text:p>
          </table:table-cell>
          <table:table-cell office:value-type="string" table:style-name="ce1">
            <text:p>(0, 230, 115), (255, 140, 0), (255, 182, 193)</text:p>
          </table:table-cell>
          <table:table-cell office:value-type="string" table:style-name="ce1">
            <text:p>(-200, 100), (100, 200), (-100, 200)</text:p>
          </table:table-cell>
          <table:table-cell office:value-type="string" table:style-name="ce1">
            <text:p>(-200, 100), (100, 200), (-100, 200), (200, -100), (-100, -200), (100, -200)</text:p>
          </table:table-cell>
          <table:table-cell office:value-type="string" table:style-name="ce1">
            <text:p>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00, 0), (255, 182, 193)</text:p>
          </table:table-cell>
          <table:table-cell office:value-type="string" table:style-name="ce1">
            <text:p>(0, 102, 102), (255, 128, 0), (0, 100, 0), (255, 140, 0), (255, 182, 193), (0, 230, 115)</text:p>
          </table:table-cell>
          <table:table-cell office:value-type="string" table:style-name="ce1">
            <text:p>(255, 140, 0), (255, 182, 193), (0, 230, 115)</text:p>
          </table:table-cell>
          <table:table-cell office:value-type="string" table:style-name="ce1">
            <text:p>(-100, 200), (100, 200), (200, 100)</text:p>
          </table:table-cell>
          <table:table-cell office:value-type="string" table:style-name="ce1">
            <text:p>(-100, 200), (100, 200), (200, 100), (200, -100), (-200, -100), (100, -200)</text:p>
          </table:table-cell>
          <table:table-cell office:value-type="string" table:style-name="ce1">
            <text:p>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39, 69, 19)</text:p>
          </table:table-cell>
          <table:table-cell office:value-type="string" table:style-name="ce1">
            <text:p>(0, 100, 0), (255, 140, 0), (139, 69, 19), (255, 128, 0)</text:p>
          </table:table-cell>
          <table:table-cell office:value-type="string" table:style-name="ce1">
            <text:p>(255, 140, 0), (0, 100, 0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28, 0, 128), (255, 182, 193), (255, 140, 0)</text:p>
          </table:table-cell>
          <table:table-cell office:value-type="string" table:style-name="ce1">
            <text:p>(0, 230, 115), (0, 128, 128), (139, 69, 19), (255, 128, 0), (107, 142, 35), (255, 182, 193), (255, 140, 0), (128, 0, 128)</text:p>
          </table:table-cell>
          <table:table-cell office:value-type="string" table:style-name="ce1">
            <text:p>(0, 128, 128), (0, 230, 115), (128, 0, 128), (255, 140, 0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200, -100), (100, -200), (-100, -200), (-200, -100)</text:p>
          </table:table-cell>
          <table:table-cell office:value-type="string" table:style-name="ce1">
            <text:p>(200, -100), 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28, 0), (255, 140, 0)</text:p>
          </table:table-cell>
          <table:table-cell office:value-type="string" table:style-name="ce1">
            <text:p>(0, 102, 102), (0, 230, 115), (255, 140, 0), (222, 184, 135), (0, 128, 128), (255, 128, 0)</text:p>
          </table:table-cell>
          <table:table-cell office:value-type="string" table:style-name="ce1">
            <text:p>(255, 140, 0), (0, 102, 102), (0, 230, 115)</text:p>
          </table:table-cell>
          <table:table-cell office:value-type="string" table:style-name="ce1">
            <text:p>(-100, 200), (200, 100), (-200, 100)</text:p>
          </table:table-cell>
          <table:table-cell office:value-type="string" table:style-name="ce1">
            <text:p>(-100, 200), (200, 100), (-200, 100), (100, -200), (-100, -200), (200, -100)</text:p>
          </table:table-cell>
          <table:table-cell office:value-type="string" table:style-name="ce1">
            <text:p>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40, 0)</text:p>
          </table:table-cell>
          <table:table-cell office:value-type="string" table:style-name="ce1">
            <text:p>(0, 230, 115), (255, 140, 0), (107, 142, 35), (255, 182, 193)</text:p>
          </table:table-cell>
          <table:table-cell office:value-type="string" table:style-name="ce1">
            <text:p>(0, 230, 115), (255, 182, 193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28, 128), (222, 184, 135), (128, 0, 128)</text:p>
          </table:table-cell>
          <table:table-cell office:value-type="string" table:style-name="ce1">
            <text:p>(107, 142, 35), (255, 128, 0), (139, 69, 19), (0, 128, 128), (222, 184, 135), (128, 0, 128), (255, 182, 193), (0, 100, 0)</text:p>
          </table:table-cell>
          <table:table-cell office:value-type="string" table:style-name="ce1">
            <text:p>(0, 128, 128), (128, 0, 128), (255, 128, 0), (139, 69, 19)</text:p>
          </table:table-cell>
          <table:table-cell office:value-type="string" table:style-name="ce1">
            <text:p>(-100, 200), (100, 200), (200, 100), (-200, 100)</text:p>
          </table:table-cell>
          <table:table-cell office:value-type="string" table:style-name="ce1">
            <text:p>(-100, 200), (100, 200), (200, 100), (-200, 100), (200, -100), (100, -200), (-200, -100), (-100, -200)</text:p>
          </table:table-cell>
          <table:table-cell office:value-type="string" table:style-name="ce1">
            <text:p>(200, -100), 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230, 115)</text:p>
          </table:table-cell>
          <table:table-cell office:value-type="string" table:style-name="ce1">
            <text:p>(0, 230, 115), (255, 128, 0), (255, 182, 193), (0, 100, 0)</text:p>
          </table:table-cell>
          <table:table-cell office:value-type="string" table:style-name="ce1">
            <text:p>(255, 182, 193), (0, 230, 115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28, 0)</text:p>
          </table:table-cell>
          <table:table-cell office:value-type="string" table:style-name="ce1">
            <text:p>(222, 184, 135), (255, 182, 193), (128, 0, 128), (255, 128, 0)</text:p>
          </table:table-cell>
          <table:table-cell office:value-type="string" table:style-name="ce1">
            <text:p>(222, 184, 135), (128, 0, 128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2, 102)</text:p>
          </table:table-cell>
          <table:table-cell office:value-type="string" table:style-name="ce1">
            <text:p>(255, 182, 193), (0, 102, 102), (255, 128, 0), (107, 142, 35)</text:p>
          </table:table-cell>
          <table:table-cell office:value-type="string" table:style-name="ce1">
            <text:p>(107, 142, 35), (0, 102, 102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28, 0, 128), (0, 102, 102), (255, 128, 0)</text:p>
          </table:table-cell>
          <table:table-cell office:value-type="string" table:style-name="ce1">
            <text:p>(255, 182, 193), (128, 0, 128), (0, 128, 128), (0, 102, 102), (222, 184, 135), (139, 69, 19), (107, 142, 35), (255, 128, 0)</text:p>
          </table:table-cell>
          <table:table-cell office:value-type="string" table:style-name="ce1">
            <text:p>(0, 102, 102), (139, 69, 19), (107, 142, 35), (255, 182, 193)</text:p>
          </table:table-cell>
          <table:table-cell office:value-type="string" table:style-name="ce1">
            <text:p>(-200, 100), (200, 100), (-100, 200), (100, 200)</text:p>
          </table:table-cell>
          <table:table-cell office:value-type="string" table:style-name="ce1">
            <text:p>(-200, 100), (200, 100), (-100, 200), (100, 200), (-200, -100), (200, -100), (100, -200), (-100, -200)</text:p>
          </table:table-cell>
          <table:table-cell office:value-type="string" table:style-name="ce1">
            <text:p>(-200, -100), 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02, 102)</text:p>
          </table:table-cell>
          <table:table-cell office:value-type="string" table:style-name="ce1">
            <text:p>(255, 140, 0), (0, 100, 0), (255, 182, 193), (0, 102, 102)</text:p>
          </table:table-cell>
          <table:table-cell office:value-type="string" table:style-name="ce1">
            <text:p>(0, 100, 0), (255, 182, 193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0, 100, 0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0, 230, 115), (255, 182, 193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255, 128, 0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0, 230, 115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28, 0)</text:p>
          </table:table-cell>
          <table:table-cell office:value-type="string" table:style-name="ce1">
            <text:p>(255, 128, 0), (139, 69, 19), (0, 102, 102), (255, 140, 0)</text:p>
          </table:table-cell>
          <table:table-cell office:value-type="string" table:style-name="ce1">
            <text:p>(255, 140, 0), (255, 128, 0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0, 0), (139, 69, 19)</text:p>
          </table:table-cell>
          <table:table-cell office:value-type="string" table:style-name="ce1">
            <text:p>(0, 100, 0), (222, 184, 135), (0, 230, 115), (128, 0, 128), (0, 128, 128), (139, 69, 19)</text:p>
          </table:table-cell>
          <table:table-cell office:value-type="string" table:style-name="ce1">
            <text:p>(0, 128, 128), (222, 184, 135), (0, 230, 115)</text:p>
          </table:table-cell>
          <table:table-cell office:value-type="string" table:style-name="ce1">
            <text:p>(-200, 100), (200, 100), (100, 200)</text:p>
          </table:table-cell>
          <table:table-cell office:value-type="string" table:style-name="ce1">
            <text:p>(-200, 100), (200, 100), (100, 2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0, 102, 102), (255, 140, 0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0, 0), (0, 102, 102)</text:p>
          </table:table-cell>
          <table:table-cell office:value-type="string" table:style-name="ce1">
            <text:p>(0, 100, 0), (139, 69, 19), (255, 128, 0), (0, 102, 102), (128, 0, 128), (255, 140, 0)</text:p>
          </table:table-cell>
          <table:table-cell office:value-type="string" table:style-name="ce1">
            <text:p>(255, 140, 0), (128, 0, 128), (0, 102, 102)</text:p>
          </table:table-cell>
          <table:table-cell office:value-type="string" table:style-name="ce1">
            <text:p>(100, 200), (-200, 100), (200, 100)</text:p>
          </table:table-cell>
          <table:table-cell office:value-type="string" table:style-name="ce1">
            <text:p>(100, 200), (-200, 100), (200, 100), (-100, -200), (-200, -100), (200, -100)</text:p>
          </table:table-cell>
          <table:table-cell office:value-type="string" table:style-name="ce1">
            <text:p>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0, 128, 128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230, 115)</text:p>
          </table:table-cell>
          <table:table-cell office:value-type="string" table:style-name="ce1">
            <text:p>(255, 140, 0), (0, 230, 115), (0, 100, 0), (255, 182, 193)</text:p>
          </table:table-cell>
          <table:table-cell office:value-type="string" table:style-name="ce1">
            <text:p>(255, 182, 193), (0, 100, 0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230, 115)</text:p>
          </table:table-cell>
          <table:table-cell office:value-type="string" table:style-name="ce1">
            <text:p>(128, 0, 128), (222, 184, 135), (0, 100, 0), (0, 230, 115)</text:p>
          </table:table-cell>
          <table:table-cell office:value-type="string" table:style-name="ce1">
            <text:p>(0, 100, 0), (222, 184, 135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28, 0, 128), (0, 230, 115), (107, 142, 35)</text:p>
          </table:table-cell>
          <table:table-cell office:value-type="string" table:style-name="ce1">
            <text:p>(107, 142, 35), (222, 184, 135), (255, 128, 0), (0, 128, 128), (128, 0, 128), (139, 69, 19), (0, 230, 115), (255, 140, 0)</text:p>
          </table:table-cell>
          <table:table-cell office:value-type="string" table:style-name="ce1">
            <text:p>(128, 0, 128), (107, 142, 35), (0, 128, 128), (255, 140, 0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100, -200), (-100, -200), (200, -100), (-200, -100)</text:p>
          </table:table-cell>
          <table:table-cell office:value-type="string" table:style-name="ce1">
            <text:p>(100, -200), 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0, 0)</text:p>
          </table:table-cell>
          <table:table-cell office:value-type="string" table:style-name="ce1">
            <text:p>(0, 102, 102), (0, 100, 0), (255, 128, 0), (139, 69, 19)</text:p>
          </table:table-cell>
          <table:table-cell office:value-type="string" table:style-name="ce1">
            <text:p>(0, 102, 102), (0, 100, 0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82, 193)</text:p>
          </table:table-cell>
          <table:table-cell office:value-type="string" table:style-name="ce1">
            <text:p>(255, 128, 0), (0, 128, 128), (255, 182, 193), (0, 102, 102)</text:p>
          </table:table-cell>
          <table:table-cell office:value-type="string" table:style-name="ce1">
            <text:p>(255, 182, 193), (255, 128, 0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0, 0), (128, 0, 128)</text:p>
          </table:table-cell>
          <table:table-cell office:value-type="string" table:style-name="ce1">
            <text:p>(222, 184, 135), (128, 0, 128), (0, 128, 128), (107, 142, 35), (0, 100, 0), (0, 102, 102)</text:p>
          </table:table-cell>
          <table:table-cell office:value-type="string" table:style-name="ce1">
            <text:p>(0, 128, 128), (107, 142, 35), (0, 102, 102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-100, -200), (200, -100), (100, -200)</text:p>
          </table:table-cell>
          <table:table-cell office:value-type="string" table:style-name="ce1">
            <text:p>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07, 142, 35)</text:p>
          </table:table-cell>
          <table:table-cell office:value-type="string" table:style-name="ce1">
            <text:p>(255, 182, 193), (0, 128, 128), (222, 184, 135), (107, 142, 35)</text:p>
          </table:table-cell>
          <table:table-cell office:value-type="string" table:style-name="ce1">
            <text:p>(255, 182, 193), (0, 128, 128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02, 102), (107, 142, 35)</text:p>
          </table:table-cell>
          <table:table-cell office:value-type="string" table:style-name="ce1">
            <text:p>(255, 128, 0), (0, 102, 102), (107, 142, 35), (222, 184, 135), (255, 140, 0), (139, 69, 19)</text:p>
          </table:table-cell>
          <table:table-cell office:value-type="string" table:style-name="ce1">
            <text:p>(107, 142, 35), (255, 140, 0), (222, 184, 135)</text:p>
          </table:table-cell>
          <table:table-cell office:value-type="string" table:style-name="ce1">
            <text:p>(-200, 100), (-100, 200), (200, 100)</text:p>
          </table:table-cell>
          <table:table-cell office:value-type="string" table:style-name="ce1">
            <text:p>(-200, 100), (-100, 200), (200, 100), (100, -200), (200, -100), (-100, -200)</text:p>
          </table:table-cell>
          <table:table-cell office:value-type="string" table:style-name="ce1">
            <text:p>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0, 100, 0), (139, 69, 19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28, 0), (107, 142, 35), (0, 100, 0)</text:p>
          </table:table-cell>
          <table:table-cell office:value-type="string" table:style-name="ce1">
            <text:p>(0, 100, 0), (255, 128, 0), (107, 142, 35), (222, 184, 135), (128, 0, 128), (139, 69, 19), (255, 140, 0), (255, 182, 193)</text:p>
          </table:table-cell>
          <table:table-cell office:value-type="string" table:style-name="ce1">
            <text:p>(222, 184, 135), (255, 128, 0), (107, 142, 35), (128, 0, 128)</text:p>
          </table:table-cell>
          <table:table-cell office:value-type="string" table:style-name="ce1">
            <text:p>(100, 200), (-100, 200), (-200, 100), (200, 100)</text:p>
          </table:table-cell>
          <table:table-cell office:value-type="string" table:style-name="ce1">
            <text:p>(100, 200), (-100, 200), (-200, 100), (200, 100), (-100, -200), (-200, -100), (100, -200), (200, -100)</text:p>
          </table:table-cell>
          <table:table-cell office:value-type="string" table:style-name="ce1">
            <text:p>(-100, -200), 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82, 193)</text:p>
          </table:table-cell>
          <table:table-cell office:value-type="string" table:style-name="ce1">
            <text:p>(255, 128, 0), (0, 230, 115), (0, 100, 0), (255, 182, 193)</text:p>
          </table:table-cell>
          <table:table-cell office:value-type="string" table:style-name="ce1">
            <text:p>(0, 100, 0), (255, 182, 193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0, 0), (255, 140, 0), (139, 69, 19)</text:p>
          </table:table-cell>
          <table:table-cell office:value-type="string" table:style-name="ce1">
            <text:p>(255, 140, 0), (222, 184, 135), (0, 102, 102), (255, 182, 193), (107, 142, 35), (0, 128, 128), (139, 69, 19), (0, 100, 0)</text:p>
          </table:table-cell>
          <table:table-cell office:value-type="string" table:style-name="ce1">
            <text:p>(222, 184, 135), (107, 142, 35), (0, 128, 128), (0, 100, 0)</text:p>
          </table:table-cell>
          <table:table-cell office:value-type="string" table:style-name="ce1">
            <text:p>(-200, 100), (100, 200), (-100, 200), (200, 100)</text:p>
          </table:table-cell>
          <table:table-cell office:value-type="string" table:style-name="ce1">
            <text:p>(-200, 100), (100, 200), (-100, 200), (200, 100), (200, -100), (100, -200), (-200, -100), (-100, -200)</text:p>
          </table:table-cell>
          <table:table-cell office:value-type="string" table:style-name="ce1">
            <text:p>(200, -100), 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28, 0, 128)</text:p>
          </table:table-cell>
          <table:table-cell office:value-type="string" table:style-name="ce1">
            <text:p>(128, 0, 128), (0, 128, 128), (107, 142, 35), (255, 128, 0)</text:p>
          </table:table-cell>
          <table:table-cell office:value-type="string" table:style-name="ce1">
            <text:p>(255, 128, 0), (128, 0, 128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39, 69, 19), (255, 182, 193), (0, 128, 128)</text:p>
          </table:table-cell>
          <table:table-cell office:value-type="string" table:style-name="ce1">
            <text:p>(0, 230, 115), (139, 69, 19), (0, 102, 102), (0, 100, 0), (255, 140, 0), (255, 182, 193), (128, 0, 128), (0, 128, 128)</text:p>
          </table:table-cell>
          <table:table-cell office:value-type="string" table:style-name="ce1">
            <text:p>(255, 140, 0), (139, 69, 19), (0, 100, 0), (255, 182, 193)</text:p>
          </table:table-cell>
          <table:table-cell office:value-type="string" table:style-name="ce1">
            <text:p>(200, 100), (-100, 200), (-200, 100), (100, 200)</text:p>
          </table:table-cell>
          <table:table-cell office:value-type="string" table:style-name="ce1">
            <text:p>(200, 100), (-100, 200), (-200, 100), (100, 200), (100, -200), (200, -100), (-100, -200), (-200, -100)</text:p>
          </table:table-cell>
          <table:table-cell office:value-type="string" table:style-name="ce1">
            <text:p>(100, -200), 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100, 0), (0, 230, 11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0, 230, 115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0, 0), (255, 140, 0), (255, 182, 193)</text:p>
          </table:table-cell>
          <table:table-cell office:value-type="string" table:style-name="ce1">
            <text:p>(255, 182, 193), (222, 184, 135), (255, 140, 0), (0, 100, 0), (0, 230, 115), (255, 128, 0), (0, 128, 128), (139, 69, 19)</text:p>
          </table:table-cell>
          <table:table-cell office:value-type="string" table:style-name="ce1">
            <text:p>(255, 140, 0), (255, 128, 0), (0, 230, 115), (0, 128, 128)</text:p>
          </table:table-cell>
          <table:table-cell office:value-type="string" table:style-name="ce1">
            <text:p>(-200, 100), (100, 200), (-100, 200), (200, 100)</text:p>
          </table:table-cell>
          <table:table-cell office:value-type="string" table:style-name="ce1">
            <text:p>(-200, 100), (100, 200), (-100, 200), (200, 100), (-100, -200), (100, -200), (-200, -100), (200, -100)</text:p>
          </table:table-cell>
          <table:table-cell office:value-type="string" table:style-name="ce1">
            <text:p>(-100, -200), 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28, 128), (0, 102, 102)</text:p>
          </table:table-cell>
          <table:table-cell office:value-type="string" table:style-name="ce1">
            <text:p>(255, 182, 193), (0, 102, 102), (255, 128, 0), (255, 140, 0), (0, 128, 128), (0, 230, 115)</text:p>
          </table:table-cell>
          <table:table-cell office:value-type="string" table:style-name="ce1">
            <text:p>(255, 182, 193), (0, 230, 115), (0, 102, 102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28, 128)</text:p>
          </table:table-cell>
          <table:table-cell office:value-type="string" table:style-name="ce1">
            <text:p>(128, 0, 128), (0, 128, 128), (107, 142, 35), (255, 128, 0)</text:p>
          </table:table-cell>
          <table:table-cell office:value-type="string" table:style-name="ce1">
            <text:p>(128, 0, 128), (107, 142, 35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82, 193), (0, 100, 0)</text:p>
          </table:table-cell>
          <table:table-cell office:value-type="string" table:style-name="ce1">
            <text:p>(255, 182, 193), (128, 0, 128), (222, 184, 135), (0, 230, 115), (0, 102, 102), (0, 100, 0)</text:p>
          </table:table-cell>
          <table:table-cell office:value-type="string" table:style-name="ce1">
            <text:p>(0, 100, 0), (0, 102, 102), (0, 230, 115)</text:p>
          </table:table-cell>
          <table:table-cell office:value-type="string" table:style-name="ce1">
            <text:p>(-100, 200), (100, 200), (200, 100)</text:p>
          </table:table-cell>
          <table:table-cell office:value-type="string" table:style-name="ce1">
            <text:p>(-100, 200), (100, 200), (200, 100), (200, -100), (100, -200), (-100, -200)</text:p>
          </table:table-cell>
          <table:table-cell office:value-type="string" table:style-name="ce1">
            <text:p>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2, 102)</text:p>
          </table:table-cell>
          <table:table-cell office:value-type="string" table:style-name="ce1">
            <text:p>(222, 184, 135), (139, 69, 19), (0, 102, 102), (255, 182, 193)</text:p>
          </table:table-cell>
          <table:table-cell office:value-type="string" table:style-name="ce1">
            <text:p>(222, 184, 135), (255, 182, 193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39, 69, 19), (0, 100, 0)</text:p>
          </table:table-cell>
          <table:table-cell office:value-type="string" table:style-name="ce1">
            <text:p>(0, 102, 102), (107, 142, 35), (255, 140, 0), (139, 69, 19), (0, 100, 0), (128, 0, 128)</text:p>
          </table:table-cell>
          <table:table-cell office:value-type="string" table:style-name="ce1">
            <text:p>(0, 102, 102), (128, 0, 128), (107, 142, 35)</text:p>
          </table:table-cell>
          <table:table-cell office:value-type="string" table:style-name="ce1">
            <text:p>(-200, 100), (-100, 200), (200, 100)</text:p>
          </table:table-cell>
          <table:table-cell office:value-type="string" table:style-name="ce1">
            <text:p>(-200, 100), (-100, 200), (200, 100), (-100, -200), (100, -200), (200, -100)</text:p>
          </table:table-cell>
          <table:table-cell office:value-type="string" table:style-name="ce1">
            <text:p>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0, 0)</text:p>
          </table:table-cell>
          <table:table-cell office:value-type="string" table:style-name="ce1">
            <text:p>(0, 100, 0), (255, 140, 0), (139, 69, 19), (255, 182, 193)</text:p>
          </table:table-cell>
          <table:table-cell office:value-type="string" table:style-name="ce1">
            <text:p>(255, 182, 193), (255, 140, 0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2, 102), (107, 142, 35), (222, 184, 135)</text:p>
          </table:table-cell>
          <table:table-cell office:value-type="string" table:style-name="ce1">
            <text:p>(0, 102, 102), (0, 230, 115), (255, 128, 0), (255, 140, 0), (107, 142, 35), (139, 69, 19), (0, 128, 128), (222, 184, 135)</text:p>
          </table:table-cell>
          <table:table-cell office:value-type="string" table:style-name="ce1">
            <text:p>(0, 102, 102), (0, 128, 128), (0, 230, 115), (139, 69, 19)</text:p>
          </table:table-cell>
          <table:table-cell office:value-type="string" table:style-name="ce1">
            <text:p>(100, 200), (-100, 200), (200, 100), (-200, 100)</text:p>
          </table:table-cell>
          <table:table-cell office:value-type="string" table:style-name="ce1">
            <text:p>(100, 200), (-100, 200), (200, 100), (-200, 1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0, 0), (0, 102, 102), (255, 182, 193)</text:p>
          </table:table-cell>
          <table:table-cell office:value-type="string" table:style-name="ce1">
            <text:p>(255, 128, 0), (255, 140, 0), (0, 102, 102), (128, 0, 128), (255, 182, 193), (0, 100, 0), (222, 184, 135), (0, 128, 128)</text:p>
          </table:table-cell>
          <table:table-cell office:value-type="string" table:style-name="ce1">
            <text:p>(128, 0, 128), (0, 128, 128), (0, 100, 0), (255, 140, 0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200, -100), (-200, -100), (100, -200), (-100, -200)</text:p>
          </table:table-cell>
          <table:table-cell office:value-type="string" table:style-name="ce1">
            <text:p>(200, -100), 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255, 182, 193), (0, 100, 0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230, 115), (0, 100, 0)</text:p>
          </table:table-cell>
          <table:table-cell office:value-type="string" table:style-name="ce1">
            <text:p>(0, 230, 115), (128, 0, 128), (0, 100, 0), (255, 140, 0), (107, 142, 35), (139, 69, 19)</text:p>
          </table:table-cell>
          <table:table-cell office:value-type="string" table:style-name="ce1">
            <text:p>(107, 142, 35), (128, 0, 128), (0, 100, 0)</text:p>
          </table:table-cell>
          <table:table-cell office:value-type="string" table:style-name="ce1">
            <text:p>(-200, 100), (200, 100), (100, 200)</text:p>
          </table:table-cell>
          <table:table-cell office:value-type="string" table:style-name="ce1">
            <text:p>(-200, 100), (200, 100), (100, 2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139, 69, 19), (0, 230, 115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28, 0), (0, 128, 128)</text:p>
          </table:table-cell>
          <table:table-cell office:value-type="string" table:style-name="ce1">
            <text:p>(0, 100, 0), (255, 128, 0), (255, 182, 193), (0, 128, 128), (128, 0, 128), (0, 230, 115)</text:p>
          </table:table-cell>
          <table:table-cell office:value-type="string" table:style-name="ce1">
            <text:p>(255, 182, 193), (128, 0, 128), (0, 230, 115)</text:p>
          </table:table-cell>
          <table:table-cell office:value-type="string" table:style-name="ce1">
            <text:p>(-100, 200), (200, 100), (-200, 100)</text:p>
          </table:table-cell>
          <table:table-cell office:value-type="string" table:style-name="ce1">
            <text:p>(-100, 200), (200, 100), (-200, 1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230, 115)</text:p>
          </table:table-cell>
          <table:table-cell office:value-type="string" table:style-name="ce1">
            <text:p>(139, 69, 19), (0, 230, 115), (255, 128, 0), (107, 142, 35)</text:p>
          </table:table-cell>
          <table:table-cell office:value-type="string" table:style-name="ce1">
            <text:p>(255, 128, 0), (107, 142, 35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07, 142, 35), (0, 102, 102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40, 0), (0, 100, 0), (139, 69, 19)</text:p>
          </table:table-cell>
          <table:table-cell office:value-type="string" table:style-name="ce1">
            <text:p>(139, 69, 19), (255, 140, 0), (0, 128, 128), (107, 142, 35), (128, 0, 128), (255, 182, 193), (0, 100, 0), (0, 102, 102)</text:p>
          </table:table-cell>
          <table:table-cell office:value-type="string" table:style-name="ce1">
            <text:p>(139, 69, 19), (107, 142, 35), (128, 0, 128), (255, 140, 0)</text:p>
          </table:table-cell>
          <table:table-cell office:value-type="string" table:style-name="ce1">
            <text:p>(-200, 100), (-100, 200), (200, 100), (100, 200)</text:p>
          </table:table-cell>
          <table:table-cell office:value-type="string" table:style-name="ce1">
            <text:p>(-200, 100), (-100, 200), (200, 100), (100, 200), (-200, -100), (-100, -200), (200, -100), (100, -200)</text:p>
          </table:table-cell>
          <table:table-cell office:value-type="string" table:style-name="ce1">
            <text:p>(-200, -100), 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07, 142, 35)</text:p>
          </table:table-cell>
          <table:table-cell office:value-type="string" table:style-name="ce1">
            <text:p>(128, 0, 128), (255, 128, 0), (107, 142, 35), (0, 230, 115)</text:p>
          </table:table-cell>
          <table:table-cell office:value-type="string" table:style-name="ce1">
            <text:p>(0, 230, 115), (107, 142, 35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2, 102)</text:p>
          </table:table-cell>
          <table:table-cell office:value-type="string" table:style-name="ce1">
            <text:p>(0, 230, 115), (255, 128, 0), (0, 100, 0), (0, 102, 102)</text:p>
          </table:table-cell>
          <table:table-cell office:value-type="string" table:style-name="ce1">
            <text:p>(0, 102, 102), (255, 128, 0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255, 182, 193), (128, 0, 128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128, 0, 128), (0, 102, 102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0, 100, 0), (255, 128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82, 193)</text:p>
          </table:table-cell>
          <table:table-cell office:value-type="string" table:style-name="ce1">
            <text:p>(255, 128, 0), (0, 100, 0), (255, 182, 193), (255, 140, 0)</text:p>
          </table:table-cell>
          <table:table-cell office:value-type="string" table:style-name="ce1">
            <text:p>(0, 100, 0), (255, 128, 0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28, 0), (0, 102, 102)</text:p>
          </table:table-cell>
          <table:table-cell office:value-type="string" table:style-name="ce1">
            <text:p>(107, 142, 35), (255, 140, 0), (0, 102, 102), (128, 0, 128), (0, 128, 128), (255, 128, 0)</text:p>
          </table:table-cell>
          <table:table-cell office:value-type="string" table:style-name="ce1">
            <text:p>(255, 128, 0), (255, 140, 0), (0, 102, 102)</text:p>
          </table:table-cell>
          <table:table-cell office:value-type="string" table:style-name="ce1">
            <text:p>(200, 100), (100, 200), (-100, 200)</text:p>
          </table:table-cell>
          <table:table-cell office:value-type="string" table:style-name="ce1">
            <text:p>(200, 100), (100, 200), (-100, 200), (100, -200), (-200, -100), (-100, -200)</text:p>
          </table:table-cell>
          <table:table-cell office:value-type="string" table:style-name="ce1">
            <text:p>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40, 0)</text:p>
          </table:table-cell>
          <table:table-cell office:value-type="string" table:style-name="ce1">
            <text:p>(255, 140, 0), (128, 0, 128), (107, 142, 35), (222, 184, 135)</text:p>
          </table:table-cell>
          <table:table-cell office:value-type="string" table:style-name="ce1">
            <text:p>(128, 0, 128), (107, 142, 35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28, 0, 128), (0, 100, 0), (255, 182, 193)</text:p>
          </table:table-cell>
          <table:table-cell office:value-type="string" table:style-name="ce1">
            <text:p>(255, 182, 193), (222, 184, 135), (139, 69, 19), (128, 0, 128), (0, 100, 0), (0, 128, 128), (107, 142, 35), (0, 102, 102)</text:p>
          </table:table-cell>
          <table:table-cell office:value-type="string" table:style-name="ce1">
            <text:p>(0, 128, 128), (222, 184, 135), (139, 69, 19), (255, 182, 193)</text:p>
          </table:table-cell>
          <table:table-cell office:value-type="string" table:style-name="ce1">
            <text:p>(-200, 100), (200, 100), (-100, 200), (100, 200)</text:p>
          </table:table-cell>
          <table:table-cell office:value-type="string" table:style-name="ce1">
            <text:p>(-200, 100), (200, 100), (-100, 200), (100, 200), (200, -100), (-100, -200), (-200, -100), (100, -200)</text:p>
          </table:table-cell>
          <table:table-cell office:value-type="string" table:style-name="ce1">
            <text:p>(200, -100), 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82, 193), (128, 0, 128)</text:p>
          </table:table-cell>
          <table:table-cell office:value-type="string" table:style-name="ce1">
            <text:p>(128, 0, 128), (0, 128, 128), (0, 100, 0), (0, 230, 115), (255, 128, 0), (255, 182, 193)</text:p>
          </table:table-cell>
          <table:table-cell office:value-type="string" table:style-name="ce1">
            <text:p>(0, 230, 115), (0, 128, 128), (255, 128, 0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100, -200), (-200, -100), (-100, -200)</text:p>
          </table:table-cell>
          <table:table-cell office:value-type="string" table:style-name="ce1">
            <text:p>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230, 115), (0, 100, 0), (128, 0, 128)</text:p>
          </table:table-cell>
          <table:table-cell office:value-type="string" table:style-name="ce1">
            <text:p>(128, 0, 128), (0, 230, 115), (0, 128, 128), (0, 100, 0), (222, 184, 135), (107, 142, 35), (255, 182, 193), (255, 140, 0)</text:p>
          </table:table-cell>
          <table:table-cell office:value-type="string" table:style-name="ce1">
            <text:p>(0, 230, 115), (255, 140, 0), (107, 142, 35), (0, 100, 0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200, -100), (100, -200), (-200, -100), (-100, -200)</text:p>
          </table:table-cell>
          <table:table-cell office:value-type="string" table:style-name="ce1">
            <text:p>(200, -100), 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28, 0), (0, 102, 102), (0, 230, 115)</text:p>
          </table:table-cell>
          <table:table-cell office:value-type="string" table:style-name="ce1">
            <text:p>(0, 100, 0), (255, 182, 193), (128, 0, 128), (255, 128, 0), (139, 69, 19), (0, 128, 128), (0, 102, 102), (0, 230, 115)</text:p>
          </table:table-cell>
          <table:table-cell office:value-type="string" table:style-name="ce1">
            <text:p>(0, 100, 0), (0, 102, 102), (128, 0, 128), (0, 230, 115)</text:p>
          </table:table-cell>
          <table:table-cell office:value-type="string" table:style-name="ce1">
            <text:p>(100, 200), (-100, 200), (-200, 100), (200, 100)</text:p>
          </table:table-cell>
          <table:table-cell office:value-type="string" table:style-name="ce1">
            <text:p>(100, 200), (-100, 200), (-200, 100), (200, 100), (-200, -100), (100, -200), (200, -100), (-100, -200)</text:p>
          </table:table-cell>
          <table:table-cell office:value-type="string" table:style-name="ce1">
            <text:p>(-200, -100), 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40, 0), (255, 128, 0)</text:p>
          </table:table-cell>
          <table:table-cell office:value-type="string" table:style-name="ce1">
            <text:p>(0, 128, 128), (0, 100, 0), (139, 69, 19), (255, 140, 0), (255, 128, 0), (128, 0, 128)</text:p>
          </table:table-cell>
          <table:table-cell office:value-type="string" table:style-name="ce1">
            <text:p>(0, 128, 128), (255, 140, 0), (0, 100, 0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200, -100), (-200, -100), (100, -200)</text:p>
          </table:table-cell>
          <table:table-cell office:value-type="string" table:style-name="ce1">
            <text:p>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28, 128), (222, 184, 135), (0, 230, 115)</text:p>
          </table:table-cell>
          <table:table-cell office:value-type="string" table:style-name="ce1">
            <text:p>(107, 142, 35), (255, 182, 193), (222, 184, 135), (0, 100, 0), (0, 230, 115), (255, 128, 0), (0, 102, 102), (0, 128, 128)</text:p>
          </table:table-cell>
          <table:table-cell office:value-type="string" table:style-name="ce1">
            <text:p>(222, 184, 135), (0, 230, 115), (255, 128, 0), (107, 142, 35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-200, -100), (200, -100), (100, -200), (-100, -200)</text:p>
          </table:table-cell>
          <table:table-cell office:value-type="string" table:style-name="ce1">
            <text:p>(-200, -100), 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07, 142, 35), (255, 182, 193)</text:p>
          </table:table-cell>
          <table:table-cell office:value-type="string" table:style-name="ce1">
            <text:p>(0, 230, 115), (0, 100, 0), (255, 182, 193), (107, 142, 35), (222, 184, 135), (0, 102, 102)</text:p>
          </table:table-cell>
          <table:table-cell office:value-type="string" table:style-name="ce1">
            <text:p>(255, 182, 193), (222, 184, 135), (0, 102, 102)</text:p>
          </table:table-cell>
          <table:table-cell office:value-type="string" table:style-name="ce1">
            <text:p>(-200, 100), (100, 200), (200, 100)</text:p>
          </table:table-cell>
          <table:table-cell office:value-type="string" table:style-name="ce1">
            <text:p>(-200, 100), (100, 200), (200, 100), (-100, -200), (100, -200), (-200, -100)</text:p>
          </table:table-cell>
          <table:table-cell office:value-type="string" table:style-name="ce1">
            <text:p>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230, 115), (0, 128, 128)</text:p>
          </table:table-cell>
          <table:table-cell office:value-type="string" table:style-name="ce1">
            <text:p>(255, 128, 0), (0, 230, 115), (0, 102, 102), (0, 128, 128), (139, 69, 19), (222, 184, 135)</text:p>
          </table:table-cell>
          <table:table-cell office:value-type="string" table:style-name="ce1">
            <text:p>(255, 128, 0), (0, 102, 102), (0, 230, 115)</text:p>
          </table:table-cell>
          <table:table-cell office:value-type="string" table:style-name="ce1">
            <text:p>(100, 200), (200, 100), (-100, 200)</text:p>
          </table:table-cell>
          <table:table-cell office:value-type="string" table:style-name="ce1">
            <text:p>(100, 200), (200, 100), (-100, 2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28, 128), (255, 182, 193)</text:p>
          </table:table-cell>
          <table:table-cell office:value-type="string" table:style-name="ce1">
            <text:p>(128, 0, 128), (255, 140, 0), (139, 69, 19), (255, 182, 193), (0, 100, 0), (0, 128, 128)</text:p>
          </table:table-cell>
          <table:table-cell office:value-type="string" table:style-name="ce1">
            <text:p>(139, 69, 19), (128, 0, 128), (0, 100, 0)</text:p>
          </table:table-cell>
          <table:table-cell office:value-type="string" table:style-name="ce1">
            <text:p>(-200, 100), (100, 200), (200, 100)</text:p>
          </table:table-cell>
          <table:table-cell office:value-type="string" table:style-name="ce1">
            <text:p>(-200, 100), (100, 200), (200, 100), (-200, -100), (200, -100), (-100, -200)</text:p>
          </table:table-cell>
          <table:table-cell office:value-type="string" table:style-name="ce1">
            <text:p>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28, 0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22, 184, 135), (255, 140, 0), (255, 182, 193)</text:p>
          </table:table-cell>
          <table:table-cell office:value-type="string" table:style-name="ce1">
            <text:p>(139, 69, 19), (255, 128, 0), (255, 140, 0), (0, 128, 128), (107, 142, 35), (0, 100, 0), (255, 182, 193), (222, 184, 135)</text:p>
          </table:table-cell>
          <table:table-cell office:value-type="string" table:style-name="ce1">
            <text:p>(139, 69, 19), (222, 184, 135), (107, 142, 35), (255, 128, 0)</text:p>
          </table:table-cell>
          <table:table-cell office:value-type="string" table:style-name="ce1">
            <text:p>(100, 200), (-100, 200), (-200, 100), (200, 100)</text:p>
          </table:table-cell>
          <table:table-cell office:value-type="string" table:style-name="ce1">
            <text:p>(100, 200), (-100, 200), (-200, 100), (200, 1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28, 0), (255, 182, 193), (0, 102, 102)</text:p>
          </table:table-cell>
          <table:table-cell office:value-type="string" table:style-name="ce1">
            <text:p>(139, 69, 19), (107, 142, 35), (255, 128, 0), (0, 102, 102), (128, 0, 128), (0, 100, 0), (0, 230, 115), (255, 182, 193)</text:p>
          </table:table-cell>
          <table:table-cell office:value-type="string" table:style-name="ce1">
            <text:p>(0, 230, 115), (107, 142, 35), (255, 128, 0), (139, 69, 19)</text:p>
          </table:table-cell>
          <table:table-cell office:value-type="string" table:style-name="ce1">
            <text:p>(-200, 100), (-100, 200), (200, 100), (100, 200)</text:p>
          </table:table-cell>
          <table:table-cell office:value-type="string" table:style-name="ce1">
            <text:p>(-200, 100), (-100, 200), (200, 100), (100, 200), (100, -200), (-100, -200), (200, -100), (-200, -100)</text:p>
          </table:table-cell>
          <table:table-cell office:value-type="string" table:style-name="ce1">
            <text:p>(100, -200), 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82, 193)</text:p>
          </table:table-cell>
          <table:table-cell office:value-type="string" table:style-name="ce1">
            <text:p>(0, 102, 102), (255, 182, 193), (0, 100, 0), (222, 184, 135)</text:p>
          </table:table-cell>
          <table:table-cell office:value-type="string" table:style-name="ce1">
            <text:p>(255, 182, 193), (222, 184, 135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82, 193)</text:p>
          </table:table-cell>
          <table:table-cell office:value-type="string" table:style-name="ce1">
            <text:p>(222, 184, 135), (128, 0, 128), (255, 182, 193), (0, 100, 0)</text:p>
          </table:table-cell>
          <table:table-cell office:value-type="string" table:style-name="ce1">
            <text:p>(255, 182, 193), (222, 184, 135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82, 193), (255, 140, 0), (222, 184, 135)</text:p>
          </table:table-cell>
          <table:table-cell office:value-type="string" table:style-name="ce1">
            <text:p>(0, 102, 102), (255, 140, 0), (255, 128, 0), (255, 182, 193), (0, 100, 0), (0, 230, 115), (222, 184, 135), (139, 69, 19)</text:p>
          </table:table-cell>
          <table:table-cell office:value-type="string" table:style-name="ce1">
            <text:p>(255, 182, 193), (139, 69, 19), (0, 230, 115), (255, 128, 0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0, 0), (255, 128, 0)</text:p>
          </table:table-cell>
          <table:table-cell office:value-type="string" table:style-name="ce1">
            <text:p>(107, 142, 35), (255, 128, 0), (0, 128, 128), (255, 140, 0), (0, 230, 115), (0, 100, 0)</text:p>
          </table:table-cell>
          <table:table-cell office:value-type="string" table:style-name="ce1">
            <text:p>(107, 142, 35), (0, 100, 0), (0, 230, 115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139, 69, 19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07, 142, 35), (139, 69, 19), (128, 0, 128)</text:p>
          </table:table-cell>
          <table:table-cell office:value-type="string" table:style-name="ce1">
            <text:p>(139, 69, 19), (222, 184, 135), (107, 142, 35), (255, 140, 0), (255, 128, 0), (0, 230, 115), (128, 0, 128), (0, 100, 0)</text:p>
          </table:table-cell>
          <table:table-cell office:value-type="string" table:style-name="ce1">
            <text:p>(0, 100, 0), (0, 230, 115), (128, 0, 128), (139, 69, 19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-200, -100), (-100, -200), (100, -200), (200, -100)</text:p>
          </table:table-cell>
          <table:table-cell office:value-type="string" table:style-name="ce1">
            <text:p>(-200, -100), 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82, 193)</text:p>
          </table:table-cell>
          <table:table-cell office:value-type="string" table:style-name="ce1">
            <text:p>(0, 100, 0), (0, 102, 102), (0, 128, 128), (255, 182, 193)</text:p>
          </table:table-cell>
          <table:table-cell office:value-type="string" table:style-name="ce1">
            <text:p>(255, 182, 193), (0, 128, 128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40, 0), (255, 182, 193), (0, 128, 128)</text:p>
          </table:table-cell>
          <table:table-cell office:value-type="string" table:style-name="ce1">
            <text:p>(0, 128, 128), (0, 230, 115), (255, 128, 0), (222, 184, 135), (107, 142, 35), (128, 0, 128), (255, 182, 193), (255, 140, 0)</text:p>
          </table:table-cell>
          <table:table-cell office:value-type="string" table:style-name="ce1">
            <text:p>(0, 128, 128), (255, 182, 193), (222, 184, 135), (255, 140, 0)</text:p>
          </table:table-cell>
          <table:table-cell office:value-type="string" table:style-name="ce1">
            <text:p>(100, 200), (-100, 200), (200, 100), (-200, 100)</text:p>
          </table:table-cell>
          <table:table-cell office:value-type="string" table:style-name="ce1">
            <text:p>(100, 200), (-100, 200), (200, 100), (-200, 100), (-100, -200), (-200, -100), (100, -200), (200, -100)</text:p>
          </table:table-cell>
          <table:table-cell office:value-type="string" table:style-name="ce1">
            <text:p>(-100, -200), 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128, 0, 128), (255, 128, 0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2, 102), (255, 128, 0), (0, 100, 0)</text:p>
          </table:table-cell>
          <table:table-cell office:value-type="string" table:style-name="ce1">
            <text:p>(0, 100, 0), (255, 128, 0), (255, 182, 193), (222, 184, 135), (107, 142, 35), (0, 102, 102), (255, 140, 0), (139, 69, 19)</text:p>
          </table:table-cell>
          <table:table-cell office:value-type="string" table:style-name="ce1">
            <text:p>(107, 142, 35), (139, 69, 19), (255, 140, 0), (255, 128, 0)</text:p>
          </table:table-cell>
          <table:table-cell office:value-type="string" table:style-name="ce1">
            <text:p>(-100, 200), (200, 100), (100, 200), (-200, 100)</text:p>
          </table:table-cell>
          <table:table-cell office:value-type="string" table:style-name="ce1">
            <text:p>(-100, 200), (200, 100), (100, 200), (-200, 100), (-100, -200), (100, -200), (200, -100), (-200, -100)</text:p>
          </table:table-cell>
          <table:table-cell office:value-type="string" table:style-name="ce1">
            <text:p>(-100, -200), 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28, 0, 128), (255, 182, 193)</text:p>
          </table:table-cell>
          <table:table-cell office:value-type="string" table:style-name="ce1">
            <text:p>(0, 230, 115), (255, 128, 0), (139, 69, 19), (128, 0, 128), (107, 142, 35), (255, 182, 193)</text:p>
          </table:table-cell>
          <table:table-cell office:value-type="string" table:style-name="ce1">
            <text:p>(255, 128, 0), (107, 142, 35), (0, 230, 115)</text:p>
          </table:table-cell>
          <table:table-cell office:value-type="string" table:style-name="ce1">
            <text:p>(-200, 100), (100, 200), (-100, 200)</text:p>
          </table:table-cell>
          <table:table-cell office:value-type="string" table:style-name="ce1">
            <text:p>(-200, 100), (100, 200), (-100, 200), (-100, -200), (-200, -100), (200, -100)</text:p>
          </table:table-cell>
          <table:table-cell office:value-type="string" table:style-name="ce1">
            <text:p>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28, 0), (255, 140, 0), (255, 182, 193)</text:p>
          </table:table-cell>
          <table:table-cell office:value-type="string" table:style-name="ce1">
            <text:p>(255, 140, 0), (255, 182, 193), (128, 0, 128), (139, 69, 19), (255, 128, 0), (107, 142, 35), (0, 102, 102), (0, 100, 0)</text:p>
          </table:table-cell>
          <table:table-cell office:value-type="string" table:style-name="ce1">
            <text:p>(255, 128, 0), (107, 142, 35), (0, 100, 0), (255, 140, 0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-100, -200), (100, -200), (200, -100), (-200, -100)</text:p>
          </table:table-cell>
          <table:table-cell office:value-type="string" table:style-name="ce1">
            <text:p>(-100, -200), 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28, 0, 128), (107, 142, 35), (0, 230, 115)</text:p>
          </table:table-cell>
          <table:table-cell office:value-type="string" table:style-name="ce1">
            <text:p>(107, 142, 35), (0, 100, 0), (0, 128, 128), (0, 230, 115), (255, 140, 0), (128, 0, 128), (255, 182, 193), (255, 128, 0)</text:p>
          </table:table-cell>
          <table:table-cell office:value-type="string" table:style-name="ce1">
            <text:p>(255, 182, 193), (0, 100, 0), (0, 128, 128), (0, 230, 115)</text:p>
          </table:table-cell>
          <table:table-cell office:value-type="string" table:style-name="ce1">
            <text:p>(-200, 100), (-100, 200), (100, 200), (200, 100)</text:p>
          </table:table-cell>
          <table:table-cell office:value-type="string" table:style-name="ce1">
            <text:p>(-200, 100), (-100, 200), (100, 200), (200, 100), (-100, -200), (-200, -100), (200, -100), (100, -200)</text:p>
          </table:table-cell>
          <table:table-cell office:value-type="string" table:style-name="ce1">
            <text:p>(-100, -200), 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2, 102), (0, 128, 128)</text:p>
          </table:table-cell>
          <table:table-cell office:value-type="string" table:style-name="ce1">
            <text:p>(0, 230, 115), (139, 69, 19), (128, 0, 128), (0, 128, 128), (107, 142, 35), (0, 102, 102)</text:p>
          </table:table-cell>
          <table:table-cell office:value-type="string" table:style-name="ce1">
            <text:p>(0, 230, 115), (107, 142, 35), (0, 128, 128)</text:p>
          </table:table-cell>
          <table:table-cell office:value-type="string" table:style-name="ce1">
            <text:p>(-100, 200), (200, 100), (-200, 100)</text:p>
          </table:table-cell>
          <table:table-cell office:value-type="string" table:style-name="ce1">
            <text:p>(-100, 200), (200, 100), (-200, 100), (-200, -100), (200, -100), (100, -200)</text:p>
          </table:table-cell>
          <table:table-cell office:value-type="string" table:style-name="ce1">
            <text:p>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82, 193), (222, 184, 135)</text:p>
          </table:table-cell>
          <table:table-cell office:value-type="string" table:style-name="ce1">
            <text:p>(255, 140, 0), (222, 184, 135), (0, 230, 115), (0, 102, 102), (139, 69, 19), (255, 182, 193)</text:p>
          </table:table-cell>
          <table:table-cell office:value-type="string" table:style-name="ce1">
            <text:p>(255, 140, 0), (0, 230, 115), (255, 182, 193)</text:p>
          </table:table-cell>
          <table:table-cell office:value-type="string" table:style-name="ce1">
            <text:p>(-200, 100), (200, 100), (100, 200)</text:p>
          </table:table-cell>
          <table:table-cell office:value-type="string" table:style-name="ce1">
            <text:p>(-200, 100), (200, 100), (100, 200), (200, -100), (-200, -100), (100, -200)</text:p>
          </table:table-cell>
          <table:table-cell office:value-type="string" table:style-name="ce1">
            <text:p>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22, 184, 135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40, 0), (0, 230, 115), (107, 142, 35)</text:p>
          </table:table-cell>
          <table:table-cell office:value-type="string" table:style-name="ce1">
            <text:p>(255, 182, 193), (0, 102, 102), (107, 142, 35), (255, 128, 0), (255, 140, 0), (0, 128, 128), (0, 230, 115), (0, 100, 0)</text:p>
          </table:table-cell>
          <table:table-cell office:value-type="string" table:style-name="ce1">
            <text:p>(255, 182, 193), (107, 142, 35), (0, 100, 0), (0, 128, 128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28, 0), (107, 142, 35)</text:p>
          </table:table-cell>
          <table:table-cell office:value-type="string" table:style-name="ce1">
            <text:p>(139, 69, 19), (0, 230, 115), (107, 142, 35), (255, 128, 0), (0, 128, 128), (255, 140, 0)</text:p>
          </table:table-cell>
          <table:table-cell office:value-type="string" table:style-name="ce1">
            <text:p>(255, 128, 0), (0, 128, 128), (107, 142, 35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-100, -200), (-200, -100), (200, -100)</text:p>
          </table:table-cell>
          <table:table-cell office:value-type="string" table:style-name="ce1">
            <text:p>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230, 115)</text:p>
          </table:table-cell>
          <table:table-cell office:value-type="string" table:style-name="ce1">
            <text:p>(0, 230, 115), (255, 128, 0), (0, 128, 128), (0, 102, 102)</text:p>
          </table:table-cell>
          <table:table-cell office:value-type="string" table:style-name="ce1">
            <text:p>(255, 128, 0), (0, 102, 102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2, 102)</text:p>
          </table:table-cell>
          <table:table-cell office:value-type="string" table:style-name="ce1">
            <text:p>(0, 100, 0), (0, 230, 115), (0, 102, 102), (107, 142, 35)</text:p>
          </table:table-cell>
          <table:table-cell office:value-type="string" table:style-name="ce1">
            <text:p>(0, 230, 115), (0, 102, 102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2, 102)</text:p>
          </table:table-cell>
          <table:table-cell office:value-type="string" table:style-name="ce1">
            <text:p>(0, 102, 102), (255, 140, 0), (128, 0, 128), (0, 128, 128)</text:p>
          </table:table-cell>
          <table:table-cell office:value-type="string" table:style-name="ce1">
            <text:p>(128, 0, 128), (0, 128, 128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28, 0, 128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128, 0, 128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07, 142, 35), (255, 182, 193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28, 128), (0, 100, 0), (255, 140, 0)</text:p>
          </table:table-cell>
          <table:table-cell office:value-type="string" table:style-name="ce1">
            <text:p>(139, 69, 19), (0, 128, 128), (128, 0, 128), (255, 182, 193), (255, 128, 0), (255, 140, 0), (0, 100, 0), (222, 184, 135)</text:p>
          </table:table-cell>
          <table:table-cell office:value-type="string" table:style-name="ce1">
            <text:p>(255, 182, 193), (0, 128, 128), (128, 0, 128), (0, 100, 0)</text:p>
          </table:table-cell>
          <table:table-cell office:value-type="string" table:style-name="ce1">
            <text:p>(200, 100), (100, 200), (-200, 100), (-100, 200)</text:p>
          </table:table-cell>
          <table:table-cell office:value-type="string" table:style-name="ce1">
            <text:p>(200, 100), (100, 200), (-200, 100), (-100, 200), (-100, -200), (200, -100), (-200, -100), (100, -200)</text:p>
          </table:table-cell>
          <table:table-cell office:value-type="string" table:style-name="ce1">
            <text:p>(-100, -200), 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230, 115)</text:p>
          </table:table-cell>
          <table:table-cell office:value-type="string" table:style-name="ce1">
            <text:p>(107, 142, 35), (255, 140, 0), (0, 230, 115), (139, 69, 19)</text:p>
          </table:table-cell>
          <table:table-cell office:value-type="string" table:style-name="ce1">
            <text:p>(0, 230, 115), (255, 140, 0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40, 0), (255, 182, 193)</text:p>
          </table:table-cell>
          <table:table-cell office:value-type="string" table:style-name="ce1">
            <text:p>(255, 182, 193), (0, 128, 128), (222, 184, 135), (255, 128, 0), (139, 69, 19), (255, 140, 0)</text:p>
          </table:table-cell>
          <table:table-cell office:value-type="string" table:style-name="ce1">
            <text:p>(255, 140, 0), (222, 184, 135), (0, 128, 128)</text:p>
          </table:table-cell>
          <table:table-cell office:value-type="string" table:style-name="ce1">
            <text:p>(100, 200), (-200, 100), (200, 100)</text:p>
          </table:table-cell>
          <table:table-cell office:value-type="string" table:style-name="ce1">
            <text:p>(100, 200), (-200, 100), (200, 100), (-100, -200), (100, -200), (200, -100)</text:p>
          </table:table-cell>
          <table:table-cell office:value-type="string" table:style-name="ce1">
            <text:p>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07, 142, 35)</text:p>
          </table:table-cell>
          <table:table-cell office:value-type="string" table:style-name="ce1">
            <text:p>(0, 128, 128), (255, 182, 193), (107, 142, 35), (0, 230, 115)</text:p>
          </table:table-cell>
          <table:table-cell office:value-type="string" table:style-name="ce1">
            <text:p>(0, 230, 115), (107, 142, 35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40, 0), (107, 142, 35), (0, 128, 128)</text:p>
          </table:table-cell>
          <table:table-cell office:value-type="string" table:style-name="ce1">
            <text:p>(0, 128, 128), (139, 69, 19), (255, 140, 0), (222, 184, 135), (0, 100, 0), (107, 142, 35), (255, 128, 0), (0, 102, 102)</text:p>
          </table:table-cell>
          <table:table-cell office:value-type="string" table:style-name="ce1">
            <text:p>(255, 128, 0), (0, 102, 102), (222, 184, 135), (0, 100, 0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28, 0)</text:p>
          </table:table-cell>
          <table:table-cell office:value-type="string" table:style-name="ce1">
            <text:p>(139, 69, 19), (0, 100, 0), (255, 128, 0), (107, 142, 35)</text:p>
          </table:table-cell>
          <table:table-cell office:value-type="string" table:style-name="ce1">
            <text:p>(0, 100, 0), (139, 69, 19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82, 193)</text:p>
          </table:table-cell>
          <table:table-cell office:value-type="string" table:style-name="ce1">
            <text:p>(0, 230, 115), (255, 182, 193), (0, 102, 102), (139, 69, 19)</text:p>
          </table:table-cell>
          <table:table-cell office:value-type="string" table:style-name="ce1">
            <text:p>(139, 69, 19), (255, 182, 193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0, 230, 115), (255, 140, 0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2, 102), (139, 69, 19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230, 115)</text:p>
          </table:table-cell>
          <table:table-cell office:value-type="string" table:style-name="ce1">
            <text:p>(0, 230, 115), (128, 0, 128), (0, 102, 102), (0, 128, 128)</text:p>
          </table:table-cell>
          <table:table-cell office:value-type="string" table:style-name="ce1">
            <text:p>(0, 230, 115), (0, 102, 102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28, 0), (0, 230, 115)</text:p>
          </table:table-cell>
          <table:table-cell office:value-type="string" table:style-name="ce1">
            <text:p>(0, 128, 128), (255, 128, 0), (255, 182, 193), (139, 69, 19), (0, 230, 115), (0, 100, 0)</text:p>
          </table:table-cell>
          <table:table-cell office:value-type="string" table:style-name="ce1">
            <text:p>(255, 128, 0), (139, 69, 19), (0, 100, 0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28, 0, 128), (0, 128, 128), (255, 128, 0)</text:p>
          </table:table-cell>
          <table:table-cell office:value-type="string" table:style-name="ce1">
            <text:p>(128, 0, 128), (107, 142, 35), (0, 128, 128), (255, 140, 0), (0, 102, 102), (255, 128, 0), (222, 184, 135), (255, 182, 193)</text:p>
          </table:table-cell>
          <table:table-cell office:value-type="string" table:style-name="ce1">
            <text:p>(128, 0, 128), (255, 128, 0), (222, 184, 135), (255, 140, 0)</text:p>
          </table:table-cell>
          <table:table-cell office:value-type="string" table:style-name="ce1">
            <text:p>(100, 200), (-100, 200), (200, 100), (-200, 100)</text:p>
          </table:table-cell>
          <table:table-cell office:value-type="string" table:style-name="ce1">
            <text:p>(100, 200), (-100, 200), (200, 100), (-200, 100), (-100, -200), (100, -200), (-200, -100), (200, -100)</text:p>
          </table:table-cell>
          <table:table-cell office:value-type="string" table:style-name="ce1">
            <text:p>(-100, -200), 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0, 230, 115), (107, 142, 3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39, 69, 19), (0, 100, 0)</text:p>
          </table:table-cell>
          <table:table-cell office:value-type="string" table:style-name="ce1">
            <text:p>(255, 140, 0), (255, 128, 0), (0, 100, 0), (107, 142, 35), (0, 128, 128), (139, 69, 19)</text:p>
          </table:table-cell>
          <table:table-cell office:value-type="string" table:style-name="ce1">
            <text:p>(139, 69, 19), (0, 128, 128), (255, 140, 0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100, -200), (-100, -200), (-200, -100)</text:p>
          </table:table-cell>
          <table:table-cell office:value-type="string" table:style-name="ce1">
            <text:p>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00, 0), (107, 142, 35)</text:p>
          </table:table-cell>
          <table:table-cell office:value-type="string" table:style-name="ce1">
            <text:p>(255, 140, 0), (107, 142, 35), (0, 100, 0), (255, 182, 193), (139, 69, 19), (0, 102, 102)</text:p>
          </table:table-cell>
          <table:table-cell office:value-type="string" table:style-name="ce1">
            <text:p>(0, 100, 0), (255, 140, 0), (255, 182, 193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40, 0), (255, 182, 193)</text:p>
          </table:table-cell>
          <table:table-cell office:value-type="string" table:style-name="ce1">
            <text:p>(255, 140, 0), (255, 182, 193), (255, 128, 0), (0, 102, 102), (128, 0, 128), (0, 100, 0)</text:p>
          </table:table-cell>
          <table:table-cell office:value-type="string" table:style-name="ce1">
            <text:p>(0, 100, 0), (128, 0, 128), (0, 102, 102)</text:p>
          </table:table-cell>
          <table:table-cell office:value-type="string" table:style-name="ce1">
            <text:p>(-200, 100), (200, 100), (100, 200)</text:p>
          </table:table-cell>
          <table:table-cell office:value-type="string" table:style-name="ce1">
            <text:p>(-200, 100), (200, 100), (100, 200), (-200, -100), (100, -200), (200, -100)</text:p>
          </table:table-cell>
          <table:table-cell office:value-type="string" table:style-name="ce1">
            <text:p>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07, 142, 35), (0, 230, 115), (255, 140, 0)</text:p>
          </table:table-cell>
          <table:table-cell office:value-type="string" table:style-name="ce1">
            <text:p>(0, 230, 115), (107, 142, 35), (222, 184, 135), (255, 140, 0), (255, 182, 193), (0, 100, 0), (255, 128, 0), (128, 0, 128)</text:p>
          </table:table-cell>
          <table:table-cell office:value-type="string" table:style-name="ce1">
            <text:p>(0, 230, 115), (0, 100, 0), (255, 128, 0), (128, 0, 128)</text:p>
          </table:table-cell>
          <table:table-cell office:value-type="string" table:style-name="ce1">
            <text:p>(100, 200), (-200, 100), (-100, 200), (200, 100)</text:p>
          </table:table-cell>
          <table:table-cell office:value-type="string" table:style-name="ce1">
            <text:p>(100, 200), (-200, 100), (-100, 200), (200, 100), (-100, -200), (100, -200), (200, -100), (-200, -100)</text:p>
          </table:table-cell>
          <table:table-cell office:value-type="string" table:style-name="ce1">
            <text:p>(-100, -200), 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07, 142, 35), (255, 140, 0), (0, 102, 102)</text:p>
          </table:table-cell>
          <table:table-cell office:value-type="string" table:style-name="ce1">
            <text:p>(0, 102, 102), (222, 184, 135), (128, 0, 128), (255, 128, 0), (107, 142, 35), (0, 100, 0), (255, 140, 0), (0, 128, 128)</text:p>
          </table:table-cell>
          <table:table-cell office:value-type="string" table:style-name="ce1">
            <text:p>(0, 128, 128), (0, 102, 102), (128, 0, 128), (0, 100, 0)</text:p>
          </table:table-cell>
          <table:table-cell office:value-type="string" table:style-name="ce1">
            <text:p>(100, 200), (-200, 100), (-100, 200), (200, 100)</text:p>
          </table:table-cell>
          <table:table-cell office:value-type="string" table:style-name="ce1">
            <text:p>(100, 200), (-200, 100), (-100, 200), (200, 100), (-100, -200), (200, -100), (-200, -100), (100, -200)</text:p>
          </table:table-cell>
          <table:table-cell office:value-type="string" table:style-name="ce1">
            <text:p>(-100, -200), 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28, 0), (222, 184, 135), (0, 100, 0)</text:p>
          </table:table-cell>
          <table:table-cell office:value-type="string" table:style-name="ce1">
            <text:p>(222, 184, 135), (255, 182, 193), (0, 100, 0), (0, 230, 115), (139, 69, 19), (0, 128, 128), (255, 128, 0), (128, 0, 128)</text:p>
          </table:table-cell>
          <table:table-cell office:value-type="string" table:style-name="ce1">
            <text:p>(139, 69, 19), (255, 128, 0), (255, 182, 193), (0, 128, 128)</text:p>
          </table:table-cell>
          <table:table-cell office:value-type="string" table:style-name="ce1">
            <text:p>(200, 100), (-100, 200), (100, 200), (-200, 100)</text:p>
          </table:table-cell>
          <table:table-cell office:value-type="string" table:style-name="ce1">
            <text:p>(200, 100), (-100, 200), (100, 200), (-200, 100), (-200, -100), (200, -100), (100, -200), (-100, -200)</text:p>
          </table:table-cell>
          <table:table-cell office:value-type="string" table:style-name="ce1">
            <text:p>(-200, -100), 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07, 142, 35)</text:p>
          </table:table-cell>
          <table:table-cell office:value-type="string" table:style-name="ce1">
            <text:p>(0, 100, 0), (255, 128, 0), (255, 182, 193), (107, 142, 35)</text:p>
          </table:table-cell>
          <table:table-cell office:value-type="string" table:style-name="ce1">
            <text:p>(255, 128, 0), (255, 182, 193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22, 184, 135), (255, 182, 193)</text:p>
          </table:table-cell>
          <table:table-cell office:value-type="string" table:style-name="ce1">
            <text:p>(139, 69, 19), (255, 182, 193), (0, 128, 128), (0, 100, 0), (222, 184, 135), (255, 128, 0)</text:p>
          </table:table-cell>
          <table:table-cell office:value-type="string" table:style-name="ce1">
            <text:p>(255, 182, 193), (255, 128, 0), (0, 100, 0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-100, -200), (100, -200), (-200, -100)</text:p>
          </table:table-cell>
          <table:table-cell office:value-type="string" table:style-name="ce1">
            <text:p>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28, 128)</text:p>
          </table:table-cell>
          <table:table-cell office:value-type="string" table:style-name="ce1">
            <text:p>(0, 230, 115), (0, 128, 128), (255, 182, 193), (128, 0, 128)</text:p>
          </table:table-cell>
          <table:table-cell office:value-type="string" table:style-name="ce1">
            <text:p>(0, 128, 128), (128, 0, 128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28, 0, 128), (107, 142, 35)</text:p>
          </table:table-cell>
          <table:table-cell office:value-type="string" table:style-name="ce1">
            <text:p>(255, 140, 0), (0, 102, 102), (139, 69, 19), (107, 142, 35), (128, 0, 128), (255, 128, 0)</text:p>
          </table:table-cell>
          <table:table-cell office:value-type="string" table:style-name="ce1">
            <text:p>(0, 102, 102), (107, 142, 35), (139, 69, 19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100, -200), (-100, -200), (-200, -100)</text:p>
          </table:table-cell>
          <table:table-cell office:value-type="string" table:style-name="ce1">
            <text:p>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128, 0, 128), (255, 128, 0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0, 0), (0, 102, 102), (255, 140, 0)</text:p>
          </table:table-cell>
          <table:table-cell office:value-type="string" table:style-name="ce1">
            <text:p>(0, 128, 128), (222, 184, 135), (255, 128, 0), (107, 142, 35), (255, 140, 0), (0, 100, 0), (0, 102, 102), (0, 230, 115)</text:p>
          </table:table-cell>
          <table:table-cell office:value-type="string" table:style-name="ce1">
            <text:p>(0, 128, 128), (255, 128, 0), (107, 142, 35), (0, 230, 115)</text:p>
          </table:table-cell>
          <table:table-cell office:value-type="string" table:style-name="ce1">
            <text:p>(200, 100), (-100, 200), (100, 200), (-200, 100)</text:p>
          </table:table-cell>
          <table:table-cell office:value-type="string" table:style-name="ce1">
            <text:p>(200, 100), (-100, 200), (100, 200), (-200, 1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28, 128), (0, 100, 0), (0, 102, 102)</text:p>
          </table:table-cell>
          <table:table-cell office:value-type="string" table:style-name="ce1">
            <text:p>(128, 0, 128), (255, 128, 0), (255, 182, 193), (0, 128, 128), (222, 184, 135), (0, 100, 0), (0, 230, 115), (0, 102, 102)</text:p>
          </table:table-cell>
          <table:table-cell office:value-type="string" table:style-name="ce1">
            <text:p>(222, 184, 135), (0, 230, 115), (255, 128, 0), (0, 128, 128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-100, -200), (200, -100), (-200, -100), (100, -200)</text:p>
          </table:table-cell>
          <table:table-cell office:value-type="string" table:style-name="ce1">
            <text:p>(-100, -200), 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0, 0), (255, 140, 0)</text:p>
          </table:table-cell>
          <table:table-cell office:value-type="string" table:style-name="ce1">
            <text:p>(255, 128, 0), (255, 140, 0), (0, 100, 0), (0, 128, 128), (139, 69, 19), (255, 182, 193)</text:p>
          </table:table-cell>
          <table:table-cell office:value-type="string" table:style-name="ce1">
            <text:p>(255, 128, 0), (0, 128, 128), (0, 100, 0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100, -200), (200, -100), (-200, -100)</text:p>
          </table:table-cell>
          <table:table-cell office:value-type="string" table:style-name="ce1">
            <text:p>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22, 184, 135), (107, 142, 35)</text:p>
          </table:table-cell>
          <table:table-cell office:value-type="string" table:style-name="ce1">
            <text:p>(139, 69, 19), (0, 102, 102), (0, 100, 0), (0, 128, 128), (222, 184, 135), (107, 142, 35)</text:p>
          </table:table-cell>
          <table:table-cell office:value-type="string" table:style-name="ce1">
            <text:p>(107, 142, 35), (222, 184, 135), (139, 69, 19)</text:p>
          </table:table-cell>
          <table:table-cell office:value-type="string" table:style-name="ce1">
            <text:p>(-100, 200), (-200, 100), (200, 100)</text:p>
          </table:table-cell>
          <table:table-cell office:value-type="string" table:style-name="ce1">
            <text:p>(-100, 200), (-200, 100), (200, 100), (100, -200), (200, -100), (-100, -200)</text:p>
          </table:table-cell>
          <table:table-cell office:value-type="string" table:style-name="ce1">
            <text:p>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0, 128, 128), (139, 69, 19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22, 184, 135), (107, 142, 35), (139, 69, 19)</text:p>
          </table:table-cell>
          <table:table-cell office:value-type="string" table:style-name="ce1">
            <text:p>(0, 128, 128), (0, 100, 0), (0, 230, 115), (107, 142, 35), (255, 182, 193), (139, 69, 19), (222, 184, 135), (255, 140, 0)</text:p>
          </table:table-cell>
          <table:table-cell office:value-type="string" table:style-name="ce1">
            <text:p>(0, 100, 0), (222, 184, 135), (0, 128, 128), (107, 142, 35)</text:p>
          </table:table-cell>
          <table:table-cell office:value-type="string" table:style-name="ce1">
            <text:p>(200, 100), (-100, 200), (-200, 100), (100, 200)</text:p>
          </table:table-cell>
          <table:table-cell office:value-type="string" table:style-name="ce1">
            <text:p>(200, 100), (-100, 200), (-200, 100), (100, 200), (200, -100), (-200, -100), (100, -200), (-100, -200)</text:p>
          </table:table-cell>
          <table:table-cell office:value-type="string" table:style-name="ce1">
            <text:p>(200, -100), 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28, 0, 128), (0, 128, 128)</text:p>
          </table:table-cell>
          <table:table-cell office:value-type="string" table:style-name="ce1">
            <text:p>(107, 142, 35), (128, 0, 128), (255, 182, 193), (0, 102, 102), (0, 128, 128), (222, 184, 135)</text:p>
          </table:table-cell>
          <table:table-cell office:value-type="string" table:style-name="ce1">
            <text:p>(128, 0, 128), (222, 184, 135), (0, 102, 102)</text:p>
          </table:table-cell>
          <table:table-cell office:value-type="string" table:style-name="ce1">
            <text:p>(100, 200), (-100, 200), (-200, 100)</text:p>
          </table:table-cell>
          <table:table-cell office:value-type="string" table:style-name="ce1">
            <text:p>(100, 200), (-100, 200), (-200, 100), (-100, -200), (200, -100), (-200, -100)</text:p>
          </table:table-cell>
          <table:table-cell office:value-type="string" table:style-name="ce1">
            <text:p>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28, 0, 128)</text:p>
          </table:table-cell>
          <table:table-cell office:value-type="string" table:style-name="ce1">
            <text:p>(0, 100, 0), (0, 102, 102), (128, 0, 128), (0, 230, 115)</text:p>
          </table:table-cell>
          <table:table-cell office:value-type="string" table:style-name="ce1">
            <text:p>(0, 230, 115), (128, 0, 128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22, 184, 135), (0, 128, 128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39, 69, 19), (0, 102, 102), (0, 128, 128)</text:p>
          </table:table-cell>
          <table:table-cell office:value-type="string" table:style-name="ce1">
            <text:p>(0, 128, 128), (139, 69, 19), (107, 142, 35), (0, 230, 115), (0, 100, 0), (128, 0, 128), (0, 102, 102), (222, 184, 135)</text:p>
          </table:table-cell>
          <table:table-cell office:value-type="string" table:style-name="ce1">
            <text:p>(107, 142, 35), (222, 184, 135), (0, 230, 115), (0, 102, 102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-200, -100), (200, -100), (100, -200), (-100, -200)</text:p>
          </table:table-cell>
          <table:table-cell office:value-type="string" table:style-name="ce1">
            <text:p>(-200, -100), 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2, 102), (255, 128, 0)</text:p>
          </table:table-cell>
          <table:table-cell office:value-type="string" table:style-name="ce1">
            <text:p>(255, 140, 0), (255, 128, 0), (222, 184, 135), (139, 69, 19), (128, 0, 128), (0, 102, 102)</text:p>
          </table:table-cell>
          <table:table-cell office:value-type="string" table:style-name="ce1">
            <text:p>(255, 140, 0), (139, 69, 19), (0, 102, 102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0, 0)</text:p>
          </table:table-cell>
          <table:table-cell office:value-type="string" table:style-name="ce1">
            <text:p>(0, 102, 102), (222, 184, 135), (0, 100, 0), (255, 140, 0)</text:p>
          </table:table-cell>
          <table:table-cell office:value-type="string" table:style-name="ce1">
            <text:p>(0, 102, 102), (222, 184, 135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82, 193)</text:p>
          </table:table-cell>
          <table:table-cell office:value-type="string" table:style-name="ce1">
            <text:p>(0, 230, 115), (0, 102, 102), (128, 0, 128), (255, 182, 193)</text:p>
          </table:table-cell>
          <table:table-cell office:value-type="string" table:style-name="ce1">
            <text:p>(255, 182, 193), (0, 102, 102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00, 0), (255, 182, 193), (222, 184, 135)</text:p>
          </table:table-cell>
          <table:table-cell office:value-type="string" table:style-name="ce1">
            <text:p>(222, 184, 135), (0, 102, 102), (255, 140, 0), (0, 100, 0), (128, 0, 128), (255, 182, 193), (0, 128, 128), (139, 69, 19)</text:p>
          </table:table-cell>
          <table:table-cell office:value-type="string" table:style-name="ce1">
            <text:p>(222, 184, 135), (139, 69, 19), (128, 0, 128), (255, 140, 0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0, 0)</text:p>
          </table:table-cell>
          <table:table-cell office:value-type="string" table:style-name="ce1">
            <text:p>(255, 182, 193), (0, 100, 0), (222, 184, 135), (0, 128, 128)</text:p>
          </table:table-cell>
          <table:table-cell office:value-type="string" table:style-name="ce1">
            <text:p>(255, 182, 193), (222, 184, 135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22, 184, 135)</text:p>
          </table:table-cell>
          <table:table-cell office:value-type="string" table:style-name="ce1">
            <text:p>(0, 230, 115), (0, 100, 0), (107, 142, 35), (222, 184, 135)</text:p>
          </table:table-cell>
          <table:table-cell office:value-type="string" table:style-name="ce1">
            <text:p>(0, 100, 0), (222, 184, 135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28, 0), (107, 142, 35), (139, 69, 19)</text:p>
          </table:table-cell>
          <table:table-cell office:value-type="string" table:style-name="ce1">
            <text:p>(107, 142, 35), (255, 128, 0), (0, 100, 0), (0, 102, 102), (222, 184, 135), (0, 128, 128), (255, 182, 193), (139, 69, 19)</text:p>
          </table:table-cell>
          <table:table-cell office:value-type="string" table:style-name="ce1">
            <text:p>(107, 142, 35), (139, 69, 19), (0, 102, 102), (0, 100, 0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-200, -100), (-100, -200), (200, -100), (100, -200)</text:p>
          </table:table-cell>
          <table:table-cell office:value-type="string" table:style-name="ce1">
            <text:p>(-200, -100), 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2, 102), (107, 142, 35), (255, 128, 0)</text:p>
          </table:table-cell>
          <table:table-cell office:value-type="string" table:style-name="ce1">
            <text:p>(222, 184, 135), (107, 142, 35), (0, 128, 128), (255, 128, 0), (255, 182, 193), (255, 140, 0), (0, 100, 0), (0, 102, 102)</text:p>
          </table:table-cell>
          <table:table-cell office:value-type="string" table:style-name="ce1">
            <text:p>(0, 128, 128), (107, 142, 35), (255, 128, 0), (222, 184, 135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100, -200), (200, -100), (-100, -200), (-200, -100)</text:p>
          </table:table-cell>
          <table:table-cell office:value-type="string" table:style-name="ce1">
            <text:p>(100, -200), 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07, 142, 35), (128, 0, 128), (139, 69, 19)</text:p>
          </table:table-cell>
          <table:table-cell office:value-type="string" table:style-name="ce1">
            <text:p>(0, 102, 102), (139, 69, 19), (128, 0, 128), (255, 128, 0), (0, 128, 128), (0, 230, 115), (107, 142, 35), (0, 100, 0)</text:p>
          </table:table-cell>
          <table:table-cell office:value-type="string" table:style-name="ce1">
            <text:p>(0, 102, 102), (255, 128, 0), (128, 0, 128), (0, 128, 128)</text:p>
          </table:table-cell>
          <table:table-cell office:value-type="string" table:style-name="ce1">
            <text:p>(-200, 100), (-100, 200), (200, 100), (100, 200)</text:p>
          </table:table-cell>
          <table:table-cell office:value-type="string" table:style-name="ce1">
            <text:p>(-200, 100), (-100, 200), (200, 100), (100, 2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2, 102), (139, 69, 19), (255, 140, 0)</text:p>
          </table:table-cell>
          <table:table-cell office:value-type="string" table:style-name="ce1">
            <text:p>(255, 182, 193), (139, 69, 19), (255, 140, 0), (255, 128, 0), (0, 102, 102), (0, 128, 128), (0, 100, 0), (0, 230, 115)</text:p>
          </table:table-cell>
          <table:table-cell office:value-type="string" table:style-name="ce1">
            <text:p>(255, 128, 0), (0, 100, 0), (139, 69, 19), (0, 230, 115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-100, -200), (200, -100), (100, -200), (-200, -100)</text:p>
          </table:table-cell>
          <table:table-cell office:value-type="string" table:style-name="ce1">
            <text:p>(-100, -200), 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22, 184, 135), (139, 69, 19), (128, 0, 128)</text:p>
          </table:table-cell>
          <table:table-cell office:value-type="string" table:style-name="ce1">
            <text:p>(255, 140, 0), (255, 128, 0), (222, 184, 135), (0, 102, 102), (139, 69, 19), (128, 0, 128), (0, 100, 0), (255, 182, 193)</text:p>
          </table:table-cell>
          <table:table-cell office:value-type="string" table:style-name="ce1">
            <text:p>(255, 182, 193), (222, 184, 135), (255, 128, 0), (255, 140, 0)</text:p>
          </table:table-cell>
          <table:table-cell office:value-type="string" table:style-name="ce1">
            <text:p>(-100, 200), (100, 200), (200, 100), (-200, 100)</text:p>
          </table:table-cell>
          <table:table-cell office:value-type="string" table:style-name="ce1">
            <text:p>(-100, 200), (100, 200), (200, 100), (-200, 100), (200, -100), (-200, -100), (100, -200), (-100, -200)</text:p>
          </table:table-cell>
          <table:table-cell office:value-type="string" table:style-name="ce1">
            <text:p>(200, -100), 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2, 102), (128, 0, 128)</text:p>
          </table:table-cell>
          <table:table-cell office:value-type="string" table:style-name="ce1">
            <text:p>(0, 230, 115), (0, 102, 102), (0, 128, 128), (128, 0, 128), (222, 184, 135), (107, 142, 35)</text:p>
          </table:table-cell>
          <table:table-cell office:value-type="string" table:style-name="ce1">
            <text:p>(222, 184, 135), (0, 128, 128), (0, 230, 115)</text:p>
          </table:table-cell>
          <table:table-cell office:value-type="string" table:style-name="ce1">
            <text:p>(200, 100), (100, 200), (-100, 200)</text:p>
          </table:table-cell>
          <table:table-cell office:value-type="string" table:style-name="ce1">
            <text:p>(200, 100), (100, 200), (-100, 200), (-200, -100), (200, -100), (-100, -200)</text:p>
          </table:table-cell>
          <table:table-cell office:value-type="string" table:style-name="ce1">
            <text:p>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82, 193), (0, 128, 128), (0, 100, 0)</text:p>
          </table:table-cell>
          <table:table-cell office:value-type="string" table:style-name="ce1">
            <text:p>(128, 0, 128), (255, 182, 193), (255, 140, 0), (0, 100, 0), (107, 142, 35), (0, 102, 102), (0, 128, 128), (139, 69, 19)</text:p>
          </table:table-cell>
          <table:table-cell office:value-type="string" table:style-name="ce1">
            <text:p>(255, 182, 193), (139, 69, 19), (255, 140, 0), (107, 142, 35)</text:p>
          </table:table-cell>
          <table:table-cell office:value-type="string" table:style-name="ce1">
            <text:p>(-100, 200), (100, 200), (200, 100), (-200, 100)</text:p>
          </table:table-cell>
          <table:table-cell office:value-type="string" table:style-name="ce1">
            <text:p>(-100, 200), (100, 200), (200, 100), (-200, 100), (200, -100), (-200, -100), (100, -200), (-100, -200)</text:p>
          </table:table-cell>
          <table:table-cell office:value-type="string" table:style-name="ce1">
            <text:p>(200, -100), 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40, 0), (255, 182, 193)</text:p>
          </table:table-cell>
          <table:table-cell office:value-type="string" table:style-name="ce1">
            <text:p>(128, 0, 128), (255, 140, 0), (139, 69, 19), (255, 182, 193), (0, 100, 0), (0, 230, 115)</text:p>
          </table:table-cell>
          <table:table-cell office:value-type="string" table:style-name="ce1">
            <text:p>(139, 69, 19), (255, 182, 193), (0, 100, 0)</text:p>
          </table:table-cell>
          <table:table-cell office:value-type="string" table:style-name="ce1">
            <text:p>(100, 200), (200, 100), (-200, 100)</text:p>
          </table:table-cell>
          <table:table-cell office:value-type="string" table:style-name="ce1">
            <text:p>(100, 200), (200, 100), (-200, 100), (200, -100), (100, -200), (-100, -200)</text:p>
          </table:table-cell>
          <table:table-cell office:value-type="string" table:style-name="ce1">
            <text:p>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2, 102), (0, 128, 128)</text:p>
          </table:table-cell>
          <table:table-cell office:value-type="string" table:style-name="ce1">
            <text:p>(0, 102, 102), (107, 142, 35), (255, 128, 0), (255, 140, 0), (0, 230, 115), (0, 128, 128)</text:p>
          </table:table-cell>
          <table:table-cell office:value-type="string" table:style-name="ce1">
            <text:p>(0, 230, 115), (255, 128, 0), (0, 102, 102)</text:p>
          </table:table-cell>
          <table:table-cell office:value-type="string" table:style-name="ce1">
            <text:p>(-200, 100), (100, 200), (-100, 200)</text:p>
          </table:table-cell>
          <table:table-cell office:value-type="string" table:style-name="ce1">
            <text:p>(-200, 100), (100, 200), (-100, 200), (-200, -100), (200, -100), (100, -200)</text:p>
          </table:table-cell>
          <table:table-cell office:value-type="string" table:style-name="ce1">
            <text:p>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0, 230, 115), (255, 128, 0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230, 115), (255, 182, 193), (0, 128, 128)</text:p>
          </table:table-cell>
          <table:table-cell office:value-type="string" table:style-name="ce1">
            <text:p>(107, 142, 35), (0, 102, 102), (0, 128, 128), (255, 128, 0), (0, 100, 0), (0, 230, 115), (222, 184, 135), (255, 182, 193)</text:p>
          </table:table-cell>
          <table:table-cell office:value-type="string" table:style-name="ce1">
            <text:p>(255, 182, 193), (107, 142, 35), (0, 230, 115), (0, 100, 0)</text:p>
          </table:table-cell>
          <table:table-cell office:value-type="string" table:style-name="ce1">
            <text:p>(100, 200), (-200, 100), (-100, 200), (200, 100)</text:p>
          </table:table-cell>
          <table:table-cell office:value-type="string" table:style-name="ce1">
            <text:p>(100, 200), (-200, 100), (-100, 200), (200, 100), (-100, -200), (100, -200), (-200, -100), (200, -100)</text:p>
          </table:table-cell>
          <table:table-cell office:value-type="string" table:style-name="ce1">
            <text:p>(-100, -200), 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2, 102), (255, 182, 193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107, 142, 3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128, 0, 128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139, 69, 19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40, 0), (0, 128, 128)</text:p>
          </table:table-cell>
          <table:table-cell office:value-type="string" table:style-name="ce1">
            <text:p>(0, 102, 102), (0, 128, 128), (255, 182, 193), (107, 142, 35), (255, 140, 0), (222, 184, 135)</text:p>
          </table:table-cell>
          <table:table-cell office:value-type="string" table:style-name="ce1">
            <text:p>(0, 128, 128), (255, 140, 0), (107, 142, 35)</text:p>
          </table:table-cell>
          <table:table-cell office:value-type="string" table:style-name="ce1">
            <text:p>(100, 200), (-200, 100), (200, 100)</text:p>
          </table:table-cell>
          <table:table-cell office:value-type="string" table:style-name="ce1">
            <text:p>(100, 200), (-200, 100), (200, 100), (200, -100), (-100, -200), (100, -200)</text:p>
          </table:table-cell>
          <table:table-cell office:value-type="string" table:style-name="ce1">
            <text:p>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39, 69, 19)</text:p>
          </table:table-cell>
          <table:table-cell office:value-type="string" table:style-name="ce1">
            <text:p>(255, 140, 0), (128, 0, 128), (139, 69, 19), (0, 128, 128)</text:p>
          </table:table-cell>
          <table:table-cell office:value-type="string" table:style-name="ce1">
            <text:p>(128, 0, 128), (0, 128, 128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107, 142, 35), (0, 102, 102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28, 0, 128), (107, 142, 35), (139, 69, 19)</text:p>
          </table:table-cell>
          <table:table-cell office:value-type="string" table:style-name="ce1">
            <text:p>(255, 128, 0), (255, 182, 193), (0, 102, 102), (107, 142, 35), (255, 140, 0), (128, 0, 128), (139, 69, 19), (0, 230, 115)</text:p>
          </table:table-cell>
          <table:table-cell office:value-type="string" table:style-name="ce1">
            <text:p>(128, 0, 128), (255, 140, 0), (0, 230, 115), (255, 182, 193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200, -100), (100, -200), (-200, -100), (-100, -200)</text:p>
          </table:table-cell>
          <table:table-cell office:value-type="string" table:style-name="ce1">
            <text:p>(200, -100), 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230, 115)</text:p>
          </table:table-cell>
          <table:table-cell office:value-type="string" table:style-name="ce1">
            <text:p>(222, 184, 135), (0, 100, 0), (0, 230, 115), (255, 128, 0)</text:p>
          </table:table-cell>
          <table:table-cell office:value-type="string" table:style-name="ce1">
            <text:p>(0, 100, 0), (222, 184, 135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39, 69, 19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28, 0, 128), (0, 100, 0), (107, 142, 35)</text:p>
          </table:table-cell>
          <table:table-cell office:value-type="string" table:style-name="ce1">
            <text:p>(255, 140, 0), (107, 142, 35), (139, 69, 19), (255, 128, 0), (0, 100, 0), (0, 128, 128), (0, 230, 115), (128, 0, 128)</text:p>
          </table:table-cell>
          <table:table-cell office:value-type="string" table:style-name="ce1">
            <text:p>(0, 128, 128), (255, 128, 0), (255, 140, 0), (0, 230, 115)</text:p>
          </table:table-cell>
          <table:table-cell office:value-type="string" table:style-name="ce1">
            <text:p>(-200, 100), (200, 100), (100, 200), (-100, 200)</text:p>
          </table:table-cell>
          <table:table-cell office:value-type="string" table:style-name="ce1">
            <text:p>(-200, 100), (200, 100), (100, 200), (-100, 200), (-100, -200), (-200, -100), (200, -100), (100, -200)</text:p>
          </table:table-cell>
          <table:table-cell office:value-type="string" table:style-name="ce1">
            <text:p>(-100, -200), 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00, 0), (222, 184, 135)</text:p>
          </table:table-cell>
          <table:table-cell office:value-type="string" table:style-name="ce1">
            <text:p>(139, 69, 19), (222, 184, 135), (0, 100, 0), (0, 230, 115), (0, 102, 102), (255, 128, 0)</text:p>
          </table:table-cell>
          <table:table-cell office:value-type="string" table:style-name="ce1">
            <text:p>(222, 184, 135), (139, 69, 19), (0, 230, 115)</text:p>
          </table:table-cell>
          <table:table-cell office:value-type="string" table:style-name="ce1">
            <text:p>(-200, 100), (-100, 200), (200, 100)</text:p>
          </table:table-cell>
          <table:table-cell office:value-type="string" table:style-name="ce1">
            <text:p>(-200, 100), (-100, 200), (200, 100), (-100, -200), (100, -200), (-200, -100)</text:p>
          </table:table-cell>
          <table:table-cell office:value-type="string" table:style-name="ce1">
            <text:p>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39, 69, 19)</text:p>
          </table:table-cell>
          <table:table-cell office:value-type="string" table:style-name="ce1">
            <text:p>(0, 100, 0), (255, 140, 0), (139, 69, 19), (0, 102, 102)</text:p>
          </table:table-cell>
          <table:table-cell office:value-type="string" table:style-name="ce1">
            <text:p>(0, 100, 0), (255, 140, 0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222, 184, 135), (0, 100, 0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07, 142, 35), (255, 128, 0)</text:p>
          </table:table-cell>
          <table:table-cell office:value-type="string" table:style-name="ce1">
            <text:p>(107, 142, 35), (139, 69, 19), (255, 128, 0), (0, 128, 128), (255, 182, 193), (0, 100, 0)</text:p>
          </table:table-cell>
          <table:table-cell office:value-type="string" table:style-name="ce1">
            <text:p>(255, 182, 193), (0, 128, 128), (0, 100, 0)</text:p>
          </table:table-cell>
          <table:table-cell office:value-type="string" table:style-name="ce1">
            <text:p>(-100, 200), (-200, 100), (200, 100)</text:p>
          </table:table-cell>
          <table:table-cell office:value-type="string" table:style-name="ce1">
            <text:p>(-100, 200), (-200, 100), (200, 1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0, 102, 102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28, 128)</text:p>
          </table:table-cell>
          <table:table-cell office:value-type="string" table:style-name="ce1">
            <text:p>(255, 182, 193), (0, 230, 115), (0, 128, 128), (139, 69, 19)</text:p>
          </table:table-cell>
          <table:table-cell office:value-type="string" table:style-name="ce1">
            <text:p>(0, 128, 128), (139, 69, 19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39, 69, 19), (0, 230, 115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128, 0, 128), (255, 128, 0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230, 115)</text:p>
          </table:table-cell>
          <table:table-cell office:value-type="string" table:style-name="ce1">
            <text:p>(139, 69, 19), (222, 184, 135), (0, 230, 115), (0, 102, 102)</text:p>
          </table:table-cell>
          <table:table-cell office:value-type="string" table:style-name="ce1">
            <text:p>(139, 69, 19), (222, 184, 135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28, 128)</text:p>
          </table:table-cell>
          <table:table-cell office:value-type="string" table:style-name="ce1">
            <text:p>(139, 69, 19), (0, 128, 128), (222, 184, 135), (255, 140, 0)</text:p>
          </table:table-cell>
          <table:table-cell office:value-type="string" table:style-name="ce1">
            <text:p>(0, 128, 128), (222, 184, 135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2, 102), (0, 100, 0), (222, 184, 135)</text:p>
          </table:table-cell>
          <table:table-cell office:value-type="string" table:style-name="ce1">
            <text:p>(222, 184, 135), (107, 142, 35), (255, 128, 0), (139, 69, 19), (255, 140, 0), (0, 102, 102), (0, 100, 0), (255, 182, 193)</text:p>
          </table:table-cell>
          <table:table-cell office:value-type="string" table:style-name="ce1">
            <text:p>(0, 102, 102), (107, 142, 35), (222, 184, 135), (139, 69, 19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00, 0)</text:p>
          </table:table-cell>
          <table:table-cell office:value-type="string" table:style-name="ce1">
            <text:p>(0, 100, 0), (0, 102, 102), (0, 128, 128), (107, 142, 35)</text:p>
          </table:table-cell>
          <table:table-cell office:value-type="string" table:style-name="ce1">
            <text:p>(0, 102, 102), (107, 142, 35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128, 0, 128), (255, 140, 0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107, 142, 3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0, 0), (255, 140, 0), (0, 230, 115)</text:p>
          </table:table-cell>
          <table:table-cell office:value-type="string" table:style-name="ce1">
            <text:p>(128, 0, 128), (107, 142, 35), (139, 69, 19), (0, 100, 0), (0, 128, 128), (222, 184, 135), (255, 140, 0), (0, 230, 115)</text:p>
          </table:table-cell>
          <table:table-cell office:value-type="string" table:style-name="ce1">
            <text:p>(0, 100, 0), (222, 184, 135), (139, 69, 19), (255, 140, 0)</text:p>
          </table:table-cell>
          <table:table-cell office:value-type="string" table:style-name="ce1">
            <text:p>(-100, 200), (100, 200), (200, 100), (-200, 100)</text:p>
          </table:table-cell>
          <table:table-cell office:value-type="string" table:style-name="ce1">
            <text:p>(-100, 200), (100, 200), (200, 100), (-200, 100), (-100, -200), (200, -100), (100, -200), (-200, -100)</text:p>
          </table:table-cell>
          <table:table-cell office:value-type="string" table:style-name="ce1">
            <text:p>(-100, -200), 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28, 128)</text:p>
          </table:table-cell>
          <table:table-cell office:value-type="string" table:style-name="ce1">
            <text:p>(128, 0, 128), (0, 128, 128), (255, 128, 0), (139, 69, 19)</text:p>
          </table:table-cell>
          <table:table-cell office:value-type="string" table:style-name="ce1">
            <text:p>(128, 0, 128), (0, 128, 128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82, 193), (255, 140, 0)</text:p>
          </table:table-cell>
          <table:table-cell office:value-type="string" table:style-name="ce1">
            <text:p>(255, 128, 0), (255, 182, 193), (0, 128, 128), (255, 140, 0), (0, 230, 115), (107, 142, 35)</text:p>
          </table:table-cell>
          <table:table-cell office:value-type="string" table:style-name="ce1">
            <text:p>(107, 142, 35), (255, 128, 0), (0, 128, 128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39, 69, 19), (255, 128, 0)</text:p>
          </table:table-cell>
          <table:table-cell office:value-type="string" table:style-name="ce1">
            <text:p>(139, 69, 19), (0, 100, 0), (255, 140, 0), (0, 128, 128), (0, 102, 102), (255, 128, 0)</text:p>
          </table:table-cell>
          <table:table-cell office:value-type="string" table:style-name="ce1">
            <text:p>(0, 128, 128), (255, 128, 0), (0, 102, 102)</text:p>
          </table:table-cell>
          <table:table-cell office:value-type="string" table:style-name="ce1">
            <text:p>(-200, 100), (100, 200), (200, 100)</text:p>
          </table:table-cell>
          <table:table-cell office:value-type="string" table:style-name="ce1">
            <text:p>(-200, 100), (100, 200), (200, 1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28, 128), (139, 69, 19)</text:p>
          </table:table-cell>
          <table:table-cell office:value-type="string" table:style-name="ce1">
            <text:p>(0, 128, 128), (255, 182, 193), (107, 142, 35), (0, 102, 102), (139, 69, 19), (128, 0, 128)</text:p>
          </table:table-cell>
          <table:table-cell office:value-type="string" table:style-name="ce1">
            <text:p>(128, 0, 128), (0, 102, 102), (255, 182, 193)</text:p>
          </table:table-cell>
          <table:table-cell office:value-type="string" table:style-name="ce1">
            <text:p>(200, 100), (-200, 100), (-100, 200)</text:p>
          </table:table-cell>
          <table:table-cell office:value-type="string" table:style-name="ce1">
            <text:p>(200, 100), (-200, 100), (-100, 200), (-200, -100), (-100, -200), (200, -100)</text:p>
          </table:table-cell>
          <table:table-cell office:value-type="string" table:style-name="ce1">
            <text:p>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28, 0, 128)</text:p>
          </table:table-cell>
          <table:table-cell office:value-type="string" table:style-name="ce1">
            <text:p>(0, 102, 102), (0, 230, 115), (222, 184, 135), (128, 0, 128)</text:p>
          </table:table-cell>
          <table:table-cell office:value-type="string" table:style-name="ce1">
            <text:p>(222, 184, 135), (0, 102, 102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2, 102), (0, 100, 0), (0, 230, 115)</text:p>
          </table:table-cell>
          <table:table-cell office:value-type="string" table:style-name="ce1">
            <text:p>(0, 102, 102), (0, 230, 115), (0, 100, 0), (0, 128, 128), (128, 0, 128), (255, 128, 0), (107, 142, 35), (255, 182, 193)</text:p>
          </table:table-cell>
          <table:table-cell office:value-type="string" table:style-name="ce1">
            <text:p>(255, 128, 0), (255, 182, 193), (107, 142, 35), (0, 128, 128)</text:p>
          </table:table-cell>
          <table:table-cell office:value-type="string" table:style-name="ce1">
            <text:p>(-200, 100), (-100, 200), (100, 200), (200, 100)</text:p>
          </table:table-cell>
          <table:table-cell office:value-type="string" table:style-name="ce1">
            <text:p>(-200, 100), (-100, 200), (100, 200), (200, 100), (-100, -200), (200, -100), (100, -200), (-200, -100)</text:p>
          </table:table-cell>
          <table:table-cell office:value-type="string" table:style-name="ce1">
            <text:p>(-100, -200), 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82, 193), (0, 102, 102), (107, 142, 35)</text:p>
          </table:table-cell>
          <table:table-cell office:value-type="string" table:style-name="ce1">
            <text:p>(0, 230, 115), (128, 0, 128), (107, 142, 35), (255, 182, 193), (0, 128, 128), (139, 69, 19), (0, 100, 0), (0, 102, 102)</text:p>
          </table:table-cell>
          <table:table-cell office:value-type="string" table:style-name="ce1">
            <text:p>(107, 142, 35), (0, 230, 115), (0, 100, 0), (255, 182, 193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-100, -200), (200, -100), (-200, -100), (100, -200)</text:p>
          </table:table-cell>
          <table:table-cell office:value-type="string" table:style-name="ce1">
            <text:p>(-100, -200), 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00, 0)</text:p>
          </table:table-cell>
          <table:table-cell office:value-type="string" table:style-name="ce1">
            <text:p>(0, 100, 0), (255, 128, 0), (255, 182, 193), (139, 69, 19)</text:p>
          </table:table-cell>
          <table:table-cell office:value-type="string" table:style-name="ce1">
            <text:p>(255, 182, 193), (0, 100, 0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39, 69, 19), (0, 230, 115), (255, 128, 0)</text:p>
          </table:table-cell>
          <table:table-cell office:value-type="string" table:style-name="ce1">
            <text:p>(0, 100, 0), (0, 128, 128), (255, 128, 0), (0, 230, 115), (139, 69, 19), (255, 140, 0), (128, 0, 128), (222, 184, 135)</text:p>
          </table:table-cell>
          <table:table-cell office:value-type="string" table:style-name="ce1">
            <text:p>(0, 230, 115), (139, 69, 19), (222, 184, 135), (255, 128, 0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-100, -200), (200, -100), (-200, -100), (100, -200)</text:p>
          </table:table-cell>
          <table:table-cell office:value-type="string" table:style-name="ce1">
            <text:p>(-100, -200), 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40, 0), (128, 0, 128), (107, 142, 35)</text:p>
          </table:table-cell>
          <table:table-cell office:value-type="string" table:style-name="ce1">
            <text:p>(107, 142, 35), (139, 69, 19), (255, 128, 0), (0, 128, 128), (255, 140, 0), (222, 184, 135), (0, 100, 0), (128, 0, 128)</text:p>
          </table:table-cell>
          <table:table-cell office:value-type="string" table:style-name="ce1">
            <text:p>(0, 128, 128), (222, 184, 135), (107, 142, 35), (0, 100, 0)</text:p>
          </table:table-cell>
          <table:table-cell office:value-type="string" table:style-name="ce1">
            <text:p>(-200, 100), (100, 200), (-100, 200), (200, 100)</text:p>
          </table:table-cell>
          <table:table-cell office:value-type="string" table:style-name="ce1">
            <text:p>(-200, 100), (100, 200), (-100, 200), (200, 100), (-200, -100), (200, -100), (100, -200), (-100, -200)</text:p>
          </table:table-cell>
          <table:table-cell office:value-type="string" table:style-name="ce1">
            <text:p>(-200, -100), 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28, 0, 128), (107, 142, 35)</text:p>
          </table:table-cell>
          <table:table-cell office:value-type="string" table:style-name="ce1">
            <text:p>(128, 0, 128), (0, 230, 115), (107, 142, 35), (255, 128, 0), (0, 102, 102), (255, 140, 0)</text:p>
          </table:table-cell>
          <table:table-cell office:value-type="string" table:style-name="ce1">
            <text:p>(107, 142, 35), (0, 230, 115), (128, 0, 128)</text:p>
          </table:table-cell>
          <table:table-cell office:value-type="string" table:style-name="ce1">
            <text:p>(100, 200), (200, 100), (-200, 100)</text:p>
          </table:table-cell>
          <table:table-cell office:value-type="string" table:style-name="ce1">
            <text:p>(100, 200), (200, 100), (-200, 100), (200, -100), (-100, -200), (100, -200)</text:p>
          </table:table-cell>
          <table:table-cell office:value-type="string" table:style-name="ce1">
            <text:p>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02, 102)</text:p>
          </table:table-cell>
          <table:table-cell office:value-type="string" table:style-name="ce1">
            <text:p>(255, 140, 0), (0, 102, 102), (255, 182, 193), (0, 100, 0)</text:p>
          </table:table-cell>
          <table:table-cell office:value-type="string" table:style-name="ce1">
            <text:p>(0, 100, 0), (255, 182, 193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07, 142, 35), (255, 140, 0), (222, 184, 135)</text:p>
          </table:table-cell>
          <table:table-cell office:value-type="string" table:style-name="ce1">
            <text:p>(139, 69, 19), (0, 128, 128), (107, 142, 35), (255, 140, 0), (255, 182, 193), (222, 184, 135), (255, 128, 0), (0, 102, 102)</text:p>
          </table:table-cell>
          <table:table-cell office:value-type="string" table:style-name="ce1">
            <text:p>(222, 184, 135), (255, 128, 0), (139, 69, 19), (255, 182, 193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200, -100), (100, -200), (-200, -100), (-100, -200)</text:p>
          </table:table-cell>
          <table:table-cell office:value-type="string" table:style-name="ce1">
            <text:p>(200, -100), 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28, 0), (0, 128, 128)</text:p>
          </table:table-cell>
          <table:table-cell office:value-type="string" table:style-name="ce1">
            <text:p>(0, 100, 0), (255, 128, 0), (0, 128, 128), (0, 230, 115), (0, 102, 102), (107, 142, 35)</text:p>
          </table:table-cell>
          <table:table-cell office:value-type="string" table:style-name="ce1">
            <text:p>(0, 128, 128), (0, 230, 115), (255, 128, 0)</text:p>
          </table:table-cell>
          <table:table-cell office:value-type="string" table:style-name="ce1">
            <text:p>(200, 100), (100, 200), (-200, 100)</text:p>
          </table:table-cell>
          <table:table-cell office:value-type="string" table:style-name="ce1">
            <text:p>(200, 100), (100, 200), (-200, 1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07, 142, 35), (0, 230, 115)</text:p>
          </table:table-cell>
          <table:table-cell office:value-type="string" table:style-name="ce1">
            <text:p>(107, 142, 35), (0, 100, 0), (255, 182, 193), (0, 128, 128), (139, 69, 19), (0, 230, 115)</text:p>
          </table:table-cell>
          <table:table-cell office:value-type="string" table:style-name="ce1">
            <text:p>(255, 182, 193), (0, 230, 115), (107, 142, 35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-100, -200), (200, -100), (100, -200)</text:p>
          </table:table-cell>
          <table:table-cell office:value-type="string" table:style-name="ce1">
            <text:p>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0, 128, 128), (107, 142, 35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40, 0), (255, 182, 193)</text:p>
          </table:table-cell>
          <table:table-cell office:value-type="string" table:style-name="ce1">
            <text:p>(107, 142, 35), (222, 184, 135), (255, 182, 193), (255, 140, 0), (128, 0, 128), (255, 128, 0)</text:p>
          </table:table-cell>
          <table:table-cell office:value-type="string" table:style-name="ce1">
            <text:p>(128, 0, 128), (222, 184, 135), (255, 182, 193)</text:p>
          </table:table-cell>
          <table:table-cell office:value-type="string" table:style-name="ce1">
            <text:p>(100, 200), (200, 100), (-100, 200)</text:p>
          </table:table-cell>
          <table:table-cell office:value-type="string" table:style-name="ce1">
            <text:p>(100, 200), (200, 100), (-100, 200), (200, -100), (100, -200), (-100, -200)</text:p>
          </table:table-cell>
          <table:table-cell office:value-type="string" table:style-name="ce1">
            <text:p>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07, 142, 35), (255, 140, 0)</text:p>
          </table:table-cell>
          <table:table-cell office:value-type="string" table:style-name="ce1">
            <text:p>(255, 140, 0), (128, 0, 128), (255, 182, 193), (107, 142, 35), (222, 184, 135), (0, 102, 102)</text:p>
          </table:table-cell>
          <table:table-cell office:value-type="string" table:style-name="ce1">
            <text:p>(0, 102, 102), (255, 140, 0), (107, 142, 35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0, 0)</text:p>
          </table:table-cell>
          <table:table-cell office:value-type="string" table:style-name="ce1">
            <text:p>(255, 182, 193), (0, 128, 128), (0, 100, 0), (139, 69, 19)</text:p>
          </table:table-cell>
          <table:table-cell office:value-type="string" table:style-name="ce1">
            <text:p>(255, 182, 193), (0, 100, 0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07, 142, 35), (0, 230, 11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230, 115)</text:p>
          </table:table-cell>
          <table:table-cell office:value-type="string" table:style-name="ce1">
            <text:p>(0, 100, 0), (107, 142, 35), (0, 230, 115), (255, 128, 0)</text:p>
          </table:table-cell>
          <table:table-cell office:value-type="string" table:style-name="ce1">
            <text:p>(0, 100, 0), (255, 128, 0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82, 193), (0, 100, 0)</text:p>
          </table:table-cell>
          <table:table-cell office:value-type="string" table:style-name="ce1">
            <text:p>(139, 69, 19), (0, 230, 115), (255, 140, 0), (255, 182, 193), (0, 100, 0), (255, 128, 0)</text:p>
          </table:table-cell>
          <table:table-cell office:value-type="string" table:style-name="ce1">
            <text:p>(255, 140, 0), (0, 230, 115), (139, 69, 19)</text:p>
          </table:table-cell>
          <table:table-cell office:value-type="string" table:style-name="ce1">
            <text:p>(-200, 100), (200, 100), (100, 200)</text:p>
          </table:table-cell>
          <table:table-cell office:value-type="string" table:style-name="ce1">
            <text:p>(-200, 100), (200, 100), (100, 2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0, 0), (0, 102, 102), (0, 230, 115)</text:p>
          </table:table-cell>
          <table:table-cell office:value-type="string" table:style-name="ce1">
            <text:p>(255, 140, 0), (222, 184, 135), (107, 142, 35), (0, 100, 0), (0, 230, 115), (0, 102, 102), (255, 182, 193), (139, 69, 19)</text:p>
          </table:table-cell>
          <table:table-cell office:value-type="string" table:style-name="ce1">
            <text:p>(0, 100, 0), (139, 69, 19), (255, 140, 0), (107, 142, 35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100, -200), (-100, -200), (200, -100), (-200, -100)</text:p>
          </table:table-cell>
          <table:table-cell office:value-type="string" table:style-name="ce1">
            <text:p>(100, -200), 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139, 69, 19), (255, 128, 0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02, 102), (0, 128, 128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39, 69, 19), (0, 230, 115)</text:p>
          </table:table-cell>
          <table:table-cell office:value-type="string" table:style-name="ce1">
            <text:p>(255, 128, 0), (222, 184, 135), (0, 128, 128), (0, 102, 102), (0, 230, 115), (139, 69, 19)</text:p>
          </table:table-cell>
          <table:table-cell office:value-type="string" table:style-name="ce1">
            <text:p>(222, 184, 135), (255, 128, 0), (0, 128, 128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230, 115), (255, 140, 0), (222, 184, 135)</text:p>
          </table:table-cell>
          <table:table-cell office:value-type="string" table:style-name="ce1">
            <text:p>(139, 69, 19), (0, 102, 102), (222, 184, 135), (128, 0, 128), (255, 140, 0), (0, 230, 115), (255, 128, 0), (107, 142, 35)</text:p>
          </table:table-cell>
          <table:table-cell office:value-type="string" table:style-name="ce1">
            <text:p>(255, 128, 0), (0, 102, 102), (0, 230, 115), (255, 140, 0)</text:p>
          </table:table-cell>
          <table:table-cell office:value-type="string" table:style-name="ce1">
            <text:p>(100, 200), (200, 100), (-100, 200), (-200, 100)</text:p>
          </table:table-cell>
          <table:table-cell office:value-type="string" table:style-name="ce1">
            <text:p>(100, 200), (200, 100), (-100, 200), (-200, 100), (-200, -100), (200, -100), (100, -200), (-100, -200)</text:p>
          </table:table-cell>
          <table:table-cell office:value-type="string" table:style-name="ce1">
            <text:p>(-200, -100), 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55, 140, 0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28, 0), (0, 100, 0)</text:p>
          </table:table-cell>
          <table:table-cell office:value-type="string" table:style-name="ce1">
            <text:p>(0, 100, 0), (0, 128, 128), (0, 230, 115), (128, 0, 128), (255, 128, 0), (0, 102, 102)</text:p>
          </table:table-cell>
          <table:table-cell office:value-type="string" table:style-name="ce1">
            <text:p>(255, 128, 0), (0, 100, 0), (0, 102, 102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28, 128), (0, 102, 102)</text:p>
          </table:table-cell>
          <table:table-cell office:value-type="string" table:style-name="ce1">
            <text:p>(0, 128, 128), (128, 0, 128), (0, 100, 0), (0, 230, 115), (255, 140, 0), (0, 102, 102)</text:p>
          </table:table-cell>
          <table:table-cell office:value-type="string" table:style-name="ce1">
            <text:p>(255, 140, 0), (128, 0, 128), (0, 102, 102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28, 0), (139, 69, 19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40, 0)</text:p>
          </table:table-cell>
          <table:table-cell office:value-type="string" table:style-name="ce1">
            <text:p>(222, 184, 135), (139, 69, 19), (255, 128, 0), (255, 140, 0)</text:p>
          </table:table-cell>
          <table:table-cell office:value-type="string" table:style-name="ce1">
            <text:p>(255, 128, 0), (139, 69, 19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2, 102)</text:p>
          </table:table-cell>
          <table:table-cell office:value-type="string" table:style-name="ce1">
            <text:p>(128, 0, 128), (222, 184, 135), (0, 230, 115), (0, 102, 102)</text:p>
          </table:table-cell>
          <table:table-cell office:value-type="string" table:style-name="ce1">
            <text:p>(0, 230, 115), (0, 102, 102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40, 0)</text:p>
          </table:table-cell>
          <table:table-cell office:value-type="string" table:style-name="ce1">
            <text:p>(255, 140, 0), (222, 184, 135), (0, 230, 115), (255, 182, 193)</text:p>
          </table:table-cell>
          <table:table-cell office:value-type="string" table:style-name="ce1">
            <text:p>(0, 230, 115), (255, 182, 193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22, 184, 135)</text:p>
          </table:table-cell>
          <table:table-cell office:value-type="string" table:style-name="ce1">
            <text:p>(0, 102, 102), (222, 184, 135), (255, 128, 0), (0, 100, 0)</text:p>
          </table:table-cell>
          <table:table-cell office:value-type="string" table:style-name="ce1">
            <text:p>(0, 100, 0), (0, 102, 102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82, 193)</text:p>
          </table:table-cell>
          <table:table-cell office:value-type="string" table:style-name="ce1">
            <text:p>(128, 0, 128), (0, 100, 0), (255, 182, 193), (0, 102, 102)</text:p>
          </table:table-cell>
          <table:table-cell office:value-type="string" table:style-name="ce1">
            <text:p>(0, 100, 0), (255, 182, 193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255, 140, 0), (0, 102, 102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40, 0)</text:p>
          </table:table-cell>
          <table:table-cell office:value-type="string" table:style-name="ce1">
            <text:p>(107, 142, 35), (255, 140, 0), (0, 128, 128), (255, 128, 0)</text:p>
          </table:table-cell>
          <table:table-cell office:value-type="string" table:style-name="ce1">
            <text:p>(0, 128, 128), (255, 128, 0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40, 0), (255, 128, 0)</text:p>
          </table:table-cell>
          <table:table-cell office:value-type="string" table:style-name="ce1">
            <text:p>(255, 140, 0), (139, 69, 19), (255, 182, 193), (0, 128, 128), (0, 102, 102), (255, 128, 0)</text:p>
          </table:table-cell>
          <table:table-cell office:value-type="string" table:style-name="ce1">
            <text:p>(0, 102, 102), (0, 128, 128), (255, 182, 193)</text:p>
          </table:table-cell>
          <table:table-cell office:value-type="string" table:style-name="ce1">
            <text:p>(-100, 200), (200, 100), (100, 200)</text:p>
          </table:table-cell>
          <table:table-cell office:value-type="string" table:style-name="ce1">
            <text:p>(-100, 200), (200, 100), (100, 200), (-200, -100), (200, -100), (-100, -200)</text:p>
          </table:table-cell>
          <table:table-cell office:value-type="string" table:style-name="ce1">
            <text:p>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230, 115)</text:p>
          </table:table-cell>
          <table:table-cell office:value-type="string" table:style-name="ce1">
            <text:p>(255, 140, 0), (0, 230, 115), (107, 142, 35), (0, 100, 0)</text:p>
          </table:table-cell>
          <table:table-cell office:value-type="string" table:style-name="ce1">
            <text:p>(107, 142, 35), (0, 230, 115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39, 69, 19)</text:p>
          </table:table-cell>
          <table:table-cell office:value-type="string" table:style-name="ce1">
            <text:p>(139, 69, 19), (0, 128, 128), (255, 128, 0), (222, 184, 135)</text:p>
          </table:table-cell>
          <table:table-cell office:value-type="string" table:style-name="ce1">
            <text:p>(139, 69, 19), (222, 184, 135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40, 0)</text:p>
          </table:table-cell>
          <table:table-cell office:value-type="string" table:style-name="ce1">
            <text:p>(139, 69, 19), (0, 128, 128), (255, 140, 0), (0, 102, 102)</text:p>
          </table:table-cell>
          <table:table-cell office:value-type="string" table:style-name="ce1">
            <text:p>(0, 102, 102), (0, 128, 128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28, 0), (139, 69, 19)</text:p>
          </table:table-cell>
          <table:table-cell office:value-type="string" table:style-name="ce1">
            <text:p>(139, 69, 19), (255, 128, 0), (0, 128, 128), (0, 100, 0), (107, 142, 35), (255, 140, 0)</text:p>
          </table:table-cell>
          <table:table-cell office:value-type="string" table:style-name="ce1">
            <text:p>(139, 69, 19), (255, 140, 0), (255, 128, 0)</text:p>
          </table:table-cell>
          <table:table-cell office:value-type="string" table:style-name="ce1">
            <text:p>(200, 100), (-200, 100), (100, 200)</text:p>
          </table:table-cell>
          <table:table-cell office:value-type="string" table:style-name="ce1">
            <text:p>(200, 100), (-200, 100), (100, 200), (200, -100), (-200, -100), (100, -200)</text:p>
          </table:table-cell>
          <table:table-cell office:value-type="string" table:style-name="ce1">
            <text:p>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2, 102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39, 69, 19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230, 115)</text:p>
          </table:table-cell>
          <table:table-cell office:value-type="string" table:style-name="ce1">
            <text:p>(0, 230, 115), (139, 69, 19), (128, 0, 128), (0, 102, 102)</text:p>
          </table:table-cell>
          <table:table-cell office:value-type="string" table:style-name="ce1">
            <text:p>(0, 230, 115), (0, 102, 102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28, 0), (107, 142, 35), (0, 230, 115)</text:p>
          </table:table-cell>
          <table:table-cell office:value-type="string" table:style-name="ce1">
            <text:p>(222, 184, 135), (255, 140, 0), (255, 182, 193), (139, 69, 19), (107, 142, 35), (255, 128, 0), (0, 230, 115), (128, 0, 128)</text:p>
          </table:table-cell>
          <table:table-cell office:value-type="string" table:style-name="ce1">
            <text:p>(139, 69, 19), (255, 182, 193), (107, 142, 35), (255, 128, 0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200, -100), (100, -200), (-200, -100), (-100, -200)</text:p>
          </table:table-cell>
          <table:table-cell office:value-type="string" table:style-name="ce1">
            <text:p>(200, -100), 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40, 0), (0, 128, 128), (255, 182, 193)</text:p>
          </table:table-cell>
          <table:table-cell office:value-type="string" table:style-name="ce1">
            <text:p>(222, 184, 135), (255, 140, 0), (0, 230, 115), (0, 100, 0), (107, 142, 35), (0, 128, 128), (255, 182, 193), (255, 128, 0)</text:p>
          </table:table-cell>
          <table:table-cell office:value-type="string" table:style-name="ce1">
            <text:p>(255, 140, 0), (222, 184, 135), (255, 128, 0), (255, 182, 193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200, -100), (-200, -100), (100, -200), (-100, -200)</text:p>
          </table:table-cell>
          <table:table-cell office:value-type="string" table:style-name="ce1">
            <text:p>(200, -100), 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230, 115), (107, 142, 35)</text:p>
          </table:table-cell>
          <table:table-cell office:value-type="string" table:style-name="ce1">
            <text:p>(0, 102, 102), (0, 128, 128), (0, 230, 115), (255, 128, 0), (222, 184, 135), (107, 142, 35)</text:p>
          </table:table-cell>
          <table:table-cell office:value-type="string" table:style-name="ce1">
            <text:p>(0, 230, 115), (0, 102, 102), (0, 128, 128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200, -100), (-100, -200), (100, -200)</text:p>
          </table:table-cell>
          <table:table-cell office:value-type="string" table:style-name="ce1">
            <text:p>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222, 184, 135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22, 184, 135), (107, 142, 35), (0, 100, 0)</text:p>
          </table:table-cell>
          <table:table-cell office:value-type="string" table:style-name="ce1">
            <text:p>(222, 184, 135), (107, 142, 35), (0, 128, 128), (0, 100, 0), (255, 140, 0), (0, 102, 102), (139, 69, 19), (255, 182, 193)</text:p>
          </table:table-cell>
          <table:table-cell office:value-type="string" table:style-name="ce1">
            <text:p>(0, 102, 102), (139, 69, 19), (0, 100, 0), (107, 142, 35)</text:p>
          </table:table-cell>
          <table:table-cell office:value-type="string" table:style-name="ce1">
            <text:p>(100, 200), (200, 100), (-200, 100), (-100, 200)</text:p>
          </table:table-cell>
          <table:table-cell office:value-type="string" table:style-name="ce1">
            <text:p>(100, 200), (200, 100), (-200, 100), (-100, 200), (100, -200), (-100, -200), (200, -100), (-200, -100)</text:p>
          </table:table-cell>
          <table:table-cell office:value-type="string" table:style-name="ce1">
            <text:p>(100, -200), 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82, 193), (255, 128, 0)</text:p>
          </table:table-cell>
          <table:table-cell office:value-type="string" table:style-name="ce1">
            <text:p>(255, 140, 0), (0, 230, 115), (255, 182, 193), (0, 102, 102), (0, 128, 128), (255, 128, 0)</text:p>
          </table:table-cell>
          <table:table-cell office:value-type="string" table:style-name="ce1">
            <text:p>(0, 128, 128), (0, 102, 102), (0, 230, 115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-100, -200), (100, -200), (-200, -100)</text:p>
          </table:table-cell>
          <table:table-cell office:value-type="string" table:style-name="ce1">
            <text:p>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28, 0, 128), (107, 142, 35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82, 193)</text:p>
          </table:table-cell>
          <table:table-cell office:value-type="string" table:style-name="ce1">
            <text:p>(107, 142, 35), (0, 230, 115), (255, 182, 193), (128, 0, 128)</text:p>
          </table:table-cell>
          <table:table-cell office:value-type="string" table:style-name="ce1">
            <text:p>(128, 0, 128), (107, 142, 35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22, 184, 135)</text:p>
          </table:table-cell>
          <table:table-cell office:value-type="string" table:style-name="ce1">
            <text:p>(0, 230, 115), (0, 102, 102), (222, 184, 135), (128, 0, 128)</text:p>
          </table:table-cell>
          <table:table-cell office:value-type="string" table:style-name="ce1">
            <text:p>(222, 184, 135), (128, 0, 128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39, 69, 19)</text:p>
          </table:table-cell>
          <table:table-cell office:value-type="string" table:style-name="ce1">
            <text:p>(0, 102, 102), (139, 69, 19), (0, 230, 115), (0, 100, 0)</text:p>
          </table:table-cell>
          <table:table-cell office:value-type="string" table:style-name="ce1">
            <text:p>(0, 102, 102), (0, 100, 0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2, 102), (0, 230, 115)</text:p>
          </table:table-cell>
          <table:table-cell office:value-type="string" table:style-name="ce1">
            <text:p>(0, 102, 102), (0, 128, 128), (0, 230, 115), (222, 184, 135), (128, 0, 128), (255, 182, 193)</text:p>
          </table:table-cell>
          <table:table-cell office:value-type="string" table:style-name="ce1">
            <text:p>(0, 128, 128), (0, 102, 102), (128, 0, 128)</text:p>
          </table:table-cell>
          <table:table-cell office:value-type="string" table:style-name="ce1">
            <text:p>(-100, 200), (200, 100), (100, 200)</text:p>
          </table:table-cell>
          <table:table-cell office:value-type="string" table:style-name="ce1">
            <text:p>(-100, 200), (200, 100), (100, 200), (100, -200), (200, -100), (-100, -200)</text:p>
          </table:table-cell>
          <table:table-cell office:value-type="string" table:style-name="ce1">
            <text:p>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28, 128), (107, 142, 35), (255, 128, 0)</text:p>
          </table:table-cell>
          <table:table-cell office:value-type="string" table:style-name="ce1">
            <text:p>(0, 100, 0), (128, 0, 128), (139, 69, 19), (107, 142, 35), (0, 128, 128), (0, 230, 115), (0, 102, 102), (255, 128, 0)</text:p>
          </table:table-cell>
          <table:table-cell office:value-type="string" table:style-name="ce1">
            <text:p>(107, 142, 35), (0, 230, 115), (0, 100, 0), (128, 0, 128)</text:p>
          </table:table-cell>
          <table:table-cell office:value-type="string" table:style-name="ce1">
            <text:p>(-100, 200), (100, 200), (200, 100), (-200, 100)</text:p>
          </table:table-cell>
          <table:table-cell office:value-type="string" table:style-name="ce1">
            <text:p>(-100, 200), (100, 200), (200, 100), (-200, 100), (200, -100), (-200, -100), (100, -200), (-100, -200)</text:p>
          </table:table-cell>
          <table:table-cell office:value-type="string" table:style-name="ce1">
            <text:p>(200, -100), 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28, 0), (222, 184, 135), (0, 128, 128)</text:p>
          </table:table-cell>
          <table:table-cell office:value-type="string" table:style-name="ce1">
            <text:p>(0, 100, 0), (255, 128, 0), (107, 142, 35), (0, 102, 102), (0, 128, 128), (128, 0, 128), (222, 184, 135), (139, 69, 19)</text:p>
          </table:table-cell>
          <table:table-cell office:value-type="string" table:style-name="ce1">
            <text:p>(222, 184, 135), (107, 142, 35), (0, 102, 102), (255, 128, 0)</text:p>
          </table:table-cell>
          <table:table-cell office:value-type="string" table:style-name="ce1">
            <text:p>(-200, 100), (200, 100), (100, 200), (-100, 200)</text:p>
          </table:table-cell>
          <table:table-cell office:value-type="string" table:style-name="ce1">
            <text:p>(-200, 100), (200, 100), (100, 200), (-100, 200), (-100, -200), (-200, -100), (100, -200), (200, -100)</text:p>
          </table:table-cell>
          <table:table-cell office:value-type="string" table:style-name="ce1">
            <text:p>(-100, -200), 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139, 69, 19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230, 115)</text:p>
          </table:table-cell>
          <table:table-cell office:value-type="string" table:style-name="ce1">
            <text:p>(0, 230, 115), (107, 142, 35), (139, 69, 19), (0, 100, 0)</text:p>
          </table:table-cell>
          <table:table-cell office:value-type="string" table:style-name="ce1">
            <text:p>(0, 230, 115), (107, 142, 35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2, 102)</text:p>
          </table:table-cell>
          <table:table-cell office:value-type="string" table:style-name="ce1">
            <text:p>(0, 102, 102), (107, 142, 35), (255, 182, 193), (255, 128, 0)</text:p>
          </table:table-cell>
          <table:table-cell office:value-type="string" table:style-name="ce1">
            <text:p>(255, 128, 0), (255, 182, 193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128, 128), (0, 230, 11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28, 128)</text:p>
          </table:table-cell>
          <table:table-cell office:value-type="string" table:style-name="ce1">
            <text:p>(128, 0, 128), (0, 128, 128), (0, 100, 0), (255, 182, 193)</text:p>
          </table:table-cell>
          <table:table-cell office:value-type="string" table:style-name="ce1">
            <text:p>(128, 0, 128), (0, 128, 128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00, 0), (0, 128, 128)</text:p>
          </table:table-cell>
          <table:table-cell office:value-type="string" table:style-name="ce1">
            <text:p>(255, 182, 193), (0, 230, 115), (0, 100, 0), (0, 102, 102), (0, 128, 128), (255, 140, 0)</text:p>
          </table:table-cell>
          <table:table-cell office:value-type="string" table:style-name="ce1">
            <text:p>(0, 230, 115), (0, 100, 0), (255, 140, 0)</text:p>
          </table:table-cell>
          <table:table-cell office:value-type="string" table:style-name="ce1">
            <text:p>(100, 200), (-200, 100), (200, 100)</text:p>
          </table:table-cell>
          <table:table-cell office:value-type="string" table:style-name="ce1">
            <text:p>(100, 200), (-200, 100), (200, 1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230, 115), (139, 69, 19)</text:p>
          </table:table-cell>
          <table:table-cell office:value-type="string" table:style-name="ce1">
            <text:p>(139, 69, 19), (255, 128, 0), (222, 184, 135), (0, 100, 0), (0, 230, 115), (0, 128, 128)</text:p>
          </table:table-cell>
          <table:table-cell office:value-type="string" table:style-name="ce1">
            <text:p>(255, 128, 0), (0, 230, 115), (0, 128, 128)</text:p>
          </table:table-cell>
          <table:table-cell office:value-type="string" table:style-name="ce1">
            <text:p>(-100, 200), (-200, 100), (200, 100)</text:p>
          </table:table-cell>
          <table:table-cell office:value-type="string" table:style-name="ce1">
            <text:p>(-100, 200), (-200, 100), (200, 100), (-200, -100), (200, -100), (100, -200)</text:p>
          </table:table-cell>
          <table:table-cell office:value-type="string" table:style-name="ce1">
            <text:p>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39, 69, 19)</text:p>
          </table:table-cell>
          <table:table-cell office:value-type="string" table:style-name="ce1">
            <text:p>(128, 0, 128), (0, 128, 128), (255, 128, 0), (139, 69, 19)</text:p>
          </table:table-cell>
          <table:table-cell office:value-type="string" table:style-name="ce1">
            <text:p>(0, 128, 128), (255, 128, 0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255, 140, 0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39, 69, 19)</text:p>
          </table:table-cell>
          <table:table-cell office:value-type="string" table:style-name="ce1">
            <text:p>(255, 128, 0), (107, 142, 35), (139, 69, 19), (255, 182, 193)</text:p>
          </table:table-cell>
          <table:table-cell office:value-type="string" table:style-name="ce1">
            <text:p>(255, 128, 0), (107, 142, 35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22, 184, 135), (0, 102, 102)</text:p>
          </table:table-cell>
          <table:table-cell office:value-type="string" table:style-name="ce1">
            <text:p>(0, 100, 0), (222, 184, 135), (0, 102, 102), (139, 69, 19), (0, 230, 115), (255, 128, 0)</text:p>
          </table:table-cell>
          <table:table-cell office:value-type="string" table:style-name="ce1">
            <text:p>(0, 230, 115), (222, 184, 135), (139, 69, 19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100, -200), (200, -100), (-100, -200)</text:p>
          </table:table-cell>
          <table:table-cell office:value-type="string" table:style-name="ce1">
            <text:p>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28, 0), (0, 102, 102), (107, 142, 35)</text:p>
          </table:table-cell>
          <table:table-cell office:value-type="string" table:style-name="ce1">
            <text:p>(0, 100, 0), (222, 184, 135), (107, 142, 35), (0, 102, 102), (0, 128, 128), (255, 128, 0), (139, 69, 19), (0, 230, 115)</text:p>
          </table:table-cell>
          <table:table-cell office:value-type="string" table:style-name="ce1">
            <text:p>(0, 102, 102), (107, 142, 35), (0, 230, 115), (255, 128, 0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100, -200), (-100, -200), (-200, -100), (200, -100)</text:p>
          </table:table-cell>
          <table:table-cell office:value-type="string" table:style-name="ce1">
            <text:p>(100, -200), 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0, 230, 115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255, 128, 0), (0, 102, 102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222, 184, 135), (0, 102, 102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28, 0)</text:p>
          </table:table-cell>
          <table:table-cell office:value-type="string" table:style-name="ce1">
            <text:p>(0, 128, 128), (255, 128, 0), (128, 0, 128), (222, 184, 135)</text:p>
          </table:table-cell>
          <table:table-cell office:value-type="string" table:style-name="ce1">
            <text:p>(0, 128, 128), (128, 0, 128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0, 102, 102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28, 128), (128, 0, 128), (107, 142, 35)</text:p>
          </table:table-cell>
          <table:table-cell office:value-type="string" table:style-name="ce1">
            <text:p>(0, 230, 115), (222, 184, 135), (0, 128, 128), (139, 69, 19), (255, 128, 0), (0, 100, 0), (128, 0, 128), (107, 142, 35)</text:p>
          </table:table-cell>
          <table:table-cell office:value-type="string" table:style-name="ce1">
            <text:p>(128, 0, 128), (0, 100, 0), (139, 69, 19), (255, 128, 0)</text:p>
          </table:table-cell>
          <table:table-cell office:value-type="string" table:style-name="ce1">
            <text:p>(200, 100), (100, 200), (-200, 100), (-100, 200)</text:p>
          </table:table-cell>
          <table:table-cell office:value-type="string" table:style-name="ce1">
            <text:p>(200, 100), (100, 200), (-200, 100), (-100, 200), (200, -100), (100, -200), (-200, -100), (-100, -200)</text:p>
          </table:table-cell>
          <table:table-cell office:value-type="string" table:style-name="ce1">
            <text:p>(200, -100), 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39, 69, 19), (128, 0, 128), (107, 142, 35)</text:p>
          </table:table-cell>
          <table:table-cell office:value-type="string" table:style-name="ce1">
            <text:p>(0, 100, 0), (139, 69, 19), (128, 0, 128), (0, 230, 115), (255, 128, 0), (0, 128, 128), (255, 140, 0), (107, 142, 35)</text:p>
          </table:table-cell>
          <table:table-cell office:value-type="string" table:style-name="ce1">
            <text:p>(0, 230, 115), (0, 128, 128), (128, 0, 128), (139, 69, 19)</text:p>
          </table:table-cell>
          <table:table-cell office:value-type="string" table:style-name="ce1">
            <text:p>(200, 100), (100, 200), (-200, 100), (-100, 200)</text:p>
          </table:table-cell>
          <table:table-cell office:value-type="string" table:style-name="ce1">
            <text:p>(200, 100), (100, 200), (-200, 100), (-100, 200), (100, -200), (200, -100), (-100, -200), (-200, -100)</text:p>
          </table:table-cell>
          <table:table-cell office:value-type="string" table:style-name="ce1">
            <text:p>(100, -200), 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07, 142, 35)</text:p>
          </table:table-cell>
          <table:table-cell office:value-type="string" table:style-name="ce1">
            <text:p>(107, 142, 35), (128, 0, 128), (0, 100, 0), (255, 182, 193)</text:p>
          </table:table-cell>
          <table:table-cell office:value-type="string" table:style-name="ce1">
            <text:p>(255, 182, 193), (107, 142, 35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82, 193), (0, 128, 128), (0, 230, 115)</text:p>
          </table:table-cell>
          <table:table-cell office:value-type="string" table:style-name="ce1">
            <text:p>(0, 128, 128), (0, 102, 102), (107, 142, 35), (128, 0, 128), (255, 140, 0), (255, 182, 193), (0, 100, 0), (0, 230, 115)</text:p>
          </table:table-cell>
          <table:table-cell office:value-type="string" table:style-name="ce1">
            <text:p>(128, 0, 128), (107, 142, 35), (0, 128, 128), (255, 182, 193)</text:p>
          </table:table-cell>
          <table:table-cell office:value-type="string" table:style-name="ce1">
            <text:p>(100, 200), (200, 100), (-100, 200), (-200, 100)</text:p>
          </table:table-cell>
          <table:table-cell office:value-type="string" table:style-name="ce1">
            <text:p>(100, 200), (200, 100), (-100, 200), (-200, 100), (-100, -200), (100, -200), (-200, -100), (200, -100)</text:p>
          </table:table-cell>
          <table:table-cell office:value-type="string" table:style-name="ce1">
            <text:p>(-100, -200), 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0, 0)</text:p>
          </table:table-cell>
          <table:table-cell office:value-type="string" table:style-name="ce1">
            <text:p>(255, 128, 0), (255, 140, 0), (0, 100, 0), (107, 142, 35)</text:p>
          </table:table-cell>
          <table:table-cell office:value-type="string" table:style-name="ce1">
            <text:p>(0, 100, 0), (107, 142, 35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40, 0), (0, 102, 102), (107, 142, 35)</text:p>
          </table:table-cell>
          <table:table-cell office:value-type="string" table:style-name="ce1">
            <text:p>(255, 128, 0), (107, 142, 35), (0, 102, 102), (139, 69, 19), (255, 140, 0), (222, 184, 135), (255, 182, 193), (0, 230, 115)</text:p>
          </table:table-cell>
          <table:table-cell office:value-type="string" table:style-name="ce1">
            <text:p>(0, 102, 102), (107, 142, 35), (255, 128, 0), (255, 182, 193)</text:p>
          </table:table-cell>
          <table:table-cell office:value-type="string" table:style-name="ce1">
            <text:p>(-200, 100), (100, 200), (-100, 200), (200, 100)</text:p>
          </table:table-cell>
          <table:table-cell office:value-type="string" table:style-name="ce1">
            <text:p>(-200, 100), (100, 200), (-100, 200), (200, 100), (-200, -100), (100, -200), (200, -100), (-100, -200)</text:p>
          </table:table-cell>
          <table:table-cell office:value-type="string" table:style-name="ce1">
            <text:p>(-200, -100), 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82, 193)</text:p>
          </table:table-cell>
          <table:table-cell office:value-type="string" table:style-name="ce1">
            <text:p>(0, 230, 115), (255, 182, 193), (0, 102, 102), (0, 100, 0)</text:p>
          </table:table-cell>
          <table:table-cell office:value-type="string" table:style-name="ce1">
            <text:p>(0, 230, 115), (255, 182, 193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255, 140, 0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22, 184, 135)</text:p>
          </table:table-cell>
          <table:table-cell office:value-type="string" table:style-name="ce1">
            <text:p>(0, 230, 115), (0, 102, 102), (0, 128, 128), (222, 184, 135)</text:p>
          </table:table-cell>
          <table:table-cell office:value-type="string" table:style-name="ce1">
            <text:p>(0, 230, 115), (0, 128, 128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22, 184, 135)</text:p>
          </table:table-cell>
          <table:table-cell office:value-type="string" table:style-name="ce1">
            <text:p>(0, 230, 115), (222, 184, 135), (255, 182, 193), (0, 128, 128)</text:p>
          </table:table-cell>
          <table:table-cell office:value-type="string" table:style-name="ce1">
            <text:p>(0, 230, 115), (255, 182, 193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40, 0), (255, 182, 193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0, 0)</text:p>
          </table:table-cell>
          <table:table-cell office:value-type="string" table:style-name="ce1">
            <text:p>(255, 182, 193), (255, 128, 0), (255, 140, 0), (0, 100, 0)</text:p>
          </table:table-cell>
          <table:table-cell office:value-type="string" table:style-name="ce1">
            <text:p>(255, 128, 0), (255, 140, 0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0, 230, 115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02, 102), (107, 142, 35), (0, 128, 128)</text:p>
          </table:table-cell>
          <table:table-cell office:value-type="string" table:style-name="ce1">
            <text:p>(0, 128, 128), (0, 230, 115), (0, 100, 0), (255, 140, 0), (107, 142, 35), (255, 182, 193), (128, 0, 128), (0, 102, 102)</text:p>
          </table:table-cell>
          <table:table-cell office:value-type="string" table:style-name="ce1">
            <text:p>(128, 0, 128), (255, 182, 193), (0, 102, 102), (0, 128, 128)</text:p>
          </table:table-cell>
          <table:table-cell office:value-type="string" table:style-name="ce1">
            <text:p>(100, 200), (200, 100), (-200, 100), (-100, 200)</text:p>
          </table:table-cell>
          <table:table-cell office:value-type="string" table:style-name="ce1">
            <text:p>(100, 200), (200, 100), (-200, 100), (-100, 200), (200, -100), (-200, -100), (100, -200), (-100, -200)</text:p>
          </table:table-cell>
          <table:table-cell office:value-type="string" table:style-name="ce1">
            <text:p>(200, -100), 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28, 0, 128), (107, 142, 35), (0, 230, 115)</text:p>
          </table:table-cell>
          <table:table-cell office:value-type="string" table:style-name="ce1">
            <text:p>(222, 184, 135), (255, 128, 0), (107, 142, 35), (255, 182, 193), (128, 0, 128), (0, 230, 115), (139, 69, 19), (255, 140, 0)</text:p>
          </table:table-cell>
          <table:table-cell office:value-type="string" table:style-name="ce1">
            <text:p>(255, 140, 0), (139, 69, 19), (255, 182, 193), (255, 128, 0)</text:p>
          </table:table-cell>
          <table:table-cell office:value-type="string" table:style-name="ce1">
            <text:p>(100, 200), (-100, 200), (200, 100), (-200, 100)</text:p>
          </table:table-cell>
          <table:table-cell office:value-type="string" table:style-name="ce1">
            <text:p>(100, 200), (-100, 200), (200, 100), (-200, 100), (200, -100), (-100, -200), (100, -200), (-200, -100)</text:p>
          </table:table-cell>
          <table:table-cell office:value-type="string" table:style-name="ce1">
            <text:p>(200, -100), 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28, 128), (107, 142, 35), (139, 69, 19)</text:p>
          </table:table-cell>
          <table:table-cell office:value-type="string" table:style-name="ce1">
            <text:p>(139, 69, 19), (0, 230, 115), (0, 128, 128), (107, 142, 35), (255, 182, 193), (255, 128, 0), (255, 140, 0), (0, 102, 102)</text:p>
          </table:table-cell>
          <table:table-cell office:value-type="string" table:style-name="ce1">
            <text:p>(107, 142, 35), (255, 182, 193), (139, 69, 19), (255, 128, 0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2, 102), (255, 140, 0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07, 142, 35), (255, 128, 0)</text:p>
          </table:table-cell>
          <table:table-cell office:value-type="string" table:style-name="ce1">
            <text:p>(107, 142, 35), (255, 128, 0), (0, 128, 128), (139, 69, 19), (0, 230, 115), (128, 0, 128)</text:p>
          </table:table-cell>
          <table:table-cell office:value-type="string" table:style-name="ce1">
            <text:p>(255, 128, 0), (128, 0, 128), (107, 142, 35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200, -100), (-100, -200), (100, -200)</text:p>
          </table:table-cell>
          <table:table-cell office:value-type="string" table:style-name="ce1">
            <text:p>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07, 142, 35)</text:p>
          </table:table-cell>
          <table:table-cell office:value-type="string" table:style-name="ce1">
            <text:p>(128, 0, 128), (255, 128, 0), (107, 142, 35), (0, 102, 102)</text:p>
          </table:table-cell>
          <table:table-cell office:value-type="string" table:style-name="ce1">
            <text:p>(255, 128, 0), (0, 102, 102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0, 102, 102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22, 184, 135), (255, 182, 193)</text:p>
          </table:table-cell>
          <table:table-cell office:value-type="string" table:style-name="ce1">
            <text:p>(222, 184, 135), (0, 128, 128), (0, 102, 102), (255, 128, 0), (255, 182, 193), (128, 0, 128)</text:p>
          </table:table-cell>
          <table:table-cell office:value-type="string" table:style-name="ce1">
            <text:p>(128, 0, 128), (0, 102, 102), (0, 128, 128)</text:p>
          </table:table-cell>
          <table:table-cell office:value-type="string" table:style-name="ce1">
            <text:p>(100, 200), (200, 100), (-100, 200)</text:p>
          </table:table-cell>
          <table:table-cell office:value-type="string" table:style-name="ce1">
            <text:p>(100, 200), (200, 100), (-100, 200), (-200, -100), (-100, -200), (100, -200)</text:p>
          </table:table-cell>
          <table:table-cell office:value-type="string" table:style-name="ce1">
            <text:p>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0, 128, 128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22, 184, 135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82, 193), (0, 100, 0), (255, 140, 0)</text:p>
          </table:table-cell>
          <table:table-cell office:value-type="string" table:style-name="ce1">
            <text:p>(107, 142, 35), (128, 0, 128), (255, 140, 0), (0, 230, 115), (0, 100, 0), (255, 182, 193), (222, 184, 135), (0, 102, 102)</text:p>
          </table:table-cell>
          <table:table-cell office:value-type="string" table:style-name="ce1">
            <text:p>(0, 230, 115), (107, 142, 35), (255, 182, 193), (222, 184, 135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40, 0), (0, 100, 0)</text:p>
          </table:table-cell>
          <table:table-cell office:value-type="string" table:style-name="ce1">
            <text:p>(0, 230, 115), (255, 128, 0), (0, 100, 0), (139, 69, 19), (255, 140, 0), (222, 184, 135)</text:p>
          </table:table-cell>
          <table:table-cell office:value-type="string" table:style-name="ce1">
            <text:p>(255, 128, 0), (0, 100, 0), (139, 69, 19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100, -200), (-100, -200), (200, -100)</text:p>
          </table:table-cell>
          <table:table-cell office:value-type="string" table:style-name="ce1">
            <text:p>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0, 102, 102), (128, 0, 128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22, 184, 135), (139, 69, 19)</text:p>
          </table:table-cell>
          <table:table-cell office:value-type="string" table:style-name="ce1">
            <text:p>(128, 0, 128), (0, 102, 102), (0, 128, 128), (139, 69, 19), (255, 128, 0), (222, 184, 135)</text:p>
          </table:table-cell>
          <table:table-cell office:value-type="string" table:style-name="ce1">
            <text:p>(222, 184, 135), (0, 102, 102), (139, 69, 19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39, 69, 19)</text:p>
          </table:table-cell>
          <table:table-cell office:value-type="string" table:style-name="ce1">
            <text:p>(0, 230, 115), (255, 140, 0), (107, 142, 35), (139, 69, 19)</text:p>
          </table:table-cell>
          <table:table-cell office:value-type="string" table:style-name="ce1">
            <text:p>(139, 69, 19), (0, 230, 115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40, 0), (0, 230, 115)</text:p>
          </table:table-cell>
          <table:table-cell office:value-type="string" table:style-name="ce1">
            <text:p>(128, 0, 128), (139, 69, 19), (0, 230, 115), (255, 140, 0), (0, 128, 128), (255, 182, 193)</text:p>
          </table:table-cell>
          <table:table-cell office:value-type="string" table:style-name="ce1">
            <text:p>(0, 128, 128), (128, 0, 128), (255, 140, 0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-100, -200), (200, -100), (-200, -100)</text:p>
          </table:table-cell>
          <table:table-cell office:value-type="string" table:style-name="ce1">
            <text:p>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28, 128), (255, 128, 0), (255, 140, 0)</text:p>
          </table:table-cell>
          <table:table-cell office:value-type="string" table:style-name="ce1">
            <text:p>(255, 140, 0), (255, 128, 0), (255, 182, 193), (0, 102, 102), (0, 100, 0), (139, 69, 19), (0, 128, 128), (128, 0, 128)</text:p>
          </table:table-cell>
          <table:table-cell office:value-type="string" table:style-name="ce1">
            <text:p>(128, 0, 128), (0, 128, 128), (255, 140, 0), (0, 100, 0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-100, -200), (100, -200), (-200, -100), (200, -100)</text:p>
          </table:table-cell>
          <table:table-cell office:value-type="string" table:style-name="ce1">
            <text:p>(-100, -200), 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82, 193), (0, 128, 128)</text:p>
          </table:table-cell>
          <table:table-cell office:value-type="string" table:style-name="ce1">
            <text:p>(0, 102, 102), (255, 140, 0), (0, 128, 128), (255, 182, 193), (139, 69, 19), (0, 100, 0)</text:p>
          </table:table-cell>
          <table:table-cell office:value-type="string" table:style-name="ce1">
            <text:p>(255, 140, 0), (255, 182, 193), (0, 100, 0)</text:p>
          </table:table-cell>
          <table:table-cell office:value-type="string" table:style-name="ce1">
            <text:p>(100, 200), (200, 100), (-200, 100)</text:p>
          </table:table-cell>
          <table:table-cell office:value-type="string" table:style-name="ce1">
            <text:p>(100, 200), (200, 100), (-200, 100), (-200, -100), (100, -200), (200, -100)</text:p>
          </table:table-cell>
          <table:table-cell office:value-type="string" table:style-name="ce1">
            <text:p>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230, 115), (139, 69, 19)</text:p>
          </table:table-cell>
          <table:table-cell office:value-type="string" table:style-name="ce1">
            <text:p>(0, 128, 128), (0, 230, 115), (107, 142, 35), (0, 102, 102), (139, 69, 19), (255, 140, 0)</text:p>
          </table:table-cell>
          <table:table-cell office:value-type="string" table:style-name="ce1">
            <text:p>(255, 140, 0), (107, 142, 35), (0, 128, 128)</text:p>
          </table:table-cell>
          <table:table-cell office:value-type="string" table:style-name="ce1">
            <text:p>(200, 100), (100, 200), (-100, 200)</text:p>
          </table:table-cell>
          <table:table-cell office:value-type="string" table:style-name="ce1">
            <text:p>(200, 100), (100, 200), (-100, 200), (100, -200), (-200, -100), (200, -100)</text:p>
          </table:table-cell>
          <table:table-cell office:value-type="string" table:style-name="ce1">
            <text:p>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2, 102), (255, 182, 193)</text:p>
          </table:table-cell>
          <table:table-cell office:value-type="string" table:style-name="ce1">
            <text:p>(222, 184, 135), (107, 142, 35), (255, 128, 0), (139, 69, 19), (255, 182, 193), (0, 102, 102)</text:p>
          </table:table-cell>
          <table:table-cell office:value-type="string" table:style-name="ce1">
            <text:p>(107, 142, 35), (0, 102, 102), (255, 182, 193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100, -200), (-200, -100), (-100, -200)</text:p>
          </table:table-cell>
          <table:table-cell office:value-type="string" table:style-name="ce1">
            <text:p>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07, 142, 35), (255, 128, 0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82, 193), (139, 69, 19)</text:p>
          </table:table-cell>
          <table:table-cell office:value-type="string" table:style-name="ce1">
            <text:p>(255, 128, 0), (255, 182, 193), (255, 140, 0), (0, 102, 102), (139, 69, 19), (222, 184, 135)</text:p>
          </table:table-cell>
          <table:table-cell office:value-type="string" table:style-name="ce1">
            <text:p>(222, 184, 135), (139, 69, 19), (255, 128, 0)</text:p>
          </table:table-cell>
          <table:table-cell office:value-type="string" table:style-name="ce1">
            <text:p>(-200, 100), (100, 200), (200, 100)</text:p>
          </table:table-cell>
          <table:table-cell office:value-type="string" table:style-name="ce1">
            <text:p>(-200, 100), (100, 200), (200, 1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230, 115), (222, 184, 135), (139, 69, 19)</text:p>
          </table:table-cell>
          <table:table-cell office:value-type="string" table:style-name="ce1">
            <text:p>(0, 100, 0), (139, 69, 19), (107, 142, 35), (255, 128, 0), (222, 184, 135), (0, 230, 115), (255, 182, 193), (0, 102, 102)</text:p>
          </table:table-cell>
          <table:table-cell office:value-type="string" table:style-name="ce1">
            <text:p>(255, 182, 193), (0, 100, 0), (139, 69, 19), (255, 128, 0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-100, -200), (-200, -100), (100, -200), (200, -100)</text:p>
          </table:table-cell>
          <table:table-cell office:value-type="string" table:style-name="ce1">
            <text:p>(-100, -200), 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22, 184, 135)</text:p>
          </table:table-cell>
          <table:table-cell office:value-type="string" table:style-name="ce1">
            <text:p>(107, 142, 35), (139, 69, 19), (0, 102, 102), (222, 184, 135)</text:p>
          </table:table-cell>
          <table:table-cell office:value-type="string" table:style-name="ce1">
            <text:p>(139, 69, 19), (107, 142, 35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28, 128), (255, 140, 0), (0, 230, 115)</text:p>
          </table:table-cell>
          <table:table-cell office:value-type="string" table:style-name="ce1">
            <text:p>(255, 128, 0), (222, 184, 135), (0, 128, 128), (0, 100, 0), (255, 140, 0), (0, 230, 115), (0, 102, 102), (107, 142, 35)</text:p>
          </table:table-cell>
          <table:table-cell office:value-type="string" table:style-name="ce1">
            <text:p>(255, 128, 0), (0, 102, 102), (0, 100, 0), (222, 184, 135)</text:p>
          </table:table-cell>
          <table:table-cell office:value-type="string" table:style-name="ce1">
            <text:p>(100, 200), (-200, 100), (-100, 200), (200, 100)</text:p>
          </table:table-cell>
          <table:table-cell office:value-type="string" table:style-name="ce1">
            <text:p>(100, 200), (-200, 100), (-100, 200), (200, 100), (-200, -100), (200, -100), (100, -200), (-100, -200)</text:p>
          </table:table-cell>
          <table:table-cell office:value-type="string" table:style-name="ce1">
            <text:p>(-200, -100), 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28, 0, 128)</text:p>
          </table:table-cell>
          <table:table-cell office:value-type="string" table:style-name="ce1">
            <text:p>(0, 128, 128), (222, 184, 135), (128, 0, 128), (0, 102, 102)</text:p>
          </table:table-cell>
          <table:table-cell office:value-type="string" table:style-name="ce1">
            <text:p>(222, 184, 135), (0, 102, 102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28, 0), (222, 184, 135), (128, 0, 128)</text:p>
          </table:table-cell>
          <table:table-cell office:value-type="string" table:style-name="ce1">
            <text:p>(0, 128, 128), (0, 100, 0), (0, 230, 115), (0, 102, 102), (128, 0, 128), (255, 128, 0), (107, 142, 35), (222, 184, 135)</text:p>
          </table:table-cell>
          <table:table-cell office:value-type="string" table:style-name="ce1">
            <text:p>(0, 100, 0), (0, 102, 102), (255, 128, 0), (0, 230, 115)</text:p>
          </table:table-cell>
          <table:table-cell office:value-type="string" table:style-name="ce1">
            <text:p>(100, 200), (200, 100), (-200, 100), (-100, 200)</text:p>
          </table:table-cell>
          <table:table-cell office:value-type="string" table:style-name="ce1">
            <text:p>(100, 200), (200, 100), (-200, 100), (-100, 200), (200, -100), (100, -200), (-100, -200), (-200, -100)</text:p>
          </table:table-cell>
          <table:table-cell office:value-type="string" table:style-name="ce1">
            <text:p>(200, -100), 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28, 0, 128), (255, 140, 0), (255, 128, 0)</text:p>
          </table:table-cell>
          <table:table-cell office:value-type="string" table:style-name="ce1">
            <text:p>(0, 100, 0), (0, 230, 115), (255, 182, 193), (128, 0, 128), (255, 128, 0), (0, 102, 102), (255, 140, 0), (107, 142, 35)</text:p>
          </table:table-cell>
          <table:table-cell office:value-type="string" table:style-name="ce1">
            <text:p>(255, 128, 0), (0, 102, 102), (0, 230, 115), (255, 140, 0)</text:p>
          </table:table-cell>
          <table:table-cell office:value-type="string" table:style-name="ce1">
            <text:p>(100, 200), (-200, 100), (-100, 200), (200, 100)</text:p>
          </table:table-cell>
          <table:table-cell office:value-type="string" table:style-name="ce1">
            <text:p>(100, 200), (-200, 100), (-100, 200), (200, 100), (-100, -200), (100, -200), (200, -100), (-200, -100)</text:p>
          </table:table-cell>
          <table:table-cell office:value-type="string" table:style-name="ce1">
            <text:p>(-100, -200), 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2, 102)</text:p>
          </table:table-cell>
          <table:table-cell office:value-type="string" table:style-name="ce1">
            <text:p>(255, 182, 193), (107, 142, 35), (0, 102, 102), (128, 0, 128)</text:p>
          </table:table-cell>
          <table:table-cell office:value-type="string" table:style-name="ce1">
            <text:p>(128, 0, 128), (0, 102, 102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255, 140, 0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2, 102), (255, 182, 193)</text:p>
          </table:table-cell>
          <table:table-cell office:value-type="string" table:style-name="ce1">
            <text:p>(139, 69, 19), (0, 102, 102), (0, 100, 0), (0, 230, 115), (255, 182, 193), (128, 0, 128)</text:p>
          </table:table-cell>
          <table:table-cell office:value-type="string" table:style-name="ce1">
            <text:p>(128, 0, 128), (0, 100, 0), (0, 102, 102)</text:p>
          </table:table-cell>
          <table:table-cell office:value-type="string" table:style-name="ce1">
            <text:p>(-100, 200), (200, 100), (100, 200)</text:p>
          </table:table-cell>
          <table:table-cell office:value-type="string" table:style-name="ce1">
            <text:p>(-100, 200), (200, 100), (100, 200), (100, -200), (200, -100), (-200, -100)</text:p>
          </table:table-cell>
          <table:table-cell office:value-type="string" table:style-name="ce1">
            <text:p>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07, 142, 35)</text:p>
          </table:table-cell>
          <table:table-cell office:value-type="string" table:style-name="ce1">
            <text:p>(107, 142, 35), (255, 140, 0), (0, 128, 128), (0, 230, 115)</text:p>
          </table:table-cell>
          <table:table-cell office:value-type="string" table:style-name="ce1">
            <text:p>(107, 142, 35), (255, 140, 0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255, 128, 0), (0, 230, 11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07, 142, 35), (255, 140, 0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0, 230, 11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07, 142, 35), (0, 128, 128), (222, 184, 135)</text:p>
          </table:table-cell>
          <table:table-cell office:value-type="string" table:style-name="ce1">
            <text:p>(255, 182, 193), (255, 128, 0), (222, 184, 135), (255, 140, 0), (107, 142, 35), (0, 128, 128), (0, 102, 102), (0, 100, 0)</text:p>
          </table:table-cell>
          <table:table-cell office:value-type="string" table:style-name="ce1">
            <text:p>(255, 140, 0), (107, 142, 35), (255, 182, 193), (0, 100, 0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200, -100), (-100, -200), (-200, -100), (100, -200)</text:p>
          </table:table-cell>
          <table:table-cell office:value-type="string" table:style-name="ce1">
            <text:p>(200, -100), 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82, 193), (255, 128, 0)</text:p>
          </table:table-cell>
          <table:table-cell office:value-type="string" table:style-name="ce1">
            <text:p>(107, 142, 35), (255, 182, 193), (255, 128, 0), (0, 128, 128), (139, 69, 19), (255, 140, 0)</text:p>
          </table:table-cell>
          <table:table-cell office:value-type="string" table:style-name="ce1">
            <text:p>(139, 69, 19), (0, 128, 128), (255, 128, 0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-200, -100), (100, -200), (200, -100)</text:p>
          </table:table-cell>
          <table:table-cell office:value-type="string" table:style-name="ce1">
            <text:p>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28, 0, 128), (255, 140, 0)</text:p>
          </table:table-cell>
          <table:table-cell office:value-type="string" table:style-name="ce1">
            <text:p>(107, 142, 35), (255, 128, 0), (255, 182, 193), (128, 0, 128), (255, 140, 0), (222, 184, 135)</text:p>
          </table:table-cell>
          <table:table-cell office:value-type="string" table:style-name="ce1">
            <text:p>(128, 0, 128), (255, 140, 0), (222, 184, 135)</text:p>
          </table:table-cell>
          <table:table-cell office:value-type="string" table:style-name="ce1">
            <text:p>(200, 100), (-200, 100), (100, 200)</text:p>
          </table:table-cell>
          <table:table-cell office:value-type="string" table:style-name="ce1">
            <text:p>(200, 100), (-200, 100), (100, 200), (100, -200), (200, -100), (-100, -200)</text:p>
          </table:table-cell>
          <table:table-cell office:value-type="string" table:style-name="ce1">
            <text:p>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28, 0, 128), (0, 102, 102)</text:p>
          </table:table-cell>
          <table:table-cell office:value-type="string" table:style-name="ce1">
            <text:p>(139, 69, 19), (107, 142, 35), (128, 0, 128), (0, 128, 128), (0, 230, 115), (0, 102, 102)</text:p>
          </table:table-cell>
          <table:table-cell office:value-type="string" table:style-name="ce1">
            <text:p>(128, 0, 128), (0, 128, 128), (107, 142, 35)</text:p>
          </table:table-cell>
          <table:table-cell office:value-type="string" table:style-name="ce1">
            <text:p>(-200, 100), (100, 200), (-100, 200)</text:p>
          </table:table-cell>
          <table:table-cell office:value-type="string" table:style-name="ce1">
            <text:p>(-200, 100), (100, 200), (-100, 200), (100, -200), (-200, -100), (200, -100)</text:p>
          </table:table-cell>
          <table:table-cell office:value-type="string" table:style-name="ce1">
            <text:p>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39, 69, 19), (0, 128, 128), (107, 142, 35)</text:p>
          </table:table-cell>
          <table:table-cell office:value-type="string" table:style-name="ce1">
            <text:p>(0, 230, 115), (128, 0, 128), (139, 69, 19), (0, 128, 128), (0, 100, 0), (0, 102, 102), (255, 140, 0), (107, 142, 35)</text:p>
          </table:table-cell>
          <table:table-cell office:value-type="string" table:style-name="ce1">
            <text:p>(255, 140, 0), (0, 128, 128), (139, 69, 19), (128, 0, 128)</text:p>
          </table:table-cell>
          <table:table-cell office:value-type="string" table:style-name="ce1">
            <text:p>(-200, 100), (-100, 200), (200, 100), (100, 200)</text:p>
          </table:table-cell>
          <table:table-cell office:value-type="string" table:style-name="ce1">
            <text:p>(-200, 100), (-100, 200), (200, 100), (100, 2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39, 69, 19)</text:p>
          </table:table-cell>
          <table:table-cell office:value-type="string" table:style-name="ce1">
            <text:p>(0, 100, 0), (255, 128, 0), (139, 69, 19), (128, 0, 128)</text:p>
          </table:table-cell>
          <table:table-cell office:value-type="string" table:style-name="ce1">
            <text:p>(139, 69, 19), (0, 100, 0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230, 115), (139, 69, 19)</text:p>
          </table:table-cell>
          <table:table-cell office:value-type="string" table:style-name="ce1">
            <text:p>(139, 69, 19), (0, 100, 0), (255, 140, 0), (0, 102, 102), (0, 128, 128), (0, 230, 115)</text:p>
          </table:table-cell>
          <table:table-cell office:value-type="string" table:style-name="ce1">
            <text:p>(0, 102, 102), (0, 230, 115), (0, 128, 128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100, -200), (200, -100), (-100, -200)</text:p>
          </table:table-cell>
          <table:table-cell office:value-type="string" table:style-name="ce1">
            <text:p>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28, 0), (0, 128, 128), (255, 140, 0)</text:p>
          </table:table-cell>
          <table:table-cell office:value-type="string" table:style-name="ce1">
            <text:p>(128, 0, 128), (107, 142, 35), (0, 128, 128), (0, 230, 115), (255, 140, 0), (255, 128, 0), (222, 184, 135), (0, 100, 0)</text:p>
          </table:table-cell>
          <table:table-cell office:value-type="string" table:style-name="ce1">
            <text:p>(0, 128, 128), (255, 128, 0), (107, 142, 35), (255, 140, 0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-100, -200), (200, -100), (100, -200), (-200, -100)</text:p>
          </table:table-cell>
          <table:table-cell office:value-type="string" table:style-name="ce1">
            <text:p>(-100, -200), 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0, 0), (128, 0, 128), (0, 128, 128)</text:p>
          </table:table-cell>
          <table:table-cell office:value-type="string" table:style-name="ce1">
            <text:p>(0, 230, 115), (0, 128, 128), (255, 182, 193), (128, 0, 128), (0, 102, 102), (255, 128, 0), (0, 100, 0), (107, 142, 35)</text:p>
          </table:table-cell>
          <table:table-cell office:value-type="string" table:style-name="ce1">
            <text:p>(0, 128, 128), (107, 142, 35), (0, 230, 115), (0, 102, 102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200, -100), (100, -200), (-200, -100), (-100, -200)</text:p>
          </table:table-cell>
          <table:table-cell office:value-type="string" table:style-name="ce1">
            <text:p>(200, -100), 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128, 0, 128), (0, 100, 0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2, 102), (255, 128, 0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40, 0)</text:p>
          </table:table-cell>
          <table:table-cell office:value-type="string" table:style-name="ce1">
            <text:p>(255, 140, 0), (128, 0, 128), (255, 182, 193), (255, 128, 0)</text:p>
          </table:table-cell>
          <table:table-cell office:value-type="string" table:style-name="ce1">
            <text:p>(255, 182, 193), (255, 140, 0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128, 128), (0, 230, 115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0, 0), (222, 184, 135)</text:p>
          </table:table-cell>
          <table:table-cell office:value-type="string" table:style-name="ce1">
            <text:p>(222, 184, 135), (107, 142, 35), (139, 69, 19), (255, 140, 0), (0, 100, 0), (128, 0, 128)</text:p>
          </table:table-cell>
          <table:table-cell office:value-type="string" table:style-name="ce1">
            <text:p>(0, 100, 0), (128, 0, 128), (107, 142, 35)</text:p>
          </table:table-cell>
          <table:table-cell office:value-type="string" table:style-name="ce1">
            <text:p>(200, 100), (100, 200), (-200, 100)</text:p>
          </table:table-cell>
          <table:table-cell office:value-type="string" table:style-name="ce1">
            <text:p>(200, 100), (100, 200), (-200, 100), (200, -100), (-200, -100), (100, -200)</text:p>
          </table:table-cell>
          <table:table-cell office:value-type="string" table:style-name="ce1">
            <text:p>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22, 184, 135)</text:p>
          </table:table-cell>
          <table:table-cell office:value-type="string" table:style-name="ce1">
            <text:p>(222, 184, 135), (0, 230, 115), (0, 100, 0), (255, 182, 193)</text:p>
          </table:table-cell>
          <table:table-cell office:value-type="string" table:style-name="ce1">
            <text:p>(255, 182, 193), (0, 230, 115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128, 0, 128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07, 142, 35), (128, 0, 128)</text:p>
          </table:table-cell>
          <table:table-cell office:value-type="string" table:style-name="ce1">
            <text:p>(0, 128, 128), (0, 102, 102), (107, 142, 35), (128, 0, 128), (255, 128, 0), (222, 184, 135)</text:p>
          </table:table-cell>
          <table:table-cell office:value-type="string" table:style-name="ce1">
            <text:p>(0, 128, 128), (255, 128, 0), (107, 142, 35)</text:p>
          </table:table-cell>
          <table:table-cell office:value-type="string" table:style-name="ce1">
            <text:p>(-200, 100), (100, 200), (200, 100)</text:p>
          </table:table-cell>
          <table:table-cell office:value-type="string" table:style-name="ce1">
            <text:p>(-200, 100), (100, 200), (200, 1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82, 193), (0, 230, 115)</text:p>
          </table:table-cell>
          <table:table-cell office:value-type="string" table:style-name="ce1">
            <text:p>(255, 140, 0), (139, 69, 19), (0, 230, 115), (0, 100, 0), (0, 102, 102), (255, 182, 193)</text:p>
          </table:table-cell>
          <table:table-cell office:value-type="string" table:style-name="ce1">
            <text:p>(139, 69, 19), (0, 230, 115), (255, 140, 0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22, 184, 135)</text:p>
          </table:table-cell>
          <table:table-cell office:value-type="string" table:style-name="ce1">
            <text:p>(255, 182, 193), (222, 184, 135), (0, 102, 102), (128, 0, 128)</text:p>
          </table:table-cell>
          <table:table-cell office:value-type="string" table:style-name="ce1">
            <text:p>(255, 182, 193), (128, 0, 128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07, 142, 35), (222, 184, 135)</text:p>
          </table:table-cell>
          <table:table-cell office:value-type="string" table:style-name="ce1">
            <text:p>(255, 140, 0), (222, 184, 135), (255, 128, 0), (0, 100, 0), (107, 142, 35), (128, 0, 128)</text:p>
          </table:table-cell>
          <table:table-cell office:value-type="string" table:style-name="ce1">
            <text:p>(255, 140, 0), (128, 0, 128), (107, 142, 35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230, 115), (0, 100, 0)</text:p>
          </table:table-cell>
          <table:table-cell office:value-type="string" table:style-name="ce1">
            <text:p>(107, 142, 35), (0, 230, 115), (139, 69, 19), (255, 128, 0), (0, 100, 0), (222, 184, 135)</text:p>
          </table:table-cell>
          <table:table-cell office:value-type="string" table:style-name="ce1">
            <text:p>(107, 142, 35), (0, 230, 115), (222, 184, 135)</text:p>
          </table:table-cell>
          <table:table-cell office:value-type="string" table:style-name="ce1">
            <text:p>(-100, 200), (100, 200), (200, 100)</text:p>
          </table:table-cell>
          <table:table-cell office:value-type="string" table:style-name="ce1">
            <text:p>(-100, 200), (100, 200), (200, 100), (-100, -200), (100, -200), (-200, -100)</text:p>
          </table:table-cell>
          <table:table-cell office:value-type="string" table:style-name="ce1">
            <text:p>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28, 0)</text:p>
          </table:table-cell>
          <table:table-cell office:value-type="string" table:style-name="ce1">
            <text:p>(0, 102, 102), (255, 128, 0), (107, 142, 35), (255, 140, 0)</text:p>
          </table:table-cell>
          <table:table-cell office:value-type="string" table:style-name="ce1">
            <text:p>(107, 142, 35), (0, 102, 102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0, 100, 0), (255, 182, 193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0, 230, 115), (222, 184, 13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39, 69, 19), (255, 182, 193), (107, 142, 35)</text:p>
          </table:table-cell>
          <table:table-cell office:value-type="string" table:style-name="ce1">
            <text:p>(222, 184, 135), (107, 142, 35), (255, 182, 193), (0, 128, 128), (255, 140, 0), (128, 0, 128), (0, 230, 115), (139, 69, 19)</text:p>
          </table:table-cell>
          <table:table-cell office:value-type="string" table:style-name="ce1">
            <text:p>(139, 69, 19), (107, 142, 35), (0, 128, 128), (128, 0, 128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200, -100), (-200, -100), (100, -200), (-100, -200)</text:p>
          </table:table-cell>
          <table:table-cell office:value-type="string" table:style-name="ce1">
            <text:p>(200, -100), 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255, 128, 0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28, 0, 128), (255, 140, 0)</text:p>
          </table:table-cell>
          <table:table-cell office:value-type="string" table:style-name="ce1">
            <text:p>(107, 142, 35), (0, 128, 128), (128, 0, 128), (139, 69, 19), (0, 100, 0), (255, 140, 0)</text:p>
          </table:table-cell>
          <table:table-cell office:value-type="string" table:style-name="ce1">
            <text:p>(128, 0, 128), (139, 69, 19), (107, 142, 35)</text:p>
          </table:table-cell>
          <table:table-cell office:value-type="string" table:style-name="ce1">
            <text:p>(200, 100), (-200, 100), (-100, 200)</text:p>
          </table:table-cell>
          <table:table-cell office:value-type="string" table:style-name="ce1">
            <text:p>(200, 100), (-200, 100), (-100, 200), (100, -200), (200, -100), (-200, -100)</text:p>
          </table:table-cell>
          <table:table-cell office:value-type="string" table:style-name="ce1">
            <text:p>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40, 0)</text:p>
          </table:table-cell>
          <table:table-cell office:value-type="string" table:style-name="ce1">
            <text:p>(255, 140, 0), (0, 230, 115), (0, 102, 102), (0, 128, 128)</text:p>
          </table:table-cell>
          <table:table-cell office:value-type="string" table:style-name="ce1">
            <text:p>(255, 140, 0), (0, 102, 102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28, 0, 128), (255, 182, 193), (0, 230, 115)</text:p>
          </table:table-cell>
          <table:table-cell office:value-type="string" table:style-name="ce1">
            <text:p>(222, 184, 135), (107, 142, 35), (0, 100, 0), (128, 0, 128), (255, 128, 0), (255, 182, 193), (139, 69, 19), (0, 230, 115)</text:p>
          </table:table-cell>
          <table:table-cell office:value-type="string" table:style-name="ce1">
            <text:p>(255, 128, 0), (0, 100, 0), (222, 184, 135), (107, 142, 35)</text:p>
          </table:table-cell>
          <table:table-cell office:value-type="string" table:style-name="ce1">
            <text:p>(-100, 200), (100, 200), (200, 100), (-200, 100)</text:p>
          </table:table-cell>
          <table:table-cell office:value-type="string" table:style-name="ce1">
            <text:p>(-100, 200), (100, 200), (200, 100), (-200, 100), (200, -100), (100, -200), (-100, -200), (-200, -100)</text:p>
          </table:table-cell>
          <table:table-cell office:value-type="string" table:style-name="ce1">
            <text:p>(200, -100), 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07, 142, 35), (0, 230, 115)</text:p>
          </table:table-cell>
          <table:table-cell office:value-type="string" table:style-name="ce1">
            <text:p>(0, 128, 128), (222, 184, 135), (0, 100, 0), (107, 142, 35), (0, 230, 115), (255, 140, 0)</text:p>
          </table:table-cell>
          <table:table-cell office:value-type="string" table:style-name="ce1">
            <text:p>(255, 140, 0), (107, 142, 35), (222, 184, 135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28, 0), (222, 184, 135)</text:p>
          </table:table-cell>
          <table:table-cell office:value-type="string" table:style-name="ce1">
            <text:p>(0, 100, 0), (255, 182, 193), (128, 0, 128), (255, 128, 0), (107, 142, 35), (222, 184, 135)</text:p>
          </table:table-cell>
          <table:table-cell office:value-type="string" table:style-name="ce1">
            <text:p>(0, 100, 0), (255, 128, 0), (107, 142, 35)</text:p>
          </table:table-cell>
          <table:table-cell office:value-type="string" table:style-name="ce1">
            <text:p>(100, 200), (-200, 100), (200, 100)</text:p>
          </table:table-cell>
          <table:table-cell office:value-type="string" table:style-name="ce1">
            <text:p>(100, 200), (-200, 100), (200, 100), (-100, -200), (100, -200), (200, -100)</text:p>
          </table:table-cell>
          <table:table-cell office:value-type="string" table:style-name="ce1">
            <text:p>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39, 69, 19), (0, 100, 0), (128, 0, 128)</text:p>
          </table:table-cell>
          <table:table-cell office:value-type="string" table:style-name="ce1">
            <text:p>(0, 230, 115), (139, 69, 19), (255, 128, 0), (0, 100, 0), (0, 128, 128), (255, 140, 0), (128, 0, 128), (255, 182, 193)</text:p>
          </table:table-cell>
          <table:table-cell office:value-type="string" table:style-name="ce1">
            <text:p>(139, 69, 19), (255, 140, 0), (0, 128, 128), (255, 182, 193)</text:p>
          </table:table-cell>
          <table:table-cell office:value-type="string" table:style-name="ce1">
            <text:p>(100, 200), (200, 100), (-200, 100), (-100, 200)</text:p>
          </table:table-cell>
          <table:table-cell office:value-type="string" table:style-name="ce1">
            <text:p>(100, 200), (200, 100), (-200, 100), (-100, 200), (-200, -100), (200, -100), (-100, -200), (100, -200)</text:p>
          </table:table-cell>
          <table:table-cell office:value-type="string" table:style-name="ce1">
            <text:p>(-200, -100), 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28, 0), (139, 69, 19), (107, 142, 35)</text:p>
          </table:table-cell>
          <table:table-cell office:value-type="string" table:style-name="ce1">
            <text:p>(107, 142, 35), (0, 100, 0), (255, 140, 0), (255, 182, 193), (139, 69, 19), (0, 102, 102), (255, 128, 0), (0, 128, 128)</text:p>
          </table:table-cell>
          <table:table-cell office:value-type="string" table:style-name="ce1">
            <text:p>(255, 182, 193), (0, 128, 128), (0, 100, 0), (139, 69, 19)</text:p>
          </table:table-cell>
          <table:table-cell office:value-type="string" table:style-name="ce1">
            <text:p>(-200, 100), (100, 200), (-100, 200), (200, 100)</text:p>
          </table:table-cell>
          <table:table-cell office:value-type="string" table:style-name="ce1">
            <text:p>(-200, 100), (100, 200), (-100, 200), (200, 100), (100, -200), (-100, -200), (200, -100), (-200, -100)</text:p>
          </table:table-cell>
          <table:table-cell office:value-type="string" table:style-name="ce1">
            <text:p>(100, -200), 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22, 184, 135), (107, 142, 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39, 69, 19), (128, 0, 128)</text:p>
          </table:table-cell>
          <table:table-cell office:value-type="string" table:style-name="ce1">
            <text:p>(128, 0, 128), (222, 184, 135), (255, 128, 0), (255, 140, 0), (255, 182, 193), (139, 69, 19)</text:p>
          </table:table-cell>
          <table:table-cell office:value-type="string" table:style-name="ce1">
            <text:p>(255, 140, 0), (139, 69, 19), (222, 184, 135)</text:p>
          </table:table-cell>
          <table:table-cell office:value-type="string" table:style-name="ce1">
            <text:p>(200, 100), (-200, 100), (100, 200)</text:p>
          </table:table-cell>
          <table:table-cell office:value-type="string" table:style-name="ce1">
            <text:p>(200, 100), (-200, 100), (100, 200), (100, -200), (-100, -200), (-200, -100)</text:p>
          </table:table-cell>
          <table:table-cell office:value-type="string" table:style-name="ce1">
            <text:p>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07, 142, 35), (0, 102, 102), (255, 140, 0)</text:p>
          </table:table-cell>
          <table:table-cell office:value-type="string" table:style-name="ce1">
            <text:p>(128, 0, 128), (255, 128, 0), (255, 140, 0), (222, 184, 135), (107, 142, 35), (0, 100, 0), (255, 182, 193), (0, 102, 102)</text:p>
          </table:table-cell>
          <table:table-cell office:value-type="string" table:style-name="ce1">
            <text:p>(0, 102, 102), (255, 128, 0), (107, 142, 35), (128, 0, 128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200, -100), (100, -200), (-100, -200), (-200, -100)</text:p>
          </table:table-cell>
          <table:table-cell office:value-type="string" table:style-name="ce1">
            <text:p>(200, -100), 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230, 115)</text:p>
          </table:table-cell>
          <table:table-cell office:value-type="string" table:style-name="ce1">
            <text:p>(255, 182, 193), (0, 230, 115), (255, 128, 0), (128, 0, 128)</text:p>
          </table:table-cell>
          <table:table-cell office:value-type="string" table:style-name="ce1">
            <text:p>(255, 182, 193), (0, 230, 115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255, 182, 193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128, 0, 128), (255, 140, 0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2, 102), (0, 230, 115)</text:p>
          </table:table-cell>
          <table:table-cell office:value-type="string" table:style-name="ce1">
            <text:p>(0, 230, 115), (222, 184, 135), (128, 0, 128), (0, 102, 102), (0, 100, 0), (255, 140, 0)</text:p>
          </table:table-cell>
          <table:table-cell office:value-type="string" table:style-name="ce1">
            <text:p>(0, 230, 115), (128, 0, 128), (255, 140, 0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40, 0), (0, 100, 0)</text:p>
          </table:table-cell>
          <table:table-cell office:value-type="string" table:style-name="ce1">
            <text:p>(255, 140, 0), (128, 0, 128), (0, 128, 128), (0, 100, 0), (139, 69, 19), (222, 184, 135)</text:p>
          </table:table-cell>
          <table:table-cell office:value-type="string" table:style-name="ce1">
            <text:p>(255, 140, 0), (0, 100, 0), (222, 184, 135)</text:p>
          </table:table-cell>
          <table:table-cell office:value-type="string" table:style-name="ce1">
            <text:p>(-200, 100), (-100, 200), (200, 100)</text:p>
          </table:table-cell>
          <table:table-cell office:value-type="string" table:style-name="ce1">
            <text:p>(-200, 100), (-100, 200), (200, 100), (-200, -100), (-100, -200), (200, -100)</text:p>
          </table:table-cell>
          <table:table-cell office:value-type="string" table:style-name="ce1">
            <text:p>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39, 69, 19), (0, 102, 102), (107, 142, 35)</text:p>
          </table:table-cell>
          <table:table-cell office:value-type="string" table:style-name="ce1">
            <text:p>(128, 0, 128), (222, 184, 135), (0, 230, 115), (0, 128, 128), (0, 102, 102), (139, 69, 19), (255, 182, 193), (107, 142, 35)</text:p>
          </table:table-cell>
          <table:table-cell office:value-type="string" table:style-name="ce1">
            <text:p>(255, 182, 193), (0, 102, 102), (0, 128, 128), (107, 142, 35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-200, -100), (100, -200), (200, -100), (-100, -200)</text:p>
          </table:table-cell>
          <table:table-cell office:value-type="string" table:style-name="ce1">
            <text:p>(-200, -100), 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2, 102), (0, 128, 128)</text:p>
          </table:table-cell>
          <table:table-cell office:value-type="string" table:style-name="ce1">
            <text:p>(255, 140, 0), (107, 142, 35), (222, 184, 135), (255, 128, 0), (0, 128, 128), (0, 102, 102)</text:p>
          </table:table-cell>
          <table:table-cell office:value-type="string" table:style-name="ce1">
            <text:p>(0, 128, 128), (0, 102, 102), (255, 140, 0)</text:p>
          </table:table-cell>
          <table:table-cell office:value-type="string" table:style-name="ce1">
            <text:p>(-200, 100), (-100, 200), (200, 100)</text:p>
          </table:table-cell>
          <table:table-cell office:value-type="string" table:style-name="ce1">
            <text:p>(-200, 100), (-100, 200), (200, 100), (-100, -200), (100, -200), (-200, -100)</text:p>
          </table:table-cell>
          <table:table-cell office:value-type="string" table:style-name="ce1">
            <text:p>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22, 184, 135), (255, 182, 193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0, 0), (139, 69, 19), (107, 142, 35)</text:p>
          </table:table-cell>
          <table:table-cell office:value-type="string" table:style-name="ce1">
            <text:p>(0, 102, 102), (255, 140, 0), (107, 142, 35), (255, 182, 193), (255, 128, 0), (222, 184, 135), (139, 69, 19), (0, 100, 0)</text:p>
          </table:table-cell>
          <table:table-cell office:value-type="string" table:style-name="ce1">
            <text:p>(222, 184, 135), (255, 140, 0), (255, 182, 193), (139, 69, 19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200, -100), (-200, -100), (100, -200), (-100, -200)</text:p>
          </table:table-cell>
          <table:table-cell office:value-type="string" table:style-name="ce1">
            <text:p>(200, -100), 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28, 0, 128)</text:p>
          </table:table-cell>
          <table:table-cell office:value-type="string" table:style-name="ce1">
            <text:p>(139, 69, 19), (0, 230, 115), (128, 0, 128), (222, 184, 135)</text:p>
          </table:table-cell>
          <table:table-cell office:value-type="string" table:style-name="ce1">
            <text:p>(128, 0, 128), (0, 230, 115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22, 184, 135), (255, 140, 0), (107, 142, 35)</text:p>
          </table:table-cell>
          <table:table-cell office:value-type="string" table:style-name="ce1">
            <text:p>(255, 140, 0), (255, 182, 193), (0, 102, 102), (0, 100, 0), (0, 230, 115), (107, 142, 35), (128, 0, 128), (222, 184, 135)</text:p>
          </table:table-cell>
          <table:table-cell office:value-type="string" table:style-name="ce1">
            <text:p>(255, 182, 193), (222, 184, 135), (0, 102, 102), (128, 0, 128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200, -100), (100, -200), (-100, -200), (-200, -100)</text:p>
          </table:table-cell>
          <table:table-cell office:value-type="string" table:style-name="ce1">
            <text:p>(200, -100), 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230, 115)</text:p>
          </table:table-cell>
          <table:table-cell office:value-type="string" table:style-name="ce1">
            <text:p>(107, 142, 35), (222, 184, 135), (0, 230, 115), (139, 69, 19)</text:p>
          </table:table-cell>
          <table:table-cell office:value-type="string" table:style-name="ce1">
            <text:p>(0, 230, 115), (222, 184, 135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255, 140, 0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40, 0), (139, 69, 19), (107, 142, 35)</text:p>
          </table:table-cell>
          <table:table-cell office:value-type="string" table:style-name="ce1">
            <text:p>(139, 69, 19), (0, 102, 102), (128, 0, 128), (0, 230, 115), (255, 140, 0), (107, 142, 35), (222, 184, 135), (255, 128, 0)</text:p>
          </table:table-cell>
          <table:table-cell office:value-type="string" table:style-name="ce1">
            <text:p>(107, 142, 35), (255, 140, 0), (128, 0, 128), (139, 69, 19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-100, -200), (100, -200), (200, -100), (-200, -100)</text:p>
          </table:table-cell>
          <table:table-cell office:value-type="string" table:style-name="ce1">
            <text:p>(-100, -200), 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39, 69, 19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2, 102)</text:p>
          </table:table-cell>
          <table:table-cell office:value-type="string" table:style-name="ce1">
            <text:p>(0, 100, 0), (222, 184, 135), (255, 140, 0), (0, 102, 102)</text:p>
          </table:table-cell>
          <table:table-cell office:value-type="string" table:style-name="ce1">
            <text:p>(0, 102, 102), (255, 140, 0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28, 128)</text:p>
          </table:table-cell>
          <table:table-cell office:value-type="string" table:style-name="ce1">
            <text:p>(0, 128, 128), (0, 100, 0), (222, 184, 135), (255, 140, 0)</text:p>
          </table:table-cell>
          <table:table-cell office:value-type="string" table:style-name="ce1">
            <text:p>(222, 184, 135), (0, 100, 0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0, 0), (0, 128, 128), (139, 69, 19)</text:p>
          </table:table-cell>
          <table:table-cell office:value-type="string" table:style-name="ce1">
            <text:p>(255, 128, 0), (0, 128, 128), (0, 100, 0), (128, 0, 128), (107, 142, 35), (255, 182, 193), (139, 69, 19), (0, 230, 115)</text:p>
          </table:table-cell>
          <table:table-cell office:value-type="string" table:style-name="ce1">
            <text:p>(128, 0, 128), (255, 128, 0), (0, 128, 128), (107, 142, 35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07, 142, 35), (0, 128, 128)</text:p>
          </table:table-cell>
          <table:table-cell office:value-type="string" table:style-name="ce1">
            <text:p>(0, 128, 128), (255, 182, 193), (255, 140, 0), (0, 230, 115), (0, 102, 102), (107, 142, 35)</text:p>
          </table:table-cell>
          <table:table-cell office:value-type="string" table:style-name="ce1">
            <text:p>(0, 128, 128), (0, 102, 102), (255, 140, 0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28, 0), (107, 142, 35)</text:p>
          </table:table-cell>
          <table:table-cell office:value-type="string" table:style-name="ce1">
            <text:p>(139, 69, 19), (107, 142, 35), (255, 182, 193), (0, 230, 115), (255, 128, 0), (0, 128, 128)</text:p>
          </table:table-cell>
          <table:table-cell office:value-type="string" table:style-name="ce1">
            <text:p>(0, 230, 115), (139, 69, 19), (0, 128, 128)</text:p>
          </table:table-cell>
          <table:table-cell office:value-type="string" table:style-name="ce1">
            <text:p>(-100, 200), (-200, 100), (200, 100)</text:p>
          </table:table-cell>
          <table:table-cell office:value-type="string" table:style-name="ce1">
            <text:p>(-100, 200), (-200, 100), (200, 100), (-100, -200), (100, -200), (-200, -100)</text:p>
          </table:table-cell>
          <table:table-cell office:value-type="string" table:style-name="ce1">
            <text:p>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40, 0), (255, 128, 0), (222, 184, 135)</text:p>
          </table:table-cell>
          <table:table-cell office:value-type="string" table:style-name="ce1">
            <text:p>(255, 128, 0), (222, 184, 135), (0, 100, 0), (255, 182, 193), (0, 128, 128), (107, 142, 35), (139, 69, 19), (255, 140, 0)</text:p>
          </table:table-cell>
          <table:table-cell office:value-type="string" table:style-name="ce1">
            <text:p>(0, 128, 128), (255, 140, 0), (107, 142, 35), (255, 182, 193)</text:p>
          </table:table-cell>
          <table:table-cell office:value-type="string" table:style-name="ce1">
            <text:p>(-200, 100), (200, 100), (100, 200), (-100, 200)</text:p>
          </table:table-cell>
          <table:table-cell office:value-type="string" table:style-name="ce1">
            <text:p>(-200, 100), (200, 100), (100, 200), (-100, 200), (-100, -200), (100, -200), (-200, -100), (200, -100)</text:p>
          </table:table-cell>
          <table:table-cell office:value-type="string" table:style-name="ce1">
            <text:p>(-100, -200), 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28, 0), (222, 184, 135), (0, 128, 128)</text:p>
          </table:table-cell>
          <table:table-cell office:value-type="string" table:style-name="ce1">
            <text:p>(222, 184, 135), (0, 230, 115), (255, 128, 0), (139, 69, 19), (0, 128, 128), (255, 140, 0), (255, 182, 193), (0, 100, 0)</text:p>
          </table:table-cell>
          <table:table-cell office:value-type="string" table:style-name="ce1">
            <text:p>(0, 230, 115), (0, 128, 128), (139, 69, 19), (255, 182, 193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-200, -100), (-100, -200), (200, -100), (100, -200)</text:p>
          </table:table-cell>
          <table:table-cell office:value-type="string" table:style-name="ce1">
            <text:p>(-200, -100), 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28, 128), (0, 100, 0), (107, 142, 35)</text:p>
          </table:table-cell>
          <table:table-cell office:value-type="string" table:style-name="ce1">
            <text:p>(222, 184, 135), (107, 142, 35), (128, 0, 128), (0, 128, 128), (255, 140, 0), (255, 182, 193), (0, 100, 0), (0, 102, 102)</text:p>
          </table:table-cell>
          <table:table-cell office:value-type="string" table:style-name="ce1">
            <text:p>(0, 128, 128), (255, 140, 0), (0, 100, 0), (255, 182, 193)</text:p>
          </table:table-cell>
          <table:table-cell office:value-type="string" table:style-name="ce1">
            <text:p>(100, 200), (-100, 200), (200, 100), (-200, 100)</text:p>
          </table:table-cell>
          <table:table-cell office:value-type="string" table:style-name="ce1">
            <text:p>(100, 200), (-100, 200), (200, 100), (-200, 1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128, 0, 128), (0, 100, 0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07, 142, 35), (255, 140, 0), (0, 230, 115)</text:p>
          </table:table-cell>
          <table:table-cell office:value-type="string" table:style-name="ce1">
            <text:p>(0, 230, 115), (0, 102, 102), (128, 0, 128), (255, 182, 193), (255, 140, 0), (107, 142, 35), (0, 128, 128), (222, 184, 135)</text:p>
          </table:table-cell>
          <table:table-cell office:value-type="string" table:style-name="ce1">
            <text:p>(0, 230, 115), (222, 184, 135), (0, 102, 102), (0, 128, 128)</text:p>
          </table:table-cell>
          <table:table-cell office:value-type="string" table:style-name="ce1">
            <text:p>(100, 200), (200, 100), (-100, 200), (-200, 100)</text:p>
          </table:table-cell>
          <table:table-cell office:value-type="string" table:style-name="ce1">
            <text:p>(100, 200), (200, 100), (-100, 200), (-200, 100), (-200, -100), (100, -200), (-100, -200), (200, -100)</text:p>
          </table:table-cell>
          <table:table-cell office:value-type="string" table:style-name="ce1">
            <text:p>(-200, -100), 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0, 230, 115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28, 128), (0, 100, 0), (107, 142, 35)</text:p>
          </table:table-cell>
          <table:table-cell office:value-type="string" table:style-name="ce1">
            <text:p>(255, 182, 193), (0, 100, 0), (107, 142, 35), (0, 128, 128), (139, 69, 19), (255, 140, 0), (0, 102, 102), (128, 0, 128)</text:p>
          </table:table-cell>
          <table:table-cell office:value-type="string" table:style-name="ce1">
            <text:p>(0, 128, 128), (0, 100, 0), (255, 182, 193), (139, 69, 19)</text:p>
          </table:table-cell>
          <table:table-cell office:value-type="string" table:style-name="ce1">
            <text:p>(200, 100), (-100, 200), (100, 200), (-200, 100)</text:p>
          </table:table-cell>
          <table:table-cell office:value-type="string" table:style-name="ce1">
            <text:p>(200, 100), (-100, 200), (100, 200), (-200, 100), (-100, -200), (-200, -100), (200, -100), (100, -200)</text:p>
          </table:table-cell>
          <table:table-cell office:value-type="string" table:style-name="ce1">
            <text:p>(-100, -200), 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230, 115), (0, 128, 128), (128, 0, 128)</text:p>
          </table:table-cell>
          <table:table-cell office:value-type="string" table:style-name="ce1">
            <text:p>(0, 230, 115), (222, 184, 135), (0, 128, 128), (255, 128, 0), (128, 0, 128), (107, 142, 35), (255, 140, 0), (255, 182, 193)</text:p>
          </table:table-cell>
          <table:table-cell office:value-type="string" table:style-name="ce1">
            <text:p>(0, 128, 128), (255, 128, 0), (107, 142, 35), (222, 184, 135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200, -100), (-200, -100), (100, -200), (-100, -200)</text:p>
          </table:table-cell>
          <table:table-cell office:value-type="string" table:style-name="ce1">
            <text:p>(200, -100), 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00, 0)</text:p>
          </table:table-cell>
          <table:table-cell office:value-type="string" table:style-name="ce1">
            <text:p>(0, 230, 115), (0, 100, 0), (139, 69, 19), (107, 142, 35)</text:p>
          </table:table-cell>
          <table:table-cell office:value-type="string" table:style-name="ce1">
            <text:p>(0, 100, 0), (0, 230, 115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2, 102), (139, 69, 19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39, 69, 19), (255, 128, 0), (0, 128, 128)</text:p>
          </table:table-cell>
          <table:table-cell office:value-type="string" table:style-name="ce1">
            <text:p>(139, 69, 19), (128, 0, 128), (107, 142, 35), (0, 230, 115), (255, 128, 0), (0, 102, 102), (0, 128, 128), (255, 182, 193)</text:p>
          </table:table-cell>
          <table:table-cell office:value-type="string" table:style-name="ce1">
            <text:p>(107, 142, 35), (255, 182, 193), (0, 128, 128), (139, 69, 19)</text:p>
          </table:table-cell>
          <table:table-cell office:value-type="string" table:style-name="ce1">
            <text:p>(-200, 100), (200, 100), (-100, 200), (100, 200)</text:p>
          </table:table-cell>
          <table:table-cell office:value-type="string" table:style-name="ce1">
            <text:p>(-200, 100), (200, 100), (-100, 200), (100, 200), (200, -100), (100, -200), (-200, -100), (-100, -200)</text:p>
          </table:table-cell>
          <table:table-cell office:value-type="string" table:style-name="ce1">
            <text:p>(200, -100), 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28, 0)</text:p>
          </table:table-cell>
          <table:table-cell office:value-type="string" table:style-name="ce1">
            <text:p>(139, 69, 19), (255, 140, 0), (255, 128, 0), (0, 102, 102)</text:p>
          </table:table-cell>
          <table:table-cell office:value-type="string" table:style-name="ce1">
            <text:p>(0, 102, 102), (139, 69, 19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28, 0)</text:p>
          </table:table-cell>
          <table:table-cell office:value-type="string" table:style-name="ce1">
            <text:p>(222, 184, 135), (128, 0, 128), (0, 230, 115), (255, 128, 0)</text:p>
          </table:table-cell>
          <table:table-cell office:value-type="string" table:style-name="ce1">
            <text:p>(128, 0, 128), (0, 230, 115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255, 182, 193), (0, 128, 128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0, 102, 102), (255, 182, 193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82, 193)</text:p>
          </table:table-cell>
          <table:table-cell office:value-type="string" table:style-name="ce1">
            <text:p>(0, 230, 115), (255, 182, 193), (0, 100, 0), (139, 69, 19)</text:p>
          </table:table-cell>
          <table:table-cell office:value-type="string" table:style-name="ce1">
            <text:p>(139, 69, 19), (0, 100, 0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0, 0), (0, 128, 128), (0, 102, 102)</text:p>
          </table:table-cell>
          <table:table-cell office:value-type="string" table:style-name="ce1">
            <text:p>(0, 102, 102), (255, 182, 193), (128, 0, 128), (0, 128, 128), (0, 230, 115), (0, 100, 0), (107, 142, 35), (255, 140, 0)</text:p>
          </table:table-cell>
          <table:table-cell office:value-type="string" table:style-name="ce1">
            <text:p>(255, 182, 193), (255, 140, 0), (0, 100, 0), (0, 230, 115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200, -100), (100, -200), (-100, -200), (-200, -100)</text:p>
          </table:table-cell>
          <table:table-cell office:value-type="string" table:style-name="ce1">
            <text:p>(200, -100), 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28, 128), (0, 230, 115), (139, 69, 19)</text:p>
          </table:table-cell>
          <table:table-cell office:value-type="string" table:style-name="ce1">
            <text:p>(139, 69, 19), (255, 128, 0), (0, 128, 128), (107, 142, 35), (0, 230, 115), (255, 140, 0), (0, 100, 0), (0, 102, 102)</text:p>
          </table:table-cell>
          <table:table-cell office:value-type="string" table:style-name="ce1">
            <text:p>(0, 230, 115), (107, 142, 35), (139, 69, 19), (0, 100, 0)</text:p>
          </table:table-cell>
          <table:table-cell office:value-type="string" table:style-name="ce1">
            <text:p>(200, 100), (100, 200), (-100, 200), (-200, 100)</text:p>
          </table:table-cell>
          <table:table-cell office:value-type="string" table:style-name="ce1">
            <text:p>(200, 100), (100, 200), (-100, 200), (-200, 100), (-100, -200), (200, -100), (100, -200), (-200, -100)</text:p>
          </table:table-cell>
          <table:table-cell office:value-type="string" table:style-name="ce1">
            <text:p>(-100, -200), 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39, 69, 19)</text:p>
          </table:table-cell>
          <table:table-cell office:value-type="string" table:style-name="ce1">
            <text:p>(139, 69, 19), (0, 100, 0), (222, 184, 135), (0, 230, 115)</text:p>
          </table:table-cell>
          <table:table-cell office:value-type="string" table:style-name="ce1">
            <text:p>(222, 184, 135), (0, 100, 0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0, 0)</text:p>
          </table:table-cell>
          <table:table-cell office:value-type="string" table:style-name="ce1">
            <text:p>(0, 230, 115), (255, 140, 0), (255, 128, 0), (0, 100, 0)</text:p>
          </table:table-cell>
          <table:table-cell office:value-type="string" table:style-name="ce1">
            <text:p>(255, 128, 0), (0, 100, 0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28, 0, 128), (0, 128, 128)</text:p>
          </table:table-cell>
          <table:table-cell office:value-type="string" table:style-name="ce1">
            <text:p>(128, 0, 128), (139, 69, 19), (0, 100, 0), (0, 230, 115), (255, 140, 0), (0, 128, 128)</text:p>
          </table:table-cell>
          <table:table-cell office:value-type="string" table:style-name="ce1">
            <text:p>(255, 140, 0), (0, 100, 0), (128, 0, 128)</text:p>
          </table:table-cell>
          <table:table-cell office:value-type="string" table:style-name="ce1">
            <text:p>(-100, 200), (200, 100), (100, 200)</text:p>
          </table:table-cell>
          <table:table-cell office:value-type="string" table:style-name="ce1">
            <text:p>(-100, 200), (200, 100), (100, 200), (-100, -200), (200, -100), (-200, -100)</text:p>
          </table:table-cell>
          <table:table-cell office:value-type="string" table:style-name="ce1">
            <text:p>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28, 0), (128, 0, 128), (0, 102, 102)</text:p>
          </table:table-cell>
          <table:table-cell office:value-type="string" table:style-name="ce1">
            <text:p>(0, 230, 115), (255, 140, 0), (128, 0, 128), (0, 128, 128), (0, 102, 102), (255, 128, 0), (255, 182, 193), (139, 69, 19)</text:p>
          </table:table-cell>
          <table:table-cell office:value-type="string" table:style-name="ce1">
            <text:p>(255, 182, 193), (255, 140, 0), (139, 69, 19), (255, 128, 0)</text:p>
          </table:table-cell>
          <table:table-cell office:value-type="string" table:style-name="ce1">
            <text:p>(100, 200), (200, 100), (-200, 100), (-100, 200)</text:p>
          </table:table-cell>
          <table:table-cell office:value-type="string" table:style-name="ce1">
            <text:p>(100, 200), (200, 100), (-200, 100), (-100, 200), (100, -200), (200, -100), (-100, -200), (-200, -100)</text:p>
          </table:table-cell>
          <table:table-cell office:value-type="string" table:style-name="ce1">
            <text:p>(100, -200), 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255, 128, 0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28, 128), (0, 230, 115)</text:p>
          </table:table-cell>
          <table:table-cell office:value-type="string" table:style-name="ce1">
            <text:p>(255, 128, 0), (0, 128, 128), (255, 140, 0), (107, 142, 35), (0, 230, 115), (128, 0, 128)</text:p>
          </table:table-cell>
          <table:table-cell office:value-type="string" table:style-name="ce1">
            <text:p>(255, 140, 0), (0, 128, 128), (128, 0, 128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100, -200), (-100, -200), (-200, -100)</text:p>
          </table:table-cell>
          <table:table-cell office:value-type="string" table:style-name="ce1">
            <text:p>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82, 193), (255, 128, 0), (0, 102, 102)</text:p>
          </table:table-cell>
          <table:table-cell office:value-type="string" table:style-name="ce1">
            <text:p>(255, 128, 0), (0, 102, 102), (255, 182, 193), (255, 140, 0), (107, 142, 35), (128, 0, 128), (0, 230, 115), (0, 100, 0)</text:p>
          </table:table-cell>
          <table:table-cell office:value-type="string" table:style-name="ce1">
            <text:p>(107, 142, 35), (0, 102, 102), (128, 0, 128), (255, 140, 0)</text:p>
          </table:table-cell>
          <table:table-cell office:value-type="string" table:style-name="ce1">
            <text:p>(100, 200), (200, 100), (-100, 200), (-200, 100)</text:p>
          </table:table-cell>
          <table:table-cell office:value-type="string" table:style-name="ce1">
            <text:p>(100, 200), (200, 100), (-100, 200), (-200, 100), (-200, -100), (-100, -200), (100, -200), (200, -100)</text:p>
          </table:table-cell>
          <table:table-cell office:value-type="string" table:style-name="ce1">
            <text:p>(-200, -100), 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230, 115), (0, 100, 0)</text:p>
          </table:table-cell>
          <table:table-cell office:value-type="string" table:style-name="ce1">
            <text:p>(0, 100, 0), (255, 182, 193), (0, 102, 102), (255, 128, 0), (0, 230, 115), (107, 142, 35)</text:p>
          </table:table-cell>
          <table:table-cell office:value-type="string" table:style-name="ce1">
            <text:p>(0, 100, 0), (255, 182, 193), (0, 230, 115)</text:p>
          </table:table-cell>
          <table:table-cell office:value-type="string" table:style-name="ce1">
            <text:p>(-100, 200), (200, 100), (100, 200)</text:p>
          </table:table-cell>
          <table:table-cell office:value-type="string" table:style-name="ce1">
            <text:p>(-100, 200), (200, 100), (100, 200), (100, -200), (200, -100), (-200, -100)</text:p>
          </table:table-cell>
          <table:table-cell office:value-type="string" table:style-name="ce1">
            <text:p>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2, 102)</text:p>
          </table:table-cell>
          <table:table-cell office:value-type="string" table:style-name="ce1">
            <text:p>(255, 128, 0), (0, 102, 102), (222, 184, 135), (139, 69, 19)</text:p>
          </table:table-cell>
          <table:table-cell office:value-type="string" table:style-name="ce1">
            <text:p>(255, 128, 0), (222, 184, 135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22, 184, 135), (255, 128, 0)</text:p>
          </table:table-cell>
          <table:table-cell office:value-type="string" table:style-name="ce1">
            <text:p>(0, 128, 128), (222, 184, 135), (139, 69, 19), (0, 100, 0), (128, 0, 128), (255, 128, 0)</text:p>
          </table:table-cell>
          <table:table-cell office:value-type="string" table:style-name="ce1">
            <text:p>(0, 100, 0), (255, 128, 0), (222, 184, 135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-100, -200), (200, -100), (100, -200)</text:p>
          </table:table-cell>
          <table:table-cell office:value-type="string" table:style-name="ce1">
            <text:p>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40, 0)</text:p>
          </table:table-cell>
          <table:table-cell office:value-type="string" table:style-name="ce1">
            <text:p>(0, 128, 128), (255, 140, 0), (139, 69, 19), (222, 184, 135)</text:p>
          </table:table-cell>
          <table:table-cell office:value-type="string" table:style-name="ce1">
            <text:p>(255, 140, 0), (0, 128, 128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28, 0)</text:p>
          </table:table-cell>
          <table:table-cell office:value-type="string" table:style-name="ce1">
            <text:p>(0, 102, 102), (255, 128, 0), (255, 182, 193), (0, 230, 115)</text:p>
          </table:table-cell>
          <table:table-cell office:value-type="string" table:style-name="ce1">
            <text:p>(255, 182, 193), (0, 102, 102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128, 0, 128), (222, 184, 135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82, 193)</text:p>
          </table:table-cell>
          <table:table-cell office:value-type="string" table:style-name="ce1">
            <text:p>(255, 182, 193), (0, 102, 102), (128, 0, 128), (107, 142, 35)</text:p>
          </table:table-cell>
          <table:table-cell office:value-type="string" table:style-name="ce1">
            <text:p>(128, 0, 128), (107, 142, 35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22, 184, 135), (0, 230, 115)</text:p>
          </table:table-cell>
          <table:table-cell office:value-type="string" table:style-name="ce1">
            <text:p>(0, 230, 115), (222, 184, 135), (0, 102, 102), (255, 128, 0), (255, 140, 0), (107, 142, 35)</text:p>
          </table:table-cell>
          <table:table-cell office:value-type="string" table:style-name="ce1">
            <text:p>(0, 230, 115), (0, 102, 102), (222, 184, 135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-200, -100), (200, -100), (100, -200)</text:p>
          </table:table-cell>
          <table:table-cell office:value-type="string" table:style-name="ce1">
            <text:p>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40, 0), (0, 102, 102), (139, 69, 19)</text:p>
          </table:table-cell>
          <table:table-cell office:value-type="string" table:style-name="ce1">
            <text:p>(0, 128, 128), (107, 142, 35), (255, 182, 193), (222, 184, 135), (255, 128, 0), (0, 102, 102), (255, 140, 0), (139, 69, 19)</text:p>
          </table:table-cell>
          <table:table-cell office:value-type="string" table:style-name="ce1">
            <text:p>(0, 128, 128), (222, 184, 135), (0, 102, 102), (139, 69, 19)</text:p>
          </table:table-cell>
          <table:table-cell office:value-type="string" table:style-name="ce1">
            <text:p>(200, 100), (-100, 200), (-200, 100), (100, 200)</text:p>
          </table:table-cell>
          <table:table-cell office:value-type="string" table:style-name="ce1">
            <text:p>(200, 100), (-100, 200), (-200, 100), (100, 200), (-200, -100), (-100, -200), (100, -200), (200, -100)</text:p>
          </table:table-cell>
          <table:table-cell office:value-type="string" table:style-name="ce1">
            <text:p>(-200, -100), 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82, 193)</text:p>
          </table:table-cell>
          <table:table-cell office:value-type="string" table:style-name="ce1">
            <text:p>(0, 230, 115), (107, 142, 35), (0, 100, 0), (255, 182, 193)</text:p>
          </table:table-cell>
          <table:table-cell office:value-type="string" table:style-name="ce1">
            <text:p>(0, 230, 115), (107, 142, 35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230, 115), (255, 128, 0), (0, 128, 128)</text:p>
          </table:table-cell>
          <table:table-cell office:value-type="string" table:style-name="ce1">
            <text:p>(0, 128, 128), (0, 102, 102), (255, 140, 0), (255, 182, 193), (0, 100, 0), (255, 128, 0), (0, 230, 115), (222, 184, 135)</text:p>
          </table:table-cell>
          <table:table-cell office:value-type="string" table:style-name="ce1">
            <text:p>(255, 182, 193), (0, 100, 0), (0, 128, 128), (222, 184, 135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-200, -100), (200, -100), (-100, -200), (100, -200)</text:p>
          </table:table-cell>
          <table:table-cell office:value-type="string" table:style-name="ce1">
            <text:p>(-200, -100), 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22, 184, 135)</text:p>
          </table:table-cell>
          <table:table-cell office:value-type="string" table:style-name="ce1">
            <text:p>(255, 128, 0), (0, 128, 128), (0, 100, 0), (222, 184, 135)</text:p>
          </table:table-cell>
          <table:table-cell office:value-type="string" table:style-name="ce1">
            <text:p>(222, 184, 135), (0, 100, 0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40, 0), (222, 184, 135), (0, 102, 102)</text:p>
          </table:table-cell>
          <table:table-cell office:value-type="string" table:style-name="ce1">
            <text:p>(222, 184, 135), (255, 140, 0), (0, 102, 102), (0, 128, 128), (107, 142, 35), (0, 100, 0), (255, 182, 193), (128, 0, 128)</text:p>
          </table:table-cell>
          <table:table-cell office:value-type="string" table:style-name="ce1">
            <text:p>(128, 0, 128), (0, 102, 102), (0, 128, 128), (0, 100, 0)</text:p>
          </table:table-cell>
          <table:table-cell office:value-type="string" table:style-name="ce1">
            <text:p>(200, 100), (100, 200), (-100, 200), (-200, 100)</text:p>
          </table:table-cell>
          <table:table-cell office:value-type="string" table:style-name="ce1">
            <text:p>(200, 100), (100, 200), (-100, 200), (-200, 100), (-100, -200), (200, -100), (-200, -100), (100, -200)</text:p>
          </table:table-cell>
          <table:table-cell office:value-type="string" table:style-name="ce1">
            <text:p>(-100, -200), 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22, 184, 135), (255, 128, 0), (255, 182, 193)</text:p>
          </table:table-cell>
          <table:table-cell office:value-type="string" table:style-name="ce1">
            <text:p>(107, 142, 35), (255, 182, 193), (255, 128, 0), (0, 102, 102), (0, 100, 0), (222, 184, 135), (0, 230, 115), (128, 0, 128)</text:p>
          </table:table-cell>
          <table:table-cell office:value-type="string" table:style-name="ce1">
            <text:p>(128, 0, 128), (255, 182, 193), (255, 128, 0), (222, 184, 135)</text:p>
          </table:table-cell>
          <table:table-cell office:value-type="string" table:style-name="ce1">
            <text:p>(200, 100), (100, 200), (-200, 100), (-100, 200)</text:p>
          </table:table-cell>
          <table:table-cell office:value-type="string" table:style-name="ce1">
            <text:p>(200, 100), (100, 200), (-200, 100), (-100, 200), (-200, -100), (200, -100), (-100, -200), (100, -200)</text:p>
          </table:table-cell>
          <table:table-cell office:value-type="string" table:style-name="ce1">
            <text:p>(-200, -100), 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0, 0), (0, 102, 102)</text:p>
          </table:table-cell>
          <table:table-cell office:value-type="string" table:style-name="ce1">
            <text:p>(0, 100, 0), (255, 182, 193), (0, 102, 102), (107, 142, 35), (139, 69, 19), (0, 230, 115)</text:p>
          </table:table-cell>
          <table:table-cell office:value-type="string" table:style-name="ce1">
            <text:p>(107, 142, 35), (139, 69, 19), (0, 102, 102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-200, -100), (-100, -200), (100, -200)</text:p>
          </table:table-cell>
          <table:table-cell office:value-type="string" table:style-name="ce1">
            <text:p>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07, 142, 35), (139, 69, 19)</text:p>
          </table:table-cell>
          <table:table-cell office:value-type="string" table:style-name="ce1">
            <text:p>(0, 100, 0), (255, 182, 193), (107, 142, 35), (255, 128, 0), (0, 128, 128), (139, 69, 19)</text:p>
          </table:table-cell>
          <table:table-cell office:value-type="string" table:style-name="ce1">
            <text:p>(107, 142, 35), (0, 100, 0), (0, 128, 128)</text:p>
          </table:table-cell>
          <table:table-cell office:value-type="string" table:style-name="ce1">
            <text:p>(-200, 100), (200, 100), (100, 200)</text:p>
          </table:table-cell>
          <table:table-cell office:value-type="string" table:style-name="ce1">
            <text:p>(-200, 100), (200, 100), (100, 200), (100, -200), (-200, -100), (-100, -200)</text:p>
          </table:table-cell>
          <table:table-cell office:value-type="string" table:style-name="ce1">
            <text:p>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230, 115), (139, 69, 19), (255, 128, 0)</text:p>
          </table:table-cell>
          <table:table-cell office:value-type="string" table:style-name="ce1">
            <text:p>(0, 230, 115), (139, 69, 19), (255, 182, 193), (0, 100, 0), (255, 128, 0), (107, 142, 35), (0, 128, 128), (222, 184, 135)</text:p>
          </table:table-cell>
          <table:table-cell office:value-type="string" table:style-name="ce1">
            <text:p>(107, 142, 35), (255, 182, 193), (255, 128, 0), (0, 128, 128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28, 0, 128)</text:p>
          </table:table-cell>
          <table:table-cell office:value-type="string" table:style-name="ce1">
            <text:p>(0, 128, 128), (0, 100, 0), (128, 0, 128), (255, 128, 0)</text:p>
          </table:table-cell>
          <table:table-cell office:value-type="string" table:style-name="ce1">
            <text:p>(128, 0, 128), (0, 128, 128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39, 69, 19)</text:p>
          </table:table-cell>
          <table:table-cell office:value-type="string" table:style-name="ce1">
            <text:p>(107, 142, 35), (0, 128, 128), (139, 69, 19), (255, 128, 0)</text:p>
          </table:table-cell>
          <table:table-cell office:value-type="string" table:style-name="ce1">
            <text:p>(0, 128, 128), (139, 69, 19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39, 69, 19), (222, 184, 135), (0, 230, 115)</text:p>
          </table:table-cell>
          <table:table-cell office:value-type="string" table:style-name="ce1">
            <text:p>(222, 184, 135), (0, 128, 128), (128, 0, 128), (0, 230, 115), (0, 100, 0), (255, 182, 193), (255, 140, 0), (139, 69, 19)</text:p>
          </table:table-cell>
          <table:table-cell office:value-type="string" table:style-name="ce1">
            <text:p>(0, 100, 0), (139, 69, 19), (0, 128, 128), (222, 184, 135)</text:p>
          </table:table-cell>
          <table:table-cell office:value-type="string" table:style-name="ce1">
            <text:p>(-100, 200), (200, 100), (100, 200), (-200, 100)</text:p>
          </table:table-cell>
          <table:table-cell office:value-type="string" table:style-name="ce1">
            <text:p>(-100, 200), (200, 100), (100, 200), (-200, 100), (-200, -100), (200, -100), (100, -200), (-100, -200)</text:p>
          </table:table-cell>
          <table:table-cell office:value-type="string" table:style-name="ce1">
            <text:p>(-200, -100), 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0, 128, 128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40, 0), (0, 128, 128), (107, 142, 35)</text:p>
          </table:table-cell>
          <table:table-cell office:value-type="string" table:style-name="ce1">
            <text:p>(222, 184, 135), (139, 69, 19), (128, 0, 128), (0, 230, 115), (107, 142, 35), (0, 102, 102), (255, 140, 0), (0, 128, 128)</text:p>
          </table:table-cell>
          <table:table-cell office:value-type="string" table:style-name="ce1">
            <text:p>(0, 128, 128), (222, 184, 135), (139, 69, 19), (255, 140, 0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230, 115)</text:p>
          </table:table-cell>
          <table:table-cell office:value-type="string" table:style-name="ce1">
            <text:p>(128, 0, 128), (255, 182, 193), (222, 184, 135), (0, 230, 115)</text:p>
          </table:table-cell>
          <table:table-cell office:value-type="string" table:style-name="ce1">
            <text:p>(222, 184, 135), (0, 230, 115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40, 0)</text:p>
          </table:table-cell>
          <table:table-cell office:value-type="string" table:style-name="ce1">
            <text:p>(255, 128, 0), (255, 140, 0), (107, 142, 35), (139, 69, 19)</text:p>
          </table:table-cell>
          <table:table-cell office:value-type="string" table:style-name="ce1">
            <text:p>(139, 69, 19), (255, 128, 0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2, 102), (255, 182, 193), (222, 184, 135)</text:p>
          </table:table-cell>
          <table:table-cell office:value-type="string" table:style-name="ce1">
            <text:p>(222, 184, 135), (0, 128, 128), (0, 100, 0), (107, 142, 35), (0, 230, 115), (255, 182, 193), (0, 102, 102), (255, 140, 0)</text:p>
          </table:table-cell>
          <table:table-cell office:value-type="string" table:style-name="ce1">
            <text:p>(255, 140, 0), (0, 128, 128), (0, 102, 102), (0, 100, 0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-200, -100), (-100, -200), (100, -200), (200, -100)</text:p>
          </table:table-cell>
          <table:table-cell office:value-type="string" table:style-name="ce1">
            <text:p>(-200, -100), 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00, 0)</text:p>
          </table:table-cell>
          <table:table-cell office:value-type="string" table:style-name="ce1">
            <text:p>(139, 69, 19), (255, 128, 0), (0, 100, 0), (107, 142, 35)</text:p>
          </table:table-cell>
          <table:table-cell office:value-type="string" table:style-name="ce1">
            <text:p>(0, 100, 0), (139, 69, 19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07, 142, 35)</text:p>
          </table:table-cell>
          <table:table-cell office:value-type="string" table:style-name="ce1">
            <text:p>(107, 142, 35), (0, 128, 128), (0, 100, 0), (128, 0, 128)</text:p>
          </table:table-cell>
          <table:table-cell office:value-type="string" table:style-name="ce1">
            <text:p>(0, 100, 0), (0, 128, 128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28, 0), (107, 142, 35), (0, 100, 0)</text:p>
          </table:table-cell>
          <table:table-cell office:value-type="string" table:style-name="ce1">
            <text:p>(255, 182, 193), (255, 140, 0), (107, 142, 35), (0, 100, 0), (255, 128, 0), (128, 0, 128), (0, 128, 128), (0, 102, 102)</text:p>
          </table:table-cell>
          <table:table-cell office:value-type="string" table:style-name="ce1">
            <text:p>(255, 128, 0), (0, 102, 102), (0, 128, 128), (0, 100, 0)</text:p>
          </table:table-cell>
          <table:table-cell office:value-type="string" table:style-name="ce1">
            <text:p>(200, 100), (-100, 200), (-200, 100), (100, 200)</text:p>
          </table:table-cell>
          <table:table-cell office:value-type="string" table:style-name="ce1">
            <text:p>(200, 100), (-100, 200), (-200, 100), (100, 200), (100, -200), (-100, -200), (200, -100), (-200, -100)</text:p>
          </table:table-cell>
          <table:table-cell office:value-type="string" table:style-name="ce1">
            <text:p>(100, -200), 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0, 0), (0, 102, 102)</text:p>
          </table:table-cell>
          <table:table-cell office:value-type="string" table:style-name="ce1">
            <text:p>(139, 69, 19), (0, 102, 102), (0, 100, 0), (255, 182, 193), (107, 142, 35), (255, 128, 0)</text:p>
          </table:table-cell>
          <table:table-cell office:value-type="string" table:style-name="ce1">
            <text:p>(255, 128, 0), (0, 102, 102), (0, 100, 0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-100, -200), (200, -100), (-200, -100)</text:p>
          </table:table-cell>
          <table:table-cell office:value-type="string" table:style-name="ce1">
            <text:p>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28, 0, 128)</text:p>
          </table:table-cell>
          <table:table-cell office:value-type="string" table:style-name="ce1">
            <text:p>(139, 69, 19), (0, 102, 102), (222, 184, 135), (128, 0, 128)</text:p>
          </table:table-cell>
          <table:table-cell office:value-type="string" table:style-name="ce1">
            <text:p>(128, 0, 128), (0, 102, 102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40, 0)</text:p>
          </table:table-cell>
          <table:table-cell office:value-type="string" table:style-name="ce1">
            <text:p>(255, 140, 0), (0, 230, 115), (255, 128, 0), (0, 128, 128)</text:p>
          </table:table-cell>
          <table:table-cell office:value-type="string" table:style-name="ce1">
            <text:p>(0, 230, 115), (255, 128, 0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28, 0), (255, 182, 193), (0, 100, 0)</text:p>
          </table:table-cell>
          <table:table-cell office:value-type="string" table:style-name="ce1">
            <text:p>(255, 128, 0), (222, 184, 135), (0, 102, 102), (255, 182, 193), (0, 230, 115), (128, 0, 128), (0, 100, 0), (107, 142, 35)</text:p>
          </table:table-cell>
          <table:table-cell office:value-type="string" table:style-name="ce1">
            <text:p>(128, 0, 128), (107, 142, 35), (255, 128, 0), (222, 184, 135)</text:p>
          </table:table-cell>
          <table:table-cell office:value-type="string" table:style-name="ce1">
            <text:p>(200, 100), (100, 200), (-100, 200), (-200, 100)</text:p>
          </table:table-cell>
          <table:table-cell office:value-type="string" table:style-name="ce1">
            <text:p>(200, 100), (100, 200), (-100, 200), (-200, 100), (200, -100), (-200, -100), (100, -200), (-100, -200)</text:p>
          </table:table-cell>
          <table:table-cell office:value-type="string" table:style-name="ce1">
            <text:p>(200, -100), 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00, 0), (255, 140, 0), (0, 128, 128)</text:p>
          </table:table-cell>
          <table:table-cell office:value-type="string" table:style-name="ce1">
            <text:p>(222, 184, 135), (0, 128, 128), (0, 230, 115), (0, 100, 0), (0, 102, 102), (255, 140, 0), (107, 142, 35), (139, 69, 19)</text:p>
          </table:table-cell>
          <table:table-cell office:value-type="string" table:style-name="ce1">
            <text:p>(0, 230, 115), (222, 184, 135), (255, 140, 0), (0, 128, 128)</text:p>
          </table:table-cell>
          <table:table-cell office:value-type="string" table:style-name="ce1">
            <text:p>(200, 100), (-100, 200), (-200, 100), (100, 200)</text:p>
          </table:table-cell>
          <table:table-cell office:value-type="string" table:style-name="ce1">
            <text:p>(200, 100), (-100, 200), (-200, 100), (100, 2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02, 102)</text:p>
          </table:table-cell>
          <table:table-cell office:value-type="string" table:style-name="ce1">
            <text:p>(0, 102, 102), (128, 0, 128), (255, 140, 0), (0, 100, 0)</text:p>
          </table:table-cell>
          <table:table-cell office:value-type="string" table:style-name="ce1">
            <text:p>(0, 102, 102), (0, 100, 0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07, 142, 35)</text:p>
          </table:table-cell>
          <table:table-cell office:value-type="string" table:style-name="ce1">
            <text:p>(255, 140, 0), (255, 128, 0), (107, 142, 35), (0, 128, 128)</text:p>
          </table:table-cell>
          <table:table-cell office:value-type="string" table:style-name="ce1">
            <text:p>(0, 128, 128), (255, 140, 0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28, 0), (0, 128, 128), (255, 140, 0)</text:p>
          </table:table-cell>
          <table:table-cell office:value-type="string" table:style-name="ce1">
            <text:p>(139, 69, 19), (0, 100, 0), (0, 102, 102), (255, 128, 0), (0, 128, 128), (107, 142, 35), (0, 230, 115), (255, 140, 0)</text:p>
          </table:table-cell>
          <table:table-cell office:value-type="string" table:style-name="ce1">
            <text:p>(0, 102, 102), (0, 100, 0), (139, 69, 19), (0, 128, 128)</text:p>
          </table:table-cell>
          <table:table-cell office:value-type="string" table:style-name="ce1">
            <text:p>(200, 100), (-100, 200), (-200, 100), (100, 200)</text:p>
          </table:table-cell>
          <table:table-cell office:value-type="string" table:style-name="ce1">
            <text:p>(200, 100), (-100, 200), (-200, 100), (100, 200), (100, -200), (-100, -200), (-200, -100), (200, -100)</text:p>
          </table:table-cell>
          <table:table-cell office:value-type="string" table:style-name="ce1">
            <text:p>(100, -200), 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39, 69, 19), (222, 184, 135)</text:p>
          </table:table-cell>
          <table:table-cell office:value-type="string" table:style-name="ce1">
            <text:p>(222, 184, 135), (0, 230, 115), (128, 0, 128), (139, 69, 19), (255, 128, 0), (255, 140, 0)</text:p>
          </table:table-cell>
          <table:table-cell office:value-type="string" table:style-name="ce1">
            <text:p>(222, 184, 135), (255, 140, 0), (139, 69, 19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100, -200), (200, -100), (-100, -200)</text:p>
          </table:table-cell>
          <table:table-cell office:value-type="string" table:style-name="ce1">
            <text:p>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28, 0), (128, 0, 128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0, 102, 102), (255, 140, 0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39, 69, 19), (0, 230, 115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07, 142, 35), (139, 69, 19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139, 69, 19), (255, 140, 0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82, 193)</text:p>
          </table:table-cell>
          <table:table-cell office:value-type="string" table:style-name="ce1">
            <text:p>(0, 230, 115), (255, 128, 0), (255, 182, 193), (0, 100, 0)</text:p>
          </table:table-cell>
          <table:table-cell office:value-type="string" table:style-name="ce1">
            <text:p>(0, 100, 0), (0, 230, 115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230, 115), (139, 69, 19)</text:p>
          </table:table-cell>
          <table:table-cell office:value-type="string" table:style-name="ce1">
            <text:p>(0, 100, 0), (107, 142, 35), (139, 69, 19), (0, 102, 102), (0, 230, 115), (255, 140, 0)</text:p>
          </table:table-cell>
          <table:table-cell office:value-type="string" table:style-name="ce1">
            <text:p>(107, 142, 35), (0, 100, 0), (255, 140, 0)</text:p>
          </table:table-cell>
          <table:table-cell office:value-type="string" table:style-name="ce1">
            <text:p>(100, 200), (200, 100), (-100, 200)</text:p>
          </table:table-cell>
          <table:table-cell office:value-type="string" table:style-name="ce1">
            <text:p>(100, 200), (200, 100), (-100, 200), (100, -200), (200, -100), (-200, -100)</text:p>
          </table:table-cell>
          <table:table-cell office:value-type="string" table:style-name="ce1">
            <text:p>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2, 102)</text:p>
          </table:table-cell>
          <table:table-cell office:value-type="string" table:style-name="ce1">
            <text:p>(0, 128, 128), (0, 102, 102), (255, 140, 0), (255, 182, 193)</text:p>
          </table:table-cell>
          <table:table-cell office:value-type="string" table:style-name="ce1">
            <text:p>(255, 140, 0), (0, 102, 102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28, 0), (222, 184, 135)</text:p>
          </table:table-cell>
          <table:table-cell office:value-type="string" table:style-name="ce1">
            <text:p>(255, 182, 193), (255, 128, 0), (0, 100, 0), (222, 184, 135), (128, 0, 128), (0, 102, 102)</text:p>
          </table:table-cell>
          <table:table-cell office:value-type="string" table:style-name="ce1">
            <text:p>(0, 100, 0), (0, 102, 102), (255, 182, 193)</text:p>
          </table:table-cell>
          <table:table-cell office:value-type="string" table:style-name="ce1">
            <text:p>(-100, 200), (200, 100), (-200, 100)</text:p>
          </table:table-cell>
          <table:table-cell office:value-type="string" table:style-name="ce1">
            <text:p>(-100, 200), (200, 100), (-200, 100), (100, -200), (-200, -100), (-100, -200)</text:p>
          </table:table-cell>
          <table:table-cell office:value-type="string" table:style-name="ce1">
            <text:p>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22, 184, 135), (128, 0, 128)</text:p>
          </table:table-cell>
          <table:table-cell office:value-type="string" table:style-name="ce1">
            <text:p>(255, 128, 0), (222, 184, 135), (0, 230, 115), (107, 142, 35), (128, 0, 128), (255, 182, 193)</text:p>
          </table:table-cell>
          <table:table-cell office:value-type="string" table:style-name="ce1">
            <text:p>(255, 128, 0), (255, 182, 193), (107, 142, 35)</text:p>
          </table:table-cell>
          <table:table-cell office:value-type="string" table:style-name="ce1">
            <text:p>(100, 200), (200, 100), (-100, 200)</text:p>
          </table:table-cell>
          <table:table-cell office:value-type="string" table:style-name="ce1">
            <text:p>(100, 200), (200, 100), (-100, 2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28, 0, 128)</text:p>
          </table:table-cell>
          <table:table-cell office:value-type="string" table:style-name="ce1">
            <text:p>(255, 140, 0), (0, 128, 128), (128, 0, 128), (139, 69, 19)</text:p>
          </table:table-cell>
          <table:table-cell office:value-type="string" table:style-name="ce1">
            <text:p>(255, 140, 0), (139, 69, 19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255, 140, 0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0, 102, 102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28, 0), (128, 0, 128)</text:p>
          </table:table-cell>
          <table:table-cell office:value-type="string" table:style-name="ce1">
            <text:p>(0, 102, 102), (255, 182, 193), (255, 140, 0), (255, 128, 0), (107, 142, 35), (128, 0, 128)</text:p>
          </table:table-cell>
          <table:table-cell office:value-type="string" table:style-name="ce1">
            <text:p>(255, 140, 0), (255, 128, 0), (255, 182, 193)</text:p>
          </table:table-cell>
          <table:table-cell office:value-type="string" table:style-name="ce1">
            <text:p>(-200, 100), (-100, 200), (200, 100)</text:p>
          </table:table-cell>
          <table:table-cell office:value-type="string" table:style-name="ce1">
            <text:p>(-200, 100), (-100, 200), (200, 1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82, 193), (0, 128, 128)</text:p>
          </table:table-cell>
          <table:table-cell office:value-type="string" table:style-name="ce1">
            <text:p>(128, 0, 128), (255, 182, 193), (0, 230, 115), (0, 100, 0), (0, 128, 128), (0, 102, 102)</text:p>
          </table:table-cell>
          <table:table-cell office:value-type="string" table:style-name="ce1">
            <text:p>(0, 128, 128), (0, 100, 0), (255, 182, 193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200, -100), (100, -200), (-100, -200)</text:p>
          </table:table-cell>
          <table:table-cell office:value-type="string" table:style-name="ce1">
            <text:p>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28, 128)</text:p>
          </table:table-cell>
          <table:table-cell office:value-type="string" table:style-name="ce1">
            <text:p>(0, 230, 115), (0, 128, 128), (0, 102, 102), (128, 0, 128)</text:p>
          </table:table-cell>
          <table:table-cell office:value-type="string" table:style-name="ce1">
            <text:p>(128, 0, 128), (0, 102, 102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139, 69, 19), (255, 182, 193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0, 0)</text:p>
          </table:table-cell>
          <table:table-cell office:value-type="string" table:style-name="ce1">
            <text:p>(128, 0, 128), (255, 128, 0), (0, 100, 0), (0, 230, 115)</text:p>
          </table:table-cell>
          <table:table-cell office:value-type="string" table:style-name="ce1">
            <text:p>(0, 100, 0), (128, 0, 128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28, 0, 128), (255, 140, 0)</text:p>
          </table:table-cell>
          <table:table-cell office:value-type="string" table:style-name="ce1">
            <text:p>(0, 102, 102), (128, 0, 128), (255, 140, 0), (139, 69, 19), (0, 100, 0), (255, 128, 0)</text:p>
          </table:table-cell>
          <table:table-cell office:value-type="string" table:style-name="ce1">
            <text:p>(139, 69, 19), (255, 140, 0), (0, 102, 102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-100, -200), (200, -100), (-200, -100)</text:p>
          </table:table-cell>
          <table:table-cell office:value-type="string" table:style-name="ce1">
            <text:p>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40, 0), (139, 69, 19)</text:p>
          </table:table-cell>
          <table:table-cell office:value-type="string" table:style-name="ce1">
            <text:p>(255, 128, 0), (255, 140, 0), (128, 0, 128), (0, 102, 102), (139, 69, 19), (255, 182, 193)</text:p>
          </table:table-cell>
          <table:table-cell office:value-type="string" table:style-name="ce1">
            <text:p>(255, 128, 0), (139, 69, 19), (255, 182, 193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-200, -100), (200, -100), (100, -200)</text:p>
          </table:table-cell>
          <table:table-cell office:value-type="string" table:style-name="ce1">
            <text:p>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107, 142, 35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139, 69, 19), (128, 0, 128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28, 128)</text:p>
          </table:table-cell>
          <table:table-cell office:value-type="string" table:style-name="ce1">
            <text:p>(222, 184, 135), (255, 182, 193), (255, 140, 0), (0, 128, 128)</text:p>
          </table:table-cell>
          <table:table-cell office:value-type="string" table:style-name="ce1">
            <text:p>(255, 182, 193), (222, 184, 135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0, 0), (0, 128, 128), (139, 69, 19)</text:p>
          </table:table-cell>
          <table:table-cell office:value-type="string" table:style-name="ce1">
            <text:p>(107, 142, 35), (255, 140, 0), (128, 0, 128), (255, 128, 0), (139, 69, 19), (0, 230, 115), (0, 100, 0), (0, 128, 128)</text:p>
          </table:table-cell>
          <table:table-cell office:value-type="string" table:style-name="ce1">
            <text:p>(139, 69, 19), (107, 142, 35), (255, 128, 0), (0, 100, 0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-100, -200), (-200, -100), (200, -100), (100, -200)</text:p>
          </table:table-cell>
          <table:table-cell office:value-type="string" table:style-name="ce1">
            <text:p>(-100, -200), 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28, 128), (107, 142, 35), (139, 69, 19)</text:p>
          </table:table-cell>
          <table:table-cell office:value-type="string" table:style-name="ce1">
            <text:p>(255, 128, 0), (0, 230, 115), (0, 128, 128), (139, 69, 19), (128, 0, 128), (107, 142, 35), (255, 140, 0), (255, 182, 193)</text:p>
          </table:table-cell>
          <table:table-cell office:value-type="string" table:style-name="ce1">
            <text:p>(107, 142, 35), (128, 0, 128), (0, 230, 115), (255, 140, 0)</text:p>
          </table:table-cell>
          <table:table-cell office:value-type="string" table:style-name="ce1">
            <text:p>(-200, 100), (200, 100), (-100, 200), (100, 200)</text:p>
          </table:table-cell>
          <table:table-cell office:value-type="string" table:style-name="ce1">
            <text:p>(-200, 100), (200, 100), (-100, 200), (100, 2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128, 0, 128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22, 184, 135), (107, 142, 35), (0, 102, 102)</text:p>
          </table:table-cell>
          <table:table-cell office:value-type="string" table:style-name="ce1">
            <text:p>(107, 142, 35), (0, 102, 102), (255, 140, 0), (0, 128, 128), (222, 184, 135), (0, 100, 0), (0, 230, 115), (255, 128, 0)</text:p>
          </table:table-cell>
          <table:table-cell office:value-type="string" table:style-name="ce1">
            <text:p>(255, 128, 0), (107, 142, 35), (0, 230, 115), (0, 128, 128)</text:p>
          </table:table-cell>
          <table:table-cell office:value-type="string" table:style-name="ce1">
            <text:p>(-200, 100), (-100, 200), (200, 100), (100, 200)</text:p>
          </table:table-cell>
          <table:table-cell office:value-type="string" table:style-name="ce1">
            <text:p>(-200, 100), (-100, 200), (200, 100), (100, 200), (-200, -100), (100, -200), (200, -100), (-100, -200)</text:p>
          </table:table-cell>
          <table:table-cell office:value-type="string" table:style-name="ce1">
            <text:p>(-200, -100), 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07, 142, 35), (128, 0, 128)</text:p>
          </table:table-cell>
          <table:table-cell office:value-type="string" table:style-name="ce1">
            <text:p>(139, 69, 19), (107, 142, 35), (255, 140, 0), (0, 100, 0), (128, 0, 128), (255, 182, 193)</text:p>
          </table:table-cell>
          <table:table-cell office:value-type="string" table:style-name="ce1">
            <text:p>(139, 69, 19), (255, 182, 193), (0, 100, 0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-100, -200), (200, -100), (100, -200)</text:p>
          </table:table-cell>
          <table:table-cell office:value-type="string" table:style-name="ce1">
            <text:p>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28, 0)</text:p>
          </table:table-cell>
          <table:table-cell office:value-type="string" table:style-name="ce1">
            <text:p>(255, 128, 0), (255, 140, 0), (139, 69, 19), (128, 0, 128)</text:p>
          </table:table-cell>
          <table:table-cell office:value-type="string" table:style-name="ce1">
            <text:p>(255, 128, 0), (128, 0, 128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0, 0), (222, 184, 135), (107, 142, 35)</text:p>
          </table:table-cell>
          <table:table-cell office:value-type="string" table:style-name="ce1">
            <text:p>(0, 102, 102), (0, 128, 128), (222, 184, 135), (139, 69, 19), (255, 140, 0), (0, 230, 115), (107, 142, 35), (0, 100, 0)</text:p>
          </table:table-cell>
          <table:table-cell office:value-type="string" table:style-name="ce1">
            <text:p>(0, 100, 0), (222, 184, 135), (255, 140, 0), (0, 230, 115)</text:p>
          </table:table-cell>
          <table:table-cell office:value-type="string" table:style-name="ce1">
            <text:p>(100, 200), (-200, 100), (-100, 200), (200, 100)</text:p>
          </table:table-cell>
          <table:table-cell office:value-type="string" table:style-name="ce1">
            <text:p>(100, 200), (-200, 100), (-100, 200), (200, 100), (100, -200), (-100, -200), (-200, -100), (200, -100)</text:p>
          </table:table-cell>
          <table:table-cell office:value-type="string" table:style-name="ce1">
            <text:p>(100, -200), 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22, 184, 135)</text:p>
          </table:table-cell>
          <table:table-cell office:value-type="string" table:style-name="ce1">
            <text:p>(0, 100, 0), (222, 184, 135), (0, 230, 115), (107, 142, 35)</text:p>
          </table:table-cell>
          <table:table-cell office:value-type="string" table:style-name="ce1">
            <text:p>(0, 100, 0), (222, 184, 135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39, 69, 19), (128, 0, 128), (255, 128, 0)</text:p>
          </table:table-cell>
          <table:table-cell office:value-type="string" table:style-name="ce1">
            <text:p>(128, 0, 128), (139, 69, 19), (0, 128, 128), (0, 102, 102), (255, 140, 0), (222, 184, 135), (0, 100, 0), (255, 128, 0)</text:p>
          </table:table-cell>
          <table:table-cell office:value-type="string" table:style-name="ce1">
            <text:p>(128, 0, 128), (255, 140, 0), (0, 100, 0), (0, 128, 128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100, -200), (-100, -200), (-200, -100), (200, -100)</text:p>
          </table:table-cell>
          <table:table-cell office:value-type="string" table:style-name="ce1">
            <text:p>(100, -200), 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107, 142, 35), (0, 100, 0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230, 115), (255, 128, 0), (0, 102, 102)</text:p>
          </table:table-cell>
          <table:table-cell office:value-type="string" table:style-name="ce1">
            <text:p>(255, 182, 193), (0, 102, 102), (0, 100, 0), (107, 142, 35), (128, 0, 128), (139, 69, 19), (255, 128, 0), (0, 230, 115)</text:p>
          </table:table-cell>
          <table:table-cell office:value-type="string" table:style-name="ce1">
            <text:p>(255, 182, 193), (139, 69, 19), (0, 102, 102), (128, 0, 128)</text:p>
          </table:table-cell>
          <table:table-cell office:value-type="string" table:style-name="ce1">
            <text:p>(-200, 100), (-100, 200), (100, 200), (200, 100)</text:p>
          </table:table-cell>
          <table:table-cell office:value-type="string" table:style-name="ce1">
            <text:p>(-200, 100), (-100, 200), (100, 200), (200, 1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230, 115), (255, 140, 0), (128, 0, 128)</text:p>
          </table:table-cell>
          <table:table-cell office:value-type="string" table:style-name="ce1">
            <text:p>(139, 69, 19), (222, 184, 135), (255, 182, 193), (0, 230, 115), (255, 140, 0), (0, 102, 102), (128, 0, 128), (107, 142, 35)</text:p>
          </table:table-cell>
          <table:table-cell office:value-type="string" table:style-name="ce1">
            <text:p>(255, 140, 0), (139, 69, 19), (128, 0, 128), (0, 230, 115)</text:p>
          </table:table-cell>
          <table:table-cell office:value-type="string" table:style-name="ce1">
            <text:p>(200, 100), (100, 200), (-200, 100), (-100, 200)</text:p>
          </table:table-cell>
          <table:table-cell office:value-type="string" table:style-name="ce1">
            <text:p>(200, 100), (100, 200), (-200, 100), (-100, 200), (100, -200), (-200, -100), (-100, -200), (200, -100)</text:p>
          </table:table-cell>
          <table:table-cell office:value-type="string" table:style-name="ce1">
            <text:p>(100, -200), 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0, 0), (255, 140, 0), (0, 230, 115)</text:p>
          </table:table-cell>
          <table:table-cell office:value-type="string" table:style-name="ce1">
            <text:p>(0, 128, 128), (139, 69, 19), (128, 0, 128), (255, 140, 0), (0, 100, 0), (107, 142, 35), (0, 230, 115), (0, 102, 102)</text:p>
          </table:table-cell>
          <table:table-cell office:value-type="string" table:style-name="ce1">
            <text:p>(0, 100, 0), (139, 69, 19), (0, 102, 102), (128, 0, 128)</text:p>
          </table:table-cell>
          <table:table-cell office:value-type="string" table:style-name="ce1">
            <text:p>(-200, 100), (200, 100), (100, 200), (-100, 200)</text:p>
          </table:table-cell>
          <table:table-cell office:value-type="string" table:style-name="ce1">
            <text:p>(-200, 100), (200, 100), (100, 200), (-100, 200), (200, -100), (100, -200), (-100, -200), (-200, -100)</text:p>
          </table:table-cell>
          <table:table-cell office:value-type="string" table:style-name="ce1">
            <text:p>(200, -100), 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07, 142, 35), (0, 230, 115)</text:p>
          </table:table-cell>
          <table:table-cell office:value-type="string" table:style-name="ce1">
            <text:p>(128, 0, 128), (0, 102, 102), (255, 128, 0), (255, 140, 0), (0, 230, 115), (107, 142, 35)</text:p>
          </table:table-cell>
          <table:table-cell office:value-type="string" table:style-name="ce1">
            <text:p>(128, 0, 128), (255, 128, 0), (255, 140, 0)</text:p>
          </table:table-cell>
          <table:table-cell office:value-type="string" table:style-name="ce1">
            <text:p>(-200, 100), (100, 200), (-100, 200)</text:p>
          </table:table-cell>
          <table:table-cell office:value-type="string" table:style-name="ce1">
            <text:p>(-200, 100), (100, 200), (-100, 200), (100, -200), (200, -100), (-200, -100)</text:p>
          </table:table-cell>
          <table:table-cell office:value-type="string" table:style-name="ce1">
            <text:p>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28, 0)</text:p>
          </table:table-cell>
          <table:table-cell office:value-type="string" table:style-name="ce1">
            <text:p>(0, 102, 102), (222, 184, 135), (107, 142, 35), (255, 128, 0)</text:p>
          </table:table-cell>
          <table:table-cell office:value-type="string" table:style-name="ce1">
            <text:p>(255, 128, 0), (222, 184, 135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0, 0), (255, 182, 193)</text:p>
          </table:table-cell>
          <table:table-cell office:value-type="string" table:style-name="ce1">
            <text:p>(255, 140, 0), (255, 128, 0), (255, 182, 193), (0, 102, 102), (0, 100, 0), (139, 69, 19)</text:p>
          </table:table-cell>
          <table:table-cell office:value-type="string" table:style-name="ce1">
            <text:p>(255, 182, 193), (139, 69, 19), (255, 140, 0)</text:p>
          </table:table-cell>
          <table:table-cell office:value-type="string" table:style-name="ce1">
            <text:p>(200, 100), (-200, 100), (-100, 200)</text:p>
          </table:table-cell>
          <table:table-cell office:value-type="string" table:style-name="ce1">
            <text:p>(200, 100), (-200, 100), (-100, 2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07, 142, 35)</text:p>
          </table:table-cell>
          <table:table-cell office:value-type="string" table:style-name="ce1">
            <text:p>(139, 69, 19), (107, 142, 35), (255, 140, 0), (0, 128, 128)</text:p>
          </table:table-cell>
          <table:table-cell office:value-type="string" table:style-name="ce1">
            <text:p>(255, 140, 0), (0, 128, 128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230, 115)</text:p>
          </table:table-cell>
          <table:table-cell office:value-type="string" table:style-name="ce1">
            <text:p>(128, 0, 128), (107, 142, 35), (0, 230, 115), (255, 140, 0)</text:p>
          </table:table-cell>
          <table:table-cell office:value-type="string" table:style-name="ce1">
            <text:p>(128, 0, 128), (107, 142, 35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22, 184, 135)</text:p>
          </table:table-cell>
          <table:table-cell office:value-type="string" table:style-name="ce1">
            <text:p>(107, 142, 35), (255, 182, 193), (0, 100, 0), (222, 184, 135)</text:p>
          </table:table-cell>
          <table:table-cell office:value-type="string" table:style-name="ce1">
            <text:p>(107, 142, 35), (222, 184, 135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255, 140, 0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82, 193), (222, 184, 135)</text:p>
          </table:table-cell>
          <table:table-cell office:value-type="string" table:style-name="ce1">
            <text:p>(255, 128, 0), (139, 69, 19), (0, 102, 102), (222, 184, 135), (0, 128, 128), (255, 182, 193)</text:p>
          </table:table-cell>
          <table:table-cell office:value-type="string" table:style-name="ce1">
            <text:p>(139, 69, 19), (0, 128, 128), (222, 184, 135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-100, -200), (200, -100), (-200, -100)</text:p>
          </table:table-cell>
          <table:table-cell office:value-type="string" table:style-name="ce1">
            <text:p>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82, 193), (0, 100, 0), (0, 128, 128)</text:p>
          </table:table-cell>
          <table:table-cell office:value-type="string" table:style-name="ce1">
            <text:p>(0, 100, 0), (0, 102, 102), (255, 140, 0), (0, 128, 128), (107, 142, 35), (222, 184, 135), (255, 182, 193), (0, 230, 115)</text:p>
          </table:table-cell>
          <table:table-cell office:value-type="string" table:style-name="ce1">
            <text:p>(0, 100, 0), (255, 140, 0), (107, 142, 35), (222, 184, 135)</text:p>
          </table:table-cell>
          <table:table-cell office:value-type="string" table:style-name="ce1">
            <text:p>(100, 200), (-200, 100), (-100, 200), (200, 100)</text:p>
          </table:table-cell>
          <table:table-cell office:value-type="string" table:style-name="ce1">
            <text:p>(100, 200), (-200, 100), (-100, 200), (200, 100), (-200, -100), (-100, -200), (100, -200), (200, -100)</text:p>
          </table:table-cell>
          <table:table-cell office:value-type="string" table:style-name="ce1">
            <text:p>(-200, -100), 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28, 0, 128), (0, 102, 102)</text:p>
          </table:table-cell>
          <table:table-cell office:value-type="string" table:style-name="ce1">
            <text:p>(128, 0, 128), (255, 128, 0), (139, 69, 19), (0, 100, 0), (0, 230, 115), (0, 102, 102)</text:p>
          </table:table-cell>
          <table:table-cell office:value-type="string" table:style-name="ce1">
            <text:p>(139, 69, 19), (0, 100, 0), (0, 102, 102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-100, -200), (100, -200), (-200, -100)</text:p>
          </table:table-cell>
          <table:table-cell office:value-type="string" table:style-name="ce1">
            <text:p>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28, 128)</text:p>
          </table:table-cell>
          <table:table-cell office:value-type="string" table:style-name="ce1">
            <text:p>(255, 128, 0), (255, 140, 0), (0, 230, 115), (0, 128, 128)</text:p>
          </table:table-cell>
          <table:table-cell office:value-type="string" table:style-name="ce1">
            <text:p>(255, 128, 0), (0, 128, 128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2, 102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28, 0, 128), (222, 184, 135)</text:p>
          </table:table-cell>
          <table:table-cell office:value-type="string" table:style-name="ce1">
            <text:p>(0, 102, 102), (0, 128, 128), (128, 0, 128), (222, 184, 135), (0, 100, 0), (0, 230, 115)</text:p>
          </table:table-cell>
          <table:table-cell office:value-type="string" table:style-name="ce1">
            <text:p>(0, 102, 102), (0, 230, 115), (128, 0, 128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28, 0), (222, 184, 135), (0, 100, 0)</text:p>
          </table:table-cell>
          <table:table-cell office:value-type="string" table:style-name="ce1">
            <text:p>(0, 230, 115), (139, 69, 19), (107, 142, 35), (255, 140, 0), (0, 100, 0), (128, 0, 128), (255, 128, 0), (222, 184, 135)</text:p>
          </table:table-cell>
          <table:table-cell office:value-type="string" table:style-name="ce1">
            <text:p>(0, 230, 115), (107, 142, 35), (222, 184, 135), (0, 100, 0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-200, -100), (-100, -200), (100, -200), (200, -100)</text:p>
          </table:table-cell>
          <table:table-cell office:value-type="string" table:style-name="ce1">
            <text:p>(-200, -100), 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28, 0)</text:p>
          </table:table-cell>
          <table:table-cell office:value-type="string" table:style-name="ce1">
            <text:p>(255, 128, 0), (255, 140, 0), (0, 102, 102), (128, 0, 128)</text:p>
          </table:table-cell>
          <table:table-cell office:value-type="string" table:style-name="ce1">
            <text:p>(255, 140, 0), (128, 0, 128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0, 128, 128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0, 102, 102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0, 100, 0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128, 0, 128), (0, 102, 102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28, 0, 128), (107, 142, 35)</text:p>
          </table:table-cell>
          <table:table-cell office:value-type="string" table:style-name="ce1">
            <text:p>(255, 128, 0), (0, 100, 0), (128, 0, 128), (255, 182, 193), (107, 142, 35), (255, 140, 0)</text:p>
          </table:table-cell>
          <table:table-cell office:value-type="string" table:style-name="ce1">
            <text:p>(107, 142, 35), (255, 128, 0), (0, 100, 0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-100, -200), (100, -200), (200, -100)</text:p>
          </table:table-cell>
          <table:table-cell office:value-type="string" table:style-name="ce1">
            <text:p>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2, 102), (255, 128, 0), (0, 100, 0)</text:p>
          </table:table-cell>
          <table:table-cell office:value-type="string" table:style-name="ce1">
            <text:p>(0, 102, 102), (255, 128, 0), (222, 184, 135), (255, 140, 0), (255, 182, 193), (139, 69, 19), (0, 100, 0), (107, 142, 35)</text:p>
          </table:table-cell>
          <table:table-cell office:value-type="string" table:style-name="ce1">
            <text:p>(0, 102, 102), (255, 182, 193), (255, 140, 0), (0, 100, 0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-100, -200), (-200, -100), (100, -200), (200, -100)</text:p>
          </table:table-cell>
          <table:table-cell office:value-type="string" table:style-name="ce1">
            <text:p>(-100, -200), 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128, 0, 128), (0, 230, 115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07, 142, 35), (255, 140, 0)</text:p>
          </table:table-cell>
          <table:table-cell office:value-type="string" table:style-name="ce1">
            <text:p>(0, 100, 0), (255, 140, 0), (128, 0, 128), (107, 142, 35), (222, 184, 135), (255, 128, 0)</text:p>
          </table:table-cell>
          <table:table-cell office:value-type="string" table:style-name="ce1">
            <text:p>(255, 140, 0), (107, 142, 35), (222, 184, 135)</text:p>
          </table:table-cell>
          <table:table-cell office:value-type="string" table:style-name="ce1">
            <text:p>(200, 100), (-200, 100), (-100, 200)</text:p>
          </table:table-cell>
          <table:table-cell office:value-type="string" table:style-name="ce1">
            <text:p>(200, 100), (-200, 100), (-100, 200), (-100, -200), (-200, -100), (200, -100)</text:p>
          </table:table-cell>
          <table:table-cell office:value-type="string" table:style-name="ce1">
            <text:p>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28, 128), (139, 69, 19), (107, 142, 35)</text:p>
          </table:table-cell>
          <table:table-cell office:value-type="string" table:style-name="ce1">
            <text:p>(0, 128, 128), (222, 184, 135), (0, 100, 0), (255, 128, 0), (139, 69, 19), (0, 230, 115), (0, 102, 102), (107, 142, 35)</text:p>
          </table:table-cell>
          <table:table-cell office:value-type="string" table:style-name="ce1">
            <text:p>(139, 69, 19), (0, 100, 0), (255, 128, 0), (0, 128, 128)</text:p>
          </table:table-cell>
          <table:table-cell office:value-type="string" table:style-name="ce1">
            <text:p>(-200, 100), (-100, 200), (100, 200), (200, 100)</text:p>
          </table:table-cell>
          <table:table-cell office:value-type="string" table:style-name="ce1">
            <text:p>(-200, 100), (-100, 200), (100, 200), (200, 100), (200, -100), (-100, -200), (-200, -100), (100, -200)</text:p>
          </table:table-cell>
          <table:table-cell office:value-type="string" table:style-name="ce1">
            <text:p>(200, -100), 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230, 115), (222, 184, 135), (0, 128, 128)</text:p>
          </table:table-cell>
          <table:table-cell office:value-type="string" table:style-name="ce1">
            <text:p>(0, 128, 128), (0, 100, 0), (0, 102, 102), (107, 142, 35), (255, 182, 193), (0, 230, 115), (139, 69, 19), (222, 184, 135)</text:p>
          </table:table-cell>
          <table:table-cell office:value-type="string" table:style-name="ce1">
            <text:p>(0, 230, 115), (0, 100, 0), (0, 128, 128), (255, 182, 193)</text:p>
          </table:table-cell>
          <table:table-cell office:value-type="string" table:style-name="ce1">
            <text:p>(100, 200), (200, 100), (-200, 100), (-100, 200)</text:p>
          </table:table-cell>
          <table:table-cell office:value-type="string" table:style-name="ce1">
            <text:p>(100, 200), (200, 100), (-200, 100), (-100, 200), (100, -200), (-200, -100), (-100, -200), (200, -100)</text:p>
          </table:table-cell>
          <table:table-cell office:value-type="string" table:style-name="ce1">
            <text:p>(100, -200), 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39, 69, 19), (128, 0, 128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40, 0), (128, 0, 128), (255, 182, 193)</text:p>
          </table:table-cell>
          <table:table-cell office:value-type="string" table:style-name="ce1">
            <text:p>(0, 102, 102), (222, 184, 135), (139, 69, 19), (0, 100, 0), (255, 182, 193), (255, 128, 0), (128, 0, 128), (255, 140, 0)</text:p>
          </table:table-cell>
          <table:table-cell office:value-type="string" table:style-name="ce1">
            <text:p>(222, 184, 135), (139, 69, 19), (255, 140, 0), (255, 182, 193)</text:p>
          </table:table-cell>
          <table:table-cell office:value-type="string" table:style-name="ce1">
            <text:p>(200, 100), (-100, 200), (-200, 100), (100, 200)</text:p>
          </table:table-cell>
          <table:table-cell office:value-type="string" table:style-name="ce1">
            <text:p>(200, 100), (-100, 200), (-200, 100), (100, 200), (-100, -200), (200, -100), (-200, -100), (100, -200)</text:p>
          </table:table-cell>
          <table:table-cell office:value-type="string" table:style-name="ce1">
            <text:p>(-100, -200), 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28, 0, 128)</text:p>
          </table:table-cell>
          <table:table-cell office:value-type="string" table:style-name="ce1">
            <text:p>(128, 0, 128), (255, 182, 193), (0, 128, 128), (255, 140, 0)</text:p>
          </table:table-cell>
          <table:table-cell office:value-type="string" table:style-name="ce1">
            <text:p>(255, 140, 0), (0, 128, 128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139, 69, 19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0, 100, 0), (107, 142, 35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28, 128), (255, 140, 0), (222, 184, 135)</text:p>
          </table:table-cell>
          <table:table-cell office:value-type="string" table:style-name="ce1">
            <text:p>(222, 184, 135), (0, 100, 0), (107, 142, 35), (0, 102, 102), (0, 128, 128), (255, 140, 0), (0, 230, 115), (255, 128, 0)</text:p>
          </table:table-cell>
          <table:table-cell office:value-type="string" table:style-name="ce1">
            <text:p>(0, 128, 128), (107, 142, 35), (0, 230, 115), (0, 100, 0)</text:p>
          </table:table-cell>
          <table:table-cell office:value-type="string" table:style-name="ce1">
            <text:p>(100, 200), (-100, 200), (-200, 100), (200, 100)</text:p>
          </table:table-cell>
          <table:table-cell office:value-type="string" table:style-name="ce1">
            <text:p>(100, 200), (-100, 200), (-200, 100), (200, 100), (-100, -200), (200, -100), (100, -200), (-200, -100)</text:p>
          </table:table-cell>
          <table:table-cell office:value-type="string" table:style-name="ce1">
            <text:p>(-100, -200), 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28, 0)</text:p>
          </table:table-cell>
          <table:table-cell office:value-type="string" table:style-name="ce1">
            <text:p>(222, 184, 135), (0, 128, 128), (0, 230, 115), (255, 128, 0)</text:p>
          </table:table-cell>
          <table:table-cell office:value-type="string" table:style-name="ce1">
            <text:p>(0, 128, 128), (222, 184, 135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230, 115), (255, 128, 0)</text:p>
          </table:table-cell>
          <table:table-cell office:value-type="string" table:style-name="ce1">
            <text:p>(255, 128, 0), (0, 100, 0), (0, 230, 115), (255, 182, 193), (255, 140, 0), (222, 184, 135)</text:p>
          </table:table-cell>
          <table:table-cell office:value-type="string" table:style-name="ce1">
            <text:p>(222, 184, 135), (255, 140, 0), (255, 128, 0)</text:p>
          </table:table-cell>
          <table:table-cell office:value-type="string" table:style-name="ce1">
            <text:p>(100, 200), (200, 100), (-200, 100)</text:p>
          </table:table-cell>
          <table:table-cell office:value-type="string" table:style-name="ce1">
            <text:p>(100, 200), (200, 100), (-200, 100), (100, -200), (200, -100), (-200, -100)</text:p>
          </table:table-cell>
          <table:table-cell office:value-type="string" table:style-name="ce1">
            <text:p>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230, 115), (139, 69, 19), (255, 140, 0)</text:p>
          </table:table-cell>
          <table:table-cell office:value-type="string" table:style-name="ce1">
            <text:p>(0, 102, 102), (0, 100, 0), (139, 69, 19), (0, 230, 115), (255, 140, 0), (222, 184, 135), (255, 182, 193), (128, 0, 128)</text:p>
          </table:table-cell>
          <table:table-cell office:value-type="string" table:style-name="ce1">
            <text:p>(255, 140, 0), (222, 184, 135), (0, 102, 102), (128, 0, 128)</text:p>
          </table:table-cell>
          <table:table-cell office:value-type="string" table:style-name="ce1">
            <text:p>(200, 100), (100, 200), (-200, 100), (-100, 200)</text:p>
          </table:table-cell>
          <table:table-cell office:value-type="string" table:style-name="ce1">
            <text:p>(200, 100), (100, 200), (-200, 100), (-100, 200), (-200, -100), (200, -100), (100, -200), (-100, -200)</text:p>
          </table:table-cell>
          <table:table-cell office:value-type="string" table:style-name="ce1">
            <text:p>(-200, -100), 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139, 69, 19), (255, 128, 0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07, 142, 35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07, 142, 35)</text:p>
          </table:table-cell>
          <table:table-cell office:value-type="string" table:style-name="ce1">
            <text:p>(107, 142, 35), (222, 184, 135), (0, 102, 102), (255, 128, 0)</text:p>
          </table:table-cell>
          <table:table-cell office:value-type="string" table:style-name="ce1">
            <text:p>(255, 128, 0), (222, 184, 135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39, 69, 19), (222, 184, 135)</text:p>
          </table:table-cell>
          <table:table-cell office:value-type="string" table:style-name="ce1">
            <text:p>(222, 184, 135), (139, 69, 19), (128, 0, 128), (255, 182, 193), (255, 140, 0), (0, 128, 128)</text:p>
          </table:table-cell>
          <table:table-cell office:value-type="string" table:style-name="ce1">
            <text:p>(139, 69, 19), (0, 128, 128), (128, 0, 128)</text:p>
          </table:table-cell>
          <table:table-cell office:value-type="string" table:style-name="ce1">
            <text:p>(100, 200), (-100, 200), (-200, 100)</text:p>
          </table:table-cell>
          <table:table-cell office:value-type="string" table:style-name="ce1">
            <text:p>(100, 200), (-100, 200), (-200, 100), (-100, -200), (100, -200), (-200, -100)</text:p>
          </table:table-cell>
          <table:table-cell office:value-type="string" table:style-name="ce1">
            <text:p>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22, 184, 135), (0, 128, 128)</text:p>
          </table:table-cell>
          <table:table-cell office:value-type="string" table:style-name="ce1">
            <text:p>(0, 128, 128), (0, 102, 102), (128, 0, 128), (222, 184, 135), (107, 142, 35), (255, 140, 0)</text:p>
          </table:table-cell>
          <table:table-cell office:value-type="string" table:style-name="ce1">
            <text:p>(0, 128, 128), (128, 0, 128), (255, 140, 0)</text:p>
          </table:table-cell>
          <table:table-cell office:value-type="string" table:style-name="ce1">
            <text:p>(100, 200), (200, 100), (-200, 100)</text:p>
          </table:table-cell>
          <table:table-cell office:value-type="string" table:style-name="ce1">
            <text:p>(100, 200), (200, 100), (-200, 100), (-100, -200), (200, -100), (100, -200)</text:p>
          </table:table-cell>
          <table:table-cell office:value-type="string" table:style-name="ce1">
            <text:p>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28, 0, 128), (222, 184, 135)</text:p>
          </table:table-cell>
          <table:table-cell office:value-type="string" table:style-name="ce1">
            <text:p>(0, 128, 128), (0, 102, 102), (222, 184, 135), (0, 100, 0), (139, 69, 19), (128, 0, 128)</text:p>
          </table:table-cell>
          <table:table-cell office:value-type="string" table:style-name="ce1">
            <text:p>(0, 100, 0), (222, 184, 135), (128, 0, 128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-100, -200), (-200, -100), (200, -100)</text:p>
          </table:table-cell>
          <table:table-cell office:value-type="string" table:style-name="ce1">
            <text:p>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07, 142, 35), (255, 128, 0), (0, 102, 102)</text:p>
          </table:table-cell>
          <table:table-cell office:value-type="string" table:style-name="ce1">
            <text:p>(139, 69, 19), (107, 142, 35), (222, 184, 135), (0, 100, 0), (255, 182, 193), (255, 128, 0), (0, 128, 128), (0, 102, 102)</text:p>
          </table:table-cell>
          <table:table-cell office:value-type="string" table:style-name="ce1">
            <text:p>(0, 100, 0), (255, 182, 193), (222, 184, 135), (255, 128, 0)</text:p>
          </table:table-cell>
          <table:table-cell office:value-type="string" table:style-name="ce1">
            <text:p>(-200, 100), (100, 200), (-100, 200), (200, 100)</text:p>
          </table:table-cell>
          <table:table-cell office:value-type="string" table:style-name="ce1">
            <text:p>(-200, 100), (100, 200), (-100, 200), (200, 100), (200, -100), (-200, -100), (100, -200), (-100, -200)</text:p>
          </table:table-cell>
          <table:table-cell office:value-type="string" table:style-name="ce1">
            <text:p>(200, -100), 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28, 0, 128)</text:p>
          </table:table-cell>
          <table:table-cell office:value-type="string" table:style-name="ce1">
            <text:p>(222, 184, 135), (128, 0, 128), (255, 182, 193), (255, 128, 0)</text:p>
          </table:table-cell>
          <table:table-cell office:value-type="string" table:style-name="ce1">
            <text:p>(255, 182, 193), (128, 0, 128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0, 100, 0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00, 0), (128, 0, 128), (222, 184, 135)</text:p>
          </table:table-cell>
          <table:table-cell office:value-type="string" table:style-name="ce1">
            <text:p>(222, 184, 135), (255, 140, 0), (255, 128, 0), (0, 230, 115), (0, 102, 102), (0, 100, 0), (128, 0, 128), (0, 128, 128)</text:p>
          </table:table-cell>
          <table:table-cell office:value-type="string" table:style-name="ce1">
            <text:p>(0, 128, 128), (255, 128, 0), (222, 184, 135), (0, 100, 0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-100, -200), (200, -100), (-200, -100), (100, -200)</text:p>
          </table:table-cell>
          <table:table-cell office:value-type="string" table:style-name="ce1">
            <text:p>(-100, -200), 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07, 142, 35), (0, 230, 115)</text:p>
          </table:table-cell>
          <table:table-cell office:value-type="string" table:style-name="ce1">
            <text:p>(222, 184, 135), (0, 230, 115), (0, 100, 0), (255, 182, 193), (107, 142, 35), (0, 102, 102)</text:p>
          </table:table-cell>
          <table:table-cell office:value-type="string" table:style-name="ce1">
            <text:p>(0, 102, 102), (107, 142, 35), (0, 230, 115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-100, -200), (200, -100), (100, -200)</text:p>
          </table:table-cell>
          <table:table-cell office:value-type="string" table:style-name="ce1">
            <text:p>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0, 0), (139, 69, 19), (128, 0, 128)</text:p>
          </table:table-cell>
          <table:table-cell office:value-type="string" table:style-name="ce1">
            <text:p>(255, 182, 193), (128, 0, 128), (222, 184, 135), (0, 100, 0), (0, 230, 115), (255, 140, 0), (139, 69, 19), (0, 128, 128)</text:p>
          </table:table-cell>
          <table:table-cell office:value-type="string" table:style-name="ce1">
            <text:p>(222, 184, 135), (255, 140, 0), (255, 182, 193), (139, 69, 19)</text:p>
          </table:table-cell>
          <table:table-cell office:value-type="string" table:style-name="ce1">
            <text:p>(-200, 100), (200, 100), (100, 200), (-100, 200)</text:p>
          </table:table-cell>
          <table:table-cell office:value-type="string" table:style-name="ce1">
            <text:p>(-200, 100), (200, 100), (100, 200), (-100, 2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82, 193), (255, 140, 0), (0, 230, 115)</text:p>
          </table:table-cell>
          <table:table-cell office:value-type="string" table:style-name="ce1">
            <text:p>(0, 102, 102), (255, 140, 0), (255, 182, 193), (128, 0, 128), (0, 230, 115), (222, 184, 135), (0, 100, 0), (139, 69, 19)</text:p>
          </table:table-cell>
          <table:table-cell office:value-type="string" table:style-name="ce1">
            <text:p>(0, 100, 0), (255, 140, 0), (255, 182, 193), (128, 0, 128)</text:p>
          </table:table-cell>
          <table:table-cell office:value-type="string" table:style-name="ce1">
            <text:p>(100, 200), (200, 100), (-100, 200), (-200, 100)</text:p>
          </table:table-cell>
          <table:table-cell office:value-type="string" table:style-name="ce1">
            <text:p>(100, 200), (200, 100), (-100, 200), (-200, 100), (-200, -100), (100, -200), (-100, -200), (200, -100)</text:p>
          </table:table-cell>
          <table:table-cell office:value-type="string" table:style-name="ce1">
            <text:p>(-200, -100), 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28, 0, 128), (0, 100, 0)</text:p>
          </table:table-cell>
          <table:table-cell office:value-type="string" table:style-name="ce1">
            <text:p>(0, 230, 115), (128, 0, 128), (0, 102, 102), (0, 128, 128), (0, 100, 0), (255, 140, 0)</text:p>
          </table:table-cell>
          <table:table-cell office:value-type="string" table:style-name="ce1">
            <text:p>(0, 102, 102), (128, 0, 128), (0, 100, 0)</text:p>
          </table:table-cell>
          <table:table-cell office:value-type="string" table:style-name="ce1">
            <text:p>(100, 200), (-100, 200), (-200, 100)</text:p>
          </table:table-cell>
          <table:table-cell office:value-type="string" table:style-name="ce1">
            <text:p>(100, 200), (-100, 200), (-200, 100), (200, -100), (-100, -200), (100, -200)</text:p>
          </table:table-cell>
          <table:table-cell office:value-type="string" table:style-name="ce1">
            <text:p>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00, 0), (0, 128, 128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28, 0), (255, 140, 0), (0, 100, 0)</text:p>
          </table:table-cell>
          <table:table-cell office:value-type="string" table:style-name="ce1">
            <text:p>(139, 69, 19), (0, 100, 0), (0, 128, 128), (0, 230, 115), (255, 128, 0), (128, 0, 128), (255, 140, 0), (0, 102, 102)</text:p>
          </table:table-cell>
          <table:table-cell office:value-type="string" table:style-name="ce1">
            <text:p>(139, 69, 19), (128, 0, 128), (0, 100, 0), (0, 102, 102)</text:p>
          </table:table-cell>
          <table:table-cell office:value-type="string" table:style-name="ce1">
            <text:p>(100, 200), (-100, 200), (-200, 100), (200, 100)</text:p>
          </table:table-cell>
          <table:table-cell office:value-type="string" table:style-name="ce1">
            <text:p>(100, 200), (-100, 200), (-200, 100), (200, 100), (-200, -100), (-100, -200), (100, -200), (200, -100)</text:p>
          </table:table-cell>
          <table:table-cell office:value-type="string" table:style-name="ce1">
            <text:p>(-200, -100), 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22, 184, 135), (0, 230, 115), (255, 182, 193)</text:p>
          </table:table-cell>
          <table:table-cell office:value-type="string" table:style-name="ce1">
            <text:p>(255, 140, 0), (128, 0, 128), (0, 128, 128), (0, 230, 115), (255, 182, 193), (107, 142, 35), (0, 100, 0), (222, 184, 135)</text:p>
          </table:table-cell>
          <table:table-cell office:value-type="string" table:style-name="ce1">
            <text:p>(255, 140, 0), (255, 182, 193), (0, 128, 128), (0, 230, 115)</text:p>
          </table:table-cell>
          <table:table-cell office:value-type="string" table:style-name="ce1">
            <text:p>(100, 200), (-100, 200), (200, 100), (-200, 100)</text:p>
          </table:table-cell>
          <table:table-cell office:value-type="string" table:style-name="ce1">
            <text:p>(100, 200), (-100, 200), (200, 100), (-200, 100), (-200, -100), (200, -100), (100, -200), (-100, -200)</text:p>
          </table:table-cell>
          <table:table-cell office:value-type="string" table:style-name="ce1">
            <text:p>(-200, -100), 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82, 193), (0, 128, 128)</text:p>
          </table:table-cell>
          <table:table-cell office:value-type="string" table:style-name="ce1">
            <text:p>(255, 182, 193), (255, 140, 0), (222, 184, 135), (0, 128, 128), (255, 128, 0), (0, 102, 102)</text:p>
          </table:table-cell>
          <table:table-cell office:value-type="string" table:style-name="ce1">
            <text:p>(0, 102, 102), (255, 128, 0), (255, 182, 193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-100, -200), (-200, -100), (200, -100)</text:p>
          </table:table-cell>
          <table:table-cell office:value-type="string" table:style-name="ce1">
            <text:p>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40, 0), (255, 182, 193)</text:p>
          </table:table-cell>
          <table:table-cell office:value-type="string" table:style-name="ce1">
            <text:p>(255, 140, 0), (107, 142, 35), (0, 102, 102), (255, 128, 0), (255, 182, 193), (0, 100, 0)</text:p>
          </table:table-cell>
          <table:table-cell office:value-type="string" table:style-name="ce1">
            <text:p>(0, 100, 0), (255, 128, 0), (255, 140, 0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28, 128)</text:p>
          </table:table-cell>
          <table:table-cell office:value-type="string" table:style-name="ce1">
            <text:p>(128, 0, 128), (0, 128, 128), (255, 128, 0), (0, 100, 0)</text:p>
          </table:table-cell>
          <table:table-cell office:value-type="string" table:style-name="ce1">
            <text:p>(0, 128, 128), (128, 0, 128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230, 115), (255, 140, 0)</text:p>
          </table:table-cell>
          <table:table-cell office:value-type="string" table:style-name="ce1">
            <text:p>(255, 182, 193), (255, 140, 0), (0, 230, 115), (0, 102, 102), (0, 100, 0), (255, 128, 0)</text:p>
          </table:table-cell>
          <table:table-cell office:value-type="string" table:style-name="ce1">
            <text:p>(0, 230, 115), (255, 128, 0), (0, 100, 0)</text:p>
          </table:table-cell>
          <table:table-cell office:value-type="string" table:style-name="ce1">
            <text:p>(-200, 100), (100, 200), (-100, 200)</text:p>
          </table:table-cell>
          <table:table-cell office:value-type="string" table:style-name="ce1">
            <text:p>(-200, 100), (100, 200), (-100, 200), (200, -100), (-100, -200), (100, -200)</text:p>
          </table:table-cell>
          <table:table-cell office:value-type="string" table:style-name="ce1">
            <text:p>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28, 0, 128), (0, 102, 102)</text:p>
          </table:table-cell>
          <table:table-cell office:value-type="string" table:style-name="ce1">
            <text:p>(0, 128, 128), (0, 102, 102), (128, 0, 128), (107, 142, 35), (0, 230, 115), (0, 100, 0)</text:p>
          </table:table-cell>
          <table:table-cell office:value-type="string" table:style-name="ce1">
            <text:p>(0, 100, 0), (0, 102, 102), (0, 230, 115)</text:p>
          </table:table-cell>
          <table:table-cell office:value-type="string" table:style-name="ce1">
            <text:p>(200, 100), (-200, 100), (100, 200)</text:p>
          </table:table-cell>
          <table:table-cell office:value-type="string" table:style-name="ce1">
            <text:p>(200, 100), (-200, 100), (100, 200), (-100, -200), (-200, -100), (200, -100)</text:p>
          </table:table-cell>
          <table:table-cell office:value-type="string" table:style-name="ce1">
            <text:p>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28, 0), (0, 230, 115)</text:p>
          </table:table-cell>
          <table:table-cell office:value-type="string" table:style-name="ce1">
            <text:p>(0, 128, 128), (0, 230, 115), (0, 100, 0), (0, 102, 102), (107, 142, 35), (255, 128, 0)</text:p>
          </table:table-cell>
          <table:table-cell office:value-type="string" table:style-name="ce1">
            <text:p>(0, 102, 102), (0, 128, 128), (0, 230, 115)</text:p>
          </table:table-cell>
          <table:table-cell office:value-type="string" table:style-name="ce1">
            <text:p>(-200, 100), (100, 200), (-100, 200)</text:p>
          </table:table-cell>
          <table:table-cell office:value-type="string" table:style-name="ce1">
            <text:p>(-200, 100), (100, 200), (-100, 200), (-100, -200), (200, -100), (100, -200)</text:p>
          </table:table-cell>
          <table:table-cell office:value-type="string" table:style-name="ce1">
            <text:p>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2, 102)</text:p>
          </table:table-cell>
          <table:table-cell office:value-type="string" table:style-name="ce1">
            <text:p>(0, 102, 102), (0, 128, 128), (0, 100, 0), (0, 230, 115)</text:p>
          </table:table-cell>
          <table:table-cell office:value-type="string" table:style-name="ce1">
            <text:p>(0, 102, 102), (0, 230, 115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82, 193)</text:p>
          </table:table-cell>
          <table:table-cell office:value-type="string" table:style-name="ce1">
            <text:p>(255, 140, 0), (128, 0, 128), (255, 182, 193), (0, 128, 128)</text:p>
          </table:table-cell>
          <table:table-cell office:value-type="string" table:style-name="ce1">
            <text:p>(255, 140, 0), (128, 0, 128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0, 0), (128, 0, 128), (255, 128, 0)</text:p>
          </table:table-cell>
          <table:table-cell office:value-type="string" table:style-name="ce1">
            <text:p>(255, 182, 193), (0, 100, 0), (255, 128, 0), (0, 102, 102), (139, 69, 19), (107, 142, 35), (0, 128, 128), (128, 0, 128)</text:p>
          </table:table-cell>
          <table:table-cell office:value-type="string" table:style-name="ce1">
            <text:p>(255, 182, 193), (0, 102, 102), (128, 0, 128), (0, 128, 128)</text:p>
          </table:table-cell>
          <table:table-cell office:value-type="string" table:style-name="ce1">
            <text:p>(-100, 200), (100, 200), (200, 100), (-200, 100)</text:p>
          </table:table-cell>
          <table:table-cell office:value-type="string" table:style-name="ce1">
            <text:p>(-100, 200), (100, 200), (200, 100), (-200, 100), (-200, -100), (100, -200), (-100, -200), (200, -100)</text:p>
          </table:table-cell>
          <table:table-cell office:value-type="string" table:style-name="ce1">
            <text:p>(-200, -100), 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230, 115)</text:p>
          </table:table-cell>
          <table:table-cell office:value-type="string" table:style-name="ce1">
            <text:p>(222, 184, 135), (0, 102, 102), (0, 230, 115), (255, 182, 193)</text:p>
          </table:table-cell>
          <table:table-cell office:value-type="string" table:style-name="ce1">
            <text:p>(222, 184, 135), (255, 182, 193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22, 184, 135)</text:p>
          </table:table-cell>
          <table:table-cell office:value-type="string" table:style-name="ce1">
            <text:p>(0, 100, 0), (0, 230, 115), (222, 184, 135), (139, 69, 19)</text:p>
          </table:table-cell>
          <table:table-cell office:value-type="string" table:style-name="ce1">
            <text:p>(139, 69, 19), (222, 184, 135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22, 184, 135), (128, 0, 128)</text:p>
          </table:table-cell>
          <table:table-cell office:value-type="string" table:style-name="ce1">
            <text:p>(128, 0, 128), (0, 128, 128), (222, 184, 135), (255, 128, 0), (0, 230, 115), (0, 100, 0)</text:p>
          </table:table-cell>
          <table:table-cell office:value-type="string" table:style-name="ce1">
            <text:p>(222, 184, 135), (128, 0, 128), (255, 128, 0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-200, -100), (-100, -200), (200, -100)</text:p>
          </table:table-cell>
          <table:table-cell office:value-type="string" table:style-name="ce1">
            <text:p>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107, 142, 35), (0, 128, 128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07, 142, 35)</text:p>
          </table:table-cell>
          <table:table-cell office:value-type="string" table:style-name="ce1">
            <text:p>(0, 230, 115), (0, 102, 102), (107, 142, 35), (255, 128, 0)</text:p>
          </table:table-cell>
          <table:table-cell office:value-type="string" table:style-name="ce1">
            <text:p>(0, 102, 102), (107, 142, 35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07, 142, 35), (0, 128, 128), (128, 0, 128)</text:p>
          </table:table-cell>
          <table:table-cell office:value-type="string" table:style-name="ce1">
            <text:p>(0, 128, 128), (0, 100, 0), (255, 128, 0), (0, 230, 115), (128, 0, 128), (107, 142, 35), (139, 69, 19), (0, 102, 102)</text:p>
          </table:table-cell>
          <table:table-cell office:value-type="string" table:style-name="ce1">
            <text:p>(0, 102, 102), (139, 69, 19), (0, 100, 0), (128, 0, 128)</text:p>
          </table:table-cell>
          <table:table-cell office:value-type="string" table:style-name="ce1">
            <text:p>(200, 100), (100, 200), (-100, 200), (-200, 100)</text:p>
          </table:table-cell>
          <table:table-cell office:value-type="string" table:style-name="ce1">
            <text:p>(200, 100), (100, 200), (-100, 200), (-200, 1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28, 0), (0, 230, 115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28, 128), (139, 69, 19), (255, 140, 0)</text:p>
          </table:table-cell>
          <table:table-cell office:value-type="string" table:style-name="ce1">
            <text:p>(0, 102, 102), (255, 128, 0), (139, 69, 19), (0, 128, 128), (255, 140, 0), (107, 142, 35), (255, 182, 193), (0, 230, 115)</text:p>
          </table:table-cell>
          <table:table-cell office:value-type="string" table:style-name="ce1">
            <text:p>(0, 128, 128), (255, 128, 0), (139, 69, 19), (255, 140, 0)</text:p>
          </table:table-cell>
          <table:table-cell office:value-type="string" table:style-name="ce1">
            <text:p>(-100, 200), (100, 200), (200, 100), (-200, 100)</text:p>
          </table:table-cell>
          <table:table-cell office:value-type="string" table:style-name="ce1">
            <text:p>(-100, 200), (100, 200), (200, 100), (-200, 100), (100, -200), (-100, -200), (200, -100), (-200, -100)</text:p>
          </table:table-cell>
          <table:table-cell office:value-type="string" table:style-name="ce1">
            <text:p>(100, -200), 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82, 193), (0, 128, 128)</text:p>
          </table:table-cell>
          <table:table-cell office:value-type="string" table:style-name="ce1">
            <text:p>(255, 182, 193), (222, 184, 135), (255, 140, 0), (255, 128, 0), (128, 0, 128), (0, 128, 128)</text:p>
          </table:table-cell>
          <table:table-cell office:value-type="string" table:style-name="ce1">
            <text:p>(222, 184, 135), (255, 128, 0), (128, 0, 128)</text:p>
          </table:table-cell>
          <table:table-cell office:value-type="string" table:style-name="ce1">
            <text:p>(-100, 200), (-200, 100), (200, 100)</text:p>
          </table:table-cell>
          <table:table-cell office:value-type="string" table:style-name="ce1">
            <text:p>(-100, 200), (-200, 100), (200, 1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28, 0, 128), (255, 140, 0)</text:p>
          </table:table-cell>
          <table:table-cell office:value-type="string" table:style-name="ce1">
            <text:p>(255, 140, 0), (128, 0, 128), (0, 230, 115), (107, 142, 35), (0, 100, 0), (0, 128, 128)</text:p>
          </table:table-cell>
          <table:table-cell office:value-type="string" table:style-name="ce1">
            <text:p>(0, 100, 0), (0, 128, 128), (0, 230, 115)</text:p>
          </table:table-cell>
          <table:table-cell office:value-type="string" table:style-name="ce1">
            <text:p>(-200, 100), (200, 100), (100, 200)</text:p>
          </table:table-cell>
          <table:table-cell office:value-type="string" table:style-name="ce1">
            <text:p>(-200, 100), (200, 100), (100, 200), (100, -200), (200, -100), (-100, -200)</text:p>
          </table:table-cell>
          <table:table-cell office:value-type="string" table:style-name="ce1">
            <text:p>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82, 193)</text:p>
          </table:table-cell>
          <table:table-cell office:value-type="string" table:style-name="ce1">
            <text:p>(255, 140, 0), (255, 182, 193), (139, 69, 19), (107, 142, 35)</text:p>
          </table:table-cell>
          <table:table-cell office:value-type="string" table:style-name="ce1">
            <text:p>(255, 182, 193), (255, 140, 0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07, 142, 35), (255, 182, 193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22, 184, 135), (0, 128, 128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82, 193)</text:p>
          </table:table-cell>
          <table:table-cell office:value-type="string" table:style-name="ce1">
            <text:p>(0, 128, 128), (0, 100, 0), (255, 182, 193), (255, 140, 0)</text:p>
          </table:table-cell>
          <table:table-cell office:value-type="string" table:style-name="ce1">
            <text:p>(0, 100, 0), (255, 182, 193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82, 193), (0, 128, 128), (255, 128, 0)</text:p>
          </table:table-cell>
          <table:table-cell office:value-type="string" table:style-name="ce1">
            <text:p>(0, 100, 0), (0, 230, 115), (107, 142, 35), (255, 140, 0), (0, 128, 128), (255, 182, 193), (0, 102, 102), (255, 128, 0)</text:p>
          </table:table-cell>
          <table:table-cell office:value-type="string" table:style-name="ce1">
            <text:p>(0, 230, 115), (255, 128, 0), (255, 140, 0), (0, 102, 102)</text:p>
          </table:table-cell>
          <table:table-cell office:value-type="string" table:style-name="ce1">
            <text:p>(200, 100), (-100, 200), (100, 200), (-200, 100)</text:p>
          </table:table-cell>
          <table:table-cell office:value-type="string" table:style-name="ce1">
            <text:p>(200, 100), (-100, 200), (100, 200), (-200, 1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39, 69, 19), (255, 182, 193)</text:p>
          </table:table-cell>
          <table:table-cell office:value-type="string" table:style-name="ce1">
            <text:p>(107, 142, 35), (222, 184, 135), (255, 140, 0), (255, 182, 193), (255, 128, 0), (139, 69, 19)</text:p>
          </table:table-cell>
          <table:table-cell office:value-type="string" table:style-name="ce1">
            <text:p>(222, 184, 135), (107, 142, 35), (255, 182, 193)</text:p>
          </table:table-cell>
          <table:table-cell office:value-type="string" table:style-name="ce1">
            <text:p>(200, 100), (100, 200), (-100, 200)</text:p>
          </table:table-cell>
          <table:table-cell office:value-type="string" table:style-name="ce1">
            <text:p>(200, 100), (100, 200), (-100, 2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07, 142, 35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82, 193), (0, 230, 115)</text:p>
          </table:table-cell>
          <table:table-cell office:value-type="string" table:style-name="ce1">
            <text:p>(128, 0, 128), (255, 140, 0), (255, 128, 0), (255, 182, 193), (0, 230, 115), (0, 128, 128)</text:p>
          </table:table-cell>
          <table:table-cell office:value-type="string" table:style-name="ce1">
            <text:p>(0, 230, 115), (255, 140, 0), (255, 182, 193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100, -200), (200, -100), (-200, -100)</text:p>
          </table:table-cell>
          <table:table-cell office:value-type="string" table:style-name="ce1">
            <text:p>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0, 102, 102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22, 184, 135)</text:p>
          </table:table-cell>
          <table:table-cell office:value-type="string" table:style-name="ce1">
            <text:p>(0, 102, 102), (0, 230, 115), (222, 184, 135), (255, 140, 0)</text:p>
          </table:table-cell>
          <table:table-cell office:value-type="string" table:style-name="ce1">
            <text:p>(0, 230, 115), (222, 184, 135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00, 0), (255, 128, 0)</text:p>
          </table:table-cell>
          <table:table-cell office:value-type="string" table:style-name="ce1">
            <text:p>(0, 100, 0), (255, 140, 0), (222, 184, 135), (0, 128, 128), (255, 128, 0), (139, 69, 19)</text:p>
          </table:table-cell>
          <table:table-cell office:value-type="string" table:style-name="ce1">
            <text:p>(0, 128, 128), (255, 140, 0), (139, 69, 19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-200, -100), (-100, -200), (100, -200)</text:p>
          </table:table-cell>
          <table:table-cell office:value-type="string" table:style-name="ce1">
            <text:p>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39, 69, 19), (222, 184, 135)</text:p>
          </table:table-cell>
          <table:table-cell office:value-type="string" table:style-name="ce1">
            <text:p>(139, 69, 19), (0, 230, 115), (0, 102, 102), (255, 182, 193), (222, 184, 135), (128, 0, 128)</text:p>
          </table:table-cell>
          <table:table-cell office:value-type="string" table:style-name="ce1">
            <text:p>(0, 230, 115), (139, 69, 19), (128, 0, 128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230, 115)</text:p>
          </table:table-cell>
          <table:table-cell office:value-type="string" table:style-name="ce1">
            <text:p>(0, 100, 0), (128, 0, 128), (0, 230, 115), (255, 182, 193)</text:p>
          </table:table-cell>
          <table:table-cell office:value-type="string" table:style-name="ce1">
            <text:p>(255, 182, 193), (128, 0, 128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28, 0), (139, 69, 19), (255, 182, 193)</text:p>
          </table:table-cell>
          <table:table-cell office:value-type="string" table:style-name="ce1">
            <text:p>(255, 128, 0), (0, 100, 0), (255, 140, 0), (128, 0, 128), (255, 182, 193), (222, 184, 135), (0, 230, 115), (139, 69, 19)</text:p>
          </table:table-cell>
          <table:table-cell office:value-type="string" table:style-name="ce1">
            <text:p>(255, 182, 193), (128, 0, 128), (255, 140, 0), (0, 100, 0)</text:p>
          </table:table-cell>
          <table:table-cell office:value-type="string" table:style-name="ce1">
            <text:p>(-200, 100), (-100, 200), (100, 200), (200, 100)</text:p>
          </table:table-cell>
          <table:table-cell office:value-type="string" table:style-name="ce1">
            <text:p>(-200, 100), (-100, 200), (100, 200), (200, 100), (200, -100), (-100, -200), (-200, -100), (100, -200)</text:p>
          </table:table-cell>
          <table:table-cell office:value-type="string" table:style-name="ce1">
            <text:p>(200, -100), 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139, 69, 19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0, 0)</text:p>
          </table:table-cell>
          <table:table-cell office:value-type="string" table:style-name="ce1">
            <text:p>(139, 69, 19), (0, 102, 102), (128, 0, 128), (0, 100, 0)</text:p>
          </table:table-cell>
          <table:table-cell office:value-type="string" table:style-name="ce1">
            <text:p>(0, 100, 0), (139, 69, 19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07, 142, 35)</text:p>
          </table:table-cell>
          <table:table-cell office:value-type="string" table:style-name="ce1">
            <text:p>(0, 128, 128), (139, 69, 19), (255, 140, 0), (107, 142, 35)</text:p>
          </table:table-cell>
          <table:table-cell office:value-type="string" table:style-name="ce1">
            <text:p>(0, 128, 128), (139, 69, 19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28, 128), (128, 0, 128)</text:p>
          </table:table-cell>
          <table:table-cell office:value-type="string" table:style-name="ce1">
            <text:p>(0, 128, 128), (107, 142, 35), (0, 230, 115), (0, 102, 102), (139, 69, 19), (128, 0, 128)</text:p>
          </table:table-cell>
          <table:table-cell office:value-type="string" table:style-name="ce1">
            <text:p>(0, 102, 102), (107, 142, 35), (139, 69, 19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-100, -200), (-200, -100), (200, -100)</text:p>
          </table:table-cell>
          <table:table-cell office:value-type="string" table:style-name="ce1">
            <text:p>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28, 0, 128), (222, 184, 135), (139, 69, 19)</text:p>
          </table:table-cell>
          <table:table-cell office:value-type="string" table:style-name="ce1">
            <text:p>(0, 100, 0), (107, 142, 35), (0, 230, 115), (255, 128, 0), (139, 69, 19), (128, 0, 128), (222, 184, 135), (255, 140, 0)</text:p>
          </table:table-cell>
          <table:table-cell office:value-type="string" table:style-name="ce1">
            <text:p>(0, 230, 115), (0, 100, 0), (128, 0, 128), (107, 142, 35)</text:p>
          </table:table-cell>
          <table:table-cell office:value-type="string" table:style-name="ce1">
            <text:p>(200, 100), (-100, 200), (100, 200), (-200, 100)</text:p>
          </table:table-cell>
          <table:table-cell office:value-type="string" table:style-name="ce1">
            <text:p>(200, 100), (-100, 200), (100, 200), (-200, 100), (100, -200), (200, -100), (-100, -200), (-200, -100)</text:p>
          </table:table-cell>
          <table:table-cell office:value-type="string" table:style-name="ce1">
            <text:p>(100, -200), 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40, 0)</text:p>
          </table:table-cell>
          <table:table-cell office:value-type="string" table:style-name="ce1">
            <text:p>(255, 128, 0), (255, 140, 0), (255, 182, 193), (128, 0, 128)</text:p>
          </table:table-cell>
          <table:table-cell office:value-type="string" table:style-name="ce1">
            <text:p>(255, 182, 193), (255, 140, 0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07, 142, 35), (128, 0, 128)</text:p>
          </table:table-cell>
          <table:table-cell office:value-type="string" table:style-name="ce1">
            <text:p>(0, 102, 102), (255, 128, 0), (0, 128, 128), (128, 0, 128), (107, 142, 35), (139, 69, 19)</text:p>
          </table:table-cell>
          <table:table-cell office:value-type="string" table:style-name="ce1">
            <text:p>(0, 128, 128), (139, 69, 19), (107, 142, 35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0, 230, 115), (139, 69, 19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28, 0, 128)</text:p>
          </table:table-cell>
          <table:table-cell office:value-type="string" table:style-name="ce1">
            <text:p>(255, 140, 0), (222, 184, 135), (255, 128, 0), (128, 0, 128)</text:p>
          </table:table-cell>
          <table:table-cell office:value-type="string" table:style-name="ce1">
            <text:p>(128, 0, 128), (255, 140, 0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40, 0), (255, 182, 193)</text:p>
          </table:table-cell>
          <table:table-cell office:value-type="string" table:style-name="ce1">
            <text:p>(255, 140, 0), (0, 230, 115), (255, 128, 0), (139, 69, 19), (0, 100, 0), (255, 182, 193)</text:p>
          </table:table-cell>
          <table:table-cell office:value-type="string" table:style-name="ce1">
            <text:p>(255, 140, 0), (0, 100, 0), (255, 182, 193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128, 0, 128), (0, 102, 102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39, 69, 19)</text:p>
          </table:table-cell>
          <table:table-cell office:value-type="string" table:style-name="ce1">
            <text:p>(0, 100, 0), (0, 230, 115), (255, 182, 193), (139, 69, 19)</text:p>
          </table:table-cell>
          <table:table-cell office:value-type="string" table:style-name="ce1">
            <text:p>(0, 100, 0), (0, 230, 115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02, 102)</text:p>
          </table:table-cell>
          <table:table-cell office:value-type="string" table:style-name="ce1">
            <text:p>(139, 69, 19), (0, 128, 128), (0, 102, 102), (0, 100, 0)</text:p>
          </table:table-cell>
          <table:table-cell office:value-type="string" table:style-name="ce1">
            <text:p>(0, 100, 0), (0, 128, 128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0, 0), (222, 184, 135), (255, 128, 0)</text:p>
          </table:table-cell>
          <table:table-cell office:value-type="string" table:style-name="ce1">
            <text:p>(255, 128, 0), (222, 184, 135), (128, 0, 128), (107, 142, 35), (0, 102, 102), (255, 182, 193), (0, 100, 0), (255, 140, 0)</text:p>
          </table:table-cell>
          <table:table-cell office:value-type="string" table:style-name="ce1">
            <text:p>(255, 140, 0), (128, 0, 128), (0, 102, 102), (0, 100, 0)</text:p>
          </table:table-cell>
          <table:table-cell office:value-type="string" table:style-name="ce1">
            <text:p>(-200, 100), (-100, 200), (200, 100), (100, 200)</text:p>
          </table:table-cell>
          <table:table-cell office:value-type="string" table:style-name="ce1">
            <text:p>(-200, 100), (-100, 200), (200, 100), (100, 200), (-100, -200), (200, -100), (-200, -100), (100, -200)</text:p>
          </table:table-cell>
          <table:table-cell office:value-type="string" table:style-name="ce1">
            <text:p>(-100, -200), 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40, 0), (255, 128, 0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28, 0)</text:p>
          </table:table-cell>
          <table:table-cell office:value-type="string" table:style-name="ce1">
            <text:p>(0, 230, 115), (222, 184, 135), (255, 128, 0), (255, 140, 0)</text:p>
          </table:table-cell>
          <table:table-cell office:value-type="string" table:style-name="ce1">
            <text:p>(255, 140, 0), (0, 230, 115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128, 0, 128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82, 193), (128, 0, 128)</text:p>
          </table:table-cell>
          <table:table-cell office:value-type="string" table:style-name="ce1">
            <text:p>(128, 0, 128), (107, 142, 35), (255, 140, 0), (255, 182, 193), (0, 100, 0), (222, 184, 135)</text:p>
          </table:table-cell>
          <table:table-cell office:value-type="string" table:style-name="ce1">
            <text:p>(107, 142, 35), (255, 140, 0), (222, 184, 135)</text:p>
          </table:table-cell>
          <table:table-cell office:value-type="string" table:style-name="ce1">
            <text:p>(-100, 200), (200, 100), (-200, 100)</text:p>
          </table:table-cell>
          <table:table-cell office:value-type="string" table:style-name="ce1">
            <text:p>(-100, 200), (200, 100), (-200, 1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02, 102), (255, 140, 0), (0, 230, 115)</text:p>
          </table:table-cell>
          <table:table-cell office:value-type="string" table:style-name="ce1">
            <text:p>(0, 102, 102), (222, 184, 135), (255, 140, 0), (0, 230, 115), (128, 0, 128), (139, 69, 19), (107, 142, 35), (0, 100, 0)</text:p>
          </table:table-cell>
          <table:table-cell office:value-type="string" table:style-name="ce1">
            <text:p>(128, 0, 128), (255, 140, 0), (0, 100, 0), (222, 184, 135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-200, -100), (100, -200), (-100, -200), (200, -100)</text:p>
          </table:table-cell>
          <table:table-cell office:value-type="string" table:style-name="ce1">
            <text:p>(-200, -100), 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28, 0, 128)</text:p>
          </table:table-cell>
          <table:table-cell office:value-type="string" table:style-name="ce1">
            <text:p>(0, 100, 0), (128, 0, 128), (255, 140, 0), (0, 128, 128)</text:p>
          </table:table-cell>
          <table:table-cell office:value-type="string" table:style-name="ce1">
            <text:p>(128, 0, 128), (255, 140, 0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22, 184, 135)</text:p>
          </table:table-cell>
          <table:table-cell office:value-type="string" table:style-name="ce1">
            <text:p>(128, 0, 128), (0, 100, 0), (107, 142, 35), (222, 184, 135)</text:p>
          </table:table-cell>
          <table:table-cell office:value-type="string" table:style-name="ce1">
            <text:p>(107, 142, 35), (0, 100, 0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39, 69, 19), (128, 0, 128), (255, 182, 193)</text:p>
          </table:table-cell>
          <table:table-cell office:value-type="string" table:style-name="ce1">
            <text:p>(255, 128, 0), (128, 0, 128), (0, 102, 102), (107, 142, 35), (139, 69, 19), (255, 182, 193), (255, 140, 0), (0, 128, 128)</text:p>
          </table:table-cell>
          <table:table-cell office:value-type="string" table:style-name="ce1">
            <text:p>(0, 128, 128), (255, 140, 0), (0, 102, 102), (128, 0, 128)</text:p>
          </table:table-cell>
          <table:table-cell office:value-type="string" table:style-name="ce1">
            <text:p>(-100, 200), (100, 200), (200, 100), (-200, 100)</text:p>
          </table:table-cell>
          <table:table-cell office:value-type="string" table:style-name="ce1">
            <text:p>(-100, 200), (100, 200), (200, 100), (-200, 100), (-100, -200), (100, -200), (-200, -100), (200, -100)</text:p>
          </table:table-cell>
          <table:table-cell office:value-type="string" table:style-name="ce1">
            <text:p>(-100, -200), 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82, 193), (0, 128, 128), (107, 142, 35)</text:p>
          </table:table-cell>
          <table:table-cell office:value-type="string" table:style-name="ce1">
            <text:p>(0, 102, 102), (128, 0, 128), (107, 142, 35), (0, 128, 128), (222, 184, 135), (255, 182, 193), (255, 140, 0), (0, 230, 115)</text:p>
          </table:table-cell>
          <table:table-cell office:value-type="string" table:style-name="ce1">
            <text:p>(255, 140, 0), (0, 230, 115), (0, 102, 102), (107, 142, 35)</text:p>
          </table:table-cell>
          <table:table-cell office:value-type="string" table:style-name="ce1">
            <text:p>(200, 100), (100, 200), (-100, 200), (-200, 100)</text:p>
          </table:table-cell>
          <table:table-cell office:value-type="string" table:style-name="ce1">
            <text:p>(200, 100), (100, 200), (-100, 200), (-200, 100), (-100, -200), (-200, -100), (200, -100), (100, -200)</text:p>
          </table:table-cell>
          <table:table-cell office:value-type="string" table:style-name="ce1">
            <text:p>(-100, -200), 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0, 0), (255, 128, 0), (0, 230, 115)</text:p>
          </table:table-cell>
          <table:table-cell office:value-type="string" table:style-name="ce1">
            <text:p>(255, 128, 0), (0, 230, 115), (0, 102, 102), (107, 142, 35), (222, 184, 135), (0, 100, 0), (0, 128, 128), (255, 182, 193)</text:p>
          </table:table-cell>
          <table:table-cell office:value-type="string" table:style-name="ce1">
            <text:p>(255, 182, 193), (0, 230, 115), (0, 102, 102), (255, 128, 0)</text:p>
          </table:table-cell>
          <table:table-cell office:value-type="string" table:style-name="ce1">
            <text:p>(200, 100), (100, 200), (-200, 100), (-100, 200)</text:p>
          </table:table-cell>
          <table:table-cell office:value-type="string" table:style-name="ce1">
            <text:p>(200, 100), (100, 200), (-200, 100), (-100, 200), (-100, -200), (100, -200), (200, -100), (-200, -100)</text:p>
          </table:table-cell>
          <table:table-cell office:value-type="string" table:style-name="ce1">
            <text:p>(-100, -200), 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0, 0)</text:p>
          </table:table-cell>
          <table:table-cell office:value-type="string" table:style-name="ce1">
            <text:p>(222, 184, 135), (0, 128, 128), (0, 100, 0), (255, 128, 0)</text:p>
          </table:table-cell>
          <table:table-cell office:value-type="string" table:style-name="ce1">
            <text:p>(0, 128, 128), (0, 100, 0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28, 0, 128)</text:p>
          </table:table-cell>
          <table:table-cell office:value-type="string" table:style-name="ce1">
            <text:p>(139, 69, 19), (255, 140, 0), (128, 0, 128), (255, 182, 193)</text:p>
          </table:table-cell>
          <table:table-cell office:value-type="string" table:style-name="ce1">
            <text:p>(255, 140, 0), (139, 69, 19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2, 102), (128, 0, 128)</text:p>
          </table:table-cell>
          <table:table-cell office:value-type="string" table:style-name="ce1">
            <text:p>(222, 184, 135), (0, 102, 102), (255, 140, 0), (128, 0, 128), (139, 69, 19), (0, 230, 115)</text:p>
          </table:table-cell>
          <table:table-cell office:value-type="string" table:style-name="ce1">
            <text:p>(139, 69, 19), (128, 0, 128), (0, 230, 115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39, 69, 19), (255, 128, 0), (255, 140, 0)</text:p>
          </table:table-cell>
          <table:table-cell office:value-type="string" table:style-name="ce1">
            <text:p>(255, 182, 193), (255, 128, 0), (255, 140, 0), (139, 69, 19), (0, 102, 102), (0, 128, 128), (107, 142, 35), (0, 100, 0)</text:p>
          </table:table-cell>
          <table:table-cell office:value-type="string" table:style-name="ce1">
            <text:p>(0, 100, 0), (255, 128, 0), (107, 142, 35), (255, 140, 0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-100, -200), (200, -100), (100, -200), (-200, -100)</text:p>
          </table:table-cell>
          <table:table-cell office:value-type="string" table:style-name="ce1">
            <text:p>(-100, -200), 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0, 0), (128, 0, 128), (107, 142, 35)</text:p>
          </table:table-cell>
          <table:table-cell office:value-type="string" table:style-name="ce1">
            <text:p>(0, 100, 0), (107, 142, 35), (0, 102, 102), (255, 128, 0), (128, 0, 128), (0, 230, 115), (255, 140, 0), (139, 69, 19)</text:p>
          </table:table-cell>
          <table:table-cell office:value-type="string" table:style-name="ce1">
            <text:p>(0, 230, 115), (107, 142, 35), (0, 102, 102), (255, 128, 0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100, -200), (-100, -200), (-200, -100), (200, -100)</text:p>
          </table:table-cell>
          <table:table-cell office:value-type="string" table:style-name="ce1">
            <text:p>(100, -200), 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82, 193), (255, 128, 0), (107, 142, 35)</text:p>
          </table:table-cell>
          <table:table-cell office:value-type="string" table:style-name="ce1">
            <text:p>(255, 128, 0), (222, 184, 135), (128, 0, 128), (0, 102, 102), (0, 100, 0), (107, 142, 35), (255, 182, 193), (0, 128, 128)</text:p>
          </table:table-cell>
          <table:table-cell office:value-type="string" table:style-name="ce1">
            <text:p>(0, 128, 128), (255, 182, 193), (0, 100, 0), (128, 0, 128)</text:p>
          </table:table-cell>
          <table:table-cell office:value-type="string" table:style-name="ce1">
            <text:p>(-200, 100), (-100, 200), (100, 200), (200, 100)</text:p>
          </table:table-cell>
          <table:table-cell office:value-type="string" table:style-name="ce1">
            <text:p>(-200, 100), (-100, 200), (100, 200), (200, 100), (-100, -200), (-200, -100), (100, -200), (200, -100)</text:p>
          </table:table-cell>
          <table:table-cell office:value-type="string" table:style-name="ce1">
            <text:p>(-100, -200), 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28, 0, 128), (255, 182, 193), (0, 128, 128)</text:p>
          </table:table-cell>
          <table:table-cell office:value-type="string" table:style-name="ce1">
            <text:p>(255, 182, 193), (128, 0, 128), (0, 230, 115), (222, 184, 135), (0, 102, 102), (0, 128, 128), (255, 128, 0), (139, 69, 19)</text:p>
          </table:table-cell>
          <table:table-cell office:value-type="string" table:style-name="ce1">
            <text:p>(222, 184, 135), (255, 182, 193), (139, 69, 19), (0, 102, 102)</text:p>
          </table:table-cell>
          <table:table-cell office:value-type="string" table:style-name="ce1">
            <text:p>(100, 200), (200, 100), (-100, 200), (-200, 100)</text:p>
          </table:table-cell>
          <table:table-cell office:value-type="string" table:style-name="ce1">
            <text:p>(100, 200), (200, 100), (-100, 200), (-200, 100), (100, -200), (-100, -200), (200, -100), (-200, -100)</text:p>
          </table:table-cell>
          <table:table-cell office:value-type="string" table:style-name="ce1">
            <text:p>(100, -200), 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0, 0)</text:p>
          </table:table-cell>
          <table:table-cell office:value-type="string" table:style-name="ce1">
            <text:p>(255, 182, 193), (0, 128, 128), (0, 100, 0), (222, 184, 135)</text:p>
          </table:table-cell>
          <table:table-cell office:value-type="string" table:style-name="ce1">
            <text:p>(0, 128, 128), (0, 100, 0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40, 0), (0, 230, 115)</text:p>
          </table:table-cell>
          <table:table-cell office:value-type="string" table:style-name="ce1">
            <text:p>(222, 184, 135), (255, 128, 0), (107, 142, 35), (0, 102, 102), (0, 230, 115), (255, 140, 0)</text:p>
          </table:table-cell>
          <table:table-cell office:value-type="string" table:style-name="ce1">
            <text:p>(222, 184, 135), (107, 142, 35), (0, 230, 115)</text:p>
          </table:table-cell>
          <table:table-cell office:value-type="string" table:style-name="ce1">
            <text:p>(-200, 100), (100, 200), (-100, 200)</text:p>
          </table:table-cell>
          <table:table-cell office:value-type="string" table:style-name="ce1">
            <text:p>(-200, 100), (100, 200), (-100, 200), (-200, -100), (200, -100), (-100, -200)</text:p>
          </table:table-cell>
          <table:table-cell office:value-type="string" table:style-name="ce1">
            <text:p>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0, 0), (0, 128, 128)</text:p>
          </table:table-cell>
          <table:table-cell office:value-type="string" table:style-name="ce1">
            <text:p>(255, 140, 0), (139, 69, 19), (0, 230, 115), (0, 128, 128), (255, 128, 0), (0, 100, 0)</text:p>
          </table:table-cell>
          <table:table-cell office:value-type="string" table:style-name="ce1">
            <text:p>(0, 128, 128), (139, 69, 19), (255, 128, 0)</text:p>
          </table:table-cell>
          <table:table-cell office:value-type="string" table:style-name="ce1">
            <text:p>(-200, 100), (200, 100), (100, 200)</text:p>
          </table:table-cell>
          <table:table-cell office:value-type="string" table:style-name="ce1">
            <text:p>(-200, 100), (200, 100), (100, 2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39, 69, 19)</text:p>
          </table:table-cell>
          <table:table-cell office:value-type="string" table:style-name="ce1">
            <text:p>(0, 230, 115), (128, 0, 128), (255, 182, 193), (139, 69, 19)</text:p>
          </table:table-cell>
          <table:table-cell office:value-type="string" table:style-name="ce1">
            <text:p>(0, 230, 115), (139, 69, 19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128, 0, 128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2, 102)</text:p>
          </table:table-cell>
          <table:table-cell office:value-type="string" table:style-name="ce1">
            <text:p>(107, 142, 35), (139, 69, 19), (0, 102, 102), (128, 0, 128)</text:p>
          </table:table-cell>
          <table:table-cell office:value-type="string" table:style-name="ce1">
            <text:p>(0, 102, 102), (139, 69, 19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0, 100, 0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2, 102), (0, 230, 115), (128, 0, 128)</text:p>
          </table:table-cell>
          <table:table-cell office:value-type="string" table:style-name="ce1">
            <text:p>(255, 182, 193), (0, 230, 115), (0, 128, 128), (107, 142, 35), (128, 0, 128), (222, 184, 135), (139, 69, 19), (0, 102, 102)</text:p>
          </table:table-cell>
          <table:table-cell office:value-type="string" table:style-name="ce1">
            <text:p>(222, 184, 135), (0, 230, 115), (107, 142, 35), (0, 102, 102)</text:p>
          </table:table-cell>
          <table:table-cell office:value-type="string" table:style-name="ce1">
            <text:p>(200, 100), (100, 200), (-100, 200), (-200, 100)</text:p>
          </table:table-cell>
          <table:table-cell office:value-type="string" table:style-name="ce1">
            <text:p>(200, 100), (100, 200), (-100, 200), (-200, 100), (-200, -100), (-100, -200), (100, -200), (200, -100)</text:p>
          </table:table-cell>
          <table:table-cell office:value-type="string" table:style-name="ce1">
            <text:p>(-200, -100), 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255, 140, 0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39, 69, 19), (255, 128, 0), (107, 142, 35)</text:p>
          </table:table-cell>
          <table:table-cell office:value-type="string" table:style-name="ce1">
            <text:p>(139, 69, 19), (0, 230, 115), (0, 100, 0), (255, 140, 0), (107, 142, 35), (0, 102, 102), (255, 128, 0), (222, 184, 135)</text:p>
          </table:table-cell>
          <table:table-cell office:value-type="string" table:style-name="ce1">
            <text:p>(0, 230, 115), (139, 69, 19), (0, 100, 0), (0, 102, 102)</text:p>
          </table:table-cell>
          <table:table-cell office:value-type="string" table:style-name="ce1">
            <text:p>(200, 100), (-100, 200), (100, 200), (-200, 100)</text:p>
          </table:table-cell>
          <table:table-cell office:value-type="string" table:style-name="ce1">
            <text:p>(200, 100), (-100, 200), (100, 200), (-200, 100), (-200, -100), (-100, -200), (100, -200), (200, -100)</text:p>
          </table:table-cell>
          <table:table-cell office:value-type="string" table:style-name="ce1">
            <text:p>(-200, -100), 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02, 102)</text:p>
          </table:table-cell>
          <table:table-cell office:value-type="string" table:style-name="ce1">
            <text:p>(0, 102, 102), (139, 69, 19), (222, 184, 135), (255, 128, 0)</text:p>
          </table:table-cell>
          <table:table-cell office:value-type="string" table:style-name="ce1">
            <text:p>(139, 69, 19), (222, 184, 135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28, 128), (107, 142, 35), (128, 0, 128)</text:p>
          </table:table-cell>
          <table:table-cell office:value-type="string" table:style-name="ce1">
            <text:p>(107, 142, 35), (128, 0, 128), (0, 100, 0), (0, 102, 102), (0, 128, 128), (222, 184, 135), (139, 69, 19), (255, 140, 0)</text:p>
          </table:table-cell>
          <table:table-cell office:value-type="string" table:style-name="ce1">
            <text:p>(139, 69, 19), (255, 140, 0), (128, 0, 128), (0, 100, 0)</text:p>
          </table:table-cell>
          <table:table-cell office:value-type="string" table:style-name="ce1">
            <text:p>(-200, 100), (-100, 200), (200, 100), (100, 200)</text:p>
          </table:table-cell>
          <table:table-cell office:value-type="string" table:style-name="ce1">
            <text:p>(-200, 100), (-100, 200), (200, 100), (100, 200), (100, -200), (200, -100), (-100, -200), (-200, -100)</text:p>
          </table:table-cell>
          <table:table-cell office:value-type="string" table:style-name="ce1">
            <text:p>(100, -200), 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2, 102), (107, 142, 35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28, 0, 128), (139, 69, 19)</text:p>
          </table:table-cell>
          <table:table-cell office:value-type="string" table:style-name="ce1">
            <text:p>(0, 102, 102), (255, 182, 193), (128, 0, 128), (107, 142, 35), (0, 100, 0), (139, 69, 19)</text:p>
          </table:table-cell>
          <table:table-cell office:value-type="string" table:style-name="ce1">
            <text:p>(255, 182, 193), (128, 0, 128), (0, 100, 0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230, 115), (0, 102, 102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40, 0), (255, 182, 193), (0, 128, 128)</text:p>
          </table:table-cell>
          <table:table-cell office:value-type="string" table:style-name="ce1">
            <text:p>(139, 69, 19), (0, 128, 128), (107, 142, 35), (0, 230, 115), (255, 182, 193), (255, 140, 0), (222, 184, 135), (0, 102, 102)</text:p>
          </table:table-cell>
          <table:table-cell office:value-type="string" table:style-name="ce1">
            <text:p>(255, 140, 0), (255, 182, 193), (0, 230, 115), (222, 184, 135)</text:p>
          </table:table-cell>
          <table:table-cell office:value-type="string" table:style-name="ce1">
            <text:p>(100, 200), (-100, 200), (200, 100), (-200, 100)</text:p>
          </table:table-cell>
          <table:table-cell office:value-type="string" table:style-name="ce1">
            <text:p>(100, 200), (-100, 200), (200, 100), (-200, 100), (100, -200), (-200, -100), (-100, -200), (200, -100)</text:p>
          </table:table-cell>
          <table:table-cell office:value-type="string" table:style-name="ce1">
            <text:p>(100, -200), 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0, 100, 0), (139, 69, 19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40, 0), (0, 100, 0), (107, 142, 35)</text:p>
          </table:table-cell>
          <table:table-cell office:value-type="string" table:style-name="ce1">
            <text:p>(255, 182, 193), (0, 230, 115), (255, 140, 0), (107, 142, 35), (128, 0, 128), (0, 100, 0), (139, 69, 19), (255, 128, 0)</text:p>
          </table:table-cell>
          <table:table-cell office:value-type="string" table:style-name="ce1">
            <text:p>(255, 182, 193), (107, 142, 35), (0, 100, 0), (139, 69, 19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200, -100), (-100, -200), (100, -200), (-200, -100)</text:p>
          </table:table-cell>
          <table:table-cell office:value-type="string" table:style-name="ce1">
            <text:p>(200, -100), 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22, 184, 135), (128, 0, 128), (0, 128, 128)</text:p>
          </table:table-cell>
          <table:table-cell office:value-type="string" table:style-name="ce1">
            <text:p>(0, 100, 0), (0, 102, 102), (255, 128, 0), (128, 0, 128), (222, 184, 135), (139, 69, 19), (0, 128, 128), (255, 182, 193)</text:p>
          </table:table-cell>
          <table:table-cell office:value-type="string" table:style-name="ce1">
            <text:p>(128, 0, 128), (0, 100, 0), (0, 102, 102), (139, 69, 19)</text:p>
          </table:table-cell>
          <table:table-cell office:value-type="string" table:style-name="ce1">
            <text:p>(-100, 200), (200, 100), (100, 200), (-200, 100)</text:p>
          </table:table-cell>
          <table:table-cell office:value-type="string" table:style-name="ce1">
            <text:p>(-100, 200), (200, 100), (100, 200), (-200, 100), (-100, -200), (100, -200), (200, -100), (-200, -100)</text:p>
          </table:table-cell>
          <table:table-cell office:value-type="string" table:style-name="ce1">
            <text:p>(-100, -200), 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00, 0)</text:p>
          </table:table-cell>
          <table:table-cell office:value-type="string" table:style-name="ce1">
            <text:p>(0, 102, 102), (0, 100, 0), (222, 184, 135), (0, 128, 128)</text:p>
          </table:table-cell>
          <table:table-cell office:value-type="string" table:style-name="ce1">
            <text:p>(0, 128, 128), (0, 100, 0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07, 142, 35), (0, 230, 115)</text:p>
          </table:table-cell>
          <table:table-cell office:value-type="string" table:style-name="ce1">
            <text:p>(139, 69, 19), (0, 230, 115), (255, 140, 0), (222, 184, 135), (107, 142, 35), (0, 102, 102)</text:p>
          </table:table-cell>
          <table:table-cell office:value-type="string" table:style-name="ce1">
            <text:p>(255, 140, 0), (107, 142, 35), (0, 230, 115)</text:p>
          </table:table-cell>
          <table:table-cell office:value-type="string" table:style-name="ce1">
            <text:p>(-100, 200), (200, 100), (-200, 100)</text:p>
          </table:table-cell>
          <table:table-cell office:value-type="string" table:style-name="ce1">
            <text:p>(-100, 200), (200, 100), (-200, 100), (-200, -100), (200, -100), (-100, -200)</text:p>
          </table:table-cell>
          <table:table-cell office:value-type="string" table:style-name="ce1">
            <text:p>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82, 193), (0, 128, 128), (0, 102, 102)</text:p>
          </table:table-cell>
          <table:table-cell office:value-type="string" table:style-name="ce1">
            <text:p>(255, 140, 0), (128, 0, 128), (0, 128, 128), (107, 142, 35), (255, 128, 0), (0, 102, 102), (255, 182, 193), (0, 100, 0)</text:p>
          </table:table-cell>
          <table:table-cell office:value-type="string" table:style-name="ce1">
            <text:p>(0, 102, 102), (0, 128, 128), (255, 128, 0), (128, 0, 128)</text:p>
          </table:table-cell>
          <table:table-cell office:value-type="string" table:style-name="ce1">
            <text:p>(-200, 100), (-100, 200), (100, 200), (200, 100)</text:p>
          </table:table-cell>
          <table:table-cell office:value-type="string" table:style-name="ce1">
            <text:p>(-200, 100), (-100, 200), (100, 200), (200, 100), (-100, -200), (-200, -100), (200, -100), (100, -200)</text:p>
          </table:table-cell>
          <table:table-cell office:value-type="string" table:style-name="ce1">
            <text:p>(-100, -200), 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28, 128), (0, 102, 102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39, 69, 19), (107, 142, 35)</text:p>
          </table:table-cell>
          <table:table-cell office:value-type="string" table:style-name="ce1">
            <text:p>(128, 0, 128), (255, 128, 0), (255, 140, 0), (139, 69, 19), (222, 184, 135), (107, 142, 35)</text:p>
          </table:table-cell>
          <table:table-cell office:value-type="string" table:style-name="ce1">
            <text:p>(139, 69, 19), (222, 184, 135), (128, 0, 128)</text:p>
          </table:table-cell>
          <table:table-cell office:value-type="string" table:style-name="ce1">
            <text:p>(200, 100), (-200, 100), (100, 200)</text:p>
          </table:table-cell>
          <table:table-cell office:value-type="string" table:style-name="ce1">
            <text:p>(200, 100), (-200, 100), (100, 200), (-100, -200), (100, -200), (-200, -100)</text:p>
          </table:table-cell>
          <table:table-cell office:value-type="string" table:style-name="ce1">
            <text:p>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82, 193), (107, 142, 35)</text:p>
          </table:table-cell>
          <table:table-cell office:value-type="string" table:style-name="ce1">
            <text:p>(0, 128, 128), (0, 102, 102), (139, 69, 19), (255, 182, 193), (0, 100, 0), (107, 142, 35)</text:p>
          </table:table-cell>
          <table:table-cell office:value-type="string" table:style-name="ce1">
            <text:p>(0, 102, 102), (107, 142, 35), (139, 69, 19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100, -200), (-200, -100), (-100, -200)</text:p>
          </table:table-cell>
          <table:table-cell office:value-type="string" table:style-name="ce1">
            <text:p>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255, 182, 193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28, 128), (255, 140, 0)</text:p>
          </table:table-cell>
          <table:table-cell office:value-type="string" table:style-name="ce1">
            <text:p>(222, 184, 135), (139, 69, 19), (0, 100, 0), (107, 142, 35), (255, 140, 0), (0, 128, 128)</text:p>
          </table:table-cell>
          <table:table-cell office:value-type="string" table:style-name="ce1">
            <text:p>(255, 140, 0), (0, 128, 128), (222, 184, 135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100, -200), (200, -100), (-200, -100)</text:p>
          </table:table-cell>
          <table:table-cell office:value-type="string" table:style-name="ce1">
            <text:p>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107, 142, 35), (0, 128, 128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0, 0), (0, 102, 102)</text:p>
          </table:table-cell>
          <table:table-cell office:value-type="string" table:style-name="ce1">
            <text:p>(255, 140, 0), (0, 102, 102), (0, 128, 128), (255, 128, 0), (0, 100, 0), (255, 182, 193)</text:p>
          </table:table-cell>
          <table:table-cell office:value-type="string" table:style-name="ce1">
            <text:p>(0, 128, 128), (0, 100, 0), (255, 140, 0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28, 0, 128)</text:p>
          </table:table-cell>
          <table:table-cell office:value-type="string" table:style-name="ce1">
            <text:p>(128, 0, 128), (0, 230, 115), (0, 100, 0), (255, 128, 0)</text:p>
          </table:table-cell>
          <table:table-cell office:value-type="string" table:style-name="ce1">
            <text:p>(0, 230, 115), (0, 100, 0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39, 69, 19), (222, 184, 135), (255, 140, 0)</text:p>
          </table:table-cell>
          <table:table-cell office:value-type="string" table:style-name="ce1">
            <text:p>(139, 69, 19), (107, 142, 35), (0, 100, 0), (0, 128, 128), (0, 230, 115), (255, 140, 0), (222, 184, 135), (255, 182, 193)</text:p>
          </table:table-cell>
          <table:table-cell office:value-type="string" table:style-name="ce1">
            <text:p>(0, 230, 115), (255, 140, 0), (107, 142, 35), (0, 100, 0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100, -200), (-100, -200), (200, -100), (-200, -100)</text:p>
          </table:table-cell>
          <table:table-cell office:value-type="string" table:style-name="ce1">
            <text:p>(100, -200), 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39, 69, 19), (255, 182, 193), (0, 230, 115)</text:p>
          </table:table-cell>
          <table:table-cell office:value-type="string" table:style-name="ce1">
            <text:p>(255, 140, 0), (0, 128, 128), (107, 142, 35), (255, 182, 193), (0, 102, 102), (0, 100, 0), (139, 69, 19), (0, 230, 115)</text:p>
          </table:table-cell>
          <table:table-cell office:value-type="string" table:style-name="ce1">
            <text:p>(0, 230, 115), (107, 142, 35), (139, 69, 19), (0, 100, 0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-200, -100), (-100, -200), (200, -100), (100, -200)</text:p>
          </table:table-cell>
          <table:table-cell office:value-type="string" table:style-name="ce1">
            <text:p>(-200, -100), 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39, 69, 19), (255, 140, 0)</text:p>
          </table:table-cell>
          <table:table-cell office:value-type="string" table:style-name="ce1">
            <text:p>(255, 128, 0), (222, 184, 135), (255, 140, 0), (139, 69, 19), (0, 230, 115), (128, 0, 128)</text:p>
          </table:table-cell>
          <table:table-cell office:value-type="string" table:style-name="ce1">
            <text:p>(255, 128, 0), (139, 69, 19), (128, 0, 128)</text:p>
          </table:table-cell>
          <table:table-cell office:value-type="string" table:style-name="ce1">
            <text:p>(-200, 100), (-100, 200), (200, 100)</text:p>
          </table:table-cell>
          <table:table-cell office:value-type="string" table:style-name="ce1">
            <text:p>(-200, 100), (-100, 200), (200, 100), (-200, -100), (100, -200), (200, -100)</text:p>
          </table:table-cell>
          <table:table-cell office:value-type="string" table:style-name="ce1">
            <text:p>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82, 193), (0, 230, 115)</text:p>
          </table:table-cell>
          <table:table-cell office:value-type="string" table:style-name="ce1">
            <text:p>(255, 182, 193), (255, 128, 0), (255, 140, 0), (222, 184, 135), (0, 230, 115), (0, 102, 102)</text:p>
          </table:table-cell>
          <table:table-cell office:value-type="string" table:style-name="ce1">
            <text:p>(0, 102, 102), (255, 182, 193), (255, 128, 0)</text:p>
          </table:table-cell>
          <table:table-cell office:value-type="string" table:style-name="ce1">
            <text:p>(-100, 200), (200, 100), (-200, 100)</text:p>
          </table:table-cell>
          <table:table-cell office:value-type="string" table:style-name="ce1">
            <text:p>(-100, 200), (200, 100), (-200, 1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0, 0), (0, 102, 102)</text:p>
          </table:table-cell>
          <table:table-cell office:value-type="string" table:style-name="ce1">
            <text:p>(0, 102, 102), (0, 230, 115), (222, 184, 135), (128, 0, 128), (0, 100, 0), (255, 140, 0)</text:p>
          </table:table-cell>
          <table:table-cell office:value-type="string" table:style-name="ce1">
            <text:p>(0, 100, 0), (0, 230, 115), (255, 140, 0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200, -100), (100, -200), (-100, -200)</text:p>
          </table:table-cell>
          <table:table-cell office:value-type="string" table:style-name="ce1">
            <text:p>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230, 115), (139, 69, 19), (0, 102, 102)</text:p>
          </table:table-cell>
          <table:table-cell office:value-type="string" table:style-name="ce1">
            <text:p>(139, 69, 19), (222, 184, 135), (107, 142, 35), (255, 182, 193), (0, 230, 115), (0, 102, 102), (128, 0, 128), (0, 128, 128)</text:p>
          </table:table-cell>
          <table:table-cell office:value-type="string" table:style-name="ce1">
            <text:p>(139, 69, 19), (107, 142, 35), (0, 230, 115), (0, 102, 102)</text:p>
          </table:table-cell>
          <table:table-cell office:value-type="string" table:style-name="ce1">
            <text:p>(200, 100), (-100, 200), (100, 200), (-200, 100)</text:p>
          </table:table-cell>
          <table:table-cell office:value-type="string" table:style-name="ce1">
            <text:p>(200, 100), (-100, 200), (100, 200), (-200, 1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02, 102), (255, 182, 193), (255, 140, 0)</text:p>
          </table:table-cell>
          <table:table-cell office:value-type="string" table:style-name="ce1">
            <text:p>(139, 69, 19), (255, 128, 0), (0, 102, 102), (255, 182, 193), (107, 142, 35), (255, 140, 0), (222, 184, 135), (0, 100, 0)</text:p>
          </table:table-cell>
          <table:table-cell office:value-type="string" table:style-name="ce1">
            <text:p>(107, 142, 35), (255, 128, 0), (0, 102, 102), (222, 184, 135)</text:p>
          </table:table-cell>
          <table:table-cell office:value-type="string" table:style-name="ce1">
            <text:p>(200, 100), (-100, 200), (100, 200), (-200, 100)</text:p>
          </table:table-cell>
          <table:table-cell office:value-type="string" table:style-name="ce1">
            <text:p>(200, 100), (-100, 200), (100, 200), (-200, 100), (-200, -100), (100, -200), (200, -100), (-100, -200)</text:p>
          </table:table-cell>
          <table:table-cell office:value-type="string" table:style-name="ce1">
            <text:p>(-200, -100), 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39, 69, 19), (0, 230, 115)</text:p>
          </table:table-cell>
          <table:table-cell office:value-type="string" table:style-name="ce1">
            <text:p>(0, 230, 115), (139, 69, 19), (222, 184, 135), (255, 128, 0), (0, 102, 102), (255, 140, 0)</text:p>
          </table:table-cell>
          <table:table-cell office:value-type="string" table:style-name="ce1">
            <text:p>(139, 69, 19), (255, 128, 0), (0, 102, 102)</text:p>
          </table:table-cell>
          <table:table-cell office:value-type="string" table:style-name="ce1">
            <text:p>(-200, 100), (200, 100), (100, 200)</text:p>
          </table:table-cell>
          <table:table-cell office:value-type="string" table:style-name="ce1">
            <text:p>(-200, 100), (200, 100), (100, 200), (-200, -100), (200, -100), (100, -200)</text:p>
          </table:table-cell>
          <table:table-cell office:value-type="string" table:style-name="ce1">
            <text:p>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100, 0), (0, 230, 11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22, 184, 135), (107, 142, 35)</text:p>
          </table:table-cell>
          <table:table-cell office:value-type="string" table:style-name="ce1">
            <text:p>(107, 142, 35), (255, 128, 0), (255, 140, 0), (0, 128, 128), (255, 182, 193), (222, 184, 135)</text:p>
          </table:table-cell>
          <table:table-cell office:value-type="string" table:style-name="ce1">
            <text:p>(107, 142, 35), (255, 182, 193), (255, 128, 0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200, -100), (-100, -200), (100, -200)</text:p>
          </table:table-cell>
          <table:table-cell office:value-type="string" table:style-name="ce1">
            <text:p>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02, 102), (0, 128, 128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28, 0, 128), (0, 102, 102)</text:p>
          </table:table-cell>
          <table:table-cell office:value-type="string" table:style-name="ce1">
            <text:p>(255, 182, 193), (0, 102, 102), (139, 69, 19), (255, 128, 0), (107, 142, 35), (128, 0, 128)</text:p>
          </table:table-cell>
          <table:table-cell office:value-type="string" table:style-name="ce1">
            <text:p>(107, 142, 35), (255, 182, 193), (128, 0, 128)</text:p>
          </table:table-cell>
          <table:table-cell office:value-type="string" table:style-name="ce1">
            <text:p>(-200, 100), (-100, 200), (200, 100)</text:p>
          </table:table-cell>
          <table:table-cell office:value-type="string" table:style-name="ce1">
            <text:p>(-200, 100), (-100, 200), (200, 1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82, 193)</text:p>
          </table:table-cell>
          <table:table-cell office:value-type="string" table:style-name="ce1">
            <text:p>(255, 128, 0), (255, 182, 193), (222, 184, 135), (0, 102, 102)</text:p>
          </table:table-cell>
          <table:table-cell office:value-type="string" table:style-name="ce1">
            <text:p>(255, 182, 193), (0, 102, 102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28, 0, 128)</text:p>
          </table:table-cell>
          <table:table-cell office:value-type="string" table:style-name="ce1">
            <text:p>(222, 184, 135), (255, 128, 0), (128, 0, 128), (0, 102, 102)</text:p>
          </table:table-cell>
          <table:table-cell office:value-type="string" table:style-name="ce1">
            <text:p>(255, 128, 0), (128, 0, 128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28, 0, 128)</text:p>
          </table:table-cell>
          <table:table-cell office:value-type="string" table:style-name="ce1">
            <text:p>(255, 182, 193), (0, 102, 102), (255, 128, 0), (128, 0, 128)</text:p>
          </table:table-cell>
          <table:table-cell office:value-type="string" table:style-name="ce1">
            <text:p>(128, 0, 128), (0, 102, 102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07, 142, 35), (0, 230, 115)</text:p>
          </table:table-cell>
          <table:table-cell office:value-type="string" table:style-name="ce1">
            <text:p>(139, 69, 19), (128, 0, 128), (255, 182, 193), (107, 142, 35), (255, 140, 0), (0, 230, 115)</text:p>
          </table:table-cell>
          <table:table-cell office:value-type="string" table:style-name="ce1">
            <text:p>(0, 230, 115), (255, 140, 0), (255, 182, 193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200, -100), (-200, -100), (100, -200)</text:p>
          </table:table-cell>
          <table:table-cell office:value-type="string" table:style-name="ce1">
            <text:p>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28, 0, 128)</text:p>
          </table:table-cell>
          <table:table-cell office:value-type="string" table:style-name="ce1">
            <text:p>(222, 184, 135), (139, 69, 19), (255, 128, 0), (128, 0, 128)</text:p>
          </table:table-cell>
          <table:table-cell office:value-type="string" table:style-name="ce1">
            <text:p>(255, 128, 0), (128, 0, 128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28, 0, 128), (139, 69, 19)</text:p>
          </table:table-cell>
          <table:table-cell office:value-type="string" table:style-name="ce1">
            <text:p>(222, 184, 135), (139, 69, 19), (255, 182, 193), (107, 142, 35), (128, 0, 128), (0, 128, 128)</text:p>
          </table:table-cell>
          <table:table-cell office:value-type="string" table:style-name="ce1">
            <text:p>(255, 182, 193), (128, 0, 128), (0, 128, 128)</text:p>
          </table:table-cell>
          <table:table-cell office:value-type="string" table:style-name="ce1">
            <text:p>(100, 200), (-100, 200), (-200, 100)</text:p>
          </table:table-cell>
          <table:table-cell office:value-type="string" table:style-name="ce1">
            <text:p>(100, 200), (-100, 200), (-200, 100), (-100, -200), (-200, -100), (200, -100)</text:p>
          </table:table-cell>
          <table:table-cell office:value-type="string" table:style-name="ce1">
            <text:p>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28, 0, 128), (255, 128, 0)</text:p>
          </table:table-cell>
          <table:table-cell office:value-type="string" table:style-name="ce1">
            <text:p>(255, 182, 193), (222, 184, 135), (255, 128, 0), (128, 0, 128), (0, 100, 0), (0, 128, 128)</text:p>
          </table:table-cell>
          <table:table-cell office:value-type="string" table:style-name="ce1">
            <text:p>(0, 128, 128), (255, 182, 193), (255, 128, 0)</text:p>
          </table:table-cell>
          <table:table-cell office:value-type="string" table:style-name="ce1">
            <text:p>(100, 200), (-200, 100), (200, 100)</text:p>
          </table:table-cell>
          <table:table-cell office:value-type="string" table:style-name="ce1">
            <text:p>(100, 200), (-200, 100), (200, 1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39, 69, 19), (222, 184, 135), (255, 182, 193)</text:p>
          </table:table-cell>
          <table:table-cell office:value-type="string" table:style-name="ce1">
            <text:p>(222, 184, 135), (255, 140, 0), (139, 69, 19), (0, 128, 128), (255, 182, 193), (107, 142, 35), (128, 0, 128), (0, 100, 0)</text:p>
          </table:table-cell>
          <table:table-cell office:value-type="string" table:style-name="ce1">
            <text:p>(107, 142, 35), (139, 69, 19), (222, 184, 135), (0, 128, 128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200, -100), (-200, -100), (100, -200), (-100, -200)</text:p>
          </table:table-cell>
          <table:table-cell office:value-type="string" table:style-name="ce1">
            <text:p>(200, -100), 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40, 0), (0, 128, 128)</text:p>
          </table:table-cell>
          <table:table-cell office:value-type="string" table:style-name="ce1">
            <text:p>(222, 184, 135), (128, 0, 128), (0, 128, 128), (0, 102, 102), (255, 140, 0), (0, 100, 0)</text:p>
          </table:table-cell>
          <table:table-cell office:value-type="string" table:style-name="ce1">
            <text:p>(222, 184, 135), (0, 128, 128), (128, 0, 128)</text:p>
          </table:table-cell>
          <table:table-cell office:value-type="string" table:style-name="ce1">
            <text:p>(-200, 100), (100, 200), (-100, 200)</text:p>
          </table:table-cell>
          <table:table-cell office:value-type="string" table:style-name="ce1">
            <text:p>(-200, 100), (100, 200), (-100, 2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28, 0, 128), (0, 100, 0), (0, 230, 115)</text:p>
          </table:table-cell>
          <table:table-cell office:value-type="string" table:style-name="ce1">
            <text:p>(128, 0, 128), (0, 230, 115), (255, 128, 0), (255, 140, 0), (0, 100, 0), (139, 69, 19), (0, 102, 102), (107, 142, 35)</text:p>
          </table:table-cell>
          <table:table-cell office:value-type="string" table:style-name="ce1">
            <text:p>(139, 69, 19), (0, 102, 102), (0, 230, 115), (107, 142, 35)</text:p>
          </table:table-cell>
          <table:table-cell office:value-type="string" table:style-name="ce1">
            <text:p>(100, 200), (-100, 200), (-200, 100), (200, 100)</text:p>
          </table:table-cell>
          <table:table-cell office:value-type="string" table:style-name="ce1">
            <text:p>(100, 200), (-100, 200), (-200, 100), (200, 100), (100, -200), (200, -100), (-100, -200), (-200, -100)</text:p>
          </table:table-cell>
          <table:table-cell office:value-type="string" table:style-name="ce1">
            <text:p>(100, -200), 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40, 0), (128, 0, 128)</text:p>
          </table:table-cell>
          <table:table-cell office:value-type="string" table:style-name="ce1">
            <text:p>(0, 100, 0), (255, 182, 193), (107, 142, 35), (139, 69, 19), (255, 140, 0), (128, 0, 128)</text:p>
          </table:table-cell>
          <table:table-cell office:value-type="string" table:style-name="ce1">
            <text:p>(255, 140, 0), (255, 182, 193), (128, 0, 128)</text:p>
          </table:table-cell>
          <table:table-cell office:value-type="string" table:style-name="ce1">
            <text:p>(-100, 200), (200, 100), (100, 200)</text:p>
          </table:table-cell>
          <table:table-cell office:value-type="string" table:style-name="ce1">
            <text:p>(-100, 200), (200, 100), (100, 200), (100, -200), (200, -100), (-200, -100)</text:p>
          </table:table-cell>
          <table:table-cell office:value-type="string" table:style-name="ce1">
            <text:p>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82, 193), (0, 102, 102), (0, 128, 128)</text:p>
          </table:table-cell>
          <table:table-cell office:value-type="string" table:style-name="ce1">
            <text:p>(0, 100, 0), (107, 142, 35), (128, 0, 128), (255, 182, 193), (0, 128, 128), (222, 184, 135), (0, 102, 102), (255, 140, 0)</text:p>
          </table:table-cell>
          <table:table-cell office:value-type="string" table:style-name="ce1">
            <text:p>(0, 128, 128), (255, 140, 0), (0, 100, 0), (107, 142, 35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40, 0), (222, 184, 135), (0, 102, 102)</text:p>
          </table:table-cell>
          <table:table-cell office:value-type="string" table:style-name="ce1">
            <text:p>(139, 69, 19), (255, 182, 193), (0, 100, 0), (222, 184, 135), (0, 102, 102), (0, 128, 128), (255, 140, 0), (128, 0, 128)</text:p>
          </table:table-cell>
          <table:table-cell office:value-type="string" table:style-name="ce1">
            <text:p>(128, 0, 128), (0, 102, 102), (222, 184, 135), (0, 100, 0)</text:p>
          </table:table-cell>
          <table:table-cell office:value-type="string" table:style-name="ce1">
            <text:p>(100, 200), (-100, 200), (200, 100), (-200, 100)</text:p>
          </table:table-cell>
          <table:table-cell office:value-type="string" table:style-name="ce1">
            <text:p>(100, 200), (-100, 200), (200, 100), (-200, 100), (-200, -100), (100, -200), (-100, -200), (200, -100)</text:p>
          </table:table-cell>
          <table:table-cell office:value-type="string" table:style-name="ce1">
            <text:p>(-200, -100), 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00, 0)</text:p>
          </table:table-cell>
          <table:table-cell office:value-type="string" table:style-name="ce1">
            <text:p>(0, 128, 128), (0, 100, 0), (0, 102, 102), (0, 230, 115)</text:p>
          </table:table-cell>
          <table:table-cell office:value-type="string" table:style-name="ce1">
            <text:p>(0, 102, 102), (0, 230, 115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2, 102)</text:p>
          </table:table-cell>
          <table:table-cell office:value-type="string" table:style-name="ce1">
            <text:p>(0, 128, 128), (255, 140, 0), (255, 128, 0), (0, 102, 102)</text:p>
          </table:table-cell>
          <table:table-cell office:value-type="string" table:style-name="ce1">
            <text:p>(0, 102, 102), (255, 128, 0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39, 69, 19)</text:p>
          </table:table-cell>
          <table:table-cell office:value-type="string" table:style-name="ce1">
            <text:p>(0, 102, 102), (139, 69, 19), (128, 0, 128), (0, 100, 0)</text:p>
          </table:table-cell>
          <table:table-cell office:value-type="string" table:style-name="ce1">
            <text:p>(128, 0, 128), (0, 102, 102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28, 0), (255, 140, 0), (0, 100, 0)</text:p>
          </table:table-cell>
          <table:table-cell office:value-type="string" table:style-name="ce1">
            <text:p>(0, 230, 115), (107, 142, 35), (222, 184, 135), (255, 128, 0), (0, 100, 0), (0, 102, 102), (255, 140, 0), (139, 69, 19)</text:p>
          </table:table-cell>
          <table:table-cell office:value-type="string" table:style-name="ce1">
            <text:p>(0, 102, 102), (255, 140, 0), (0, 100, 0), (222, 184, 135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200, -100), (100, -200), (-200, -100), (-100, -200)</text:p>
          </table:table-cell>
          <table:table-cell office:value-type="string" table:style-name="ce1">
            <text:p>(200, -100), 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00, 0), (222, 184, 135)</text:p>
          </table:table-cell>
          <table:table-cell office:value-type="string" table:style-name="ce1">
            <text:p>(139, 69, 19), (255, 182, 193), (0, 100, 0), (128, 0, 128), (255, 140, 0), (222, 184, 135)</text:p>
          </table:table-cell>
          <table:table-cell office:value-type="string" table:style-name="ce1">
            <text:p>(139, 69, 19), (0, 100, 0), (255, 182, 193)</text:p>
          </table:table-cell>
          <table:table-cell office:value-type="string" table:style-name="ce1">
            <text:p>(-200, 100), (100, 200), (200, 100)</text:p>
          </table:table-cell>
          <table:table-cell office:value-type="string" table:style-name="ce1">
            <text:p>(-200, 100), (100, 200), (200, 100), (-200, -100), (-100, -200), (100, -200)</text:p>
          </table:table-cell>
          <table:table-cell office:value-type="string" table:style-name="ce1">
            <text:p>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39, 69, 19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230, 115), (255, 140, 0), (0, 102, 102)</text:p>
          </table:table-cell>
          <table:table-cell office:value-type="string" table:style-name="ce1">
            <text:p>(0, 128, 128), (139, 69, 19), (255, 182, 193), (255, 128, 0), (0, 230, 115), (222, 184, 135), (0, 102, 102), (255, 140, 0)</text:p>
          </table:table-cell>
          <table:table-cell office:value-type="string" table:style-name="ce1">
            <text:p>(255, 128, 0), (222, 184, 135), (0, 102, 102), (255, 140, 0)</text:p>
          </table:table-cell>
          <table:table-cell office:value-type="string" table:style-name="ce1">
            <text:p>(100, 200), (-100, 200), (-200, 100), (200, 100)</text:p>
          </table:table-cell>
          <table:table-cell office:value-type="string" table:style-name="ce1">
            <text:p>(100, 200), (-100, 200), (-200, 100), (200, 100), (-200, -100), (100, -200), (-100, -200), (200, -100)</text:p>
          </table:table-cell>
          <table:table-cell office:value-type="string" table:style-name="ce1">
            <text:p>(-200, -100), 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07, 142, 35), (0, 100, 0)</text:p>
          </table:table-cell>
          <table:table-cell office:value-type="string" table:style-name="ce1">
            <text:p>(255, 140, 0), (107, 142, 35), (255, 182, 193), (139, 69, 19), (128, 0, 128), (0, 100, 0)</text:p>
          </table:table-cell>
          <table:table-cell office:value-type="string" table:style-name="ce1">
            <text:p>(255, 140, 0), (0, 100, 0), (255, 182, 193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28, 0), (139, 69, 19)</text:p>
          </table:table-cell>
          <table:table-cell office:value-type="string" table:style-name="ce1">
            <text:p>(0, 230, 115), (255, 128, 0), (222, 184, 135), (255, 140, 0), (107, 142, 35), (139, 69, 19)</text:p>
          </table:table-cell>
          <table:table-cell office:value-type="string" table:style-name="ce1">
            <text:p>(222, 184, 135), (0, 230, 115), (255, 128, 0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-200, -100), (-100, -200), (100, -200)</text:p>
          </table:table-cell>
          <table:table-cell office:value-type="string" table:style-name="ce1">
            <text:p>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230, 115), (0, 100, 0), (107, 142, 35)</text:p>
          </table:table-cell>
          <table:table-cell office:value-type="string" table:style-name="ce1">
            <text:p>(255, 182, 193), (107, 142, 35), (128, 0, 128), (0, 102, 102), (0, 100, 0), (0, 230, 115), (139, 69, 19), (0, 128, 128)</text:p>
          </table:table-cell>
          <table:table-cell office:value-type="string" table:style-name="ce1">
            <text:p>(0, 128, 128), (128, 0, 128), (255, 182, 193), (0, 230, 115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-200, -100), (100, -200), (200, -100), (-100, -200)</text:p>
          </table:table-cell>
          <table:table-cell office:value-type="string" table:style-name="ce1">
            <text:p>(-200, -100), 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0, 0)</text:p>
          </table:table-cell>
          <table:table-cell office:value-type="string" table:style-name="ce1">
            <text:p>(0, 230, 115), (0, 100, 0), (255, 140, 0), (107, 142, 35)</text:p>
          </table:table-cell>
          <table:table-cell office:value-type="string" table:style-name="ce1">
            <text:p>(255, 140, 0), (0, 230, 115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28, 128), (0, 102, 102), (255, 182, 193)</text:p>
          </table:table-cell>
          <table:table-cell office:value-type="string" table:style-name="ce1">
            <text:p>(255, 128, 0), (0, 102, 102), (139, 69, 19), (255, 140, 0), (128, 0, 128), (0, 128, 128), (0, 100, 0), (255, 182, 193)</text:p>
          </table:table-cell>
          <table:table-cell office:value-type="string" table:style-name="ce1">
            <text:p>(255, 140, 0), (128, 0, 128), (0, 128, 128), (139, 69, 19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-100, -200), (-200, -100), (200, -100), (100, -200)</text:p>
          </table:table-cell>
          <table:table-cell office:value-type="string" table:style-name="ce1">
            <text:p>(-100, -200), 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28, 0), (0, 128, 128)</text:p>
          </table:table-cell>
          <table:table-cell office:value-type="string" table:style-name="ce1">
            <text:p>(255, 182, 193), (255, 128, 0), (0, 128, 128), (0, 100, 0), (107, 142, 35), (0, 102, 102)</text:p>
          </table:table-cell>
          <table:table-cell office:value-type="string" table:style-name="ce1">
            <text:p>(0, 100, 0), (107, 142, 35), (0, 102, 102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-100, -200), (100, -200), (-200, -100)</text:p>
          </table:table-cell>
          <table:table-cell office:value-type="string" table:style-name="ce1">
            <text:p>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0, 0)</text:p>
          </table:table-cell>
          <table:table-cell office:value-type="string" table:style-name="ce1">
            <text:p>(0, 100, 0), (255, 182, 193), (107, 142, 35), (255, 128, 0)</text:p>
          </table:table-cell>
          <table:table-cell office:value-type="string" table:style-name="ce1">
            <text:p>(255, 128, 0), (255, 182, 193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2, 102), (128, 0, 128)</text:p>
          </table:table-cell>
          <table:table-cell office:value-type="string" table:style-name="ce1">
            <text:p>(128, 0, 128), (255, 128, 0), (255, 140, 0), (0, 102, 102), (255, 182, 193), (0, 128, 128)</text:p>
          </table:table-cell>
          <table:table-cell office:value-type="string" table:style-name="ce1">
            <text:p>(128, 0, 128), (0, 102, 102), (0, 128, 128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-100, -200), (-200, -100), (200, -100)</text:p>
          </table:table-cell>
          <table:table-cell office:value-type="string" table:style-name="ce1">
            <text:p>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230, 115)</text:p>
          </table:table-cell>
          <table:table-cell office:value-type="string" table:style-name="ce1">
            <text:p>(128, 0, 128), (0, 230, 115), (0, 102, 102), (107, 142, 35)</text:p>
          </table:table-cell>
          <table:table-cell office:value-type="string" table:style-name="ce1">
            <text:p>(107, 142, 35), (0, 230, 115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28, 0, 128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28, 0, 128), (107, 142, 35), (0, 230, 115)</text:p>
          </table:table-cell>
          <table:table-cell office:value-type="string" table:style-name="ce1">
            <text:p>(128, 0, 128), (0, 230, 115), (255, 140, 0), (255, 128, 0), (0, 128, 128), (107, 142, 35), (139, 69, 19), (0, 102, 102)</text:p>
          </table:table-cell>
          <table:table-cell office:value-type="string" table:style-name="ce1">
            <text:p>(128, 0, 128), (139, 69, 19), (0, 128, 128), (107, 142, 35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-100, -200), (100, -200), (-200, -100), (200, -100)</text:p>
          </table:table-cell>
          <table:table-cell office:value-type="string" table:style-name="ce1">
            <text:p>(-100, -200), 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07, 142, 35), (128, 0, 128)</text:p>
          </table:table-cell>
          <table:table-cell office:value-type="string" table:style-name="ce1">
            <text:p>(0, 100, 0), (0, 102, 102), (107, 142, 35), (0, 128, 128), (128, 0, 128), (139, 69, 19)</text:p>
          </table:table-cell>
          <table:table-cell office:value-type="string" table:style-name="ce1">
            <text:p>(0, 102, 102), (0, 100, 0), (107, 142, 35)</text:p>
          </table:table-cell>
          <table:table-cell office:value-type="string" table:style-name="ce1">
            <text:p>(-100, 200), (100, 200), (200, 100)</text:p>
          </table:table-cell>
          <table:table-cell office:value-type="string" table:style-name="ce1">
            <text:p>(-100, 200), (100, 200), (200, 1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39, 69, 19)</text:p>
          </table:table-cell>
          <table:table-cell office:value-type="string" table:style-name="ce1">
            <text:p>(139, 69, 19), (0, 128, 128), (128, 0, 128), (0, 102, 102)</text:p>
          </table:table-cell>
          <table:table-cell office:value-type="string" table:style-name="ce1">
            <text:p>(0, 102, 102), (139, 69, 19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39, 69, 19)</text:p>
          </table:table-cell>
          <table:table-cell office:value-type="string" table:style-name="ce1">
            <text:p>(0, 128, 128), (0, 102, 102), (222, 184, 135), (139, 69, 19)</text:p>
          </table:table-cell>
          <table:table-cell office:value-type="string" table:style-name="ce1">
            <text:p>(139, 69, 19), (0, 128, 128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22, 184, 135), (128, 0, 128)</text:p>
          </table:table-cell>
          <table:table-cell office:value-type="string" table:style-name="ce1">
            <text:p>(128, 0, 128), (0, 102, 102), (255, 140, 0), (222, 184, 135), (139, 69, 19), (255, 128, 0)</text:p>
          </table:table-cell>
          <table:table-cell office:value-type="string" table:style-name="ce1">
            <text:p>(128, 0, 128), (222, 184, 135), (0, 102, 102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100, -200), (-100, -200), (200, -100)</text:p>
          </table:table-cell>
          <table:table-cell office:value-type="string" table:style-name="ce1">
            <text:p>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07, 142, 35), (0, 128, 128)</text:p>
          </table:table-cell>
          <table:table-cell office:value-type="string" table:style-name="ce1">
            <text:p>(128, 0, 128), (139, 69, 19), (0, 128, 128), (0, 100, 0), (255, 140, 0), (107, 142, 35)</text:p>
          </table:table-cell>
          <table:table-cell office:value-type="string" table:style-name="ce1">
            <text:p>(0, 128, 128), (128, 0, 128), (139, 69, 19)</text:p>
          </table:table-cell>
          <table:table-cell office:value-type="string" table:style-name="ce1">
            <text:p>(-100, 200), (200, 100), (-200, 100)</text:p>
          </table:table-cell>
          <table:table-cell office:value-type="string" table:style-name="ce1">
            <text:p>(-100, 200), (200, 100), (-200, 100), (-200, -100), (100, -200), (200, -100)</text:p>
          </table:table-cell>
          <table:table-cell office:value-type="string" table:style-name="ce1">
            <text:p>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82, 193), (128, 0, 128)</text:p>
          </table:table-cell>
          <table:table-cell office:value-type="string" table:style-name="ce1">
            <text:p>(222, 184, 135), (255, 128, 0), (0, 102, 102), (0, 230, 115), (128, 0, 128), (255, 182, 193)</text:p>
          </table:table-cell>
          <table:table-cell office:value-type="string" table:style-name="ce1">
            <text:p>(0, 102, 102), (222, 184, 135), (255, 182, 193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200, -100), (-100, -200), (100, -200)</text:p>
          </table:table-cell>
          <table:table-cell office:value-type="string" table:style-name="ce1">
            <text:p>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28, 0), (107, 142, 35), (0, 128, 128)</text:p>
          </table:table-cell>
          <table:table-cell office:value-type="string" table:style-name="ce1">
            <text:p>(139, 69, 19), (107, 142, 35), (0, 230, 115), (255, 128, 0), (128, 0, 128), (0, 100, 0), (255, 182, 193), (0, 128, 128)</text:p>
          </table:table-cell>
          <table:table-cell office:value-type="string" table:style-name="ce1">
            <text:p>(128, 0, 128), (139, 69, 19), (107, 142, 35), (0, 128, 128)</text:p>
          </table:table-cell>
          <table:table-cell office:value-type="string" table:style-name="ce1">
            <text:p>(100, 200), (-100, 200), (200, 100), (-200, 100)</text:p>
          </table:table-cell>
          <table:table-cell office:value-type="string" table:style-name="ce1">
            <text:p>(100, 200), (-100, 200), (200, 100), (-200, 1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07, 142, 35), (139, 69, 19)</text:p>
          </table:table-cell>
          <table:table-cell office:value-type="string" table:style-name="ce1">
            <text:p>(0, 128, 128), (139, 69, 19), (107, 142, 35), (0, 100, 0), (255, 182, 193), (128, 0, 128)</text:p>
          </table:table-cell>
          <table:table-cell office:value-type="string" table:style-name="ce1">
            <text:p>(0, 100, 0), (0, 128, 128), (139, 69, 19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200, -100), (-100, -200), (100, -200)</text:p>
          </table:table-cell>
          <table:table-cell office:value-type="string" table:style-name="ce1">
            <text:p>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28, 128), (0, 102, 102), (0, 230, 115)</text:p>
          </table:table-cell>
          <table:table-cell office:value-type="string" table:style-name="ce1">
            <text:p>(0, 102, 102), (255, 182, 193), (0, 230, 115), (139, 69, 19), (0, 128, 128), (0, 100, 0), (128, 0, 128), (222, 184, 135)</text:p>
          </table:table-cell>
          <table:table-cell office:value-type="string" table:style-name="ce1">
            <text:p>(0, 100, 0), (0, 128, 128), (128, 0, 128), (139, 69, 19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-100, -200), (100, -200), (-200, -100), (200, -100)</text:p>
          </table:table-cell>
          <table:table-cell office:value-type="string" table:style-name="ce1">
            <text:p>(-100, -200), 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82, 193), (128, 0, 128)</text:p>
          </table:table-cell>
          <table:table-cell office:value-type="string" table:style-name="ce1">
            <text:p>(128, 0, 128), (0, 102, 102), (0, 128, 128), (255, 140, 0), (0, 100, 0), (255, 182, 193)</text:p>
          </table:table-cell>
          <table:table-cell office:value-type="string" table:style-name="ce1">
            <text:p>(255, 140, 0), (255, 182, 193), (0, 102, 102)</text:p>
          </table:table-cell>
          <table:table-cell office:value-type="string" table:style-name="ce1">
            <text:p>(100, 200), (-100, 200), (-200, 100)</text:p>
          </table:table-cell>
          <table:table-cell office:value-type="string" table:style-name="ce1">
            <text:p>(100, 200), (-100, 200), (-200, 100), (-200, -100), (200, -100), (100, -200)</text:p>
          </table:table-cell>
          <table:table-cell office:value-type="string" table:style-name="ce1">
            <text:p>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82, 193), (255, 140, 0)</text:p>
          </table:table-cell>
          <table:table-cell office:value-type="string" table:style-name="ce1">
            <text:p>(255, 182, 193), (222, 184, 135), (255, 140, 0), (0, 128, 128), (107, 142, 35), (0, 230, 115)</text:p>
          </table:table-cell>
          <table:table-cell office:value-type="string" table:style-name="ce1">
            <text:p>(0, 128, 128), (255, 140, 0), (222, 184, 135)</text:p>
          </table:table-cell>
          <table:table-cell office:value-type="string" table:style-name="ce1">
            <text:p>(200, 100), (-200, 100), (100, 200)</text:p>
          </table:table-cell>
          <table:table-cell office:value-type="string" table:style-name="ce1">
            <text:p>(200, 100), (-200, 100), (100, 2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28, 0)</text:p>
          </table:table-cell>
          <table:table-cell office:value-type="string" table:style-name="ce1">
            <text:p>(255, 128, 0), (0, 102, 102), (107, 142, 35), (222, 184, 135)</text:p>
          </table:table-cell>
          <table:table-cell office:value-type="string" table:style-name="ce1">
            <text:p>(222, 184, 135), (255, 128, 0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28, 0), (0, 102, 102), (0, 100, 0)</text:p>
          </table:table-cell>
          <table:table-cell office:value-type="string" table:style-name="ce1">
            <text:p>(0, 102, 102), (255, 128, 0), (107, 142, 35), (0, 100, 0), (0, 230, 115), (0, 128, 128), (255, 182, 193), (128, 0, 128)</text:p>
          </table:table-cell>
          <table:table-cell office:value-type="string" table:style-name="ce1">
            <text:p>(0, 128, 128), (0, 230, 115), (107, 142, 35), (0, 102, 102)</text:p>
          </table:table-cell>
          <table:table-cell office:value-type="string" table:style-name="ce1">
            <text:p>(100, 200), (200, 100), (-200, 100), (-100, 200)</text:p>
          </table:table-cell>
          <table:table-cell office:value-type="string" table:style-name="ce1">
            <text:p>(100, 200), (200, 100), (-200, 100), (-100, 200), (200, -100), (-100, -200), (-200, -100), (100, -200)</text:p>
          </table:table-cell>
          <table:table-cell office:value-type="string" table:style-name="ce1">
            <text:p>(200, -100), 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0, 100, 0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255, 128, 0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0, 0), (0, 230, 115)</text:p>
          </table:table-cell>
          <table:table-cell office:value-type="string" table:style-name="ce1">
            <text:p>(255, 140, 0), (128, 0, 128), (222, 184, 135), (0, 230, 115), (0, 102, 102), (0, 100, 0)</text:p>
          </table:table-cell>
          <table:table-cell office:value-type="string" table:style-name="ce1">
            <text:p>(0, 100, 0), (255, 140, 0), (0, 102, 102)</text:p>
          </table:table-cell>
          <table:table-cell office:value-type="string" table:style-name="ce1">
            <text:p>(100, 200), (-200, 100), (200, 100)</text:p>
          </table:table-cell>
          <table:table-cell office:value-type="string" table:style-name="ce1">
            <text:p>(100, 200), (-200, 100), (200, 100), (100, -200), (-200, -100), (-100, -200)</text:p>
          </table:table-cell>
          <table:table-cell office:value-type="string" table:style-name="ce1">
            <text:p>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230, 115), (222, 184, 135), (255, 140, 0)</text:p>
          </table:table-cell>
          <table:table-cell office:value-type="string" table:style-name="ce1">
            <text:p>(0, 230, 115), (0, 102, 102), (255, 140, 0), (0, 128, 128), (128, 0, 128), (139, 69, 19), (222, 184, 135), (255, 128, 0)</text:p>
          </table:table-cell>
          <table:table-cell office:value-type="string" table:style-name="ce1">
            <text:p>(255, 128, 0), (0, 102, 102), (0, 128, 128), (255, 140, 0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-100, -200), (-200, -100), (200, -100), (100, -200)</text:p>
          </table:table-cell>
          <table:table-cell office:value-type="string" table:style-name="ce1">
            <text:p>(-100, -200), 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255, 182, 193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82, 193), (128, 0, 128)</text:p>
          </table:table-cell>
          <table:table-cell office:value-type="string" table:style-name="ce1">
            <text:p>(107, 142, 35), (255, 182, 193), (0, 230, 115), (128, 0, 128), (0, 128, 128), (255, 128, 0)</text:p>
          </table:table-cell>
          <table:table-cell office:value-type="string" table:style-name="ce1">
            <text:p>(255, 182, 193), (0, 128, 128), (107, 142, 35)</text:p>
          </table:table-cell>
          <table:table-cell office:value-type="string" table:style-name="ce1">
            <text:p>(100, 200), (-200, 100), (200, 100)</text:p>
          </table:table-cell>
          <table:table-cell office:value-type="string" table:style-name="ce1">
            <text:p>(100, 200), (-200, 100), (200, 100), (-100, -200), (200, -100), (100, -200)</text:p>
          </table:table-cell>
          <table:table-cell office:value-type="string" table:style-name="ce1">
            <text:p>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28, 0), (222, 184, 135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22, 184, 135)</text:p>
          </table:table-cell>
          <table:table-cell office:value-type="string" table:style-name="ce1">
            <text:p>(0, 102, 102), (128, 0, 128), (222, 184, 135), (255, 182, 193)</text:p>
          </table:table-cell>
          <table:table-cell office:value-type="string" table:style-name="ce1">
            <text:p>(0, 102, 102), (255, 182, 193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28, 0, 128)</text:p>
          </table:table-cell>
          <table:table-cell office:value-type="string" table:style-name="ce1">
            <text:p>(128, 0, 128), (139, 69, 19), (0, 128, 128), (0, 230, 115)</text:p>
          </table:table-cell>
          <table:table-cell office:value-type="string" table:style-name="ce1">
            <text:p>(0, 128, 128), (0, 230, 115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39, 69, 19)</text:p>
          </table:table-cell>
          <table:table-cell office:value-type="string" table:style-name="ce1">
            <text:p>(0, 102, 102), (107, 142, 35), (139, 69, 19), (255, 128, 0)</text:p>
          </table:table-cell>
          <table:table-cell office:value-type="string" table:style-name="ce1">
            <text:p>(255, 128, 0), (107, 142, 35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40, 0)</text:p>
          </table:table-cell>
          <table:table-cell office:value-type="string" table:style-name="ce1">
            <text:p>(0, 128, 128), (255, 140, 0), (128, 0, 128), (222, 184, 135)</text:p>
          </table:table-cell>
          <table:table-cell office:value-type="string" table:style-name="ce1">
            <text:p>(255, 140, 0), (222, 184, 135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255, 128, 0), (0, 100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2, 102), (107, 142, 35)</text:p>
          </table:table-cell>
          <table:table-cell office:value-type="string" table:style-name="ce1">
            <text:p>(107, 142, 35), (255, 182, 193), (255, 128, 0), (0, 230, 115), (0, 102, 102), (0, 100, 0)</text:p>
          </table:table-cell>
          <table:table-cell office:value-type="string" table:style-name="ce1">
            <text:p>(0, 100, 0), (255, 182, 193), (255, 128, 0)</text:p>
          </table:table-cell>
          <table:table-cell office:value-type="string" table:style-name="ce1">
            <text:p>(200, 100), (100, 200), (-200, 100)</text:p>
          </table:table-cell>
          <table:table-cell office:value-type="string" table:style-name="ce1">
            <text:p>(200, 100), (100, 200), (-200, 100), (100, -200), (200, -100), (-200, -100)</text:p>
          </table:table-cell>
          <table:table-cell office:value-type="string" table:style-name="ce1">
            <text:p>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22, 184, 135)</text:p>
          </table:table-cell>
          <table:table-cell office:value-type="string" table:style-name="ce1">
            <text:p>(222, 184, 135), (128, 0, 128), (255, 182, 193), (0, 100, 0)</text:p>
          </table:table-cell>
          <table:table-cell office:value-type="string" table:style-name="ce1">
            <text:p>(128, 0, 128), (255, 182, 193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28, 0, 128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22, 184, 135), (128, 0, 128), (0, 128, 128)</text:p>
          </table:table-cell>
          <table:table-cell office:value-type="string" table:style-name="ce1">
            <text:p>(0, 128, 128), (128, 0, 128), (222, 184, 135), (255, 182, 193), (139, 69, 19), (255, 128, 0), (107, 142, 35), (0, 230, 115)</text:p>
          </table:table-cell>
          <table:table-cell office:value-type="string" table:style-name="ce1">
            <text:p>(0, 128, 128), (107, 142, 35), (128, 0, 128), (0, 230, 115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100, -200), (-100, -200), (200, -100), (-200, -100)</text:p>
          </table:table-cell>
          <table:table-cell office:value-type="string" table:style-name="ce1">
            <text:p>(100, -200), 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0, 0)</text:p>
          </table:table-cell>
          <table:table-cell office:value-type="string" table:style-name="ce1">
            <text:p>(0, 100, 0), (222, 184, 135), (0, 102, 102), (255, 140, 0)</text:p>
          </table:table-cell>
          <table:table-cell office:value-type="string" table:style-name="ce1">
            <text:p>(255, 140, 0), (0, 100, 0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28, 128), (107, 142, 35)</text:p>
          </table:table-cell>
          <table:table-cell office:value-type="string" table:style-name="ce1">
            <text:p>(0, 128, 128), (0, 100, 0), (0, 102, 102), (107, 142, 35), (128, 0, 128), (139, 69, 19)</text:p>
          </table:table-cell>
          <table:table-cell office:value-type="string" table:style-name="ce1">
            <text:p>(0, 102, 102), (107, 142, 35), (0, 128, 128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-200, -100), (200, -100), (100, -200)</text:p>
          </table:table-cell>
          <table:table-cell office:value-type="string" table:style-name="ce1">
            <text:p>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22, 184, 135)</text:p>
          </table:table-cell>
          <table:table-cell office:value-type="string" table:style-name="ce1">
            <text:p>(255, 182, 193), (255, 128, 0), (128, 0, 128), (222, 184, 135)</text:p>
          </table:table-cell>
          <table:table-cell office:value-type="string" table:style-name="ce1">
            <text:p>(255, 128, 0), (222, 184, 135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07, 142, 35), (0, 102, 102), (0, 128, 128)</text:p>
          </table:table-cell>
          <table:table-cell office:value-type="string" table:style-name="ce1">
            <text:p>(255, 182, 193), (255, 140, 0), (255, 128, 0), (107, 142, 35), (222, 184, 135), (0, 128, 128), (139, 69, 19), (0, 102, 102)</text:p>
          </table:table-cell>
          <table:table-cell office:value-type="string" table:style-name="ce1">
            <text:p>(255, 128, 0), (107, 142, 35), (139, 69, 19), (0, 128, 128)</text:p>
          </table:table-cell>
          <table:table-cell office:value-type="string" table:style-name="ce1">
            <text:p>(-100, 200), (200, 100), (100, 200), (-200, 100)</text:p>
          </table:table-cell>
          <table:table-cell office:value-type="string" table:style-name="ce1">
            <text:p>(-100, 200), (200, 100), (100, 200), (-200, 100), (-100, -200), (200, -100), (-200, -100), (100, -200)</text:p>
          </table:table-cell>
          <table:table-cell office:value-type="string" table:style-name="ce1">
            <text:p>(-100, -200), 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0, 0)</text:p>
          </table:table-cell>
          <table:table-cell office:value-type="string" table:style-name="ce1">
            <text:p>(0, 128, 128), (0, 100, 0), (255, 182, 193), (128, 0, 128)</text:p>
          </table:table-cell>
          <table:table-cell office:value-type="string" table:style-name="ce1">
            <text:p>(255, 182, 193), (0, 128, 128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82, 193)</text:p>
          </table:table-cell>
          <table:table-cell office:value-type="string" table:style-name="ce1">
            <text:p>(255, 182, 193), (222, 184, 135), (0, 230, 115), (128, 0, 128)</text:p>
          </table:table-cell>
          <table:table-cell office:value-type="string" table:style-name="ce1">
            <text:p>(128, 0, 128), (0, 230, 115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2, 102), (255, 140, 0)</text:p>
          </table:table-cell>
          <table:table-cell office:value-type="string" table:style-name="ce1">
            <text:p>(222, 184, 135), (0, 100, 0), (107, 142, 35), (0, 102, 102), (0, 128, 128), (255, 140, 0)</text:p>
          </table:table-cell>
          <table:table-cell office:value-type="string" table:style-name="ce1">
            <text:p>(0, 102, 102), (255, 140, 0), (107, 142, 35)</text:p>
          </table:table-cell>
          <table:table-cell office:value-type="string" table:style-name="ce1">
            <text:p>(-100, 200), (-200, 100), (200, 100)</text:p>
          </table:table-cell>
          <table:table-cell office:value-type="string" table:style-name="ce1">
            <text:p>(-100, 200), (-200, 100), (200, 1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82, 193)</text:p>
          </table:table-cell>
          <table:table-cell office:value-type="string" table:style-name="ce1">
            <text:p>(255, 128, 0), (0, 102, 102), (255, 182, 193), (128, 0, 128)</text:p>
          </table:table-cell>
          <table:table-cell office:value-type="string" table:style-name="ce1">
            <text:p>(0, 102, 102), (255, 128, 0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40, 0)</text:p>
          </table:table-cell>
          <table:table-cell office:value-type="string" table:style-name="ce1">
            <text:p>(128, 0, 128), (139, 69, 19), (0, 128, 128), (255, 140, 0)</text:p>
          </table:table-cell>
          <table:table-cell office:value-type="string" table:style-name="ce1">
            <text:p>(139, 69, 19), (128, 0, 128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02, 102), (107, 142, 35)</text:p>
          </table:table-cell>
          <table:table-cell office:value-type="string" table:style-name="ce1">
            <text:p>(222, 184, 135), (0, 102, 102), (107, 142, 35), (128, 0, 128), (139, 69, 19), (0, 100, 0)</text:p>
          </table:table-cell>
          <table:table-cell office:value-type="string" table:style-name="ce1">
            <text:p>(107, 142, 35), (222, 184, 135), (0, 102, 102)</text:p>
          </table:table-cell>
          <table:table-cell office:value-type="string" table:style-name="ce1">
            <text:p>(-100, 200), (200, 100), (-200, 100)</text:p>
          </table:table-cell>
          <table:table-cell office:value-type="string" table:style-name="ce1">
            <text:p>(-100, 200), (200, 100), (-200, 1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02, 102), (0, 128, 128), (0, 230, 115)</text:p>
          </table:table-cell>
          <table:table-cell office:value-type="string" table:style-name="ce1">
            <text:p>(0, 100, 0), (139, 69, 19), (222, 184, 135), (0, 230, 115), (0, 102, 102), (128, 0, 128), (0, 128, 128), (107, 142, 35)</text:p>
          </table:table-cell>
          <table:table-cell office:value-type="string" table:style-name="ce1">
            <text:p>(0, 128, 128), (107, 142, 35), (222, 184, 135), (0, 102, 102)</text:p>
          </table:table-cell>
          <table:table-cell office:value-type="string" table:style-name="ce1">
            <text:p>(200, 100), (-100, 200), (-200, 100), (100, 200)</text:p>
          </table:table-cell>
          <table:table-cell office:value-type="string" table:style-name="ce1">
            <text:p>(200, 100), (-100, 200), (-200, 100), (100, 2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255, 182, 193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28, 128), (255, 140, 0), (128, 0, 128)</text:p>
          </table:table-cell>
          <table:table-cell office:value-type="string" table:style-name="ce1">
            <text:p>(255, 140, 0), (0, 102, 102), (0, 100, 0), (128, 0, 128), (0, 230, 115), (107, 142, 35), (0, 128, 128), (139, 69, 19)</text:p>
          </table:table-cell>
          <table:table-cell office:value-type="string" table:style-name="ce1">
            <text:p>(255, 140, 0), (139, 69, 19), (128, 0, 128), (0, 100, 0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100, -200), (-200, -100), (-100, -200), (200, -100)</text:p>
          </table:table-cell>
          <table:table-cell office:value-type="string" table:style-name="ce1">
            <text:p>(100, -200), 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07, 142, 35)</text:p>
          </table:table-cell>
          <table:table-cell office:value-type="string" table:style-name="ce1">
            <text:p>(139, 69, 19), (0, 102, 102), (0, 230, 115), (107, 142, 35)</text:p>
          </table:table-cell>
          <table:table-cell office:value-type="string" table:style-name="ce1">
            <text:p>(0, 230, 115), (0, 102, 102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07, 142, 35), (255, 128, 0), (255, 182, 193)</text:p>
          </table:table-cell>
          <table:table-cell office:value-type="string" table:style-name="ce1">
            <text:p>(128, 0, 128), (107, 142, 35), (255, 182, 193), (222, 184, 135), (0, 230, 115), (255, 128, 0), (139, 69, 19), (0, 128, 128)</text:p>
          </table:table-cell>
          <table:table-cell office:value-type="string" table:style-name="ce1">
            <text:p>(0, 230, 115), (107, 142, 35), (255, 128, 0), (0, 128, 128)</text:p>
          </table:table-cell>
          <table:table-cell office:value-type="string" table:style-name="ce1">
            <text:p>(100, 200), (-100, 200), (200, 100), (-200, 100)</text:p>
          </table:table-cell>
          <table:table-cell office:value-type="string" table:style-name="ce1">
            <text:p>(100, 200), (-100, 200), (200, 100), (-200, 100), (200, -100), (100, -200), (-200, -100), (-100, -200)</text:p>
          </table:table-cell>
          <table:table-cell office:value-type="string" table:style-name="ce1">
            <text:p>(200, -100), 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07, 142, 35), (255, 140, 0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82, 193), (0, 102, 102), (0, 128, 128)</text:p>
          </table:table-cell>
          <table:table-cell office:value-type="string" table:style-name="ce1">
            <text:p>(255, 128, 0), (0, 102, 102), (255, 140, 0), (107, 142, 35), (0, 100, 0), (255, 182, 193), (222, 184, 135), (0, 128, 128)</text:p>
          </table:table-cell>
          <table:table-cell office:value-type="string" table:style-name="ce1">
            <text:p>(255, 128, 0), (0, 128, 128), (255, 140, 0), (0, 102, 102)</text:p>
          </table:table-cell>
          <table:table-cell office:value-type="string" table:style-name="ce1">
            <text:p>(100, 200), (-200, 100), (-100, 200), (200, 100)</text:p>
          </table:table-cell>
          <table:table-cell office:value-type="string" table:style-name="ce1">
            <text:p>(100, 200), (-200, 100), (-100, 200), (200, 100), (-200, -100), (200, -100), (-100, -200), (100, -200)</text:p>
          </table:table-cell>
          <table:table-cell office:value-type="string" table:style-name="ce1">
            <text:p>(-200, -100), 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22, 184, 135), (139, 69, 19)</text:p>
          </table:table-cell>
          <table:table-cell office:value-type="string" table:style-name="ce1">
            <text:p>(255, 128, 0), (222, 184, 135), (139, 69, 19), (107, 142, 35), (0, 230, 115), (0, 102, 102)</text:p>
          </table:table-cell>
          <table:table-cell office:value-type="string" table:style-name="ce1">
            <text:p>(255, 128, 0), (0, 102, 102), (139, 69, 19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-100, -200), (200, -100), (-200, -100)</text:p>
          </table:table-cell>
          <table:table-cell office:value-type="string" table:style-name="ce1">
            <text:p>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0, 102, 102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28, 128), (255, 182, 193), (255, 140, 0)</text:p>
          </table:table-cell>
          <table:table-cell office:value-type="string" table:style-name="ce1">
            <text:p>(0, 100, 0), (128, 0, 128), (0, 102, 102), (139, 69, 19), (0, 128, 128), (255, 140, 0), (255, 182, 193), (255, 128, 0)</text:p>
          </table:table-cell>
          <table:table-cell office:value-type="string" table:style-name="ce1">
            <text:p>(0, 102, 102), (128, 0, 128), (0, 128, 128), (139, 69, 19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-100, -200), (-200, -100), (100, -200), (200, -100)</text:p>
          </table:table-cell>
          <table:table-cell office:value-type="string" table:style-name="ce1">
            <text:p>(-100, -200), 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28, 0), (139, 69, 19)</text:p>
          </table:table-cell>
          <table:table-cell office:value-type="string" table:style-name="ce1">
            <text:p>(0, 102, 102), (222, 184, 135), (255, 128, 0), (139, 69, 19), (0, 230, 115), (255, 140, 0)</text:p>
          </table:table-cell>
          <table:table-cell office:value-type="string" table:style-name="ce1">
            <text:p>(139, 69, 19), (0, 102, 102), (222, 184, 135)</text:p>
          </table:table-cell>
          <table:table-cell office:value-type="string" table:style-name="ce1">
            <text:p>(200, 100), (100, 200), (-100, 200)</text:p>
          </table:table-cell>
          <table:table-cell office:value-type="string" table:style-name="ce1">
            <text:p>(200, 100), (100, 200), (-100, 200), (100, -200), (-200, -100), (-100, -200)</text:p>
          </table:table-cell>
          <table:table-cell office:value-type="string" table:style-name="ce1">
            <text:p>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107, 142, 35), (222, 184, 1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82, 193), (139, 69, 19)</text:p>
          </table:table-cell>
          <table:table-cell office:value-type="string" table:style-name="ce1">
            <text:p>(255, 182, 193), (107, 142, 35), (255, 140, 0), (255, 128, 0), (139, 69, 19), (222, 184, 135)</text:p>
          </table:table-cell>
          <table:table-cell office:value-type="string" table:style-name="ce1">
            <text:p>(255, 182, 193), (107, 142, 35), (255, 128, 0)</text:p>
          </table:table-cell>
          <table:table-cell office:value-type="string" table:style-name="ce1">
            <text:p>(-100, 200), (200, 100), (100, 200)</text:p>
          </table:table-cell>
          <table:table-cell office:value-type="string" table:style-name="ce1">
            <text:p>(-100, 200), (200, 100), (100, 200), (100, -200), (-100, -200), (-200, -100)</text:p>
          </table:table-cell>
          <table:table-cell office:value-type="string" table:style-name="ce1">
            <text:p>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40, 0), (128, 0, 128), (0, 230, 115)</text:p>
          </table:table-cell>
          <table:table-cell office:value-type="string" table:style-name="ce1">
            <text:p>(128, 0, 128), (107, 142, 35), (255, 140, 0), (0, 230, 115), (139, 69, 19), (255, 128, 0), (0, 102, 102), (0, 100, 0)</text:p>
          </table:table-cell>
          <table:table-cell office:value-type="string" table:style-name="ce1">
            <text:p>(0, 100, 0), (107, 142, 35), (0, 230, 115), (139, 69, 19)</text:p>
          </table:table-cell>
          <table:table-cell office:value-type="string" table:style-name="ce1">
            <text:p>(-200, 100), (200, 100), (-100, 200), (100, 200)</text:p>
          </table:table-cell>
          <table:table-cell office:value-type="string" table:style-name="ce1">
            <text:p>(-200, 100), (200, 100), (-100, 200), (100, 200), (100, -200), (200, -100), (-100, -200), (-200, -100)</text:p>
          </table:table-cell>
          <table:table-cell office:value-type="string" table:style-name="ce1">
            <text:p>(100, -200), 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28, 0, 128), (0, 230, 115), (222, 184, 135)</text:p>
          </table:table-cell>
          <table:table-cell office:value-type="string" table:style-name="ce1">
            <text:p>(255, 140, 0), (107, 142, 35), (255, 128, 0), (0, 230, 115), (255, 182, 193), (222, 184, 135), (128, 0, 128), (0, 128, 128)</text:p>
          </table:table-cell>
          <table:table-cell office:value-type="string" table:style-name="ce1">
            <text:p>(128, 0, 128), (255, 182, 193), (255, 140, 0), (0, 128, 128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-200, -100), (100, -200), (200, -100), (-100, -200)</text:p>
          </table:table-cell>
          <table:table-cell office:value-type="string" table:style-name="ce1">
            <text:p>(-200, -100), 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22, 184, 135), (0, 128, 128)</text:p>
          </table:table-cell>
          <table:table-cell office:value-type="string" table:style-name="ce1">
            <text:p>(255, 140, 0), (107, 142, 35), (0, 128, 128), (0, 102, 102), (0, 100, 0), (222, 184, 135)</text:p>
          </table:table-cell>
          <table:table-cell office:value-type="string" table:style-name="ce1">
            <text:p>(0, 102, 102), (222, 184, 135), (107, 142, 35)</text:p>
          </table:table-cell>
          <table:table-cell office:value-type="string" table:style-name="ce1">
            <text:p>(200, 100), (100, 200), (-100, 200)</text:p>
          </table:table-cell>
          <table:table-cell office:value-type="string" table:style-name="ce1">
            <text:p>(200, 100), (100, 200), (-100, 200), (-100, -200), (100, -200), (-200, -100)</text:p>
          </table:table-cell>
          <table:table-cell office:value-type="string" table:style-name="ce1">
            <text:p>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28, 0, 128), (0, 230, 115), (0, 100, 0)</text:p>
          </table:table-cell>
          <table:table-cell office:value-type="string" table:style-name="ce1">
            <text:p>(107, 142, 35), (0, 230, 115), (0, 102, 102), (255, 140, 0), (128, 0, 128), (222, 184, 135), (0, 100, 0), (255, 128, 0)</text:p>
          </table:table-cell>
          <table:table-cell office:value-type="string" table:style-name="ce1">
            <text:p>(222, 184, 135), (0, 100, 0), (255, 128, 0), (0, 230, 115)</text:p>
          </table:table-cell>
          <table:table-cell office:value-type="string" table:style-name="ce1">
            <text:p>(100, 200), (-100, 200), (-200, 100), (200, 100)</text:p>
          </table:table-cell>
          <table:table-cell office:value-type="string" table:style-name="ce1">
            <text:p>(100, 200), (-100, 200), (-200, 100), (200, 100), (100, -200), (-100, -200), (200, -100), (-200, -100)</text:p>
          </table:table-cell>
          <table:table-cell office:value-type="string" table:style-name="ce1">
            <text:p>(100, -200), 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28, 128), (222, 184, 135), (255, 182, 193)</text:p>
          </table:table-cell>
          <table:table-cell office:value-type="string" table:style-name="ce1">
            <text:p>(222, 184, 135), (255, 140, 0), (139, 69, 19), (255, 182, 193), (0, 100, 0), (128, 0, 128), (0, 128, 128), (0, 102, 102)</text:p>
          </table:table-cell>
          <table:table-cell office:value-type="string" table:style-name="ce1">
            <text:p>(255, 140, 0), (128, 0, 128), (139, 69, 19), (0, 102, 102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-100, -200), (-200, -100), (200, -100), (100, -200)</text:p>
          </table:table-cell>
          <table:table-cell office:value-type="string" table:style-name="ce1">
            <text:p>(-100, -200), 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0, 100, 0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0, 0)</text:p>
          </table:table-cell>
          <table:table-cell office:value-type="string" table:style-name="ce1">
            <text:p>(255, 182, 193), (0, 100, 0), (255, 128, 0), (107, 142, 35)</text:p>
          </table:table-cell>
          <table:table-cell office:value-type="string" table:style-name="ce1">
            <text:p>(255, 182, 193), (0, 100, 0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40, 0), (255, 182, 193)</text:p>
          </table:table-cell>
          <table:table-cell office:value-type="string" table:style-name="ce1">
            <text:p>(0, 128, 128), (222, 184, 135), (0, 100, 0), (255, 140, 0), (0, 230, 115), (255, 182, 193)</text:p>
          </table:table-cell>
          <table:table-cell office:value-type="string" table:style-name="ce1">
            <text:p>(255, 140, 0), (255, 182, 193), (0, 100, 0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-200, -100), (100, -200), (200, -100)</text:p>
          </table:table-cell>
          <table:table-cell office:value-type="string" table:style-name="ce1">
            <text:p>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07, 142, 35)</text:p>
          </table:table-cell>
          <table:table-cell office:value-type="string" table:style-name="ce1">
            <text:p>(222, 184, 135), (107, 142, 35), (0, 230, 115), (0, 128, 128)</text:p>
          </table:table-cell>
          <table:table-cell office:value-type="string" table:style-name="ce1">
            <text:p>(0, 230, 115), (0, 128, 128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07, 142, 35), (128, 0, 128)</text:p>
          </table:table-cell>
          <table:table-cell office:value-type="string" table:style-name="ce1">
            <text:p>(255, 128, 0), (255, 140, 0), (0, 128, 128), (107, 142, 35), (128, 0, 128), (0, 102, 102)</text:p>
          </table:table-cell>
          <table:table-cell office:value-type="string" table:style-name="ce1">
            <text:p>(128, 0, 128), (255, 140, 0), (0, 102, 102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00, 0), (139, 69, 19), (255, 128, 0)</text:p>
          </table:table-cell>
          <table:table-cell office:value-type="string" table:style-name="ce1">
            <text:p>(255, 182, 193), (0, 100, 0), (255, 140, 0), (139, 69, 19), (0, 102, 102), (0, 128, 128), (0, 230, 115), (255, 128, 0)</text:p>
          </table:table-cell>
          <table:table-cell office:value-type="string" table:style-name="ce1">
            <text:p>(255, 182, 193), (255, 128, 0), (0, 100, 0), (255, 140, 0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-200, -100), (100, -200), (200, -100), (-100, -200)</text:p>
          </table:table-cell>
          <table:table-cell office:value-type="string" table:style-name="ce1">
            <text:p>(-200, -100), 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40, 0)</text:p>
          </table:table-cell>
          <table:table-cell office:value-type="string" table:style-name="ce1">
            <text:p>(255, 140, 0), (107, 142, 35), (139, 69, 19), (0, 100, 0)</text:p>
          </table:table-cell>
          <table:table-cell office:value-type="string" table:style-name="ce1">
            <text:p>(107, 142, 35), (255, 140, 0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0, 0)</text:p>
          </table:table-cell>
          <table:table-cell office:value-type="string" table:style-name="ce1">
            <text:p>(0, 230, 115), (0, 100, 0), (255, 182, 193), (107, 142, 35)</text:p>
          </table:table-cell>
          <table:table-cell office:value-type="string" table:style-name="ce1">
            <text:p>(107, 142, 35), (0, 100, 0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82, 193)</text:p>
          </table:table-cell>
          <table:table-cell office:value-type="string" table:style-name="ce1">
            <text:p>(0, 128, 128), (0, 230, 115), (255, 182, 193), (128, 0, 128)</text:p>
          </table:table-cell>
          <table:table-cell office:value-type="string" table:style-name="ce1">
            <text:p>(128, 0, 128), (0, 230, 115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28, 128)</text:p>
          </table:table-cell>
          <table:table-cell office:value-type="string" table:style-name="ce1">
            <text:p>(0, 128, 128), (0, 102, 102), (0, 100, 0), (128, 0, 128)</text:p>
          </table:table-cell>
          <table:table-cell office:value-type="string" table:style-name="ce1">
            <text:p>(128, 0, 128), (0, 100, 0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22, 184, 135), (255, 182, 193), (0, 230, 115)</text:p>
          </table:table-cell>
          <table:table-cell office:value-type="string" table:style-name="ce1">
            <text:p>(0, 230, 115), (0, 128, 128), (222, 184, 135), (107, 142, 35), (255, 182, 193), (255, 128, 0), (128, 0, 128), (139, 69, 19)</text:p>
          </table:table-cell>
          <table:table-cell office:value-type="string" table:style-name="ce1">
            <text:p>(255, 128, 0), (0, 230, 115), (0, 128, 128), (222, 184, 135)</text:p>
          </table:table-cell>
          <table:table-cell office:value-type="string" table:style-name="ce1">
            <text:p>(-200, 100), (200, 100), (100, 200), (-100, 200)</text:p>
          </table:table-cell>
          <table:table-cell office:value-type="string" table:style-name="ce1">
            <text:p>(-200, 100), (200, 100), (100, 200), (-100, 200), (100, -200), (-100, -200), (200, -100), (-200, -100)</text:p>
          </table:table-cell>
          <table:table-cell office:value-type="string" table:style-name="ce1">
            <text:p>(100, -200), 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230, 115)</text:p>
          </table:table-cell>
          <table:table-cell office:value-type="string" table:style-name="ce1">
            <text:p>(139, 69, 19), (0, 230, 115), (107, 142, 35), (0, 102, 102)</text:p>
          </table:table-cell>
          <table:table-cell office:value-type="string" table:style-name="ce1">
            <text:p>(0, 102, 102), (0, 230, 115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28, 0, 128), (0, 102, 102), (255, 128, 0)</text:p>
          </table:table-cell>
          <table:table-cell office:value-type="string" table:style-name="ce1">
            <text:p>(107, 142, 35), (222, 184, 135), (0, 100, 0), (139, 69, 19), (0, 128, 128), (0, 102, 102), (128, 0, 128), (255, 128, 0)</text:p>
          </table:table-cell>
          <table:table-cell office:value-type="string" table:style-name="ce1">
            <text:p>(0, 128, 128), (128, 0, 128), (0, 102, 102), (222, 184, 135)</text:p>
          </table:table-cell>
          <table:table-cell office:value-type="string" table:style-name="ce1">
            <text:p>(200, 100), (100, 200), (-200, 100), (-100, 200)</text:p>
          </table:table-cell>
          <table:table-cell office:value-type="string" table:style-name="ce1">
            <text:p>(200, 100), (100, 200), (-200, 100), (-100, 200), (-100, -200), (200, -100), (100, -200), (-200, -100)</text:p>
          </table:table-cell>
          <table:table-cell office:value-type="string" table:style-name="ce1">
            <text:p>(-100, -200), 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128, 0, 128), (222, 184, 135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22, 184, 135)</text:p>
          </table:table-cell>
          <table:table-cell office:value-type="string" table:style-name="ce1">
            <text:p>(128, 0, 128), (255, 182, 193), (255, 140, 0), (222, 184, 135)</text:p>
          </table:table-cell>
          <table:table-cell office:value-type="string" table:style-name="ce1">
            <text:p>(128, 0, 128), (255, 182, 193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82, 193), (128, 0, 128), (0, 128, 128)</text:p>
          </table:table-cell>
          <table:table-cell office:value-type="string" table:style-name="ce1">
            <text:p>(255, 182, 193), (222, 184, 135), (139, 69, 19), (128, 0, 128), (0, 128, 128), (0, 230, 115), (0, 102, 102), (0, 100, 0)</text:p>
          </table:table-cell>
          <table:table-cell office:value-type="string" table:style-name="ce1">
            <text:p>(139, 69, 19), (0, 230, 115), (0, 128, 128), (255, 182, 193)</text:p>
          </table:table-cell>
          <table:table-cell office:value-type="string" table:style-name="ce1">
            <text:p>(-100, 200), (200, 100), (100, 200), (-200, 100)</text:p>
          </table:table-cell>
          <table:table-cell office:value-type="string" table:style-name="ce1">
            <text:p>(-100, 200), (200, 100), (100, 200), (-200, 100), (-100, -200), (100, -200), (200, -100), (-200, -100)</text:p>
          </table:table-cell>
          <table:table-cell office:value-type="string" table:style-name="ce1">
            <text:p>(-100, -200), 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28, 128), (139, 69, 19), (0, 102, 102)</text:p>
          </table:table-cell>
          <table:table-cell office:value-type="string" table:style-name="ce1">
            <text:p>(139, 69, 19), (0, 128, 128), (128, 0, 128), (255, 140, 0), (0, 102, 102), (0, 230, 115), (255, 182, 193), (222, 184, 135)</text:p>
          </table:table-cell>
          <table:table-cell office:value-type="string" table:style-name="ce1">
            <text:p>(0, 230, 115), (222, 184, 135), (139, 69, 19), (255, 140, 0)</text:p>
          </table:table-cell>
          <table:table-cell office:value-type="string" table:style-name="ce1">
            <text:p>(-200, 100), (-100, 200), (100, 200), (200, 100)</text:p>
          </table:table-cell>
          <table:table-cell office:value-type="string" table:style-name="ce1">
            <text:p>(-200, 100), (-100, 200), (100, 200), (200, 100), (-200, -100), (200, -100), (-100, -200), (100, -200)</text:p>
          </table:table-cell>
          <table:table-cell office:value-type="string" table:style-name="ce1">
            <text:p>(-200, -100), 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22, 184, 135), (255, 182, 193), (139, 69, 19)</text:p>
          </table:table-cell>
          <table:table-cell office:value-type="string" table:style-name="ce1">
            <text:p>(255, 140, 0), (128, 0, 128), (0, 230, 115), (139, 69, 19), (255, 182, 193), (0, 100, 0), (222, 184, 135), (255, 128, 0)</text:p>
          </table:table-cell>
          <table:table-cell office:value-type="string" table:style-name="ce1">
            <text:p>(255, 128, 0), (255, 182, 193), (222, 184, 135), (255, 140, 0)</text:p>
          </table:table-cell>
          <table:table-cell office:value-type="string" table:style-name="ce1">
            <text:p>(200, 100), (-100, 200), (-200, 100), (100, 200)</text:p>
          </table:table-cell>
          <table:table-cell office:value-type="string" table:style-name="ce1">
            <text:p>(200, 100), (-100, 200), (-200, 100), (100, 2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22, 184, 135)</text:p>
          </table:table-cell>
          <table:table-cell office:value-type="string" table:style-name="ce1">
            <text:p>(107, 142, 35), (222, 184, 135), (139, 69, 19), (0, 100, 0)</text:p>
          </table:table-cell>
          <table:table-cell office:value-type="string" table:style-name="ce1">
            <text:p>(0, 100, 0), (107, 142, 35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22, 184, 135), (107, 142, 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222, 184, 135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40, 0), (139, 69, 19)</text:p>
          </table:table-cell>
          <table:table-cell office:value-type="string" table:style-name="ce1">
            <text:p>(222, 184, 135), (107, 142, 35), (128, 0, 128), (139, 69, 19), (255, 182, 193), (255, 140, 0)</text:p>
          </table:table-cell>
          <table:table-cell office:value-type="string" table:style-name="ce1">
            <text:p>(222, 184, 135), (128, 0, 128), (255, 140, 0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100, -200), (-100, -200), (200, -100)</text:p>
          </table:table-cell>
          <table:table-cell office:value-type="string" table:style-name="ce1">
            <text:p>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39, 69, 19), (107, 142, 35)</text:p>
          </table:table-cell>
          <table:table-cell office:value-type="string" table:style-name="ce1">
            <text:p>(139, 69, 19), (255, 182, 193), (0, 102, 102), (222, 184, 135), (107, 142, 35), (255, 140, 0)</text:p>
          </table:table-cell>
          <table:table-cell office:value-type="string" table:style-name="ce1">
            <text:p>(255, 140, 0), (255, 182, 193), (0, 102, 102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-200, -100), (200, -100), (100, -200)</text:p>
          </table:table-cell>
          <table:table-cell office:value-type="string" table:style-name="ce1">
            <text:p>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28, 128), (255, 140, 0)</text:p>
          </table:table-cell>
          <table:table-cell office:value-type="string" table:style-name="ce1">
            <text:p>(0, 102, 102), (107, 142, 35), (255, 140, 0), (255, 182, 193), (222, 184, 135), (0, 128, 128)</text:p>
          </table:table-cell>
          <table:table-cell office:value-type="string" table:style-name="ce1">
            <text:p>(0, 128, 128), (255, 182, 193), (255, 140, 0)</text:p>
          </table:table-cell>
          <table:table-cell office:value-type="string" table:style-name="ce1">
            <text:p>(-200, 100), (100, 200), (200, 100)</text:p>
          </table:table-cell>
          <table:table-cell office:value-type="string" table:style-name="ce1">
            <text:p>(-200, 100), (100, 200), (200, 100), (-200, -100), (200, -100), (-100, -200)</text:p>
          </table:table-cell>
          <table:table-cell office:value-type="string" table:style-name="ce1">
            <text:p>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82, 193), (139, 69, 19), (222, 184, 135)</text:p>
          </table:table-cell>
          <table:table-cell office:value-type="string" table:style-name="ce1">
            <text:p>(255, 182, 193), (222, 184, 135), (0, 102, 102), (255, 128, 0), (139, 69, 19), (255, 140, 0), (0, 128, 128), (0, 100, 0)</text:p>
          </table:table-cell>
          <table:table-cell office:value-type="string" table:style-name="ce1">
            <text:p>(139, 69, 19), (0, 102, 102), (255, 128, 0), (0, 100, 0)</text:p>
          </table:table-cell>
          <table:table-cell office:value-type="string" table:style-name="ce1">
            <text:p>(-100, 200), (100, 200), (200, 100), (-200, 100)</text:p>
          </table:table-cell>
          <table:table-cell office:value-type="string" table:style-name="ce1">
            <text:p>(-100, 200), (100, 200), (200, 100), (-200, 100), (-200, -100), (100, -200), (200, -100), (-100, -200)</text:p>
          </table:table-cell>
          <table:table-cell office:value-type="string" table:style-name="ce1">
            <text:p>(-200, -100), 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39, 69, 19), (0, 230, 115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28, 128)</text:p>
          </table:table-cell>
          <table:table-cell office:value-type="string" table:style-name="ce1">
            <text:p>(0, 102, 102), (128, 0, 128), (222, 184, 135), (0, 128, 128)</text:p>
          </table:table-cell>
          <table:table-cell office:value-type="string" table:style-name="ce1">
            <text:p>(222, 184, 135), (128, 0, 128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0, 100, 0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39, 69, 19), (0, 100, 0), (255, 128, 0)</text:p>
          </table:table-cell>
          <table:table-cell office:value-type="string" table:style-name="ce1">
            <text:p>(255, 182, 193), (255, 128, 0), (222, 184, 135), (0, 230, 115), (107, 142, 35), (0, 100, 0), (128, 0, 128), (139, 69, 19)</text:p>
          </table:table-cell>
          <table:table-cell office:value-type="string" table:style-name="ce1">
            <text:p>(222, 184, 135), (128, 0, 128), (255, 128, 0), (0, 100, 0)</text:p>
          </table:table-cell>
          <table:table-cell office:value-type="string" table:style-name="ce1">
            <text:p>(200, 100), (-100, 200), (100, 200), (-200, 100)</text:p>
          </table:table-cell>
          <table:table-cell office:value-type="string" table:style-name="ce1">
            <text:p>(200, 100), (-100, 200), (100, 200), (-200, 100), (100, -200), (-100, -200), (-200, -100), (200, -100)</text:p>
          </table:table-cell>
          <table:table-cell office:value-type="string" table:style-name="ce1">
            <text:p>(100, -200), 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00, 0)</text:p>
          </table:table-cell>
          <table:table-cell office:value-type="string" table:style-name="ce1">
            <text:p>(0, 100, 0), (0, 102, 102), (255, 128, 0), (255, 140, 0)</text:p>
          </table:table-cell>
          <table:table-cell office:value-type="string" table:style-name="ce1">
            <text:p>(255, 140, 0), (255, 128, 0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230, 115), (0, 128, 128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22, 184, 135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28, 0, 128), (255, 140, 0), (255, 182, 193)</text:p>
          </table:table-cell>
          <table:table-cell office:value-type="string" table:style-name="ce1">
            <text:p>(107, 142, 35), (255, 182, 193), (255, 140, 0), (222, 184, 135), (0, 100, 0), (128, 0, 128), (255, 128, 0), (0, 230, 115)</text:p>
          </table:table-cell>
          <table:table-cell office:value-type="string" table:style-name="ce1">
            <text:p>(222, 184, 135), (128, 0, 128), (0, 100, 0), (255, 128, 0)</text:p>
          </table:table-cell>
          <table:table-cell office:value-type="string" table:style-name="ce1">
            <text:p>(-100, 200), (100, 200), (200, 100), (-200, 100)</text:p>
          </table:table-cell>
          <table:table-cell office:value-type="string" table:style-name="ce1">
            <text:p>(-100, 200), (100, 200), (200, 100), (-200, 100), (-100, -200), (200, -100), (100, -200), (-200, -100)</text:p>
          </table:table-cell>
          <table:table-cell office:value-type="string" table:style-name="ce1">
            <text:p>(-100, -200), 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2, 102)</text:p>
          </table:table-cell>
          <table:table-cell office:value-type="string" table:style-name="ce1">
            <text:p>(139, 69, 19), (222, 184, 135), (0, 102, 102), (255, 128, 0)</text:p>
          </table:table-cell>
          <table:table-cell office:value-type="string" table:style-name="ce1">
            <text:p>(222, 184, 135), (0, 102, 102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28, 0)</text:p>
          </table:table-cell>
          <table:table-cell office:value-type="string" table:style-name="ce1">
            <text:p>(0, 128, 128), (107, 142, 35), (255, 128, 0), (0, 100, 0)</text:p>
          </table:table-cell>
          <table:table-cell office:value-type="string" table:style-name="ce1">
            <text:p>(0, 128, 128), (0, 100, 0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07, 142, 35), (255, 182, 193)</text:p>
          </table:table-cell>
          <table:table-cell office:value-type="string" table:style-name="ce1">
            <text:p>(107, 142, 35), (0, 102, 102), (255, 128, 0), (222, 184, 135), (0, 100, 0), (255, 182, 193)</text:p>
          </table:table-cell>
          <table:table-cell office:value-type="string" table:style-name="ce1">
            <text:p>(0, 102, 102), (0, 100, 0), (107, 142, 35)</text:p>
          </table:table-cell>
          <table:table-cell office:value-type="string" table:style-name="ce1">
            <text:p>(-100, 200), (-200, 100), (200, 100)</text:p>
          </table:table-cell>
          <table:table-cell office:value-type="string" table:style-name="ce1">
            <text:p>(-100, 200), (-200, 100), (200, 1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22, 184, 135), (128, 0, 128)</text:p>
          </table:table-cell>
          <table:table-cell office:value-type="string" table:style-name="ce1">
            <text:p>(255, 128, 0), (222, 184, 135), (128, 0, 128), (0, 100, 0), (107, 142, 35), (255, 140, 0)</text:p>
          </table:table-cell>
          <table:table-cell office:value-type="string" table:style-name="ce1">
            <text:p>(255, 140, 0), (0, 100, 0), (255, 128, 0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-200, -100), (200, -100), (100, -200)</text:p>
          </table:table-cell>
          <table:table-cell office:value-type="string" table:style-name="ce1">
            <text:p>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28, 0), (0, 128, 128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230, 115)</text:p>
          </table:table-cell>
          <table:table-cell office:value-type="string" table:style-name="ce1">
            <text:p>(0, 230, 115), (255, 128, 0), (139, 69, 19), (222, 184, 135)</text:p>
          </table:table-cell>
          <table:table-cell office:value-type="string" table:style-name="ce1">
            <text:p>(255, 128, 0), (222, 184, 135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22, 184, 135), (255, 182, 193), (255, 140, 0)</text:p>
          </table:table-cell>
          <table:table-cell office:value-type="string" table:style-name="ce1">
            <text:p>(255, 140, 0), (222, 184, 135), (0, 102, 102), (255, 128, 0), (0, 128, 128), (0, 230, 115), (128, 0, 128), (255, 182, 193)</text:p>
          </table:table-cell>
          <table:table-cell office:value-type="string" table:style-name="ce1">
            <text:p>(0, 128, 128), (222, 184, 135), (0, 102, 102), (0, 230, 115)</text:p>
          </table:table-cell>
          <table:table-cell office:value-type="string" table:style-name="ce1">
            <text:p>(-100, 200), (200, 100), (100, 200), (-200, 100)</text:p>
          </table:table-cell>
          <table:table-cell office:value-type="string" table:style-name="ce1">
            <text:p>(-100, 200), (200, 100), (100, 200), (-200, 100), (-200, -100), (-100, -200), (200, -100), (100, -200)</text:p>
          </table:table-cell>
          <table:table-cell office:value-type="string" table:style-name="ce1">
            <text:p>(-200, -100), 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28, 128), (0, 230, 115)</text:p>
          </table:table-cell>
          <table:table-cell office:value-type="string" table:style-name="ce1">
            <text:p>(255, 140, 0), (139, 69, 19), (0, 230, 115), (222, 184, 135), (0, 128, 128), (128, 0, 128)</text:p>
          </table:table-cell>
          <table:table-cell office:value-type="string" table:style-name="ce1">
            <text:p>(0, 128, 128), (139, 69, 19), (222, 184, 135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100, -200), (-100, -200), (200, -100)</text:p>
          </table:table-cell>
          <table:table-cell office:value-type="string" table:style-name="ce1">
            <text:p>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40, 0), (0, 128, 128), (222, 184, 135)</text:p>
          </table:table-cell>
          <table:table-cell office:value-type="string" table:style-name="ce1">
            <text:p>(0, 102, 102), (139, 69, 19), (222, 184, 135), (255, 182, 193), (255, 140, 0), (0, 100, 0), (0, 128, 128), (128, 0, 128)</text:p>
          </table:table-cell>
          <table:table-cell office:value-type="string" table:style-name="ce1">
            <text:p>(255, 182, 193), (0, 100, 0), (0, 102, 102), (0, 128, 128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-200, -100), (-100, -200), (100, -200), (200, -100)</text:p>
          </table:table-cell>
          <table:table-cell office:value-type="string" table:style-name="ce1">
            <text:p>(-200, -100), 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28, 0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2, 102)</text:p>
          </table:table-cell>
          <table:table-cell office:value-type="string" table:style-name="ce1">
            <text:p>(255, 128, 0), (0, 102, 102), (255, 182, 193), (128, 0, 128)</text:p>
          </table:table-cell>
          <table:table-cell office:value-type="string" table:style-name="ce1">
            <text:p>(255, 128, 0), (128, 0, 128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222, 184, 135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55, 140, 0), (222, 184, 135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39, 69, 19)</text:p>
          </table:table-cell>
          <table:table-cell office:value-type="string" table:style-name="ce1">
            <text:p>(0, 100, 0), (255, 140, 0), (139, 69, 19), (0, 230, 115)</text:p>
          </table:table-cell>
          <table:table-cell office:value-type="string" table:style-name="ce1">
            <text:p>(0, 100, 0), (0, 230, 115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28, 0), (128, 0, 128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2, 102), (255, 128, 0)</text:p>
          </table:table-cell>
          <table:table-cell office:value-type="string" table:style-name="ce1">
            <text:p>(255, 182, 193), (255, 128, 0), (0, 230, 115), (107, 142, 35), (0, 100, 0), (0, 102, 102)</text:p>
          </table:table-cell>
          <table:table-cell office:value-type="string" table:style-name="ce1">
            <text:p>(0, 100, 0), (255, 128, 0), (107, 142, 35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82, 193), (128, 0, 128)</text:p>
          </table:table-cell>
          <table:table-cell office:value-type="string" table:style-name="ce1">
            <text:p>(255, 140, 0), (128, 0, 128), (0, 102, 102), (0, 100, 0), (0, 230, 115), (255, 182, 193)</text:p>
          </table:table-cell>
          <table:table-cell office:value-type="string" table:style-name="ce1">
            <text:p>(0, 230, 115), (255, 140, 0), (0, 100, 0)</text:p>
          </table:table-cell>
          <table:table-cell office:value-type="string" table:style-name="ce1">
            <text:p>(100, 200), (-100, 200), (-200, 100)</text:p>
          </table:table-cell>
          <table:table-cell office:value-type="string" table:style-name="ce1">
            <text:p>(100, 200), (-100, 200), (-200, 100), (100, -200), (-200, -100), (200, -100)</text:p>
          </table:table-cell>
          <table:table-cell office:value-type="string" table:style-name="ce1">
            <text:p>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222, 184, 135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28, 0, 128)</text:p>
          </table:table-cell>
          <table:table-cell office:value-type="string" table:style-name="ce1">
            <text:p>(128, 0, 128), (255, 140, 0), (255, 128, 0), (0, 102, 102)</text:p>
          </table:table-cell>
          <table:table-cell office:value-type="string" table:style-name="ce1">
            <text:p>(128, 0, 128), (255, 140, 0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28, 128), (0, 230, 115)</text:p>
          </table:table-cell>
          <table:table-cell office:value-type="string" table:style-name="ce1">
            <text:p>(139, 69, 19), (128, 0, 128), (255, 140, 0), (0, 128, 128), (107, 142, 35), (0, 230, 115)</text:p>
          </table:table-cell>
          <table:table-cell office:value-type="string" table:style-name="ce1">
            <text:p>(107, 142, 35), (128, 0, 128), (0, 128, 128)</text:p>
          </table:table-cell>
          <table:table-cell office:value-type="string" table:style-name="ce1">
            <text:p>(100, 200), (-100, 200), (-200, 100)</text:p>
          </table:table-cell>
          <table:table-cell office:value-type="string" table:style-name="ce1">
            <text:p>(100, 200), (-100, 200), (-200, 100), (-200, -100), (-100, -200), (200, -100)</text:p>
          </table:table-cell>
          <table:table-cell office:value-type="string" table:style-name="ce1">
            <text:p>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28, 128)</text:p>
          </table:table-cell>
          <table:table-cell office:value-type="string" table:style-name="ce1">
            <text:p>(255, 140, 0), (255, 128, 0), (0, 230, 115), (0, 128, 128)</text:p>
          </table:table-cell>
          <table:table-cell office:value-type="string" table:style-name="ce1">
            <text:p>(255, 140, 0), (255, 128, 0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2, 102), (222, 184, 135)</text:p>
          </table:table-cell>
          <table:table-cell office:value-type="string" table:style-name="ce1">
            <text:p>(255, 182, 193), (222, 184, 135), (107, 142, 35), (0, 100, 0), (0, 102, 102), (128, 0, 128)</text:p>
          </table:table-cell>
          <table:table-cell office:value-type="string" table:style-name="ce1">
            <text:p>(255, 182, 193), (128, 0, 128), (222, 184, 135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28, 128), (128, 0, 128), (139, 69, 19)</text:p>
          </table:table-cell>
          <table:table-cell office:value-type="string" table:style-name="ce1">
            <text:p>(0, 102, 102), (0, 128, 128), (255, 182, 193), (107, 142, 35), (0, 100, 0), (128, 0, 128), (139, 69, 19), (222, 184, 135)</text:p>
          </table:table-cell>
          <table:table-cell office:value-type="string" table:style-name="ce1">
            <text:p>(0, 102, 102), (107, 142, 35), (0, 128, 128), (0, 100, 0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39, 69, 19)</text:p>
          </table:table-cell>
          <table:table-cell office:value-type="string" table:style-name="ce1">
            <text:p>(0, 102, 102), (128, 0, 128), (0, 128, 128), (139, 69, 19)</text:p>
          </table:table-cell>
          <table:table-cell office:value-type="string" table:style-name="ce1">
            <text:p>(0, 128, 128), (128, 0, 128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2, 102), (128, 0, 128)</text:p>
          </table:table-cell>
          <table:table-cell office:value-type="string" table:style-name="ce1">
            <text:p>(0, 128, 128), (255, 140, 0), (128, 0, 128), (222, 184, 135), (255, 182, 193), (0, 102, 102)</text:p>
          </table:table-cell>
          <table:table-cell office:value-type="string" table:style-name="ce1">
            <text:p>(255, 140, 0), (255, 182, 193), (222, 184, 135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100, -200), (-100, -200), (-200, -100)</text:p>
          </table:table-cell>
          <table:table-cell office:value-type="string" table:style-name="ce1">
            <text:p>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28, 128)</text:p>
          </table:table-cell>
          <table:table-cell office:value-type="string" table:style-name="ce1">
            <text:p>(0, 230, 115), (128, 0, 128), (0, 128, 128), (139, 69, 19)</text:p>
          </table:table-cell>
          <table:table-cell office:value-type="string" table:style-name="ce1">
            <text:p>(0, 128, 128), (139, 69, 19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22, 184, 135), (255, 182, 193)</text:p>
          </table:table-cell>
          <table:table-cell office:value-type="string" table:style-name="ce1">
            <text:p>(255, 140, 0), (255, 182, 193), (128, 0, 128), (222, 184, 135), (0, 128, 128), (255, 128, 0)</text:p>
          </table:table-cell>
          <table:table-cell office:value-type="string" table:style-name="ce1">
            <text:p>(128, 0, 128), (222, 184, 135), (0, 128, 128)</text:p>
          </table:table-cell>
          <table:table-cell office:value-type="string" table:style-name="ce1">
            <text:p>(-200, 100), (200, 100), (100, 200)</text:p>
          </table:table-cell>
          <table:table-cell office:value-type="string" table:style-name="ce1">
            <text:p>(-200, 100), (200, 100), (100, 200), (200, -100), (100, -200), (-100, -200)</text:p>
          </table:table-cell>
          <table:table-cell office:value-type="string" table:style-name="ce1">
            <text:p>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230, 115), (255, 182, 193)</text:p>
          </table:table-cell>
          <table:table-cell office:value-type="string" table:style-name="ce1">
            <text:p>(0, 128, 128), (0, 230, 115), (107, 142, 35), (0, 102, 102), (255, 182, 193), (255, 128, 0)</text:p>
          </table:table-cell>
          <table:table-cell office:value-type="string" table:style-name="ce1">
            <text:p>(255, 128, 0), (255, 182, 193), (0, 128, 128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100, -200), (-100, -200), (-200, -100)</text:p>
          </table:table-cell>
          <table:table-cell office:value-type="string" table:style-name="ce1">
            <text:p>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28, 128), (139, 69, 19), (255, 182, 193)</text:p>
          </table:table-cell>
          <table:table-cell office:value-type="string" table:style-name="ce1">
            <text:p>(0, 102, 102), (0, 230, 115), (139, 69, 19), (255, 128, 0), (128, 0, 128), (0, 100, 0), (0, 128, 128), (255, 182, 193)</text:p>
          </table:table-cell>
          <table:table-cell office:value-type="string" table:style-name="ce1">
            <text:p>(128, 0, 128), (255, 182, 193), (255, 128, 0), (0, 230, 115)</text:p>
          </table:table-cell>
          <table:table-cell office:value-type="string" table:style-name="ce1">
            <text:p>(-200, 100), (100, 200), (-100, 200), (200, 100)</text:p>
          </table:table-cell>
          <table:table-cell office:value-type="string" table:style-name="ce1">
            <text:p>(-200, 100), (100, 200), (-100, 200), (200, 100), (100, -200), (200, -100), (-100, -200), (-200, -100)</text:p>
          </table:table-cell>
          <table:table-cell office:value-type="string" table:style-name="ce1">
            <text:p>(100, -200), 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0, 128, 128), (128, 0, 128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28, 0), (0, 102, 102)</text:p>
          </table:table-cell>
          <table:table-cell office:value-type="string" table:style-name="ce1">
            <text:p>(0, 230, 115), (255, 128, 0), (255, 182, 193), (128, 0, 128), (0, 100, 0), (0, 102, 102)</text:p>
          </table:table-cell>
          <table:table-cell office:value-type="string" table:style-name="ce1">
            <text:p>(255, 128, 0), (0, 102, 102), (0, 100, 0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-200, -100), (-100, -200), (200, -100)</text:p>
          </table:table-cell>
          <table:table-cell office:value-type="string" table:style-name="ce1">
            <text:p>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28, 0), (255, 140, 0), (222, 184, 135)</text:p>
          </table:table-cell>
          <table:table-cell office:value-type="string" table:style-name="ce1">
            <text:p>(139, 69, 19), (255, 128, 0), (255, 140, 0), (0, 128, 128), (0, 100, 0), (222, 184, 135), (255, 182, 193), (0, 230, 115)</text:p>
          </table:table-cell>
          <table:table-cell office:value-type="string" table:style-name="ce1">
            <text:p>(0, 128, 128), (0, 100, 0), (255, 128, 0), (222, 184, 135)</text:p>
          </table:table-cell>
          <table:table-cell office:value-type="string" table:style-name="ce1">
            <text:p>(100, 200), (-100, 200), (-200, 100), (200, 100)</text:p>
          </table:table-cell>
          <table:table-cell office:value-type="string" table:style-name="ce1">
            <text:p>(100, 200), (-100, 200), (-200, 100), (200, 100), (-200, -100), (100, -200), (-100, -200), (200, -100)</text:p>
          </table:table-cell>
          <table:table-cell office:value-type="string" table:style-name="ce1">
            <text:p>(-200, -100), 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2, 102), (255, 140, 0), (255, 182, 193)</text:p>
          </table:table-cell>
          <table:table-cell office:value-type="string" table:style-name="ce1">
            <text:p>(255, 182, 193), (0, 230, 115), (255, 128, 0), (222, 184, 135), (128, 0, 128), (0, 102, 102), (255, 140, 0), (107, 142, 35)</text:p>
          </table:table-cell>
          <table:table-cell office:value-type="string" table:style-name="ce1">
            <text:p>(255, 182, 193), (0, 230, 115), (222, 184, 135), (0, 102, 102)</text:p>
          </table:table-cell>
          <table:table-cell office:value-type="string" table:style-name="ce1">
            <text:p>(200, 100), (-100, 200), (-200, 100), (100, 200)</text:p>
          </table:table-cell>
          <table:table-cell office:value-type="string" table:style-name="ce1">
            <text:p>(200, 100), (-100, 200), (-200, 100), (100, 200), (-200, -100), (200, -100), (100, -200), (-100, -200)</text:p>
          </table:table-cell>
          <table:table-cell office:value-type="string" table:style-name="ce1">
            <text:p>(-200, -100), 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22, 184, 135)</text:p>
          </table:table-cell>
          <table:table-cell office:value-type="string" table:style-name="ce1">
            <text:p>(255, 128, 0), (128, 0, 128), (222, 184, 135), (255, 182, 193)</text:p>
          </table:table-cell>
          <table:table-cell office:value-type="string" table:style-name="ce1">
            <text:p>(128, 0, 128), (222, 184, 135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40, 0), (0, 100, 0), (107, 142, 35)</text:p>
          </table:table-cell>
          <table:table-cell office:value-type="string" table:style-name="ce1">
            <text:p>(0, 100, 0), (107, 142, 35), (222, 184, 135), (255, 128, 0), (255, 140, 0), (0, 128, 128), (0, 102, 102), (255, 182, 193)</text:p>
          </table:table-cell>
          <table:table-cell office:value-type="string" table:style-name="ce1">
            <text:p>(0, 102, 102), (0, 100, 0), (255, 140, 0), (0, 128, 128)</text:p>
          </table:table-cell>
          <table:table-cell office:value-type="string" table:style-name="ce1">
            <text:p>(-100, 200), (200, 100), (100, 200), (-200, 100)</text:p>
          </table:table-cell>
          <table:table-cell office:value-type="string" table:style-name="ce1">
            <text:p>(-100, 200), (200, 100), (100, 200), (-200, 100), (200, -100), (100, -200), (-100, -200), (-200, -100)</text:p>
          </table:table-cell>
          <table:table-cell office:value-type="string" table:style-name="ce1">
            <text:p>(200, -100), 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22, 184, 135), (255, 140, 0), (107, 142, 35)</text:p>
          </table:table-cell>
          <table:table-cell office:value-type="string" table:style-name="ce1">
            <text:p>(255, 128, 0), (0, 230, 115), (107, 142, 35), (255, 140, 0), (222, 184, 135), (139, 69, 19), (0, 100, 0), (0, 128, 128)</text:p>
          </table:table-cell>
          <table:table-cell office:value-type="string" table:style-name="ce1">
            <text:p>(255, 140, 0), (255, 128, 0), (0, 128, 128), (139, 69, 19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100, -200), (200, -100), (-100, -200), (-200, -100)</text:p>
          </table:table-cell>
          <table:table-cell office:value-type="string" table:style-name="ce1">
            <text:p>(100, -200), 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82, 193), (128, 0, 128)</text:p>
          </table:table-cell>
          <table:table-cell office:value-type="string" table:style-name="ce1">
            <text:p>(139, 69, 19), (107, 142, 35), (128, 0, 128), (255, 128, 0), (255, 182, 193), (0, 128, 128)</text:p>
          </table:table-cell>
          <table:table-cell office:value-type="string" table:style-name="ce1">
            <text:p>(128, 0, 128), (107, 142, 35), (255, 182, 193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-200, -100), (-100, -200), (100, -200)</text:p>
          </table:table-cell>
          <table:table-cell office:value-type="string" table:style-name="ce1">
            <text:p>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230, 115)</text:p>
          </table:table-cell>
          <table:table-cell office:value-type="string" table:style-name="ce1">
            <text:p>(0, 102, 102), (0, 128, 128), (0, 230, 115), (255, 182, 193)</text:p>
          </table:table-cell>
          <table:table-cell office:value-type="string" table:style-name="ce1">
            <text:p>(0, 128, 128), (255, 182, 193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07, 142, 35), (0, 230, 11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0, 128, 128), (255, 140, 0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28, 128), (0, 102, 102)</text:p>
          </table:table-cell>
          <table:table-cell office:value-type="string" table:style-name="ce1">
            <text:p>(139, 69, 19), (0, 128, 128), (0, 102, 102), (255, 128, 0), (0, 230, 115), (128, 0, 128)</text:p>
          </table:table-cell>
          <table:table-cell office:value-type="string" table:style-name="ce1">
            <text:p>(0, 230, 115), (0, 102, 102), (0, 128, 128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28, 0), (0, 100, 0), (139, 69, 19)</text:p>
          </table:table-cell>
          <table:table-cell office:value-type="string" table:style-name="ce1">
            <text:p>(128, 0, 128), (0, 100, 0), (255, 128, 0), (107, 142, 35), (0, 128, 128), (255, 182, 193), (139, 69, 19), (0, 102, 102)</text:p>
          </table:table-cell>
          <table:table-cell office:value-type="string" table:style-name="ce1">
            <text:p>(255, 128, 0), (139, 69, 19), (128, 0, 128), (255, 182, 193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200, -100), (100, -200), (-100, -200), (-200, -100)</text:p>
          </table:table-cell>
          <table:table-cell office:value-type="string" table:style-name="ce1">
            <text:p>(200, -100), 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39, 69, 19)</text:p>
          </table:table-cell>
          <table:table-cell office:value-type="string" table:style-name="ce1">
            <text:p>(107, 142, 35), (0, 102, 102), (0, 230, 115), (139, 69, 19)</text:p>
          </table:table-cell>
          <table:table-cell office:value-type="string" table:style-name="ce1">
            <text:p>(0, 102, 102), (0, 230, 115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0, 102, 102), (255, 128, 0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0, 102, 102), (139, 69, 19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39, 69, 19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40, 0)</text:p>
          </table:table-cell>
          <table:table-cell office:value-type="string" table:style-name="ce1">
            <text:p>(255, 128, 0), (0, 100, 0), (222, 184, 135), (255, 140, 0)</text:p>
          </table:table-cell>
          <table:table-cell office:value-type="string" table:style-name="ce1">
            <text:p>(222, 184, 135), (255, 128, 0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107, 142, 35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0, 0)</text:p>
          </table:table-cell>
          <table:table-cell office:value-type="string" table:style-name="ce1">
            <text:p>(255, 182, 193), (0, 128, 128), (0, 100, 0), (139, 69, 19)</text:p>
          </table:table-cell>
          <table:table-cell office:value-type="string" table:style-name="ce1">
            <text:p>(139, 69, 19), (0, 100, 0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55, 128, 0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28, 0), (0, 100, 0)</text:p>
          </table:table-cell>
          <table:table-cell office:value-type="string" table:style-name="ce1">
            <text:p>(0, 128, 128), (0, 102, 102), (0, 100, 0), (255, 128, 0), (128, 0, 128), (0, 230, 115)</text:p>
          </table:table-cell>
          <table:table-cell office:value-type="string" table:style-name="ce1">
            <text:p>(128, 0, 128), (0, 128, 128), (0, 230, 115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-100, -200), (200, -100), (-200, -100)</text:p>
          </table:table-cell>
          <table:table-cell office:value-type="string" table:style-name="ce1">
            <text:p>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39, 69, 19), (0, 128, 128), (222, 184, 135)</text:p>
          </table:table-cell>
          <table:table-cell office:value-type="string" table:style-name="ce1">
            <text:p>(0, 102, 102), (255, 182, 193), (139, 69, 19), (107, 142, 35), (128, 0, 128), (222, 184, 135), (0, 128, 128), (0, 230, 115)</text:p>
          </table:table-cell>
          <table:table-cell office:value-type="string" table:style-name="ce1">
            <text:p>(139, 69, 19), (107, 142, 35), (0, 102, 102), (0, 230, 115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-100, -200), (-200, -100), (100, -200), (200, -100)</text:p>
          </table:table-cell>
          <table:table-cell office:value-type="string" table:style-name="ce1">
            <text:p>(-100, -200), 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07, 142, 35), (255, 140, 0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82, 193), (107, 142, 35)</text:p>
          </table:table-cell>
          <table:table-cell office:value-type="string" table:style-name="ce1">
            <text:p>(255, 140, 0), (0, 100, 0), (255, 182, 193), (255, 128, 0), (0, 102, 102), (107, 142, 35)</text:p>
          </table:table-cell>
          <table:table-cell office:value-type="string" table:style-name="ce1">
            <text:p>(0, 100, 0), (107, 142, 35), (255, 128, 0)</text:p>
          </table:table-cell>
          <table:table-cell office:value-type="string" table:style-name="ce1">
            <text:p>(200, 100), (100, 200), (-100, 200)</text:p>
          </table:table-cell>
          <table:table-cell office:value-type="string" table:style-name="ce1">
            <text:p>(200, 100), (100, 200), (-100, 200), (-200, -100), (-100, -200), (200, -100)</text:p>
          </table:table-cell>
          <table:table-cell office:value-type="string" table:style-name="ce1">
            <text:p>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28, 0), (0, 102, 102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2, 102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28, 128), (0, 230, 115)</text:p>
          </table:table-cell>
          <table:table-cell office:value-type="string" table:style-name="ce1">
            <text:p>(0, 230, 115), (107, 142, 35), (139, 69, 19), (0, 102, 102), (0, 128, 128), (222, 184, 135)</text:p>
          </table:table-cell>
          <table:table-cell office:value-type="string" table:style-name="ce1">
            <text:p>(107, 142, 35), (0, 230, 115), (139, 69, 19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-200, -100), (-100, -200), (100, -200)</text:p>
          </table:table-cell>
          <table:table-cell office:value-type="string" table:style-name="ce1">
            <text:p>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28, 128)</text:p>
          </table:table-cell>
          <table:table-cell office:value-type="string" table:style-name="ce1">
            <text:p>(139, 69, 19), (0, 102, 102), (0, 128, 128), (255, 182, 193)</text:p>
          </table:table-cell>
          <table:table-cell office:value-type="string" table:style-name="ce1">
            <text:p>(0, 128, 128), (0, 102, 102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07, 142, 35), (128, 0, 128), (255, 128, 0)</text:p>
          </table:table-cell>
          <table:table-cell office:value-type="string" table:style-name="ce1">
            <text:p>(0, 230, 115), (107, 142, 35), (255, 182, 193), (0, 102, 102), (0, 100, 0), (222, 184, 135), (128, 0, 128), (255, 128, 0)</text:p>
          </table:table-cell>
          <table:table-cell office:value-type="string" table:style-name="ce1">
            <text:p>(0, 230, 115), (0, 102, 102), (255, 128, 0), (107, 142, 35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200, -100), (-100, -200), (100, -200), (-200, -100)</text:p>
          </table:table-cell>
          <table:table-cell office:value-type="string" table:style-name="ce1">
            <text:p>(200, -100), 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39, 69, 19)</text:p>
          </table:table-cell>
          <table:table-cell office:value-type="string" table:style-name="ce1">
            <text:p>(0, 128, 128), (255, 128, 0), (0, 100, 0), (139, 69, 19)</text:p>
          </table:table-cell>
          <table:table-cell office:value-type="string" table:style-name="ce1">
            <text:p>(0, 128, 128), (139, 69, 19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22, 184, 135), (0, 128, 128), (0, 230, 115)</text:p>
          </table:table-cell>
          <table:table-cell office:value-type="string" table:style-name="ce1">
            <text:p>(222, 184, 135), (255, 140, 0), (139, 69, 19), (0, 128, 128), (255, 128, 0), (128, 0, 128), (0, 230, 115), (107, 142, 35)</text:p>
          </table:table-cell>
          <table:table-cell office:value-type="string" table:style-name="ce1">
            <text:p>(0, 128, 128), (222, 184, 135), (0, 230, 115), (255, 140, 0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200, -100), (-200, -100), (100, -200), (-100, -200)</text:p>
          </table:table-cell>
          <table:table-cell office:value-type="string" table:style-name="ce1">
            <text:p>(200, -100), 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07, 142, 35), (255, 182, 193)</text:p>
          </table:table-cell>
          <table:table-cell office:value-type="string" table:style-name="ce1">
            <text:p>(107, 142, 35), (255, 182, 193), (255, 140, 0), (0, 100, 0), (0, 230, 115), (0, 102, 102)</text:p>
          </table:table-cell>
          <table:table-cell office:value-type="string" table:style-name="ce1">
            <text:p>(0, 102, 102), (255, 182, 193), (107, 142, 35)</text:p>
          </table:table-cell>
          <table:table-cell office:value-type="string" table:style-name="ce1">
            <text:p>(-200, 100), (200, 100), (100, 200)</text:p>
          </table:table-cell>
          <table:table-cell office:value-type="string" table:style-name="ce1">
            <text:p>(-200, 100), (200, 100), (100, 200), (-200, -100), (200, -100), (-100, -200)</text:p>
          </table:table-cell>
          <table:table-cell office:value-type="string" table:style-name="ce1">
            <text:p>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28, 0), (0, 230, 115)</text:p>
          </table:table-cell>
          <table:table-cell office:value-type="string" table:style-name="ce1">
            <text:p>(128, 0, 128), (0, 230, 115), (139, 69, 19), (255, 128, 0), (0, 128, 128), (222, 184, 135)</text:p>
          </table:table-cell>
          <table:table-cell office:value-type="string" table:style-name="ce1">
            <text:p>(139, 69, 19), (255, 128, 0), (0, 230, 115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-200, -100), (200, -100), (-100, -200)</text:p>
          </table:table-cell>
          <table:table-cell office:value-type="string" table:style-name="ce1">
            <text:p>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28, 0), (255, 182, 193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0, 100, 0), (255, 182, 193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82, 193), (107, 142, 35)</text:p>
          </table:table-cell>
          <table:table-cell office:value-type="string" table:style-name="ce1">
            <text:p>(128, 0, 128), (0, 128, 128), (255, 182, 193), (107, 142, 35), (255, 128, 0), (0, 102, 102)</text:p>
          </table:table-cell>
          <table:table-cell office:value-type="string" table:style-name="ce1">
            <text:p>(255, 128, 0), (255, 182, 193), (107, 142, 35)</text:p>
          </table:table-cell>
          <table:table-cell office:value-type="string" table:style-name="ce1">
            <text:p>(200, 100), (100, 200), (-200, 100)</text:p>
          </table:table-cell>
          <table:table-cell office:value-type="string" table:style-name="ce1">
            <text:p>(200, 100), (100, 200), (-200, 100), (-200, -100), (200, -100), (100, -200)</text:p>
          </table:table-cell>
          <table:table-cell office:value-type="string" table:style-name="ce1">
            <text:p>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82, 193), (255, 140, 0)</text:p>
          </table:table-cell>
          <table:table-cell office:value-type="string" table:style-name="ce1">
            <text:p>(255, 182, 193), (0, 100, 0), (128, 0, 128), (255, 140, 0), (0, 230, 115), (222, 184, 135)</text:p>
          </table:table-cell>
          <table:table-cell office:value-type="string" table:style-name="ce1">
            <text:p>(222, 184, 135), (255, 182, 193), (128, 0, 128)</text:p>
          </table:table-cell>
          <table:table-cell office:value-type="string" table:style-name="ce1">
            <text:p>(-200, 100), (100, 200), (200, 100)</text:p>
          </table:table-cell>
          <table:table-cell office:value-type="string" table:style-name="ce1">
            <text:p>(-200, 100), (100, 200), (200, 100), (100, -200), (-100, -200), (-200, -100)</text:p>
          </table:table-cell>
          <table:table-cell office:value-type="string" table:style-name="ce1">
            <text:p>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39, 69, 19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0, 0), (255, 182, 193)</text:p>
          </table:table-cell>
          <table:table-cell office:value-type="string" table:style-name="ce1">
            <text:p>(255, 140, 0), (0, 128, 128), (0, 230, 115), (255, 182, 193), (128, 0, 128), (0, 100, 0)</text:p>
          </table:table-cell>
          <table:table-cell office:value-type="string" table:style-name="ce1">
            <text:p>(128, 0, 128), (0, 100, 0), (0, 128, 128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-200, -100), (200, -100), (100, -200)</text:p>
          </table:table-cell>
          <table:table-cell office:value-type="string" table:style-name="ce1">
            <text:p>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0, 0)</text:p>
          </table:table-cell>
          <table:table-cell office:value-type="string" table:style-name="ce1">
            <text:p>(255, 128, 0), (255, 140, 0), (0, 100, 0), (255, 182, 193)</text:p>
          </table:table-cell>
          <table:table-cell office:value-type="string" table:style-name="ce1">
            <text:p>(0, 100, 0), (255, 182, 193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0, 0)</text:p>
          </table:table-cell>
          <table:table-cell office:value-type="string" table:style-name="ce1">
            <text:p>(107, 142, 35), (0, 230, 115), (255, 182, 193), (0, 100, 0)</text:p>
          </table:table-cell>
          <table:table-cell office:value-type="string" table:style-name="ce1">
            <text:p>(107, 142, 35), (0, 230, 115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39, 69, 19), (255, 128, 0), (107, 142, 35)</text:p>
          </table:table-cell>
          <table:table-cell office:value-type="string" table:style-name="ce1">
            <text:p>(0, 230, 115), (139, 69, 19), (0, 128, 128), (0, 100, 0), (255, 140, 0), (107, 142, 35), (255, 128, 0), (222, 184, 135)</text:p>
          </table:table-cell>
          <table:table-cell office:value-type="string" table:style-name="ce1">
            <text:p>(255, 128, 0), (0, 100, 0), (0, 128, 128), (255, 140, 0)</text:p>
          </table:table-cell>
          <table:table-cell office:value-type="string" table:style-name="ce1">
            <text:p>(-200, 100), (-100, 200), (100, 200), (200, 100)</text:p>
          </table:table-cell>
          <table:table-cell office:value-type="string" table:style-name="ce1">
            <text:p>(-200, 100), (-100, 200), (100, 200), (200, 100), (100, -200), (-200, -100), (-100, -200), (200, -100)</text:p>
          </table:table-cell>
          <table:table-cell office:value-type="string" table:style-name="ce1">
            <text:p>(100, -200), 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0, 0)</text:p>
          </table:table-cell>
          <table:table-cell office:value-type="string" table:style-name="ce1">
            <text:p>(0, 100, 0), (139, 69, 19), (107, 142, 35), (128, 0, 128)</text:p>
          </table:table-cell>
          <table:table-cell office:value-type="string" table:style-name="ce1">
            <text:p>(0, 100, 0), (107, 142, 35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2, 102)</text:p>
          </table:table-cell>
          <table:table-cell office:value-type="string" table:style-name="ce1">
            <text:p>(0, 102, 102), (255, 182, 193), (128, 0, 128), (0, 100, 0)</text:p>
          </table:table-cell>
          <table:table-cell office:value-type="string" table:style-name="ce1">
            <text:p>(128, 0, 128), (0, 102, 102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2, 102), (128, 0, 128), (0, 100, 0)</text:p>
          </table:table-cell>
          <table:table-cell office:value-type="string" table:style-name="ce1">
            <text:p>(107, 142, 35), (0, 128, 128), (128, 0, 128), (0, 100, 0), (222, 184, 135), (0, 230, 115), (255, 128, 0), (0, 102, 102)</text:p>
          </table:table-cell>
          <table:table-cell office:value-type="string" table:style-name="ce1">
            <text:p>(128, 0, 128), (255, 128, 0), (0, 102, 102), (222, 184, 135)</text:p>
          </table:table-cell>
          <table:table-cell office:value-type="string" table:style-name="ce1">
            <text:p>(-200, 100), (-100, 200), (100, 200), (200, 100)</text:p>
          </table:table-cell>
          <table:table-cell office:value-type="string" table:style-name="ce1">
            <text:p>(-200, 100), (-100, 200), (100, 200), (200, 100), (-200, -100), (200, -100), (-100, -200), (100, -200)</text:p>
          </table:table-cell>
          <table:table-cell office:value-type="string" table:style-name="ce1">
            <text:p>(-200, -100), 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82, 193), (255, 140, 0)</text:p>
          </table:table-cell>
          <table:table-cell office:value-type="string" table:style-name="ce1">
            <text:p>(0, 230, 115), (255, 182, 193), (107, 142, 35), (0, 102, 102), (255, 140, 0), (222, 184, 135)</text:p>
          </table:table-cell>
          <table:table-cell office:value-type="string" table:style-name="ce1">
            <text:p>(255, 140, 0), (255, 182, 193), (0, 230, 115)</text:p>
          </table:table-cell>
          <table:table-cell office:value-type="string" table:style-name="ce1">
            <text:p>(200, 100), (-200, 100), (100, 200)</text:p>
          </table:table-cell>
          <table:table-cell office:value-type="string" table:style-name="ce1">
            <text:p>(200, 100), (-200, 100), (100, 200), (200, -100), (-200, -100), (100, -200)</text:p>
          </table:table-cell>
          <table:table-cell office:value-type="string" table:style-name="ce1">
            <text:p>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82, 193)</text:p>
          </table:table-cell>
          <table:table-cell office:value-type="string" table:style-name="ce1">
            <text:p>(107, 142, 35), (128, 0, 128), (255, 182, 193), (0, 230, 115)</text:p>
          </table:table-cell>
          <table:table-cell office:value-type="string" table:style-name="ce1">
            <text:p>(0, 230, 115), (255, 182, 193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28, 128), (0, 230, 115)</text:p>
          </table:table-cell>
          <table:table-cell office:value-type="string" table:style-name="ce1">
            <text:p>(0, 102, 102), (0, 128, 128), (255, 182, 193), (0, 230, 115), (139, 69, 19), (222, 184, 135)</text:p>
          </table:table-cell>
          <table:table-cell office:value-type="string" table:style-name="ce1">
            <text:p>(0, 230, 115), (139, 69, 19), (222, 184, 135)</text:p>
          </table:table-cell>
          <table:table-cell office:value-type="string" table:style-name="ce1">
            <text:p>(-100, 200), (100, 200), (200, 100)</text:p>
          </table:table-cell>
          <table:table-cell office:value-type="string" table:style-name="ce1">
            <text:p>(-100, 200), (100, 200), (200, 1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0, 0), (0, 128, 128)</text:p>
          </table:table-cell>
          <table:table-cell office:value-type="string" table:style-name="ce1">
            <text:p>(255, 128, 0), (255, 140, 0), (0, 100, 0), (0, 128, 128), (107, 142, 35), (128, 0, 128)</text:p>
          </table:table-cell>
          <table:table-cell office:value-type="string" table:style-name="ce1">
            <text:p>(128, 0, 128), (0, 128, 128), (0, 100, 0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100, -200), (200, -100), (-200, -100)</text:p>
          </table:table-cell>
          <table:table-cell office:value-type="string" table:style-name="ce1">
            <text:p>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28, 0)</text:p>
          </table:table-cell>
          <table:table-cell office:value-type="string" table:style-name="ce1">
            <text:p>(128, 0, 128), (0, 102, 102), (139, 69, 19), (255, 128, 0)</text:p>
          </table:table-cell>
          <table:table-cell office:value-type="string" table:style-name="ce1">
            <text:p>(255, 128, 0), (139, 69, 19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07, 142, 35), (255, 140, 0), (0, 230, 115)</text:p>
          </table:table-cell>
          <table:table-cell office:value-type="string" table:style-name="ce1">
            <text:p>(255, 182, 193), (222, 184, 135), (0, 100, 0), (128, 0, 128), (255, 128, 0), (255, 140, 0), (0, 230, 115), (107, 142, 35)</text:p>
          </table:table-cell>
          <table:table-cell office:value-type="string" table:style-name="ce1">
            <text:p>(255, 128, 0), (107, 142, 35), (0, 100, 0), (255, 182, 193)</text:p>
          </table:table-cell>
          <table:table-cell office:value-type="string" table:style-name="ce1">
            <text:p>(200, 100), (100, 200), (-100, 200), (-200, 100)</text:p>
          </table:table-cell>
          <table:table-cell office:value-type="string" table:style-name="ce1">
            <text:p>(200, 100), (100, 200), (-100, 200), (-200, 100), (100, -200), (-200, -100), (-100, -200), (200, -100)</text:p>
          </table:table-cell>
          <table:table-cell office:value-type="string" table:style-name="ce1">
            <text:p>(100, -200), 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100, 0), (0, 230, 11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2, 102), (0, 100, 0)</text:p>
          </table:table-cell>
          <table:table-cell office:value-type="string" table:style-name="ce1">
            <text:p>(0, 100, 0), (0, 230, 115), (0, 102, 102), (107, 142, 35), (255, 128, 0), (255, 140, 0)</text:p>
          </table:table-cell>
          <table:table-cell office:value-type="string" table:style-name="ce1">
            <text:p>(107, 142, 35), (0, 102, 102), (0, 230, 115)</text:p>
          </table:table-cell>
          <table:table-cell office:value-type="string" table:style-name="ce1">
            <text:p>(-100, 200), (-200, 100), (200, 100)</text:p>
          </table:table-cell>
          <table:table-cell office:value-type="string" table:style-name="ce1">
            <text:p>(-100, 200), (-200, 100), (200, 100), (-200, -100), (-100, -200), (100, -200)</text:p>
          </table:table-cell>
          <table:table-cell office:value-type="string" table:style-name="ce1">
            <text:p>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22, 184, 135)</text:p>
          </table:table-cell>
          <table:table-cell office:value-type="string" table:style-name="ce1">
            <text:p>(107, 142, 35), (222, 184, 135), (255, 182, 193), (255, 140, 0)</text:p>
          </table:table-cell>
          <table:table-cell office:value-type="string" table:style-name="ce1">
            <text:p>(222, 184, 135), (107, 142, 35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39, 69, 19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22, 184, 135), (139, 69, 19), (0, 102, 102)</text:p>
          </table:table-cell>
          <table:table-cell office:value-type="string" table:style-name="ce1">
            <text:p>(0, 102, 102), (107, 142, 35), (222, 184, 135), (255, 128, 0), (255, 182, 193), (128, 0, 128), (139, 69, 19), (0, 128, 128)</text:p>
          </table:table-cell>
          <table:table-cell office:value-type="string" table:style-name="ce1">
            <text:p>(107, 142, 35), (139, 69, 19), (255, 128, 0), (255, 182, 193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200, -100), (-100, -200), (-200, -100), (100, -200)</text:p>
          </table:table-cell>
          <table:table-cell office:value-type="string" table:style-name="ce1">
            <text:p>(200, -100), 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28, 0), (255, 182, 193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139, 69, 19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28, 0), (0, 102, 102), (128, 0, 128)</text:p>
          </table:table-cell>
          <table:table-cell office:value-type="string" table:style-name="ce1">
            <text:p>(222, 184, 135), (128, 0, 128), (0, 100, 0), (0, 102, 102), (139, 69, 19), (255, 128, 0), (255, 182, 193), (107, 142, 35)</text:p>
          </table:table-cell>
          <table:table-cell office:value-type="string" table:style-name="ce1">
            <text:p>(222, 184, 135), (128, 0, 128), (107, 142, 35), (0, 100, 0)</text:p>
          </table:table-cell>
          <table:table-cell office:value-type="string" table:style-name="ce1">
            <text:p>(200, 100), (100, 200), (-100, 200), (-200, 100)</text:p>
          </table:table-cell>
          <table:table-cell office:value-type="string" table:style-name="ce1">
            <text:p>(200, 100), (100, 200), (-100, 200), (-200, 100), (100, -200), (-100, -200), (-200, -100), (200, -100)</text:p>
          </table:table-cell>
          <table:table-cell office:value-type="string" table:style-name="ce1">
            <text:p>(100, -200), 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28, 128), (0, 230, 115)</text:p>
          </table:table-cell>
          <table:table-cell office:value-type="string" table:style-name="ce1">
            <text:p>(0, 230, 115), (255, 182, 193), (0, 100, 0), (139, 69, 19), (255, 140, 0), (0, 128, 128)</text:p>
          </table:table-cell>
          <table:table-cell office:value-type="string" table:style-name="ce1">
            <text:p>(0, 230, 115), (0, 100, 0), (255, 140, 0)</text:p>
          </table:table-cell>
          <table:table-cell office:value-type="string" table:style-name="ce1">
            <text:p>(100, 200), (200, 100), (-200, 100)</text:p>
          </table:table-cell>
          <table:table-cell office:value-type="string" table:style-name="ce1">
            <text:p>(100, 200), (200, 100), (-200, 100), (100, -200), (200, -100), (-200, -100)</text:p>
          </table:table-cell>
          <table:table-cell office:value-type="string" table:style-name="ce1">
            <text:p>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2, 102), (0, 100, 0), (255, 140, 0)</text:p>
          </table:table-cell>
          <table:table-cell office:value-type="string" table:style-name="ce1">
            <text:p>(222, 184, 135), (255, 128, 0), (255, 182, 193), (255, 140, 0), (0, 230, 115), (0, 100, 0), (0, 128, 128), (0, 102, 102)</text:p>
          </table:table-cell>
          <table:table-cell office:value-type="string" table:style-name="ce1">
            <text:p>(255, 128, 0), (0, 128, 128), (222, 184, 135), (0, 230, 115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0, 0), (0, 230, 115)</text:p>
          </table:table-cell>
          <table:table-cell office:value-type="string" table:style-name="ce1">
            <text:p>(255, 140, 0), (128, 0, 128), (139, 69, 19), (0, 100, 0), (0, 230, 115), (255, 128, 0)</text:p>
          </table:table-cell>
          <table:table-cell office:value-type="string" table:style-name="ce1">
            <text:p>(139, 69, 19), (255, 140, 0), (128, 0, 128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-200, -100), (-100, -200), (100, -200)</text:p>
          </table:table-cell>
          <table:table-cell office:value-type="string" table:style-name="ce1">
            <text:p>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0, 0)</text:p>
          </table:table-cell>
          <table:table-cell office:value-type="string" table:style-name="ce1">
            <text:p>(222, 184, 135), (0, 100, 0), (139, 69, 19), (128, 0, 128)</text:p>
          </table:table-cell>
          <table:table-cell office:value-type="string" table:style-name="ce1">
            <text:p>(0, 100, 0), (128, 0, 128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0, 230, 11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255, 140, 0), (0, 128, 128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222, 184, 135), (0, 128, 128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82, 193)</text:p>
          </table:table-cell>
          <table:table-cell office:value-type="string" table:style-name="ce1">
            <text:p>(222, 184, 135), (0, 230, 115), (255, 182, 193), (107, 142, 35)</text:p>
          </table:table-cell>
          <table:table-cell office:value-type="string" table:style-name="ce1">
            <text:p>(255, 182, 193), (107, 142, 35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2, 102)</text:p>
          </table:table-cell>
          <table:table-cell office:value-type="string" table:style-name="ce1">
            <text:p>(255, 140, 0), (0, 100, 0), (0, 102, 102), (128, 0, 128)</text:p>
          </table:table-cell>
          <table:table-cell office:value-type="string" table:style-name="ce1">
            <text:p>(0, 102, 102), (0, 100, 0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28, 0, 128), (222, 184, 135)</text:p>
          </table:table-cell>
          <table:table-cell office:value-type="string" table:style-name="ce1">
            <text:p>(128, 0, 128), (139, 69, 19), (255, 140, 0), (222, 184, 135), (107, 142, 35), (0, 128, 128)</text:p>
          </table:table-cell>
          <table:table-cell office:value-type="string" table:style-name="ce1">
            <text:p>(222, 184, 135), (255, 140, 0), (128, 0, 128)</text:p>
          </table:table-cell>
          <table:table-cell office:value-type="string" table:style-name="ce1">
            <text:p>(200, 100), (-200, 100), (-100, 200)</text:p>
          </table:table-cell>
          <table:table-cell office:value-type="string" table:style-name="ce1">
            <text:p>(200, 100), (-200, 100), (-100, 200), (-200, -100), (-100, -200), (200, -100)</text:p>
          </table:table-cell>
          <table:table-cell office:value-type="string" table:style-name="ce1">
            <text:p>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40, 0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07, 142, 35), (0, 102, 102), (0, 128, 128)</text:p>
          </table:table-cell>
          <table:table-cell office:value-type="string" table:style-name="ce1">
            <text:p>(128, 0, 128), (222, 184, 135), (0, 128, 128), (0, 102, 102), (255, 182, 193), (0, 230, 115), (107, 142, 35), (139, 69, 19)</text:p>
          </table:table-cell>
          <table:table-cell office:value-type="string" table:style-name="ce1">
            <text:p>(0, 230, 115), (107, 142, 35), (139, 69, 19), (255, 182, 193)</text:p>
          </table:table-cell>
          <table:table-cell office:value-type="string" table:style-name="ce1">
            <text:p>(200, 100), (-100, 200), (-200, 100), (100, 200)</text:p>
          </table:table-cell>
          <table:table-cell office:value-type="string" table:style-name="ce1">
            <text:p>(200, 100), (-100, 200), (-200, 100), (100, 200), (100, -200), (-200, -100), (-100, -200), (200, -100)</text:p>
          </table:table-cell>
          <table:table-cell office:value-type="string" table:style-name="ce1">
            <text:p>(100, -200), 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2, 102)</text:p>
          </table:table-cell>
          <table:table-cell office:value-type="string" table:style-name="ce1">
            <text:p>(255, 182, 193), (128, 0, 128), (0, 102, 102), (139, 69, 19)</text:p>
          </table:table-cell>
          <table:table-cell office:value-type="string" table:style-name="ce1">
            <text:p>(255, 182, 193), (139, 69, 19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128, 0, 128), (0, 128, 128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222, 184, 135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0, 230, 11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2, 102)</text:p>
          </table:table-cell>
          <table:table-cell office:value-type="string" table:style-name="ce1">
            <text:p>(139, 69, 19), (255, 140, 0), (0, 102, 102), (0, 230, 115)</text:p>
          </table:table-cell>
          <table:table-cell office:value-type="string" table:style-name="ce1">
            <text:p>(255, 140, 0), (0, 102, 102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107, 142, 35), (0, 230, 11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22, 184, 135), (139, 69, 19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82, 193), (255, 140, 0), (255, 128, 0)</text:p>
          </table:table-cell>
          <table:table-cell office:value-type="string" table:style-name="ce1">
            <text:p>(0, 128, 128), (255, 128, 0), (128, 0, 128), (222, 184, 135), (255, 140, 0), (255, 182, 193), (0, 102, 102), (139, 69, 19)</text:p>
          </table:table-cell>
          <table:table-cell office:value-type="string" table:style-name="ce1">
            <text:p>(222, 184, 135), (255, 128, 0), (255, 140, 0), (0, 128, 128)</text:p>
          </table:table-cell>
          <table:table-cell office:value-type="string" table:style-name="ce1">
            <text:p>(-200, 100), (100, 200), (-100, 200), (200, 100)</text:p>
          </table:table-cell>
          <table:table-cell office:value-type="string" table:style-name="ce1">
            <text:p>(-200, 100), (100, 200), (-100, 200), (200, 100), (-100, -200), (-200, -100), (100, -200), (200, -100)</text:p>
          </table:table-cell>
          <table:table-cell office:value-type="string" table:style-name="ce1">
            <text:p>(-100, -200), 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22, 184, 135), (255, 128, 0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39, 69, 19)</text:p>
          </table:table-cell>
          <table:table-cell office:value-type="string" table:style-name="ce1">
            <text:p>(255, 182, 193), (222, 184, 135), (139, 69, 19), (107, 142, 35)</text:p>
          </table:table-cell>
          <table:table-cell office:value-type="string" table:style-name="ce1">
            <text:p>(139, 69, 19), (255, 182, 193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222, 184, 135), (0, 230, 11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128, 0, 128), (222, 184, 135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28, 128), (255, 140, 0), (0, 230, 115)</text:p>
          </table:table-cell>
          <table:table-cell office:value-type="string" table:style-name="ce1">
            <text:p>(0, 128, 128), (255, 128, 0), (0, 102, 102), (107, 142, 35), (255, 140, 0), (0, 100, 0), (0, 230, 115), (222, 184, 135)</text:p>
          </table:table-cell>
          <table:table-cell office:value-type="string" table:style-name="ce1">
            <text:p>(255, 128, 0), (0, 128, 128), (255, 140, 0), (107, 142, 35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-100, -200), (200, -100), (-200, -100), (100, -200)</text:p>
          </table:table-cell>
          <table:table-cell office:value-type="string" table:style-name="ce1">
            <text:p>(-100, -200), 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0, 0), (139, 69, 19), (128, 0, 128)</text:p>
          </table:table-cell>
          <table:table-cell office:value-type="string" table:style-name="ce1">
            <text:p>(139, 69, 19), (0, 102, 102), (128, 0, 128), (0, 230, 115), (0, 128, 128), (0, 100, 0), (255, 140, 0), (255, 128, 0)</text:p>
          </table:table-cell>
          <table:table-cell office:value-type="string" table:style-name="ce1">
            <text:p>(0, 100, 0), (0, 128, 128), (0, 102, 102), (0, 230, 115)</text:p>
          </table:table-cell>
          <table:table-cell office:value-type="string" table:style-name="ce1">
            <text:p>(-200, 100), (200, 100), (-100, 200), (100, 200)</text:p>
          </table:table-cell>
          <table:table-cell office:value-type="string" table:style-name="ce1">
            <text:p>(-200, 100), (200, 100), (-100, 200), (100, 200), (-100, -200), (-200, -100), (100, -200), (200, -100)</text:p>
          </table:table-cell>
          <table:table-cell office:value-type="string" table:style-name="ce1">
            <text:p>(-100, -200), 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0, 0), (255, 128, 0)</text:p>
          </table:table-cell>
          <table:table-cell office:value-type="string" table:style-name="ce1">
            <text:p>(255, 128, 0), (0, 100, 0), (0, 102, 102), (139, 69, 19), (107, 142, 35), (0, 128, 128)</text:p>
          </table:table-cell>
          <table:table-cell office:value-type="string" table:style-name="ce1">
            <text:p>(0, 102, 102), (0, 100, 0), (0, 128, 128)</text:p>
          </table:table-cell>
          <table:table-cell office:value-type="string" table:style-name="ce1">
            <text:p>(-100, 200), (200, 100), (-200, 100)</text:p>
          </table:table-cell>
          <table:table-cell office:value-type="string" table:style-name="ce1">
            <text:p>(-100, 200), (200, 100), (-200, 100), (-100, -200), (200, -100), (100, -200)</text:p>
          </table:table-cell>
          <table:table-cell office:value-type="string" table:style-name="ce1">
            <text:p>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222, 184, 135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230, 115), (255, 182, 193), (0, 128, 128)</text:p>
          </table:table-cell>
          <table:table-cell office:value-type="string" table:style-name="ce1">
            <text:p>(255, 140, 0), (139, 69, 19), (0, 128, 128), (107, 142, 35), (128, 0, 128), (0, 100, 0), (0, 230, 115), (255, 182, 193)</text:p>
          </table:table-cell>
          <table:table-cell office:value-type="string" table:style-name="ce1">
            <text:p>(0, 100, 0), (0, 128, 128), (255, 140, 0), (255, 182, 193)</text:p>
          </table:table-cell>
          <table:table-cell office:value-type="string" table:style-name="ce1">
            <text:p>(-200, 100), (100, 200), (-100, 200), (200, 100)</text:p>
          </table:table-cell>
          <table:table-cell office:value-type="string" table:style-name="ce1">
            <text:p>(-200, 100), (100, 200), (-100, 200), (200, 100), (200, -100), (-100, -200), (100, -200), (-200, -100)</text:p>
          </table:table-cell>
          <table:table-cell office:value-type="string" table:style-name="ce1">
            <text:p>(200, -100), 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0, 0), (255, 128, 0), (255, 182, 193)</text:p>
          </table:table-cell>
          <table:table-cell office:value-type="string" table:style-name="ce1">
            <text:p>(0, 128, 128), (139, 69, 19), (222, 184, 135), (0, 102, 102), (255, 128, 0), (0, 100, 0), (255, 182, 193), (107, 142, 35)</text:p>
          </table:table-cell>
          <table:table-cell office:value-type="string" table:style-name="ce1">
            <text:p>(0, 128, 128), (0, 102, 102), (139, 69, 19), (255, 182, 193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-100, -200), (100, -200), (-200, -100), (200, -100)</text:p>
          </table:table-cell>
          <table:table-cell office:value-type="string" table:style-name="ce1">
            <text:p>(-100, -200), 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28, 128), (0, 230, 115)</text:p>
          </table:table-cell>
          <table:table-cell office:value-type="string" table:style-name="ce1">
            <text:p>(0, 230, 115), (222, 184, 135), (0, 100, 0), (128, 0, 128), (139, 69, 19), (0, 128, 128)</text:p>
          </table:table-cell>
          <table:table-cell office:value-type="string" table:style-name="ce1">
            <text:p>(0, 230, 115), (139, 69, 19), (0, 100, 0)</text:p>
          </table:table-cell>
          <table:table-cell office:value-type="string" table:style-name="ce1">
            <text:p>(-100, 200), (100, 200), (200, 100)</text:p>
          </table:table-cell>
          <table:table-cell office:value-type="string" table:style-name="ce1">
            <text:p>(-100, 200), (100, 200), (200, 100), (-200, -100), (100, -200), (200, -100)</text:p>
          </table:table-cell>
          <table:table-cell office:value-type="string" table:style-name="ce1">
            <text:p>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28, 0), (255, 182, 193)</text:p>
          </table:table-cell>
          <table:table-cell office:value-type="string" table:style-name="ce1">
            <text:p>(255, 140, 0), (255, 182, 193), (0, 128, 128), (0, 102, 102), (0, 230, 115), (255, 128, 0)</text:p>
          </table:table-cell>
          <table:table-cell office:value-type="string" table:style-name="ce1">
            <text:p>(0, 102, 102), (0, 128, 128), (255, 140, 0)</text:p>
          </table:table-cell>
          <table:table-cell office:value-type="string" table:style-name="ce1">
            <text:p>(200, 100), (-200, 100), (100, 200)</text:p>
          </table:table-cell>
          <table:table-cell office:value-type="string" table:style-name="ce1">
            <text:p>(200, 100), (-200, 100), (100, 200), (-200, -100), (-100, -200), (100, -200)</text:p>
          </table:table-cell>
          <table:table-cell office:value-type="string" table:style-name="ce1">
            <text:p>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28, 0)</text:p>
          </table:table-cell>
          <table:table-cell office:value-type="string" table:style-name="ce1">
            <text:p>(0, 230, 115), (222, 184, 135), (255, 128, 0), (0, 102, 102)</text:p>
          </table:table-cell>
          <table:table-cell office:value-type="string" table:style-name="ce1">
            <text:p>(0, 102, 102), (255, 128, 0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128, 0, 128), (0, 230, 115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139, 69, 19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28, 0)</text:p>
          </table:table-cell>
          <table:table-cell office:value-type="string" table:style-name="ce1">
            <text:p>(255, 128, 0), (0, 128, 128), (255, 182, 193), (0, 100, 0)</text:p>
          </table:table-cell>
          <table:table-cell office:value-type="string" table:style-name="ce1">
            <text:p>(255, 128, 0), (0, 128, 128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255, 128, 0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230, 115), (255, 182, 193)</text:p>
          </table:table-cell>
          <table:table-cell office:value-type="string" table:style-name="ce1">
            <text:p>(255, 182, 193), (0, 102, 102), (222, 184, 135), (255, 128, 0), (0, 230, 115), (0, 128, 128)</text:p>
          </table:table-cell>
          <table:table-cell office:value-type="string" table:style-name="ce1">
            <text:p>(255, 128, 0), (255, 182, 193), (222, 184, 135)</text:p>
          </table:table-cell>
          <table:table-cell office:value-type="string" table:style-name="ce1">
            <text:p>(200, 100), (100, 200), (-100, 200)</text:p>
          </table:table-cell>
          <table:table-cell office:value-type="string" table:style-name="ce1">
            <text:p>(200, 100), (100, 200), (-100, 200), (100, -200), (-100, -200), (-200, -100)</text:p>
          </table:table-cell>
          <table:table-cell office:value-type="string" table:style-name="ce1">
            <text:p>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39, 69, 19)</text:p>
          </table:table-cell>
          <table:table-cell office:value-type="string" table:style-name="ce1">
            <text:p>(128, 0, 128), (0, 100, 0), (139, 69, 19), (0, 102, 102)</text:p>
          </table:table-cell>
          <table:table-cell office:value-type="string" table:style-name="ce1">
            <text:p>(139, 69, 19), (128, 0, 128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0, 0)</text:p>
          </table:table-cell>
          <table:table-cell office:value-type="string" table:style-name="ce1">
            <text:p>(222, 184, 135), (107, 142, 35), (0, 100, 0), (0, 128, 128)</text:p>
          </table:table-cell>
          <table:table-cell office:value-type="string" table:style-name="ce1">
            <text:p>(222, 184, 135), (0, 128, 128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07, 142, 35)</text:p>
          </table:table-cell>
          <table:table-cell office:value-type="string" table:style-name="ce1">
            <text:p>(222, 184, 135), (139, 69, 19), (255, 140, 0), (107, 142, 35)</text:p>
          </table:table-cell>
          <table:table-cell office:value-type="string" table:style-name="ce1">
            <text:p>(107, 142, 35), (255, 140, 0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230, 115)</text:p>
          </table:table-cell>
          <table:table-cell office:value-type="string" table:style-name="ce1">
            <text:p>(0, 230, 115), (128, 0, 128), (0, 100, 0), (0, 128, 128)</text:p>
          </table:table-cell>
          <table:table-cell office:value-type="string" table:style-name="ce1">
            <text:p>(0, 128, 128), (0, 100, 0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22, 184, 135), (0, 102, 102), (139, 69, 19)</text:p>
          </table:table-cell>
          <table:table-cell office:value-type="string" table:style-name="ce1">
            <text:p>(128, 0, 128), (139, 69, 19), (0, 128, 128), (107, 142, 35), (255, 128, 0), (222, 184, 135), (255, 140, 0), (0, 102, 102)</text:p>
          </table:table-cell>
          <table:table-cell office:value-type="string" table:style-name="ce1">
            <text:p>(255, 128, 0), (107, 142, 35), (222, 184, 135), (0, 102, 102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200, -100), (-200, -100), (100, -200), (-100, -200)</text:p>
          </table:table-cell>
          <table:table-cell office:value-type="string" table:style-name="ce1">
            <text:p>(200, -100), 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39, 69, 19), (0, 100, 0), (255, 140, 0)</text:p>
          </table:table-cell>
          <table:table-cell office:value-type="string" table:style-name="ce1">
            <text:p>(128, 0, 128), (255, 140, 0), (0, 100, 0), (107, 142, 35), (0, 230, 115), (255, 182, 193), (139, 69, 19), (0, 102, 102)</text:p>
          </table:table-cell>
          <table:table-cell office:value-type="string" table:style-name="ce1">
            <text:p>(255, 182, 193), (139, 69, 19), (255, 140, 0), (0, 230, 115)</text:p>
          </table:table-cell>
          <table:table-cell office:value-type="string" table:style-name="ce1">
            <text:p>(100, 200), (-100, 200), (-200, 100), (200, 100)</text:p>
          </table:table-cell>
          <table:table-cell office:value-type="string" table:style-name="ce1">
            <text:p>(100, 200), (-100, 200), (-200, 100), (200, 100), (100, -200), (-200, -100), (-100, -200), (200, -100)</text:p>
          </table:table-cell>
          <table:table-cell office:value-type="string" table:style-name="ce1">
            <text:p>(100, -200), 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0, 230, 115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40, 0), (0, 100, 0)</text:p>
          </table:table-cell>
          <table:table-cell office:value-type="string" table:style-name="ce1">
            <text:p>(128, 0, 128), (0, 100, 0), (0, 102, 102), (255, 140, 0), (0, 128, 128), (255, 128, 0)</text:p>
          </table:table-cell>
          <table:table-cell office:value-type="string" table:style-name="ce1">
            <text:p>(255, 140, 0), (128, 0, 128), (0, 102, 102)</text:p>
          </table:table-cell>
          <table:table-cell office:value-type="string" table:style-name="ce1">
            <text:p>(100, 200), (-100, 200), (-200, 100)</text:p>
          </table:table-cell>
          <table:table-cell office:value-type="string" table:style-name="ce1">
            <text:p>(100, 200), (-100, 200), (-200, 100), (-200, -100), (100, -200), (200, -100)</text:p>
          </table:table-cell>
          <table:table-cell office:value-type="string" table:style-name="ce1">
            <text:p>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28, 128)</text:p>
          </table:table-cell>
          <table:table-cell office:value-type="string" table:style-name="ce1">
            <text:p>(255, 128, 0), (139, 69, 19), (0, 128, 128), (0, 230, 115)</text:p>
          </table:table-cell>
          <table:table-cell office:value-type="string" table:style-name="ce1">
            <text:p>(139, 69, 19), (255, 128, 0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40, 0), (0, 100, 0), (0, 102, 102)</text:p>
          </table:table-cell>
          <table:table-cell office:value-type="string" table:style-name="ce1">
            <text:p>(0, 102, 102), (255, 182, 193), (255, 140, 0), (0, 230, 115), (128, 0, 128), (0, 100, 0), (0, 128, 128), (139, 69, 19)</text:p>
          </table:table-cell>
          <table:table-cell office:value-type="string" table:style-name="ce1">
            <text:p>(0, 230, 115), (139, 69, 19), (0, 100, 0), (0, 128, 128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82, 193)</text:p>
          </table:table-cell>
          <table:table-cell office:value-type="string" table:style-name="ce1">
            <text:p>(0, 128, 128), (255, 182, 193), (0, 100, 0), (107, 142, 35)</text:p>
          </table:table-cell>
          <table:table-cell office:value-type="string" table:style-name="ce1">
            <text:p>(0, 128, 128), (107, 142, 35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28, 128)</text:p>
          </table:table-cell>
          <table:table-cell office:value-type="string" table:style-name="ce1">
            <text:p>(0, 100, 0), (139, 69, 19), (0, 128, 128), (255, 140, 0)</text:p>
          </table:table-cell>
          <table:table-cell office:value-type="string" table:style-name="ce1">
            <text:p>(0, 100, 0), (255, 140, 0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22, 184, 135), (255, 128, 0)</text:p>
          </table:table-cell>
          <table:table-cell office:value-type="string" table:style-name="ce1">
            <text:p>(0, 102, 102), (222, 184, 135), (255, 128, 0), (139, 69, 19), (255, 140, 0), (255, 182, 193)</text:p>
          </table:table-cell>
          <table:table-cell office:value-type="string" table:style-name="ce1">
            <text:p>(255, 128, 0), (139, 69, 19), (0, 102, 102)</text:p>
          </table:table-cell>
          <table:table-cell office:value-type="string" table:style-name="ce1">
            <text:p>(-200, 100), (100, 200), (200, 100)</text:p>
          </table:table-cell>
          <table:table-cell office:value-type="string" table:style-name="ce1">
            <text:p>(-200, 100), (100, 200), (200, 100), (100, -200), (-100, -200), (200, -100)</text:p>
          </table:table-cell>
          <table:table-cell office:value-type="string" table:style-name="ce1">
            <text:p>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28, 128)</text:p>
          </table:table-cell>
          <table:table-cell office:value-type="string" table:style-name="ce1">
            <text:p>(0, 102, 102), (255, 128, 0), (0, 128, 128), (255, 140, 0)</text:p>
          </table:table-cell>
          <table:table-cell office:value-type="string" table:style-name="ce1">
            <text:p>(255, 128, 0), (0, 102, 102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28, 128), (107, 142, 35), (0, 100, 0)</text:p>
          </table:table-cell>
          <table:table-cell office:value-type="string" table:style-name="ce1">
            <text:p>(255, 140, 0), (0, 102, 102), (0, 128, 128), (255, 182, 193), (0, 230, 115), (0, 100, 0), (107, 142, 35), (255, 128, 0)</text:p>
          </table:table-cell>
          <table:table-cell office:value-type="string" table:style-name="ce1">
            <text:p>(0, 100, 0), (255, 128, 0), (0, 230, 115), (0, 102, 102)</text:p>
          </table:table-cell>
          <table:table-cell office:value-type="string" table:style-name="ce1">
            <text:p>(200, 100), (100, 200), (-200, 100), (-100, 200)</text:p>
          </table:table-cell>
          <table:table-cell office:value-type="string" table:style-name="ce1">
            <text:p>(200, 100), (100, 200), (-200, 100), (-100, 200), (-200, -100), (-100, -200), (100, -200), (200, -100)</text:p>
          </table:table-cell>
          <table:table-cell office:value-type="string" table:style-name="ce1">
            <text:p>(-200, -100), 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07, 142, 35), (0, 100, 0), (0, 128, 128)</text:p>
          </table:table-cell>
          <table:table-cell office:value-type="string" table:style-name="ce1">
            <text:p>(0, 128, 128), (255, 182, 193), (0, 102, 102), (222, 184, 135), (107, 142, 35), (0, 100, 0), (128, 0, 128), (139, 69, 19)</text:p>
          </table:table-cell>
          <table:table-cell office:value-type="string" table:style-name="ce1">
            <text:p>(0, 102, 102), (0, 128, 128), (222, 184, 135), (255, 182, 193)</text:p>
          </table:table-cell>
          <table:table-cell office:value-type="string" table:style-name="ce1">
            <text:p>(200, 100), (100, 200), (-100, 200), (-200, 100)</text:p>
          </table:table-cell>
          <table:table-cell office:value-type="string" table:style-name="ce1">
            <text:p>(200, 100), (100, 200), (-100, 200), (-200, 100), (200, -100), (-100, -200), (-200, -100), (100, -200)</text:p>
          </table:table-cell>
          <table:table-cell office:value-type="string" table:style-name="ce1">
            <text:p>(200, -100), 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2, 102), (222, 184, 135), (255, 140, 0)</text:p>
          </table:table-cell>
          <table:table-cell office:value-type="string" table:style-name="ce1">
            <text:p>(107, 142, 35), (128, 0, 128), (222, 184, 135), (139, 69, 19), (255, 140, 0), (255, 182, 193), (255, 128, 0), (0, 102, 102)</text:p>
          </table:table-cell>
          <table:table-cell office:value-type="string" table:style-name="ce1">
            <text:p>(255, 128, 0), (255, 182, 193), (128, 0, 128), (222, 184, 135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100, -200), (-100, -200), (-200, -100), (200, -100)</text:p>
          </table:table-cell>
          <table:table-cell office:value-type="string" table:style-name="ce1">
            <text:p>(100, -200), 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2, 102)</text:p>
          </table:table-cell>
          <table:table-cell office:value-type="string" table:style-name="ce1">
            <text:p>(0, 102, 102), (255, 182, 193), (222, 184, 135), (128, 0, 128)</text:p>
          </table:table-cell>
          <table:table-cell office:value-type="string" table:style-name="ce1">
            <text:p>(222, 184, 135), (255, 182, 193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28, 0), (0, 230, 115)</text:p>
          </table:table-cell>
          <table:table-cell office:value-type="string" table:style-name="ce1">
            <text:p>(0, 230, 115), (255, 182, 193), (255, 128, 0), (107, 142, 35), (0, 128, 128), (139, 69, 19)</text:p>
          </table:table-cell>
          <table:table-cell office:value-type="string" table:style-name="ce1">
            <text:p>(0, 128, 128), (107, 142, 35), (0, 230, 115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100, -200), (-100, -200), (-200, -100)</text:p>
          </table:table-cell>
          <table:table-cell office:value-type="string" table:style-name="ce1">
            <text:p>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28, 128)</text:p>
          </table:table-cell>
          <table:table-cell office:value-type="string" table:style-name="ce1">
            <text:p>(0, 102, 102), (0, 230, 115), (0, 128, 128), (0, 100, 0)</text:p>
          </table:table-cell>
          <table:table-cell office:value-type="string" table:style-name="ce1">
            <text:p>(0, 230, 115), (0, 102, 102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40, 0)</text:p>
          </table:table-cell>
          <table:table-cell office:value-type="string" table:style-name="ce1">
            <text:p>(139, 69, 19), (255, 182, 193), (255, 140, 0), (0, 100, 0)</text:p>
          </table:table-cell>
          <table:table-cell office:value-type="string" table:style-name="ce1">
            <text:p>(255, 182, 193), (255, 140, 0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107, 142, 35), (255, 140, 0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255, 140, 0), (139, 69, 19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28, 128)</text:p>
          </table:table-cell>
          <table:table-cell office:value-type="string" table:style-name="ce1">
            <text:p>(0, 100, 0), (139, 69, 19), (0, 128, 128), (0, 102, 102)</text:p>
          </table:table-cell>
          <table:table-cell office:value-type="string" table:style-name="ce1">
            <text:p>(0, 128, 128), (0, 102, 102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230, 115), (255, 140, 0), (107, 142, 35)</text:p>
          </table:table-cell>
          <table:table-cell office:value-type="string" table:style-name="ce1">
            <text:p>(0, 128, 128), (139, 69, 19), (255, 182, 193), (107, 142, 35), (0, 230, 115), (0, 102, 102), (0, 100, 0), (255, 140, 0)</text:p>
          </table:table-cell>
          <table:table-cell office:value-type="string" table:style-name="ce1">
            <text:p>(0, 128, 128), (0, 230, 115), (139, 69, 19), (255, 182, 193)</text:p>
          </table:table-cell>
          <table:table-cell office:value-type="string" table:style-name="ce1">
            <text:p>(-200, 100), (200, 100), (100, 200), (-100, 200)</text:p>
          </table:table-cell>
          <table:table-cell office:value-type="string" table:style-name="ce1">
            <text:p>(-200, 100), (200, 100), (100, 200), (-100, 200), (-200, -100), (-100, -200), (200, -100), (100, -200)</text:p>
          </table:table-cell>
          <table:table-cell office:value-type="string" table:style-name="ce1">
            <text:p>(-200, -100), 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28, 128)</text:p>
          </table:table-cell>
          <table:table-cell office:value-type="string" table:style-name="ce1">
            <text:p>(255, 128, 0), (0, 128, 128), (0, 100, 0), (222, 184, 135)</text:p>
          </table:table-cell>
          <table:table-cell office:value-type="string" table:style-name="ce1">
            <text:p>(222, 184, 135), (255, 128, 0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230, 115), (0, 102, 102), (255, 182, 193)</text:p>
          </table:table-cell>
          <table:table-cell office:value-type="string" table:style-name="ce1">
            <text:p>(139, 69, 19), (255, 140, 0), (255, 182, 193), (0, 102, 102), (255, 128, 0), (0, 230, 115), (222, 184, 135), (107, 142, 35)</text:p>
          </table:table-cell>
          <table:table-cell office:value-type="string" table:style-name="ce1">
            <text:p>(255, 140, 0), (255, 182, 193), (139, 69, 19), (107, 142, 35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-100, -200), (200, -100), (-200, -100), (100, -200)</text:p>
          </table:table-cell>
          <table:table-cell office:value-type="string" table:style-name="ce1">
            <text:p>(-100, -200), 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22, 184, 135)</text:p>
          </table:table-cell>
          <table:table-cell office:value-type="string" table:style-name="ce1">
            <text:p>(222, 184, 135), (0, 100, 0), (255, 128, 0), (139, 69, 19)</text:p>
          </table:table-cell>
          <table:table-cell office:value-type="string" table:style-name="ce1">
            <text:p>(255, 128, 0), (0, 100, 0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07, 142, 35), (255, 128, 0)</text:p>
          </table:table-cell>
          <table:table-cell office:value-type="string" table:style-name="ce1">
            <text:p>(222, 184, 135), (255, 128, 0), (0, 128, 128), (139, 69, 19), (107, 142, 35), (0, 100, 0)</text:p>
          </table:table-cell>
          <table:table-cell office:value-type="string" table:style-name="ce1">
            <text:p>(0, 100, 0), (139, 69, 19), (0, 128, 128)</text:p>
          </table:table-cell>
          <table:table-cell office:value-type="string" table:style-name="ce1">
            <text:p>(200, 100), (-200, 100), (100, 200)</text:p>
          </table:table-cell>
          <table:table-cell office:value-type="string" table:style-name="ce1">
            <text:p>(200, 100), (-200, 100), (100, 200), (-200, -100), (100, -200), (200, -100)</text:p>
          </table:table-cell>
          <table:table-cell office:value-type="string" table:style-name="ce1">
            <text:p>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40, 0), (139, 69, 19)</text:p>
          </table:table-cell>
          <table:table-cell office:value-type="string" table:style-name="ce1">
            <text:p>(255, 140, 0), (139, 69, 19), (128, 0, 128), (0, 128, 128), (255, 182, 193), (255, 128, 0)</text:p>
          </table:table-cell>
          <table:table-cell office:value-type="string" table:style-name="ce1">
            <text:p>(128, 0, 128), (255, 182, 193), (255, 128, 0)</text:p>
          </table:table-cell>
          <table:table-cell office:value-type="string" table:style-name="ce1">
            <text:p>(-200, 100), (100, 200), (-100, 200)</text:p>
          </table:table-cell>
          <table:table-cell office:value-type="string" table:style-name="ce1">
            <text:p>(-200, 100), (100, 200), (-100, 200), (-100, -200), (200, -100), (100, -200)</text:p>
          </table:table-cell>
          <table:table-cell office:value-type="string" table:style-name="ce1">
            <text:p>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40, 0)</text:p>
          </table:table-cell>
          <table:table-cell office:value-type="string" table:style-name="ce1">
            <text:p>(255, 128, 0), (139, 69, 19), (255, 140, 0), (0, 128, 128)</text:p>
          </table:table-cell>
          <table:table-cell office:value-type="string" table:style-name="ce1">
            <text:p>(0, 128, 128), (255, 140, 0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00, 0), (128, 0, 128)</text:p>
          </table:table-cell>
          <table:table-cell office:value-type="string" table:style-name="ce1">
            <text:p>(0, 100, 0), (128, 0, 128), (255, 128, 0), (139, 69, 19), (0, 128, 128), (0, 102, 102)</text:p>
          </table:table-cell>
          <table:table-cell office:value-type="string" table:style-name="ce1">
            <text:p>(0, 100, 0), (0, 128, 128), (139, 69, 19)</text:p>
          </table:table-cell>
          <table:table-cell office:value-type="string" table:style-name="ce1">
            <text:p>(-200, 100), (-100, 200), (200, 100)</text:p>
          </table:table-cell>
          <table:table-cell office:value-type="string" table:style-name="ce1">
            <text:p>(-200, 100), (-100, 200), (200, 100), (-100, -200), (200, -100), (100, -200)</text:p>
          </table:table-cell>
          <table:table-cell office:value-type="string" table:style-name="ce1">
            <text:p>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07, 142, 35), (222, 184, 1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0, 128, 128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39, 69, 19), (0, 102, 102)</text:p>
          </table:table-cell>
          <table:table-cell office:value-type="string" table:style-name="ce1">
            <text:p>(0, 102, 102), (255, 140, 0), (139, 69, 19), (0, 100, 0), (222, 184, 135), (0, 230, 115)</text:p>
          </table:table-cell>
          <table:table-cell office:value-type="string" table:style-name="ce1">
            <text:p>(0, 100, 0), (139, 69, 19), (255, 140, 0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-100, -200), (100, -200), (-200, -100)</text:p>
          </table:table-cell>
          <table:table-cell office:value-type="string" table:style-name="ce1">
            <text:p>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0, 0), (255, 128, 0), (0, 102, 102)</text:p>
          </table:table-cell>
          <table:table-cell office:value-type="string" table:style-name="ce1">
            <text:p>(0, 102, 102), (222, 184, 135), (0, 230, 115), (255, 140, 0), (255, 128, 0), (107, 142, 35), (128, 0, 128), (0, 100, 0)</text:p>
          </table:table-cell>
          <table:table-cell office:value-type="string" table:style-name="ce1">
            <text:p>(222, 184, 135), (0, 100, 0), (107, 142, 35), (255, 128, 0)</text:p>
          </table:table-cell>
          <table:table-cell office:value-type="string" table:style-name="ce1">
            <text:p>(-200, 100), (-100, 200), (100, 200), (200, 100)</text:p>
          </table:table-cell>
          <table:table-cell office:value-type="string" table:style-name="ce1">
            <text:p>(-200, 100), (-100, 200), (100, 200), (200, 1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28, 0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0, 0)</text:p>
          </table:table-cell>
          <table:table-cell office:value-type="string" table:style-name="ce1">
            <text:p>(0, 102, 102), (128, 0, 128), (0, 128, 128), (0, 100, 0)</text:p>
          </table:table-cell>
          <table:table-cell office:value-type="string" table:style-name="ce1">
            <text:p>(0, 128, 128), (0, 102, 102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2, 102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0, 0), (255, 128, 0), (255, 182, 193)</text:p>
          </table:table-cell>
          <table:table-cell office:value-type="string" table:style-name="ce1">
            <text:p>(139, 69, 19), (255, 182, 193), (0, 230, 115), (255, 140, 0), (0, 102, 102), (0, 100, 0), (255, 128, 0), (107, 142, 35)</text:p>
          </table:table-cell>
          <table:table-cell office:value-type="string" table:style-name="ce1">
            <text:p>(255, 128, 0), (107, 142, 35), (255, 140, 0), (0, 102, 102)</text:p>
          </table:table-cell>
          <table:table-cell office:value-type="string" table:style-name="ce1">
            <text:p>(200, 100), (100, 200), (-200, 100), (-100, 200)</text:p>
          </table:table-cell>
          <table:table-cell office:value-type="string" table:style-name="ce1">
            <text:p>(200, 100), (100, 200), (-200, 100), (-100, 200), (-200, -100), (-100, -200), (100, -200), (200, -100)</text:p>
          </table:table-cell>
          <table:table-cell office:value-type="string" table:style-name="ce1">
            <text:p>(-200, -100), 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28, 0, 128), (0, 230, 115), (0, 128, 128)</text:p>
          </table:table-cell>
          <table:table-cell office:value-type="string" table:style-name="ce1">
            <text:p>(255, 182, 193), (222, 184, 135), (0, 230, 115), (128, 0, 128), (139, 69, 19), (0, 102, 102), (255, 140, 0), (0, 128, 128)</text:p>
          </table:table-cell>
          <table:table-cell office:value-type="string" table:style-name="ce1">
            <text:p>(0, 102, 102), (222, 184, 135), (255, 182, 193), (128, 0, 128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-200, -100), (-100, -200), (200, -100), (100, -200)</text:p>
          </table:table-cell>
          <table:table-cell office:value-type="string" table:style-name="ce1">
            <text:p>(-200, -100), 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2, 102), (128, 0, 128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2, 102), (128, 0, 128), (222, 184, 135)</text:p>
          </table:table-cell>
          <table:table-cell office:value-type="string" table:style-name="ce1">
            <text:p>(255, 182, 193), (222, 184, 135), (0, 102, 102), (139, 69, 19), (0, 128, 128), (128, 0, 128), (255, 140, 0), (255, 128, 0)</text:p>
          </table:table-cell>
          <table:table-cell office:value-type="string" table:style-name="ce1">
            <text:p>(128, 0, 128), (139, 69, 19), (222, 184, 135), (0, 102, 102)</text:p>
          </table:table-cell>
          <table:table-cell office:value-type="string" table:style-name="ce1">
            <text:p>(200, 100), (-100, 200), (-200, 100), (100, 200)</text:p>
          </table:table-cell>
          <table:table-cell office:value-type="string" table:style-name="ce1">
            <text:p>(200, 100), (-100, 200), (-200, 100), (100, 200), (-200, -100), (-100, -200), (100, -200), (200, -100)</text:p>
          </table:table-cell>
          <table:table-cell office:value-type="string" table:style-name="ce1">
            <text:p>(-200, -100), 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22, 184, 135), (107, 142, 35), (0, 102, 102)</text:p>
          </table:table-cell>
          <table:table-cell office:value-type="string" table:style-name="ce1">
            <text:p>(0, 128, 128), (222, 184, 135), (255, 182, 193), (255, 140, 0), (0, 102, 102), (255, 128, 0), (0, 230, 115), (107, 142, 35)</text:p>
          </table:table-cell>
          <table:table-cell office:value-type="string" table:style-name="ce1">
            <text:p>(0, 230, 115), (222, 184, 135), (255, 128, 0), (107, 142, 35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100, -200), (-200, -100), (-100, -200), (200, -100)</text:p>
          </table:table-cell>
          <table:table-cell office:value-type="string" table:style-name="ce1">
            <text:p>(100, -200), 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07, 142, 35), (255, 128, 0)</text:p>
          </table:table-cell>
          <table:table-cell office:value-type="string" table:style-name="ce1">
            <text:p>(0, 128, 128), (0, 230, 115), (255, 128, 0), (107, 142, 35), (222, 184, 135), (255, 182, 193)</text:p>
          </table:table-cell>
          <table:table-cell office:value-type="string" table:style-name="ce1">
            <text:p>(222, 184, 135), (255, 182, 193), (0, 128, 128)</text:p>
          </table:table-cell>
          <table:table-cell office:value-type="string" table:style-name="ce1">
            <text:p>(-100, 200), (-200, 100), (200, 100)</text:p>
          </table:table-cell>
          <table:table-cell office:value-type="string" table:style-name="ce1">
            <text:p>(-100, 200), (-200, 100), (200, 1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2, 102), (128, 0, 128), (222, 184, 135)</text:p>
          </table:table-cell>
          <table:table-cell office:value-type="string" table:style-name="ce1">
            <text:p>(255, 182, 193), (107, 142, 35), (0, 230, 115), (128, 0, 128), (0, 102, 102), (0, 128, 128), (222, 184, 135), (0, 100, 0)</text:p>
          </table:table-cell>
          <table:table-cell office:value-type="string" table:style-name="ce1">
            <text:p>(107, 142, 35), (0, 128, 128), (0, 102, 102), (255, 182, 193)</text:p>
          </table:table-cell>
          <table:table-cell office:value-type="string" table:style-name="ce1">
            <text:p>(-200, 100), (-100, 200), (200, 100), (100, 200)</text:p>
          </table:table-cell>
          <table:table-cell office:value-type="string" table:style-name="ce1">
            <text:p>(-200, 100), (-100, 200), (200, 100), (100, 200), (-100, -200), (-200, -100), (200, -100), (100, -200)</text:p>
          </table:table-cell>
          <table:table-cell office:value-type="string" table:style-name="ce1">
            <text:p>(-100, -200), 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07, 142, 35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07, 142, 35)</text:p>
          </table:table-cell>
          <table:table-cell office:value-type="string" table:style-name="ce1">
            <text:p>(139, 69, 19), (255, 128, 0), (0, 100, 0), (107, 142, 35)</text:p>
          </table:table-cell>
          <table:table-cell office:value-type="string" table:style-name="ce1">
            <text:p>(107, 142, 35), (255, 128, 0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28, 128), (255, 128, 0)</text:p>
          </table:table-cell>
          <table:table-cell office:value-type="string" table:style-name="ce1">
            <text:p>(255, 128, 0), (0, 128, 128), (139, 69, 19), (107, 142, 35), (128, 0, 128), (222, 184, 135)</text:p>
          </table:table-cell>
          <table:table-cell office:value-type="string" table:style-name="ce1">
            <text:p>(222, 184, 135), (139, 69, 19), (128, 0, 128)</text:p>
          </table:table-cell>
          <table:table-cell office:value-type="string" table:style-name="ce1">
            <text:p>(100, 200), (200, 100), (-200, 100)</text:p>
          </table:table-cell>
          <table:table-cell office:value-type="string" table:style-name="ce1">
            <text:p>(100, 200), (200, 100), (-200, 1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0, 0), (0, 230, 115)</text:p>
          </table:table-cell>
          <table:table-cell office:value-type="string" table:style-name="ce1">
            <text:p>(0, 102, 102), (128, 0, 128), (0, 230, 115), (255, 128, 0), (0, 100, 0), (0, 128, 128)</text:p>
          </table:table-cell>
          <table:table-cell office:value-type="string" table:style-name="ce1">
            <text:p>(0, 128, 128), (0, 100, 0), (0, 102, 102)</text:p>
          </table:table-cell>
          <table:table-cell office:value-type="string" table:style-name="ce1">
            <text:p>(-200, 100), (100, 200), (-100, 200)</text:p>
          </table:table-cell>
          <table:table-cell office:value-type="string" table:style-name="ce1">
            <text:p>(-200, 100), (100, 200), (-100, 2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28, 0), (107, 142, 35), (128, 0, 128)</text:p>
          </table:table-cell>
          <table:table-cell office:value-type="string" table:style-name="ce1">
            <text:p>(222, 184, 135), (128, 0, 128), (255, 140, 0), (0, 102, 102), (255, 128, 0), (139, 69, 19), (0, 128, 128), (107, 142, 35)</text:p>
          </table:table-cell>
          <table:table-cell office:value-type="string" table:style-name="ce1">
            <text:p>(255, 128, 0), (0, 102, 102), (128, 0, 128), (0, 128, 128)</text:p>
          </table:table-cell>
          <table:table-cell office:value-type="string" table:style-name="ce1">
            <text:p>(-200, 100), (200, 100), (100, 200), (-100, 200)</text:p>
          </table:table-cell>
          <table:table-cell office:value-type="string" table:style-name="ce1">
            <text:p>(-200, 100), (200, 100), (100, 200), (-100, 2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39, 69, 19), (107, 142, 35), (128, 0, 128)</text:p>
          </table:table-cell>
          <table:table-cell office:value-type="string" table:style-name="ce1">
            <text:p>(255, 128, 0), (255, 182, 193), (128, 0, 128), (0, 102, 102), (222, 184, 135), (139, 69, 19), (107, 142, 35), (0, 128, 128)</text:p>
          </table:table-cell>
          <table:table-cell office:value-type="string" table:style-name="ce1">
            <text:p>(255, 182, 193), (139, 69, 19), (128, 0, 128), (255, 128, 0)</text:p>
          </table:table-cell>
          <table:table-cell office:value-type="string" table:style-name="ce1">
            <text:p>(100, 200), (-100, 200), (200, 100), (-200, 100)</text:p>
          </table:table-cell>
          <table:table-cell office:value-type="string" table:style-name="ce1">
            <text:p>(100, 200), (-100, 200), (200, 100), (-200, 100), (-100, -200), (200, -100), (100, -200), (-200, -100)</text:p>
          </table:table-cell>
          <table:table-cell office:value-type="string" table:style-name="ce1">
            <text:p>(-100, -200), 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28, 0, 128)</text:p>
          </table:table-cell>
          <table:table-cell office:value-type="string" table:style-name="ce1">
            <text:p>(0, 102, 102), (255, 128, 0), (128, 0, 128), (255, 140, 0)</text:p>
          </table:table-cell>
          <table:table-cell office:value-type="string" table:style-name="ce1">
            <text:p>(128, 0, 128), (255, 128, 0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28, 128), (0, 230, 115)</text:p>
          </table:table-cell>
          <table:table-cell office:value-type="string" table:style-name="ce1">
            <text:p>(0, 128, 128), (0, 100, 0), (107, 142, 35), (0, 230, 115), (128, 0, 128), (255, 140, 0)</text:p>
          </table:table-cell>
          <table:table-cell office:value-type="string" table:style-name="ce1">
            <text:p>(107, 142, 35), (0, 128, 128), (0, 100, 0)</text:p>
          </table:table-cell>
          <table:table-cell office:value-type="string" table:style-name="ce1">
            <text:p>(100, 200), (200, 100), (-200, 100)</text:p>
          </table:table-cell>
          <table:table-cell office:value-type="string" table:style-name="ce1">
            <text:p>(100, 200), (200, 100), (-200, 100), (-200, -100), (200, -100), (100, -200)</text:p>
          </table:table-cell>
          <table:table-cell office:value-type="string" table:style-name="ce1">
            <text:p>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82, 193), (255, 140, 0), (0, 128, 128)</text:p>
          </table:table-cell>
          <table:table-cell office:value-type="string" table:style-name="ce1">
            <text:p>(0, 100, 0), (222, 184, 135), (107, 142, 35), (0, 128, 128), (255, 140, 0), (255, 182, 193), (255, 128, 0), (0, 230, 115)</text:p>
          </table:table-cell>
          <table:table-cell office:value-type="string" table:style-name="ce1">
            <text:p>(0, 230, 115), (107, 142, 35), (0, 128, 128), (0, 100, 0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-200, -100), (-100, -200), (200, -100), (100, -200)</text:p>
          </table:table-cell>
          <table:table-cell office:value-type="string" table:style-name="ce1">
            <text:p>(-200, -100), 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22, 184, 135), (0, 230, 115)</text:p>
          </table:table-cell>
          <table:table-cell office:value-type="string" table:style-name="ce1">
            <text:p>(222, 184, 135), (107, 142, 35), (0, 230, 115), (139, 69, 19), (0, 102, 102), (128, 0, 128)</text:p>
          </table:table-cell>
          <table:table-cell office:value-type="string" table:style-name="ce1">
            <text:p>(222, 184, 135), (0, 230, 115), (107, 142, 35)</text:p>
          </table:table-cell>
          <table:table-cell office:value-type="string" table:style-name="ce1">
            <text:p>(200, 100), (100, 200), (-100, 200)</text:p>
          </table:table-cell>
          <table:table-cell office:value-type="string" table:style-name="ce1">
            <text:p>(200, 100), (100, 200), (-100, 2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230, 115)</text:p>
          </table:table-cell>
          <table:table-cell office:value-type="string" table:style-name="ce1">
            <text:p>(255, 182, 193), (255, 140, 0), (0, 128, 128), (0, 230, 115)</text:p>
          </table:table-cell>
          <table:table-cell office:value-type="string" table:style-name="ce1">
            <text:p>(255, 182, 193), (0, 128, 128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128, 0, 128), (107, 142, 35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07, 142, 35), (128, 0, 128), (0, 102, 102)</text:p>
          </table:table-cell>
          <table:table-cell office:value-type="string" table:style-name="ce1">
            <text:p>(128, 0, 128), (0, 128, 128), (139, 69, 19), (107, 142, 35), (0, 100, 0), (0, 102, 102), (255, 182, 193), (255, 140, 0)</text:p>
          </table:table-cell>
          <table:table-cell office:value-type="string" table:style-name="ce1">
            <text:p>(0, 102, 102), (255, 140, 0), (128, 0, 128), (0, 100, 0)</text:p>
          </table:table-cell>
          <table:table-cell office:value-type="string" table:style-name="ce1">
            <text:p>(100, 200), (-100, 200), (200, 100), (-200, 100)</text:p>
          </table:table-cell>
          <table:table-cell office:value-type="string" table:style-name="ce1">
            <text:p>(100, 200), (-100, 200), (200, 100), (-200, 100), (200, -100), (-100, -200), (-200, -100), (100, -200)</text:p>
          </table:table-cell>
          <table:table-cell office:value-type="string" table:style-name="ce1">
            <text:p>(200, -100), 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22, 184, 135), (255, 140, 0)</text:p>
          </table:table-cell>
          <table:table-cell office:value-type="string" table:style-name="ce1">
            <text:p>(222, 184, 135), (139, 69, 19), (107, 142, 35), (255, 140, 0), (128, 0, 128), (255, 128, 0)</text:p>
          </table:table-cell>
          <table:table-cell office:value-type="string" table:style-name="ce1">
            <text:p>(107, 142, 35), (139, 69, 19), (222, 184, 135)</text:p>
          </table:table-cell>
          <table:table-cell office:value-type="string" table:style-name="ce1">
            <text:p>(-200, 100), (200, 100), (100, 200)</text:p>
          </table:table-cell>
          <table:table-cell office:value-type="string" table:style-name="ce1">
            <text:p>(-200, 100), (200, 100), (100, 200), (-100, -200), (100, -200), (-200, -100)</text:p>
          </table:table-cell>
          <table:table-cell office:value-type="string" table:style-name="ce1">
            <text:p>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0, 0), (0, 128, 128), (0, 102, 102)</text:p>
          </table:table-cell>
          <table:table-cell office:value-type="string" table:style-name="ce1">
            <text:p>(0, 128, 128), (255, 140, 0), (222, 184, 135), (107, 142, 35), (0, 100, 0), (0, 230, 115), (128, 0, 128), (0, 102, 102)</text:p>
          </table:table-cell>
          <table:table-cell office:value-type="string" table:style-name="ce1">
            <text:p>(0, 100, 0), (222, 184, 135), (107, 142, 35), (0, 230, 115)</text:p>
          </table:table-cell>
          <table:table-cell office:value-type="string" table:style-name="ce1">
            <text:p>(200, 100), (-100, 200), (-200, 100), (100, 200)</text:p>
          </table:table-cell>
          <table:table-cell office:value-type="string" table:style-name="ce1">
            <text:p>(200, 100), (-100, 200), (-200, 100), (100, 2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2, 102), (139, 69, 19), (255, 182, 193)</text:p>
          </table:table-cell>
          <table:table-cell office:value-type="string" table:style-name="ce1">
            <text:p>(107, 142, 35), (139, 69, 19), (0, 230, 115), (255, 182, 193), (0, 100, 0), (222, 184, 135), (0, 102, 102), (255, 140, 0)</text:p>
          </table:table-cell>
          <table:table-cell office:value-type="string" table:style-name="ce1">
            <text:p>(0, 100, 0), (255, 182, 193), (139, 69, 19), (255, 140, 0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200, -100), (100, -200), (-200, -100), (-100, -200)</text:p>
          </table:table-cell>
          <table:table-cell office:value-type="string" table:style-name="ce1">
            <text:p>(200, -100), 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82, 193)</text:p>
          </table:table-cell>
          <table:table-cell office:value-type="string" table:style-name="ce1">
            <text:p>(0, 128, 128), (107, 142, 35), (0, 230, 115), (255, 182, 193)</text:p>
          </table:table-cell>
          <table:table-cell office:value-type="string" table:style-name="ce1">
            <text:p>(107, 142, 35), (0, 230, 115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2, 102), (0, 100, 0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0, 100, 0), (222, 184, 135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39, 69, 19)</text:p>
          </table:table-cell>
          <table:table-cell office:value-type="string" table:style-name="ce1">
            <text:p>(139, 69, 19), (0, 230, 115), (0, 102, 102), (0, 128, 128)</text:p>
          </table:table-cell>
          <table:table-cell office:value-type="string" table:style-name="ce1">
            <text:p>(139, 69, 19), (0, 102, 102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39, 69, 19), (0, 102, 102)</text:p>
          </table:table-cell>
          <table:table-cell office:value-type="string" table:style-name="ce1">
            <text:p>(0, 100, 0), (0, 102, 102), (255, 128, 0), (0, 128, 128), (139, 69, 19), (222, 184, 135)</text:p>
          </table:table-cell>
          <table:table-cell office:value-type="string" table:style-name="ce1">
            <text:p>(0, 128, 128), (139, 69, 19), (255, 128, 0)</text:p>
          </table:table-cell>
          <table:table-cell office:value-type="string" table:style-name="ce1">
            <text:p>(100, 200), (-200, 100), (200, 100)</text:p>
          </table:table-cell>
          <table:table-cell office:value-type="string" table:style-name="ce1">
            <text:p>(100, 200), (-200, 100), (200, 100), (-200, -100), (-100, -200), (200, -100)</text:p>
          </table:table-cell>
          <table:table-cell office:value-type="string" table:style-name="ce1">
            <text:p>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28, 128)</text:p>
          </table:table-cell>
          <table:table-cell office:value-type="string" table:style-name="ce1">
            <text:p>(222, 184, 135), (107, 142, 35), (0, 230, 115), (0, 128, 128)</text:p>
          </table:table-cell>
          <table:table-cell office:value-type="string" table:style-name="ce1">
            <text:p>(107, 142, 35), (222, 184, 135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28, 0), (255, 182, 193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28, 0)</text:p>
          </table:table-cell>
          <table:table-cell office:value-type="string" table:style-name="ce1">
            <text:p>(139, 69, 19), (255, 128, 0), (0, 102, 102), (0, 128, 128)</text:p>
          </table:table-cell>
          <table:table-cell office:value-type="string" table:style-name="ce1">
            <text:p>(0, 128, 128), (0, 102, 102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22, 184, 135), (0, 128, 128)</text:p>
          </table:table-cell>
          <table:table-cell office:value-type="string" table:style-name="ce1">
            <text:p>(255, 182, 193), (222, 184, 135), (255, 140, 0), (107, 142, 35), (0, 128, 128), (128, 0, 128)</text:p>
          </table:table-cell>
          <table:table-cell office:value-type="string" table:style-name="ce1">
            <text:p>(255, 140, 0), (128, 0, 128), (222, 184, 135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200, -100), (-200, -100), (100, -200)</text:p>
          </table:table-cell>
          <table:table-cell office:value-type="string" table:style-name="ce1">
            <text:p>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07, 142, 35)</text:p>
          </table:table-cell>
          <table:table-cell office:value-type="string" table:style-name="ce1">
            <text:p>(0, 102, 102), (107, 142, 35), (0, 230, 115), (128, 0, 128)</text:p>
          </table:table-cell>
          <table:table-cell office:value-type="string" table:style-name="ce1">
            <text:p>(0, 230, 115), (128, 0, 128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28, 0), (255, 140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28, 128), (255, 128, 0)</text:p>
          </table:table-cell>
          <table:table-cell office:value-type="string" table:style-name="ce1">
            <text:p>(0, 230, 115), (0, 102, 102), (0, 100, 0), (0, 128, 128), (255, 128, 0), (139, 69, 19)</text:p>
          </table:table-cell>
          <table:table-cell office:value-type="string" table:style-name="ce1">
            <text:p>(0, 230, 115), (0, 102, 102), (255, 128, 0)</text:p>
          </table:table-cell>
          <table:table-cell office:value-type="string" table:style-name="ce1">
            <text:p>(-100, 200), (-200, 100), (200, 100)</text:p>
          </table:table-cell>
          <table:table-cell office:value-type="string" table:style-name="ce1">
            <text:p>(-100, 200), (-200, 100), (200, 100), (-200, -100), (200, -100), (-100, -200)</text:p>
          </table:table-cell>
          <table:table-cell office:value-type="string" table:style-name="ce1">
            <text:p>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82, 193)</text:p>
          </table:table-cell>
          <table:table-cell office:value-type="string" table:style-name="ce1">
            <text:p>(0, 128, 128), (255, 128, 0), (0, 102, 102), (255, 182, 193)</text:p>
          </table:table-cell>
          <table:table-cell office:value-type="string" table:style-name="ce1">
            <text:p>(0, 102, 102), (255, 182, 193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28, 0, 128), (0, 100, 0), (139, 69, 19)</text:p>
          </table:table-cell>
          <table:table-cell office:value-type="string" table:style-name="ce1">
            <text:p>(255, 182, 193), (222, 184, 135), (107, 142, 35), (255, 140, 0), (128, 0, 128), (0, 230, 115), (139, 69, 19), (0, 100, 0)</text:p>
          </table:table-cell>
          <table:table-cell office:value-type="string" table:style-name="ce1">
            <text:p>(139, 69, 19), (255, 140, 0), (222, 184, 135), (0, 100, 0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-100, -200), (200, -100), (-200, -100), (100, -200)</text:p>
          </table:table-cell>
          <table:table-cell office:value-type="string" table:style-name="ce1">
            <text:p>(-100, -200), 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28, 0, 128), (0, 100, 0)</text:p>
          </table:table-cell>
          <table:table-cell office:value-type="string" table:style-name="ce1">
            <text:p>(0, 102, 102), (128, 0, 128), (0, 230, 115), (0, 128, 128), (0, 100, 0), (139, 69, 19)</text:p>
          </table:table-cell>
          <table:table-cell office:value-type="string" table:style-name="ce1">
            <text:p>(0, 102, 102), (139, 69, 19), (0, 100, 0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255, 140, 0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28, 0), (0, 128, 128)</text:p>
          </table:table-cell>
          <table:table-cell office:value-type="string" table:style-name="ce1">
            <text:p>(0, 128, 128), (255, 128, 0), (222, 184, 135), (139, 69, 19), (0, 100, 0), (255, 140, 0)</text:p>
          </table:table-cell>
          <table:table-cell office:value-type="string" table:style-name="ce1">
            <text:p>(0, 100, 0), (255, 140, 0), (0, 128, 128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100, -200), (-100, -200), (-200, -100)</text:p>
          </table:table-cell>
          <table:table-cell office:value-type="string" table:style-name="ce1">
            <text:p>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40, 0), (255, 182, 193)</text:p>
          </table:table-cell>
          <table:table-cell office:value-type="string" table:style-name="ce1">
            <text:p>(128, 0, 128), (0, 102, 102), (107, 142, 35), (0, 100, 0), (255, 182, 193), (255, 140, 0)</text:p>
          </table:table-cell>
          <table:table-cell office:value-type="string" table:style-name="ce1">
            <text:p>(128, 0, 128), (107, 142, 35), (255, 182, 193)</text:p>
          </table:table-cell>
          <table:table-cell office:value-type="string" table:style-name="ce1">
            <text:p>(200, 100), (-200, 100), (-100, 200)</text:p>
          </table:table-cell>
          <table:table-cell office:value-type="string" table:style-name="ce1">
            <text:p>(200, 100), (-200, 100), (-100, 200), (-200, -100), (100, -200), (200, -100)</text:p>
          </table:table-cell>
          <table:table-cell office:value-type="string" table:style-name="ce1">
            <text:p>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0, 102, 102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2, 102)</text:p>
          </table:table-cell>
          <table:table-cell office:value-type="string" table:style-name="ce1">
            <text:p>(107, 142, 35), (0, 128, 128), (255, 182, 193), (0, 102, 102)</text:p>
          </table:table-cell>
          <table:table-cell office:value-type="string" table:style-name="ce1">
            <text:p>(255, 182, 193), (107, 142, 35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00, 0), (128, 0, 128), (139, 69, 19)</text:p>
          </table:table-cell>
          <table:table-cell office:value-type="string" table:style-name="ce1">
            <text:p>(107, 142, 35), (128, 0, 128), (0, 128, 128), (0, 100, 0), (0, 102, 102), (255, 140, 0), (139, 69, 19), (255, 182, 193)</text:p>
          </table:table-cell>
          <table:table-cell office:value-type="string" table:style-name="ce1">
            <text:p>(139, 69, 19), (255, 140, 0), (255, 182, 193), (128, 0, 128)</text:p>
          </table:table-cell>
          <table:table-cell office:value-type="string" table:style-name="ce1">
            <text:p>(100, 200), (-100, 200), (-200, 100), (200, 100)</text:p>
          </table:table-cell>
          <table:table-cell office:value-type="string" table:style-name="ce1">
            <text:p>(100, 200), (-100, 200), (-200, 100), (200, 100), (-200, -100), (-100, -200), (100, -200), (200, -100)</text:p>
          </table:table-cell>
          <table:table-cell office:value-type="string" table:style-name="ce1">
            <text:p>(-200, -100), 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2, 102), (222, 184, 135)</text:p>
          </table:table-cell>
          <table:table-cell office:value-type="string" table:style-name="ce1">
            <text:p>(222, 184, 135), (0, 102, 102), (255, 128, 0), (255, 140, 0), (0, 128, 128), (255, 182, 193)</text:p>
          </table:table-cell>
          <table:table-cell office:value-type="string" table:style-name="ce1">
            <text:p>(255, 140, 0), (255, 182, 193), (0, 128, 128)</text:p>
          </table:table-cell>
          <table:table-cell office:value-type="string" table:style-name="ce1">
            <text:p>(100, 200), (200, 100), (-200, 100)</text:p>
          </table:table-cell>
          <table:table-cell office:value-type="string" table:style-name="ce1">
            <text:p>(100, 200), (200, 100), (-200, 100), (-100, -200), (200, -100), (100, -200)</text:p>
          </table:table-cell>
          <table:table-cell office:value-type="string" table:style-name="ce1">
            <text:p>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28, 128)</text:p>
          </table:table-cell>
          <table:table-cell office:value-type="string" table:style-name="ce1">
            <text:p>(0, 128, 128), (139, 69, 19), (222, 184, 135), (107, 142, 35)</text:p>
          </table:table-cell>
          <table:table-cell office:value-type="string" table:style-name="ce1">
            <text:p>(222, 184, 135), (139, 69, 19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39, 69, 19), (0, 100, 0), (0, 102, 102)</text:p>
          </table:table-cell>
          <table:table-cell office:value-type="string" table:style-name="ce1">
            <text:p>(0, 230, 115), (139, 69, 19), (0, 100, 0), (0, 128, 128), (255, 140, 0), (255, 128, 0), (0, 102, 102), (255, 182, 193)</text:p>
          </table:table-cell>
          <table:table-cell office:value-type="string" table:style-name="ce1">
            <text:p>(0, 100, 0), (255, 128, 0), (255, 140, 0), (0, 230, 115)</text:p>
          </table:table-cell>
          <table:table-cell office:value-type="string" table:style-name="ce1">
            <text:p>(100, 200), (-200, 100), (-100, 200), (200, 100)</text:p>
          </table:table-cell>
          <table:table-cell office:value-type="string" table:style-name="ce1">
            <text:p>(100, 200), (-200, 100), (-100, 200), (200, 100), (-200, -100), (200, -100), (-100, -200), (100, -200)</text:p>
          </table:table-cell>
          <table:table-cell office:value-type="string" table:style-name="ce1">
            <text:p>(-200, -100), 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28, 0)</text:p>
          </table:table-cell>
          <table:table-cell office:value-type="string" table:style-name="ce1">
            <text:p>(128, 0, 128), (255, 128, 0), (255, 140, 0), (255, 182, 193)</text:p>
          </table:table-cell>
          <table:table-cell office:value-type="string" table:style-name="ce1">
            <text:p>(128, 0, 128), (255, 140, 0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40, 0), (0, 102, 102)</text:p>
          </table:table-cell>
          <table:table-cell office:value-type="string" table:style-name="ce1">
            <text:p>(0, 230, 115), (128, 0, 128), (255, 128, 0), (255, 140, 0), (255, 182, 193), (0, 102, 102)</text:p>
          </table:table-cell>
          <table:table-cell office:value-type="string" table:style-name="ce1">
            <text:p>(255, 182, 193), (0, 102, 102), (255, 140, 0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100, -200), (200, -100), (-100, -200)</text:p>
          </table:table-cell>
          <table:table-cell office:value-type="string" table:style-name="ce1">
            <text:p>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22, 184, 135), (255, 140, 0)</text:p>
          </table:table-cell>
          <table:table-cell office:value-type="string" table:style-name="ce1">
            <text:p>(0, 128, 128), (255, 182, 193), (255, 140, 0), (222, 184, 135), (128, 0, 128), (139, 69, 19)</text:p>
          </table:table-cell>
          <table:table-cell office:value-type="string" table:style-name="ce1">
            <text:p>(255, 182, 193), (0, 128, 128), (139, 69, 19)</text:p>
          </table:table-cell>
          <table:table-cell office:value-type="string" table:style-name="ce1">
            <text:p>(100, 200), (-100, 200), (-200, 100)</text:p>
          </table:table-cell>
          <table:table-cell office:value-type="string" table:style-name="ce1">
            <text:p>(100, 200), (-100, 200), (-200, 100), (200, -100), (-200, -100), (100, -200)</text:p>
          </table:table-cell>
          <table:table-cell office:value-type="string" table:style-name="ce1">
            <text:p>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0, 0), (107, 142, 35)</text:p>
          </table:table-cell>
          <table:table-cell office:value-type="string" table:style-name="ce1">
            <text:p>(0, 230, 115), (0, 100, 0), (0, 102, 102), (255, 182, 193), (107, 142, 35), (255, 128, 0)</text:p>
          </table:table-cell>
          <table:table-cell office:value-type="string" table:style-name="ce1">
            <text:p>(0, 102, 102), (255, 182, 193), (0, 100, 0)</text:p>
          </table:table-cell>
          <table:table-cell office:value-type="string" table:style-name="ce1">
            <text:p>(100, 200), (-100, 200), (-200, 100)</text:p>
          </table:table-cell>
          <table:table-cell office:value-type="string" table:style-name="ce1">
            <text:p>(100, 200), (-100, 200), (-200, 100), (100, -200), (-200, -100), (200, -100)</text:p>
          </table:table-cell>
          <table:table-cell office:value-type="string" table:style-name="ce1">
            <text:p>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28, 0), (222, 184, 135), (0, 230, 115)</text:p>
          </table:table-cell>
          <table:table-cell office:value-type="string" table:style-name="ce1">
            <text:p>(128, 0, 128), (222, 184, 135), (255, 140, 0), (255, 182, 193), (139, 69, 19), (255, 128, 0), (107, 142, 35), (0, 230, 115)</text:p>
          </table:table-cell>
          <table:table-cell office:value-type="string" table:style-name="ce1">
            <text:p>(255, 182, 193), (139, 69, 19), (255, 140, 0), (128, 0, 128)</text:p>
          </table:table-cell>
          <table:table-cell office:value-type="string" table:style-name="ce1">
            <text:p>(-100, 200), (200, 100), (100, 200), (-200, 100)</text:p>
          </table:table-cell>
          <table:table-cell office:value-type="string" table:style-name="ce1">
            <text:p>(-100, 200), (200, 100), (100, 200), (-200, 100), (-200, -100), (100, -200), (200, -100), (-100, -200)</text:p>
          </table:table-cell>
          <table:table-cell office:value-type="string" table:style-name="ce1">
            <text:p>(-200, -100), 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0, 230, 115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39, 69, 19), (255, 182, 193)</text:p>
          </table:table-cell>
          <table:table-cell office:value-type="string" table:style-name="ce1">
            <text:p>(139, 69, 19), (0, 102, 102), (255, 128, 0), (255, 140, 0), (0, 230, 115), (255, 182, 193)</text:p>
          </table:table-cell>
          <table:table-cell office:value-type="string" table:style-name="ce1">
            <text:p>(0, 102, 102), (139, 69, 19), (255, 182, 193)</text:p>
          </table:table-cell>
          <table:table-cell office:value-type="string" table:style-name="ce1">
            <text:p>(-200, 100), (-100, 200), (200, 100)</text:p>
          </table:table-cell>
          <table:table-cell office:value-type="string" table:style-name="ce1">
            <text:p>(-200, 100), (-100, 200), (200, 100), (100, -200), (200, -100), (-200, -100)</text:p>
          </table:table-cell>
          <table:table-cell office:value-type="string" table:style-name="ce1">
            <text:p>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82, 193), (0, 128, 128)</text:p>
          </table:table-cell>
          <table:table-cell office:value-type="string" table:style-name="ce1">
            <text:p>(0, 128, 128), (0, 102, 102), (222, 184, 135), (107, 142, 35), (128, 0, 128), (255, 182, 193)</text:p>
          </table:table-cell>
          <table:table-cell office:value-type="string" table:style-name="ce1">
            <text:p>(255, 182, 193), (128, 0, 128), (222, 184, 135)</text:p>
          </table:table-cell>
          <table:table-cell office:value-type="string" table:style-name="ce1">
            <text:p>(100, 200), (200, 100), (-200, 100)</text:p>
          </table:table-cell>
          <table:table-cell office:value-type="string" table:style-name="ce1">
            <text:p>(100, 200), (200, 100), (-200, 100), (100, -200), (-200, -100), (200, -100)</text:p>
          </table:table-cell>
          <table:table-cell office:value-type="string" table:style-name="ce1">
            <text:p>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82, 193)</text:p>
          </table:table-cell>
          <table:table-cell office:value-type="string" table:style-name="ce1">
            <text:p>(0, 100, 0), (255, 182, 193), (0, 102, 102), (128, 0, 128)</text:p>
          </table:table-cell>
          <table:table-cell office:value-type="string" table:style-name="ce1">
            <text:p>(255, 182, 193), (0, 100, 0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28, 0), (222, 184, 135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139, 69, 19), (255, 128, 0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2, 102), (255, 140, 0)</text:p>
          </table:table-cell>
          <table:table-cell office:value-type="string" table:style-name="ce1">
            <text:p>(255, 182, 193), (255, 140, 0), (255, 128, 0), (0, 102, 102), (0, 128, 128), (0, 100, 0)</text:p>
          </table:table-cell>
          <table:table-cell office:value-type="string" table:style-name="ce1">
            <text:p>(255, 140, 0), (255, 182, 193), (0, 128, 128)</text:p>
          </table:table-cell>
          <table:table-cell office:value-type="string" table:style-name="ce1">
            <text:p>(-100, 200), (100, 200), (200, 100)</text:p>
          </table:table-cell>
          <table:table-cell office:value-type="string" table:style-name="ce1">
            <text:p>(-100, 200), (100, 200), (200, 1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40, 0), (0, 230, 115), (0, 102, 102)</text:p>
          </table:table-cell>
          <table:table-cell office:value-type="string" table:style-name="ce1">
            <text:p>(139, 69, 19), (0, 230, 115), (0, 102, 102), (255, 128, 0), (107, 142, 35), (255, 182, 193), (0, 128, 128), (255, 140, 0)</text:p>
          </table:table-cell>
          <table:table-cell office:value-type="string" table:style-name="ce1">
            <text:p>(107, 142, 35), (255, 182, 193), (255, 128, 0), (139, 69, 19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39, 69, 19), (107, 142, 35), (0, 102, 102)</text:p>
          </table:table-cell>
          <table:table-cell office:value-type="string" table:style-name="ce1">
            <text:p>(0, 128, 128), (128, 0, 128), (107, 142, 35), (139, 69, 19), (255, 128, 0), (0, 102, 102), (0, 100, 0), (255, 182, 193)</text:p>
          </table:table-cell>
          <table:table-cell office:value-type="string" table:style-name="ce1">
            <text:p>(0, 100, 0), (0, 128, 128), (0, 102, 102), (139, 69, 19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-100, -200), (100, -200), (-200, -100), (200, -100)</text:p>
          </table:table-cell>
          <table:table-cell office:value-type="string" table:style-name="ce1">
            <text:p>(-100, -200), 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28, 128), (255, 182, 193)</text:p>
          </table:table-cell>
          <table:table-cell office:value-type="string" table:style-name="ce1">
            <text:p>(0, 128, 128), (0, 102, 102), (107, 142, 35), (128, 0, 128), (139, 69, 19), (255, 182, 193)</text:p>
          </table:table-cell>
          <table:table-cell office:value-type="string" table:style-name="ce1">
            <text:p>(0, 102, 102), (0, 128, 128), (139, 69, 19)</text:p>
          </table:table-cell>
          <table:table-cell office:value-type="string" table:style-name="ce1">
            <text:p>(-100, 200), (100, 200), (200, 100)</text:p>
          </table:table-cell>
          <table:table-cell office:value-type="string" table:style-name="ce1">
            <text:p>(-100, 200), (100, 200), (200, 1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07, 142, 35), (255, 140, 0)</text:p>
          </table:table-cell>
          <table:table-cell office:value-type="string" table:style-name="ce1">
            <text:p>(107, 142, 35), (0, 230, 115), (222, 184, 135), (255, 140, 0), (0, 102, 102), (255, 182, 193)</text:p>
          </table:table-cell>
          <table:table-cell office:value-type="string" table:style-name="ce1">
            <text:p>(222, 184, 135), (0, 230, 115), (0, 102, 102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0, 102, 102), (139, 69, 19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128, 0, 128), (0, 102, 102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0, 0), (0, 128, 128)</text:p>
          </table:table-cell>
          <table:table-cell office:value-type="string" table:style-name="ce1">
            <text:p>(255, 182, 193), (107, 142, 35), (139, 69, 19), (128, 0, 128), (0, 100, 0), (0, 128, 128)</text:p>
          </table:table-cell>
          <table:table-cell office:value-type="string" table:style-name="ce1">
            <text:p>(0, 128, 128), (255, 182, 193), (0, 100, 0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100, -200), (-100, -200), (200, -100)</text:p>
          </table:table-cell>
          <table:table-cell office:value-type="string" table:style-name="ce1">
            <text:p>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255, 128, 0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07, 142, 35), (0, 100, 0)</text:p>
          </table:table-cell>
          <table:table-cell office:value-type="string" table:style-name="ce1">
            <text:p>(107, 142, 35), (255, 128, 0), (0, 128, 128), (0, 102, 102), (0, 100, 0), (255, 182, 193)</text:p>
          </table:table-cell>
          <table:table-cell office:value-type="string" table:style-name="ce1">
            <text:p>(0, 128, 128), (255, 182, 193), (255, 128, 0)</text:p>
          </table:table-cell>
          <table:table-cell office:value-type="string" table:style-name="ce1">
            <text:p>(200, 100), (100, 200), (-100, 200)</text:p>
          </table:table-cell>
          <table:table-cell office:value-type="string" table:style-name="ce1">
            <text:p>(200, 100), (100, 200), (-100, 200), (-100, -200), (200, -100), (100, -200)</text:p>
          </table:table-cell>
          <table:table-cell office:value-type="string" table:style-name="ce1">
            <text:p>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230, 115), (107, 142, 35)</text:p>
          </table:table-cell>
          <table:table-cell office:value-type="string" table:style-name="ce1">
            <text:p>(255, 140, 0), (0, 230, 115), (107, 142, 35), (128, 0, 128), (0, 102, 102), (0, 100, 0)</text:p>
          </table:table-cell>
          <table:table-cell office:value-type="string" table:style-name="ce1">
            <text:p>(0, 102, 102), (0, 230, 115), (255, 140, 0)</text:p>
          </table:table-cell>
          <table:table-cell office:value-type="string" table:style-name="ce1">
            <text:p>(-200, 100), (100, 200), (200, 100)</text:p>
          </table:table-cell>
          <table:table-cell office:value-type="string" table:style-name="ce1">
            <text:p>(-200, 100), (100, 200), (200, 100), (200, -100), (-100, -200), (100, -200)</text:p>
          </table:table-cell>
          <table:table-cell office:value-type="string" table:style-name="ce1">
            <text:p>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0, 230, 115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40, 0), (222, 184, 135), (255, 182, 193)</text:p>
          </table:table-cell>
          <table:table-cell office:value-type="string" table:style-name="ce1">
            <text:p>(139, 69, 19), (255, 128, 0), (255, 182, 193), (0, 102, 102), (0, 100, 0), (222, 184, 135), (0, 128, 128), (255, 140, 0)</text:p>
          </table:table-cell>
          <table:table-cell office:value-type="string" table:style-name="ce1">
            <text:p>(0, 102, 102), (0, 100, 0), (255, 140, 0), (222, 184, 135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200, -100), (-100, -200), (100, -200), (-200, -100)</text:p>
          </table:table-cell>
          <table:table-cell office:value-type="string" table:style-name="ce1">
            <text:p>(200, -100), 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28, 0), (255, 140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39, 69, 19), (255, 182, 193), (0, 100, 0)</text:p>
          </table:table-cell>
          <table:table-cell office:value-type="string" table:style-name="ce1">
            <text:p>(128, 0, 128), (222, 184, 135), (0, 230, 115), (255, 182, 193), (107, 142, 35), (255, 140, 0), (139, 69, 19), (0, 100, 0)</text:p>
          </table:table-cell>
          <table:table-cell office:value-type="string" table:style-name="ce1">
            <text:p>(139, 69, 19), (0, 100, 0), (128, 0, 128), (0, 230, 115)</text:p>
          </table:table-cell>
          <table:table-cell office:value-type="string" table:style-name="ce1">
            <text:p>(-200, 100), (-100, 200), (100, 200), (200, 100)</text:p>
          </table:table-cell>
          <table:table-cell office:value-type="string" table:style-name="ce1">
            <text:p>(-200, 100), (-100, 200), (100, 200), (200, 100), (-100, -200), (100, -200), (-200, -100), (200, -100)</text:p>
          </table:table-cell>
          <table:table-cell office:value-type="string" table:style-name="ce1">
            <text:p>(-100, -200), 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28, 0), (107, 142, 35)</text:p>
          </table:table-cell>
          <table:table-cell office:value-type="string" table:style-name="ce1">
            <text:p>(222, 184, 135), (0, 100, 0), (255, 128, 0), (107, 142, 35), (0, 102, 102), (139, 69, 19)</text:p>
          </table:table-cell>
          <table:table-cell office:value-type="string" table:style-name="ce1">
            <text:p>(255, 128, 0), (139, 69, 19), (107, 142, 35)</text:p>
          </table:table-cell>
          <table:table-cell office:value-type="string" table:style-name="ce1">
            <text:p>(-200, 100), (100, 200), (-100, 200)</text:p>
          </table:table-cell>
          <table:table-cell office:value-type="string" table:style-name="ce1">
            <text:p>(-200, 100), (100, 200), (-100, 200), (100, -200), (200, -100), (-100, -200)</text:p>
          </table:table-cell>
          <table:table-cell office:value-type="string" table:style-name="ce1">
            <text:p>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0, 0), (255, 182, 193)</text:p>
          </table:table-cell>
          <table:table-cell office:value-type="string" table:style-name="ce1">
            <text:p>(222, 184, 135), (0, 100, 0), (255, 140, 0), (128, 0, 128), (139, 69, 19), (255, 182, 193)</text:p>
          </table:table-cell>
          <table:table-cell office:value-type="string" table:style-name="ce1">
            <text:p>(255, 140, 0), (128, 0, 128), (139, 69, 19)</text:p>
          </table:table-cell>
          <table:table-cell office:value-type="string" table:style-name="ce1">
            <text:p>(200, 100), (100, 200), (-200, 100)</text:p>
          </table:table-cell>
          <table:table-cell office:value-type="string" table:style-name="ce1">
            <text:p>(200, 100), (100, 200), (-200, 100), (-100, -200), (200, -100), (100, -200)</text:p>
          </table:table-cell>
          <table:table-cell office:value-type="string" table:style-name="ce1">
            <text:p>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39, 69, 19)</text:p>
          </table:table-cell>
          <table:table-cell office:value-type="string" table:style-name="ce1">
            <text:p>(222, 184, 135), (139, 69, 19), (128, 0, 128), (107, 142, 35)</text:p>
          </table:table-cell>
          <table:table-cell office:value-type="string" table:style-name="ce1">
            <text:p>(139, 69, 19), (107, 142, 35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28, 0, 128), (255, 182, 193)</text:p>
          </table:table-cell>
          <table:table-cell office:value-type="string" table:style-name="ce1">
            <text:p>(0, 128, 128), (255, 182, 193), (128, 0, 128), (255, 128, 0), (107, 142, 35), (0, 230, 115)</text:p>
          </table:table-cell>
          <table:table-cell office:value-type="string" table:style-name="ce1">
            <text:p>(255, 182, 193), (128, 0, 128), (0, 230, 115)</text:p>
          </table:table-cell>
          <table:table-cell office:value-type="string" table:style-name="ce1">
            <text:p>(200, 100), (100, 200), (-100, 200)</text:p>
          </table:table-cell>
          <table:table-cell office:value-type="string" table:style-name="ce1">
            <text:p>(200, 100), (100, 200), (-100, 2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28, 0)</text:p>
          </table:table-cell>
          <table:table-cell office:value-type="string" table:style-name="ce1">
            <text:p>(128, 0, 128), (0, 128, 128), (139, 69, 19), (255, 128, 0)</text:p>
          </table:table-cell>
          <table:table-cell office:value-type="string" table:style-name="ce1">
            <text:p>(0, 128, 128), (128, 0, 128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230, 115), (107, 142, 35), (139, 69, 19)</text:p>
          </table:table-cell>
          <table:table-cell office:value-type="string" table:style-name="ce1">
            <text:p>(0, 102, 102), (255, 140, 0), (107, 142, 35), (255, 128, 0), (0, 230, 115), (0, 128, 128), (222, 184, 135), (139, 69, 19)</text:p>
          </table:table-cell>
          <table:table-cell office:value-type="string" table:style-name="ce1">
            <text:p>(255, 128, 0), (222, 184, 135), (0, 230, 115), (107, 142, 35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230, 115), (255, 140, 0)</text:p>
          </table:table-cell>
          <table:table-cell office:value-type="string" table:style-name="ce1">
            <text:p>(0, 230, 115), (255, 128, 0), (222, 184, 135), (107, 142, 35), (255, 140, 0), (0, 102, 102)</text:p>
          </table:table-cell>
          <table:table-cell office:value-type="string" table:style-name="ce1">
            <text:p>(0, 102, 102), (107, 142, 35), (255, 128, 0)</text:p>
          </table:table-cell>
          <table:table-cell office:value-type="string" table:style-name="ce1">
            <text:p>(-200, 100), (-100, 200), (200, 100)</text:p>
          </table:table-cell>
          <table:table-cell office:value-type="string" table:style-name="ce1">
            <text:p>(-200, 100), (-100, 200), (200, 1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39, 69, 19), (255, 128, 0)</text:p>
          </table:table-cell>
          <table:table-cell office:value-type="string" table:style-name="ce1">
            <text:p>(139, 69, 19), (255, 140, 0), (255, 182, 193), (255, 128, 0), (0, 128, 128), (128, 0, 128)</text:p>
          </table:table-cell>
          <table:table-cell office:value-type="string" table:style-name="ce1">
            <text:p>(255, 128, 0), (0, 128, 128), (255, 140, 0)</text:p>
          </table:table-cell>
          <table:table-cell office:value-type="string" table:style-name="ce1">
            <text:p>(200, 100), (-200, 100), (-100, 200)</text:p>
          </table:table-cell>
          <table:table-cell office:value-type="string" table:style-name="ce1">
            <text:p>(200, 100), (-200, 100), (-100, 200), (100, -200), (200, -100), (-100, -200)</text:p>
          </table:table-cell>
          <table:table-cell office:value-type="string" table:style-name="ce1">
            <text:p>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28, 128), (128, 0, 128)</text:p>
          </table:table-cell>
          <table:table-cell office:value-type="string" table:style-name="ce1">
            <text:p>(0, 102, 102), (0, 128, 128), (255, 140, 0), (128, 0, 128), (139, 69, 19), (255, 182, 193)</text:p>
          </table:table-cell>
          <table:table-cell office:value-type="string" table:style-name="ce1">
            <text:p>(128, 0, 128), (139, 69, 19), (0, 128, 128)</text:p>
          </table:table-cell>
          <table:table-cell office:value-type="string" table:style-name="ce1">
            <text:p>(100, 200), (-100, 200), (-200, 100)</text:p>
          </table:table-cell>
          <table:table-cell office:value-type="string" table:style-name="ce1">
            <text:p>(100, 200), (-100, 200), (-200, 100), (-100, -200), (100, -200), (200, -100)</text:p>
          </table:table-cell>
          <table:table-cell office:value-type="string" table:style-name="ce1">
            <text:p>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230, 115), (255, 182, 193)</text:p>
          </table:table-cell>
          <table:table-cell office:value-type="string" table:style-name="ce1">
            <text:p>(0, 128, 128), (128, 0, 128), (222, 184, 135), (255, 182, 193), (107, 142, 35), (0, 230, 115)</text:p>
          </table:table-cell>
          <table:table-cell office:value-type="string" table:style-name="ce1">
            <text:p>(0, 230, 115), (222, 184, 135), (0, 128, 128)</text:p>
          </table:table-cell>
          <table:table-cell office:value-type="string" table:style-name="ce1">
            <text:p>(100, 200), (-100, 200), (-200, 100)</text:p>
          </table:table-cell>
          <table:table-cell office:value-type="string" table:style-name="ce1">
            <text:p>(100, 200), (-100, 200), (-200, 1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82, 193), (222, 184, 135), (255, 128, 0)</text:p>
          </table:table-cell>
          <table:table-cell office:value-type="string" table:style-name="ce1">
            <text:p>(0, 230, 115), (255, 182, 193), (222, 184, 135), (0, 128, 128), (128, 0, 128), (0, 100, 0), (0, 102, 102), (255, 128, 0)</text:p>
          </table:table-cell>
          <table:table-cell office:value-type="string" table:style-name="ce1">
            <text:p>(128, 0, 128), (0, 102, 102), (0, 128, 128), (255, 128, 0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200, -100), (100, -200), (-100, -200), (-200, -100)</text:p>
          </table:table-cell>
          <table:table-cell office:value-type="string" table:style-name="ce1">
            <text:p>(200, -100), 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22, 184, 135)</text:p>
          </table:table-cell>
          <table:table-cell office:value-type="string" table:style-name="ce1">
            <text:p>(0, 128, 128), (0, 100, 0), (255, 140, 0), (222, 184, 135)</text:p>
          </table:table-cell>
          <table:table-cell office:value-type="string" table:style-name="ce1">
            <text:p>(255, 140, 0), (0, 128, 128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28, 128), (0, 100, 0), (107, 142, 35)</text:p>
          </table:table-cell>
          <table:table-cell office:value-type="string" table:style-name="ce1">
            <text:p>(0, 128, 128), (0, 100, 0), (128, 0, 128), (107, 142, 35), (0, 102, 102), (222, 184, 135), (0, 230, 115), (255, 128, 0)</text:p>
          </table:table-cell>
          <table:table-cell office:value-type="string" table:style-name="ce1">
            <text:p>(128, 0, 128), (0, 230, 115), (0, 100, 0), (107, 142, 35)</text:p>
          </table:table-cell>
          <table:table-cell office:value-type="string" table:style-name="ce1">
            <text:p>(100, 200), (200, 100), (-100, 200), (-200, 100)</text:p>
          </table:table-cell>
          <table:table-cell office:value-type="string" table:style-name="ce1">
            <text:p>(100, 200), (200, 100), (-100, 200), (-200, 100), (200, -100), (-200, -100), (100, -200), (-100, -200)</text:p>
          </table:table-cell>
          <table:table-cell office:value-type="string" table:style-name="ce1">
            <text:p>(200, -100), 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255, 182, 193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2, 102), (255, 182, 193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0, 100, 0), (222, 184, 135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0, 102, 102), (255, 140, 0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28, 128), (128, 0, 128), (107, 142, 35)</text:p>
          </table:table-cell>
          <table:table-cell office:value-type="string" table:style-name="ce1">
            <text:p>(128, 0, 128), (0, 100, 0), (255, 182, 193), (0, 128, 128), (107, 142, 35), (255, 140, 0), (0, 102, 102), (139, 69, 19)</text:p>
          </table:table-cell>
          <table:table-cell office:value-type="string" table:style-name="ce1">
            <text:p>(0, 100, 0), (107, 142, 35), (0, 102, 102), (0, 128, 128)</text:p>
          </table:table-cell>
          <table:table-cell office:value-type="string" table:style-name="ce1">
            <text:p>(200, 100), (-100, 200), (100, 200), (-200, 100)</text:p>
          </table:table-cell>
          <table:table-cell office:value-type="string" table:style-name="ce1">
            <text:p>(200, 100), (-100, 200), (100, 200), (-200, 100), (-100, -200), (200, -100), (-200, -100), (100, -200)</text:p>
          </table:table-cell>
          <table:table-cell office:value-type="string" table:style-name="ce1">
            <text:p>(-100, -200), 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55, 140, 0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230, 115)</text:p>
          </table:table-cell>
          <table:table-cell office:value-type="string" table:style-name="ce1">
            <text:p>(128, 0, 128), (255, 182, 193), (0, 230, 115), (0, 100, 0)</text:p>
          </table:table-cell>
          <table:table-cell office:value-type="string" table:style-name="ce1">
            <text:p>(0, 230, 115), (128, 0, 128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2, 102), (0, 100, 0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2, 102)</text:p>
          </table:table-cell>
          <table:table-cell office:value-type="string" table:style-name="ce1">
            <text:p>(107, 142, 35), (128, 0, 128), (0, 102, 102), (0, 128, 128)</text:p>
          </table:table-cell>
          <table:table-cell office:value-type="string" table:style-name="ce1">
            <text:p>(107, 142, 35), (128, 0, 128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230, 115)</text:p>
          </table:table-cell>
          <table:table-cell office:value-type="string" table:style-name="ce1">
            <text:p>(255, 140, 0), (0, 128, 128), (0, 230, 115), (222, 184, 135)</text:p>
          </table:table-cell>
          <table:table-cell office:value-type="string" table:style-name="ce1">
            <text:p>(255, 140, 0), (0, 230, 115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40, 0), (255, 128, 0)</text:p>
          </table:table-cell>
          <table:table-cell office:value-type="string" table:style-name="ce1">
            <text:p>(255, 128, 0), (0, 102, 102), (222, 184, 135), (255, 140, 0), (128, 0, 128), (107, 142, 35)</text:p>
          </table:table-cell>
          <table:table-cell office:value-type="string" table:style-name="ce1">
            <text:p>(0, 102, 102), (128, 0, 128), (255, 128, 0)</text:p>
          </table:table-cell>
          <table:table-cell office:value-type="string" table:style-name="ce1">
            <text:p>(-100, 200), (200, 100), (-200, 100)</text:p>
          </table:table-cell>
          <table:table-cell office:value-type="string" table:style-name="ce1">
            <text:p>(-100, 200), (200, 100), (-200, 100), (-100, -200), (200, -100), (100, -200)</text:p>
          </table:table-cell>
          <table:table-cell office:value-type="string" table:style-name="ce1">
            <text:p>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07, 142, 35), (255, 140, 0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28, 128), (0, 102, 102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00, 0), (107, 142, 35), (255, 140, 0)</text:p>
          </table:table-cell>
          <table:table-cell office:value-type="string" table:style-name="ce1">
            <text:p>(139, 69, 19), (255, 140, 0), (255, 182, 193), (107, 142, 35), (128, 0, 128), (0, 100, 0), (222, 184, 135), (0, 128, 128)</text:p>
          </table:table-cell>
          <table:table-cell office:value-type="string" table:style-name="ce1">
            <text:p>(0, 128, 128), (255, 140, 0), (222, 184, 135), (139, 69, 19)</text:p>
          </table:table-cell>
          <table:table-cell office:value-type="string" table:style-name="ce1">
            <text:p>(100, 200), (200, 100), (-100, 200), (-200, 100)</text:p>
          </table:table-cell>
          <table:table-cell office:value-type="string" table:style-name="ce1">
            <text:p>(100, 200), (200, 100), (-100, 200), (-200, 100), (100, -200), (-200, -100), (-100, -200), (200, -100)</text:p>
          </table:table-cell>
          <table:table-cell office:value-type="string" table:style-name="ce1">
            <text:p>(100, -200), 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00, 0), (107, 142, 35), (255, 128, 0)</text:p>
          </table:table-cell>
          <table:table-cell office:value-type="string" table:style-name="ce1">
            <text:p>(255, 140, 0), (222, 184, 135), (255, 182, 193), (107, 142, 35), (0, 100, 0), (255, 128, 0), (0, 128, 128), (0, 230, 115)</text:p>
          </table:table-cell>
          <table:table-cell office:value-type="string" table:style-name="ce1">
            <text:p>(255, 140, 0), (107, 142, 35), (0, 100, 0), (0, 230, 115)</text:p>
          </table:table-cell>
          <table:table-cell office:value-type="string" table:style-name="ce1">
            <text:p>(-100, 200), (100, 200), (200, 100), (-200, 100)</text:p>
          </table:table-cell>
          <table:table-cell office:value-type="string" table:style-name="ce1">
            <text:p>(-100, 200), (100, 200), (200, 100), (-200, 100), (-200, -100), (200, -100), (100, -200), (-100, -200)</text:p>
          </table:table-cell>
          <table:table-cell office:value-type="string" table:style-name="ce1">
            <text:p>(-200, -100), 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28, 0), (255, 140, 0), (139, 69, 19)</text:p>
          </table:table-cell>
          <table:table-cell office:value-type="string" table:style-name="ce1">
            <text:p>(255, 128, 0), (139, 69, 19), (255, 140, 0), (255, 182, 193), (0, 128, 128), (107, 142, 35), (128, 0, 128), (0, 100, 0)</text:p>
          </table:table-cell>
          <table:table-cell office:value-type="string" table:style-name="ce1">
            <text:p>(107, 142, 35), (255, 182, 193), (139, 69, 19), (255, 140, 0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-100, -200), (-200, -100), (100, -200), (200, -100)</text:p>
          </table:table-cell>
          <table:table-cell office:value-type="string" table:style-name="ce1">
            <text:p>(-100, -200), 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28, 128)</text:p>
          </table:table-cell>
          <table:table-cell office:value-type="string" table:style-name="ce1">
            <text:p>(107, 142, 35), (0, 128, 128), (139, 69, 19), (128, 0, 128)</text:p>
          </table:table-cell>
          <table:table-cell office:value-type="string" table:style-name="ce1">
            <text:p>(107, 142, 35), (139, 69, 19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230, 115), (0, 102, 102)</text:p>
          </table:table-cell>
          <table:table-cell office:value-type="string" table:style-name="ce1">
            <text:p>(255, 140, 0), (0, 128, 128), (139, 69, 19), (0, 102, 102), (107, 142, 35), (0, 230, 115)</text:p>
          </table:table-cell>
          <table:table-cell office:value-type="string" table:style-name="ce1">
            <text:p>(0, 128, 128), (107, 142, 35), (0, 102, 102)</text:p>
          </table:table-cell>
          <table:table-cell office:value-type="string" table:style-name="ce1">
            <text:p>(-200, 100), (100, 200), (200, 100)</text:p>
          </table:table-cell>
          <table:table-cell office:value-type="string" table:style-name="ce1">
            <text:p>(-200, 100), (100, 200), (200, 1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230, 115), (0, 128, 128), (255, 128, 0)</text:p>
          </table:table-cell>
          <table:table-cell office:value-type="string" table:style-name="ce1">
            <text:p>(0, 230, 115), (255, 182, 193), (0, 128, 128), (222, 184, 135), (255, 128, 0), (128, 0, 128), (0, 102, 102), (255, 140, 0)</text:p>
          </table:table-cell>
          <table:table-cell office:value-type="string" table:style-name="ce1">
            <text:p>(255, 128, 0), (255, 182, 193), (222, 184, 135), (0, 128, 128)</text:p>
          </table:table-cell>
          <table:table-cell office:value-type="string" table:style-name="ce1">
            <text:p>(100, 200), (-100, 200), (-200, 100), (200, 100)</text:p>
          </table:table-cell>
          <table:table-cell office:value-type="string" table:style-name="ce1">
            <text:p>(100, 200), (-100, 200), (-200, 100), (200, 1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82, 193), (0, 128, 128)</text:p>
          </table:table-cell>
          <table:table-cell office:value-type="string" table:style-name="ce1">
            <text:p>(128, 0, 128), (255, 182, 193), (0, 230, 115), (0, 128, 128), (139, 69, 19), (255, 140, 0)</text:p>
          </table:table-cell>
          <table:table-cell office:value-type="string" table:style-name="ce1">
            <text:p>(255, 182, 193), (0, 230, 115), (255, 140, 0)</text:p>
          </table:table-cell>
          <table:table-cell office:value-type="string" table:style-name="ce1">
            <text:p>(100, 200), (-100, 200), (-200, 100)</text:p>
          </table:table-cell>
          <table:table-cell office:value-type="string" table:style-name="ce1">
            <text:p>(100, 200), (-100, 200), (-200, 100), (-200, -100), (200, -100), (100, -200)</text:p>
          </table:table-cell>
          <table:table-cell office:value-type="string" table:style-name="ce1">
            <text:p>(-200, -1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00, 0)</text:p>
          </table:table-cell>
          <table:table-cell office:value-type="string" table:style-name="ce1">
            <text:p>(128, 0, 128), (255, 128, 0), (0, 102, 102), (0, 100, 0)</text:p>
          </table:table-cell>
          <table:table-cell office:value-type="string" table:style-name="ce1">
            <text:p>(0, 102, 102), (128, 0, 128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28, 0, 128), (0, 100, 0), (222, 184, 135)</text:p>
          </table:table-cell>
          <table:table-cell office:value-type="string" table:style-name="ce1">
            <text:p>(0, 230, 115), (255, 182, 193), (0, 128, 128), (139, 69, 19), (0, 100, 0), (222, 184, 135), (128, 0, 128), (255, 140, 0)</text:p>
          </table:table-cell>
          <table:table-cell office:value-type="string" table:style-name="ce1">
            <text:p>(0, 230, 115), (128, 0, 128), (0, 128, 128), (222, 184, 135)</text:p>
          </table:table-cell>
          <table:table-cell office:value-type="string" table:style-name="ce1">
            <text:p>(100, 200), (200, 100), (-100, 200), (-200, 100)</text:p>
          </table:table-cell>
          <table:table-cell office:value-type="string" table:style-name="ce1">
            <text:p>(100, 200), (200, 100), (-100, 200), (-200, 100), (-200, -100), (100, -200), (-100, -200), (200, -100)</text:p>
          </table:table-cell>
          <table:table-cell office:value-type="string" table:style-name="ce1">
            <text:p>(-200, -100), 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0, 0), (0, 128, 128)</text:p>
          </table:table-cell>
          <table:table-cell office:value-type="string" table:style-name="ce1">
            <text:p>(0, 100, 0), (0, 230, 115), (255, 128, 0), (255, 182, 193), (0, 128, 128), (107, 142, 35)</text:p>
          </table:table-cell>
          <table:table-cell office:value-type="string" table:style-name="ce1">
            <text:p>(255, 128, 0), (0, 100, 0), (107, 142, 35)</text:p>
          </table:table-cell>
          <table:table-cell office:value-type="string" table:style-name="ce1">
            <text:p>(-200, 100), (100, 200), (200, 100)</text:p>
          </table:table-cell>
          <table:table-cell office:value-type="string" table:style-name="ce1">
            <text:p>(-200, 100), (100, 200), (200, 100), (100, -200), (-200, -100), (-100, -200)</text:p>
          </table:table-cell>
          <table:table-cell office:value-type="string" table:style-name="ce1">
            <text:p>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40, 0), (0, 230, 115), (128, 0, 128)</text:p>
          </table:table-cell>
          <table:table-cell office:value-type="string" table:style-name="ce1">
            <text:p>(0, 230, 115), (0, 100, 0), (255, 140, 0), (0, 128, 128), (0, 102, 102), (128, 0, 128), (255, 182, 193), (139, 69, 19)</text:p>
          </table:table-cell>
          <table:table-cell office:value-type="string" table:style-name="ce1">
            <text:p>(0, 128, 128), (255, 140, 0), (0, 102, 102), (139, 69, 19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-200, -100), (100, -200), (200, -100), (-100, -200)</text:p>
          </table:table-cell>
          <table:table-cell office:value-type="string" table:style-name="ce1">
            <text:p>(-200, -100), 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2, 102), (222, 184, 135)</text:p>
          </table:table-cell>
          <table:table-cell office:value-type="string" table:style-name="ce1">
            <text:p>(128, 0, 128), (0, 100, 0), (0, 102, 102), (255, 128, 0), (222, 184, 135), (139, 69, 19)</text:p>
          </table:table-cell>
          <table:table-cell office:value-type="string" table:style-name="ce1">
            <text:p>(0, 102, 102), (0, 100, 0), (255, 128, 0)</text:p>
          </table:table-cell>
          <table:table-cell office:value-type="string" table:style-name="ce1">
            <text:p>(100, 200), (200, 100), (-200, 100)</text:p>
          </table:table-cell>
          <table:table-cell office:value-type="string" table:style-name="ce1">
            <text:p>(100, 200), (200, 100), (-200, 100), (100, -200), (-100, -200), (-200, -100)</text:p>
          </table:table-cell>
          <table:table-cell office:value-type="string" table:style-name="ce1">
            <text:p>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0, 0), (222, 184, 135), (0, 230, 115)</text:p>
          </table:table-cell>
          <table:table-cell office:value-type="string" table:style-name="ce1">
            <text:p>(139, 69, 19), (0, 100, 0), (0, 230, 115), (222, 184, 135), (0, 102, 102), (128, 0, 128), (255, 182, 193), (255, 128, 0)</text:p>
          </table:table-cell>
          <table:table-cell office:value-type="string" table:style-name="ce1">
            <text:p>(139, 69, 19), (0, 230, 115), (0, 102, 102), (255, 128, 0)</text:p>
          </table:table-cell>
          <table:table-cell office:value-type="string" table:style-name="ce1">
            <text:p>(-100, 200), (100, 200), (200, 100), (-200, 100)</text:p>
          </table:table-cell>
          <table:table-cell office:value-type="string" table:style-name="ce1">
            <text:p>(-100, 200), (100, 200), (200, 100), (-200, 100), (-200, -100), (100, -200), (-100, -200), (200, -100)</text:p>
          </table:table-cell>
          <table:table-cell office:value-type="string" table:style-name="ce1">
            <text:p>(-200, -100), 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255, 128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28, 0, 128)</text:p>
          </table:table-cell>
          <table:table-cell office:value-type="string" table:style-name="ce1">
            <text:p>(139, 69, 19), (128, 0, 128), (255, 182, 193), (222, 184, 135)</text:p>
          </table:table-cell>
          <table:table-cell office:value-type="string" table:style-name="ce1">
            <text:p>(255, 182, 193), (128, 0, 128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28, 128), (107, 142, 35)</text:p>
          </table:table-cell>
          <table:table-cell office:value-type="string" table:style-name="ce1">
            <text:p>(255, 128, 0), (0, 128, 128), (0, 102, 102), (222, 184, 135), (107, 142, 35), (255, 182, 193)</text:p>
          </table:table-cell>
          <table:table-cell office:value-type="string" table:style-name="ce1">
            <text:p>(255, 128, 0), (222, 184, 135), (107, 142, 35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-200, -100), (200, -100), (-100, -200)</text:p>
          </table:table-cell>
          <table:table-cell office:value-type="string" table:style-name="ce1">
            <text:p>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22, 184, 135), (0, 102, 102), (0, 230, 115)</text:p>
          </table:table-cell>
          <table:table-cell office:value-type="string" table:style-name="ce1">
            <text:p>(107, 142, 35), (255, 140, 0), (0, 230, 115), (0, 102, 102), (0, 128, 128), (255, 182, 193), (222, 184, 135), (139, 69, 19)</text:p>
          </table:table-cell>
          <table:table-cell office:value-type="string" table:style-name="ce1">
            <text:p>(255, 140, 0), (0, 230, 115), (0, 102, 102), (255, 182, 193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-200, -100), (100, -200), (-100, -200), (200, -100)</text:p>
          </table:table-cell>
          <table:table-cell office:value-type="string" table:style-name="ce1">
            <text:p>(-200, -100), 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102, 102), (0, 230, 115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230, 115), (255, 182, 193)</text:p>
          </table:table-cell>
          <table:table-cell office:value-type="string" table:style-name="ce1">
            <text:p>(255, 128, 0), (255, 182, 193), (107, 142, 35), (255, 140, 0), (0, 100, 0), (0, 230, 115)</text:p>
          </table:table-cell>
          <table:table-cell office:value-type="string" table:style-name="ce1">
            <text:p>(255, 140, 0), (0, 230, 115), (107, 142, 35)</text:p>
          </table:table-cell>
          <table:table-cell office:value-type="string" table:style-name="ce1">
            <text:p>(100, 200), (200, 100), (-200, 100)</text:p>
          </table:table-cell>
          <table:table-cell office:value-type="string" table:style-name="ce1">
            <text:p>(100, 200), (200, 100), (-200, 100), (100, -200), (200, -100), (-100, -200)</text:p>
          </table:table-cell>
          <table:table-cell office:value-type="string" table:style-name="ce1">
            <text:p>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28, 0), (255, 140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22, 184, 135)</text:p>
          </table:table-cell>
          <table:table-cell office:value-type="string" table:style-name="ce1">
            <text:p>(222, 184, 135), (255, 128, 0), (107, 142, 35), (128, 0, 128)</text:p>
          </table:table-cell>
          <table:table-cell office:value-type="string" table:style-name="ce1">
            <text:p>(128, 0, 128), (107, 142, 35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28, 0)</text:p>
          </table:table-cell>
          <table:table-cell office:value-type="string" table:style-name="ce1">
            <text:p>(0, 230, 115), (222, 184, 135), (255, 128, 0), (139, 69, 19)</text:p>
          </table:table-cell>
          <table:table-cell office:value-type="string" table:style-name="ce1">
            <text:p>(0, 230, 115), (255, 128, 0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2, 102), (139, 69, 19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22, 184, 135), (255, 140, 0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28, 0), (0, 102, 102), (0, 100, 0)</text:p>
          </table:table-cell>
          <table:table-cell office:value-type="string" table:style-name="ce1">
            <text:p>(139, 69, 19), (0, 230, 115), (222, 184, 135), (255, 128, 0), (107, 142, 35), (0, 102, 102), (0, 100, 0), (255, 182, 193)</text:p>
          </table:table-cell>
          <table:table-cell office:value-type="string" table:style-name="ce1">
            <text:p>(255, 182, 193), (139, 69, 19), (255, 128, 0), (0, 100, 0)</text:p>
          </table:table-cell>
          <table:table-cell office:value-type="string" table:style-name="ce1">
            <text:p>(100, 200), (200, 100), (-200, 100), (-100, 200)</text:p>
          </table:table-cell>
          <table:table-cell office:value-type="string" table:style-name="ce1">
            <text:p>(100, 200), (200, 100), (-200, 100), (-100, 200), (-200, -100), (100, -200), (200, -100), (-100, -200)</text:p>
          </table:table-cell>
          <table:table-cell office:value-type="string" table:style-name="ce1">
            <text:p>(-200, -100), 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0, 128, 128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0, 128, 128), (255, 182, 193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2, 102)</text:p>
          </table:table-cell>
          <table:table-cell office:value-type="string" table:style-name="ce1">
            <text:p>(222, 184, 135), (107, 142, 35), (0, 102, 102), (0, 230, 115)</text:p>
          </table:table-cell>
          <table:table-cell office:value-type="string" table:style-name="ce1">
            <text:p>(107, 142, 35), (0, 102, 102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22, 184, 135)</text:p>
          </table:table-cell>
          <table:table-cell office:value-type="string" table:style-name="ce1">
            <text:p>(139, 69, 19), (0, 100, 0), (0, 230, 115), (222, 184, 135)</text:p>
          </table:table-cell>
          <table:table-cell office:value-type="string" table:style-name="ce1">
            <text:p>(139, 69, 19), (222, 184, 135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07, 142, 35), (0, 102, 102)</text:p>
          </table:table-cell>
          <table:table-cell office:value-type="string" table:style-name="ce1">
            <text:p>(222, 184, 135), (0, 102, 102), (107, 142, 35), (0, 100, 0), (255, 128, 0), (255, 140, 0)</text:p>
          </table:table-cell>
          <table:table-cell office:value-type="string" table:style-name="ce1">
            <text:p>(0, 100, 0), (255, 140, 0), (0, 102, 102)</text:p>
          </table:table-cell>
          <table:table-cell office:value-type="string" table:style-name="ce1">
            <text:p>(100, 200), (-200, 100), (200, 100)</text:p>
          </table:table-cell>
          <table:table-cell office:value-type="string" table:style-name="ce1">
            <text:p>(100, 200), (-200, 100), (200, 100), (-200, -100), (-100, -200), (200, -100)</text:p>
          </table:table-cell>
          <table:table-cell office:value-type="string" table:style-name="ce1">
            <text:p>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07, 142, 35), (255, 182, 193)</text:p>
          </table:table-cell>
          <table:table-cell office:value-type="string" table:style-name="ce1">
            <text:p>(0, 100, 0), (0, 102, 102), (107, 142, 35), (255, 182, 193), (255, 128, 0), (128, 0, 128)</text:p>
          </table:table-cell>
          <table:table-cell office:value-type="string" table:style-name="ce1">
            <text:p>(0, 100, 0), (0, 102, 102), (128, 0, 128)</text:p>
          </table:table-cell>
          <table:table-cell office:value-type="string" table:style-name="ce1">
            <text:p>(100, 200), (-200, 100), (200, 100)</text:p>
          </table:table-cell>
          <table:table-cell office:value-type="string" table:style-name="ce1">
            <text:p>(100, 200), (-200, 100), (200, 100), (-100, -200), (100, -200), (200, -100)</text:p>
          </table:table-cell>
          <table:table-cell office:value-type="string" table:style-name="ce1">
            <text:p>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82, 193), (0, 100, 0), (0, 102, 102)</text:p>
          </table:table-cell>
          <table:table-cell office:value-type="string" table:style-name="ce1">
            <text:p>(128, 0, 128), (107, 142, 35), (139, 69, 19), (222, 184, 135), (0, 230, 115), (255, 182, 193), (0, 100, 0), (0, 102, 102)</text:p>
          </table:table-cell>
          <table:table-cell office:value-type="string" table:style-name="ce1">
            <text:p>(0, 102, 102), (139, 69, 19), (0, 230, 115), (255, 182, 193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200, -100), (-200, -100), (100, -200), (-100, -200)</text:p>
          </table:table-cell>
          <table:table-cell office:value-type="string" table:style-name="ce1">
            <text:p>(200, -100), 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40, 0)</text:p>
          </table:table-cell>
          <table:table-cell office:value-type="string" table:style-name="ce1">
            <text:p>(107, 142, 35), (255, 140, 0), (0, 128, 128), (0, 100, 0)</text:p>
          </table:table-cell>
          <table:table-cell office:value-type="string" table:style-name="ce1">
            <text:p>(0, 128, 128), (107, 142, 35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230, 115), (255, 140, 0), (128, 0, 128)</text:p>
          </table:table-cell>
          <table:table-cell office:value-type="string" table:style-name="ce1">
            <text:p>(255, 128, 0), (0, 102, 102), (107, 142, 35), (0, 230, 115), (128, 0, 128), (0, 128, 128), (0, 100, 0), (255, 140, 0)</text:p>
          </table:table-cell>
          <table:table-cell office:value-type="string" table:style-name="ce1">
            <text:p>(0, 230, 115), (128, 0, 128), (107, 142, 35), (0, 100, 0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200, -100), (-100, -200), (100, -200), (-200, -100)</text:p>
          </table:table-cell>
          <table:table-cell office:value-type="string" table:style-name="ce1">
            <text:p>(200, -100), 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230, 115)</text:p>
          </table:table-cell>
          <table:table-cell office:value-type="string" table:style-name="ce1">
            <text:p>(255, 128, 0), (0, 230, 115), (0, 100, 0), (128, 0, 128)</text:p>
          </table:table-cell>
          <table:table-cell office:value-type="string" table:style-name="ce1">
            <text:p>(255, 128, 0), (0, 100, 0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0, 128, 128)</text:p>
          </table:table-cell>
          <table:table-cell office:value-type="string" table:style-name="ce1">
            <text:p>(107, 142, 35), (0, 230, 115), (0, 128, 128), (255, 140, 0)</text:p>
          </table:table-cell>
          <table:table-cell office:value-type="string" table:style-name="ce1">
            <text:p>(0, 128, 128), (0, 230, 115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28, 0)</text:p>
          </table:table-cell>
          <table:table-cell office:value-type="string" table:style-name="ce1">
            <text:p>(222, 184, 135), (139, 69, 19), (255, 128, 0), (0, 128, 128)</text:p>
          </table:table-cell>
          <table:table-cell office:value-type="string" table:style-name="ce1">
            <text:p>(255, 128, 0), (222, 184, 135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2, 102), (0, 230, 11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139, 69, 19)</text:p>
          </table:table-cell>
          <table:table-cell office:value-type="string" table:style-name="ce1">
            <text:p>(255, 182, 193), (0, 230, 115), (107, 142, 35), (139, 69, 19)</text:p>
          </table:table-cell>
          <table:table-cell office:value-type="string" table:style-name="ce1">
            <text:p>(139, 69, 19), (0, 230, 115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22, 184, 135), (255, 128, 0), (0, 100, 0)</text:p>
          </table:table-cell>
          <table:table-cell office:value-type="string" table:style-name="ce1">
            <text:p>(0, 128, 128), (255, 140, 0), (139, 69, 19), (255, 128, 0), (107, 142, 35), (0, 100, 0), (222, 184, 135), (128, 0, 128)</text:p>
          </table:table-cell>
          <table:table-cell office:value-type="string" table:style-name="ce1">
            <text:p>(0, 100, 0), (139, 69, 19), (222, 184, 135), (128, 0, 128)</text:p>
          </table:table-cell>
          <table:table-cell office:value-type="string" table:style-name="ce1">
            <text:p>(200, 100), (-100, 200), (-200, 100), (100, 200)</text:p>
          </table:table-cell>
          <table:table-cell office:value-type="string" table:style-name="ce1">
            <text:p>(200, 100), (-100, 200), (-200, 100), (100, 200), (-100, -200), (200, -100), (100, -200), (-200, -100)</text:p>
          </table:table-cell>
          <table:table-cell office:value-type="string" table:style-name="ce1">
            <text:p>(-100, -200), 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28, 128), (0, 102, 102), (0, 230, 115)</text:p>
          </table:table-cell>
          <table:table-cell office:value-type="string" table:style-name="ce1">
            <text:p>(139, 69, 19), (0, 128, 128), (107, 142, 35), (0, 230, 115), (255, 128, 0), (0, 102, 102), (128, 0, 128), (255, 140, 0)</text:p>
          </table:table-cell>
          <table:table-cell office:value-type="string" table:style-name="ce1">
            <text:p>(128, 0, 128), (107, 142, 35), (139, 69, 19), (255, 128, 0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200, -100), (-100, -200), (-200, -100), (100, -200)</text:p>
          </table:table-cell>
          <table:table-cell office:value-type="string" table:style-name="ce1">
            <text:p>(200, -100), 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107, 142, 35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0, 0), (0, 102, 102)</text:p>
          </table:table-cell>
          <table:table-cell office:value-type="string" table:style-name="ce1">
            <text:p>(255, 128, 0), (0, 102, 102), (0, 128, 128), (0, 100, 0), (255, 140, 0), (222, 184, 135)</text:p>
          </table:table-cell>
          <table:table-cell office:value-type="string" table:style-name="ce1">
            <text:p>(0, 128, 128), (222, 184, 135), (255, 140, 0)</text:p>
          </table:table-cell>
          <table:table-cell office:value-type="string" table:style-name="ce1">
            <text:p>(200, 100), (-200, 100), (-100, 200)</text:p>
          </table:table-cell>
          <table:table-cell office:value-type="string" table:style-name="ce1">
            <text:p>(200, 100), (-200, 100), (-100, 2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230, 115), (222, 184, 135)</text:p>
          </table:table-cell>
          <table:table-cell office:value-type="string" table:style-name="ce1">
            <text:p>(107, 142, 35), (0, 230, 115), (139, 69, 19), (222, 184, 135), (255, 140, 0), (0, 102, 102)</text:p>
          </table:table-cell>
          <table:table-cell office:value-type="string" table:style-name="ce1">
            <text:p>(0, 102, 102), (139, 69, 19), (222, 184, 135)</text:p>
          </table:table-cell>
          <table:table-cell office:value-type="string" table:style-name="ce1">
            <text:p>(100, 200), (-100, 200), (-200, 100)</text:p>
          </table:table-cell>
          <table:table-cell office:value-type="string" table:style-name="ce1">
            <text:p>(100, 200), (-100, 200), (-200, 100), (-200, -100), (-100, -200), (100, -200)</text:p>
          </table:table-cell>
          <table:table-cell office:value-type="string" table:style-name="ce1">
            <text:p>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255, 128, 0), (0, 102, 102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230, 115)</text:p>
          </table:table-cell>
          <table:table-cell office:value-type="string" table:style-name="ce1">
            <text:p>(0, 102, 102), (0, 100, 0), (107, 142, 35), (0, 230, 115)</text:p>
          </table:table-cell>
          <table:table-cell office:value-type="string" table:style-name="ce1">
            <text:p>(107, 142, 35), (0, 230, 115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255, 140, 0), (0, 102, 102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22, 184, 135)</text:p>
          </table:table-cell>
          <table:table-cell office:value-type="string" table:style-name="ce1">
            <text:p>(222, 184, 135), (0, 100, 0), (0, 102, 102), (255, 140, 0)</text:p>
          </table:table-cell>
          <table:table-cell office:value-type="string" table:style-name="ce1">
            <text:p>(255, 140, 0), (222, 184, 135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230, 115), (0, 128, 128), (128, 0, 128)</text:p>
          </table:table-cell>
          <table:table-cell office:value-type="string" table:style-name="ce1">
            <text:p>(107, 142, 35), (0, 100, 0), (139, 69, 19), (255, 128, 0), (255, 140, 0), (0, 128, 128), (0, 230, 115), (128, 0, 128)</text:p>
          </table:table-cell>
          <table:table-cell office:value-type="string" table:style-name="ce1">
            <text:p>(255, 140, 0), (0, 230, 115), (107, 142, 35), (0, 100, 0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-100, -200), (200, -100), (100, -200), (-200, -100)</text:p>
          </table:table-cell>
          <table:table-cell office:value-type="string" table:style-name="ce1">
            <text:p>(-100, -200), 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255, 128, 0), (0, 128, 128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128, 0, 128), (139, 69, 19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0, 0), (222, 184, 135)</text:p>
          </table:table-cell>
          <table:table-cell office:value-type="string" table:style-name="ce1">
            <text:p>(222, 184, 135), (255, 182, 193), (255, 140, 0), (0, 100, 0), (255, 128, 0), (128, 0, 128)</text:p>
          </table:table-cell>
          <table:table-cell office:value-type="string" table:style-name="ce1">
            <text:p>(0, 100, 0), (255, 128, 0), (255, 140, 0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100, -200), (-200, -100), (200, -100)</text:p>
          </table:table-cell>
          <table:table-cell office:value-type="string" table:style-name="ce1">
            <text:p>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28, 0), (255, 140, 0), (0, 100, 0)</text:p>
          </table:table-cell>
          <table:table-cell office:value-type="string" table:style-name="ce1">
            <text:p>(222, 184, 135), (0, 230, 115), (0, 100, 0), (0, 128, 128), (255, 128, 0), (255, 140, 0), (139, 69, 19), (128, 0, 128)</text:p>
          </table:table-cell>
          <table:table-cell office:value-type="string" table:style-name="ce1">
            <text:p>(255, 128, 0), (255, 140, 0), (0, 230, 115), (128, 0, 128)</text:p>
          </table:table-cell>
          <table:table-cell office:value-type="string" table:style-name="ce1">
            <text:p>(-200, 100), (200, 100), (100, 200), (-100, 200)</text:p>
          </table:table-cell>
          <table:table-cell office:value-type="string" table:style-name="ce1">
            <text:p>(-200, 100), (200, 100), (100, 200), (-100, 200), (-100, -200), (200, -100), (100, -200), (-200, -100)</text:p>
          </table:table-cell>
          <table:table-cell office:value-type="string" table:style-name="ce1">
            <text:p>(-100, -200), 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2, 102)</text:p>
          </table:table-cell>
          <table:table-cell office:value-type="string" table:style-name="ce1">
            <text:p>(0, 102, 102), (128, 0, 128), (255, 182, 193), (107, 142, 35)</text:p>
          </table:table-cell>
          <table:table-cell office:value-type="string" table:style-name="ce1">
            <text:p>(0, 102, 102), (128, 0, 128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0, 0), (255, 128, 0), (0, 128, 128)</text:p>
          </table:table-cell>
          <table:table-cell office:value-type="string" table:style-name="ce1">
            <text:p>(0, 100, 0), (107, 142, 35), (139, 69, 19), (0, 230, 115), (222, 184, 135), (255, 128, 0), (0, 128, 128), (255, 140, 0)</text:p>
          </table:table-cell>
          <table:table-cell office:value-type="string" table:style-name="ce1">
            <text:p>(0, 100, 0), (222, 184, 135), (0, 230, 115), (139, 69, 19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-100, -200), (200, -100), (100, -200), (-200, -100)</text:p>
          </table:table-cell>
          <table:table-cell office:value-type="string" table:style-name="ce1">
            <text:p>(-100, -200), 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07, 142, 35), (255, 128, 0)</text:p>
          </table:table-cell>
          <table:table-cell office:value-type="string" table:style-name="ce1">
            <text:p>(255, 128, 0), (128, 0, 128), (255, 140, 0), (107, 142, 35), (139, 69, 19), (222, 184, 135)</text:p>
          </table:table-cell>
          <table:table-cell office:value-type="string" table:style-name="ce1">
            <text:p>(222, 184, 135), (107, 142, 35), (128, 0, 128)</text:p>
          </table:table-cell>
          <table:table-cell office:value-type="string" table:style-name="ce1">
            <text:p>(200, 100), (100, 200), (-100, 200)</text:p>
          </table:table-cell>
          <table:table-cell office:value-type="string" table:style-name="ce1">
            <text:p>(200, 100), (100, 200), (-100, 200), (200, -100), (-100, -200), (100, -200)</text:p>
          </table:table-cell>
          <table:table-cell office:value-type="string" table:style-name="ce1">
            <text:p>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255, 140, 0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230, 115), (255, 182, 193)</text:p>
          </table:table-cell>
          <table:table-cell office:value-type="string" table:style-name="ce1">
            <text:p>(0, 102, 102), (0, 128, 128), (255, 182, 193), (128, 0, 128), (0, 230, 115), (222, 184, 135)</text:p>
          </table:table-cell>
          <table:table-cell office:value-type="string" table:style-name="ce1">
            <text:p>(0, 128, 128), (0, 230, 115), (128, 0, 128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200, -100), (100, -200), (-100, -200)</text:p>
          </table:table-cell>
          <table:table-cell office:value-type="string" table:style-name="ce1">
            <text:p>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2, 102), (139, 69, 19)</text:p>
          </table:table-cell>
          <table:table-cell office:value-type="string" table:style-name="ce1">
            <text:p>(107, 142, 35), (222, 184, 135), (128, 0, 128), (0, 102, 102), (0, 128, 128), (139, 69, 19)</text:p>
          </table:table-cell>
          <table:table-cell office:value-type="string" table:style-name="ce1">
            <text:p>(222, 184, 135), (128, 0, 128), (0, 128, 128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-100, -200), (200, -100), (100, -200)</text:p>
          </table:table-cell>
          <table:table-cell office:value-type="string" table:style-name="ce1">
            <text:p>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82, 193), (222, 184, 135)</text:p>
          </table:table-cell>
          <table:table-cell office:value-type="string" table:style-name="ce1">
            <text:p>(255, 128, 0), (107, 142, 35), (128, 0, 128), (255, 182, 193), (255, 140, 0), (222, 184, 135)</text:p>
          </table:table-cell>
          <table:table-cell office:value-type="string" table:style-name="ce1">
            <text:p>(128, 0, 128), (107, 142, 35), (255, 182, 193)</text:p>
          </table:table-cell>
          <table:table-cell office:value-type="string" table:style-name="ce1">
            <text:p>(100, 200), (200, 100), (-100, 200)</text:p>
          </table:table-cell>
          <table:table-cell office:value-type="string" table:style-name="ce1">
            <text:p>(100, 200), (200, 100), (-100, 200), (100, -200), (-100, -200), (-200, -100)</text:p>
          </table:table-cell>
          <table:table-cell office:value-type="string" table:style-name="ce1">
            <text:p>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40, 0)</text:p>
          </table:table-cell>
          <table:table-cell office:value-type="string" table:style-name="ce1">
            <text:p>(255, 140, 0), (0, 102, 102), (139, 69, 19), (0, 128, 128)</text:p>
          </table:table-cell>
          <table:table-cell office:value-type="string" table:style-name="ce1">
            <text:p>(0, 128, 128), (255, 140, 0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28, 0), (128, 0, 128), (255, 140, 0)</text:p>
          </table:table-cell>
          <table:table-cell office:value-type="string" table:style-name="ce1">
            <text:p>(0, 128, 128), (0, 100, 0), (255, 140, 0), (107, 142, 35), (0, 102, 102), (255, 128, 0), (128, 0, 128), (0, 230, 115)</text:p>
          </table:table-cell>
          <table:table-cell office:value-type="string" table:style-name="ce1">
            <text:p>(128, 0, 128), (0, 102, 102), (107, 142, 35), (255, 140, 0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100, -200), (-100, -200), (-200, -100), (200, -100)</text:p>
          </table:table-cell>
          <table:table-cell office:value-type="string" table:style-name="ce1">
            <text:p>(100, -200), 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22, 184, 135), (0, 128, 128), (0, 102, 102)</text:p>
          </table:table-cell>
          <table:table-cell office:value-type="string" table:style-name="ce1">
            <text:p>(139, 69, 19), (107, 142, 35), (255, 140, 0), (0, 102, 102), (255, 128, 0), (0, 128, 128), (222, 184, 135), (255, 182, 193)</text:p>
          </table:table-cell>
          <table:table-cell office:value-type="string" table:style-name="ce1">
            <text:p>(107, 142, 35), (139, 69, 19), (0, 102, 102), (255, 128, 0)</text:p>
          </table:table-cell>
          <table:table-cell office:value-type="string" table:style-name="ce1">
            <text:p>(200, 100), (100, 200), (-100, 200), (-200, 100)</text:p>
          </table:table-cell>
          <table:table-cell office:value-type="string" table:style-name="ce1">
            <text:p>(200, 100), (100, 200), (-100, 200), (-200, 100), (100, -200), (-100, -200), (-200, -100), (200, -100)</text:p>
          </table:table-cell>
          <table:table-cell office:value-type="string" table:style-name="ce1">
            <text:p>(100, -200), 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39, 69, 19), (0, 230, 115)</text:p>
          </table:table-cell>
          <table:table-cell office:value-type="string" table:style-name="ce1">
            <text:p>(255, 140, 0), (255, 128, 0), (0, 102, 102), (222, 184, 135), (139, 69, 19), (0, 230, 115)</text:p>
          </table:table-cell>
          <table:table-cell office:value-type="string" table:style-name="ce1">
            <text:p>(222, 184, 135), (0, 230, 115), (255, 128, 0)</text:p>
          </table:table-cell>
          <table:table-cell office:value-type="string" table:style-name="ce1">
            <text:p>(-100, 200), (100, 200), (200, 100)</text:p>
          </table:table-cell>
          <table:table-cell office:value-type="string" table:style-name="ce1">
            <text:p>(-100, 200), (100, 200), (200, 100), (100, -200), (200, -100), (-200, -100)</text:p>
          </table:table-cell>
          <table:table-cell office:value-type="string" table:style-name="ce1">
            <text:p>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82, 193)</text:p>
          </table:table-cell>
          <table:table-cell office:value-type="string" table:style-name="ce1">
            <text:p>(255, 128, 0), (0, 128, 128), (0, 100, 0), (255, 182, 193)</text:p>
          </table:table-cell>
          <table:table-cell office:value-type="string" table:style-name="ce1">
            <text:p>(255, 182, 193), (0, 100, 0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82, 193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02, 102), (0, 128, 128)</text:p>
          </table:table-cell>
          <table:table-cell office:value-type="string" table:style-name="ce1">
            <text:p>(0, 102, 102), (107, 142, 35), (222, 184, 135), (139, 69, 19), (0, 230, 115), (0, 128, 128)</text:p>
          </table:table-cell>
          <table:table-cell office:value-type="string" table:style-name="ce1">
            <text:p>(107, 142, 35), (0, 128, 128), (0, 230, 115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2, 102), (255, 140, 0)</text:p>
          </table:table-cell>
          <table:table-cell office:value-type="string" table:style-name="ce1">
            <text:p>(0, 230, 115), (222, 184, 135), (0, 100, 0), (0, 102, 102), (255, 140, 0), (107, 142, 35)</text:p>
          </table:table-cell>
          <table:table-cell office:value-type="string" table:style-name="ce1">
            <text:p>(107, 142, 35), (255, 140, 0), (0, 102, 102)</text:p>
          </table:table-cell>
          <table:table-cell office:value-type="string" table:style-name="ce1">
            <text:p>(-200, 100), (-100, 200), (200, 100)</text:p>
          </table:table-cell>
          <table:table-cell office:value-type="string" table:style-name="ce1">
            <text:p>(-200, 100), (-100, 200), (200, 100), (100, -200), (-100, -200), (-200, -100)</text:p>
          </table:table-cell>
          <table:table-cell office:value-type="string" table:style-name="ce1">
            <text:p>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128, 0, 128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107, 142, 35), (0, 102, 102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39, 69, 19), (255, 128, 0)</text:p>
          </table:table-cell>
          <table:table-cell office:value-type="string" table:style-name="ce1">
            <text:p>(255, 140, 0), (0, 230, 115), (222, 184, 135), (139, 69, 19), (255, 128, 0), (0, 102, 102)</text:p>
          </table:table-cell>
          <table:table-cell office:value-type="string" table:style-name="ce1">
            <text:p>(0, 230, 115), (222, 184, 135), (139, 69, 19)</text:p>
          </table:table-cell>
          <table:table-cell office:value-type="string" table:style-name="ce1">
            <text:p>(-100, 200), (-200, 100), (200, 100)</text:p>
          </table:table-cell>
          <table:table-cell office:value-type="string" table:style-name="ce1">
            <text:p>(-100, 200), (-200, 100), (200, 100), (200, -100), (100, -200), (-100, -200)</text:p>
          </table:table-cell>
          <table:table-cell office:value-type="string" table:style-name="ce1">
            <text:p>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28, 0)</text:p>
          </table:table-cell>
          <table:table-cell office:value-type="string" table:style-name="ce1">
            <text:p>(107, 142, 35), (255, 140, 0), (222, 184, 135), (255, 128, 0)</text:p>
          </table:table-cell>
          <table:table-cell office:value-type="string" table:style-name="ce1">
            <text:p>(255, 140, 0), (222, 184, 135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2, 102)</text:p>
          </table:table-cell>
          <table:table-cell office:value-type="string" table:style-name="ce1">
            <text:p>(255, 128, 0), (139, 69, 19), (0, 102, 102), (107, 142, 35)</text:p>
          </table:table-cell>
          <table:table-cell office:value-type="string" table:style-name="ce1">
            <text:p>(0, 102, 102), (139, 69, 19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28, 0, 128)</text:p>
          </table:table-cell>
          <table:table-cell office:value-type="string" table:style-name="ce1">
            <text:p>(0, 128, 128), (0, 230, 115), (128, 0, 128), (255, 128, 0)</text:p>
          </table:table-cell>
          <table:table-cell office:value-type="string" table:style-name="ce1">
            <text:p>(0, 230, 115), (128, 0, 128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28, 0, 128), (0, 100, 0), (0, 102, 102)</text:p>
          </table:table-cell>
          <table:table-cell office:value-type="string" table:style-name="ce1">
            <text:p>(0, 100, 0), (0, 102, 102), (128, 0, 128), (222, 184, 135), (255, 182, 193), (255, 128, 0), (255, 140, 0), (139, 69, 19)</text:p>
          </table:table-cell>
          <table:table-cell office:value-type="string" table:style-name="ce1">
            <text:p>(255, 182, 193), (139, 69, 19), (0, 102, 102), (222, 184, 135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200, -100), (-100, -200), (100, -200), (-200, -100)</text:p>
          </table:table-cell>
          <table:table-cell office:value-type="string" table:style-name="ce1">
            <text:p>(200, -100), 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0, 100, 0), (128, 0, 128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39, 69, 19), (222, 184, 135)</text:p>
          </table:table-cell>
          <table:table-cell office:value-type="string" table:style-name="ce1">
            <text:p>(139, 69, 19), (222, 184, 135), (255, 140, 0), (0, 100, 0), (255, 128, 0), (128, 0, 128)</text:p>
          </table:table-cell>
          <table:table-cell office:value-type="string" table:style-name="ce1">
            <text:p>(255, 140, 0), (222, 184, 135), (139, 69, 19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200, -100), (-200, -100), (100, -200)</text:p>
          </table:table-cell>
          <table:table-cell office:value-type="string" table:style-name="ce1">
            <text:p>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128, 0, 128), (255, 140, 0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230, 115), (255, 182, 193), (255, 128, 0)</text:p>
          </table:table-cell>
          <table:table-cell office:value-type="string" table:style-name="ce1">
            <text:p>(0, 100, 0), (255, 140, 0), (0, 128, 128), (255, 182, 193), (0, 230, 115), (222, 184, 135), (255, 128, 0), (107, 142, 35)</text:p>
          </table:table-cell>
          <table:table-cell office:value-type="string" table:style-name="ce1">
            <text:p>(0, 100, 0), (222, 184, 135), (255, 182, 193), (255, 128, 0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-200, -100), (-100, -200), (100, -200), (200, -100)</text:p>
          </table:table-cell>
          <table:table-cell office:value-type="string" table:style-name="ce1">
            <text:p>(-200, -100), 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22, 184, 135), (0, 128, 128)</text:p>
          </table:table-cell>
          <table:table-cell office:value-type="string" table:style-name="ce1">
            <text:p>(222, 184, 135), (0, 128, 128), (0, 100, 0), (0, 102, 102), (255, 140, 0), (128, 0, 128)</text:p>
          </table:table-cell>
          <table:table-cell office:value-type="string" table:style-name="ce1">
            <text:p>(222, 184, 135), (0, 128, 128), (0, 100, 0)</text:p>
          </table:table-cell>
          <table:table-cell office:value-type="string" table:style-name="ce1">
            <text:p>(-200, 100), (100, 200), (200, 100)</text:p>
          </table:table-cell>
          <table:table-cell office:value-type="string" table:style-name="ce1">
            <text:p>(-200, 100), (100, 200), (200, 100), (-200, -100), (200, -100), (-100, -200)</text:p>
          </table:table-cell>
          <table:table-cell office:value-type="string" table:style-name="ce1">
            <text:p>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0, 230, 115), (107, 142, 3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22, 184, 135), (0, 230, 115)</text:p>
          </table:table-cell>
          <table:table-cell office:value-type="string" table:style-name="ce1">
            <text:p>(139, 69, 19), (128, 0, 128), (255, 182, 193), (0, 230, 115), (0, 100, 0), (222, 184, 135)</text:p>
          </table:table-cell>
          <table:table-cell office:value-type="string" table:style-name="ce1">
            <text:p>(139, 69, 19), (222, 184, 135), (255, 182, 193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-200, -100), (-100, -200), (100, -200)</text:p>
          </table:table-cell>
          <table:table-cell office:value-type="string" table:style-name="ce1">
            <text:p>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2, 102)</text:p>
          </table:table-cell>
          <table:table-cell office:value-type="string" table:style-name="ce1">
            <text:p>(128, 0, 128), (255, 128, 0), (255, 140, 0), (0, 102, 102)</text:p>
          </table:table-cell>
          <table:table-cell office:value-type="string" table:style-name="ce1">
            <text:p>(128, 0, 128), (0, 102, 102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28, 0), (255, 140, 0), (0, 100, 0)</text:p>
          </table:table-cell>
          <table:table-cell office:value-type="string" table:style-name="ce1">
            <text:p>(255, 140, 0), (222, 184, 135), (107, 142, 35), (255, 128, 0), (0, 128, 128), (128, 0, 128), (139, 69, 19), (0, 100, 0)</text:p>
          </table:table-cell>
          <table:table-cell office:value-type="string" table:style-name="ce1">
            <text:p>(139, 69, 19), (128, 0, 128), (222, 184, 135), (0, 128, 128)</text:p>
          </table:table-cell>
          <table:table-cell office:value-type="string" table:style-name="ce1">
            <text:p>(200, 100), (100, 200), (-100, 200), (-200, 100)</text:p>
          </table:table-cell>
          <table:table-cell office:value-type="string" table:style-name="ce1">
            <text:p>(200, 100), (100, 200), (-100, 200), (-200, 100), (200, -100), (100, -200), (-200, -100), (-100, -200)</text:p>
          </table:table-cell>
          <table:table-cell office:value-type="string" table:style-name="ce1">
            <text:p>(200, -100), 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02, 102), (128, 0, 128)</text:p>
          </table:table-cell>
          <table:table-cell office:value-type="string" table:style-name="ce1">
            <text:p>(255, 182, 193), (128, 0, 128), (139, 69, 19), (107, 142, 35), (0, 100, 0), (0, 102, 102)</text:p>
          </table:table-cell>
          <table:table-cell office:value-type="string" table:style-name="ce1">
            <text:p>(107, 142, 35), (0, 102, 102), (139, 69, 19)</text:p>
          </table:table-cell>
          <table:table-cell office:value-type="string" table:style-name="ce1">
            <text:p>(-100, 200), (200, 100), (100, 200)</text:p>
          </table:table-cell>
          <table:table-cell office:value-type="string" table:style-name="ce1">
            <text:p>(-100, 200), (200, 100), (100, 200), (-200, -100), (200, -100), (-100, -200)</text:p>
          </table:table-cell>
          <table:table-cell office:value-type="string" table:style-name="ce1">
            <text:p>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28, 0), (107, 142, 35), (128, 0, 128)</text:p>
          </table:table-cell>
          <table:table-cell office:value-type="string" table:style-name="ce1">
            <text:p>(0, 102, 102), (107, 142, 35), (255, 128, 0), (128, 0, 128), (0, 128, 128), (255, 182, 193), (139, 69, 19), (0, 100, 0)</text:p>
          </table:table-cell>
          <table:table-cell office:value-type="string" table:style-name="ce1">
            <text:p>(128, 0, 128), (255, 182, 193), (107, 142, 35), (0, 100, 0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-200, -100), (100, -200), (-100, -200), (200, -100)</text:p>
          </table:table-cell>
          <table:table-cell office:value-type="string" table:style-name="ce1">
            <text:p>(-200, -100), 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40, 0), (255, 182, 193)</text:p>
          </table:table-cell>
          <table:table-cell office:value-type="string" table:style-name="ce1">
            <text:p>(0, 102, 102), (222, 184, 135), (255, 128, 0), (255, 182, 193), (139, 69, 19), (255, 140, 0)</text:p>
          </table:table-cell>
          <table:table-cell office:value-type="string" table:style-name="ce1">
            <text:p>(255, 128, 0), (222, 184, 135), (255, 182, 193)</text:p>
          </table:table-cell>
          <table:table-cell office:value-type="string" table:style-name="ce1">
            <text:p>(200, 100), (-200, 100), (100, 200)</text:p>
          </table:table-cell>
          <table:table-cell office:value-type="string" table:style-name="ce1">
            <text:p>(200, 100), (-200, 100), (100, 200), (-100, -200), (200, -100), (-200, -100)</text:p>
          </table:table-cell>
          <table:table-cell office:value-type="string" table:style-name="ce1">
            <text:p>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230, 115), (107, 142, 35)</text:p>
          </table:table-cell>
          <table:table-cell office:value-type="string" table:style-name="ce1">
            <text:p>(255, 128, 0), (0, 230, 115), (107, 142, 35), (128, 0, 128), (139, 69, 19), (255, 182, 193)</text:p>
          </table:table-cell>
          <table:table-cell office:value-type="string" table:style-name="ce1">
            <text:p>(255, 128, 0), (128, 0, 128), (107, 142, 35)</text:p>
          </table:table-cell>
          <table:table-cell office:value-type="string" table:style-name="ce1">
            <text:p>(200, 100), (-200, 100), (-100, 200)</text:p>
          </table:table-cell>
          <table:table-cell office:value-type="string" table:style-name="ce1">
            <text:p>(200, 100), (-200, 100), (-100, 200), (100, -200), (-200, -100), (200, -100)</text:p>
          </table:table-cell>
          <table:table-cell office:value-type="string" table:style-name="ce1">
            <text:p>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39, 69, 19), (107, 142, 35), (0, 230, 115)</text:p>
          </table:table-cell>
          <table:table-cell office:value-type="string" table:style-name="ce1">
            <text:p>(139, 69, 19), (255, 128, 0), (0, 230, 115), (107, 142, 35), (128, 0, 128), (222, 184, 135), (255, 182, 193), (0, 102, 102)</text:p>
          </table:table-cell>
          <table:table-cell office:value-type="string" table:style-name="ce1">
            <text:p>(255, 128, 0), (139, 69, 19), (0, 230, 115), (255, 182, 193)</text:p>
          </table:table-cell>
          <table:table-cell office:value-type="string" table:style-name="ce1">
            <text:p>(200, 100), (-100, 200), (-200, 100), (100, 200)</text:p>
          </table:table-cell>
          <table:table-cell office:value-type="string" table:style-name="ce1">
            <text:p>(200, 100), (-100, 200), (-200, 100), (100, 200), (-100, -200), (-200, -100), (100, -200), (200, -100)</text:p>
          </table:table-cell>
          <table:table-cell office:value-type="string" table:style-name="ce1">
            <text:p>(-100, -200), 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28, 0), (0, 102, 102), (128, 0, 128)</text:p>
          </table:table-cell>
          <table:table-cell office:value-type="string" table:style-name="ce1">
            <text:p>(255, 140, 0), (0, 230, 115), (128, 0, 128), (0, 102, 102), (255, 128, 0), (139, 69, 19), (255, 182, 193), (222, 184, 135)</text:p>
          </table:table-cell>
          <table:table-cell office:value-type="string" table:style-name="ce1">
            <text:p>(0, 102, 102), (222, 184, 135), (128, 0, 128), (255, 140, 0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-200, -100), (200, -100), (100, -200), (-100, -200)</text:p>
          </table:table-cell>
          <table:table-cell office:value-type="string" table:style-name="ce1">
            <text:p>(-200, -100), 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2, 102)</text:p>
          </table:table-cell>
          <table:table-cell office:value-type="string" table:style-name="ce1">
            <text:p>(128, 0, 128), (107, 142, 35), (0, 102, 102), (0, 100, 0)</text:p>
          </table:table-cell>
          <table:table-cell office:value-type="string" table:style-name="ce1">
            <text:p>(0, 102, 102), (107, 142, 35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0, 230, 11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222, 184, 135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230, 115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22, 184, 135), (0, 100, 0)</text:p>
          </table:table-cell>
          <table:table-cell office:value-type="string" table:style-name="ce1">
            <text:p>(0, 230, 115), (222, 184, 135), (0, 102, 102), (128, 0, 128), (255, 140, 0), (0, 100, 0)</text:p>
          </table:table-cell>
          <table:table-cell office:value-type="string" table:style-name="ce1">
            <text:p>(0, 230, 115), (0, 100, 0), (128, 0, 128)</text:p>
          </table:table-cell>
          <table:table-cell office:value-type="string" table:style-name="ce1">
            <text:p>(100, 200), (-100, 200), (-200, 100)</text:p>
          </table:table-cell>
          <table:table-cell office:value-type="string" table:style-name="ce1">
            <text:p>(100, 200), (-100, 200), (-200, 1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40, 0), (128, 0, 128), (255, 128, 0)</text:p>
          </table:table-cell>
          <table:table-cell office:value-type="string" table:style-name="ce1">
            <text:p>(0, 128, 128), (0, 102, 102), (222, 184, 135), (255, 128, 0), (255, 140, 0), (128, 0, 128), (0, 230, 115), (255, 182, 193)</text:p>
          </table:table-cell>
          <table:table-cell office:value-type="string" table:style-name="ce1">
            <text:p>(255, 128, 0), (0, 102, 102), (0, 230, 115), (255, 140, 0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200, -100), (100, -200), (-100, -200), (-200, -100)</text:p>
          </table:table-cell>
          <table:table-cell office:value-type="string" table:style-name="ce1">
            <text:p>(200, -100), 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82, 193), (255, 140, 0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40, 0)</text:p>
          </table:table-cell>
          <table:table-cell office:value-type="string" table:style-name="ce1">
            <text:p>(255, 140, 0), (0, 100, 0), (222, 184, 135), (0, 128, 128)</text:p>
          </table:table-cell>
          <table:table-cell office:value-type="string" table:style-name="ce1">
            <text:p>(0, 128, 128), (0, 100, 0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28, 0), (255, 182, 193), (139, 69, 19)</text:p>
          </table:table-cell>
          <table:table-cell office:value-type="string" table:style-name="ce1">
            <text:p>(255, 182, 193), (255, 140, 0), (0, 100, 0), (222, 184, 135), (255, 128, 0), (0, 230, 115), (128, 0, 128), (139, 69, 19)</text:p>
          </table:table-cell>
          <table:table-cell office:value-type="string" table:style-name="ce1">
            <text:p>(139, 69, 19), (255, 128, 0), (255, 182, 193), (0, 100, 0)</text:p>
          </table:table-cell>
          <table:table-cell office:value-type="string" table:style-name="ce1">
            <text:p>(-200, 100), (-100, 200), (100, 200), (200, 100)</text:p>
          </table:table-cell>
          <table:table-cell office:value-type="string" table:style-name="ce1">
            <text:p>(-200, 100), (-100, 200), (100, 200), (200, 100), (-100, -200), (100, -200), (-200, -100), (200, -100)</text:p>
          </table:table-cell>
          <table:table-cell office:value-type="string" table:style-name="ce1">
            <text:p>(-100, -200), 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107, 142, 35), (255, 128, 0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39, 69, 19), (0, 128, 128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0, 230, 115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2, 102), (0, 230, 115), (139, 69, 19)</text:p>
          </table:table-cell>
          <table:table-cell office:value-type="string" table:style-name="ce1">
            <text:p>(0, 102, 102), (139, 69, 19), (255, 140, 0), (128, 0, 128), (0, 230, 115), (0, 128, 128), (107, 142, 35), (222, 184, 135)</text:p>
          </table:table-cell>
          <table:table-cell office:value-type="string" table:style-name="ce1">
            <text:p>(0, 230, 115), (139, 69, 19), (222, 184, 135), (255, 140, 0)</text:p>
          </table:table-cell>
          <table:table-cell office:value-type="string" table:style-name="ce1">
            <text:p>(-200, 100), (200, 100), (100, 200), (-100, 200)</text:p>
          </table:table-cell>
          <table:table-cell office:value-type="string" table:style-name="ce1">
            <text:p>(-200, 100), (200, 100), (100, 200), (-100, 200), (100, -200), (-200, -100), (-100, -200), (200, -100)</text:p>
          </table:table-cell>
          <table:table-cell office:value-type="string" table:style-name="ce1">
            <text:p>(100, -200), 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82, 193), (222, 184, 135), (107, 142, 35)</text:p>
          </table:table-cell>
          <table:table-cell office:value-type="string" table:style-name="ce1">
            <text:p>(255, 128, 0), (0, 100, 0), (255, 182, 193), (255, 140, 0), (0, 230, 115), (107, 142, 35), (139, 69, 19), (222, 184, 135)</text:p>
          </table:table-cell>
          <table:table-cell office:value-type="string" table:style-name="ce1">
            <text:p>(107, 142, 35), (222, 184, 135), (255, 128, 0), (0, 100, 0)</text:p>
          </table:table-cell>
          <table:table-cell office:value-type="string" table:style-name="ce1">
            <text:p>(200, 100), (-100, 200), (-200, 100), (100, 200)</text:p>
          </table:table-cell>
          <table:table-cell office:value-type="string" table:style-name="ce1">
            <text:p>(200, 100), (-100, 200), (-200, 100), (100, 2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2, 102)</text:p>
          </table:table-cell>
          <table:table-cell office:value-type="string" table:style-name="ce1">
            <text:p>(0, 128, 128), (139, 69, 19), (0, 102, 102), (0, 100, 0)</text:p>
          </table:table-cell>
          <table:table-cell office:value-type="string" table:style-name="ce1">
            <text:p>(0, 128, 128), (0, 102, 102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00, 0), (255, 128, 0), (255, 182, 193)</text:p>
          </table:table-cell>
          <table:table-cell office:value-type="string" table:style-name="ce1">
            <text:p>(222, 184, 135), (0, 230, 115), (107, 142, 35), (255, 128, 0), (139, 69, 19), (128, 0, 128), (255, 182, 193), (0, 100, 0)</text:p>
          </table:table-cell>
          <table:table-cell office:value-type="string" table:style-name="ce1">
            <text:p>(128, 0, 128), (255, 182, 193), (255, 128, 0), (0, 100, 0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-200, -100), (200, -100), (-100, -200), (100, -200)</text:p>
          </table:table-cell>
          <table:table-cell office:value-type="string" table:style-name="ce1">
            <text:p>(-200, -100), 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39, 69, 19)</text:p>
          </table:table-cell>
          <table:table-cell office:value-type="string" table:style-name="ce1">
            <text:p>(0, 100, 0), (128, 0, 128), (139, 69, 19), (222, 184, 135)</text:p>
          </table:table-cell>
          <table:table-cell office:value-type="string" table:style-name="ce1">
            <text:p>(128, 0, 128), (222, 184, 135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28, 0), (255, 140, 0)</text:p>
          </table:table-cell>
          <table:table-cell office:value-type="string" table:style-name="ce1">
            <text:p>(0, 100, 0), (255, 140, 0), (255, 182, 193), (255, 128, 0), (0, 128, 128), (0, 230, 115)</text:p>
          </table:table-cell>
          <table:table-cell office:value-type="string" table:style-name="ce1">
            <text:p>(255, 140, 0), (0, 128, 128), (0, 100, 0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100, -200), (-200, -100), (200, -100)</text:p>
          </table:table-cell>
          <table:table-cell office:value-type="string" table:style-name="ce1">
            <text:p>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22, 184, 135)</text:p>
          </table:table-cell>
          <table:table-cell office:value-type="string" table:style-name="ce1">
            <text:p>(0, 102, 102), (222, 184, 135), (0, 230, 115), (0, 100, 0)</text:p>
          </table:table-cell>
          <table:table-cell office:value-type="string" table:style-name="ce1">
            <text:p>(0, 102, 102), (0, 230, 115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07, 142, 35), (0, 100, 0), (139, 69, 19)</text:p>
          </table:table-cell>
          <table:table-cell office:value-type="string" table:style-name="ce1">
            <text:p>(0, 102, 102), (107, 142, 35), (0, 100, 0), (0, 128, 128), (0, 230, 115), (139, 69, 19), (255, 182, 193), (222, 184, 135)</text:p>
          </table:table-cell>
          <table:table-cell office:value-type="string" table:style-name="ce1">
            <text:p>(0, 230, 115), (107, 142, 35), (0, 100, 0), (0, 102, 102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-200, -100), (200, -100), (100, -200), (-100, -200)</text:p>
          </table:table-cell>
          <table:table-cell office:value-type="string" table:style-name="ce1">
            <text:p>(-200, -100), 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28, 0), (0, 100, 0)</text:p>
          </table:table-cell>
          <table:table-cell office:value-type="string" table:style-name="ce1">
            <text:p>(222, 184, 135), (255, 128, 0), (139, 69, 19), (0, 230, 115), (0, 100, 0), (0, 102, 102)</text:p>
          </table:table-cell>
          <table:table-cell office:value-type="string" table:style-name="ce1">
            <text:p>(222, 184, 135), (0, 230, 115), (0, 100, 0)</text:p>
          </table:table-cell>
          <table:table-cell office:value-type="string" table:style-name="ce1">
            <text:p>(100, 200), (200, 100), (-100, 200)</text:p>
          </table:table-cell>
          <table:table-cell office:value-type="string" table:style-name="ce1">
            <text:p>(100, 200), (200, 100), (-100, 200), (-100, -200), (100, -200), (-200, -100)</text:p>
          </table:table-cell>
          <table:table-cell office:value-type="string" table:style-name="ce1">
            <text:p>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28, 0, 128)</text:p>
          </table:table-cell>
          <table:table-cell office:value-type="string" table:style-name="ce1">
            <text:p>(0, 230, 115), (222, 184, 135), (128, 0, 128), (139, 69, 19)</text:p>
          </table:table-cell>
          <table:table-cell office:value-type="string" table:style-name="ce1">
            <text:p>(128, 0, 128), (139, 69, 19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28, 0, 128)</text:p>
          </table:table-cell>
          <table:table-cell office:value-type="string" table:style-name="ce1">
            <text:p>(0, 128, 128), (128, 0, 128), (222, 184, 135), (255, 140, 0)</text:p>
          </table:table-cell>
          <table:table-cell office:value-type="string" table:style-name="ce1">
            <text:p>(0, 128, 128), (255, 140, 0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39, 69, 19), (0, 230, 115)</text:p>
          </table:table-cell>
          <table:table-cell office:value-type="string" table:style-name="ce1">
            <text:p>(139, 69, 19), (0, 100, 0), (0, 230, 115), (0, 102, 102), (222, 184, 135), (255, 128, 0)</text:p>
          </table:table-cell>
          <table:table-cell office:value-type="string" table:style-name="ce1">
            <text:p>(0, 230, 115), (139, 69, 19), (0, 102, 102)</text:p>
          </table:table-cell>
          <table:table-cell office:value-type="string" table:style-name="ce1">
            <text:p>(100, 200), (200, 100), (-100, 200)</text:p>
          </table:table-cell>
          <table:table-cell office:value-type="string" table:style-name="ce1">
            <text:p>(100, 200), (200, 100), (-100, 200), (-100, -200), (200, -100), (-200, -100)</text:p>
          </table:table-cell>
          <table:table-cell office:value-type="string" table:style-name="ce1">
            <text:p>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230, 115), (0, 102, 102), (255, 182, 193)</text:p>
          </table:table-cell>
          <table:table-cell office:value-type="string" table:style-name="ce1">
            <text:p>(139, 69, 19), (107, 142, 35), (222, 184, 135), (0, 102, 102), (128, 0, 128), (255, 182, 193), (0, 128, 128), (0, 230, 115)</text:p>
          </table:table-cell>
          <table:table-cell office:value-type="string" table:style-name="ce1">
            <text:p>(0, 230, 115), (128, 0, 128), (107, 142, 35), (0, 102, 102)</text:p>
          </table:table-cell>
          <table:table-cell office:value-type="string" table:style-name="ce1">
            <text:p>(200, 100), (-100, 200), (100, 200), (-200, 100)</text:p>
          </table:table-cell>
          <table:table-cell office:value-type="string" table:style-name="ce1">
            <text:p>(200, 100), (-100, 200), (100, 200), (-200, 1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22, 184, 135), (0, 102, 102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07, 142, 35)</text:p>
          </table:table-cell>
          <table:table-cell office:value-type="string" table:style-name="ce1">
            <text:p>(128, 0, 128), (255, 140, 0), (255, 182, 193), (107, 142, 35)</text:p>
          </table:table-cell>
          <table:table-cell office:value-type="string" table:style-name="ce1">
            <text:p>(255, 140, 0), (255, 182, 193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28, 0, 128)</text:p>
          </table:table-cell>
          <table:table-cell office:value-type="string" table:style-name="ce1">
            <text:p>(0, 102, 102), (255, 128, 0), (128, 0, 128), (139, 69, 19)</text:p>
          </table:table-cell>
          <table:table-cell office:value-type="string" table:style-name="ce1">
            <text:p>(255, 128, 0), (139, 69, 19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28, 0, 128), (0, 230, 115)</text:p>
          </table:table-cell>
          <table:table-cell office:value-type="string" table:style-name="ce1">
            <text:p>(0, 230, 115), (0, 102, 102), (128, 0, 128), (222, 184, 135), (255, 182, 193), (107, 142, 35)</text:p>
          </table:table-cell>
          <table:table-cell office:value-type="string" table:style-name="ce1">
            <text:p>(128, 0, 128), (107, 142, 35), (222, 184, 135)</text:p>
          </table:table-cell>
          <table:table-cell office:value-type="string" table:style-name="ce1">
            <text:p>(200, 100), (-200, 100), (100, 200)</text:p>
          </table:table-cell>
          <table:table-cell office:value-type="string" table:style-name="ce1">
            <text:p>(200, 100), (-200, 100), (100, 2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40, 0), (255, 182, 193), (0, 128, 128)</text:p>
          </table:table-cell>
          <table:table-cell office:value-type="string" table:style-name="ce1">
            <text:p>(139, 69, 19), (0, 100, 0), (255, 182, 193), (0, 128, 128), (222, 184, 135), (107, 142, 35), (0, 102, 102), (255, 140, 0)</text:p>
          </table:table-cell>
          <table:table-cell office:value-type="string" table:style-name="ce1">
            <text:p>(255, 182, 193), (222, 184, 135), (107, 142, 35), (255, 140, 0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-100, -200), (-200, -100), (100, -200), (200, -100)</text:p>
          </table:table-cell>
          <table:table-cell office:value-type="string" table:style-name="ce1">
            <text:p>(-100, -200), 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02, 102)</text:p>
          </table:table-cell>
          <table:table-cell office:value-type="string" table:style-name="ce1">
            <text:p>(255, 182, 193), (139, 69, 19), (0, 102, 102), (128, 0, 128)</text:p>
          </table:table-cell>
          <table:table-cell office:value-type="string" table:style-name="ce1">
            <text:p>(0, 102, 102), (255, 182, 193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0, 0), (139, 69, 19)</text:p>
          </table:table-cell>
          <table:table-cell office:value-type="string" table:style-name="ce1">
            <text:p>(255, 140, 0), (0, 100, 0), (139, 69, 19), (255, 128, 0), (222, 184, 135), (107, 142, 35)</text:p>
          </table:table-cell>
          <table:table-cell office:value-type="string" table:style-name="ce1">
            <text:p>(255, 140, 0), (107, 142, 35), (222, 184, 135)</text:p>
          </table:table-cell>
          <table:table-cell office:value-type="string" table:style-name="ce1">
            <text:p>(200, 100), (-100, 200), (-200, 100)</text:p>
          </table:table-cell>
          <table:table-cell office:value-type="string" table:style-name="ce1">
            <text:p>(200, 100), (-100, 200), (-200, 100), (100, -200), (-100, -200), (200, -100)</text:p>
          </table:table-cell>
          <table:table-cell office:value-type="string" table:style-name="ce1">
            <text:p>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28, 0), (255, 182, 193)</text:p>
          </table:table-cell>
          <table:table-cell office:value-type="string" table:style-name="ce1">
            <text:p>(107, 142, 35), (0, 102, 102), (255, 182, 193), (255, 140, 0), (255, 128, 0), (128, 0, 128)</text:p>
          </table:table-cell>
          <table:table-cell office:value-type="string" table:style-name="ce1">
            <text:p>(128, 0, 128), (107, 142, 35), (255, 140, 0)</text:p>
          </table:table-cell>
          <table:table-cell office:value-type="string" table:style-name="ce1">
            <text:p>(100, 200), (200, 100), (-200, 100)</text:p>
          </table:table-cell>
          <table:table-cell office:value-type="string" table:style-name="ce1">
            <text:p>(100, 200), (200, 100), (-200, 100), (200, -100), (-200, -100), (100, -200)</text:p>
          </table:table-cell>
          <table:table-cell office:value-type="string" table:style-name="ce1">
            <text:p>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0, 102, 102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0, 0), (255, 182, 193)</text:p>
          </table:table-cell>
          <table:table-cell office:value-type="string" table:style-name="ce1">
            <text:p>(107, 142, 35), (255, 182, 193), (128, 0, 128), (0, 230, 115), (255, 128, 0), (0, 100, 0)</text:p>
          </table:table-cell>
          <table:table-cell office:value-type="string" table:style-name="ce1">
            <text:p>(128, 0, 128), (255, 128, 0), (0, 230, 115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-100, -200), (200, -100), (-200, -100)</text:p>
          </table:table-cell>
          <table:table-cell office:value-type="string" table:style-name="ce1">
            <text:p>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00, 0)</text:p>
          </table:table-cell>
          <table:table-cell office:value-type="string" table:style-name="ce1">
            <text:p>(0, 128, 128), (0, 100, 0), (107, 142, 35), (139, 69, 19)</text:p>
          </table:table-cell>
          <table:table-cell office:value-type="string" table:style-name="ce1">
            <text:p>(139, 69, 19), (0, 128, 128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28, 0)</text:p>
          </table:table-cell>
          <table:table-cell office:value-type="string" table:style-name="ce1">
            <text:p>(107, 142, 35), (255, 128, 0), (0, 102, 102), (139, 69, 19)</text:p>
          </table:table-cell>
          <table:table-cell office:value-type="string" table:style-name="ce1">
            <text:p>(107, 142, 35), (255, 128, 0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82, 193), (107, 142, 35), (255, 128, 0)</text:p>
          </table:table-cell>
          <table:table-cell office:value-type="string" table:style-name="ce1">
            <text:p>(255, 182, 193), (107, 142, 35), (222, 184, 135), (0, 128, 128), (128, 0, 128), (0, 100, 0), (0, 102, 102), (255, 128, 0)</text:p>
          </table:table-cell>
          <table:table-cell office:value-type="string" table:style-name="ce1">
            <text:p>(222, 184, 135), (0, 128, 128), (107, 142, 35), (255, 182, 193)</text:p>
          </table:table-cell>
          <table:table-cell office:value-type="string" table:style-name="ce1">
            <text:p>(-200, 100), (-100, 200), (200, 100), (100, 200)</text:p>
          </table:table-cell>
          <table:table-cell office:value-type="string" table:style-name="ce1">
            <text:p>(-200, 100), (-100, 200), (200, 100), (100, 2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28, 0, 128), (255, 182, 193)</text:p>
          </table:table-cell>
          <table:table-cell office:value-type="string" table:style-name="ce1">
            <text:p>(255, 140, 0), (222, 184, 135), (0, 102, 102), (128, 0, 128), (255, 182, 193), (0, 128, 128)</text:p>
          </table:table-cell>
          <table:table-cell office:value-type="string" table:style-name="ce1">
            <text:p>(255, 140, 0), (222, 184, 135), (0, 102, 102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-100, -200), (100, -200), (200, -100)</text:p>
          </table:table-cell>
          <table:table-cell office:value-type="string" table:style-name="ce1">
            <text:p>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2, 102), (0, 230, 115)</text:p>
          </table:table-cell>
          <table:table-cell office:value-type="string" table:style-name="ce1">
            <text:p>(255, 140, 0), (139, 69, 19), (0, 102, 102), (0, 230, 115), (0, 128, 128), (222, 184, 135)</text:p>
          </table:table-cell>
          <table:table-cell office:value-type="string" table:style-name="ce1">
            <text:p>(0, 230, 115), (255, 140, 0), (0, 128, 128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39, 69, 19), (107, 142, 35), (0, 230, 115)</text:p>
          </table:table-cell>
          <table:table-cell office:value-type="string" table:style-name="ce1">
            <text:p>(255, 182, 193), (107, 142, 35), (255, 128, 0), (0, 100, 0), (0, 128, 128), (0, 230, 115), (255, 140, 0), (139, 69, 19)</text:p>
          </table:table-cell>
          <table:table-cell office:value-type="string" table:style-name="ce1">
            <text:p>(255, 128, 0), (0, 230, 115), (255, 182, 193), (0, 128, 128)</text:p>
          </table:table-cell>
          <table:table-cell office:value-type="string" table:style-name="ce1">
            <text:p>(100, 200), (-200, 100), (-100, 200), (200, 100)</text:p>
          </table:table-cell>
          <table:table-cell office:value-type="string" table:style-name="ce1">
            <text:p>(100, 200), (-200, 100), (-100, 200), (200, 100), (200, -100), (-100, -200), (100, -200), (-200, -100)</text:p>
          </table:table-cell>
          <table:table-cell office:value-type="string" table:style-name="ce1">
            <text:p>(200, -100), 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82, 193), (0, 230, 115)</text:p>
          </table:table-cell>
          <table:table-cell office:value-type="string" table:style-name="ce1">
            <text:p>(222, 184, 135), (255, 182, 193), (255, 140, 0), (107, 142, 35), (0, 230, 115), (0, 102, 102)</text:p>
          </table:table-cell>
          <table:table-cell office:value-type="string" table:style-name="ce1">
            <text:p>(222, 184, 135), (107, 142, 35), (255, 182, 193)</text:p>
          </table:table-cell>
          <table:table-cell office:value-type="string" table:style-name="ce1">
            <text:p>(100, 200), (200, 100), (-100, 200)</text:p>
          </table:table-cell>
          <table:table-cell office:value-type="string" table:style-name="ce1">
            <text:p>(100, 200), (200, 100), (-100, 200), (-100, -200), (-200, -100), (200, -100)</text:p>
          </table:table-cell>
          <table:table-cell office:value-type="string" table:style-name="ce1">
            <text:p>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39, 69, 19), (0, 100, 0)</text:p>
          </table:table-cell>
          <table:table-cell office:value-type="string" table:style-name="ce1">
            <text:p>(255, 182, 193), (0, 100, 0), (128, 0, 128), (255, 128, 0), (0, 102, 102), (139, 69, 19)</text:p>
          </table:table-cell>
          <table:table-cell office:value-type="string" table:style-name="ce1">
            <text:p>(128, 0, 128), (0, 100, 0), (139, 69, 19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100, -200), (200, -100), (-200, -100)</text:p>
          </table:table-cell>
          <table:table-cell office:value-type="string" table:style-name="ce1">
            <text:p>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40, 0), (255, 182, 193), (0, 128, 128)</text:p>
          </table:table-cell>
          <table:table-cell office:value-type="string" table:style-name="ce1">
            <text:p>(222, 184, 135), (255, 128, 0), (255, 140, 0), (0, 128, 128), (139, 69, 19), (0, 102, 102), (255, 182, 193), (128, 0, 128)</text:p>
          </table:table-cell>
          <table:table-cell office:value-type="string" table:style-name="ce1">
            <text:p>(0, 102, 102), (0, 128, 128), (255, 128, 0), (255, 140, 0)</text:p>
          </table:table-cell>
          <table:table-cell office:value-type="string" table:style-name="ce1">
            <text:p>(100, 200), (-100, 200), (200, 100), (-200, 100)</text:p>
          </table:table-cell>
          <table:table-cell office:value-type="string" table:style-name="ce1">
            <text:p>(100, 200), (-100, 200), (200, 100), (-200, 100), (200, -100), (-200, -100), (100, -200), (-100, -200)</text:p>
          </table:table-cell>
          <table:table-cell office:value-type="string" table:style-name="ce1">
            <text:p>(200, -100), 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07, 142, 35), (255, 128, 0), (0, 230, 115)</text:p>
          </table:table-cell>
          <table:table-cell office:value-type="string" table:style-name="ce1">
            <text:p>(0, 102, 102), (139, 69, 19), (0, 100, 0), (0, 230, 115), (255, 128, 0), (255, 140, 0), (107, 142, 35), (0, 128, 128)</text:p>
          </table:table-cell>
          <table:table-cell office:value-type="string" table:style-name="ce1">
            <text:p>(139, 69, 19), (107, 142, 35), (255, 140, 0), (0, 102, 102)</text:p>
          </table:table-cell>
          <table:table-cell office:value-type="string" table:style-name="ce1">
            <text:p>(200, 100), (-100, 200), (-200, 100), (100, 200)</text:p>
          </table:table-cell>
          <table:table-cell office:value-type="string" table:style-name="ce1">
            <text:p>(200, 100), (-100, 200), (-200, 100), (100, 200), (-200, -100), (100, -200), (200, -100), (-100, -200)</text:p>
          </table:table-cell>
          <table:table-cell office:value-type="string" table:style-name="ce1">
            <text:p>(-200, -100), 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39, 69, 19)</text:p>
          </table:table-cell>
          <table:table-cell office:value-type="string" table:style-name="ce1">
            <text:p>(139, 69, 19), (255, 182, 193), (255, 140, 0), (0, 230, 115)</text:p>
          </table:table-cell>
          <table:table-cell office:value-type="string" table:style-name="ce1">
            <text:p>(139, 69, 19), (255, 140, 0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139, 69, 19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0, 0), (128, 0, 128)</text:p>
          </table:table-cell>
          <table:table-cell office:value-type="string" table:style-name="ce1">
            <text:p>(0, 128, 128), (0, 100, 0), (128, 0, 128), (255, 140, 0), (0, 102, 102), (0, 230, 115)</text:p>
          </table:table-cell>
          <table:table-cell office:value-type="string" table:style-name="ce1">
            <text:p>(0, 128, 128), (0, 100, 0), (128, 0, 128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100, -200), (-200, -100), (-100, -200)</text:p>
          </table:table-cell>
          <table:table-cell office:value-type="string" table:style-name="ce1">
            <text:p>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55, 140, 0), (222, 184, 135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39, 69, 19), (255, 182, 193), (0, 102, 102)</text:p>
          </table:table-cell>
          <table:table-cell office:value-type="string" table:style-name="ce1">
            <text:p>(0, 230, 115), (128, 0, 128), (255, 182, 193), (255, 128, 0), (222, 184, 135), (139, 69, 19), (0, 100, 0), (0, 102, 102)</text:p>
          </table:table-cell>
          <table:table-cell office:value-type="string" table:style-name="ce1">
            <text:p>(255, 182, 193), (255, 128, 0), (128, 0, 128), (139, 69, 19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200, -100), (100, -200), (-200, -100), (-100, -200)</text:p>
          </table:table-cell>
          <table:table-cell office:value-type="string" table:style-name="ce1">
            <text:p>(200, -100), 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0, 0), (107, 142, 35)</text:p>
          </table:table-cell>
          <table:table-cell office:value-type="string" table:style-name="ce1">
            <text:p>(0, 102, 102), (107, 142, 35), (128, 0, 128), (0, 128, 128), (0, 100, 0), (255, 182, 193)</text:p>
          </table:table-cell>
          <table:table-cell office:value-type="string" table:style-name="ce1">
            <text:p>(0, 102, 102), (255, 182, 193), (0, 100, 0)</text:p>
          </table:table-cell>
          <table:table-cell office:value-type="string" table:style-name="ce1">
            <text:p>(200, 100), (100, 200), (-200, 100)</text:p>
          </table:table-cell>
          <table:table-cell office:value-type="string" table:style-name="ce1">
            <text:p>(200, 100), (100, 200), (-200, 100), (-200, -100), (200, -100), (-100, -200)</text:p>
          </table:table-cell>
          <table:table-cell office:value-type="string" table:style-name="ce1">
            <text:p>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22, 184, 135), (0, 102, 102), (128, 0, 128)</text:p>
          </table:table-cell>
          <table:table-cell office:value-type="string" table:style-name="ce1">
            <text:p>(0, 230, 115), (222, 184, 135), (0, 100, 0), (139, 69, 19), (0, 102, 102), (255, 128, 0), (255, 182, 193), (128, 0, 128)</text:p>
          </table:table-cell>
          <table:table-cell office:value-type="string" table:style-name="ce1">
            <text:p>(128, 0, 128), (139, 69, 19), (255, 128, 0), (255, 182, 193)</text:p>
          </table:table-cell>
          <table:table-cell office:value-type="string" table:style-name="ce1">
            <text:p>(-100, 200), (200, 100), (100, 200), (-200, 100)</text:p>
          </table:table-cell>
          <table:table-cell office:value-type="string" table:style-name="ce1">
            <text:p>(-100, 200), (200, 100), (100, 200), (-200, 1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82, 193)</text:p>
          </table:table-cell>
          <table:table-cell office:value-type="string" table:style-name="ce1">
            <text:p>(255, 182, 193), (139, 69, 19), (0, 230, 115), (0, 100, 0)</text:p>
          </table:table-cell>
          <table:table-cell office:value-type="string" table:style-name="ce1">
            <text:p>(0, 230, 115), (255, 182, 193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22, 184, 135), (255, 182, 193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230, 115), (0, 100, 0)</text:p>
          </table:table-cell>
          <table:table-cell office:value-type="string" table:style-name="ce1">
            <text:p>(107, 142, 35), (0, 230, 115), (0, 100, 0), (0, 102, 102), (255, 140, 0), (222, 184, 135)</text:p>
          </table:table-cell>
          <table:table-cell office:value-type="string" table:style-name="ce1">
            <text:p>(0, 100, 0), (0, 102, 102), (107, 142, 35)</text:p>
          </table:table-cell>
          <table:table-cell office:value-type="string" table:style-name="ce1">
            <text:p>(200, 100), (100, 200), (-100, 200)</text:p>
          </table:table-cell>
          <table:table-cell office:value-type="string" table:style-name="ce1">
            <text:p>(200, 100), (100, 200), (-100, 200), (-200, -100), (200, -100), (-100, -200)</text:p>
          </table:table-cell>
          <table:table-cell office:value-type="string" table:style-name="ce1">
            <text:p>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00, 0), (0, 128, 128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0, 0)</text:p>
          </table:table-cell>
          <table:table-cell office:value-type="string" table:style-name="ce1">
            <text:p>(0, 100, 0), (107, 142, 35), (0, 230, 115), (128, 0, 128)</text:p>
          </table:table-cell>
          <table:table-cell office:value-type="string" table:style-name="ce1">
            <text:p>(107, 142, 35), (0, 100, 0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230, 115), (128, 0, 128)</text:p>
          </table:table-cell>
          <table:table-cell office:value-type="string" table:style-name="ce1">
            <text:p>(0, 230, 115), (0, 102, 102), (222, 184, 135), (107, 142, 35), (255, 128, 0), (128, 0, 128)</text:p>
          </table:table-cell>
          <table:table-cell office:value-type="string" table:style-name="ce1">
            <text:p>(255, 128, 0), (107, 142, 35), (222, 184, 135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100, -200), (-100, -200), (-200, -100)</text:p>
          </table:table-cell>
          <table:table-cell office:value-type="string" table:style-name="ce1">
            <text:p>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07, 142, 35)</text:p>
          </table:table-cell>
          <table:table-cell office:value-type="string" table:style-name="ce1">
            <text:p>(107, 142, 35), (0, 230, 115), (0, 102, 102), (255, 140, 0)</text:p>
          </table:table-cell>
          <table:table-cell office:value-type="string" table:style-name="ce1">
            <text:p>(0, 102, 102), (107, 142, 35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39, 69, 19), (0, 230, 115)</text:p>
          </table:table-cell>
          <table:table-cell office:value-type="string" table:style-name="ce1">
            <text:p>(255, 182, 193), (128, 0, 128), (255, 128, 0), (139, 69, 19), (0, 230, 115), (255, 140, 0)</text:p>
          </table:table-cell>
          <table:table-cell office:value-type="string" table:style-name="ce1">
            <text:p>(0, 230, 115), (255, 140, 0), (255, 128, 0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200, -100), (-200, -100), (100, -200)</text:p>
          </table:table-cell>
          <table:table-cell office:value-type="string" table:style-name="ce1">
            <text:p>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222, 184, 135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255, 128, 0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28, 0), (0, 230, 115), (255, 182, 193)</text:p>
          </table:table-cell>
          <table:table-cell office:value-type="string" table:style-name="ce1">
            <text:p>(0, 102, 102), (255, 182, 193), (222, 184, 135), (139, 69, 19), (255, 128, 0), (128, 0, 128), (0, 230, 115), (0, 100, 0)</text:p>
          </table:table-cell>
          <table:table-cell office:value-type="string" table:style-name="ce1">
            <text:p>(139, 69, 19), (255, 182, 193), (0, 230, 115), (0, 100, 0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200, -100), (-100, -200), (-200, -100), (100, -200)</text:p>
          </table:table-cell>
          <table:table-cell office:value-type="string" table:style-name="ce1">
            <text:p>(200, -100), 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28, 0), (0, 230, 115)</text:p>
          </table:table-cell>
          <table:table-cell office:value-type="string" table:style-name="ce1">
            <text:p>(0, 230, 115), (222, 184, 135), (139, 69, 19), (128, 0, 128), (255, 140, 0), (255, 128, 0)</text:p>
          </table:table-cell>
          <table:table-cell office:value-type="string" table:style-name="ce1">
            <text:p>(0, 230, 115), (255, 128, 0), (255, 140, 0)</text:p>
          </table:table-cell>
          <table:table-cell office:value-type="string" table:style-name="ce1">
            <text:p>(200, 100), (100, 200), (-200, 100)</text:p>
          </table:table-cell>
          <table:table-cell office:value-type="string" table:style-name="ce1">
            <text:p>(200, 100), (100, 200), (-200, 100), (-200, -100), (100, -200), (-100, -200)</text:p>
          </table:table-cell>
          <table:table-cell office:value-type="string" table:style-name="ce1">
            <text:p>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107, 142, 35), (222, 184, 1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28, 0), (128, 0, 128)</text:p>
          </table:table-cell>
          <table:table-cell office:value-type="string" table:style-name="ce1">
            <text:p>(255, 140, 0), (255, 182, 193), (222, 184, 135), (0, 100, 0), (128, 0, 128), (255, 128, 0)</text:p>
          </table:table-cell>
          <table:table-cell office:value-type="string" table:style-name="ce1">
            <text:p>(255, 182, 193), (222, 184, 135), (128, 0, 128)</text:p>
          </table:table-cell>
          <table:table-cell office:value-type="string" table:style-name="ce1">
            <text:p>(-200, 100), (100, 200), (200, 100)</text:p>
          </table:table-cell>
          <table:table-cell office:value-type="string" table:style-name="ce1">
            <text:p>(-200, 100), (100, 200), (200, 100), (-200, -100), (200, -100), (-100, -200)</text:p>
          </table:table-cell>
          <table:table-cell office:value-type="string" table:style-name="ce1">
            <text:p>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230, 115), (0, 128, 128)</text:p>
          </table:table-cell>
          <table:table-cell office:value-type="string" table:style-name="ce1">
            <text:p>(0, 230, 115), (0, 128, 128), (139, 69, 19), (128, 0, 128), (0, 102, 102), (0, 100, 0)</text:p>
          </table:table-cell>
          <table:table-cell office:value-type="string" table:style-name="ce1">
            <text:p>(128, 0, 128), (0, 102, 102), (139, 69, 19)</text:p>
          </table:table-cell>
          <table:table-cell office:value-type="string" table:style-name="ce1">
            <text:p>(100, 200), (-100, 200), (-200, 100)</text:p>
          </table:table-cell>
          <table:table-cell office:value-type="string" table:style-name="ce1">
            <text:p>(100, 200), (-100, 200), (-200, 1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0, 0), (0, 102, 102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28, 128)</text:p>
          </table:table-cell>
          <table:table-cell office:value-type="string" table:style-name="ce1">
            <text:p>(0, 100, 0), (107, 142, 35), (0, 128, 128), (139, 69, 19)</text:p>
          </table:table-cell>
          <table:table-cell office:value-type="string" table:style-name="ce1">
            <text:p>(139, 69, 19), (0, 128, 128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255, 182, 193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07, 142, 35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40, 0), (0, 100, 0)</text:p>
          </table:table-cell>
          <table:table-cell office:value-type="string" table:style-name="ce1">
            <text:p>(222, 184, 135), (139, 69, 19), (128, 0, 128), (255, 140, 0), (255, 182, 193), (0, 100, 0)</text:p>
          </table:table-cell>
          <table:table-cell office:value-type="string" table:style-name="ce1">
            <text:p>(255, 182, 193), (139, 69, 19), (222, 184, 135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0, 0)</text:p>
          </table:table-cell>
          <table:table-cell office:value-type="string" table:style-name="ce1">
            <text:p>(128, 0, 128), (0, 100, 0), (255, 182, 193), (0, 102, 102)</text:p>
          </table:table-cell>
          <table:table-cell office:value-type="string" table:style-name="ce1">
            <text:p>(128, 0, 128), (0, 100, 0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230, 115)</text:p>
          </table:table-cell>
          <table:table-cell office:value-type="string" table:style-name="ce1">
            <text:p>(0, 102, 102), (255, 182, 193), (128, 0, 128), (0, 230, 115)</text:p>
          </table:table-cell>
          <table:table-cell office:value-type="string" table:style-name="ce1">
            <text:p>(0, 102, 102), (128, 0, 128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255, 140, 0), (139, 69, 19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40, 0), (255, 182, 193), (107, 142, 35)</text:p>
          </table:table-cell>
          <table:table-cell office:value-type="string" table:style-name="ce1">
            <text:p>(255, 140, 0), (0, 102, 102), (255, 128, 0), (222, 184, 135), (139, 69, 19), (128, 0, 128), (255, 182, 193), (107, 142, 35)</text:p>
          </table:table-cell>
          <table:table-cell office:value-type="string" table:style-name="ce1">
            <text:p>(128, 0, 128), (107, 142, 35), (139, 69, 19), (255, 128, 0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-200, -100), (100, -200), (200, -100), (-100, -200)</text:p>
          </table:table-cell>
          <table:table-cell office:value-type="string" table:style-name="ce1">
            <text:p>(-200, -100), 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2, 102), (0, 100, 0), (222, 184, 135)</text:p>
          </table:table-cell>
          <table:table-cell office:value-type="string" table:style-name="ce1">
            <text:p>(222, 184, 135), (0, 100, 0), (255, 128, 0), (128, 0, 128), (139, 69, 19), (0, 230, 115), (0, 102, 102), (255, 140, 0)</text:p>
          </table:table-cell>
          <table:table-cell office:value-type="string" table:style-name="ce1">
            <text:p>(0, 230, 115), (255, 140, 0), (0, 100, 0), (255, 128, 0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-200, -100), (200, -100), (100, -200), (-100, -200)</text:p>
          </table:table-cell>
          <table:table-cell office:value-type="string" table:style-name="ce1">
            <text:p>(-200, -100), 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0, 0), (107, 142, 35), (0, 230, 115)</text:p>
          </table:table-cell>
          <table:table-cell office:value-type="string" table:style-name="ce1">
            <text:p>(107, 142, 35), (222, 184, 135), (0, 100, 0), (0, 230, 115), (255, 128, 0), (255, 182, 193), (0, 128, 128), (139, 69, 19)</text:p>
          </table:table-cell>
          <table:table-cell office:value-type="string" table:style-name="ce1">
            <text:p>(0, 128, 128), (255, 128, 0), (0, 100, 0), (255, 182, 193)</text:p>
          </table:table-cell>
          <table:table-cell office:value-type="string" table:style-name="ce1">
            <text:p>(100, 200), (-100, 200), (200, 100), (-200, 100)</text:p>
          </table:table-cell>
          <table:table-cell office:value-type="string" table:style-name="ce1">
            <text:p>(100, 200), (-100, 200), (200, 100), (-200, 1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07, 142, 35)</text:p>
          </table:table-cell>
          <table:table-cell office:value-type="string" table:style-name="ce1">
            <text:p>(0, 100, 0), (107, 142, 35), (0, 102, 102), (0, 128, 128)</text:p>
          </table:table-cell>
          <table:table-cell office:value-type="string" table:style-name="ce1">
            <text:p>(107, 142, 35), (0, 102, 102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07, 142, 35), (222, 184, 135), (0, 100, 0)</text:p>
          </table:table-cell>
          <table:table-cell office:value-type="string" table:style-name="ce1">
            <text:p>(255, 128, 0), (222, 184, 135), (0, 128, 128), (0, 102, 102), (255, 182, 193), (0, 100, 0), (107, 142, 35), (128, 0, 128)</text:p>
          </table:table-cell>
          <table:table-cell office:value-type="string" table:style-name="ce1">
            <text:p>(222, 184, 135), (107, 142, 35), (0, 100, 0), (0, 128, 128)</text:p>
          </table:table-cell>
          <table:table-cell office:value-type="string" table:style-name="ce1">
            <text:p>(-100, 200), (-200, 100), (100, 200), (200, 100)</text:p>
          </table:table-cell>
          <table:table-cell office:value-type="string" table:style-name="ce1">
            <text:p>(-100, 200), (-200, 100), (100, 200), (200, 100), (-200, -100), (200, -100), (100, -200), (-100, -200)</text:p>
          </table:table-cell>
          <table:table-cell office:value-type="string" table:style-name="ce1">
            <text:p>(-200, -100), 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82, 193)</text:p>
          </table:table-cell>
          <table:table-cell office:value-type="string" table:style-name="ce1">
            <text:p>(255, 182, 193), (255, 128, 0), (0, 128, 128), (0, 102, 102)</text:p>
          </table:table-cell>
          <table:table-cell office:value-type="string" table:style-name="ce1">
            <text:p>(255, 128, 0), (0, 128, 128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07, 142, 35), (0, 100, 0), (139, 69, 19)</text:p>
          </table:table-cell>
          <table:table-cell office:value-type="string" table:style-name="ce1">
            <text:p>(255, 140, 0), (139, 69, 19), (128, 0, 128), (0, 230, 115), (0, 100, 0), (255, 128, 0), (107, 142, 35), (255, 182, 193)</text:p>
          </table:table-cell>
          <table:table-cell office:value-type="string" table:style-name="ce1">
            <text:p>(255, 140, 0), (255, 182, 193), (255, 128, 0), (139, 69, 19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200, -100), (-100, -200), (100, -200), (-200, -100)</text:p>
          </table:table-cell>
          <table:table-cell office:value-type="string" table:style-name="ce1">
            <text:p>(200, -100), 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82, 193), (255, 128, 0)</text:p>
          </table:table-cell>
          <table:table-cell office:value-type="string" table:style-name="ce1">
            <text:p>(0, 100, 0), (139, 69, 19), (255, 182, 193), (0, 102, 102), (255, 128, 0), (128, 0, 128)</text:p>
          </table:table-cell>
          <table:table-cell office:value-type="string" table:style-name="ce1">
            <text:p>(0, 102, 102), (255, 128, 0), (0, 100, 0)</text:p>
          </table:table-cell>
          <table:table-cell office:value-type="string" table:style-name="ce1">
            <text:p>(-100, 200), (-200, 100), (200, 100)</text:p>
          </table:table-cell>
          <table:table-cell office:value-type="string" table:style-name="ce1">
            <text:p>(-100, 200), (-200, 100), (200, 100), (100, -200), (-100, -200), (200, -100)</text:p>
          </table:table-cell>
          <table:table-cell office:value-type="string" table:style-name="ce1">
            <text:p>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39, 69, 19), (255, 140, 0)</text:p>
          </table:table-cell>
          <table:table-cell office:value-type="string" table:style-name="ce1">
            <text:p>(222, 184, 135), (255, 128, 0), (139, 69, 19), (128, 0, 128), (0, 128, 128), (255, 140, 0)</text:p>
          </table:table-cell>
          <table:table-cell office:value-type="string" table:style-name="ce1">
            <text:p>(255, 128, 0), (139, 69, 19), (222, 184, 135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200, -100), (100, -200), (-100, -200)</text:p>
          </table:table-cell>
          <table:table-cell office:value-type="string" table:style-name="ce1">
            <text:p>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28, 0)</text:p>
          </table:table-cell>
          <table:table-cell office:value-type="string" table:style-name="ce1">
            <text:p>(0, 230, 115), (255, 182, 193), (255, 128, 0), (139, 69, 19)</text:p>
          </table:table-cell>
          <table:table-cell office:value-type="string" table:style-name="ce1">
            <text:p>(0, 230, 115), (255, 182, 193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82, 193), (0, 230, 115), (0, 102, 102)</text:p>
          </table:table-cell>
          <table:table-cell office:value-type="string" table:style-name="ce1">
            <text:p>(255, 140, 0), (0, 100, 0), (255, 182, 193), (0, 102, 102), (107, 142, 35), (128, 0, 128), (0, 128, 128), (0, 230, 115)</text:p>
          </table:table-cell>
          <table:table-cell office:value-type="string" table:style-name="ce1">
            <text:p>(255, 182, 193), (128, 0, 128), (0, 100, 0), (0, 102, 102)</text:p>
          </table:table-cell>
          <table:table-cell office:value-type="string" table:style-name="ce1">
            <text:p>(200, 100), (-200, 100), (-100, 200), (100, 200)</text:p>
          </table:table-cell>
          <table:table-cell office:value-type="string" table:style-name="ce1">
            <text:p>(200, 100), (-200, 100), (-100, 200), (100, 200), (200, -100), (-100, -200), (-200, -100), (100, -200)</text:p>
          </table:table-cell>
          <table:table-cell office:value-type="string" table:style-name="ce1">
            <text:p>(200, -100), 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2, 102), (0, 100, 0), (255, 140, 0)</text:p>
          </table:table-cell>
          <table:table-cell office:value-type="string" table:style-name="ce1">
            <text:p>(255, 128, 0), (0, 230, 115), (0, 102, 102), (107, 142, 35), (0, 128, 128), (255, 182, 193), (255, 140, 0), (0, 100, 0)</text:p>
          </table:table-cell>
          <table:table-cell office:value-type="string" table:style-name="ce1">
            <text:p>(255, 128, 0), (0, 102, 102), (255, 140, 0), (0, 128, 128)</text:p>
          </table:table-cell>
          <table:table-cell office:value-type="string" table:style-name="ce1">
            <text:p>(100, 200), (-200, 100), (-100, 200), (200, 100)</text:p>
          </table:table-cell>
          <table:table-cell office:value-type="string" table:style-name="ce1">
            <text:p>(100, 200), (-200, 100), (-100, 200), (200, 100), (200, -100), (100, -200), (-100, -200), (-200, -100)</text:p>
          </table:table-cell>
          <table:table-cell office:value-type="string" table:style-name="ce1">
            <text:p>(200, -100), 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22, 184, 135), (255, 182, 193), (0, 102, 102)</text:p>
          </table:table-cell>
          <table:table-cell office:value-type="string" table:style-name="ce1">
            <text:p>(139, 69, 19), (255, 128, 0), (128, 0, 128), (222, 184, 135), (255, 182, 193), (0, 128, 128), (0, 230, 115), (0, 102, 102)</text:p>
          </table:table-cell>
          <table:table-cell office:value-type="string" table:style-name="ce1">
            <text:p>(0, 102, 102), (255, 128, 0), (128, 0, 128), (0, 230, 115)</text:p>
          </table:table-cell>
          <table:table-cell office:value-type="string" table:style-name="ce1">
            <text:p>(-100, 200), (-200, 100), (200, 100), (100, 200)</text:p>
          </table:table-cell>
          <table:table-cell office:value-type="string" table:style-name="ce1">
            <text:p>(-100, 200), (-200, 100), (200, 100), (100, 200), (200, -100), (-200, -100), (100, -200), (-100, -200)</text:p>
          </table:table-cell>
          <table:table-cell office:value-type="string" table:style-name="ce1">
            <text:p>(200, -100), 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28, 0, 128), (255, 140, 0), (0, 128, 128)</text:p>
          </table:table-cell>
          <table:table-cell office:value-type="string" table:style-name="ce1">
            <text:p>(255, 182, 193), (255, 140, 0), (0, 100, 0), (255, 128, 0), (0, 102, 102), (0, 230, 115), (0, 128, 128), (128, 0, 128)</text:p>
          </table:table-cell>
          <table:table-cell office:value-type="string" table:style-name="ce1">
            <text:p>(255, 140, 0), (0, 102, 102), (0, 100, 0), (255, 182, 193)</text:p>
          </table:table-cell>
          <table:table-cell office:value-type="string" table:style-name="ce1">
            <text:p>(100, 200), (-100, 200), (200, 100), (-200, 100)</text:p>
          </table:table-cell>
          <table:table-cell office:value-type="string" table:style-name="ce1">
            <text:p>(100, 200), (-100, 200), (200, 100), (-200, 100), (-100, -200), (200, -100), (-200, -100), (100, -200)</text:p>
          </table:table-cell>
          <table:table-cell office:value-type="string" table:style-name="ce1">
            <text:p>(-100, -200), 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39, 69, 19), (107, 142, 35), (255, 128, 0)</text:p>
          </table:table-cell>
          <table:table-cell office:value-type="string" table:style-name="ce1">
            <text:p>(255, 140, 0), (222, 184, 135), (0, 230, 115), (107, 142, 35), (0, 128, 128), (128, 0, 128), (139, 69, 19), (255, 128, 0)</text:p>
          </table:table-cell>
          <table:table-cell office:value-type="string" table:style-name="ce1">
            <text:p>(255, 128, 0), (255, 140, 0), (0, 230, 115), (128, 0, 128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100, -200), (-200, -100), (-100, -200), (200, -100)</text:p>
          </table:table-cell>
          <table:table-cell office:value-type="string" table:style-name="ce1">
            <text:p>(100, -200), 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28, 0)</text:p>
          </table:table-cell>
          <table:table-cell office:value-type="string" table:style-name="ce1">
            <text:p>(255, 128, 0), (107, 142, 35), (255, 182, 193), (222, 184, 135)</text:p>
          </table:table-cell>
          <table:table-cell office:value-type="string" table:style-name="ce1">
            <text:p>(107, 142, 35), (222, 184, 135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107, 142, 35)</text:p>
          </table:table-cell>
          <table:table-cell office:value-type="string" table:style-name="ce1">
            <text:p>(255, 140, 0), (107, 142, 35), (0, 230, 115), (0, 102, 102)</text:p>
          </table:table-cell>
          <table:table-cell office:value-type="string" table:style-name="ce1">
            <text:p>(107, 142, 35), (255, 140, 0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200, -100), (-100, -200)</text:p>
          </table:table-cell>
          <table:table-cell office:value-type="string" table:style-name="ce1">
            <text:p>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82, 193), (0, 102, 102)</text:p>
          </table:table-cell>
          <table:table-cell office:value-type="string" table:style-name="ce1">
            <text:p>(255, 128, 0), (255, 182, 193), (255, 140, 0), (0, 128, 128), (0, 102, 102), (222, 184, 135)</text:p>
          </table:table-cell>
          <table:table-cell office:value-type="string" table:style-name="ce1">
            <text:p>(255, 128, 0), (255, 182, 193), (0, 128, 128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-100, -200), (100, -200), (200, -100)</text:p>
          </table:table-cell>
          <table:table-cell office:value-type="string" table:style-name="ce1">
            <text:p>(-100, -2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255, 182, 193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22, 184, 135), (0, 128, 128)</text:p>
          </table:table-cell>
          <table:table-cell office:value-type="string" table:style-name="ce1">
            <text:p>(0, 230, 115), (0, 100, 0), (0, 128, 128), (222, 184, 135), (107, 142, 35), (255, 128, 0)</text:p>
          </table:table-cell>
          <table:table-cell office:value-type="string" table:style-name="ce1">
            <text:p>(0, 100, 0), (0, 230, 115), (107, 142, 35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-200, -100), (-100, -200), (100, -200)</text:p>
          </table:table-cell>
          <table:table-cell office:value-type="string" table:style-name="ce1">
            <text:p>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07, 142, 35), (222, 184, 135)</text:p>
          </table:table-cell>
          <table:table-cell office:value-type="string" table:style-name="ce1">
            <text:p>(222, 184, 135), (255, 140, 0), (139, 69, 19), (0, 102, 102), (107, 142, 35), (128, 0, 128)</text:p>
          </table:table-cell>
          <table:table-cell office:value-type="string" table:style-name="ce1">
            <text:p>(107, 142, 35), (222, 184, 135), (255, 140, 0)</text:p>
          </table:table-cell>
          <table:table-cell office:value-type="string" table:style-name="ce1">
            <text:p>(200, 100), (100, 200), (-100, 200)</text:p>
          </table:table-cell>
          <table:table-cell office:value-type="string" table:style-name="ce1">
            <text:p>(200, 100), (100, 200), (-100, 200), (200, -100), (-100, -200), (100, -200)</text:p>
          </table:table-cell>
          <table:table-cell office:value-type="string" table:style-name="ce1">
            <text:p>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22, 184, 135), (0, 128, 128)</text:p>
          </table:table-cell>
          <table:table-cell office:value-type="string" table:style-name="ce1">
            <text:p>(128, 0, 128), (222, 184, 135), (0, 100, 0), (0, 128, 128), (255, 128, 0), (0, 102, 102)</text:p>
          </table:table-cell>
          <table:table-cell office:value-type="string" table:style-name="ce1">
            <text:p>(255, 128, 0), (0, 102, 102), (0, 100, 0)</text:p>
          </table:table-cell>
          <table:table-cell office:value-type="string" table:style-name="ce1">
            <text:p>(-100, 200), (-200, 100), (200, 100)</text:p>
          </table:table-cell>
          <table:table-cell office:value-type="string" table:style-name="ce1">
            <text:p>(-100, 200), (-200, 100), (200, 100), (100, -200), (200, -100), (-100, -200)</text:p>
          </table:table-cell>
          <table:table-cell office:value-type="string" table:style-name="ce1">
            <text:p>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40, 0), (128, 0, 128)</text:p>
          </table:table-cell>
          <table:table-cell office:value-type="string" table:style-name="ce1">
            <text:p>(0, 128, 128), (0, 100, 0), (222, 184, 135), (255, 140, 0), (128, 0, 128), (255, 182, 193)</text:p>
          </table:table-cell>
          <table:table-cell office:value-type="string" table:style-name="ce1">
            <text:p>(0, 128, 128), (255, 140, 0), (0, 100, 0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28, 128), (255, 140, 0), (107, 142, 35)</text:p>
          </table:table-cell>
          <table:table-cell office:value-type="string" table:style-name="ce1">
            <text:p>(0, 230, 115), (0, 128, 128), (139, 69, 19), (0, 100, 0), (107, 142, 35), (0, 102, 102), (255, 128, 0), (255, 140, 0)</text:p>
          </table:table-cell>
          <table:table-cell office:value-type="string" table:style-name="ce1">
            <text:p>(0, 100, 0), (255, 140, 0), (107, 142, 35), (255, 128, 0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200, -100), (-100, -200), (-200, -100), (100, -200)</text:p>
          </table:table-cell>
          <table:table-cell office:value-type="string" table:style-name="ce1">
            <text:p>(200, -100), 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82, 193), (0, 100, 0)</text:p>
          </table:table-cell>
          <table:table-cell office:value-type="string" table:style-name="ce1">
            <text:p>(255, 128, 0), (139, 69, 19), (0, 230, 115), (255, 182, 193), (128, 0, 128), (0, 100, 0)</text:p>
          </table:table-cell>
          <table:table-cell office:value-type="string" table:style-name="ce1">
            <text:p>(139, 69, 19), (0, 230, 115), (255, 182, 193)</text:p>
          </table:table-cell>
          <table:table-cell office:value-type="string" table:style-name="ce1">
            <text:p>(-100, 200), (-200, 100), (100, 200)</text:p>
          </table:table-cell>
          <table:table-cell office:value-type="string" table:style-name="ce1">
            <text:p>(-100, 200), (-200, 100), (100, 200), (100, -200), (200, -100), (-100, -200)</text:p>
          </table:table-cell>
          <table:table-cell office:value-type="string" table:style-name="ce1">
            <text:p>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28, 128), (255, 182, 193)</text:p>
          </table:table-cell>
          <table:table-cell office:value-type="string" table:style-name="ce1">
            <text:p>(128, 0, 128), (0, 100, 0), (255, 182, 193), (255, 140, 0), (0, 230, 115), (0, 128, 128)</text:p>
          </table:table-cell>
          <table:table-cell office:value-type="string" table:style-name="ce1">
            <text:p>(255, 140, 0), (255, 182, 193), (0, 230, 115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200, -100), (-100, -200), (-200, -100)</text:p>
          </table:table-cell>
          <table:table-cell office:value-type="string" table:style-name="ce1">
            <text:p>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82, 193), (0, 230, 115), (107, 142, 35)</text:p>
          </table:table-cell>
          <table:table-cell office:value-type="string" table:style-name="ce1">
            <text:p>(0, 100, 0), (255, 182, 193), (139, 69, 19), (107, 142, 35), (0, 230, 115), (255, 128, 0), (222, 184, 135), (0, 128, 128)</text:p>
          </table:table-cell>
          <table:table-cell office:value-type="string" table:style-name="ce1">
            <text:p>(0, 230, 115), (107, 142, 35), (255, 128, 0), (255, 182, 193)</text:p>
          </table:table-cell>
          <table:table-cell office:value-type="string" table:style-name="ce1">
            <text:p>(-200, 100), (-100, 200), (100, 200), (200, 100)</text:p>
          </table:table-cell>
          <table:table-cell office:value-type="string" table:style-name="ce1">
            <text:p>(-200, 100), (-100, 200), (100, 200), (200, 100), (200, -100), (100, -200), (-100, -200), (-200, -100)</text:p>
          </table:table-cell>
          <table:table-cell office:value-type="string" table:style-name="ce1">
            <text:p>(200, -100), 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2, 102), (107, 142, 35), (222, 184, 135)</text:p>
          </table:table-cell>
          <table:table-cell office:value-type="string" table:style-name="ce1">
            <text:p>(0, 128, 128), (222, 184, 135), (255, 182, 193), (0, 100, 0), (107, 142, 35), (0, 102, 102), (255, 128, 0), (139, 69, 19)</text:p>
          </table:table-cell>
          <table:table-cell office:value-type="string" table:style-name="ce1">
            <text:p>(107, 142, 35), (255, 182, 193), (255, 128, 0), (0, 102, 102)</text:p>
          </table:table-cell>
          <table:table-cell office:value-type="string" table:style-name="ce1">
            <text:p>(-100, 200), (200, 100), (100, 200), (-200, 100)</text:p>
          </table:table-cell>
          <table:table-cell office:value-type="string" table:style-name="ce1">
            <text:p>(-100, 200), (200, 100), (100, 200), (-200, 100), (200, -100), (-100, -200), (100, -200), (-200, -100)</text:p>
          </table:table-cell>
          <table:table-cell office:value-type="string" table:style-name="ce1">
            <text:p>(200, -100), 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28, 128)</text:p>
          </table:table-cell>
          <table:table-cell office:value-type="string" table:style-name="ce1">
            <text:p>(0, 128, 128), (0, 100, 0), (128, 0, 128), (255, 128, 0)</text:p>
          </table:table-cell>
          <table:table-cell office:value-type="string" table:style-name="ce1">
            <text:p>(128, 0, 128), (0, 128, 128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82, 193), (139, 69, 19), (0, 102, 102)</text:p>
          </table:table-cell>
          <table:table-cell office:value-type="string" table:style-name="ce1">
            <text:p>(222, 184, 135), (0, 102, 102), (255, 128, 0), (0, 230, 115), (255, 182, 193), (107, 142, 35), (128, 0, 128), (139, 69, 19)</text:p>
          </table:table-cell>
          <table:table-cell office:value-type="string" table:style-name="ce1">
            <text:p>(107, 142, 35), (0, 230, 115), (255, 128, 0), (222, 184, 135)</text:p>
          </table:table-cell>
          <table:table-cell office:value-type="string" table:style-name="ce1">
            <text:p>(-200, 100), (100, 200), (-100, 200), (200, 100)</text:p>
          </table:table-cell>
          <table:table-cell office:value-type="string" table:style-name="ce1">
            <text:p>(-200, 100), (100, 200), (-100, 200), (200, 100), (-100, -200), (100, -200), (-200, -100), (200, -100)</text:p>
          </table:table-cell>
          <table:table-cell office:value-type="string" table:style-name="ce1">
            <text:p>(-100, -200), 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102, 102), (128, 0, 128)</text:p>
          </table:table-cell>
          <table:table-cell office:value-type="string" table:style-name="ce1">
            <text:p>(0, 128, 128), (107, 142, 35), (222, 184, 135), (0, 102, 102), (128, 0, 128), (0, 230, 115)</text:p>
          </table:table-cell>
          <table:table-cell office:value-type="string" table:style-name="ce1">
            <text:p>(0, 230, 115), (128, 0, 128), (0, 102, 102)</text:p>
          </table:table-cell>
          <table:table-cell office:value-type="string" table:style-name="ce1">
            <text:p>(100, 200), (-100, 200), (-200, 100)</text:p>
          </table:table-cell>
          <table:table-cell office:value-type="string" table:style-name="ce1">
            <text:p>(100, 200), (-100, 200), (-200, 100), (-200, -100), (100, -200), (200, -100)</text:p>
          </table:table-cell>
          <table:table-cell office:value-type="string" table:style-name="ce1">
            <text:p>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28, 0)</text:p>
          </table:table-cell>
          <table:table-cell office:value-type="string" table:style-name="ce1">
            <text:p>(0, 102, 102), (255, 128, 0), (222, 184, 135), (139, 69, 19)</text:p>
          </table:table-cell>
          <table:table-cell office:value-type="string" table:style-name="ce1">
            <text:p>(139, 69, 19), (222, 184, 135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55, 128, 0), (222, 184, 135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28, 0), (255, 182, 193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07, 142, 35)</text:p>
          </table:table-cell>
          <table:table-cell office:value-type="string" table:style-name="ce1">
            <text:p>(128, 0, 128), (107, 142, 35), (0, 102, 102), (0, 100, 0)</text:p>
          </table:table-cell>
          <table:table-cell office:value-type="string" table:style-name="ce1">
            <text:p>(0, 100, 0), (128, 0, 128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00, 0), (128, 0, 128)</text:p>
          </table:table-cell>
          <table:table-cell office:value-type="string" table:style-name="ce1">
            <text:p>(222, 184, 135), (0, 100, 0), (0, 128, 128), (107, 142, 35), (255, 182, 193), (128, 0, 128)</text:p>
          </table:table-cell>
          <table:table-cell office:value-type="string" table:style-name="ce1">
            <text:p>(255, 182, 193), (0, 100, 0), (0, 128, 128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200, -100), (-200, -100), (100, -200)</text:p>
          </table:table-cell>
          <table:table-cell office:value-type="string" table:style-name="ce1">
            <text:p>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55, 128, 0)</text:p>
          </table:table-cell>
          <table:table-cell office:value-type="string" table:style-name="ce1">
            <text:p>(0, 100, 0), (255, 182, 193), (139, 69, 19), (255, 128, 0)</text:p>
          </table:table-cell>
          <table:table-cell office:value-type="string" table:style-name="ce1">
            <text:p>(0, 100, 0), (255, 182, 193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230, 115), (0, 100, 0), (255, 128, 0)</text:p>
          </table:table-cell>
          <table:table-cell office:value-type="string" table:style-name="ce1">
            <text:p>(255, 128, 0), (222, 184, 135), (0, 230, 115), (139, 69, 19), (0, 128, 128), (0, 100, 0), (0, 102, 102), (128, 0, 128)</text:p>
          </table:table-cell>
          <table:table-cell office:value-type="string" table:style-name="ce1">
            <text:p>(0, 100, 0), (128, 0, 128), (0, 102, 102), (0, 128, 128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-100, -200), (100, -200), (-200, -100), (200, -100)</text:p>
          </table:table-cell>
          <table:table-cell office:value-type="string" table:style-name="ce1">
            <text:p>(-100, -200), 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230, 115)</text:p>
          </table:table-cell>
          <table:table-cell office:value-type="string" table:style-name="ce1">
            <text:p>(128, 0, 128), (255, 128, 0), (0, 230, 115), (0, 100, 0)</text:p>
          </table:table-cell>
          <table:table-cell office:value-type="string" table:style-name="ce1">
            <text:p>(128, 0, 128), (0, 100, 0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200, -100), (100, -200)</text:p>
          </table:table-cell>
          <table:table-cell office:value-type="string" table:style-name="ce1">
            <text:p>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82, 193), (0, 128, 128), (222, 184, 135)</text:p>
          </table:table-cell>
          <table:table-cell office:value-type="string" table:style-name="ce1">
            <text:p>(255, 182, 193), (255, 128, 0), (0, 102, 102), (0, 128, 128), (107, 142, 35), (0, 230, 115), (222, 184, 135), (0, 100, 0)</text:p>
          </table:table-cell>
          <table:table-cell office:value-type="string" table:style-name="ce1">
            <text:p>(255, 182, 193), (255, 128, 0), (0, 100, 0), (222, 184, 135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100, -200), (-100, -200), (200, -100), (-200, -100)</text:p>
          </table:table-cell>
          <table:table-cell office:value-type="string" table:style-name="ce1">
            <text:p>(100, -200), 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230, 115), (139, 69, 19), (222, 184, 135)</text:p>
          </table:table-cell>
          <table:table-cell office:value-type="string" table:style-name="ce1">
            <text:p>(222, 184, 135), (0, 128, 128), (0, 100, 0), (139, 69, 19), (255, 128, 0), (0, 230, 115), (255, 182, 193), (0, 102, 102)</text:p>
          </table:table-cell>
          <table:table-cell office:value-type="string" table:style-name="ce1">
            <text:p>(222, 184, 135), (139, 69, 19), (0, 102, 102), (0, 100, 0)</text:p>
          </table:table-cell>
          <table:table-cell office:value-type="string" table:style-name="ce1">
            <text:p>(200, 100), (100, 200), (-200, 100), (-100, 200)</text:p>
          </table:table-cell>
          <table:table-cell office:value-type="string" table:style-name="ce1">
            <text:p>(200, 100), (100, 200), (-200, 100), (-100, 2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28, 0, 128), (0, 100, 0), (222, 184, 135)</text:p>
          </table:table-cell>
          <table:table-cell office:value-type="string" table:style-name="ce1">
            <text:p>(0, 128, 128), (222, 184, 135), (107, 142, 35), (139, 69, 19), (255, 182, 193), (255, 128, 0), (128, 0, 128), (0, 100, 0)</text:p>
          </table:table-cell>
          <table:table-cell office:value-type="string" table:style-name="ce1">
            <text:p>(139, 69, 19), (107, 142, 35), (0, 128, 128), (255, 128, 0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100, -200), (-200, -100), (-100, -200), (200, -100)</text:p>
          </table:table-cell>
          <table:table-cell office:value-type="string" table:style-name="ce1">
            <text:p>(100, -200), 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255, 140, 0), (0, 102, 102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128, 0, 128), (0, 230, 115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230, 115), (255, 182, 193), (139, 69, 19)</text:p>
          </table:table-cell>
          <table:table-cell office:value-type="string" table:style-name="ce1">
            <text:p>(0, 100, 0), (107, 142, 35), (139, 69, 19), (255, 182, 193), (0, 230, 115), (255, 140, 0), (0, 102, 102), (222, 184, 135)</text:p>
          </table:table-cell>
          <table:table-cell office:value-type="string" table:style-name="ce1">
            <text:p>(222, 184, 135), (0, 102, 102), (139, 69, 19), (107, 142, 35)</text:p>
          </table:table-cell>
          <table:table-cell office:value-type="string" table:style-name="ce1">
            <text:p>(200, 100), (-100, 200), (100, 200), (-200, 100)</text:p>
          </table:table-cell>
          <table:table-cell office:value-type="string" table:style-name="ce1">
            <text:p>(200, 100), (-100, 200), (100, 200), (-200, 100), (-200, -100), (100, -200), (200, -100), (-100, -200)</text:p>
          </table:table-cell>
          <table:table-cell office:value-type="string" table:style-name="ce1">
            <text:p>(-200, -100), 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28, 0, 128), (255, 182, 193)</text:p>
          </table:table-cell>
          <table:table-cell office:value-type="string" table:style-name="ce1">
            <text:p>(255, 140, 0), (0, 128, 128), (128, 0, 128), (255, 182, 193), (222, 184, 135), (255, 128, 0)</text:p>
          </table:table-cell>
          <table:table-cell office:value-type="string" table:style-name="ce1">
            <text:p>(255, 128, 0), (255, 182, 193), (222, 184, 135)</text:p>
          </table:table-cell>
          <table:table-cell office:value-type="string" table:style-name="ce1">
            <text:p>(-100, 200), (100, 200), (200, 100)</text:p>
          </table:table-cell>
          <table:table-cell office:value-type="string" table:style-name="ce1">
            <text:p>(-100, 200), (100, 200), (200, 100), (200, -100), (100, -200), (-100, -200)</text:p>
          </table:table-cell>
          <table:table-cell office:value-type="string" table:style-name="ce1">
            <text:p>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40, 0)</text:p>
          </table:table-cell>
          <table:table-cell office:value-type="string" table:style-name="ce1">
            <text:p>(255, 128, 0), (255, 182, 193), (255, 140, 0), (0, 230, 115)</text:p>
          </table:table-cell>
          <table:table-cell office:value-type="string" table:style-name="ce1">
            <text:p>(0, 230, 115), (255, 140, 0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28, 0), (128, 0, 128)</text:p>
          </table:table-cell>
          <table:table-cell office:value-type="string" table:style-name="ce1">
            <text:p>(255, 140, 0), (255, 128, 0), (222, 184, 135), (0, 102, 102), (0, 230, 115), (128, 0, 128)</text:p>
          </table:table-cell>
          <table:table-cell office:value-type="string" table:style-name="ce1">
            <text:p>(128, 0, 128), (255, 140, 0), (0, 230, 115)</text:p>
          </table:table-cell>
          <table:table-cell office:value-type="string" table:style-name="ce1">
            <text:p>(100, 200), (200, 100), (-100, 200)</text:p>
          </table:table-cell>
          <table:table-cell office:value-type="string" table:style-name="ce1">
            <text:p>(100, 200), (200, 100), (-100, 200), (-100, -200), (200, -100), (-200, -100)</text:p>
          </table:table-cell>
          <table:table-cell office:value-type="string" table:style-name="ce1">
            <text:p>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22, 184, 135), (128, 0, 128)</text:p>
          </table:table-cell>
          <table:table-cell office:value-type="string" table:style-name="ce1">
            <text:p>(0, 230, 115), (128, 0, 128), (255, 140, 0), (222, 184, 135), (0, 128, 128), (0, 100, 0)</text:p>
          </table:table-cell>
          <table:table-cell office:value-type="string" table:style-name="ce1">
            <text:p>(0, 128, 128), (222, 184, 135), (255, 140, 0)</text:p>
          </table:table-cell>
          <table:table-cell office:value-type="string" table:style-name="ce1">
            <text:p>(100, 200), (-200, 100), (200, 100)</text:p>
          </table:table-cell>
          <table:table-cell office:value-type="string" table:style-name="ce1">
            <text:p>(100, 200), (-200, 100), (200, 100), (200, -100), (100, -200), (-200, -100)</text:p>
          </table:table-cell>
          <table:table-cell office:value-type="string" table:style-name="ce1">
            <text:p>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82, 193), (139, 69, 19), (0, 102, 102)</text:p>
          </table:table-cell>
          <table:table-cell office:value-type="string" table:style-name="ce1">
            <text:p>(139, 69, 19), (0, 102, 102), (222, 184, 135), (255, 182, 193), (0, 100, 0), (255, 128, 0), (128, 0, 128), (0, 230, 115)</text:p>
          </table:table-cell>
          <table:table-cell office:value-type="string" table:style-name="ce1">
            <text:p>(139, 69, 19), (0, 100, 0), (222, 184, 135), (255, 128, 0)</text:p>
          </table:table-cell>
          <table:table-cell office:value-type="string" table:style-name="ce1">
            <text:p>(200, 100), (-100, 200), (100, 200), (-200, 100)</text:p>
          </table:table-cell>
          <table:table-cell office:value-type="string" table:style-name="ce1">
            <text:p>(200, 100), (-100, 200), (100, 200), (-200, 100), (-100, -200), (100, -200), (200, -100), (-200, -100)</text:p>
          </table:table-cell>
          <table:table-cell office:value-type="string" table:style-name="ce1">
            <text:p>(-100, -200), 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28, 0, 128), (255, 140, 0), (222, 184, 135)</text:p>
          </table:table-cell>
          <table:table-cell office:value-type="string" table:style-name="ce1">
            <text:p>(0, 100, 0), (255, 140, 0), (222, 184, 135), (107, 142, 35), (255, 182, 193), (0, 128, 128), (255, 128, 0), (128, 0, 128)</text:p>
          </table:table-cell>
          <table:table-cell office:value-type="string" table:style-name="ce1">
            <text:p>(128, 0, 128), (255, 140, 0), (0, 100, 0), (222, 184, 135)</text:p>
          </table:table-cell>
          <table:table-cell office:value-type="string" table:style-name="ce1">
            <text:p>(100, 200), (200, 100), (-200, 100), (-100, 200)</text:p>
          </table:table-cell>
          <table:table-cell office:value-type="string" table:style-name="ce1">
            <text:p>(100, 200), (200, 100), (-200, 100), (-100, 2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230, 115), (255, 182, 193)</text:p>
          </table:table-cell>
          <table:table-cell office:value-type="string" table:style-name="ce1">
            <text:p>(139, 69, 19), (0, 230, 115), (107, 142, 35), (0, 102, 102), (255, 182, 193), (222, 184, 135)</text:p>
          </table:table-cell>
          <table:table-cell office:value-type="string" table:style-name="ce1">
            <text:p>(139, 69, 19), (222, 184, 135), (255, 182, 193)</text:p>
          </table:table-cell>
          <table:table-cell office:value-type="string" table:style-name="ce1">
            <text:p>(-200, 100), (100, 200), (200, 100)</text:p>
          </table:table-cell>
          <table:table-cell office:value-type="string" table:style-name="ce1">
            <text:p>(-200, 100), (100, 200), (200, 100), (100, -200), (200, -100), (-100, -200)</text:p>
          </table:table-cell>
          <table:table-cell office:value-type="string" table:style-name="ce1">
            <text:p>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255, 128, 0), (255, 182, 193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28, 0), (128, 0, 128), (255, 182, 193)</text:p>
          </table:table-cell>
          <table:table-cell office:value-type="string" table:style-name="ce1">
            <text:p>(255, 182, 193), (0, 102, 102), (0, 100, 0), (222, 184, 135), (0, 230, 115), (107, 142, 35), (128, 0, 128), (255, 128, 0)</text:p>
          </table:table-cell>
          <table:table-cell office:value-type="string" table:style-name="ce1">
            <text:p>(222, 184, 135), (0, 230, 115), (128, 0, 128), (0, 102, 102)</text:p>
          </table:table-cell>
          <table:table-cell office:value-type="string" table:style-name="ce1">
            <text:p>(-200, 100), (200, 100), (-100, 200), (100, 200)</text:p>
          </table:table-cell>
          <table:table-cell office:value-type="string" table:style-name="ce1">
            <text:p>(-200, 100), (200, 100), (-100, 200), (100, 200), (100, -200), (200, -100), (-200, -100), (-100, -200)</text:p>
          </table:table-cell>
          <table:table-cell office:value-type="string" table:style-name="ce1">
            <text:p>(100, -200), 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55, 140, 0)</text:p>
          </table:table-cell>
          <table:table-cell office:value-type="string" table:style-name="ce1">
            <text:p>(255, 182, 193), (222, 184, 135), (0, 230, 115), (255, 140, 0)</text:p>
          </table:table-cell>
          <table:table-cell office:value-type="string" table:style-name="ce1">
            <text:p>(255, 140, 0), (255, 182, 193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28, 0), (255, 182, 193), (255, 140, 0)</text:p>
          </table:table-cell>
          <table:table-cell office:value-type="string" table:style-name="ce1">
            <text:p>(255, 140, 0), (255, 128, 0), (0, 230, 115), (0, 100, 0), (139, 69, 19), (222, 184, 135), (255, 182, 193), (0, 102, 102)</text:p>
          </table:table-cell>
          <table:table-cell office:value-type="string" table:style-name="ce1">
            <text:p>(255, 182, 193), (0, 102, 102), (139, 69, 19), (255, 128, 0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100, -200), (-100, -200), (200, -100), (-200, -100)</text:p>
          </table:table-cell>
          <table:table-cell office:value-type="string" table:style-name="ce1">
            <text:p>(100, -200), (-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28, 128), (255, 182, 193)</text:p>
          </table:table-cell>
          <table:table-cell office:value-type="string" table:style-name="ce1">
            <text:p>(0, 102, 102), (255, 140, 0), (0, 230, 115), (255, 182, 193), (0, 128, 128), (107, 142, 35)</text:p>
          </table:table-cell>
          <table:table-cell office:value-type="string" table:style-name="ce1">
            <text:p>(255, 182, 193), (255, 140, 0), (107, 142, 35)</text:p>
          </table:table-cell>
          <table:table-cell office:value-type="string" table:style-name="ce1">
            <text:p>(200, 100), (-200, 100), (-100, 200)</text:p>
          </table:table-cell>
          <table:table-cell office:value-type="string" table:style-name="ce1">
            <text:p>(200, 100), (-200, 100), (-100, 200), (100, -200), (200, -100), (-100, -200)</text:p>
          </table:table-cell>
          <table:table-cell office:value-type="string" table:style-name="ce1">
            <text:p>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28, 0), (255, 140, 0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2, 102)</text:p>
          </table:table-cell>
          <table:table-cell office:value-type="string" table:style-name="ce1">
            <text:p>(255, 140, 0), (0, 100, 0), (139, 69, 19), (0, 102, 102)</text:p>
          </table:table-cell>
          <table:table-cell office:value-type="string" table:style-name="ce1">
            <text:p>(255, 140, 0), (0, 100, 0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100, -200), (200, -100)</text:p>
          </table:table-cell>
          <table:table-cell office:value-type="string" table:style-name="ce1">
            <text:p>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139, 69, 19), (255, 128, 0), (107, 142, 35)</text:p>
          </table:table-cell>
          <table:table-cell office:value-type="string" table:style-name="ce1">
            <text:p>(255, 140, 0), (0, 230, 115), (139, 69, 19), (0, 128, 128), (255, 182, 193), (255, 128, 0), (107, 142, 35), (128, 0, 128)</text:p>
          </table:table-cell>
          <table:table-cell office:value-type="string" table:style-name="ce1">
            <text:p>(107, 142, 35), (0, 230, 115), (255, 182, 193), (139, 69, 19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-100, -200), (100, -200), (-200, -100), (200, -100)</text:p>
          </table:table-cell>
          <table:table-cell office:value-type="string" table:style-name="ce1">
            <text:p>(-100, -200), 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255, 182, 193), (0, 128, 128)</text:p>
          </table:table-cell>
          <table:table-cell office:value-type="string" table:style-name="ce1">
            <text:p>(255, 182, 193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28, 128), (255, 140, 0), (222, 184, 135)</text:p>
          </table:table-cell>
          <table:table-cell office:value-type="string" table:style-name="ce1">
            <text:p>(0, 230, 115), (128, 0, 128), (0, 128, 128), (255, 128, 0), (255, 140, 0), (255, 182, 193), (222, 184, 135), (0, 102, 102)</text:p>
          </table:table-cell>
          <table:table-cell office:value-type="string" table:style-name="ce1">
            <text:p>(255, 182, 193), (0, 128, 128), (222, 184, 135), (0, 102, 102)</text:p>
          </table:table-cell>
          <table:table-cell office:value-type="string" table:style-name="ce1">
            <text:p>(200, 100), (100, 200), (-200, 100), (-100, 200)</text:p>
          </table:table-cell>
          <table:table-cell office:value-type="string" table:style-name="ce1">
            <text:p>(200, 100), (100, 200), (-200, 100), (-100, 200), (-100, -200), (100, -200), (200, -100), (-200, -100)</text:p>
          </table:table-cell>
          <table:table-cell office:value-type="string" table:style-name="ce1">
            <text:p>(-100, -200), 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2, 102), (139, 69, 19)</text:p>
          </table:table-cell>
          <table:table-cell office:value-type="string" table:style-name="ce1">
            <text:p>(255, 128, 0), (222, 184, 135), (255, 140, 0), (139, 69, 19), (0, 102, 102), (0, 128, 128)</text:p>
          </table:table-cell>
          <table:table-cell office:value-type="string" table:style-name="ce1">
            <text:p>(255, 140, 0), (255, 128, 0), (222, 184, 135)</text:p>
          </table:table-cell>
          <table:table-cell office:value-type="string" table:style-name="ce1">
            <text:p>(-200, 100), (-100, 200), (200, 100)</text:p>
          </table:table-cell>
          <table:table-cell office:value-type="string" table:style-name="ce1">
            <text:p>(-200, 100), (-100, 200), (200, 100), (200, -100), (-100, -200), (100, -200)</text:p>
          </table:table-cell>
          <table:table-cell office:value-type="string" table:style-name="ce1">
            <text:p>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128, 0, 128), (0, 102, 102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0, 102, 102), (0, 128, 128)</text:p>
          </table:table-cell>
          <table:table-cell office:value-type="string" table:style-name="ce1">
            <text:p>(0, 128, 128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230, 115), (0, 128, 128), (222, 184, 135)</text:p>
          </table:table-cell>
          <table:table-cell office:value-type="string" table:style-name="ce1">
            <text:p>(0, 230, 115), (0, 102, 102), (222, 184, 135), (255, 182, 193), (107, 142, 35), (255, 140, 0), (0, 128, 128), (139, 69, 19)</text:p>
          </table:table-cell>
          <table:table-cell office:value-type="string" table:style-name="ce1">
            <text:p>(107, 142, 35), (139, 69, 19), (0, 230, 115), (255, 182, 193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200, -100), (100, -200), (-100, -200), (-200, -100)</text:p>
          </table:table-cell>
          <table:table-cell office:value-type="string" table:style-name="ce1">
            <text:p>(200, -100), 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255, 128, 0), (0, 100, 0)</text:p>
          </table:table-cell>
          <table:table-cell office:value-type="string" table:style-name="ce1">
            <text:p>(255, 128, 0), (222, 184, 135), (0, 100, 0), (255, 182, 193), (0, 128, 128), (0, 230, 115)</text:p>
          </table:table-cell>
          <table:table-cell office:value-type="string" table:style-name="ce1">
            <text:p>(255, 128, 0), (0, 128, 128), (0, 230, 115)</text:p>
          </table:table-cell>
          <table:table-cell office:value-type="string" table:style-name="ce1">
            <text:p>(100, 200), (200, 100), (-200, 100)</text:p>
          </table:table-cell>
          <table:table-cell office:value-type="string" table:style-name="ce1">
            <text:p>(100, 200), (200, 100), (-200, 100), (-200, -100), (200, -100), (-100, -200)</text:p>
          </table:table-cell>
          <table:table-cell office:value-type="string" table:style-name="ce1">
            <text:p>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28, 128), (0, 230, 115), (255, 182, 193)</text:p>
          </table:table-cell>
          <table:table-cell office:value-type="string" table:style-name="ce1">
            <text:p>(222, 184, 135), (0, 102, 102), (139, 69, 19), (128, 0, 128), (255, 182, 193), (0, 128, 128), (0, 230, 115), (255, 140, 0)</text:p>
          </table:table-cell>
          <table:table-cell office:value-type="string" table:style-name="ce1">
            <text:p>(0, 230, 115), (222, 184, 135), (128, 0, 128), (139, 69, 19)</text:p>
          </table:table-cell>
          <table:table-cell office:value-type="string" table:style-name="ce1">
            <text:p>(100, 200), (-200, 100), (-100, 200), (200, 100)</text:p>
          </table:table-cell>
          <table:table-cell office:value-type="string" table:style-name="ce1">
            <text:p>(100, 200), (-200, 100), (-100, 200), (200, 100), (-100, -200), (200, -100), (-200, -100), (100, -200)</text:p>
          </table:table-cell>
          <table:table-cell office:value-type="string" table:style-name="ce1">
            <text:p>(-100, -200), 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139, 69, 19), (128, 0, 128), (255, 182, 193)</text:p>
          </table:table-cell>
          <table:table-cell office:value-type="string" table:style-name="ce1">
            <text:p>(128, 0, 128), (139, 69, 19), (255, 182, 193), (222, 184, 135), (255, 128, 0), (0, 100, 0), (255, 140, 0), (107, 142, 35)</text:p>
          </table:table-cell>
          <table:table-cell office:value-type="string" table:style-name="ce1">
            <text:p>(128, 0, 128), (255, 128, 0), (139, 69, 19), (222, 184, 135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-200, -100), (200, -100), (-100, -200), (100, -200)</text:p>
          </table:table-cell>
          <table:table-cell office:value-type="string" table:style-name="ce1">
            <text:p>(-200, -100), 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230, 115)</text:p>
          </table:table-cell>
          <table:table-cell office:value-type="string" table:style-name="ce1">
            <text:p>(139, 69, 19), (0, 230, 115), (255, 128, 0), (255, 140, 0)</text:p>
          </table:table-cell>
          <table:table-cell office:value-type="string" table:style-name="ce1">
            <text:p>(139, 69, 19), (0, 230, 115)</text:p>
          </table:table-cell>
          <table:table-cell office:value-type="string" table:style-name="ce1">
            <text:p>(200, 100), (-100, 200)</text:p>
          </table:table-cell>
          <table:table-cell office:value-type="string" table:style-name="ce1">
            <text:p>(200, 100), (-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22, 184, 135), (107, 142, 35), (0, 102, 102)</text:p>
          </table:table-cell>
          <table:table-cell office:value-type="string" table:style-name="ce1">
            <text:p>(107, 142, 35), (0, 230, 115), (255, 182, 193), (0, 100, 0), (128, 0, 128), (255, 140, 0), (222, 184, 135), (0, 102, 102)</text:p>
          </table:table-cell>
          <table:table-cell office:value-type="string" table:style-name="ce1">
            <text:p>(222, 184, 135), (128, 0, 128), (0, 230, 115), (255, 182, 193)</text:p>
          </table:table-cell>
          <table:table-cell office:value-type="string" table:style-name="ce1">
            <text:p>(100, 200), (-100, 200), (200, 100), (-200, 100)</text:p>
          </table:table-cell>
          <table:table-cell office:value-type="string" table:style-name="ce1">
            <text:p>(100, 200), (-100, 200), (200, 100), (-200, 1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</text:p>
          </table:table-cell>
          <table:table-cell office:value-type="string" table:style-name="ce1">
            <text:p>(0, 230, 115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128, 0, 128)</text:p>
          </table:table-cell>
          <table:table-cell office:value-type="string" table:style-name="ce1">
            <text:p>(128, 0, 128), (107, 142, 35), (139, 69, 19), (0, 230, 115)</text:p>
          </table:table-cell>
          <table:table-cell office:value-type="string" table:style-name="ce1">
            <text:p>(107, 142, 35), (0, 230, 115)</text:p>
          </table:table-cell>
          <table:table-cell office:value-type="string" table:style-name="ce1">
            <text:p>(-100, 200), (100, 200)</text:p>
          </table:table-cell>
          <table:table-cell office:value-type="string" table:style-name="ce1">
            <text:p>(-100, 200), (100, 2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28, 0), (255, 140, 0), (0, 128, 128)</text:p>
          </table:table-cell>
          <table:table-cell office:value-type="string" table:style-name="ce1">
            <text:p>(0, 230, 115), (107, 142, 35), (0, 128, 128), (255, 140, 0), (255, 128, 0), (0, 100, 0), (0, 102, 102), (128, 0, 128)</text:p>
          </table:table-cell>
          <table:table-cell office:value-type="string" table:style-name="ce1">
            <text:p>(128, 0, 128), (0, 100, 0), (107, 142, 35), (0, 102, 102)</text:p>
          </table:table-cell>
          <table:table-cell office:value-type="string" table:style-name="ce1">
            <text:p>(200, 100), (-100, 200), (100, 200), (-200, 100)</text:p>
          </table:table-cell>
          <table:table-cell office:value-type="string" table:style-name="ce1">
            <text:p>(200, 100), (-100, 200), (100, 200), (-200, 100), (-100, -200), (200, -100), (100, -200), (-200, -100)</text:p>
          </table:table-cell>
          <table:table-cell office:value-type="string" table:style-name="ce1">
            <text:p>(-100, -200), (200, -1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55, 128, 0), (222, 184, 135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28, 0, 128), (0, 100, 0)</text:p>
          </table:table-cell>
          <table:table-cell office:value-type="string" table:style-name="ce1">
            <text:p>(128, 0, 128), (255, 128, 0), (0, 128, 128), (107, 142, 35), (0, 100, 0), (255, 140, 0)</text:p>
          </table:table-cell>
          <table:table-cell office:value-type="string" table:style-name="ce1">
            <text:p>(255, 140, 0), (128, 0, 128), (255, 128, 0)</text:p>
          </table:table-cell>
          <table:table-cell office:value-type="string" table:style-name="ce1">
            <text:p>(-100, 200), (200, 100), (-200, 100)</text:p>
          </table:table-cell>
          <table:table-cell office:value-type="string" table:style-name="ce1">
            <text:p>(-100, 200), (200, 100), (-200, 100), (-200, -100), (100, -200), (200, -100)</text:p>
          </table:table-cell>
          <table:table-cell office:value-type="string" table:style-name="ce1">
            <text:p>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2, 102), (107, 142, 35), (255, 182, 193)</text:p>
          </table:table-cell>
          <table:table-cell office:value-type="string" table:style-name="ce1">
            <text:p>(255, 140, 0), (0, 128, 128), (107, 142, 35), (0, 102, 102), (255, 128, 0), (255, 182, 193), (128, 0, 128), (222, 184, 135)</text:p>
          </table:table-cell>
          <table:table-cell office:value-type="string" table:style-name="ce1">
            <text:p>(107, 142, 35), (0, 128, 128), (222, 184, 135), (255, 140, 0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200, -100), (-200, -100), (100, -200), (-100, -200)</text:p>
          </table:table-cell>
          <table:table-cell office:value-type="string" table:style-name="ce1">
            <text:p>(200, -100), 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230, 115), (0, 102, 102)</text:p>
          </table:table-cell>
          <table:table-cell office:value-type="string" table:style-name="ce1">
            <text:p>(107, 142, 35), (255, 182, 193), (139, 69, 19), (0, 102, 102), (0, 128, 128), (0, 230, 115)</text:p>
          </table:table-cell>
          <table:table-cell office:value-type="string" table:style-name="ce1">
            <text:p>(0, 230, 115), (0, 102, 102), (139, 69, 19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-200, -100), (-100, -200), (200, -100)</text:p>
          </table:table-cell>
          <table:table-cell office:value-type="string" table:style-name="ce1">
            <text:p>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0, 0)</text:p>
          </table:table-cell>
          <table:table-cell office:value-type="string" table:style-name="ce1">
            <text:p>(128, 0, 128), (107, 142, 35), (0, 100, 0), (0, 128, 128)</text:p>
          </table:table-cell>
          <table:table-cell office:value-type="string" table:style-name="ce1">
            <text:p>(107, 142, 35), (0, 128, 128)</text:p>
          </table:table-cell>
          <table:table-cell office:value-type="string" table:style-name="ce1">
            <text:p>(-100, 200), (200, 100)</text:p>
          </table:table-cell>
          <table:table-cell office:value-type="string" table:style-name="ce1">
            <text:p>(-100, 200), (200, 1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28, 0), (107, 142, 35), (0, 100, 0)</text:p>
          </table:table-cell>
          <table:table-cell office:value-type="string" table:style-name="ce1">
            <text:p>(255, 128, 0), (107, 142, 35), (0, 230, 115), (0, 102, 102), (255, 182, 193), (0, 100, 0), (222, 184, 135), (0, 128, 128)</text:p>
          </table:table-cell>
          <table:table-cell office:value-type="string" table:style-name="ce1">
            <text:p>(0, 230, 115), (0, 100, 0), (255, 182, 193), (0, 102, 102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-100, -200), (200, -100), (-200, -100), (100, -200)</text:p>
          </table:table-cell>
          <table:table-cell office:value-type="string" table:style-name="ce1">
            <text:p>(-100, -200), 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28, 0, 128), (255, 140, 0), (255, 182, 193)</text:p>
          </table:table-cell>
          <table:table-cell office:value-type="string" table:style-name="ce1">
            <text:p>(128, 0, 128), (139, 69, 19), (0, 230, 115), (255, 140, 0), (107, 142, 35), (255, 128, 0), (255, 182, 193), (0, 128, 128)</text:p>
          </table:table-cell>
          <table:table-cell office:value-type="string" table:style-name="ce1">
            <text:p>(107, 142, 35), (255, 140, 0), (139, 69, 19), (128, 0, 128)</text:p>
          </table:table-cell>
          <table:table-cell office:value-type="string" table:style-name="ce1">
            <text:p>(200, 100), (100, 200), (-200, 100), (-100, 200)</text:p>
          </table:table-cell>
          <table:table-cell office:value-type="string" table:style-name="ce1">
            <text:p>(200, 100), (100, 200), (-200, 100), (-100, 200), (200, -100), (-100, -200), (-200, -100), (100, -200)</text:p>
          </table:table-cell>
          <table:table-cell office:value-type="string" table:style-name="ce1">
            <text:p>(200, -100), 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07, 142, 35), (139, 69, 19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0, 128, 128), (255, 140, 0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40, 0), (128, 0, 128), (0, 230, 115)</text:p>
          </table:table-cell>
          <table:table-cell office:value-type="string" table:style-name="ce1">
            <text:p>(255, 128, 0), (128, 0, 128), (0, 230, 115), (107, 142, 35), (255, 140, 0), (0, 102, 102), (255, 182, 193), (0, 128, 128)</text:p>
          </table:table-cell>
          <table:table-cell office:value-type="string" table:style-name="ce1">
            <text:p>(0, 102, 102), (255, 128, 0), (0, 128, 128), (128, 0, 128)</text:p>
          </table:table-cell>
          <table:table-cell office:value-type="string" table:style-name="ce1">
            <text:p>(100, 200), (-100, 200), (200, 100), (-200, 100)</text:p>
          </table:table-cell>
          <table:table-cell office:value-type="string" table:style-name="ce1">
            <text:p>(100, 200), (-100, 200), (200, 100), (-200, 100), (-100, -200), (-200, -100), (100, -200), (200, -100)</text:p>
          </table:table-cell>
          <table:table-cell office:value-type="string" table:style-name="ce1">
            <text:p>(-100, -200), 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07, 142, 35), (128, 0, 128)</text:p>
          </table:table-cell>
          <table:table-cell office:value-type="string" table:style-name="ce1">
            <text:p>(128, 0, 128), (255, 128, 0), (0, 230, 115), (0, 128, 128), (139, 69, 19), (107, 142, 35)</text:p>
          </table:table-cell>
          <table:table-cell office:value-type="string" table:style-name="ce1">
            <text:p>(255, 128, 0), (0, 230, 115), (107, 142, 35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-100, -200), (-200, -100), (200, -100)</text:p>
          </table:table-cell>
          <table:table-cell office:value-type="string" table:style-name="ce1">
            <text:p>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82, 193)</text:p>
          </table:table-cell>
          <table:table-cell office:value-type="string" table:style-name="ce1">
            <text:p>(222, 184, 135), (139, 69, 19), (0, 100, 0), (255, 182, 193)</text:p>
          </table:table-cell>
          <table:table-cell office:value-type="string" table:style-name="ce1">
            <text:p>(255, 182, 193), (222, 184, 135)</text:p>
          </table:table-cell>
          <table:table-cell office:value-type="string" table:style-name="ce1">
            <text:p>(200, 100), (-200, 100)</text:p>
          </table:table-cell>
          <table:table-cell office:value-type="string" table:style-name="ce1">
            <text:p>(200, 100), (-200, 100), (200, -100), (-200, -100)</text:p>
          </table:table-cell>
          <table:table-cell office:value-type="string" table:style-name="ce1">
            <text:p>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82, 193), (0, 128, 128), (128, 0, 128)</text:p>
          </table:table-cell>
          <table:table-cell office:value-type="string" table:style-name="ce1">
            <text:p>(0, 100, 0), (0, 102, 102), (0, 230, 115), (0, 128, 128), (255, 140, 0), (128, 0, 128), (107, 142, 35), (255, 182, 193)</text:p>
          </table:table-cell>
          <table:table-cell office:value-type="string" table:style-name="ce1">
            <text:p>(107, 142, 35), (255, 140, 0), (0, 100, 0), (0, 102, 102)</text:p>
          </table:table-cell>
          <table:table-cell office:value-type="string" table:style-name="ce1">
            <text:p>(-200, 100), (200, 100), (100, 200), (-100, 200)</text:p>
          </table:table-cell>
          <table:table-cell office:value-type="string" table:style-name="ce1">
            <text:p>(-200, 100), (200, 100), (100, 200), (-100, 200), (200, -100), (-200, -100), (100, -200), (-100, -200)</text:p>
          </table:table-cell>
          <table:table-cell office:value-type="string" table:style-name="ce1">
            <text:p>(200, -100), (-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40, 0), (0, 128, 128), (139, 69, 19)</text:p>
          </table:table-cell>
          <table:table-cell office:value-type="string" table:style-name="ce1">
            <text:p>(0, 230, 115), (0, 100, 0), (128, 0, 128), (255, 140, 0), (0, 128, 128), (107, 142, 35), (139, 69, 19), (0, 102, 102)</text:p>
          </table:table-cell>
          <table:table-cell office:value-type="string" table:style-name="ce1">
            <text:p>(139, 69, 19), (107, 142, 35), (0, 102, 102), (0, 230, 115)</text:p>
          </table:table-cell>
          <table:table-cell office:value-type="string" table:style-name="ce1">
            <text:p>(-200, 100), (100, 200), (-100, 200), (200, 100)</text:p>
          </table:table-cell>
          <table:table-cell office:value-type="string" table:style-name="ce1">
            <text:p>(-200, 100), (100, 200), (-100, 200), (200, 100), (200, -100), (-200, -100), (-100, -200), (100, -200)</text:p>
          </table:table-cell>
          <table:table-cell office:value-type="string" table:style-name="ce1">
            <text:p>(200, -100), (-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</text:p>
          </table:table-cell>
          <table:table-cell office:value-type="string" table:style-name="ce1">
            <text:p>(139, 69, 19), (128, 0, 128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22, 184, 135)</text:p>
          </table:table-cell>
          <table:table-cell office:value-type="string" table:style-name="ce1">
            <text:p>(222, 184, 135), (0, 100, 0), (128, 0, 128), (0, 128, 128)</text:p>
          </table:table-cell>
          <table:table-cell office:value-type="string" table:style-name="ce1">
            <text:p>(222, 184, 135), (0, 128, 128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82, 193)</text:p>
          </table:table-cell>
          <table:table-cell office:value-type="string" table:style-name="ce1">
            <text:p>(139, 69, 19), (107, 142, 35), (255, 140, 0), (255, 182, 193)</text:p>
          </table:table-cell>
          <table:table-cell office:value-type="string" table:style-name="ce1">
            <text:p>(107, 142, 35), (139, 69, 19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40, 0), (0, 102, 102), (107, 142, 35)</text:p>
          </table:table-cell>
          <table:table-cell office:value-type="string" table:style-name="ce1">
            <text:p>(0, 128, 128), (0, 102, 102), (128, 0, 128), (0, 230, 115), (255, 140, 0), (107, 142, 35), (255, 182, 193), (255, 128, 0)</text:p>
          </table:table-cell>
          <table:table-cell office:value-type="string" table:style-name="ce1">
            <text:p>(255, 140, 0), (0, 128, 128), (255, 182, 193), (0, 102, 102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100, -200), (-100, -200), (-200, -100), (200, -100)</text:p>
          </table:table-cell>
          <table:table-cell office:value-type="string" table:style-name="ce1">
            <text:p>(100, -200), (-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0, 100, 0), (128, 0, 128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22, 184, 135), (139, 69, 19)</text:p>
          </table:table-cell>
          <table:table-cell office:value-type="string" table:style-name="ce1">
            <text:p>(0, 102, 102), (222, 184, 135), (255, 182, 193), (255, 140, 0), (255, 128, 0), (139, 69, 19)</text:p>
          </table:table-cell>
          <table:table-cell office:value-type="string" table:style-name="ce1">
            <text:p>(255, 182, 193), (255, 140, 0), (0, 102, 102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-100, -200), (200, -100), (100, -200)</text:p>
          </table:table-cell>
          <table:table-cell office:value-type="string" table:style-name="ce1">
            <text:p>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255, 128, 0), (222, 184, 135), (107, 142, 35)</text:p>
          </table:table-cell>
          <table:table-cell office:value-type="string" table:style-name="ce1">
            <text:p>(107, 142, 35), (255, 128, 0), (222, 184, 135), (255, 140, 0), (0, 230, 115), (255, 182, 193), (0, 102, 102), (0, 100, 0)</text:p>
          </table:table-cell>
          <table:table-cell office:value-type="string" table:style-name="ce1">
            <text:p>(0, 100, 0), (0, 230, 115), (255, 128, 0), (107, 142, 35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39, 69, 19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222, 184, 135), (255, 128, 0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102, 102), (0, 100, 0), (0, 230, 115)</text:p>
          </table:table-cell>
          <table:table-cell office:value-type="string" table:style-name="ce1">
            <text:p>(0, 100, 0), (255, 182, 193), (0, 102, 102), (0, 230, 115), (128, 0, 128), (0, 128, 128), (255, 128, 0), (255, 140, 0)</text:p>
          </table:table-cell>
          <table:table-cell office:value-type="string" table:style-name="ce1">
            <text:p>(255, 140, 0), (0, 100, 0), (255, 128, 0), (0, 102, 102)</text:p>
          </table:table-cell>
          <table:table-cell office:value-type="string" table:style-name="ce1">
            <text:p>(100, 200), (-100, 200), (-200, 100), (200, 100)</text:p>
          </table:table-cell>
          <table:table-cell office:value-type="string" table:style-name="ce1">
            <text:p>(100, 200), (-100, 200), (-200, 100), (200, 100), (100, -200), (-200, -100), (200, -100), (-100, -200)</text:p>
          </table:table-cell>
          <table:table-cell office:value-type="string" table:style-name="ce1">
            <text:p>(100, -200), 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07, 142, 35)</text:p>
          </table:table-cell>
          <table:table-cell office:value-type="string" table:style-name="ce1">
            <text:p>(0, 230, 115), (128, 0, 128), (255, 128, 0), (107, 142, 35)</text:p>
          </table:table-cell>
          <table:table-cell office:value-type="string" table:style-name="ce1">
            <text:p>(255, 128, 0), (0, 230, 115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39, 69, 19)</text:p>
          </table:table-cell>
          <table:table-cell office:value-type="string" table:style-name="ce1">
            <text:p>(255, 182, 193), (139, 69, 19), (0, 102, 102), (0, 100, 0)</text:p>
          </table:table-cell>
          <table:table-cell office:value-type="string" table:style-name="ce1">
            <text:p>(139, 69, 19), (0, 100, 0)</text:p>
          </table:table-cell>
          <table:table-cell office:value-type="string" table:style-name="ce1">
            <text:p>(-100, 200), (-200, 100)</text:p>
          </table:table-cell>
          <table:table-cell office:value-type="string" table:style-name="ce1">
            <text:p>(-100, 200), (-200, 100), (100, -200), (200, -100)</text:p>
          </table:table-cell>
          <table:table-cell office:value-type="string" table:style-name="ce1">
            <text:p>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107, 142, 35), (255, 140, 0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255, 182, 193), (0, 102, 102), (128, 0, 128)</text:p>
          </table:table-cell>
          <table:table-cell office:value-type="string" table:style-name="ce1">
            <text:p>(222, 184, 135), (139, 69, 19), (255, 128, 0), (0, 102, 102), (255, 140, 0), (0, 230, 115), (128, 0, 128), (255, 182, 193)</text:p>
          </table:table-cell>
          <table:table-cell office:value-type="string" table:style-name="ce1">
            <text:p>(0, 230, 115), (139, 69, 19), (255, 182, 193), (255, 140, 0)</text:p>
          </table:table-cell>
          <table:table-cell office:value-type="string" table:style-name="ce1">
            <text:p>(100, 200), (-100, 200), (200, 100), (-200, 100)</text:p>
          </table:table-cell>
          <table:table-cell office:value-type="string" table:style-name="ce1">
            <text:p>(100, 200), (-100, 200), (200, 100), (-200, 100), (-200, -100), (200, -100), (100, -200), (-100, -200)</text:p>
          </table:table-cell>
          <table:table-cell office:value-type="string" table:style-name="ce1">
            <text:p>(-200, -100), (200, -100), 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22, 184, 135), (0, 102, 102), (139, 69, 19)</text:p>
          </table:table-cell>
          <table:table-cell office:value-type="string" table:style-name="ce1">
            <text:p>(139, 69, 19), (222, 184, 135), (0, 230, 115), (255, 128, 0), (0, 100, 0), (255, 182, 193), (0, 102, 102), (255, 140, 0)</text:p>
          </table:table-cell>
          <table:table-cell office:value-type="string" table:style-name="ce1">
            <text:p>(255, 128, 0), (139, 69, 19), (255, 182, 193), (0, 102, 102)</text:p>
          </table:table-cell>
          <table:table-cell office:value-type="string" table:style-name="ce1">
            <text:p>(-100, 200), (200, 100), (100, 200), (-200, 100)</text:p>
          </table:table-cell>
          <table:table-cell office:value-type="string" table:style-name="ce1">
            <text:p>(-100, 200), (200, 100), (100, 200), (-200, 100), (-200, -100), (100, -200), (200, -100), (-100, -200)</text:p>
          </table:table-cell>
          <table:table-cell office:value-type="string" table:style-name="ce1">
            <text:p>(-200, -100), (100, -2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255, 128, 0), (0, 102, 102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222, 184, 135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230, 115), (139, 69, 19), (0, 100, 0)</text:p>
          </table:table-cell>
          <table:table-cell office:value-type="string" table:style-name="ce1">
            <text:p>(128, 0, 128), (0, 100, 0), (139, 69, 19), (222, 184, 135), (0, 230, 115), (255, 128, 0), (255, 182, 193), (0, 102, 102)</text:p>
          </table:table-cell>
          <table:table-cell office:value-type="string" table:style-name="ce1">
            <text:p>(255, 128, 0), (0, 100, 0), (0, 230, 115), (255, 182, 193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-100, -200), (100, -200), (-200, -100), (200, -100)</text:p>
          </table:table-cell>
          <table:table-cell office:value-type="string" table:style-name="ce1">
            <text:p>(-100, -200), (100, -200), 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00, 0)</text:p>
          </table:table-cell>
          <table:table-cell office:value-type="string" table:style-name="ce1">
            <text:p>(0, 100, 0), (0, 102, 102), (255, 140, 0), (0, 230, 115)</text:p>
          </table:table-cell>
          <table:table-cell office:value-type="string" table:style-name="ce1">
            <text:p>(0, 100, 0), (255, 140, 0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39, 69, 19), (222, 184, 135), (255, 140, 0)</text:p>
          </table:table-cell>
          <table:table-cell office:value-type="string" table:style-name="ce1">
            <text:p>(255, 140, 0), (0, 100, 0), (222, 184, 135), (0, 230, 115), (0, 128, 128), (139, 69, 19), (0, 102, 102), (255, 128, 0)</text:p>
          </table:table-cell>
          <table:table-cell office:value-type="string" table:style-name="ce1">
            <text:p>(0, 230, 115), (255, 128, 0), (0, 102, 102), (139, 69, 19)</text:p>
          </table:table-cell>
          <table:table-cell office:value-type="string" table:style-name="ce1">
            <text:p>(-200, 100), (200, 100), (100, 200), (-100, 200)</text:p>
          </table:table-cell>
          <table:table-cell office:value-type="string" table:style-name="ce1">
            <text:p>(-200, 100), (200, 100), (100, 200), (-100, 200), (-100, -200), (100, -200), (200, -100), (-200, -100)</text:p>
          </table:table-cell>
          <table:table-cell office:value-type="string" table:style-name="ce1">
            <text:p>(-100, -200), 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230, 115), (0, 128, 128), (255, 128, 0)</text:p>
          </table:table-cell>
          <table:table-cell office:value-type="string" table:style-name="ce1">
            <text:p>(139, 69, 19), (255, 128, 0), (0, 128, 128), (128, 0, 128), (107, 142, 35), (255, 140, 0), (0, 230, 115), (222, 184, 135)</text:p>
          </table:table-cell>
          <table:table-cell office:value-type="string" table:style-name="ce1">
            <text:p>(0, 230, 115), (255, 140, 0), (139, 69, 19), (255, 128, 0)</text:p>
          </table:table-cell>
          <table:table-cell office:value-type="string" table:style-name="ce1">
            <text:p>(-100, 200), (100, 200), (-200, 100), (200, 100)</text:p>
          </table:table-cell>
          <table:table-cell office:value-type="string" table:style-name="ce1">
            <text:p>(-100, 200), (100, 200), (-200, 100), (200, 100), (100, -200), (-200, -100), (-100, -200), (200, -100)</text:p>
          </table:table-cell>
          <table:table-cell office:value-type="string" table:style-name="ce1">
            <text:p>(100, -200), (-200, -1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2, 102)</text:p>
          </table:table-cell>
          <table:table-cell office:value-type="string" table:style-name="ce1">
            <text:p>(255, 140, 0), (0, 102, 102), (255, 128, 0), (222, 184, 135)</text:p>
          </table:table-cell>
          <table:table-cell office:value-type="string" table:style-name="ce1">
            <text:p>(255, 128, 0), (255, 140, 0)</text:p>
          </table:table-cell>
          <table:table-cell office:value-type="string" table:style-name="ce1">
            <text:p>(200, 100), (100, 200)</text:p>
          </table:table-cell>
          <table:table-cell office:value-type="string" table:style-name="ce1">
            <text:p>(200, 100), (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128, 0, 128)</text:p>
          </table:table-cell>
          <table:table-cell office:value-type="string" table:style-name="ce1">
            <text:p>(128, 0, 128), (139, 69, 19), (255, 128, 0), (255, 182, 193)</text:p>
          </table:table-cell>
          <table:table-cell office:value-type="string" table:style-name="ce1">
            <text:p>(255, 128, 0), (128, 0, 128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100, -200), (100, -200)</text:p>
          </table:table-cell>
          <table:table-cell office:value-type="string" table:style-name="ce1">
            <text:p>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230, 115), (255, 182, 193), (139, 69, 19)</text:p>
          </table:table-cell>
          <table:table-cell office:value-type="string" table:style-name="ce1">
            <text:p>(222, 184, 135), (255, 140, 0), (0, 230, 115), (139, 69, 19), (255, 182, 193), (107, 142, 35)</text:p>
          </table:table-cell>
          <table:table-cell office:value-type="string" table:style-name="ce1">
            <text:p>(0, 230, 115), (107, 142, 35), (222, 184, 135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-100, -200), (100, -200), (-200, -100)</text:p>
          </table:table-cell>
          <table:table-cell office:value-type="string" table:style-name="ce1">
            <text:p>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139, 69, 19)</text:p>
          </table:table-cell>
          <table:table-cell office:value-type="string" table:style-name="ce1">
            <text:p>(255, 140, 0), (107, 142, 35), (139, 69, 19), (128, 0, 128)</text:p>
          </table:table-cell>
          <table:table-cell office:value-type="string" table:style-name="ce1">
            <text:p>(128, 0, 128), (255, 140, 0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28, 128), (0, 100, 0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255, 128, 0)</text:p>
          </table:table-cell>
          <table:table-cell office:value-type="string" table:style-name="ce1">
            <text:p>(0, 102, 102), (128, 0, 128), (255, 128, 0), (0, 100, 0)</text:p>
          </table:table-cell>
          <table:table-cell office:value-type="string" table:style-name="ce1">
            <text:p>(0, 100, 0), (255, 128, 0)</text:p>
          </table:table-cell>
          <table:table-cell office:value-type="string" table:style-name="ce1">
            <text:p>(100, 200), (200, 100)</text:p>
          </table:table-cell>
          <table:table-cell office:value-type="string" table:style-name="ce1">
            <text:p>(100, 200), (200, 100), (-200, -100), (200, -100)</text:p>
          </table:table-cell>
          <table:table-cell office:value-type="string" table:style-name="ce1">
            <text:p>(-200, -1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</text:p>
          </table:table-cell>
          <table:table-cell office:value-type="string" table:style-name="ce1">
            <text:p>(0, 230, 115), (255, 182, 193)</text:p>
          </table:table-cell>
          <table:table-cell office:value-type="string" table:style-name="ce1">
            <text:p>(0, 230, 11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255, 140, 0), (0, 102, 102)</text:p>
          </table:table-cell>
          <table:table-cell office:value-type="string" table:style-name="ce1">
            <text:p>(0, 102, 102), (255, 140, 0), (255, 182, 193), (107, 142, 35), (255, 128, 0), (0, 230, 115)</text:p>
          </table:table-cell>
          <table:table-cell office:value-type="string" table:style-name="ce1">
            <text:p>(0, 230, 115), (255, 140, 0), (0, 102, 102)</text:p>
          </table:table-cell>
          <table:table-cell office:value-type="string" table:style-name="ce1">
            <text:p>(100, 200), (200, 100), (-200, 100)</text:p>
          </table:table-cell>
          <table:table-cell office:value-type="string" table:style-name="ce1">
            <text:p>(100, 200), (200, 100), (-200, 100), (-100, -200), (-200, -100), (100, -200)</text:p>
          </table:table-cell>
          <table:table-cell office:value-type="string" table:style-name="ce1">
            <text:p>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230, 115), (222, 184, 135), (255, 182, 193)</text:p>
          </table:table-cell>
          <table:table-cell office:value-type="string" table:style-name="ce1">
            <text:p>(255, 128, 0), (0, 230, 115), (0, 128, 128), (222, 184, 135), (107, 142, 35), (255, 182, 193), (139, 69, 19), (0, 100, 0)</text:p>
          </table:table-cell>
          <table:table-cell office:value-type="string" table:style-name="ce1">
            <text:p>(0, 100, 0), (107, 142, 35), (0, 128, 128), (139, 69, 19)</text:p>
          </table:table-cell>
          <table:table-cell office:value-type="string" table:style-name="ce1">
            <text:p>(-200, 100), (-100, 200), (200, 100), (100, 200)</text:p>
          </table:table-cell>
          <table:table-cell office:value-type="string" table:style-name="ce1">
            <text:p>(-200, 100), (-100, 200), (200, 100), (100, 200), (200, -100), (-100, -200), (-200, -100), (100, -200)</text:p>
          </table:table-cell>
          <table:table-cell office:value-type="string" table:style-name="ce1">
            <text:p>(200, -100), 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255, 182, 193), (0, 102, 102), (255, 128, 0)</text:p>
          </table:table-cell>
          <table:table-cell office:value-type="string" table:style-name="ce1">
            <text:p>(255, 140, 0), (255, 128, 0), (139, 69, 19), (255, 182, 193), (128, 0, 128), (0, 128, 128), (0, 100, 0), (0, 102, 102)</text:p>
          </table:table-cell>
          <table:table-cell office:value-type="string" table:style-name="ce1">
            <text:p>(255, 140, 0), (0, 102, 102), (255, 128, 0), (255, 182, 193)</text:p>
          </table:table-cell>
          <table:table-cell office:value-type="string" table:style-name="ce1">
            <text:p>(200, 100), (100, 200), (-100, 200), (-200, 100)</text:p>
          </table:table-cell>
          <table:table-cell office:value-type="string" table:style-name="ce1">
            <text:p>(200, 100), (100, 200), (-100, 200), (-200, 100), (-200, -100), (-100, -200), (200, -100), (100, -200)</text:p>
          </table:table-cell>
          <table:table-cell office:value-type="string" table:style-name="ce1">
            <text:p>(-200, -100), 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28, 128), (0, 100, 0)</text:p>
          </table:table-cell>
          <table:table-cell office:value-type="string" table:style-name="ce1">
            <text:p>(0, 102, 102), (0, 100, 0), (107, 142, 35), (255, 140, 0), (0, 128, 128), (0, 230, 115)</text:p>
          </table:table-cell>
          <table:table-cell office:value-type="string" table:style-name="ce1">
            <text:p>(107, 142, 35), (0, 102, 102), (0, 100, 0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-100, -200), (200, -100), (100, -200)</text:p>
          </table:table-cell>
          <table:table-cell office:value-type="string" table:style-name="ce1">
            <text:p>(-100, -200), (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0, 100, 0), (128, 0, 128)</text:p>
          </table:table-cell>
          <table:table-cell office:value-type="string" table:style-name="ce1">
            <text:p>(0, 102, 102), (255, 140, 0), (0, 230, 115), (128, 0, 128), (255, 182, 193), (0, 100, 0)</text:p>
          </table:table-cell>
          <table:table-cell office:value-type="string" table:style-name="ce1">
            <text:p>(0, 102, 102), (0, 230, 115), (128, 0, 128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100, -200), (-100, -200), (200, -100)</text:p>
          </table:table-cell>
          <table:table-cell office:value-type="string" table:style-name="ce1">
            <text:p>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0, 102, 102)</text:p>
          </table:table-cell>
          <table:table-cell office:value-type="string" table:style-name="ce1">
            <text:p>(255, 140, 0), (0, 128, 128), (255, 128, 0), (0, 102, 102)</text:p>
          </table:table-cell>
          <table:table-cell office:value-type="string" table:style-name="ce1">
            <text:p>(0, 102, 102), (255, 128, 0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, (0, 230, 115)</text:p>
          </table:table-cell>
          <table:table-cell office:value-type="string" table:style-name="ce1">
            <text:p>(0, 100, 0), (0, 128, 128), (107, 142, 35), (0, 230, 115)</text:p>
          </table:table-cell>
          <table:table-cell office:value-type="string" table:style-name="ce1">
            <text:p>(0, 128, 128), (107, 142, 35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255, 128, 0), (0, 128, 128)</text:p>
          </table:table-cell>
          <table:table-cell office:value-type="string" table:style-name="ce1">
            <text:p>(0, 128, 128), (128, 0, 128), (222, 184, 135), (255, 140, 0), (255, 128, 0), (107, 142, 35)</text:p>
          </table:table-cell>
          <table:table-cell office:value-type="string" table:style-name="ce1">
            <text:p>(255, 128, 0), (222, 184, 135), (128, 0, 128)</text:p>
          </table:table-cell>
          <table:table-cell office:value-type="string" table:style-name="ce1">
            <text:p>(-200, 100), (-100, 200), (100, 200)</text:p>
          </table:table-cell>
          <table:table-cell office:value-type="string" table:style-name="ce1">
            <text:p>(-200, 100), (-100, 200), (100, 200), (200, -100), (-200, -100), (-100, -200)</text:p>
          </table:table-cell>
          <table:table-cell office:value-type="string" table:style-name="ce1">
            <text:p>(200, -1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39, 69, 19), (0, 128, 128), (0, 230, 115)</text:p>
          </table:table-cell>
          <table:table-cell office:value-type="string" table:style-name="ce1">
            <text:p>(0, 128, 128), (139, 69, 19), (0, 230, 115), (255, 128, 0), (255, 140, 0), (0, 100, 0)</text:p>
          </table:table-cell>
          <table:table-cell office:value-type="string" table:style-name="ce1">
            <text:p>(0, 230, 115), (139, 69, 19), (0, 100, 0)</text:p>
          </table:table-cell>
          <table:table-cell office:value-type="string" table:style-name="ce1">
            <text:p>(100, 200), (-200, 100), (-100, 200)</text:p>
          </table:table-cell>
          <table:table-cell office:value-type="string" table:style-name="ce1">
            <text:p>(100, 200), (-200, 100), (-100, 200), (-200, -100), (200, -100), (-100, -200)</text:p>
          </table:table-cell>
          <table:table-cell office:value-type="string" table:style-name="ce1">
            <text:p>(-200, -100), (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0, 128, 128), (107, 142, 35)</text:p>
          </table:table-cell>
          <table:table-cell office:value-type="string" table:style-name="ce1">
            <text:p>(255, 182, 193), (0, 128, 128), (0, 230, 115), (0, 102, 102), (222, 184, 135), (107, 142, 35)</text:p>
          </table:table-cell>
          <table:table-cell office:value-type="string" table:style-name="ce1">
            <text:p>(0, 102, 102), (222, 184, 135), (0, 230, 115)</text:p>
          </table:table-cell>
          <table:table-cell office:value-type="string" table:style-name="ce1">
            <text:p>(200, 100), (-200, 100), (100, 200)</text:p>
          </table:table-cell>
          <table:table-cell office:value-type="string" table:style-name="ce1">
            <text:p>(200, 100), (-200, 100), (100, 200), (200, -100), (-100, -200), (100, -200)</text:p>
          </table:table-cell>
          <table:table-cell office:value-type="string" table:style-name="ce1">
            <text:p>(200, -100), (-100, -2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, (0, 100, 0)</text:p>
          </table:table-cell>
          <table:table-cell office:value-type="string" table:style-name="ce1">
            <text:p>(0, 100, 0), (255, 140, 0), (255, 128, 0), (107, 142, 35)</text:p>
          </table:table-cell>
          <table:table-cell office:value-type="string" table:style-name="ce1">
            <text:p>(255, 128, 0), (107, 142, 35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-200, -100), (-100, -200)</text:p>
          </table:table-cell>
          <table:table-cell office:value-type="string" table:style-name="ce1">
            <text:p>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0, 230, 115), (255, 140, 0), (0, 102, 102)</text:p>
          </table:table-cell>
          <table:table-cell office:value-type="string" table:style-name="ce1">
            <text:p>(0, 128, 128), (107, 142, 35), (255, 140, 0), (222, 184, 135), (139, 69, 19), (255, 128, 0), (0, 102, 102), (0, 230, 115)</text:p>
          </table:table-cell>
          <table:table-cell office:value-type="string" table:style-name="ce1">
            <text:p>(107, 142, 35), (0, 230, 115), (255, 128, 0), (255, 140, 0)</text:p>
          </table:table-cell>
          <table:table-cell office:value-type="string" table:style-name="ce1">
            <text:p>(-200, 100), (200, 100), (-100, 200), (100, 200)</text:p>
          </table:table-cell>
          <table:table-cell office:value-type="string" table:style-name="ce1">
            <text:p>(-200, 100), (200, 100), (-100, 200), (100, 200), (-100, -200), (-200, -100), (100, -200), (200, -100)</text:p>
          </table:table-cell>
          <table:table-cell office:value-type="string" table:style-name="ce1">
            <text:p>(-100, -200), 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00, 0), (0, 128, 128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230, 115), (139, 69, 19)</text:p>
          </table:table-cell>
          <table:table-cell office:value-type="string" table:style-name="ce1">
            <text:p>(0, 230, 115), (0, 102, 102), (0, 128, 128), (139, 69, 19), (255, 140, 0), (222, 184, 135)</text:p>
          </table:table-cell>
          <table:table-cell office:value-type="string" table:style-name="ce1">
            <text:p>(0, 102, 102), (222, 184, 135), (0, 128, 128)</text:p>
          </table:table-cell>
          <table:table-cell office:value-type="string" table:style-name="ce1">
            <text:p>(-200, 100), (200, 100), (-100, 200)</text:p>
          </table:table-cell>
          <table:table-cell office:value-type="string" table:style-name="ce1">
            <text:p>(-200, 100), (200, 100), (-100, 200), (-100, -200), (100, -200), (-200, -100)</text:p>
          </table:table-cell>
          <table:table-cell office:value-type="string" table:style-name="ce1">
            <text:p>(-100, -200), 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0, 0), (128, 0, 128), (255, 182, 193)</text:p>
          </table:table-cell>
          <table:table-cell office:value-type="string" table:style-name="ce1">
            <text:p>(128, 0, 128), (0, 100, 0), (255, 128, 0), (107, 142, 35), (0, 128, 128), (255, 182, 193), (222, 184, 135), (255, 140, 0)</text:p>
          </table:table-cell>
          <table:table-cell office:value-type="string" table:style-name="ce1">
            <text:p>(222, 184, 135), (0, 128, 128), (107, 142, 35), (0, 100, 0)</text:p>
          </table:table-cell>
          <table:table-cell office:value-type="string" table:style-name="ce1">
            <text:p>(-100, 200), (200, 100), (-200, 100), (100, 200)</text:p>
          </table:table-cell>
          <table:table-cell office:value-type="string" table:style-name="ce1">
            <text:p>(-100, 200), (200, 100), (-200, 100), (100, 200), (200, -100), (-100, -200), (-200, -100), (100, -200)</text:p>
          </table:table-cell>
          <table:table-cell office:value-type="string" table:style-name="ce1">
            <text:p>(200, -100), 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, (139, 69, 19), (0, 100, 0)</text:p>
          </table:table-cell>
          <table:table-cell office:value-type="string" table:style-name="ce1">
            <text:p>(255, 140, 0), (139, 69, 19), (0, 100, 0), (128, 0, 128), (255, 128, 0), (255, 182, 193)</text:p>
          </table:table-cell>
          <table:table-cell office:value-type="string" table:style-name="ce1">
            <text:p>(139, 69, 19), (255, 140, 0), (255, 128, 0)</text:p>
          </table:table-cell>
          <table:table-cell office:value-type="string" table:style-name="ce1">
            <text:p>(100, 200), (-200, 100), (200, 100)</text:p>
          </table:table-cell>
          <table:table-cell office:value-type="string" table:style-name="ce1">
            <text:p>(100, 200), (-200, 100), (200, 100), (-200, -100), (100, -200), (200, -100)</text:p>
          </table:table-cell>
          <table:table-cell office:value-type="string" table:style-name="ce1">
            <text:p>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</text:p>
          </table:table-cell>
          <table:table-cell office:value-type="string" table:style-name="ce1">
            <text:p>(128, 0, 128), (0, 100, 0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07, 142, 35), (0, 230, 115), (139, 69, 19)</text:p>
          </table:table-cell>
          <table:table-cell office:value-type="string" table:style-name="ce1">
            <text:p>(128, 0, 128), (0, 100, 0), (255, 128, 0), (0, 128, 128), (0, 230, 115), (139, 69, 19), (107, 142, 35), (255, 182, 193)</text:p>
          </table:table-cell>
          <table:table-cell office:value-type="string" table:style-name="ce1">
            <text:p>(0, 230, 115), (255, 182, 193), (255, 128, 0), (0, 128, 128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200, -100), (100, -200), (-200, -100), (-100, -200)</text:p>
          </table:table-cell>
          <table:table-cell office:value-type="string" table:style-name="ce1">
            <text:p>(200, -100), (100, -200), (-200, -1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28, 128), (0, 102, 102), (139, 69, 19)</text:p>
          </table:table-cell>
          <table:table-cell office:value-type="string" table:style-name="ce1">
            <text:p>(0, 102, 102), (128, 0, 128), (222, 184, 135), (0, 100, 0), (255, 140, 0), (255, 128, 0), (0, 128, 128), (139, 69, 19)</text:p>
          </table:table-cell>
          <table:table-cell office:value-type="string" table:style-name="ce1">
            <text:p>(139, 69, 19), (0, 100, 0), (255, 128, 0), (128, 0, 128)</text:p>
          </table:table-cell>
          <table:table-cell office:value-type="string" table:style-name="ce1">
            <text:p>(100, 200), (-200, 100), (200, 100), (-100, 200)</text:p>
          </table:table-cell>
          <table:table-cell office:value-type="string" table:style-name="ce1">
            <text:p>(100, 200), (-200, 100), (200, 100), (-100, 200), (200, -100), (100, -200), (-100, -200), (-200, -100)</text:p>
          </table:table-cell>
          <table:table-cell office:value-type="string" table:style-name="ce1">
            <text:p>(200, -100), (100, -2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139, 69, 19), (0, 102, 102)</text:p>
          </table:table-cell>
          <table:table-cell office:value-type="string" table:style-name="ce1">
            <text:p>(139, 69, 19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2, 102)</text:p>
          </table:table-cell>
          <table:table-cell office:value-type="string" table:style-name="ce1">
            <text:p>(255, 140, 0), (139, 69, 19), (0, 102, 102), (128, 0, 128)</text:p>
          </table:table-cell>
          <table:table-cell office:value-type="string" table:style-name="ce1">
            <text:p>(139, 69, 19), (0, 102, 102)</text:p>
          </table:table-cell>
          <table:table-cell office:value-type="string" table:style-name="ce1">
            <text:p>(-200, 100), (200, 100)</text:p>
          </table:table-cell>
          <table:table-cell office:value-type="string" table:style-name="ce1">
            <text:p>(-200, 100), (200, 1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2, 102)</text:p>
          </table:table-cell>
          <table:table-cell office:value-type="string" table:style-name="ce1">
            <text:p>(0, 102, 102), (0, 230, 115), (222, 184, 135), (255, 182, 193)</text:p>
          </table:table-cell>
          <table:table-cell office:value-type="string" table:style-name="ce1">
            <text:p>(255, 182, 193), (0, 102, 102)</text:p>
          </table:table-cell>
          <table:table-cell office:value-type="string" table:style-name="ce1">
            <text:p>(-200, 100), (100, 200)</text:p>
          </table:table-cell>
          <table:table-cell office:value-type="string" table:style-name="ce1">
            <text:p>(-200, 100), (100, 200), (100, -200), (-200, -100)</text:p>
          </table:table-cell>
          <table:table-cell office:value-type="string" table:style-name="ce1">
            <text:p>(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107, 142, 35), (255, 140, 0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-200, 100)</text:p>
          </table:table-cell>
          <table:table-cell office:value-type="string" table:style-name="ce1">
            <text:p>(-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128, 0, 128)</text:p>
          </table:table-cell>
          <table:table-cell office:value-type="string" table:style-name="ce1">
            <text:p>(128, 0, 128), (222, 184, 135), (0, 100, 0), (0, 102, 102)</text:p>
          </table:table-cell>
          <table:table-cell office:value-type="string" table:style-name="ce1">
            <text:p>(0, 100, 0), (222, 184, 135)</text:p>
          </table:table-cell>
          <table:table-cell office:value-type="string" table:style-name="ce1">
            <text:p>(100, 200), (-100, 200)</text:p>
          </table:table-cell>
          <table:table-cell office:value-type="string" table:style-name="ce1">
            <text:p>(100, 200), (-100, 200), (100, -200), (-100, -200)</text:p>
          </table:table-cell>
          <table:table-cell office:value-type="string" table:style-name="ce1">
            <text:p>(100, -200), 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</text:p>
          </table:table-cell>
          <table:table-cell office:value-type="string" table:style-name="ce1">
            <text:p>(128, 0, 128), (222, 184, 135)</text:p>
          </table:table-cell>
          <table:table-cell office:value-type="string" table:style-name="ce1">
            <text:p>(128, 0, 128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28, 0)</text:p>
          </table:table-cell>
          <table:table-cell office:value-type="string" table:style-name="ce1">
            <text:p>(255, 128, 0), (107, 142, 35)</text:p>
          </table:table-cell>
          <table:table-cell office:value-type="string" table:style-name="ce1">
            <text:p>(255, 128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28, 128)</text:p>
          </table:table-cell>
          <table:table-cell office:value-type="string" table:style-name="ce1">
            <text:p>(0, 102, 102), (0, 128, 128)</text:p>
          </table:table-cell>
          <table:table-cell office:value-type="string" table:style-name="ce1">
            <text:p>(0, 102, 102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200, -100)</text:p>
          </table:table-cell>
          <table:table-cell office:value-type="string" table:style-name="ce1">
            <text:p>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139, 69, 19)</text:p>
          </table:table-cell>
          <table:table-cell office:value-type="string" table:style-name="ce1">
            <text:p>(0, 10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82, 193), (222, 184, 135), (0, 128, 128), (107, 142, 35)</text:p>
          </table:table-cell>
          <table:table-cell office:value-type="string" table:style-name="ce1">
            <text:p>(0, 230, 115), (222, 184, 135), (255, 182, 193), (0, 102, 102), (107, 142, 35), (0, 128, 128), (255, 128, 0), (255, 140, 0)</text:p>
          </table:table-cell>
          <table:table-cell office:value-type="string" table:style-name="ce1">
            <text:p>(107, 142, 35), (0, 102, 102), (255, 128, 0), (255, 182, 193)</text:p>
          </table:table-cell>
          <table:table-cell office:value-type="string" table:style-name="ce1">
            <text:p>(-200, 100), (100, 200), (200, 100), (-100, 200)</text:p>
          </table:table-cell>
          <table:table-cell office:value-type="string" table:style-name="ce1">
            <text:p>(-200, 100), (100, 200), (200, 100), (-100, 200), (200, -100), (-100, -200), (-200, -100), (100, -200)</text:p>
          </table:table-cell>
          <table:table-cell office:value-type="string" table:style-name="ce1">
            <text:p>(200, -100), (-100, -2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</text:p>
          </table:table-cell>
          <table:table-cell office:value-type="string" table:style-name="ce1">
            <text:p>(0, 100, 0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100, -200)</text:p>
          </table:table-cell>
          <table:table-cell office:value-type="string" table:style-name="ce1">
            <text:p>(-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128, 0, 128), (107, 142, 35)</text:p>
          </table:table-cell>
          <table:table-cell office:value-type="string" table:style-name="ce1">
            <text:p>(255, 140, 0), (128, 0, 128), (0, 230, 115), (139, 69, 19), (107, 142, 35), (0, 100, 0)</text:p>
          </table:table-cell>
          <table:table-cell office:value-type="string" table:style-name="ce1">
            <text:p>(128, 0, 128), (107, 142, 35), (139, 69, 19)</text:p>
          </table:table-cell>
          <table:table-cell office:value-type="string" table:style-name="ce1">
            <text:p>(200, 100), (-100, 200), (100, 200)</text:p>
          </table:table-cell>
          <table:table-cell office:value-type="string" table:style-name="ce1">
            <text:p>(200, 100), (-100, 200), (100, 200), (-200, -100), (100, -200), (200, -100)</text:p>
          </table:table-cell>
          <table:table-cell office:value-type="string" table:style-name="ce1">
            <text:p>(-200, -100), (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222, 184, 135)</text:p>
          </table:table-cell>
          <table:table-cell office:value-type="string" table:style-name="ce1">
            <text:p>(128, 0, 128), (255, 128, 0), (0, 100, 0), (222, 184, 135)</text:p>
          </table:table-cell>
          <table:table-cell office:value-type="string" table:style-name="ce1">
            <text:p>(0, 100, 0), (128, 0, 128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200, -100), (100, -200)</text:p>
          </table:table-cell>
          <table:table-cell office:value-type="string" table:style-name="ce1">
            <text:p>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0, 128, 128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200, 100)</text:p>
          </table:table-cell>
          <table:table-cell office:value-type="string" table:style-name="ce1">
            <text:p>(200, 1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0, 0), (0, 128, 128)</text:p>
          </table:table-cell>
          <table:table-cell office:value-type="string" table:style-name="ce1">
            <text:p>(0, 128, 128), (128, 0, 128), (0, 100, 0), (255, 128, 0)</text:p>
          </table:table-cell>
          <table:table-cell office:value-type="string" table:style-name="ce1">
            <text:p>(0, 128, 128), (128, 0, 128)</text:p>
          </table:table-cell>
          <table:table-cell office:value-type="string" table:style-name="ce1">
            <text:p>(100, 200), (-200, 100)</text:p>
          </table:table-cell>
          <table:table-cell office:value-type="string" table:style-name="ce1">
            <text:p>(100, 200), (-200, 1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82, 193), (255, 128, 0), (0, 100, 0)</text:p>
          </table:table-cell>
          <table:table-cell office:value-type="string" table:style-name="ce1">
            <text:p>(0, 102, 102), (128, 0, 128), (0, 230, 115), (107, 142, 35), (255, 128, 0), (255, 182, 193), (222, 184, 135), (0, 100, 0)</text:p>
          </table:table-cell>
          <table:table-cell office:value-type="string" table:style-name="ce1">
            <text:p>(255, 128, 0), (0, 230, 115), (107, 142, 35), (128, 0, 128)</text:p>
          </table:table-cell>
          <table:table-cell office:value-type="string" table:style-name="ce1">
            <text:p>(-200, 100), (-100, 200), (200, 100), (100, 200)</text:p>
          </table:table-cell>
          <table:table-cell office:value-type="string" table:style-name="ce1">
            <text:p>(-200, 100), (-100, 200), (200, 100), (100, 200), (100, -200), (200, -100), (-100, -200), (-200, -100)</text:p>
          </table:table-cell>
          <table:table-cell office:value-type="string" table:style-name="ce1">
            <text:p>(100, -200), (200, -100), 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07, 142, 35)</text:p>
          </table:table-cell>
          <table:table-cell office:value-type="string" table:style-name="ce1">
            <text:p>(139, 69, 19), (107, 142, 35)</text:p>
          </table:table-cell>
          <table:table-cell office:value-type="string" table:style-name="ce1">
            <text:p>(107, 142, 35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-200, -100)</text:p>
          </table:table-cell>
          <table:table-cell office:value-type="string" table:style-name="ce1">
            <text:p>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, (255, 140, 0), (0, 100, 0)</text:p>
          </table:table-cell>
          <table:table-cell office:value-type="string" table:style-name="ce1">
            <text:p>(0, 230, 115), (0, 100, 0), (255, 182, 193), (0, 102, 102), (128, 0, 128), (255, 140, 0)</text:p>
          </table:table-cell>
          <table:table-cell office:value-type="string" table:style-name="ce1">
            <text:p>(255, 182, 193), (128, 0, 128), (0, 100, 0)</text:p>
          </table:table-cell>
          <table:table-cell office:value-type="string" table:style-name="ce1">
            <text:p>(100, 200), (-100, 200), (200, 100)</text:p>
          </table:table-cell>
          <table:table-cell office:value-type="string" table:style-name="ce1">
            <text:p>(100, 200), (-100, 200), (200, 100), (100, -200), (200, -100), (-200, -100)</text:p>
          </table:table-cell>
          <table:table-cell office:value-type="string" table:style-name="ce1">
            <text:p>(100, -200), (200, -1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0, 102, 102)</text:p>
          </table:table-cell>
          <table:table-cell office:value-type="string" table:style-name="ce1">
            <text:p>(222, 184, 135), (0, 102, 102)</text:p>
          </table:table-cell>
          <table:table-cell office:value-type="string" table:style-name="ce1">
            <text:p>(222, 184, 135)</text:p>
          </table:table-cell>
          <table:table-cell office:value-type="string" table:style-name="ce1">
            <text:p>(-100, 200)</text:p>
          </table:table-cell>
          <table:table-cell office:value-type="string" table:style-name="ce1">
            <text:p>(-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, (128, 0, 128), (255, 128, 0)</text:p>
          </table:table-cell>
          <table:table-cell office:value-type="string" table:style-name="ce1">
            <text:p>(0, 230, 115), (255, 140, 0), (222, 184, 135), (128, 0, 128), (0, 128, 128), (255, 128, 0)</text:p>
          </table:table-cell>
          <table:table-cell office:value-type="string" table:style-name="ce1">
            <text:p>(222, 184, 135), (255, 140, 0), (128, 0, 128)</text:p>
          </table:table-cell>
          <table:table-cell office:value-type="string" table:style-name="ce1">
            <text:p>(-100, 200), (100, 200), (-200, 100)</text:p>
          </table:table-cell>
          <table:table-cell office:value-type="string" table:style-name="ce1">
            <text:p>(-100, 200), (100, 200), (-200, 100), (200, -100), (-200, -100), (100, -200)</text:p>
          </table:table-cell>
          <table:table-cell office:value-type="string" table:style-name="ce1">
            <text:p>(200, -100), (-200, -100), (100, -2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22, 184, 135), (0, 102, 102)</text:p>
          </table:table-cell>
          <table:table-cell office:value-type="string" table:style-name="ce1">
            <text:p>(107, 142, 35), (139, 69, 19), (222, 184, 135), (0, 102, 102)</text:p>
          </table:table-cell>
          <table:table-cell office:value-type="string" table:style-name="ce1">
            <text:p>(0, 102, 102), (139, 69, 19)</text:p>
          </table:table-cell>
          <table:table-cell office:value-type="string" table:style-name="ce1">
            <text:p>(-200, 100), (-100, 200)</text:p>
          </table:table-cell>
          <table:table-cell office:value-type="string" table:style-name="ce1">
            <text:p>(-200, 100), (-100, 200), (-100, -200), (-200, -100)</text:p>
          </table:table-cell>
          <table:table-cell office:value-type="string" table:style-name="ce1">
            <text:p>(-100, -200), (-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128, 0, 128), (0, 100, 0), (0, 102, 102), (0, 230, 115)</text:p>
          </table:table-cell>
          <table:table-cell office:value-type="string" table:style-name="ce1">
            <text:p>(0, 102, 102), (128, 0, 128), (222, 184, 135), (255, 140, 0), (0, 100, 0), (255, 128, 0), (0, 230, 115), (139, 69, 19)</text:p>
          </table:table-cell>
          <table:table-cell office:value-type="string" table:style-name="ce1">
            <text:p>(139, 69, 19), (128, 0, 128), (0, 102, 102), (255, 140, 0)</text:p>
          </table:table-cell>
          <table:table-cell office:value-type="string" table:style-name="ce1">
            <text:p>(200, 100), (-200, 100), (100, 200), (-100, 200)</text:p>
          </table:table-cell>
          <table:table-cell office:value-type="string" table:style-name="ce1">
            <text:p>(200, 100), (-200, 100), (100, 200), (-100, 200), (-200, -100), (100, -200), (-100, -200), (200, -100)</text:p>
          </table:table-cell>
          <table:table-cell office:value-type="string" table:style-name="ce1">
            <text:p>(-200, -100), (100, -200), (-100, -200), (200, -100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255, 140, 0)</text:p>
          </table:table-cell>
          <table:table-cell office:value-type="string" table:style-name="ce1">
            <text:p>(255, 140, 0), (255, 182, 193)</text:p>
          </table:table-cell>
          <table:table-cell office:value-type="string" table:style-name="ce1">
            <text:p>(255, 140, 0)</text:p>
          </table:table-cell>
          <table:table-cell office:value-type="string" table:style-name="ce1">
            <text:p>(100, 200)</text:p>
          </table:table-cell>
          <table:table-cell office:value-type="string" table:style-name="ce1">
            <text:p>(100, 200), (100, -200)</text:p>
          </table:table-cell>
          <table:table-cell office:value-type="string" table:style-name="ce1">
            <text:p>(100, -200)</text:p>
          </table:table-cell>
          <table:table-cell table:number-columns-repeated="16378"/>
        </table:table-row>
        <table:table-row table:number-rows-repeated="10462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</office:font-face-decls>
  <office:styles>
    <number:number-style style:name="N0">
      <number:number number:min-integer-digits="1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oraC</meta:initial-creator>
    <dc:creator>LoraC</dc:creator>
    <meta:creation-date>2017-06-09T15:22:08Z</meta:creation-date>
    <dc:date>2017-06-09T15:48:22Z</dc:date>
    <meta:editing-cycles>2</meta:editing-cycles>
    <meta:editing-duration>PT903S</meta:editing-duration>
  </office:meta>
</office:document-meta>
</file>